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3">h</text:span><text:span text:style-name="_32_680">e</text:span><text:span text:style-name="_35_"> </text:span><text:span text:style-name="_31_561">M</text:span><text:span text:style-name="_32_390">c</text:span><text:span text:style-name="_33_37">W</text:span><text:span text:style-name="_31_525">i</text:span><text:span text:style-name="_32_257">l</text:span><text:span text:style-name="_36_37">l</text:span><text:span text:style-name="_31_609">i</text:span><text:span text:style-name="_32_080">a</text:span><text:span text:style-name="_34_93">m</text:span><text:span text:style-name="_31_312">s</text:span><text:span text:style-name="_32_079">e</text:span><text:span text:style-name="_37_09">s</text:span><text:span text:style-name="_39_09"> </text:span><text:span text:style-name="_32_257">A</text:span><text:span text:style-name="_32_31">n</text:span><text:span text:style-name="_31_720">d</text:span><text:span text:style-name="_31_805"> </text:span><text:span text:style-name="_37_81">T</text:span><text:span text:style-name="_31_395">h</text:span><text:span text:style-name="_32_572">e</text:span><text:span text:style-name="_39_"> </text:span><text:span text:style-name="_31_501">B</text:span><text:span text:style-name="_32_643">u</text:span><text:span text:style-name="_38_77">r</text:span><text:span text:style-name="_31_672">g</text:span><text:span text:style-name="_32_317">l</text:span><text:span text:style-name="_35_29">a</text:span><text:span text:style-name="_31_141">r</text:span><text:span text:style-name="_31_805"> </text:span><text:span text:style-name="_35_17">A</text:span><text:span text:style-name="_31_669">l</text:span><text:span text:style-name="_32_437">a</text:span><text:span text:style-name="_33_37">r</text:span><text:span text:style-name="_31_777">m</text:span></text:p>
      <text:p text:style-name="P1"><text:span text:style-name="_32_68">b</text:span><text:span text:style-name="_31_610">y</text:span><text:span text:style-name="_31_809"> </text:span><text:span text:style-name="_34_09">M</text:span><text:span text:style-name="_31_383">a</text:span><text:span text:style-name="_32_293">r</text:span><text:span text:style-name="_34_96">k</text:span><text:span text:style-name="_39_09"> </text:span><text:span text:style-name="_32_281">T</text:span><text:span text:style-name="_36_37">w</text:span><text:span text:style-name="_31_420">a</text:span><text:span text:style-name="_32_401">i</text:span><text:span text:style-name="_34_11">n</text:span></text:p>
      <text:p text:style-name="P1"><text:span text:style-name="_32_389">T</text:span><text:span text:style-name="_35_19">h</text:span><text:span text:style-name="_31_168">e</text:span><text:span text:style-name="_31_809"> </text:span><text:span text:style-name="_38_80">c</text:span><text:span text:style-name="_31_251">o</text:span><text:span text:style-name="_32_476">n</text:span><text:span text:style-name="_38_90">v</text:span><text:span text:style-name="_31_612">e</text:span><text:span text:style-name="_32_077">r</text:span><text:span text:style-name="_32_30">s</text:span><text:span text:style-name="_31_216">a</text:span><text:span text:style-name="_32_293">t</text:span><text:span text:style-name="_36_97">i</text:span><text:span text:style-name="_31_215">o</text:span><text:span text:style-name="_32_101">n</text:span><text:span text:style-name="_39_"> </text:span><text:span text:style-name="_31_792">d</text:span><text:span text:style-name="_32_473">r</text:span><text:span text:style-name="_33_49">i</text:span><text:span text:style-name="_31_417">f</text:span><text:span text:style-name="_32_653">t</text:span><text:span text:style-name="_34_11">e</text:span><text:span text:style-name="_31_141">d</text:span><text:span text:style-name="_31_809"> </text:span><text:span text:style-name="_34_84">s</text:span><text:span text:style-name="_31_249">m</text:span><text:span text:style-name="_32_499">o</text:span><text:span text:style-name="_37_00">o</text:span><text:span text:style-name="_31_537">t</text:span><text:span text:style-name="_32_319">h</text:span><text:span text:style-name="_38_17">l</text:span><text:span text:style-name="_31_669">y</text:span><text:span text:style-name="_31_809"> </text:span><text:span text:style-name="_33_51">a</text:span><text:span text:style-name="_31_780">n</text:span><text:span text:style-name="_32_473">d</text:span><text:span text:style-name="_39_"> </text:span><text:span text:style-name="_31_420">p</text:span><text:span text:style-name="_32_113">l</text:span><text:span text:style-name="_35_31">e</text:span><text:span text:style-name="_31_528">a</text:span><text:span text:style-name="_32_246">s</text:span><text:span text:style-name="_34_60">a</text:span><text:span text:style-name="_31_611">n</text:span><text:span text:style-name="_32_041">t</text:span><text:span text:style-name="_32_41">l</text:span><text:span text:style-name="_31_777">y</text:span><text:span text:style-name="_31_809"> </text:span><text:span text:style-name="_37_71">a</text:span><text:span text:style-name="_31_381">l</text:span><text:span text:style-name="_32_680">o</text:span><text:span text:style-name="_38_91">n</text:span><text:span text:style-name="_31_720">g</text:span><text:span text:style-name="_31_809"> </text:span><text:span text:style-name="_38_41">f</text:span><text:span text:style-name="_31_381">r</text:span><text:span text:style-name="_32_101">o</text:span><text:span text:style-name="_34_45">m</text:span><text:span text:style-name="_39_09"> </text:span><text:span text:style-name="_32_029">w</text:span><text:span text:style-name="_32_80">e</text:span><text:span text:style-name="_31_203">a</text:span><text:span text:style-name="_32_509">t</text:span><text:span text:style-name="_33_15">h</text:span><text:span text:style-name="_31_144">e</text:span><text:span text:style-name="_32_569">r</text:span><text:span text:style-name="_39_"> </text:span><text:span text:style-name="_31_165">t</text:span><text:span text:style-name="_32_605">o</text:span><text:span text:style-name="_35_"> </text:span><text:span text:style-name="_31_324">c</text:span><text:span text:style-name="_32_113">r</text:span><text:span text:style-name="_32_79">o</text:span><text:span text:style-name="_31_203">p</text:span><text:span text:style-name="_32_464">s</text:span><text:span text:style-name="_34_81">,</text:span><text:span text:style-name="_39_05"> </text:span><text:span text:style-name="_32_281">f</text:span><text:span text:style-name="_35_29">r</text:span><text:span text:style-name="_31_237">o</text:span><text:span text:style-name="_32_689">m</text:span><text:span text:style-name="_35_"> </text:span><text:span text:style-name="_31_720">c</text:span><text:span text:style-name="_32_569">r</text:span><text:span text:style-name="_34_95">o</text:span><text:span text:style-name="_31_215">p</text:span><text:span text:style-name="_32_152">s</text:span><text:span text:style-name="_35_"> </text:span><text:span text:style-name="_31_417">t</text:span><text:span text:style-name="_32_509">o</text:span><text:span text:style-name="_39_"> </text:span><text:span text:style-name="_31_681">l</text:span><text:span text:style-name="_32_317">i</text:span><text:span text:style-name="_35_17">t</text:span><text:span text:style-name="_31_527">e</text:span><text:span text:style-name="_32_029">r</text:span><text:span text:style-name="_37_00">a</text:span><text:span text:style-name="_31_381">t</text:span><text:span text:style-name="_32_140">u</text:span><text:span text:style-name="_38_53">r</text:span><text:span text:style-name="_31_491">e</text:span><text:span text:style-name="_32_425">,</text:span><text:span text:style-name="_39_"> </text:span><text:span text:style-name="_31_489">f</text:span><text:span text:style-name="_32_293">r</text:span><text:span text:style-name="_34_93">o</text:span><text:span text:style-name="_31_177">m</text:span><text:span text:style-name="_31_809"> </text:span><text:span text:style-name="_38_05">l</text:span><text:span text:style-name="_31_177">i</text:span><text:span text:style-name="_32_677">t</text:span><text:span text:style-name="_35_91">e</text:span><text:span text:style-name="_31_357">r</text:span><text:span text:style-name="_32_260">a</text:span><text:span text:style-name="_32_41">t</text:span><text:span text:style-name="_31_780">u</text:span><text:span text:style-name="_32_137">r</text:span><text:span text:style-name="_38_43">e</text:span><text:span text:style-name="_39_09"> </text:span><text:span text:style-name="_32_437">t</text:span><text:span text:style-name="_37_81">o</text:span><text:span text:style-name="_39_05"> </text:span><text:span text:style-name="_32_440">s</text:span><text:span text:style-name="_36_02">c</text:span><text:span text:style-name="_31_564">a</text:span><text:span text:style-name="_32_463">n</text:span><text:span text:style-name="_32_79">d</text:span><text:span text:style-name="_31_180">a</text:span><text:span text:style-name="_32_257">l</text:span><text:span text:style-name="_34_21">,</text:span><text:span text:style-name="_39_05"> </text:span><text:span text:style-name="_32_617">f</text:span><text:span text:style-name="_32_29">r</text:span><text:span text:style-name="_31_213">o</text:span><text:span text:style-name="_32_461">m</text:span><text:span text:style-name="_39_"> </text:span><text:span text:style-name="_31_144">s</text:span><text:span text:style-name="_32_618">c</text:span><text:span text:style-name="_34_48">a</text:span><text:span text:style-name="_31_323">n</text:span><text:span text:style-name="_32_151">d</text:span><text:span text:style-name="_37_00">a</text:span><text:span text:style-name="_31_717">l</text:span><text:span text:style-name="_31_809"> </text:span><text:span text:style-name="_38_53">t</text:span><text:span text:style-name="_31_489">o</text:span><text:span text:style-name="_31_805"> </text:span><text:span text:style-name="_38_89">r</text:span><text:span text:style-name="_31_383">e</text:span><text:span text:style-name="_32_149">l</text:span><text:span text:style-name="_38_53">i</text:span><text:span text:style-name="_31_216">g</text:span><text:span text:style-name="_32_257">i</text:span><text:span text:style-name="_34_48">o</text:span><text:span text:style-name="_31_431">n</text:span><text:span text:style-name="_32_425">;</text:span><text:span text:style-name="_39_"> </text:span><text:span text:style-name="_31_561">t</text:span><text:span text:style-name="_32_644">h</text:span><text:span text:style-name="_38_79">e</text:span><text:span text:style-name="_31_381">n</text:span><text:span text:style-name="_31_809"> </text:span><text:span text:style-name="_37_09">t</text:span><text:span text:style-name="_31_323">o</text:span><text:span text:style-name="_32_440">o</text:span><text:span text:style-name="_38_41">k</text:span><text:span text:style-name="_39_09"> </text:span><text:span text:style-name="_32_077">a</text:span><text:span text:style-name="_35_"> </text:span><text:span text:style-name="_31_705">r</text:span><text:span text:style-name="_32_620">a</text:span><text:span text:style-name="_32_79">n</text:span><text:span text:style-name="_31_672">d</text:span><text:span text:style-name="_32_331">o</text:span><text:span text:style-name="_34_81">m</text:span><text:span text:style-name="_39_09"> </text:span><text:span text:style-name="_32_065">j</text:span><text:span text:style-name="_37_71">u</text:span><text:span text:style-name="_31_501">m</text:span><text:span text:style-name="_32_392">p</text:span><text:span text:style-name="_37_69">,</text:span><text:span text:style-name="_39_09"> </text:span><text:span text:style-name="_32_223">a</text:span><text:span text:style-name="_34_96">n</text:span><text:span text:style-name="_31_177">d</text:span><text:span text:style-name="_31_809"> </text:span><text:span text:style-name="_34_09">l</text:span><text:span text:style-name="_31_708">a</text:span><text:span text:style-name="_32_571">n</text:span><text:span text:style-name="_32_44">d</text:span><text:span text:style-name="_31_383">e</text:span><text:span text:style-name="_32_389">d</text:span><text:span text:style-name="_35_"> </text:span><text:span text:style-name="_31_324">o</text:span><text:span text:style-name="_32_295">n</text:span><text:span text:style-name="_35_"> </text:span><text:span text:style-name="_31_753">t</text:span><text:span text:style-name="_32_620">h</text:span><text:span text:style-name="_36_03">e</text:span><text:span text:style-name="_39_09"> </text:span><text:span text:style-name="_32_644">s</text:span><text:span text:style-name="_37_11">u</text:span><text:span text:style-name="_31_420">b</text:span><text:span text:style-name="_32_617">j</text:span><text:span text:style-name="_35_31">e</text:span><text:span text:style-name="_31_669">c</text:span><text:span text:style-name="_32_041">t</text:span><text:span text:style-name="_39_"> </text:span><text:span text:style-name="_31_501">o</text:span><text:span text:style-name="_32_209">f</text:span><text:span text:style-name="_35_"> </text:span><text:span text:style-name="_31_791">b</text:span><text:span text:style-name="_32_620">u</text:span><text:span text:style-name="_38_05">r</text:span><text:span text:style-name="_31_719">g</text:span><text:span text:style-name="_32_509">l</text:span><text:span text:style-name="_32_80">a</text:span><text:span text:style-name="_31_741">r</text:span><text:span text:style-name="_31_809"> </text:span><text:span text:style-name="_34_96">a</text:span><text:span text:style-name="_31_129">l</text:span><text:span text:style-name="_32_115">a</text:span><text:span text:style-name="_36_97">r</text:span><text:span text:style-name="_31_309">m</text:span><text:span text:style-name="_32_401">s</text:span><text:span text:style-name="_34_93">.</text:span><text:span text:style-name="_39_05"> </text:span><text:span text:style-name="_32_281">A</text:span><text:span text:style-name="_36_04">n</text:span><text:span text:style-name="_31_347">d</text:span><text:span text:style-name="_31_805"> </text:span><text:span text:style-name="_32_68">n</text:span><text:span text:style-name="_31_395">o</text:span><text:span text:style-name="_32_077">w</text:span><text:span text:style-name="_39_"> </text:span><text:span text:style-name="_31_669">f</text:span><text:span text:style-name="_32_497">o</text:span><text:span text:style-name="_36_73">r</text:span><text:span text:style-name="_39_05"> </text:span><text:span text:style-name="_32_029">t</text:span><text:span text:style-name="_37_12">h</text:span><text:span text:style-name="_31_779">e</text:span><text:span text:style-name="_31_809"> </text:span><text:span text:style-name="_38_41">f</text:span><text:span text:style-name="_31_777">i</text:span><text:span text:style-name="_32_293">r</text:span><text:span text:style-name="_36_37">s</text:span><text:span text:style-name="_31_429">t</text:span><text:span text:style-name="_31_805"> </text:span><text:span text:style-name="_32_77">t</text:span><text:span text:style-name="_31_561">i</text:span><text:span text:style-name="_32_257">m</text:span><text:span text:style-name="_38_17">e</text:span><text:span text:style-name="_39_05"> </text:span><text:span text:style-name="_32_137">M</text:span><text:span text:style-name="_37_69">r</text:span><text:span text:style-name="_39_09"> </text:span><text:span text:style-name="_32_101">M</text:span><text:span text:style-name="_34_12">c</text:span><text:span text:style-name="_31_417">W</text:span><text:span text:style-name="_32_329">i</text:span><text:span text:style-name="_37_09">l</text:span><text:span text:style-name="_31_417">l</text:span><text:span text:style-name="_32_389">i</text:span><text:span text:style-name="_38_79">a</text:span><text:span text:style-name="_31_501">m</text:span><text:span text:style-name="_32_437">s</text:span><text:span text:style-name="_35_"> </text:span><text:span text:style-name="_31_610">s</text:span><text:span text:style-name="_32_644">h</text:span><text:span text:style-name="_36_03">o</text:span><text:span text:style-name="_31_597">w</text:span><text:span text:style-name="_32_224">e</text:span><text:span text:style-name="_36_61">d</text:span><text:span text:style-name="_39_09"> </text:span><text:span text:style-name="_32_257">f</text:span><text:span text:style-name="_38_55">e</text:span><text:span text:style-name="_31_132">e</text:span><text:span text:style-name="_32_389">l</text:span><text:span text:style-name="_36_97">i</text:span><text:span text:style-name="_31_180">n</text:span><text:span text:style-name="_32_247">g</text:span><text:span text:style-name="_32_65">.</text:span><text:span text:style-name="_39_05"> </text:span><text:span text:style-name="_32_293">W</text:span><text:span text:style-name="_33_04">h</text:span><text:span text:style-name="_31_179">e</text:span><text:span text:style-name="_32_043">n</text:span><text:span text:style-name="_32_44">e</text:span><text:span text:style-name="_31_202">v</text:span><text:span text:style-name="_32_140">e</text:span><text:span text:style-name="_34_81">r</text:span><text:span text:style-name="_39_05"> </text:span><text:span text:style-name="_32_113">I</text:span><text:span text:style-name="_39_"> </text:span><text:span text:style-name="_31_539">p</text:span><text:span text:style-name="_32_332">e</text:span><text:span text:style-name="_36_61">r</text:span><text:span text:style-name="_31_214">c</text:span><text:span text:style-name="_32_692">e</text:span><text:span text:style-name="_33_37">i</text:span><text:span text:style-name="_31_682">v</text:span><text:span text:style-name="_32_512">e</text:span><text:span text:style-name="_35_"> </text:span><text:span text:style-name="_31_249">t</text:span><text:span text:style-name="_32_500">h</text:span><text:span text:style-name="_38_77">i</text:span><text:span text:style-name="_31_238">s</text:span><text:span text:style-name="_31_809"> </text:span><text:span text:style-name="_36_04">s</text:span><text:span text:style-name="_31_669">i</text:span><text:span text:style-name="_32_475">g</text:span><text:span text:style-name="_34_93">n</text:span><text:span text:style-name="_39_05"> </text:span><text:span text:style-name="_32_043">o</text:span><text:span text:style-name="_36_04">n</text:span><text:span text:style-name="_39_05"> </text:span><text:span text:style-name="_32_221">t</text:span><text:span text:style-name="_38_80">h</text:span><text:span text:style-name="_31_129">i</text:span><text:span text:style-name="_32_498">s</text:span><text:span text:style-name="_35_"> </text:span><text:span text:style-name="_31_177">m</text:span><text:span text:style-name="_32_584">a</text:span><text:span text:style-name="_36_75">n</text:span><text:span text:style-name="_31_501">'</text:span><text:span text:style-name="_32_389">s</text:span><text:span text:style-name="_35_"> </text:span><text:span text:style-name="_31_252">d</text:span><text:span text:style-name="_32_389">i</text:span><text:span text:style-name="_36_75">a</text:span><text:span text:style-name="_31_741">l</text:span><text:span text:style-name="_32_461">,</text:span><text:span text:style-name="_35_"> </text:span><text:span text:style-name="_31_609">I</text:span><text:span text:style-name="_31_805"> </text:span><text:span text:style-name="_33_16">c</text:span><text:span text:style-name="_31_575">o</text:span><text:span text:style-name="_32_581">m</text:span><text:span text:style-name="_33_15">p</text:span><text:span text:style-name="_31_705">r</text:span><text:span text:style-name="_32_476">e</text:span><text:span text:style-name="_33_52">h</text:span><text:span text:style-name="_31_611">e</text:span><text:span text:style-name="_32_296">n</text:span><text:span text:style-name="_32_31">d</text:span><text:span text:style-name="_39_05"> </text:span><text:span text:style-name="_32_401">i</text:span><text:span text:style-name="_36_01">t</text:span><text:span text:style-name="_31_129">,</text:span><text:span text:style-name="_31_809"> </text:span><text:span text:style-name="_36_40">a</text:span><text:span text:style-name="_31_251">n</text:span><text:span text:style-name="_32_293">d</text:span><text:span text:style-name="_39_"> </text:span><text:span text:style-name="_31_669">l</text:span><text:span text:style-name="_32_223">a</text:span><text:span text:style-name="_38_80">p</text:span><text:span text:style-name="_31_240">s</text:span><text:span text:style-name="_32_331">e</text:span><text:span text:style-name="_39_"> </text:span><text:span text:style-name="_31_705">i</text:span><text:span text:style-name="_32_428">n</text:span><text:span text:style-name="_36_97">t</text:span><text:span text:style-name="_31_719">o</text:span><text:span text:style-name="_31_805"> </text:span><text:span text:style-name="_36_98">s</text:span><text:span text:style-name="_31_609">i</text:span><text:span text:style-name="_32_221">l</text:span><text:span text:style-name="_34_12">e</text:span><text:span text:style-name="_31_743">n</text:span><text:span text:style-name="_32_332">c</text:span><text:span text:style-name="_38_77">e</text:span><text:span text:style-name="_31_705">,</text:span><text:span text:style-name="_31_805"> </text:span><text:span text:style-name="_32_44">a</text:span><text:span text:style-name="_31_251">n</text:span><text:span text:style-name="_32_029">d</text:span><text:span text:style-name="_39_"> </text:span><text:span text:style-name="_31_576">g</text:span><text:span text:style-name="_32_641">i</text:span><text:span text:style-name="_36_02">v</text:span><text:span text:style-name="_31_381">e</text:span><text:span text:style-name="_31_809"> </text:span><text:span text:style-name="_34_81">h</text:span><text:span text:style-name="_31_381">i</text:span><text:span text:style-name="_32_077">m</text:span><text:span text:style-name="_39_"> </text:span><text:span text:style-name="_31_203">o</text:span><text:span text:style-name="_32_644">p</text:span><text:span text:style-name="_33_51">p</text:span><text:span text:style-name="_31_576">o</text:span><text:span text:style-name="_32_461">r</text:span><text:span text:style-name="_38_77">t</text:span><text:span text:style-name="_31_743">u</text:span><text:span text:style-name="_32_512">n</text:span><text:span text:style-name="_34_81">i</text:span><text:span text:style-name="_31_321">t</text:span><text:span text:style-name="_32_689">y</text:span><text:span text:style-name="_35_"> </text:span><text:span text:style-name="_31_417">t</text:span><text:span text:style-name="_32_581">o</text:span><text:span text:style-name="_39_"> </text:span><text:span text:style-name="_31_708">u</text:span><text:span text:style-name="_32_655">n</text:span><text:span text:style-name="_32_29">l</text:span><text:span text:style-name="_31_180">o</text:span><text:span text:style-name="_32_439">a</text:span><text:span text:style-name="_32_77">d</text:span><text:span text:style-name="_39_05"> </text:span><text:span text:style-name="_32_608">h</text:span><text:span text:style-name="_35_89">i</text:span><text:span text:style-name="_31_790">s</text:span><text:span text:style-name="_31_805"> </text:span><text:span text:style-name="_35_31">h</text:span><text:span text:style-name="_31_144">e</text:span><text:span text:style-name="_32_113">a</text:span><text:span text:style-name="_35_89">r</text:span><text:span text:style-name="_31_345">t</text:span><text:span text:style-name="_32_401">.</text:span><text:span text:style-name="_35_"> </text:span><text:span text:style-name="_31_741">S</text:span><text:span text:style-name="_32_607">a</text:span><text:span text:style-name="_38_17">i</text:span><text:span text:style-name="_31_792">d</text:span><text:span text:style-name="_31_805"> </text:span><text:span text:style-name="_38_92">h</text:span><text:span text:style-name="_31_239">e</text:span><text:span text:style-name="_32_101">,</text:span><text:span text:style-name="_39_"> </text:span><text:span text:style-name="_31_705">w</text:span><text:span text:style-name="_32_389">i</text:span><text:span text:style-name="_32_65">t</text:span><text:span text:style-name="_31_525">h</text:span><text:span text:style-name="_31_809"> </text:span><text:span text:style-name="_34_12">b</text:span><text:span text:style-name="_31_707">u</text:span><text:span text:style-name="_32_245">t</text:span><text:span text:style-name="_35_"> </text:span><text:span text:style-name="_31_417">i</text:span><text:span text:style-name="_32_569">l</text:span><text:span text:style-name="_37_69">l</text:span>-<text:span text:style-name="_32_390">c</text:span><text:span text:style-name="_37_84">o</text:span><text:span text:style-name="_31_323">n</text:span><text:span text:style-name="_32_293">t</text:span><text:span text:style-name="_35_89">r</text:span><text:span text:style-name="_31_396">o</text:span><text:span text:style-name="_32_257">l</text:span><text:span text:style-name="_38_41">l</text:span><text:span text:style-name="_31_779">e</text:span><text:span text:style-name="_32_512">d</text:span><text:span text:style-name="_35_"> </text:span><text:span text:style-name="_31_144">e</text:span><text:span text:style-name="_32_437">m</text:span><text:span text:style-name="_36_63">o</text:span><text:span text:style-name="_31_321">t</text:span><text:span text:style-name="_32_209">i</text:span><text:span text:style-name="_38_19">o</text:span><text:span text:style-name="_31_348">n</text:span><text:span text:style-name="_32_209">:</text:span></text:p>
      <text:p text:style-name="P1"><text:span text:style-name="_31_249">"</text:span><text:span text:style-name="_32_389">I</text:span><text:span text:style-name="_35_"> </text:span><text:span text:style-name="_31_240">d</text:span><text:span text:style-name="_32_571">o</text:span><text:span text:style-name="_35_"> </text:span><text:span text:style-name="_31_540">n</text:span><text:span text:style-name="_32_295">o</text:span><text:span text:style-name="_34_93">n</text:span><text:span text:style-name="_39_09"> </text:span><text:span text:style-name="_32_223">g</text:span><text:span text:style-name="_35_92">o</text:span><text:span text:style-name="_39_09"> </text:span><text:span text:style-name="_32_463">o</text:span><text:span text:style-name="_34_12">n</text:span><text:span text:style-name="_31_165">e</text:span><text:span text:style-name="_31_805"> </text:span><text:span text:style-name="_34_10">s</text:span><text:span text:style-name="_31_717">i</text:span><text:span text:style-name="_32_584">n</text:span><text:span text:style-name="_34_96">g</text:span><text:span text:style-name="_31_573">l</text:span><text:span text:style-name="_32_655">e</text:span><text:span text:style-name="_39_"> </text:span><text:span text:style-name="_31_790">c</text:span><text:span text:style-name="_32_080">e</text:span><text:span text:style-name="_35_17">n</text:span><text:span text:style-name="_31_381">t</text:span><text:span text:style-name="_31_805"> </text:span><text:span text:style-name="_34_11">o</text:span><text:span text:style-name="_31_204">n</text:span><text:span text:style-name="_31_809"> </text:span><text:span text:style-name="_36_28">b</text:span><text:span text:style-name="_31_575">u</text:span><text:span text:style-name="_32_137">r</text:span><text:span text:style-name="_38_20">g</text:span><text:span text:style-name="_31_213">l</text:span><text:span text:style-name="_32_139">a</text:span><text:span text:style-name="_34_57">r</text:span><text:span text:style-name="_39_09"> </text:span><text:span text:style-name="_32_607">a</text:span><text:span text:style-name="_32_77">l</text:span><text:span text:style-name="_31_144">a</text:span><text:span text:style-name="_32_041">r</text:span><text:span text:style-name="_38_05">m</text:span><text:span text:style-name="_31_177">s</text:span><text:span text:style-name="_32_257">,</text:span><text:span text:style-name="_39_"> </text:span><text:span text:style-name="_31_717">M</text:span><text:span text:style-name="_32_677">r</text:span><text:span text:style-name="_39_"> </text:span><text:span text:style-name="_31_669">T</text:span><text:span text:style-name="_32_077">w</text:span><text:span text:style-name="_36_04">a</text:span><text:span text:style-name="_31_309">i</text:span><text:span text:style-name="_32_571">n</text:span>--<text:span text:style-name="_32_463">n</text:span><text:span text:style-name="_37_84">o</text:span><text:span text:style-name="_31_249">t</text:span><text:span text:style-name="_31_805"> </text:span><text:span text:style-name="_38_05">a</text:span><text:span text:style-name="_39_05"> </text:span><text:span text:style-name="_32_462">s</text:span><text:span text:style-name="_36_61">i</text:span><text:span text:style-name="_31_324">n</text:span><text:span text:style-name="_32_620">g</text:span><text:span text:style-name="_36_73">l</text:span><text:span text:style-name="_31_179">e</text:span><text:span text:style-name="_31_805"> </text:span><text:span text:style-name="_37_10">c</text:span><text:span text:style-name="_31_684">e</text:span><text:span text:style-name="_32_691">n</text:span><text:span text:style-name="_38_17">t</text:span>--<text:span text:style-name="_34_24">a</text:span><text:span text:style-name="_31_611">n</text:span><text:span text:style-name="_32_296">d</text:span><text:span text:style-name="_39_"> </text:span><text:span text:style-name="_31_597">I</text:span><text:span text:style-name="_31_805"> </text:span><text:span text:style-name="_38_53">w</text:span><text:span text:style-name="_31_177">i</text:span><text:span text:style-name="_32_029">l</text:span><text:span text:style-name="_33_13">l</text:span><text:span text:style-name="_39_05"> </text:span><text:span text:style-name="_32_461">t</text:span><text:span text:style-name="_32_29">e</text:span><text:span text:style-name="_31_753">l</text:span><text:span text:style-name="_32_569">l</text:span><text:span text:style-name="_39_"> </text:span><text:span text:style-name="_31_250">y</text:span><text:span text:style-name="_32_584">o</text:span><text:span text:style-name="_37_09">u</text:span><text:span text:style-name="_39_09"> </text:span><text:span text:style-name="_32_425">w</text:span><text:span text:style-name="_36_27">h</text:span><text:span text:style-name="_31_684">y</text:span><text:span text:style-name="_32_041">.</text:span><text:span text:style-name="_35_"> </text:span><text:span text:style-name="_31_597">W</text:span><text:span text:style-name="_32_103">h</text:span><text:span text:style-name="_33_04">e</text:span><text:span text:style-name="_31_537">n</text:span><text:span text:style-name="_31_809"> </text:span><text:span text:style-name="_35_89">w</text:span><text:span text:style-name="_31_393">e</text:span><text:span text:style-name="_31_809"> </text:span><text:span text:style-name="_34_09">w</text:span><text:span text:style-name="_31_792">e</text:span><text:span text:style-name="_32_677">r</text:span><text:span text:style-name="_36_39">e</text:span><text:span text:style-name="_39_05"> </text:span><text:span text:style-name="_32_509">f</text:span><text:span text:style-name="_36_25">i</text:span><text:span text:style-name="_31_168">n</text:span><text:span text:style-name="_32_221">i</text:span><text:span text:style-name="_38_42">s</text:span><text:span text:style-name="_31_167">h</text:span><text:span text:style-name="_32_473">i</text:span><text:span text:style-name="_32_80">n</text:span><text:span text:style-name="_31_561">g</text:span><text:span text:style-name="_31_805"> </text:span><text:span text:style-name="_37_12">o</text:span><text:span text:style-name="_31_359">u</text:span><text:span text:style-name="_32_581">r</text:span><text:span text:style-name="_35_"> </text:span><text:span text:style-name="_31_180">h</text:span><text:span text:style-name="_32_679">o</text:span><text:span text:style-name="_33_03">u</text:span><text:span text:style-name="_31_204">s</text:span><text:span text:style-name="_32_245">e</text:span><text:span text:style-name="_36_25">,</text:span><text:span text:style-name="_39_05"> </text:span><text:span text:style-name="_32_293">w</text:span><text:span text:style-name="_38_05">e</text:span><text:span text:style-name="_39_05"> </text:span><text:span text:style-name="_32_209">f</text:span><text:span text:style-name="_32_80">o</text:span><text:span text:style-name="_31_491">u</text:span><text:span text:style-name="_32_043">n</text:span><text:span text:style-name="_38_44">d</text:span><text:span text:style-name="_39_09"> </text:span><text:span text:style-name="_32_209">w</text:span><text:span text:style-name="_37_81">e</text:span><text:span text:style-name="_39_05"> </text:span><text:span text:style-name="_32_511">h</text:span><text:span text:style-name="_34_96">a</text:span><text:span text:style-name="_31_321">d</text:span><text:span text:style-name="_31_809"> </text:span><text:span text:style-name="_38_41">a</text:span><text:span text:style-name="_39_05"> </text:span><text:span text:style-name="_32_137">l</text:span><text:span text:style-name="_32_41">i</text:span><text:span text:style-name="_31_141">t</text:span><text:span text:style-name="_32_641">t</text:span><text:span text:style-name="_38_05">l</text:span><text:span text:style-name="_31_489">e</text:span><text:span text:style-name="_31_805"> </text:span><text:span text:style-name="_32_68">c</text:span><text:span text:style-name="_31_143">a</text:span><text:span text:style-name="_32_212">s</text:span><text:span text:style-name="_35_91">h</text:span><text:span text:style-name="_39_05"> </text:span><text:span text:style-name="_32_137">l</text:span><text:span text:style-name="_35_89">e</text:span><text:span text:style-name="_31_321">f</text:span><text:span text:style-name="_32_065">t</text:span><text:span text:style-name="_35_"> </text:span><text:span text:style-name="_31_744">o</text:span><text:span text:style-name="_32_582">v</text:span><text:span text:style-name="_36_25">e</text:span><text:span text:style-name="_31_669">r</text:span><text:span text:style-name="_32_101">,</text:span><text:span text:style-name="_35_"> </text:span><text:span text:style-name="_31_167">o</text:span><text:span text:style-name="_32_392">n</text:span><text:span text:style-name="_35_"> </text:span><text:span text:style-name="_31_180">a</text:span><text:span text:style-name="_32_150">c</text:span><text:span text:style-name="_32_78">c</text:span><text:span text:style-name="_31_792">o</text:span><text:span text:style-name="_32_284">u</text:span><text:span text:style-name="_33_39">n</text:span><text:span text:style-name="_31_429">t</text:span><text:span text:style-name="_31_809"> </text:span><text:span text:style-name="_33_37">o</text:span><text:span text:style-name="_31_753">f</text:span><text:span text:style-name="_31_809"> </text:span><text:span text:style-name="_33_49">t</text:span><text:span text:style-name="_31_204">h</text:span><text:span text:style-name="_32_403">e</text:span><text:span text:style-name="_35_"> </text:span><text:span text:style-name="_31_168">p</text:span><text:span text:style-name="_32_137">l</text:span><text:span text:style-name="_37_71">u</text:span><text:span text:style-name="_31_237">m</text:span><text:span text:style-name="_32_151">b</text:span><text:span text:style-name="_34_96">e</text:span><text:span text:style-name="_31_165">r</text:span><text:span text:style-name="_31_805"> </text:span><text:span text:style-name="_38_55">n</text:span><text:span text:style-name="_31_600">o</text:span><text:span text:style-name="_32_137">n</text:span><text:span text:style-name="_35_"> </text:span><text:span text:style-name="_31_600">k</text:span><text:span text:style-name="_32_403">n</text:span><text:span text:style-name="_36_39">o</text:span><text:span text:style-name="_31_177">w</text:span><text:span text:style-name="_32_149">i</text:span><text:span text:style-name="_34_48">n</text:span><text:span text:style-name="_31_381">g</text:span><text:span text:style-name="_31_809"> </text:span><text:span text:style-name="_33_01">i</text:span><text:span text:style-name="_31_537">t</text:span><text:span text:style-name="_32_617">.</text:span><text:span text:style-name="_39_"> </text:span><text:span text:style-name="_31_561">I</text:span><text:span text:style-name="_31_809"> </text:span><text:span text:style-name="_38_77">w</text:span><text:span text:style-name="_31_204">a</text:span><text:span text:style-name="_32_678">s</text:span><text:span text:style-name="_35_"> </text:span><text:span text:style-name="_31_681">f</text:span><text:span text:style-name="_32_437">o</text:span><text:span text:style-name="_36_97">r</text:span><text:span text:style-name="_39_05"> </text:span><text:span text:style-name="_32_680">e</text:span><text:span text:style-name="_34_47">n</text:span><text:span text:style-name="_31_429">l</text:span><text:span text:style-name="_32_497">i</text:span><text:span text:style-name="_34_24">g</text:span><text:span text:style-name="_31_743">h</text:span><text:span text:style-name="_32_041">t</text:span><text:span text:style-name="_38_80">e</text:span><text:span text:style-name="_31_671">n</text:span><text:span text:style-name="_32_461">i</text:span><text:span text:style-name="_34_59">n</text:span><text:span text:style-name="_31_360">g</text:span><text:span text:style-name="_31_809"> </text:span><text:span text:style-name="_36_97">t</text:span><text:span text:style-name="_31_347">h</text:span><text:span text:style-name="_32_476">e</text:span><text:span text:style-name="_39_"> </text:span><text:span text:style-name="_31_167">h</text:span><text:span text:style-name="_32_572">e</text:span><text:span text:style-name="_36_99">a</text:span><text:span text:style-name="_31_777">t</text:span><text:span text:style-name="_32_320">h</text:span><text:span text:style-name="_36_75">e</text:span><text:span text:style-name="_31_384">n</text:span><text:span text:style-name="_31_805"> </text:span><text:span text:style-name="_32_65">w</text:span><text:span text:style-name="_31_417">i</text:span><text:span text:style-name="_32_509">t</text:span><text:span text:style-name="_34_45">h</text:span><text:span text:style-name="_39_09"> </text:span><text:span text:style-name="_32_041">i</text:span><text:span text:style-name="_38_41">t</text:span><text:span text:style-name="_31_597">,</text:span><text:span text:style-name="_31_805"> </text:span><text:span text:style-name="_36_61">f</text:span><text:span text:style-name="_31_429">o</text:span><text:span text:style-name="_32_689">r</text:span><text:span text:style-name="_35_"> </text:span><text:span text:style-name="_31_249">I</text:span><text:span text:style-name="_31_805"> </text:span><text:span text:style-name="_35_17">w</text:span><text:span text:style-name="_31_755">a</text:span><text:span text:style-name="_32_152">s</text:span><text:span text:style-name="_35_"> </text:span><text:span text:style-name="_31_540">a</text:span><text:span text:style-name="_32_425">l</text:span><text:span text:style-name="_37_09">w</text:span><text:span text:style-name="_31_599">a</text:span><text:span text:style-name="_32_104">y</text:span><text:span text:style-name="_38_78">s</text:span><text:span text:style-name="_39_05"> </text:span><text:span text:style-name="_32_140">u</text:span><text:span text:style-name="_34_23">n</text:span><text:span text:style-name="_31_600">a</text:span><text:span text:style-name="_32_102">c</text:span><text:span text:style-name="_32_80">c</text:span><text:span text:style-name="_31_563">o</text:span><text:span text:style-name="_32_139">u</text:span><text:span text:style-name="_33_40">n</text:span><text:span text:style-name="_31_525">t</text:span><text:span text:style-name="_32_152">a</text:span><text:span text:style-name="_33_03">b</text:span><text:span text:style-name="_31_381">l</text:span><text:span text:style-name="_32_473">y</text:span><text:span text:style-name="_35_"> </text:span><text:span text:style-name="_31_167">d</text:span><text:span text:style-name="_32_644">o</text:span><text:span text:style-name="_32_41">w</text:span><text:span text:style-name="_31_177">n</text:span><text:span text:style-name="_31_809"> </text:span><text:span text:style-name="_32_43">o</text:span><text:span text:style-name="_31_744">n</text:span><text:span text:style-name="_31_805"> </text:span><text:span text:style-name="_32_65">t</text:span><text:span text:style-name="_31_707">h</text:span><text:span text:style-name="_32_476">e</text:span><text:span text:style-name="_39_"> </text:span><text:span text:style-name="_31_564">h</text:span><text:span text:style-name="_32_475">e</text:span><text:span text:style-name="_36_64">a</text:span><text:span text:style-name="_31_393">t</text:span><text:span text:style-name="_32_295">h</text:span><text:span text:style-name="_35_92">e</text:span><text:span text:style-name="_31_503">n</text:span><text:span text:style-name="_31_805"> </text:span><text:span text:style-name="_38_08">s</text:span><text:span text:style-name="_31_503">o</text:span><text:span text:style-name="_32_137">m</text:span><text:span text:style-name="_33_40">e</text:span><text:span text:style-name="_31_563">h</text:span><text:span text:style-name="_32_041">o</text:span><text:span text:style-name="_34_81">w</text:span><text:span text:style-name="_31_213">;</text:span><text:span text:style-name="_31_809"> </text:span><text:span text:style-name="_38_17">m</text:span><text:span text:style-name="_31_324">e</text:span><text:span text:style-name="_32_293">r</text:span><text:span text:style-name="_37_83">e</text:span><text:span text:style-name="_31_165">l</text:span><text:span text:style-name="_32_209">y</text:span><text:span text:style-name="_35_"> </text:span><text:span text:style-name="_31_321">M</text:span><text:span text:style-name="_32_461">r</text:span><text:span text:style-name="_37_69">s</text:span><text:span text:style-name="_39_09"> </text:span><text:span text:style-name="_32_245">M</text:span><text:span text:style-name="_37_84">c</text:span><text:span text:style-name="_31_753">W</text:span><text:span text:style-name="_32_509">i</text:span><text:span text:style-name="_37_09">l</text:span><text:span text:style-name="_31_201">l</text:span><text:span text:style-name="_32_509">i</text:span><text:span text:style-name="_33_03">a</text:span><text:span text:style-name="_31_201">m</text:span><text:span text:style-name="_32_065">s</text:span><text:span text:style-name="_35_"> </text:span><text:span text:style-name="_31_502">s</text:span><text:span text:style-name="_32_404">a</text:span><text:span text:style-name="_34_93">i</text:span><text:span text:style-name="_31_561">d</text:span><text:span text:style-name="_31_805"> </text:span><text:span text:style-name="_34_48">n</text:span><text:span text:style-name="_31_491">o</text:span><text:span text:style-name="_32_329">,</text:span><text:span text:style-name="_35_"> </text:span><text:span text:style-name="_31_393">l</text:span><text:span text:style-name="_32_608">e</text:span><text:span text:style-name="_38_41">t</text:span><text:span text:style-name="_31_597">'</text:span><text:span text:style-name="_32_246">s</text:span><text:span text:style-name="_39_"> </text:span><text:span text:style-name="_31_203">h</text:span><text:span text:style-name="_32_440">a</text:span><text:span text:style-name="_38_80">v</text:span><text:span text:style-name="_31_419">e</text:span><text:span text:style-name="_31_809"> </text:span><text:span text:style-name="_38_17">a</text:span><text:span text:style-name="_39_05"> </text:span><text:span text:style-name="_32_656">b</text:span><text:span text:style-name="_32_79">u</text:span><text:span text:style-name="_31_345">r</text:span><text:span text:style-name="_32_116">g</text:span><text:span text:style-name="_36_61">l</text:span><text:span text:style-name="_31_143">a</text:span><text:span text:style-name="_32_281">r</text:span><text:span text:style-name="_39_"> </text:span><text:span text:style-name="_31_780">a</text:span><text:span text:style-name="_32_101">l</text:span><text:span text:style-name="_32_43">a</text:span><text:span text:style-name="_31_345">r</text:span><text:span text:style-name="_32_245">m</text:span><text:span text:style-name="_34_57">.</text:span><text:span text:style-name="_39_05"> </text:span><text:span text:style-name="_32_617">I</text:span><text:span text:style-name="_39_"> </text:span><text:span text:style-name="_31_432">a</text:span><text:span text:style-name="_32_115">g</text:span><text:span text:style-name="_36_97">r</text:span><text:span text:style-name="_31_672">e</text:span><text:span text:style-name="_32_619">e</text:span><text:span text:style-name="_34_21">d</text:span><text:span text:style-name="_39_05"> </text:span><text:span text:style-name="_32_569">t</text:span><text:span text:style-name="_38_41">o</text:span><text:span text:style-name="_39_05"> </text:span><text:span text:style-name="_32_581">t</text:span><text:span text:style-name="_34_23">h</text:span><text:span text:style-name="_31_789">i</text:span><text:span text:style-name="_32_572">s</text:span><text:span text:style-name="_35_"> </text:span><text:span text:style-name="_31_204">c</text:span><text:span text:style-name="_32_283">o</text:span><text:span text:style-name="_33_01">m</text:span><text:span text:style-name="_31_323">p</text:span><text:span text:style-name="_32_209">r</text:span><text:span text:style-name="_36_28">o</text:span><text:span text:style-name="_31_777">m</text:span><text:span text:style-name="_32_137">i</text:span><text:span text:style-name="_36_28">s</text:span><text:span text:style-name="_31_575">e</text:span><text:span text:style-name="_32_257">.</text:span><text:span text:style-name="_39_"> </text:span><text:span text:style-name="_31_213">I</text:span><text:span text:style-name="_31_809"> </text:span><text:span text:style-name="_36_73">w</text:span><text:span text:style-name="_31_681">i</text:span><text:span text:style-name="_32_689">l</text:span><text:span text:style-name="_32_77">l</text:span><text:span text:style-name="_39_09"> </text:span><text:span text:style-name="_32_212">e</text:span><text:span text:style-name="_38_06">x</text:span><text:span text:style-name="_31_779">p</text:span><text:span text:style-name="_32_101">l</text:span><text:span text:style-name="_36_64">a</text:span><text:span text:style-name="_31_609">i</text:span><text:span text:style-name="_32_497">n</text:span><text:span text:style-name="_39_"> </text:span><text:span text:style-name="_31_237">t</text:span><text:span text:style-name="_32_691">h</text:span><text:span text:style-name="_38_56">a</text:span><text:span text:style-name="_31_573">t</text:span><text:span text:style-name="_31_809"> </text:span><text:span text:style-name="_37_09">w</text:span><text:span text:style-name="_31_600">h</text:span><text:span text:style-name="_32_583">e</text:span><text:span text:style-name="_35_32">n</text:span><text:span text:style-name="_31_563">e</text:span><text:span text:style-name="_32_474">v</text:span><text:span text:style-name="_34_24">e</text:span><text:span text:style-name="_31_561">r</text:span><text:span text:style-name="_31_805"> </text:span><text:span text:style-name="_36_01">I</text:span><text:span text:style-name="_39_05"> </text:span><text:span text:style-name="_32_317">w</text:span><text:span text:style-name="_35_20">a</text:span><text:span text:style-name="_31_359">n</text:span><text:span text:style-name="_32_041">t</text:span><text:span text:style-name="_39_"> </text:span><text:span text:style-name="_31_321">a</text:span><text:span text:style-name="_31_809"> </text:span><text:span text:style-name="_38_41">t</text:span><text:span text:style-name="_31_420">h</text:span><text:span text:style-name="_32_041">i</text:span><text:span text:style-name="_34_95">n</text:span><text:span text:style-name="_31_501">g</text:span><text:span text:style-name="_32_113">,</text:span><text:span text:style-name="_39_"> </text:span><text:span text:style-name="_31_239">a</text:span><text:span text:style-name="_32_620">n</text:span><text:span text:style-name="_32_65">d</text:span><text:span text:style-name="_39_09"> </text:span><text:span text:style-name="_32_317">M</text:span><text:span text:style-name="_35_29">r</text:span><text:span text:style-name="_31_357">s</text:span><text:span text:style-name="_32_437">.</text:span><text:span text:style-name="_35_"> </text:span><text:span text:style-name="_31_309">M</text:span><text:span text:style-name="_32_404">c</text:span><text:span text:style-name="_34_93">W</text:span><text:span text:style-name="_31_705">i</text:span><text:span text:style-name="_32_209">l</text:span><text:span text:style-name="_38_53">l</text:span><text:span text:style-name="_31_309">i</text:span><text:span text:style-name="_32_391">a</text:span><text:span text:style-name="_34_45">m</text:span><text:span text:style-name="_31_537">s</text:span><text:span text:style-name="_31_805"> </text:span><text:span text:style-name="_35_29">w</text:span><text:span text:style-name="_31_576">a</text:span><text:span text:style-name="_32_283">n</text:span><text:span text:style-name="_33_49">t</text:span><text:span text:style-name="_31_237">s</text:span><text:span text:style-name="_31_809"> </text:span><text:span text:style-name="_36_76">a</text:span><text:span text:style-name="_31_575">n</text:span><text:span text:style-name="_32_655">o</text:span><text:span text:style-name="_35_29">t</text:span><text:span text:style-name="_31_720">h</text:span><text:span text:style-name="_32_245">e</text:span><text:span text:style-name="_38_53">r</text:span><text:span text:style-name="_39_09"> </text:span><text:span text:style-name="_32_425">t</text:span><text:span text:style-name="_38_44">h</text:span><text:span text:style-name="_31_705">i</text:span><text:span text:style-name="_32_151">n</text:span><text:span text:style-name="_34_45">g</text:span><text:span text:style-name="_31_201">,</text:span><text:span text:style-name="_31_809"> </text:span><text:span text:style-name="_38_92">a</text:span><text:span text:style-name="_31_611">n</text:span><text:span text:style-name="_32_617">d</text:span><text:span text:style-name="_39_"> </text:span><text:span text:style-name="_31_753">w</text:span><text:span text:style-name="_32_257">e</text:span><text:span text:style-name="_35_"> </text:span><text:span text:style-name="_31_431">d</text:span><text:span text:style-name="_32_212">e</text:span><text:span text:style-name="_38_54">c</text:span><text:span text:style-name="_31_717">i</text:span><text:span text:style-name="_32_212">d</text:span><text:span text:style-name="_32_41">e</text:span><text:span text:style-name="_39_05"> </text:span><text:span text:style-name="_32_283">u</text:span><text:span text:style-name="_33_16">p</text:span><text:span text:style-name="_31_168">o</text:span><text:span text:style-name="_32_475">n</text:span><text:span text:style-name="_39_"> </text:span><text:span text:style-name="_31_501">t</text:span><text:span text:style-name="_32_644">h</text:span><text:span text:style-name="_32_67">e</text:span><text:span text:style-name="_39_05"> </text:span><text:span text:style-name="_32_677">t</text:span><text:span text:style-name="_38_43">h</text:span><text:span text:style-name="_31_345">i</text:span><text:span text:style-name="_32_284">n</text:span><text:span text:style-name="_36_25">g</text:span><text:span text:style-name="_39_09"> </text:span><text:span text:style-name="_32_221">t</text:span><text:span text:style-name="_35_19">h</text:span><text:span text:style-name="_31_360">a</text:span><text:span text:style-name="_32_137">t</text:span><text:span text:style-name="_39_"> </text:span><text:span text:style-name="_31_177">M</text:span><text:span text:style-name="_32_101">r</text:span><text:span text:style-name="_32_29">s</text:span><text:span text:style-name="_39_09"> </text:span><text:span text:style-name="_32_509">M</text:span><text:span text:style-name="_35_90">c</text:span><text:span text:style-name="_31_321">W</text:span><text:span text:style-name="_32_581">i</text:span><text:span text:style-name="_35_17">l</text:span><text:span text:style-name="_31_741">l</text:span><text:span text:style-name="_32_617">i</text:span><text:span text:style-name="_38_56">a</text:span><text:span text:style-name="_31_201">m</text:span><text:span text:style-name="_32_401">s</text:span><text:span text:style-name="_39_"> </text:span><text:span text:style-name="_31_201">w</text:span><text:span text:style-name="_32_116">a</text:span><text:span text:style-name="_33_51">n</text:span><text:span text:style-name="_31_741">t</text:span><text:span text:style-name="_32_656">s</text:span>--<text:span text:style-name="_32_079">a</text:span><text:span text:style-name="_33_37">s</text:span><text:span text:style-name="_39_05"> </text:span><text:span text:style-name="_32_209">w</text:span><text:span text:style-name="_33_37">e</text:span><text:span text:style-name="_39_05"> </text:span><text:span text:style-name="_32_584">a</text:span><text:span text:style-name="_32_77">l</text:span><text:span text:style-name="_31_141">w</text:span><text:span text:style-name="_32_607">a</text:span><text:span text:style-name="_36_64">y</text:span><text:span text:style-name="_31_310">s</text:span><text:span text:style-name="_31_805"> </text:span><text:span text:style-name="_38_44">d</text:span><text:span text:style-name="_31_203">o</text:span><text:span text:style-name="_31_805"> </text:span>--<text:span text:style-name="_32_680">s</text:span><text:span text:style-name="_38_55">h</text:span><text:span text:style-name="_31_345">e</text:span><text:span text:style-name="_31_809"> </text:span><text:span text:style-name="_32_44">c</text:span><text:span text:style-name="_31_539">a</text:span><text:span text:style-name="_32_437">l</text:span><text:span text:style-name="_32_65">l</text:span><text:span text:style-name="_31_597">s</text:span><text:span text:style-name="_31_805"> </text:span><text:span text:style-name="_38_05">t</text:span><text:span text:style-name="_31_708">h</text:span><text:span text:style-name="_32_319">a</text:span><text:span text:style-name="_38_53">t</text:span><text:span text:style-name="_39_05"> </text:span><text:span text:style-name="_32_209">a</text:span><text:span text:style-name="_39_"> </text:span><text:span text:style-name="_31_250">c</text:span><text:span text:style-name="_32_476">o</text:span><text:span text:style-name="_38_17">m</text:span><text:span text:style-name="_31_144">p</text:span><text:span text:style-name="_32_041">r</text:span><text:span text:style-name="_33_15">o</text:span><text:span text:style-name="_31_705">m</text:span><text:span text:style-name="_32_281">i</text:span><text:span text:style-name="_36_04">s</text:span><text:span text:style-name="_31_791">e</text:span><text:span text:style-name="_32_317">.</text:span><text:span text:style-name="_39_"> </text:span><text:span text:style-name="_31_669">V</text:span><text:span text:style-name="_32_439">e</text:span><text:span text:style-name="_33_37">r</text:span><text:span text:style-name="_31_600">y</text:span><text:span text:style-name="_31_805"> </text:span><text:span text:style-name="_38_17">w</text:span><text:span text:style-name="_31_669">e</text:span><text:span text:style-name="_32_281">l</text:span><text:span text:style-name="_36_97">l</text:span><text:span text:style-name="_31_753">:</text:span><text:span text:style-name="_31_809"> </text:span><text:span text:style-name="_36_37">t</text:span><text:span text:style-name="_31_563">h</text:span><text:span text:style-name="_32_260">e</text:span><text:span text:style-name="_39_"> </text:span><text:span text:style-name="_31_741">m</text:span><text:span text:style-name="_32_679">a</text:span><text:span text:style-name="_38_20">n</text:span><text:span text:style-name="_39_05"> </text:span><text:span text:style-name="_32_320">c</text:span><text:span text:style-name="_32_31">a</text:span><text:span text:style-name="_31_681">m</text:span><text:span text:style-name="_32_029">e</text:span><text:span text:style-name="_39_"> </text:span><text:span text:style-name="_31_743">u</text:span><text:span text:style-name="_32_116">p</text:span><text:span text:style-name="_35_"> </text:span><text:span text:style-name="_31_237">f</text:span><text:span text:style-name="_32_149">r</text:span><text:span text:style-name="_36_97">o</text:span><text:span text:style-name="_31_681">m</text:span><text:span text:style-name="_31_805"> </text:span><text:span text:style-name="_34_09">N</text:span><text:span text:style-name="_31_597">e</text:span><text:span text:style-name="_32_605">w</text:span><text:span text:style-name="_35_"> </text:span><text:span text:style-name="_31_753">Y</text:span><text:span text:style-name="_32_680">o</text:span><text:span text:style-name="_34_93">r</text:span><text:span text:style-name="_31_346">k</text:span><text:span text:style-name="_31_809"> </text:span><text:span text:style-name="_33_04">a</text:span><text:span text:style-name="_31_431">n</text:span><text:span text:style-name="_32_041">d</text:span><text:span text:style-name="_39_"> </text:span><text:span text:style-name="_31_359">p</text:span><text:span text:style-name="_32_296">u</text:span><text:span text:style-name="_34_57">t</text:span><text:span text:style-name="_39_09"> </text:span><text:span text:style-name="_32_437">i</text:span><text:span text:style-name="_32_29">n</text:span><text:span text:style-name="_39_05"> </text:span><text:span text:style-name="_32_605">t</text:span><text:span text:style-name="_37_83">h</text:span><text:span text:style-name="_31_252">e</text:span><text:span text:style-name="_31_805"> </text:span><text:span text:style-name="_38_79">a</text:span><text:span text:style-name="_31_345">l</text:span><text:span text:style-name="_32_044">a</text:span><text:span text:style-name="_34_93">r</text:span><text:span text:style-name="_31_561">m</text:span><text:span text:style-name="_32_389">,</text:span><text:span text:style-name="_35_"> </text:span><text:span text:style-name="_31_671">a</text:span><text:span text:style-name="_32_104">n</text:span><text:span text:style-name="_33_13">d</text:span><text:span text:style-name="_39_05"> </text:span><text:span text:style-name="_32_426">c</text:span><text:span text:style-name="_38_08">h</text:span><text:span text:style-name="_31_167">a</text:span><text:span text:style-name="_32_677">r</text:span><text:span text:style-name="_38_80">g</text:span><text:span text:style-name="_31_528">e</text:span><text:span text:style-name="_32_223">d</text:span><text:span text:style-name="_39_"> </text:span><text:span text:style-name="_31_381">t</text:span><text:span text:style-name="_32_139">h</text:span><text:span text:style-name="_36_61">r</text:span><text:span text:style-name="_31_684">e</text:span><text:span text:style-name="_32_389">e</text:span><text:span text:style-name="_39_"> </text:span><text:span text:style-name="_31_492">h</text:span><text:span text:style-name="_32_691">u</text:span><text:span text:style-name="_38_55">n</text:span><text:span text:style-name="_31_672">d</text:span><text:span text:style-name="_32_401">r</text:span><text:span text:style-name="_33_52">e</text:span><text:span text:style-name="_31_527">d</text:span><text:span text:style-name="_31_809"> </text:span><text:span text:style-name="_34_83">a</text:span><text:span text:style-name="_31_144">n</text:span><text:span text:style-name="_32_077">d</text:span><text:span text:style-name="_35_"> </text:span><text:span text:style-name="_31_789">t</text:span><text:span text:style-name="_32_221">w</text:span><text:span text:style-name="_38_92">e</text:span><text:span text:style-name="_31_743">n</text:span><text:span text:style-name="_32_113">t</text:span><text:span text:style-name="_36_74">y</text:span>-<text:span text:style-name="_32_605">f</text:span><text:span text:style-name="_37_81">i</text:span><text:span text:style-name="_31_780">v</text:span><text:span text:style-name="_32_065">e</text:span><text:span text:style-name="_39_"> </text:span><text:span text:style-name="_31_168">d</text:span><text:span text:style-name="_32_043">o</text:span><text:span text:style-name="_34_93">l</text:span><text:span text:style-name="_31_705">l</text:span><text:span text:style-name="_32_224">a</text:span><text:span text:style-name="_32_77">r</text:span><text:span text:style-name="_31_322">s</text:span><text:span text:style-name="_31_805"> </text:span><text:span text:style-name="_33_01">f</text:span><text:span text:style-name="_31_249">o</text:span><text:span text:style-name="_32_029">r</text:span><text:span text:style-name="_39_"> </text:span><text:span text:style-name="_31_165">i</text:span><text:span text:style-name="_32_221">t</text:span><text:span text:style-name="_34_09">,</text:span><text:span text:style-name="_39_05"> </text:span><text:span text:style-name="_32_247">a</text:span><text:span text:style-name="_37_12">n</text:span><text:span text:style-name="_31_393">d</text:span><text:span text:style-name="_31_805"> </text:span><text:span text:style-name="_37_72">s</text:span><text:span text:style-name="_31_239">a</text:span><text:span text:style-name="_32_605">i</text:span><text:span text:style-name="_36_01">d</text:span><text:span text:style-name="_39_05"> </text:span><text:span text:style-name="_32_065">w</text:span><text:span text:style-name="_34_45">e</text:span><text:span text:style-name="_39_09"> </text:span><text:span text:style-name="_32_498">c</text:span><text:span text:style-name="_34_96">o</text:span><text:span text:style-name="_31_684">u</text:span><text:span text:style-name="_32_317">l</text:span><text:span text:style-name="_36_39">d</text:span><text:span text:style-name="_39_05"> </text:span><text:span text:style-name="_32_678">s</text:span><text:span text:style-name="_34_21">l</text:span><text:span text:style-name="_31_708">e</text:span><text:span text:style-name="_32_103">e</text:span><text:span text:style-name="_34_84">p</text:span><text:span text:style-name="_39_09"> </text:span><text:span text:style-name="_32_389">w</text:span><text:span text:style-name="_34_09">i</text:span><text:span text:style-name="_31_705">t</text:span><text:span text:style-name="_32_620">h</text:span><text:span text:style-name="_38_07">o</text:span><text:span text:style-name="_31_309">u</text:span><text:span text:style-name="_32_473">t</text:span><text:span text:style-name="_39_"> </text:span><text:span text:style-name="_31_311">u</text:span><text:span text:style-name="_32_392">n</text:span><text:span text:style-name="_33_04">e</text:span><text:span text:style-name="_31_311">a</text:span><text:span text:style-name="_32_114">s</text:span><text:span text:style-name="_32_65">i</text:span><text:span text:style-name="_31_360">n</text:span><text:span text:style-name="_32_296">e</text:span><text:span text:style-name="_38_42">s</text:span><text:span text:style-name="_31_321">s</text:span><text:span text:style-name="_31_805"> </text:span><text:span text:style-name="_33_51">n</text:span><text:span text:style-name="_31_744">o</text:span><text:span text:style-name="_32_581">w</text:span><text:span text:style-name="_34_45">.</text:span><text:span text:style-name="_39_05"> </text:span><text:span text:style-name="_32_317">S</text:span><text:span text:style-name="_32_41">o</text:span><text:span text:style-name="_39_09"> </text:span><text:span text:style-name="_32_425">w</text:span><text:span text:style-name="_33_01">e</text:span><text:span text:style-name="_39_05"> </text:span><text:span text:style-name="_32_139">d</text:span><text:span text:style-name="_34_57">i</text:span><text:span text:style-name="_31_384">d</text:span><text:span text:style-name="_31_809"> </text:span><text:span text:style-name="_33_13">f</text:span><text:span text:style-name="_31_789">o</text:span><text:span text:style-name="_32_689">r</text:span><text:span text:style-name="_35_"> </text:span><text:span text:style-name="_31_311">a</text:span><text:span text:style-name="_32_461">w</text:span><text:span text:style-name="_38_44">h</text:span><text:span text:style-name="_31_213">i</text:span><text:span text:style-name="_32_653">l</text:span><text:span text:style-name="_33_03">e</text:span>--<text:span text:style-name="_35_20">s</text:span><text:span text:style-name="_31_144">a</text:span><text:span text:style-name="_32_678">y</text:span><text:span text:style-name="_39_"> </text:span><text:span text:style-name="_31_417">a</text:span><text:span text:style-name="_31_809"> </text:span><text:span text:style-name="_38_53">m</text:span><text:span text:style-name="_31_492">o</text:span><text:span text:style-name="_32_211">n</text:span><text:span text:style-name="_32_29">t</text:span><text:span text:style-name="_31_165">h</text:span><text:span text:style-name="_32_113">.</text:span><text:span text:style-name="_39_"> </text:span><text:span text:style-name="_31_309">T</text:span><text:span text:style-name="_32_572">h</text:span><text:span text:style-name="_36_39">e</text:span><text:span text:style-name="_31_213">n</text:span><text:span text:style-name="_31_805"> </text:span><text:span text:style-name="_38_20">o</text:span><text:span text:style-name="_31_431">n</text:span><text:span text:style-name="_32_029">e</text:span><text:span text:style-name="_35_"> </text:span><text:span text:style-name="_31_132">n</text:span><text:span text:style-name="_32_113">i</text:span><text:span text:style-name="_32_79">g</text:span><text:span text:style-name="_31_717">h</text:span><text:span text:style-name="_32_329">t</text:span><text:span text:style-name="_35_"> </text:span><text:span text:style-name="_31_417">w</text:span><text:span text:style-name="_32_245">e</text:span><text:span text:style-name="_35_"> </text:span><text:span text:style-name="_31_610">s</text:span><text:span text:style-name="_32_641">m</text:span><text:span text:style-name="_36_40">e</text:span><text:span text:style-name="_31_669">l</text:span><text:span text:style-name="_32_041">l</text:span><text:span text:style-name="_32_43">e</text:span><text:span text:style-name="_31_492">d</text:span><text:span text:style-name="_31_809"> </text:span><text:span text:style-name="_34_96">s</text:span><text:span text:style-name="_31_165">m</text:span><text:span text:style-name="_32_463">o</text:span><text:span text:style-name="_33_50">k</text:span><text:span text:style-name="_31_240">e</text:span><text:span text:style-name="_32_329">,</text:span><text:span text:style-name="_39_"> </text:span><text:span text:style-name="_31_180">a</text:span><text:span text:style-name="_32_679">n</text:span><text:span text:style-name="_38_89">d</text:span><text:span text:style-name="_39_05"> </text:span><text:span text:style-name="_32_401">I</text:span><text:span text:style-name="_35_"> </text:span><text:span text:style-name="_31_561">w</text:span><text:span text:style-name="_32_212">a</text:span><text:span text:style-name="_34_58">s</text:span><text:span text:style-name="_39_09"> </text:span><text:span text:style-name="_32_067">a</text:span><text:span text:style-name="_38_80">d</text:span><text:span text:style-name="_31_742">v</text:span><text:span text:style-name="_32_473">i</text:span><text:span text:style-name="_35_92">s</text:span><text:span text:style-name="_31_792">e</text:span><text:span text:style-name="_32_511">d</text:span><text:span text:style-name="_35_"> </text:span><text:span text:style-name="_31_393">t</text:span><text:span text:style-name="_32_641">o</text:span><text:span text:style-name="_39_"> </text:span><text:span text:style-name="_31_239">g</text:span><text:span text:style-name="_32_248">e</text:span><text:span text:style-name="_32_77">t</text:span><text:span text:style-name="_39_05"> </text:span><text:span text:style-name="_32_223">u</text:span><text:span text:style-name="_36_76">p</text:span><text:span text:style-name="_39_05"> </text:span><text:span text:style-name="_32_331">a</text:span><text:span text:style-name="_34_84">n</text:span><text:span text:style-name="_31_525">d</text:span><text:span text:style-name="_31_805"> </text:span><text:span text:style-name="_38_56">s</text:span><text:span text:style-name="_31_323">e</text:span><text:span text:style-name="_32_461">e</text:span><text:span text:style-name="_39_"> </text:span><text:span text:style-name="_31_249">w</text:span><text:span text:style-name="_32_211">h</text:span><text:span text:style-name="_33_40">a</text:span><text:span text:style-name="_31_213">t</text:span><text:span text:style-name="_31_805"> </text:span><text:span text:style-name="_34_09">t</text:span><text:span text:style-name="_31_240">h</text:span><text:span text:style-name="_32_259">e</text:span><text:span text:style-name="_35_"> </text:span><text:span text:style-name="_31_705">m</text:span><text:span text:style-name="_32_043">a</text:span><text:span text:style-name="_35_17">t</text:span><text:span text:style-name="_31_429">t</text:span><text:span text:style-name="_32_320">e</text:span><text:span text:style-name="_34_93">r</text:span><text:span text:style-name="_39_05"> </text:span><text:span text:style-name="_32_497">w</text:span><text:span text:style-name="_32_79">a</text:span><text:span text:style-name="_31_420">s</text:span><text:span text:style-name="_32_137">.</text:span><text:span text:style-name="_35_"> </text:span><text:span text:style-name="_31_429">I</text:span><text:span text:style-name="_31_805"> </text:span><text:span text:style-name="_32_41">l</text:span><text:span text:style-name="_31_237">i</text:span><text:span text:style-name="_32_653">t</text:span><text:span text:style-name="_35_"> </text:span><text:span text:style-name="_31_753">a</text:span><text:span text:style-name="_31_809"> </text:span><text:span text:style-name="_34_24">c</text:span><text:span text:style-name="_31_383">a</text:span><text:span text:style-name="_32_679">n</text:span><text:span text:style-name="_38_92">d</text:span><text:span text:style-name="_31_501">l</text:span><text:span text:style-name="_32_257">e</text:span><text:span text:style-name="_38_53">,</text:span><text:span text:style-name="_39_09"> </text:span><text:span text:style-name="_32_320">a</text:span><text:span text:style-name="_34_11">n</text:span><text:span text:style-name="_31_213">d</text:span><text:span text:style-name="_31_805"> </text:span><text:span text:style-name="_37_84">s</text:span><text:span text:style-name="_31_561">t</text:span><text:span text:style-name="_32_259">a</text:span><text:span text:style-name="_34_09">r</text:span><text:span text:style-name="_31_141">t</text:span><text:span text:style-name="_32_463">e</text:span><text:span text:style-name="_35_20">d</text:span><text:span text:style-name="_39_05"> </text:span><text:span text:style-name="_32_497">t</text:span><text:span text:style-name="_37_11">o</text:span><text:span text:style-name="_31_561">w</text:span><text:span text:style-name="_32_608">a</text:span><text:span text:style-name="_38_05">r</text:span><text:span text:style-name="_31_501">d</text:span><text:span text:style-name="_31_809"> </text:span><text:span text:style-name="_38_89">t</text:span><text:span text:style-name="_31_240">h</text:span><text:span text:style-name="_32_031">e</text:span><text:span text:style-name="_35_"> </text:span><text:span text:style-name="_31_312">s</text:span><text:span text:style-name="_32_209">t</text:span><text:span text:style-name="_33_03">a</text:span><text:span text:style-name="_31_129">i</text:span><text:span text:style-name="_32_149">r</text:span><text:span text:style-name="_37_81">s</text:span><text:span text:style-name="_31_561">,</text:span><text:span text:style-name="_31_809"> </text:span><text:span text:style-name="_32_67">a</text:span><text:span text:style-name="_31_756">n</text:span><text:span text:style-name="_32_569">d</text:span><text:span text:style-name="_39_"> </text:span><text:span text:style-name="_31_417">m</text:span><text:span text:style-name="_32_389">e</text:span><text:span text:style-name="_36_37">t</text:span><text:span text:style-name="_39_05"> </text:span><text:span text:style-name="_32_677">a</text:span><text:span text:style-name="_35_"> </text:span><text:span text:style-name="_31_708">b</text:span><text:span text:style-name="_32_619">u</text:span><text:span text:style-name="_38_17">r</text:span><text:span text:style-name="_31_780">g</text:span><text:span text:style-name="_32_497">l</text:span><text:span text:style-name="_34_11">a</text:span><text:span text:style-name="_31_417">r</text:span><text:span text:style-name="_31_805"> </text:span><text:span text:style-name="_34_82">c</text:span><text:span text:style-name="_31_492">o</text:span><text:span text:style-name="_32_497">m</text:span><text:span text:style-name="_36_97">i</text:span><text:span text:style-name="_31_671">n</text:span><text:span text:style-name="_32_584">g</text:span><text:span text:style-name="_39_"> </text:span><text:span text:style-name="_31_240">o</text:span><text:span text:style-name="_32_151">u</text:span><text:span text:style-name="_35_89">t</text:span><text:span text:style-name="_39_05"> </text:span><text:span text:style-name="_32_245">o</text:span><text:span text:style-name="_35_29">f</text:span><text:span text:style-name="_39_05"> </text:span><text:span text:style-name="_32_077">a</text:span><text:span text:style-name="_35_"> </text:span><text:span text:style-name="_31_789">r</text:span><text:span text:style-name="_32_644">o</text:span><text:span text:style-name="_37_83">o</text:span><text:span text:style-name="_31_489">m</text:span><text:span text:style-name="_31_809"> </text:span><text:span text:style-name="_38_17">w</text:span><text:span text:style-name="_31_669">i</text:span><text:span text:style-name="_32_065">t</text:span><text:span text:style-name="_38_77">h</text:span><text:span text:style-name="_39_05"> </text:span><text:span text:style-name="_32_077">a</text:span><text:span text:style-name="_35_"> </text:span><text:span text:style-name="_31_575">b</text:span><text:span text:style-name="_32_500">a</text:span><text:span text:style-name="_32_78">s</text:span><text:span text:style-name="_31_360">k</text:span><text:span text:style-name="_32_473">e</text:span><text:span text:style-name="_35_17">t</text:span><text:span text:style-name="_39_09"> </text:span><text:span text:style-name="_32_149">o</text:span><text:span text:style-name="_38_89">f</text:span><text:span text:style-name="_39_05"> </text:span><text:span text:style-name="_32_209">t</text:span><text:span text:style-name="_38_53">i</text:span><text:span text:style-name="_31_684">n</text:span><text:span text:style-name="_32_257">w</text:span><text:span text:style-name="_35_91">a</text:span><text:span text:style-name="_31_561">r</text:span><text:span text:style-name="_32_209">e</text:span><text:span text:style-name="_38_53">,</text:span><text:span text:style-name="_39_05"> </text:span><text:span text:style-name="_32_677">w</text:span><text:span text:style-name="_38_19">h</text:span><text:span text:style-name="_31_357">i</text:span><text:span text:style-name="_32_068">c</text:span><text:span text:style-name="_34_93">h</text:span><text:span text:style-name="_39_09"> </text:span><text:span text:style-name="_32_512">h</text:span><text:span text:style-name="_34_95">e</text:span><text:span text:style-name="_39_05"> </text:span><text:span text:style-name="_32_248">h</text:span><text:span text:style-name="_36_39">a</text:span><text:span text:style-name="_31_681">d</text:span><text:span text:style-name="_31_809"> </text:span><text:span text:style-name="_36_61">m</text:span><text:span text:style-name="_31_357">i</text:span><text:span text:style-name="_32_246">s</text:span><text:span text:style-name="_36_01">t</text:span><text:span text:style-name="_31_384">a</text:span><text:span text:style-name="_32_320">k</text:span><text:span text:style-name="_38_43">e</text:span><text:span text:style-name="_31_141">n</text:span><text:span text:style-name="_31_805"> </text:span><text:span text:style-name="_32_41">f</text:span><text:span text:style-name="_31_237">o</text:span><text:span text:style-name="_32_113">r</text:span><text:span text:style-name="_35_"> </text:span><text:span text:style-name="_31_684">s</text:span><text:span text:style-name="_32_103">o</text:span><text:span text:style-name="_34_81">l</text:span><text:span text:style-name="_31_525">i</text:span><text:span text:style-name="_32_473">d</text:span><text:span text:style-name="_39_"> </text:span><text:span text:style-name="_31_252">s</text:span><text:span text:style-name="_32_653">i</text:span><text:span text:style-name="_33_49">l</text:span><text:span text:style-name="_31_418">v</text:span><text:span text:style-name="_32_401">e</text:span><text:span text:style-name="_37_09">r</text:span><text:span text:style-name="_39_09"> </text:span><text:span text:style-name="_32_221">i</text:span><text:span text:style-name="_33_49">n</text:span><text:span text:style-name="_39_09"> </text:span><text:span text:style-name="_32_437">t</text:span><text:span text:style-name="_34_59">h</text:span><text:span text:style-name="_31_348">e</text:span><text:span text:style-name="_31_809"> </text:span><text:span text:style-name="_37_12">d</text:span><text:span text:style-name="_31_539">a</text:span><text:span text:style-name="_32_209">r</text:span><text:span text:style-name="_38_05">k</text:span><text:span text:style-name="_31_525">.</text:span><text:span text:style-name="_31_809"> </text:span><text:span text:style-name="_32_77">H</text:span><text:span text:style-name="_31_681">e</text:span><text:span text:style-name="_31_805"> </text:span><text:span text:style-name="_37_81">w</text:span><text:span text:style-name="_31_143">a</text:span><text:span text:style-name="_32_320">s</text:span><text:span text:style-name="_35_"> </text:span><text:span text:style-name="_31_360">s</text:span><text:span text:style-name="_32_509">m</text:span><text:span text:style-name="_36_39">o</text:span><text:span text:style-name="_31_600">k</text:span><text:span text:style-name="_32_605">i</text:span><text:span text:style-name="_37_83">n</text:span><text:span text:style-name="_31_789">g</text:span><text:span text:style-name="_31_805"> </text:span><text:span text:style-name="_36_61">a</text:span><text:span text:style-name="_39_05"> </text:span><text:span text:style-name="_32_643">p</text:span><text:span text:style-name="_34_45">i</text:span><text:span text:style-name="_31_144">p</text:span><text:span text:style-name="_32_437">e</text:span><text:span text:style-name="_38_77">.</text:span><text:span text:style-name="_39_09"> </text:span><text:span text:style-name="_32_617">I</text:span><text:span text:style-name="_39_"> </text:span><text:span text:style-name="_31_144">s</text:span><text:span text:style-name="_32_643">a</text:span><text:span text:style-name="_38_41">i</text:span><text:span text:style-name="_31_165">d</text:span><text:span text:style-name="_32_677">,</text:span><text:span text:style-name="_39_"> </text:span><text:span text:style-name="_31_321">'</text:span><text:span text:style-name="_32_209">M</text:span><text:span text:style-name="_35_89">y</text:span><text:span text:style-name="_39_09"> </text:span><text:span text:style-name="_32_149">f</text:span><text:span text:style-name="_36_01">r</text:span><text:span text:style-name="_31_753">i</text:span><text:span text:style-name="_32_319">e</text:span><text:span text:style-name="_36_40">n</text:span><text:span text:style-name="_31_177">d</text:span><text:span text:style-name="_32_041">,</text:span><text:span text:style-name="_39_"> </text:span><text:span text:style-name="_31_525">w</text:span><text:span text:style-name="_32_329">e</text:span><text:span text:style-name="_39_"> </text:span><text:span text:style-name="_31_708">d</text:span><text:span text:style-name="_32_655">o</text:span><text:span text:style-name="_35_"> </text:span><text:span text:style-name="_31_539">n</text:span><text:span text:style-name="_32_476">o</text:span><text:span text:style-name="_35_29">n</text:span><text:span text:style-name="_39_09"> </text:span><text:span text:style-name="_32_067">a</text:span><text:span text:style-name="_35_89">l</text:span><text:span text:style-name="_31_669">l</text:span><text:span text:style-name="_32_656">o</text:span><text:span text:style-name="_34_93">w</text:span><text:span text:style-name="_39_09"> </text:span><text:span text:style-name="_32_116">s</text:span><text:span text:style-name="_32_29">m</text:span><text:span text:style-name="_31_395">o</text:span><text:span text:style-name="_32_260">k</text:span><text:span text:style-name="_37_69">i</text:span><text:span text:style-name="_31_143">n</text:span><text:span text:style-name="_32_641">g</text:span><text:span text:style-name="_39_"> </text:span><text:span text:style-name="_31_129">i</text:span><text:span text:style-name="_32_509">n</text:span><text:span text:style-name="_39_"> </text:span><text:span text:style-name="_31_249">t</text:span><text:span text:style-name="_32_032">h</text:span><text:span text:style-name="_36_61">i</text:span><text:span text:style-name="_31_562">s</text:span><text:span text:style-name="_31_805"> </text:span><text:span text:style-name="_33_01">r</text:span><text:span text:style-name="_31_528">o</text:span><text:span text:style-name="_32_043">o</text:span><text:span text:style-name="_36_25">m</text:span><text:span text:style-name="_31_489">.</text:span><text:span text:style-name="_32_653">'</text:span><text:span text:style-name="_39_"> </text:span><text:span text:style-name="_31_393">H</text:span><text:span text:style-name="_32_329">e</text:span><text:span text:style-name="_39_"> </text:span><text:span text:style-name="_31_490">s</text:span><text:span text:style-name="_32_620">a</text:span><text:span text:style-name="_33_01">i</text:span><text:span text:style-name="_31_429">d</text:span><text:span text:style-name="_31_809"> </text:span><text:span text:style-name="_34_23">h</text:span><text:span text:style-name="_31_240">e</text:span><text:span text:style-name="_31_809"> </text:span><text:span text:style-name="_33_37">w</text:span><text:span text:style-name="_31_240">a</text:span><text:span text:style-name="_32_138">s</text:span><text:span text:style-name="_39_"> </text:span><text:span text:style-name="_31_489">a</text:span><text:span text:style-name="_31_809"> </text:span><text:span text:style-name="_35_30">s</text:span><text:span text:style-name="_31_429">t</text:span><text:span text:style-name="_32_317">r</text:span><text:span text:style-name="_36_28">a</text:span><text:span text:style-name="_31_131">n</text:span><text:span text:style-name="_32_320">g</text:span><text:span text:style-name="_34_21">e</text:span><text:span text:style-name="_31_213">r</text:span><text:span text:style-name="_32_317">,</text:span><text:span text:style-name="_39_"> </text:span><text:span text:style-name="_31_132">a</text:span><text:span text:style-name="_32_679">n</text:span><text:span text:style-name="_32_29">d</text:span><text:span text:style-name="_39_09"> </text:span><text:span text:style-name="_32_320">c</text:span><text:span text:style-name="_35_91">o</text:span><text:span text:style-name="_31_599">u</text:span><text:span text:style-name="_32_497">l</text:span><text:span text:style-name="_33_16">d</text:span><text:span text:style-name="_39_09"> </text:span><text:span text:style-name="_32_511">n</text:span><text:span text:style-name="_38_20">o</text:span><text:span text:style-name="_31_429">t</text:span><text:span text:style-name="_31_805"> </text:span><text:span text:style-name="_34_83">b</text:span><text:span text:style-name="_31_204">e</text:span><text:span text:style-name="_31_809"> </text:span><text:span text:style-name="_32_80">e</text:span><text:span text:style-name="_31_598">x</text:span><text:span text:style-name="_32_115">p</text:span><text:span text:style-name="_32_44">e</text:span><text:span text:style-name="_31_612">c</text:span><text:span text:style-name="_32_149">t</text:span><text:span text:style-name="_35_19">e</text:span><text:span text:style-name="_31_393">d</text:span><text:span text:style-name="_31_809"> </text:span><text:span text:style-name="_38_05">t</text:span><text:span text:style-name="_31_309">o</text:span><text:span text:style-name="_31_805"> </text:span><text:span text:style-name="_35_90">k</text:span><text:span text:style-name="_31_168">n</text:span><text:span text:style-name="_32_317">o</text:span><text:span text:style-name="_36_25">w</text:span><text:span text:style-name="_39_05"> </text:span><text:span text:style-name="_32_149">t</text:span><text:span text:style-name="_32_68">h</text:span><text:span text:style-name="_31_539">e</text:span><text:span text:style-name="_31_809"> </text:span><text:span text:style-name="_38_53">r</text:span><text:span text:style-name="_31_539">u</text:span><text:span text:style-name="_32_221">l</text:span><text:span text:style-name="_34_12">e</text:span><text:span text:style-name="_31_705">s</text:span><text:span text:style-name="_31_809"> </text:span><text:span text:style-name="_36_01">o</text:span><text:span text:style-name="_31_345">f</text:span><text:span text:style-name="_31_809"> </text:span><text:span text:style-name="_33_37">t</text:span><text:span text:style-name="_31_312">h</text:span><text:span text:style-name="_32_223">e</text:span><text:span text:style-name="_39_"> </text:span><text:span text:style-name="_31_216">h</text:span><text:span text:style-name="_32_427">o</text:span><text:span text:style-name="_34_11">u</text:span><text:span text:style-name="_31_564">s</text:span><text:span text:style-name="_32_113">e</text:span><text:span text:style-name="_34_81">:</text:span><text:span text:style-name="_39_09"> </text:span><text:span text:style-name="_32_654">s</text:span><text:span text:style-name="_34_84">a</text:span><text:span text:style-name="_31_213">i</text:span><text:span text:style-name="_32_689">d</text:span><text:span text:style-name="_35_"> </text:span><text:span text:style-name="_31_612">h</text:span><text:span text:style-name="_32_115">e</text:span><text:span text:style-name="_35_"> </text:span><text:span text:style-name="_31_240">h</text:span><text:span text:style-name="_32_655">a</text:span><text:span text:style-name="_38_41">d</text:span><text:span text:style-name="_39_09"> </text:span><text:span text:style-name="_32_463">b</text:span><text:span text:style-name="_36_76">e</text:span><text:span text:style-name="_31_720">e</text:span><text:span text:style-name="_32_223">n</text:span><text:span text:style-name="_39_"> </text:span><text:span text:style-name="_31_321">i</text:span><text:span text:style-name="_32_293">n</text:span><text:span text:style-name="_35_"> </text:span><text:span text:style-name="_31_525">m</text:span><text:span text:style-name="_32_139">a</text:span><text:span text:style-name="_33_16">n</text:span><text:span text:style-name="_31_573">y</text:span><text:span text:style-name="_31_805"> </text:span><text:span text:style-name="_32_43">h</text:span><text:span text:style-name="_31_708">o</text:span><text:span text:style-name="_32_332">u</text:span><text:span text:style-name="_36_98">s</text:span><text:span text:style-name="_31_612">e</text:span><text:span text:style-name="_32_030">s</text:span><text:span text:style-name="_35_"> </text:span><text:span text:style-name="_31_141">j</text:span><text:span text:style-name="_32_115">u</text:span><text:span text:style-name="_34_24">s</text:span><text:span text:style-name="_31_177">t</text:span><text:span text:style-name="_31_809"> </text:span><text:span text:style-name="_32_32">a</text:span><text:span text:style-name="_31_526">s</text:span><text:span text:style-name="_31_809"> </text:span><text:span text:style-name="_37_83">g</text:span><text:span text:style-name="_31_564">o</text:span><text:span text:style-name="_32_104">o</text:span><text:span text:style-name="_36_63">d</text:span><text:span text:style-name="_39_05"> </text:span><text:span text:style-name="_32_212">a</text:span><text:span text:style-name="_34_22">s</text:span><text:span text:style-name="_39_05"> </text:span><text:span text:style-name="_32_101">t</text:span><text:span text:style-name="_34_11">h</text:span><text:span text:style-name="_31_501">i</text:span><text:span text:style-name="_32_692">s</text:span><text:span text:style-name="_35_"> </text:span><text:span text:style-name="_31_683">o</text:span><text:span text:style-name="_32_692">n</text:span><text:span text:style-name="_38_05">e</text:span><text:span text:style-name="_31_597">,</text:span><text:span text:style-name="_31_809"> </text:span><text:span text:style-name="_35_92">a</text:span><text:span text:style-name="_31_599">n</text:span><text:span text:style-name="_32_497">d</text:span><text:span text:style-name="_35_"> </text:span><text:span text:style-name="_31_141">i</text:span><text:span text:style-name="_32_425">t</text:span><text:span text:style-name="_39_"> </text:span><text:span text:style-name="_31_744">h</text:span><text:span text:style-name="_32_619">a</text:span><text:span text:style-name="_34_81">d</text:span><text:span text:style-name="_39_09"> </text:span><text:span text:style-name="_32_320">n</text:span><text:span text:style-name="_35_31">e</text:span><text:span text:style-name="_31_178">v</text:span><text:span text:style-name="_32_032">e</text:span><text:span text:style-name="_35_89">r</text:span><text:span text:style-name="_39_09"> </text:span><text:span text:style-name="_32_620">b</text:span><text:span text:style-name="_37_11">e</text:span><text:span text:style-name="_31_384">e</text:span><text:span text:style-name="_32_655">n</text:span><text:span text:style-name="_35_"> </text:span><text:span text:style-name="_31_540">o</text:span><text:span text:style-name="_32_679">b</text:span><text:span text:style-name="_36_73">j</text:span><text:span text:style-name="_31_180">e</text:span><text:span text:style-name="_32_258">c</text:span><text:span text:style-name="_38_41">t</text:span><text:span text:style-name="_31_564">e</text:span><text:span text:style-name="_32_427">d</text:span><text:span text:style-name="_35_"> </text:span><text:span text:style-name="_31_177">t</text:span><text:span text:style-name="_32_041">o</text:span><text:span text:style-name="_39_"> </text:span><text:span text:style-name="_31_575">b</text:span><text:span text:style-name="_32_620">e</text:span><text:span text:style-name="_38_89">f</text:span><text:span text:style-name="_31_528">o</text:span><text:span text:style-name="_32_065">r</text:span><text:span text:style-name="_34_83">e</text:span><text:span text:style-name="_31_177">.</text:span><text:span text:style-name="_31_809"> </text:span><text:span text:style-name="_38_53">H</text:span><text:span text:style-name="_31_597">e</text:span><text:span text:style-name="_31_805"> </text:span><text:span text:style-name="_36_28">a</text:span><text:span text:style-name="_31_167">d</text:span><text:span text:style-name="_32_644">d</text:span><text:span text:style-name="_38_19">e</text:span><text:span text:style-name="_31_789">d</text:span><text:span text:style-name="_31_809"> </text:span><text:span text:style-name="_35_29">t</text:span><text:span text:style-name="_31_131">h</text:span><text:span text:style-name="_32_680">a</text:span><text:span text:style-name="_36_25">t</text:span><text:span text:style-name="_39_05"> </text:span><text:span text:style-name="_32_656">a</text:span><text:span text:style-name="_38_42">s</text:span><text:span text:style-name="_39_05"> </text:span><text:span text:style-name="_32_509">f</text:span><text:span text:style-name="_36_01">a</text:span><text:span text:style-name="_31_741">r</text:span><text:span text:style-name="_31_805"> </text:span><text:span text:style-name="_38_07">a</text:span><text:span text:style-name="_31_312">s</text:span><text:span text:style-name="_31_809"> </text:span><text:span text:style-name="_32_67">h</text:span><text:span text:style-name="_31_753">i</text:span><text:span text:style-name="_32_512">s</text:span><text:span text:style-name="_39_"> </text:span><text:span text:style-name="_31_131">e</text:span><text:span text:style-name="_32_104">x</text:span><text:span text:style-name="_38_79">p</text:span><text:span text:style-name="_31_504">e</text:span><text:span text:style-name="_32_581">r</text:span><text:span text:style-name="_34_57">i</text:span><text:span text:style-name="_31_504">e</text:span><text:span text:style-name="_32_571">n</text:span><text:span text:style-name="_34_82">c</text:span><text:span text:style-name="_31_528">e</text:span><text:span text:style-name="_31_805"> </text:span><text:span text:style-name="_34_57">w</text:span><text:span text:style-name="_31_240">e</text:span><text:span text:style-name="_32_283">n</text:span><text:span text:style-name="_38_89">t</text:span><text:span text:style-name="_31_177">,</text:span><text:span text:style-name="_31_809"> </text:span><text:span text:style-name="_38_80">s</text:span><text:span text:style-name="_31_383">u</text:span><text:span text:style-name="_32_680">c</text:span><text:span text:style-name="_32_43">h</text:span><text:span text:style-name="_39_09"> </text:span><text:span text:style-name="_32_245">r</text:span><text:span text:style-name="_34_84">u</text:span><text:span text:style-name="_31_129">l</text:span><text:span text:style-name="_32_211">e</text:span><text:span text:style-name="_37_81">s</text:span><text:span text:style-name="_39_05"> </text:span><text:span text:style-name="_32_679">h</text:span><text:span text:style-name="_37_00">a</text:span><text:span text:style-name="_31_237">d</text:span><text:span text:style-name="_31_809"> </text:span><text:span text:style-name="_33_40">n</text:span><text:span text:style-name="_31_131">e</text:span><text:span text:style-name="_32_572">v</text:span><text:span text:style-name="_38_19">e</text:span><text:span text:style-name="_31_561">r</text:span><text:span text:style-name="_31_809"> </text:span><text:span text:style-name="_35_92">b</text:span><text:span text:style-name="_31_671">e</text:span><text:span text:style-name="_32_223">e</text:span><text:span text:style-name="_38_08">n</text:span><text:span text:style-name="_39_09"> </text:span><text:span text:style-name="_32_224">c</text:span><text:span text:style-name="_35_91">o</text:span><text:span text:style-name="_31_239">n</text:span><text:span text:style-name="_32_680">s</text:span><text:span text:style-name="_38_41">i</text:span><text:span text:style-name="_31_383">d</text:span><text:span text:style-name="_32_440">e</text:span><text:span text:style-name="_36_73">r</text:span><text:span text:style-name="_31_527">e</text:span><text:span text:style-name="_32_440">d</text:span><text:span text:style-name="_39_"> </text:span><text:span text:style-name="_31_789">t</text:span><text:span text:style-name="_32_281">o</text:span><text:span text:style-name="_39_"> </text:span><text:span text:style-name="_31_755">a</text:span><text:span text:style-name="_32_296">p</text:span><text:span text:style-name="_38_07">p</text:span><text:span text:style-name="_31_165">l</text:span><text:span text:style-name="_32_152">y</text:span><text:span text:style-name="_39_"> </text:span><text:span text:style-name="_31_357">t</text:span><text:span text:style-name="_32_137">o</text:span><text:span text:style-name="_39_"> </text:span><text:span text:style-name="_31_324">b</text:span><text:span text:style-name="_32_151">u</text:span><text:span text:style-name="_35_89">r</text:span><text:span text:style-name="_31_779">g</text:span><text:span text:style-name="_32_257">l</text:span><text:span text:style-name="_33_40">a</text:span><text:span text:style-name="_31_249">r</text:span><text:span text:style-name="_32_029">s</text:span><text:span text:style-name="_36_73">,</text:span><text:span text:style-name="_39_09"> </text:span><text:span text:style-name="_32_655">a</text:span><text:span text:style-name="_37_12">n</text:span><text:span text:style-name="_31_180">y</text:span><text:span text:style-name="_32_137">w</text:span><text:span text:style-name="_32_79">a</text:span><text:span text:style-name="_31_597">y</text:span><text:span text:style-name="_32_617">.</text:span></text:p>
      <text:p text:style-name="P1"><text:span text:style-name="_31_597">"</text:span><text:span text:style-name="_32_029">I</text:span><text:span text:style-name="_39_"> </text:span><text:span text:style-name="_31_742">s</text:span><text:span text:style-name="_32_116">a</text:span><text:span text:style-name="_36_01">i</text:span><text:span text:style-name="_31_393">d</text:span><text:span text:style-name="_32_425">:</text:span><text:span text:style-name="_35_"> </text:span><text:span text:style-name="_31_525">'</text:span><text:span text:style-name="_32_041">S</text:span><text:span text:style-name="_36_37">m</text:span><text:span text:style-name="_31_540">o</text:span><text:span text:style-name="_32_078">k</text:span><text:span text:style-name="_34_81">e</text:span><text:span text:style-name="_39_05"> </text:span><text:span text:style-name="_32_679">a</text:span><text:span text:style-name="_36_25">l</text:span><text:span text:style-name="_31_252">o</text:span><text:span text:style-name="_32_080">n</text:span><text:span text:style-name="_36_63">g</text:span><text:span text:style-name="_31_177">,</text:span><text:span text:style-name="_31_809"> </text:span><text:span text:style-name="_34_45">t</text:span><text:span text:style-name="_31_383">h</text:span><text:span text:style-name="_32_032">e</text:span><text:span text:style-name="_33_13">n</text:span><text:span text:style-name="_31_753">,</text:span><text:span text:style-name="_31_805"> </text:span><text:span text:style-name="_36_97">i</text:span><text:span text:style-name="_31_597">f</text:span><text:span text:style-name="_31_809"> </text:span><text:span text:style-name="_37_69">i</text:span><text:span text:style-name="_31_489">t</text:span><text:span text:style-name="_31_809"> </text:span><text:span text:style-name="_33_13">i</text:span><text:span text:style-name="_31_249">s</text:span><text:span text:style-name="_31_809"> </text:span><text:span text:style-name="_37_81">t</text:span><text:span text:style-name="_31_503">h</text:span><text:span text:style-name="_32_080">e</text:span><text:span text:style-name="_35_"> </text:span><text:span text:style-name="_31_600">c</text:span><text:span text:style-name="_32_331">u</text:span><text:span text:style-name="_37_12">s</text:span><text:span text:style-name="_31_609">t</text:span><text:span text:style-name="_32_607">o</text:span><text:span text:style-name="_36_61">m</text:span><text:span text:style-name="_31_129">,</text:span><text:span text:style-name="_31_805"> </text:span><text:span text:style-name="_35_29">t</text:span><text:span text:style-name="_31_180">h</text:span><text:span text:style-name="_32_691">o</text:span><text:span text:style-name="_33_39">u</text:span><text:span text:style-name="_31_240">g</text:span><text:span text:style-name="_32_149">h</text:span><text:span text:style-name="_35_"> </text:span><text:span text:style-name="_31_309">I</text:span><text:span text:style-name="_31_809"> </text:span><text:span text:style-name="_38_41">t</text:span><text:span text:style-name="_31_131">h</text:span><text:span text:style-name="_32_113">i</text:span><text:span text:style-name="_33_16">n</text:span><text:span text:style-name="_31_429">k</text:span><text:span text:style-name="_31_809"> </text:span><text:span text:style-name="_33_01">t</text:span><text:span text:style-name="_31_612">h</text:span><text:span text:style-name="_32_583">a</text:span><text:span text:style-name="_35_17">t</text:span><text:span text:style-name="_39_09"> </text:span><text:span text:style-name="_32_293">t</text:span><text:span text:style-name="_38_44">h</text:span><text:span text:style-name="_31_347">e</text:span><text:span text:style-name="_31_805"> </text:span><text:span text:style-name="_37_00">c</text:span><text:span text:style-name="_31_575">o</text:span><text:span text:style-name="_32_643">n</text:span><text:span text:style-name="_38_08">c</text:span><text:span text:style-name="_31_143">e</text:span><text:span text:style-name="_32_212">d</text:span><text:span text:style-name="_38_53">i</text:span><text:span text:style-name="_31_143">n</text:span><text:span text:style-name="_32_332">g</text:span><text:span text:style-name="_35_"> </text:span><text:span text:style-name="_31_501">o</text:span><text:span text:style-name="_32_641">f</text:span><text:span text:style-name="_35_"> </text:span><text:span text:style-name="_31_525">a</text:span><text:span text:style-name="_31_805"> </text:span><text:span text:style-name="_38_91">p</text:span><text:span text:style-name="_31_501">r</text:span><text:span text:style-name="_32_113">i</text:span><text:span text:style-name="_38_56">v</text:span><text:span text:style-name="_31_357">i</text:span><text:span text:style-name="_32_605">l</text:span><text:span text:style-name="_36_39">e</text:span><text:span text:style-name="_31_168">g</text:span><text:span text:style-name="_32_473">e</text:span><text:span text:style-name="_39_"> </text:span><text:span text:style-name="_31_201">t</text:span><text:span text:style-name="_32_401">o</text:span><text:span text:style-name="_35_"> </text:span><text:span text:style-name="_31_381">a</text:span><text:span text:style-name="_31_805"> </text:span><text:span text:style-name="_32_31">b</text:span><text:span text:style-name="_31_672">u</text:span><text:span text:style-name="_32_329">r</text:span><text:span text:style-name="_36_63">g</text:span><text:span text:style-name="_31_393">l</text:span><text:span text:style-name="_32_080">a</text:span><text:span text:style-name="_33_01">r</text:span><text:span text:style-name="_39_09"> </text:span><text:span text:style-name="_32_281">w</text:span><text:span text:style-name="_37_84">h</text:span><text:span text:style-name="_31_561">i</text:span><text:span text:style-name="_32_462">c</text:span><text:span text:style-name="_35_29">h</text:span><text:span text:style-name="_39_05"> </text:span><text:span text:style-name="_32_473">i</text:span><text:span text:style-name="_33_49">s</text:span><text:span text:style-name="_39_05"> </text:span><text:span text:style-name="_32_115">d</text:span><text:span text:style-name="_36_04">e</text:span><text:span text:style-name="_31_683">n</text:span><text:span text:style-name="_32_281">i</text:span><text:span text:style-name="_36_76">e</text:span><text:span text:style-name="_31_681">d</text:span><text:span text:style-name="_31_805"> </text:span><text:span text:style-name="_37_81">t</text:span><text:span text:style-name="_31_177">o</text:span><text:span text:style-name="_31_809"> </text:span><text:span text:style-name="_38_53">a</text:span><text:span text:style-name="_39_05"> </text:span><text:span text:style-name="_32_068">b</text:span><text:span text:style-name="_34_57">i</text:span><text:span text:style-name="_31_142">s</text:span><text:span text:style-name="_32_403">h</text:span><text:span text:style-name="_35_92">o</text:span><text:span text:style-name="_31_321">p</text:span><text:span text:style-name="_31_809"> </text:span><text:span text:style-name="_36_25">i</text:span><text:span text:style-name="_31_177">s</text:span><text:span text:style-name="_31_805"> </text:span><text:span text:style-name="_38_17">a</text:span><text:span text:style-name="_39_05"> </text:span><text:span text:style-name="_32_284">c</text:span><text:span text:style-name="_33_51">o</text:span><text:span text:style-name="_31_432">n</text:span><text:span text:style-name="_32_462">s</text:span><text:span text:style-name="_33_39">p</text:span><text:span text:style-name="_31_537">i</text:span><text:span text:style-name="_32_296">c</text:span><text:span text:style-name="_36_03">u</text:span><text:span text:style-name="_31_180">o</text:span><text:span text:style-name="_32_391">u</text:span><text:span text:style-name="_34_96">s</text:span><text:span text:style-name="_39_05"> </text:span><text:span text:style-name="_32_248">s</text:span><text:span text:style-name="_35_29">i</text:span><text:span text:style-name="_31_791">g</text:span><text:span text:style-name="_32_245">n</text:span><text:span text:style-name="_39_"> </text:span><text:span text:style-name="_31_249">o</text:span><text:span text:style-name="_32_209">f</text:span><text:span text:style-name="_39_"> </text:span><text:span text:style-name="_31_429">t</text:span><text:span text:style-name="_32_679">h</text:span><text:span text:style-name="_34_48">e</text:span><text:span text:style-name="_39_05"> </text:span><text:span text:style-name="_32_281">l</text:span><text:span text:style-name="_38_79">o</text:span><text:span text:style-name="_31_492">o</text:span><text:span text:style-name="_32_248">s</text:span><text:span text:style-name="_34_83">e</text:span><text:span text:style-name="_31_419">n</text:span><text:span text:style-name="_32_500">e</text:span><text:span text:style-name="_32_44">s</text:span><text:span text:style-name="_31_706">s</text:span><text:span text:style-name="_31_809"> </text:span><text:span text:style-name="_34_93">o</text:span><text:span text:style-name="_31_381">f</text:span><text:span text:style-name="_31_805"> </text:span><text:span text:style-name="_35_17">t</text:span><text:span text:style-name="_31_348">h</text:span><text:span text:style-name="_32_511">e</text:span><text:span text:style-name="_39_"> </text:span><text:span text:style-name="_31_501">t</text:span><text:span text:style-name="_32_689">i</text:span><text:span text:style-name="_37_69">m</text:span><text:span text:style-name="_31_384">e</text:span><text:span text:style-name="_32_066">s</text:span><text:span text:style-name="_34_81">.</text:span><text:span text:style-name="_39_05"> </text:span><text:span text:style-name="_32_689">B</text:span><text:span text:style-name="_34_09">u</text:span><text:span text:style-name="_31_177">t</text:span><text:span text:style-name="_31_809"> </text:span><text:span text:style-name="_33_49">w</text:span><text:span text:style-name="_31_131">a</text:span><text:span text:style-name="_32_281">i</text:span><text:span text:style-name="_37_00">v</text:span><text:span text:style-name="_31_705">i</text:span><text:span text:style-name="_32_044">n</text:span><text:span text:style-name="_33_03">g</text:span><text:span text:style-name="_39_05"> </text:span><text:span text:style-name="_32_137">a</text:span><text:span text:style-name="_38_77">l</text:span><text:span text:style-name="_31_489">l</text:span><text:span text:style-name="_31_805"> </text:span><text:span text:style-name="_38_89">t</text:span><text:span text:style-name="_31_683">h</text:span><text:span text:style-name="_32_512">a</text:span><text:span text:style-name="_38_41">t</text:span><text:span text:style-name="_31_573">,</text:span><text:span text:style-name="_31_809"> </text:span><text:span text:style-name="_32_77">w</text:span><text:span text:style-name="_31_504">h</text:span><text:span text:style-name="_32_139">a</text:span><text:span text:style-name="_34_21">t</text:span><text:span text:style-name="_39_05"> </text:span><text:span text:style-name="_32_500">b</text:span><text:span text:style-name="_34_83">u</text:span><text:span text:style-name="_31_504">s</text:span><text:span text:style-name="_32_221">i</text:span><text:span text:style-name="_33_15">n</text:span><text:span text:style-name="_31_612">e</text:span><text:span text:style-name="_32_474">s</text:span><text:span text:style-name="_37_69">s</text:span><text:span text:style-name="_39_05"> </text:span><text:span text:style-name="_32_223">h</text:span><text:span text:style-name="_33_52">a</text:span><text:span text:style-name="_31_396">v</text:span><text:span text:style-name="_32_151">e</text:span><text:span text:style-name="_35_"> </text:span><text:span text:style-name="_31_214">y</text:span><text:span text:style-name="_32_332">o</text:span><text:span text:style-name="_36_61">u</text:span><text:span text:style-name="_39_09"> </text:span><text:span text:style-name="_32_509">t</text:span><text:span text:style-name="_34_57">o</text:span><text:span text:style-name="_39_09"> </text:span><text:span text:style-name="_32_044">b</text:span><text:span text:style-name="_34_59">e</text:span><text:span text:style-name="_39_09"> </text:span><text:span text:style-name="_32_403">e</text:span><text:span text:style-name="_37_00">n</text:span><text:span text:style-name="_31_321">t</text:span><text:span text:style-name="_32_139">e</text:span><text:span text:style-name="_36_37">r</text:span><text:span text:style-name="_31_681">i</text:span><text:span text:style-name="_32_692">n</text:span><text:span text:style-name="_36_61">g</text:span><text:span text:style-name="_39_09"> </text:span><text:span text:style-name="_32_389">t</text:span><text:span text:style-name="_37_11">h</text:span><text:span text:style-name="_31_717">i</text:span><text:span text:style-name="_32_248">s</text:span><text:span text:style-name="_39_"> </text:span><text:span text:style-name="_31_215">h</text:span><text:span text:style-name="_32_476">o</text:span><text:span text:style-name="_38_56">u</text:span><text:span text:style-name="_31_742">s</text:span><text:span text:style-name="_32_257">e</text:span><text:span text:style-name="_39_"> </text:span><text:span text:style-name="_31_141">i</text:span><text:span text:style-name="_32_389">n</text:span><text:span text:style-name="_39_"> </text:span><text:span text:style-name="_31_777">t</text:span><text:span text:style-name="_32_428">h</text:span><text:span text:style-name="_32_29">i</text:span><text:span text:style-name="_31_430">s</text:span><text:span text:style-name="_31_809"> </text:span><text:span text:style-name="_37_69">f</text:span><text:span text:style-name="_31_132">u</text:span><text:span text:style-name="_32_101">r</text:span><text:span text:style-name="_36_73">t</text:span><text:span text:style-name="_31_357">i</text:span><text:span text:style-name="_32_042">v</text:span><text:span text:style-name="_38_17">e</text:span><text:span text:style-name="_39_09"> </text:span><text:span text:style-name="_32_031">a</text:span><text:span text:style-name="_36_76">n</text:span><text:span text:style-name="_31_705">d</text:span><text:span text:style-name="_31_809"> </text:span><text:span text:style-name="_36_64">h</text:span><text:span text:style-name="_31_179">u</text:span><text:span text:style-name="_32_260">s</text:span><text:span text:style-name="_33_03">h</text:span>-<text:span text:style-name="_32_440">h</text:span><text:span text:style-name="_36_63">u</text:span><text:span text:style-name="_31_756">s</text:span><text:span text:style-name="_32_571">h</text:span><text:span text:style-name="_35_"> </text:span><text:span text:style-name="_31_777">w</text:span><text:span text:style-name="_32_067">a</text:span><text:span text:style-name="_32_32">y</text:span><text:span text:style-name="_31_201">,</text:span><text:span text:style-name="_31_805"> </text:span><text:span text:style-name="_38_17">w</text:span><text:span text:style-name="_31_213">i</text:span><text:span text:style-name="_32_329">t</text:span><text:span text:style-name="_34_47">h</text:span><text:span text:style-name="_31_420">o</text:span><text:span text:style-name="_32_281">u</text:span><text:span text:style-name="_34_45">t</text:span><text:span text:style-name="_39_05"> </text:span><text:span text:style-name="_32_149">r</text:span><text:span text:style-name="_36_97">i</text:span><text:span text:style-name="_31_503">n</text:span><text:span text:style-name="_32_680">g</text:span><text:span text:style-name="_36_01">i</text:span><text:span text:style-name="_31_612">n</text:span><text:span text:style-name="_32_427">g</text:span><text:span text:style-name="_39_"> </text:span><text:span text:style-name="_31_777">t</text:span><text:span text:style-name="_32_080">h</text:span><text:span text:style-name="_34_59">e</text:span><text:span text:style-name="_39_05"> </text:span><text:span text:style-name="_32_331">b</text:span><text:span text:style-name="_36_76">u</text:span><text:span text:style-name="_31_417">r</text:span><text:span text:style-name="_32_679">g</text:span><text:span text:style-name="_38_53">l</text:span><text:span text:style-name="_31_744">a</text:span><text:span text:style-name="_32_221">r</text:span><text:span text:style-name="_39_"> </text:span><text:span text:style-name="_31_359">a</text:span><text:span text:style-name="_32_149">l</text:span><text:span text:style-name="_32_32">a</text:span><text:span text:style-name="_31_213">r</text:span><text:span text:style-name="_32_245">m</text:span><text:span text:style-name="_38_17">?</text:span><text:span text:style-name="_31_777">'</text:span></text:p>
      <text:p text:style-name="P1"><text:span text:style-name="_37_69">"</text:span><text:span text:style-name="_31_501">H</text:span><text:span text:style-name="_32_317">e</text:span><text:span text:style-name="_39_"> </text:span><text:span text:style-name="_31_201">l</text:span><text:span text:style-name="_32_499">o</text:span><text:span text:style-name="_35_32">o</text:span><text:span text:style-name="_31_214">k</text:span><text:span text:style-name="_32_212">e</text:span><text:span text:style-name="_34_09">d</text:span><text:span text:style-name="_39_09"> </text:span><text:span text:style-name="_32_692">c</text:span><text:span text:style-name="_35_31">o</text:span><text:span text:style-name="_31_504">n</text:span><text:span text:style-name="_32_113">f</text:span><text:span text:style-name="_36_75">u</text:span><text:span text:style-name="_31_670">s</text:span><text:span text:style-name="_32_584">e</text:span><text:span text:style-name="_38_17">d</text:span><text:span text:style-name="_39_09"> </text:span><text:span text:style-name="_32_296">a</text:span><text:span text:style-name="_35_31">n</text:span><text:span text:style-name="_31_501">d</text:span><text:span text:style-name="_31_809"> </text:span><text:span text:style-name="_32_43">a</text:span><text:span text:style-name="_31_216">s</text:span><text:span text:style-name="_32_044">h</text:span><text:span text:style-name="_34_47">a</text:span><text:span text:style-name="_31_525">m</text:span><text:span text:style-name="_32_152">e</text:span><text:span text:style-name="_36_99">d</text:span><text:span text:style-name="_31_609">,</text:span><text:span text:style-name="_31_805"> </text:span><text:span text:style-name="_34_12">a</text:span><text:span text:style-name="_31_383">n</text:span><text:span text:style-name="_32_641">d</text:span><text:span text:style-name="_39_"> </text:span><text:span text:style-name="_31_612">s</text:span><text:span text:style-name="_32_211">a</text:span><text:span text:style-name="_38_17">i</text:span><text:span text:style-name="_31_429">d</text:span><text:span text:style-name="_32_425">,</text:span><text:span text:style-name="_35_"> </text:span><text:span text:style-name="_31_741">w</text:span><text:span text:style-name="_32_041">i</text:span><text:span text:style-name="_38_41">t</text:span><text:span text:style-name="_31_753">h</text:span><text:span text:style-name="_31_805"> </text:span><text:span text:style-name="_36_75">e</text:span><text:span text:style-name="_31_525">m</text:span><text:span text:style-name="_32_248">b</text:span><text:span text:style-name="_38_43">a</text:span><text:span text:style-name="_31_237">r</text:span><text:span text:style-name="_32_317">r</text:span><text:span text:style-name="_37_00">a</text:span><text:span text:style-name="_31_708">s</text:span><text:span text:style-name="_32_690">s</text:span><text:span text:style-name="_38_41">m</text:span><text:span text:style-name="_31_167">e</text:span><text:span text:style-name="_32_584">n</text:span><text:span text:style-name="_36_73">t</text:span><text:span text:style-name="_31_429">:</text:span><text:span text:style-name="_31_809"> </text:span><text:span text:style-name="_37_09">'</text:span><text:span text:style-name="_31_741">I</text:span><text:span text:style-name="_31_809"> </text:span><text:span text:style-name="_38_08">b</text:span><text:span text:style-name="_31_383">e</text:span><text:span text:style-name="_32_221">g</text:span><text:span text:style-name="_39_"> </text:span><text:span text:style-name="_31_609">a</text:span><text:span text:style-name="_31_809"> </text:span><text:span text:style-name="_36_61">t</text:span><text:span text:style-name="_31_720">h</text:span><text:span text:style-name="_32_223">o</text:span><text:span text:style-name="_38_79">u</text:span><text:span text:style-name="_31_132">s</text:span><text:span text:style-name="_32_331">a</text:span><text:span text:style-name="_34_12">n</text:span><text:span text:style-name="_31_489">d</text:span><text:span text:style-name="_31_809"> </text:span><text:span text:style-name="_34_96">p</text:span><text:span text:style-name="_31_575">a</text:span><text:span text:style-name="_32_497">r</text:span><text:span text:style-name="_36_76">d</text:span><text:span text:style-name="_31_743">o</text:span><text:span text:style-name="_32_404">n</text:span><text:span text:style-name="_32_30">s</text:span><text:span text:style-name="_31_489">.</text:span><text:span text:style-name="_31_805"> </text:span><text:span text:style-name="_37_09">I</text:span><text:span text:style-name="_39_09"> </text:span><text:span text:style-name="_32_680">d</text:span><text:span text:style-name="_33_49">i</text:span><text:span text:style-name="_31_179">d</text:span><text:span text:style-name="_31_805"> </text:span><text:span text:style-name="_36_76">n</text:span><text:span text:style-name="_31_755">o</text:span><text:span text:style-name="_32_245">n</text:span><text:span text:style-name="_35_"> </text:span><text:span text:style-name="_31_132">k</text:span><text:span text:style-name="_32_571">n</text:span><text:span text:style-name="_36_01">o</text:span><text:span text:style-name="_31_345">w</text:span><text:span text:style-name="_31_809"> </text:span><text:span text:style-name="_36_26">y</text:span><text:span text:style-name="_31_132">o</text:span><text:span text:style-name="_32_677">u</text:span><text:span text:style-name="_35_"> </text:span><text:span text:style-name="_31_756">h</text:span><text:span text:style-name="_32_031">a</text:span><text:span text:style-name="_37_69">d</text:span><text:span text:style-name="_39_05"> </text:span><text:span text:style-name="_32_101">a</text:span><text:span text:style-name="_39_"> </text:span><text:span text:style-name="_31_432">b</text:span><text:span text:style-name="_32_331">u</text:span><text:span text:style-name="_33_01">r</text:span><text:span text:style-name="_31_492">g</text:span><text:span text:style-name="_32_689">l</text:span><text:span text:style-name="_34_83">a</text:span><text:span text:style-name="_31_165">r</text:span><text:span text:style-name="_31_805"> </text:span><text:span text:style-name="_36_76">a</text:span><text:span text:style-name="_31_141">l</text:span><text:span text:style-name="_32_427">a</text:span><text:span text:style-name="_34_81">r</text:span><text:span text:style-name="_31_129">m</text:span><text:span text:style-name="_32_605">,</text:span><text:span text:style-name="_39_"> </text:span><text:span text:style-name="_31_744">e</text:span><text:span text:style-name="_32_425">l</text:span><text:span text:style-name="_36_98">s</text:span><text:span text:style-name="_31_573">e</text:span><text:span text:style-name="_31_805"> </text:span><text:span text:style-name="_36_97">I</text:span><text:span text:style-name="_39_09"> </text:span><text:span text:style-name="_32_677">w</text:span><text:span text:style-name="_34_60">o</text:span><text:span text:style-name="_31_707">u</text:span><text:span text:style-name="_32_077">l</text:span><text:span text:style-name="_36_61">d</text:span><text:span text:style-name="_39_05"> </text:span><text:span text:style-name="_32_104">h</text:span><text:span text:style-name="_38_91">a</text:span><text:span text:style-name="_31_430">v</text:span><text:span text:style-name="_32_644">e</text:span><text:span text:style-name="_35_"> </text:span><text:span text:style-name="_31_717">r</text:span><text:span text:style-name="_32_115">u</text:span><text:span text:style-name="_32_80">n</text:span><text:span text:style-name="_31_753">g</text:span><text:span text:style-name="_31_805"> </text:span><text:span text:style-name="_34_81">i</text:span><text:span text:style-name="_31_741">t</text:span><text:span text:style-name="_32_209">.</text:span><text:span text:style-name="_39_"> </text:span><text:span text:style-name="_31_537">I</text:span><text:span text:style-name="_31_809"> </text:span><text:span text:style-name="_38_43">b</text:span><text:span text:style-name="_31_684">e</text:span><text:span text:style-name="_32_401">g</text:span><text:span text:style-name="_35_"> </text:span><text:span text:style-name="_31_166">y</text:span><text:span text:style-name="_32_116">o</text:span><text:span text:style-name="_36_61">u</text:span><text:span text:style-name="_39_05"> </text:span><text:span text:style-name="_32_389">w</text:span><text:span text:style-name="_38_05">i</text:span><text:span text:style-name="_31_309">l</text:span><text:span text:style-name="_32_281">l</text:span><text:span text:style-name="_35_"> </text:span><text:span text:style-name="_31_779">n</text:span><text:span text:style-name="_32_152">o</text:span><text:span text:style-name="_34_09">n</text:span><text:span text:style-name="_39_05"> </text:span><text:span text:style-name="_32_281">m</text:span><text:span text:style-name="_38_08">e</text:span><text:span text:style-name="_31_215">n</text:span><text:span text:style-name="_32_569">t</text:span><text:span text:style-name="_36_97">i</text:span><text:span text:style-name="_31_612">o</text:span><text:span text:style-name="_32_247">n</text:span><text:span text:style-name="_35_"> </text:span><text:span text:style-name="_31_357">i</text:span><text:span text:style-name="_32_245">t</text:span><text:span text:style-name="_35_"> </text:span><text:span text:style-name="_31_177">w</text:span><text:span text:style-name="_32_260">h</text:span><text:span text:style-name="_36_39">e</text:span><text:span text:style-name="_31_597">r</text:span><text:span text:style-name="_32_389">e</text:span><text:span text:style-name="_39_"> </text:span><text:span text:style-name="_31_237">m</text:span><text:span text:style-name="_32_497">y</text:span><text:span text:style-name="_39_"> </text:span><text:span text:style-name="_31_792">p</text:span><text:span text:style-name="_32_511">a</text:span><text:span text:style-name="_34_09">r</text:span><text:span text:style-name="_31_743">e</text:span><text:span text:style-name="_32_116">n</text:span><text:span text:style-name="_36_97">t</text:span><text:span text:style-name="_31_789">s</text:span><text:span text:style-name="_31_809"> </text:span><text:span text:style-name="_36_25">m</text:span><text:span text:style-name="_31_324">a</text:span><text:span text:style-name="_32_030">y</text:span><text:span text:style-name="_35_"> </text:span><text:span text:style-name="_31_252">h</text:span><text:span text:style-name="_32_607">e</text:span><text:span text:style-name="_32_41">a</text:span><text:span text:style-name="_31_501">r</text:span><text:span text:style-name="_31_805"> </text:span><text:span text:style-name="_33_37">o</text:span><text:span text:style-name="_31_669">f</text:span><text:span text:style-name="_31_805"> </text:span><text:span text:style-name="_38_53">i</text:span><text:span text:style-name="_31_717">t</text:span><text:span text:style-name="_32_617">,</text:span><text:span text:style-name="_39_"> </text:span><text:span text:style-name="_31_393">f</text:span><text:span text:style-name="_32_257">o</text:span><text:span text:style-name="_32_29">r</text:span><text:span text:style-name="_39_05"> </text:span><text:span text:style-name="_32_101">t</text:span><text:span text:style-name="_33_16">h</text:span><text:span text:style-name="_31_779">e</text:span><text:span text:style-name="_32_101">y</text:span><text:span text:style-name="_35_"> </text:span><text:span text:style-name="_31_792">a</text:span><text:span text:style-name="_32_293">r</text:span><text:span text:style-name="_34_23">e</text:span><text:span text:style-name="_39_05"> </text:span><text:span text:style-name="_32_211">o</text:span><text:span text:style-name="_37_69">l</text:span><text:span text:style-name="_31_780">d</text:span><text:span text:style-name="_31_805"> </text:span><text:span text:style-name="_38_20">a</text:span><text:span text:style-name="_31_563">n</text:span><text:span text:style-name="_32_029">d</text:span><text:span text:style-name="_39_"> </text:span><text:span text:style-name="_31_249">f</text:span><text:span text:style-name="_32_692">e</text:span><text:span text:style-name="_34_95">e</text:span><text:span text:style-name="_31_540">b</text:span><text:span text:style-name="_32_437">l</text:span><text:span text:style-name="_37_83">e</text:span><text:span text:style-name="_31_501">,</text:span><text:span text:style-name="_31_805"> </text:span><text:span text:style-name="_35_92">a</text:span><text:span text:style-name="_31_359">n</text:span><text:span text:style-name="_32_077">d</text:span><text:span text:style-name="_39_"> </text:span><text:span text:style-name="_31_168">s</text:span><text:span text:style-name="_32_571">u</text:span><text:span text:style-name="_35_18">c</text:span><text:span text:style-name="_31_744">h</text:span><text:span text:style-name="_31_809"> </text:span><text:span text:style-name="_38_17">a</text:span><text:span text:style-name="_39_05"> </text:span><text:span text:style-name="_32_068">s</text:span><text:span text:style-name="_34_95">e</text:span><text:span text:style-name="_31_780">e</text:span><text:span text:style-name="_32_149">m</text:span><text:span text:style-name="_36_25">i</text:span><text:span text:style-name="_31_131">n</text:span><text:span text:style-name="_32_103">g</text:span><text:span text:style-name="_34_93">l</text:span><text:span text:style-name="_31_576">y</text:span><text:span text:style-name="_31_809"> </text:span><text:span text:style-name="_34_09">w</text:span><text:span text:style-name="_31_563">a</text:span><text:span text:style-name="_32_692">n</text:span><text:span text:style-name="_36_01">t</text:span><text:span text:style-name="_31_491">o</text:span><text:span text:style-name="_32_068">n</text:span><text:span text:style-name="_39_"> </text:span><text:span text:style-name="_31_708">b</text:span><text:span text:style-name="_32_293">r</text:span><text:span text:style-name="_37_11">e</text:span><text:span text:style-name="_31_240">a</text:span><text:span text:style-name="_32_114">c</text:span><text:span text:style-name="_34_45">h</text:span><text:span text:style-name="_39_05"> </text:span><text:span text:style-name="_32_389">o</text:span><text:span text:style-name="_35_17">f</text:span><text:span text:style-name="_39_05"> </text:span><text:span text:style-name="_32_653">t</text:span><text:span text:style-name="_34_23">h</text:span><text:span text:style-name="_31_216">e</text:span><text:span text:style-name="_31_805"> </text:span><text:span text:style-name="_36_75">h</text:span><text:span text:style-name="_31_612">a</text:span><text:span text:style-name="_32_401">l</text:span><text:span text:style-name="_38_41">l</text:span><text:span text:style-name="_31_323">o</text:span><text:span text:style-name="_32_617">w</text:span><text:span text:style-name="_35_32">e</text:span><text:span text:style-name="_31_309">d</text:span><text:span text:style-name="_31_805"> </text:span><text:span text:style-name="_33_02">c</text:span><text:span text:style-name="_31_720">o</text:span><text:span text:style-name="_32_643">n</text:span><text:span text:style-name="_36_64">v</text:span><text:span text:style-name="_31_360">e</text:span><text:span text:style-name="_32_427">n</text:span><text:span text:style-name="_32_29">t</text:span><text:span text:style-name="_31_177">i</text:span><text:span text:style-name="_32_211">o</text:span><text:span text:style-name="_34_84">n</text:span><text:span text:style-name="_31_780">a</text:span><text:span text:style-name="_32_113">l</text:span><text:span text:style-name="_33_13">i</text:span><text:span text:style-name="_31_789">t</text:span><text:span text:style-name="_32_293">i</text:span><text:span text:style-name="_35_19">e</text:span><text:span text:style-name="_31_597">s</text:span><text:span text:style-name="_31_805"> </text:span><text:span text:style-name="_33_49">o</text:span><text:span text:style-name="_31_573">f</text:span><text:span text:style-name="_31_809"> </text:span><text:span text:style-name="_38_07">o</text:span><text:span text:style-name="_31_744">u</text:span><text:span text:style-name="_32_029">r</text:span><text:span text:style-name="_39_"> </text:span><text:span text:style-name="_31_321">C</text:span><text:span text:style-name="_32_115">h</text:span><text:span text:style-name="_33_37">r</text:span><text:span text:style-name="_31_237">i</text:span><text:span text:style-name="_32_572">s</text:span><text:span text:style-name="_32_77">t</text:span><text:span text:style-name="_31_501">i</text:span><text:span text:style-name="_32_572">a</text:span><text:span text:style-name="_34_11">n</text:span><text:span text:style-name="_39_05"> </text:span><text:span text:style-name="_32_464">c</text:span><text:span text:style-name="_33_49">i</text:span><text:span text:style-name="_31_706">v</text:span><text:span text:style-name="_32_401">i</text:span><text:span text:style-name="_35_29">l</text:span><text:span text:style-name="_31_573">i</text:span><text:span text:style-name="_32_248">z</text:span><text:span text:style-name="_34_95">a</text:span><text:span text:style-name="_31_237">t</text:span><text:span text:style-name="_32_689">i</text:span><text:span text:style-name="_36_04">o</text:span><text:span text:style-name="_31_575">n</text:span><text:span text:style-name="_31_809"> </text:span><text:span text:style-name="_36_37">m</text:span><text:span text:style-name="_31_789">i</text:span><text:span text:style-name="_32_476">g</text:span><text:span text:style-name="_36_27">h</text:span><text:span text:style-name="_31_501">t</text:span><text:span text:style-name="_31_809"> </text:span><text:span text:style-name="_35_17">a</text:span><text:span text:style-name="_31_573">l</text:span><text:span text:style-name="_32_077">l</text:span><text:span text:style-name="_35_"> </text:span><text:span text:style-name="_31_561">t</text:span><text:span text:style-name="_32_079">o</text:span><text:span text:style-name="_34_12">o</text:span><text:span text:style-name="_39_09"> </text:span><text:span text:style-name="_32_392">d</text:span><text:span text:style-name="_32_41">i</text:span><text:span text:style-name="_31_250">s</text:span><text:span text:style-name="_32_078">c</text:span><text:span text:style-name="_35_92">o</text:span><text:span text:style-name="_31_252">u</text:span><text:span text:style-name="_32_461">r</text:span><text:span text:style-name="_34_57">t</text:span><text:span text:style-name="_31_311">e</text:span><text:span text:style-name="_32_223">o</text:span><text:span text:style-name="_35_32">u</text:span><text:span text:style-name="_31_610">s</text:span><text:span text:style-name="_32_113">l</text:span><text:span text:style-name="_32_32">y</text:span><text:span text:style-name="_39_05"> </text:span><text:span text:style-name="_32_258">s</text:span><text:span text:style-name="_38_08">u</text:span><text:span text:style-name="_31_311">n</text:span><text:span text:style-name="_32_080">d</text:span><text:span text:style-name="_34_45">e</text:span><text:span text:style-name="_31_201">r</text:span><text:span text:style-name="_31_805"> </text:span><text:span text:style-name="_36_01">t</text:span><text:span text:style-name="_31_239">h</text:span><text:span text:style-name="_32_044">e</text:span><text:span text:style-name="_39_"> </text:span><text:span text:style-name="_31_777">f</text:span><text:span text:style-name="_32_605">r</text:span><text:span text:style-name="_37_81">a</text:span><text:span text:style-name="_31_609">i</text:span><text:span text:style-name="_32_605">l</text:span><text:span text:style-name="_39_"> </text:span><text:span text:style-name="_31_240">b</text:span><text:span text:style-name="_32_149">r</text:span><text:span text:style-name="_35_17">i</text:span><text:span text:style-name="_31_611">d</text:span><text:span text:style-name="_32_619">g</text:span><text:span text:style-name="_35_20">e</text:span><text:span text:style-name="_39_09"> </text:span><text:span text:style-name="_32_077">w</text:span><text:span text:style-name="_34_83">h</text:span><text:span text:style-name="_31_309">i</text:span><text:span text:style-name="_32_248">c</text:span><text:span text:style-name="_34_57">h</text:span><text:span text:style-name="_39_09"> </text:span><text:span text:style-name="_32_428">h</text:span><text:span text:style-name="_33_39">a</text:span><text:span text:style-name="_31_144">n</text:span><text:span text:style-name="_32_427">g</text:span><text:span text:style-name="_38_53">s</text:span><text:span text:style-name="_39_09"> </text:span><text:span text:style-name="_32_440">d</text:span><text:span text:style-name="_35_31">a</text:span><text:span text:style-name="_31_249">r</text:span><text:span text:style-name="_32_224">k</text:span><text:span text:style-name="_36_25">l</text:span><text:span text:style-name="_31_429">i</text:span><text:span text:style-name="_32_103">n</text:span><text:span text:style-name="_35_29">g</text:span><text:span text:style-name="_39_09"> </text:span><text:span text:style-name="_32_319">b</text:span><text:span text:style-name="_34_12">e</text:span><text:span text:style-name="_31_681">t</text:span><text:span text:style-name="_32_113">w</text:span><text:span text:style-name="_38_55">e</text:span><text:span text:style-name="_31_204">e</text:span><text:span text:style-name="_32_461">n</text:span><text:span text:style-name="_39_"> </text:span><text:span text:style-name="_31_597">t</text:span><text:span text:style-name="_32_643">h</text:span><text:span text:style-name="_37_00">e</text:span><text:span text:style-name="_39_05"> </text:span><text:span text:style-name="_32_644">p</text:span><text:span text:style-name="_32_31">a</text:span><text:span text:style-name="_31_177">l</text:span><text:span text:style-name="_32_677">e</text:span><text:span text:style-name="_39_"> </text:span><text:span text:style-name="_31_396">a</text:span><text:span text:style-name="_32_511">n</text:span><text:span text:style-name="_38_53">d</text:span><text:span text:style-name="_39_09"> </text:span><text:span text:style-name="_32_512">e</text:span><text:span text:style-name="_34_58">v</text:span><text:span text:style-name="_31_791">a</text:span><text:span text:style-name="_32_320">n</text:span><text:span text:style-name="_33_15">e</text:span><text:span text:style-name="_31_600">s</text:span><text:span text:style-name="_32_572">c</text:span><text:span text:style-name="_38_43">e</text:span><text:span text:style-name="_31_357">n</text:span><text:span text:style-name="_32_293">t</text:span><text:span text:style-name="_35_"> </text:span><text:span text:style-name="_31_563">p</text:span><text:span text:style-name="_32_245">r</text:span><text:span text:style-name="_38_08">e</text:span><text:span text:style-name="_31_670">s</text:span><text:span text:style-name="_32_476">e</text:span><text:span text:style-name="_36_97">n</text:span><text:span text:style-name="_31_237">t</text:span><text:span text:style-name="_31_809"> </text:span><text:span text:style-name="_35_31">a</text:span><text:span text:style-name="_31_312">n</text:span><text:span text:style-name="_32_689">d</text:span><text:span text:style-name="_35_"> </text:span><text:span text:style-name="_31_357">t</text:span><text:span text:style-name="_32_476">h</text:span><text:span text:style-name="_33_03">e</text:span><text:span text:style-name="_39_05"> </text:span><text:span text:style-name="_32_642">s</text:span><text:span text:style-name="_37_72">o</text:span><text:span text:style-name="_31_501">l</text:span><text:span text:style-name="_32_032">e</text:span><text:span text:style-name="_38_77">m</text:span><text:span text:style-name="_31_575">n</text:span><text:span text:style-name="_31_809"> </text:span><text:span text:style-name="_32_44">g</text:span><text:span text:style-name="_31_129">r</text:span><text:span text:style-name="_32_463">e</text:span><text:span text:style-name="_33_01">a</text:span><text:span text:style-name="_31_141">t</text:span><text:span text:style-name="_31_809"> </text:span><text:span text:style-name="_35_20">d</text:span><text:span text:style-name="_31_755">e</text:span><text:span text:style-name="_32_511">e</text:span><text:span text:style-name="_38_20">p</text:span><text:span text:style-name="_31_141">s</text:span><text:span text:style-name="_31_809"> </text:span><text:span text:style-name="_34_21">o</text:span><text:span text:style-name="_31_609">f</text:span><text:span text:style-name="_31_809"> </text:span><text:span text:style-name="_36_61">t</text:span><text:span text:style-name="_31_180">h</text:span><text:span text:style-name="_32_511">e</text:span><text:span text:style-name="_39_"> </text:span><text:span text:style-name="_31_311">e</text:span><text:span text:style-name="_32_497">t</text:span><text:span text:style-name="_38_80">e</text:span><text:span text:style-name="_31_165">r</text:span><text:span text:style-name="_32_679">n</text:span><text:span text:style-name="_32_41">i</text:span><text:span text:style-name="_31_309">t</text:span><text:span text:style-name="_32_653">i</text:span><text:span text:style-name="_38_20">e</text:span><text:span text:style-name="_31_429">s</text:span><text:span text:style-name="_32_509">.</text:span><text:span text:style-name="_35_"> </text:span><text:span text:style-name="_31_201">M</text:span><text:span text:style-name="_32_655">a</text:span><text:span text:style-name="_38_56">y</text:span><text:span text:style-name="_39_05"> </text:span><text:span text:style-name="_32_137">I</text:span><text:span text:style-name="_39_"> </text:span><text:span text:style-name="_31_525">t</text:span><text:span text:style-name="_32_209">r</text:span><text:span text:style-name="_34_84">o</text:span><text:span text:style-name="_31_131">u</text:span><text:span text:style-name="_32_428">b</text:span><text:span text:style-name="_33_13">l</text:span><text:span text:style-name="_31_671">e</text:span><text:span text:style-name="_31_809"> </text:span><text:span text:style-name="_36_76">y</text:span><text:span text:style-name="_31_251">o</text:span><text:span text:style-name="_32_641">u</text:span><text:span text:style-name="_35_"> </text:span><text:span text:style-name="_31_537">f</text:span><text:span text:style-name="_32_293">o</text:span><text:span text:style-name="_36_25">r</text:span><text:span text:style-name="_39_05"> </text:span><text:span text:style-name="_32_473">a</text:span><text:span text:style-name="_35_"> </text:span><text:span text:style-name="_31_609">m</text:span><text:span text:style-name="_32_247">a</text:span><text:span text:style-name="_34_21">t</text:span><text:span text:style-name="_31_756">c</text:span><text:span text:style-name="_32_389">h</text:span><text:span text:style-name="_35_17">?</text:span><text:span text:style-name="_31_201">'</text:span><text:span text:style-name="_32_137">_</text:span><text:span text:style-name="_34_21">_</text:span></text:p>
      <text:p text:style-name="P1"><text:span text:style-name="_32_065">"</text:span><text:span text:style-name="_35_17">I</text:span><text:span text:style-name="_39_09"> </text:span><text:span text:style-name="_32_570">s</text:span><text:span text:style-name="_33_52">a</text:span><text:span text:style-name="_31_561">i</text:span><text:span text:style-name="_32_245">d</text:span><text:span text:style-name="_34_09">:</text:span><text:span text:style-name="_39_05"> </text:span><text:span text:style-name="_32_257">'</text:span><text:span text:style-name="_36_37">Y</text:span><text:span text:style-name="_31_743">o</text:span><text:span text:style-name="_32_260">u</text:span><text:span text:style-name="_35_17">r</text:span><text:span text:style-name="_39_05"> </text:span><text:span text:style-name="_32_138">s</text:span><text:span text:style-name="_32_44">e</text:span><text:span text:style-name="_31_167">n</text:span><text:span text:style-name="_32_077">t</text:span><text:span text:style-name="_35_89">i</text:span><text:span text:style-name="_31_573">m</text:span><text:span text:style-name="_32_512">e</text:span><text:span text:style-name="_37_83">n</text:span><text:span text:style-name="_31_141">t</text:span><text:span text:style-name="_32_332">s</text:span><text:span text:style-name="_39_"> </text:span><text:span text:style-name="_31_204">d</text:span><text:span text:style-name="_32_691">o</text:span><text:span text:style-name="_35_"> </text:span><text:span text:style-name="_31_312">y</text:span><text:span text:style-name="_32_043">o</text:span><text:span text:style-name="_37_09">u</text:span><text:span text:style-name="_39_09"> </text:span><text:span text:style-name="_32_116">h</text:span><text:span text:style-name="_34_95">o</text:span><text:span text:style-name="_31_132">n</text:span><text:span text:style-name="_32_139">o</text:span><text:span text:style-name="_36_25">r</text:span><text:span text:style-name="_31_357">,</text:span><text:span text:style-name="_31_809"> </text:span><text:span text:style-name="_38_43">b</text:span><text:span text:style-name="_31_348">u</text:span><text:span text:style-name="_32_389">t</text:span><text:span text:style-name="_39_"> </text:span><text:span text:style-name="_31_237">i</text:span><text:span text:style-name="_32_461">f</text:span><text:span text:style-name="_35_"> </text:span><text:span text:style-name="_31_130">y</text:span><text:span text:style-name="_32_260">o</text:span><text:span text:style-name="_36_25">u</text:span><text:span text:style-name="_39_09"> </text:span><text:span text:style-name="_32_209">w</text:span><text:span text:style-name="_33_37">i</text:span><text:span text:style-name="_31_165">l</text:span><text:span text:style-name="_32_617">l</text:span><text:span text:style-name="_39_"> </text:span><text:span text:style-name="_31_252">a</text:span><text:span text:style-name="_32_113">l</text:span><text:span text:style-name="_38_05">l</text:span><text:span text:style-name="_31_347">o</text:span><text:span text:style-name="_32_473">w</text:span><text:span text:style-name="_39_"> </text:span><text:span text:style-name="_31_681">m</text:span><text:span text:style-name="_32_329">e</text:span><text:span text:style-name="_39_"> </text:span><text:span text:style-name="_31_669">t</text:span><text:span text:style-name="_32_077">o</text:span><text:span text:style-name="_39_"> </text:span><text:span text:style-name="_31_324">s</text:span><text:span text:style-name="_32_139">a</text:span><text:span text:style-name="_36_25">y</text:span><text:span text:style-name="_39_05"> </text:span><text:span text:style-name="_32_677">i</text:span><text:span text:style-name="_33_01">t</text:span><text:span text:style-name="_31_213">,</text:span><text:span text:style-name="_31_809"> </text:span><text:span text:style-name="_34_09">m</text:span><text:span text:style-name="_31_312">e</text:span><text:span text:style-name="_32_281">t</text:span><text:span text:style-name="_33_51">a</text:span><text:span text:style-name="_31_431">p</text:span><text:span text:style-name="_32_512">h</text:span><text:span text:style-name="_33_13">o</text:span><text:span text:style-name="_31_129">r</text:span><text:span text:style-name="_31_809"> </text:span><text:span text:style-name="_38_53">i</text:span><text:span text:style-name="_31_501">s</text:span><text:span text:style-name="_31_809"> </text:span><text:span text:style-name="_37_71">n</text:span><text:span text:style-name="_31_564">o</text:span><text:span text:style-name="_32_389">t</text:span><text:span text:style-name="_35_"> </text:span><text:span text:style-name="_31_790">y</text:span><text:span text:style-name="_32_284">o</text:span><text:span text:style-name="_35_89">u</text:span><text:span text:style-name="_31_669">r</text:span><text:span text:style-name="_31_809"> </text:span><text:span text:style-name="_36_04">b</text:span><text:span text:style-name="_31_383">e</text:span><text:span text:style-name="_32_317">s</text:span><text:span text:style-name="_33_49">t</text:span><text:span text:style-name="_39_09"> </text:span><text:span text:style-name="_32_692">h</text:span><text:span text:style-name="_32_79">o</text:span><text:span text:style-name="_31_429">l</text:span><text:span text:style-name="_32_317">d</text:span><text:span text:style-name="_38_77">.</text:span><text:span text:style-name="_39_09"> </text:span><text:span text:style-name="_32_245">S</text:span><text:span text:style-name="_32_32">p</text:span><text:span text:style-name="_31_491">a</text:span><text:span text:style-name="_32_029">r</text:span><text:span text:style-name="_37_69">e</text:span><text:span text:style-name="_39_09"> </text:span><text:span text:style-name="_32_464">y</text:span><text:span text:style-name="_33_15">o</text:span><text:span text:style-name="_31_201">u</text:span><text:span text:style-name="_32_653">r</text:span><text:span text:style-name="_35_"> </text:span><text:span text:style-name="_31_213">t</text:span><text:span text:style-name="_32_584">h</text:span><text:span text:style-name="_38_05">i</text:span><text:span text:style-name="_31_611">g</text:span><text:span text:style-name="_32_149">h</text:span><text:span text:style-name="_36_37">;</text:span><text:span text:style-name="_39_05"> </text:span><text:span text:style-name="_32_461">t</text:span><text:span text:style-name="_35_19">h</text:span><text:span text:style-name="_31_165">i</text:span><text:span text:style-name="_32_620">s</text:span><text:span text:style-name="_39_"> </text:span><text:span text:style-name="_31_792">k</text:span><text:span text:style-name="_32_401">i</text:span><text:span text:style-name="_36_27">n</text:span><text:span text:style-name="_31_177">d</text:span><text:span text:style-name="_31_809"> </text:span><text:span text:style-name="_36_97">l</text:span><text:span text:style-name="_31_753">i</text:span><text:span text:style-name="_32_643">g</text:span><text:span text:style-name="_38_56">h</text:span><text:span text:style-name="_31_573">t</text:span><text:span text:style-name="_31_809"> </text:span><text:span text:style-name="_34_24">o</text:span><text:span text:style-name="_31_575">n</text:span><text:span text:style-name="_32_317">l</text:span><text:span text:style-name="_37_69">y</text:span><text:span text:style-name="_39_09"> </text:span><text:span text:style-name="_32_440">o</text:span><text:span text:style-name="_36_63">n</text:span><text:span text:style-name="_39_09"> </text:span><text:span text:style-name="_32_065">t</text:span><text:span text:style-name="_38_19">h</text:span><text:span text:style-name="_31_180">e</text:span><text:span text:style-name="_31_805"> </text:span><text:span text:style-name="_32_32">b</text:span><text:span text:style-name="_31_491">o</text:span><text:span text:style-name="_32_617">x</text:span><text:span text:style-name="_37_69">,</text:span><text:span text:style-name="_39_05"> </text:span><text:span text:style-name="_32_139">a</text:span><text:span text:style-name="_33_04">n</text:span><text:span text:style-name="_31_393">d</text:span><text:span text:style-name="_31_809"> </text:span><text:span text:style-name="_34_09">r</text:span><text:span text:style-name="_31_360">a</text:span><text:span text:style-name="_32_497">r</text:span><text:span text:style-name="_34_11">e</text:span><text:span text:style-name="_31_249">l</text:span><text:span text:style-name="_32_329">y</text:span><text:span text:style-name="_35_"> </text:span><text:span text:style-name="_31_525">t</text:span><text:span text:style-name="_32_583">h</text:span><text:span text:style-name="_33_52">e</text:span><text:span text:style-name="_31_321">r</text:span><text:span text:style-name="_32_461">e</text:span><text:span text:style-name="_35_29">,</text:span><text:span text:style-name="_39_05"> </text:span><text:span text:style-name="_32_425">i</text:span><text:span text:style-name="_35_89">n</text:span><text:span text:style-name="_39_05"> </text:span><text:span text:style-name="_32_329">f</text:span><text:span text:style-name="_34_84">a</text:span><text:span text:style-name="_31_142">c</text:span><text:span text:style-name="_32_149">t</text:span><text:span text:style-name="_36_37">,</text:span><text:span text:style-name="_39_09"> </text:span><text:span text:style-name="_32_293">i</text:span><text:span text:style-name="_35_17">f</text:span><text:span text:style-name="_39_05"> </text:span><text:span text:style-name="_32_401">m</text:span><text:span text:style-name="_38_53">y</text:span><text:span text:style-name="_39_09"> </text:span><text:span text:style-name="_32_068">e</text:span><text:span text:style-name="_32_42">x</text:span><text:span text:style-name="_31_540">p</text:span><text:span text:style-name="_32_475">e</text:span><text:span text:style-name="_38_89">r</text:span><text:span text:style-name="_31_489">i</text:span><text:span text:style-name="_32_332">e</text:span><text:span text:style-name="_36_63">n</text:span><text:span text:style-name="_31_562">c</text:span><text:span text:style-name="_32_104">e</text:span><text:span text:style-name="_39_"> </text:span><text:span text:style-name="_31_789">m</text:span><text:span text:style-name="_32_151">a</text:span><text:span text:style-name="_36_76">y</text:span><text:span text:style-name="_39_05"> </text:span><text:span text:style-name="_32_511">b</text:span><text:span text:style-name="_34_84">e</text:span><text:span text:style-name="_39_05"> </text:span><text:span text:style-name="_32_401">t</text:span><text:span text:style-name="_34_45">r</text:span><text:span text:style-name="_31_744">u</text:span><text:span text:style-name="_32_498">s</text:span><text:span text:style-name="_36_97">t</text:span><text:span text:style-name="_31_708">e</text:span><text:span text:style-name="_32_427">d</text:span><text:span text:style-name="_32_65">.</text:span><text:span text:style-name="_39_09"> </text:span><text:span text:style-name="_32_029">B</text:span><text:span text:style-name="_36_61">u</text:span><text:span text:style-name="_31_429">t</text:span><text:span text:style-name="_31_805"> </text:span><text:span text:style-name="_37_69">t</text:span><text:span text:style-name="_31_609">o</text:span><text:span text:style-name="_31_805"> </text:span><text:span text:style-name="_36_37">r</text:span><text:span text:style-name="_31_575">e</text:span><text:span text:style-name="_32_437">t</text:span><text:span text:style-name="_37_72">u</text:span><text:span text:style-name="_31_489">r</text:span><text:span text:style-name="_32_065">n</text:span><text:span text:style-name="_35_"> </text:span><text:span text:style-name="_31_321">t</text:span><text:span text:style-name="_32_605">o</text:span><text:span text:style-name="_35_"> </text:span><text:span text:style-name="_31_576">b</text:span><text:span text:style-name="_32_331">u</text:span><text:span text:style-name="_34_12">s</text:span><text:span text:style-name="_31_393">i</text:span><text:span text:style-name="_32_499">n</text:span><text:span text:style-name="_38_07">e</text:span><text:span text:style-name="_31_360">s</text:span><text:span text:style-name="_32_401">s</text:span><text:span text:style-name="_36_97">:</text:span><text:span text:style-name="_39_05"> </text:span><text:span text:style-name="_32_512">h</text:span><text:span text:style-name="_34_23">o</text:span><text:span text:style-name="_31_753">w</text:span><text:span text:style-name="_31_809"> </text:span><text:span text:style-name="_35_19">d</text:span><text:span text:style-name="_31_597">i</text:span><text:span text:style-name="_32_512">d</text:span><text:span text:style-name="_39_"> </text:span><text:span text:style-name="_31_430">y</text:span><text:span text:style-name="_32_512">o</text:span><text:span text:style-name="_36_25">u</text:span><text:span text:style-name="_39_09"> </text:span><text:span text:style-name="_32_691">g</text:span><text:span text:style-name="_34_84">e</text:span><text:span text:style-name="_31_669">t</text:span><text:span text:style-name="_31_805"> </text:span><text:span text:style-name="_34_93">i</text:span><text:span text:style-name="_31_681">n</text:span><text:span text:style-name="_31_805"> </text:span><text:span text:style-name="_33_03">h</text:span><text:span text:style-name="_31_540">e</text:span><text:span text:style-name="_32_113">r</text:span><text:span text:style-name="_33_49">e</text:span><text:span text:style-name="_31_345">?</text:span><text:span text:style-name="_32_437">'</text:span></text:p>
      <text:p text:style-name="P1"><text:span text:style-name="_31_381">"</text:span><text:span text:style-name="_32_437">'</text:span><text:span text:style-name="_34_21">T</text:span><text:span text:style-name="_31_395">h</text:span><text:span text:style-name="_32_329">r</text:span><text:span text:style-name="_32_68">o</text:span><text:span text:style-name="_31_672">u</text:span><text:span text:style-name="_32_499">g</text:span><text:span text:style-name="_38_77">h</text:span><text:span text:style-name="_39_05"> </text:span><text:span text:style-name="_32_389">a</text:span><text:span text:style-name="_35_"> </text:span><text:span text:style-name="_31_720">s</text:span><text:span text:style-name="_32_679">e</text:span><text:span text:style-name="_38_08">c</text:span><text:span text:style-name="_31_323">o</text:span><text:span text:style-name="_32_619">n</text:span><text:span text:style-name="_34_48">d</text:span>-<text:span text:style-name="_32_498">s</text:span><text:span text:style-name="_38_89">t</text:span><text:span text:style-name="_31_600">o</text:span><text:span text:style-name="_32_209">r</text:span><text:span text:style-name="_36_61">y</text:span><text:span text:style-name="_39_09"> </text:span><text:span text:style-name="_32_029">w</text:span><text:span text:style-name="_32_65">i</text:span><text:span text:style-name="_31_179">n</text:span><text:span text:style-name="_32_080">d</text:span><text:span text:style-name="_37_81">o</text:span><text:span text:style-name="_31_789">w</text:span><text:span text:style-name="_32_569">.</text:span><text:span text:style-name="_33_37">'</text:span></text:p>
      <text:p text:style-name="P1"><text:span text:style-name="_32_569">"</text:span><text:span text:style-name="_33_13">I</text:span><text:span text:style-name="_31_501">t</text:span><text:span text:style-name="_31_805"> </text:span><text:span text:style-name="_36_25">w</text:span><text:span text:style-name="_31_719">a</text:span><text:span text:style-name="_32_224">s</text:span><text:span text:style-name="_35_"> </text:span><text:span text:style-name="_31_312">e</text:span><text:span text:style-name="_32_258">v</text:span><text:span text:style-name="_35_20">e</text:span><text:span text:style-name="_31_419">n</text:span><text:span text:style-name="_31_809"> </text:span><text:span text:style-name="_37_84">s</text:span><text:span text:style-name="_31_707">o</text:span><text:span text:style-name="_32_101">.</text:span><text:span text:style-name="_39_"> </text:span><text:span text:style-name="_31_165">I</text:span><text:span text:style-name="_31_809"> </text:span><text:span text:style-name="_38_05">r</text:span><text:span text:style-name="_31_599">e</text:span><text:span text:style-name="_32_584">d</text:span><text:span text:style-name="_38_80">e</text:span><text:span text:style-name="_31_311">e</text:span><text:span text:style-name="_32_473">m</text:span><text:span text:style-name="_38_92">e</text:span><text:span text:style-name="_31_383">d</text:span><text:span text:style-name="_31_805"> </text:span><text:span text:style-name="_38_05">t</text:span><text:span text:style-name="_31_180">h</text:span><text:span text:style-name="_32_079">e</text:span><text:span text:style-name="_35_"> </text:span><text:span text:style-name="_31_669">t</text:span><text:span text:style-name="_32_113">i</text:span><text:span text:style-name="_38_91">n</text:span><text:span text:style-name="_31_237">w</text:span><text:span text:style-name="_32_404">a</text:span><text:span text:style-name="_37_09">r</text:span><text:span text:style-name="_31_381">e</text:span><text:span text:style-name="_31_809"> </text:span><text:span text:style-name="_36_01">a</text:span><text:span text:style-name="_31_525">t</text:span><text:span text:style-name="_31_805"> </text:span><text:span text:style-name="_36_64">p</text:span><text:span text:style-name="_31_323">a</text:span><text:span text:style-name="_32_257">w</text:span><text:span text:style-name="_34_47">n</text:span><text:span text:style-name="_31_600">b</text:span><text:span text:style-name="_32_401">r</text:span><text:span text:style-name="_38_91">o</text:span><text:span text:style-name="_31_324">k</text:span><text:span text:style-name="_32_139">e</text:span><text:span text:style-name="_34_81">r</text:span><text:span text:style-name="_31_429">'</text:span><text:span text:style-name="_32_476">s</text:span><text:span text:style-name="_35_"> </text:span><text:span text:style-name="_31_177">r</text:span><text:span text:style-name="_32_080">a</text:span><text:span text:style-name="_34_09">t</text:span><text:span text:style-name="_31_683">e</text:span><text:span text:style-name="_32_473">s</text:span><text:span text:style-name="_36_73">,</text:span><text:span text:style-name="_39_09"> </text:span><text:span text:style-name="_32_293">l</text:span><text:span text:style-name="_36_39">e</text:span><text:span text:style-name="_31_792">s</text:span><text:span text:style-name="_32_137">s</text:span><text:span text:style-name="_35_"> </text:span><text:span text:style-name="_31_360">c</text:span><text:span text:style-name="_32_439">o</text:span><text:span text:style-name="_34_09">s</text:span><text:span text:style-name="_31_705">t</text:span><text:span text:style-name="_31_805"> </text:span><text:span text:style-name="_37_09">o</text:span><text:span text:style-name="_31_789">f</text:span><text:span text:style-name="_31_809"> </text:span><text:span text:style-name="_38_19">a</text:span><text:span text:style-name="_31_432">d</text:span><text:span text:style-name="_32_080">v</text:span><text:span text:style-name="_32_79">e</text:span><text:span text:style-name="_31_573">r</text:span><text:span text:style-name="_32_581">t</text:span><text:span text:style-name="_33_13">i</text:span><text:span text:style-name="_31_708">s</text:span><text:span text:style-name="_32_461">i</text:span><text:span text:style-name="_38_55">n</text:span><text:span text:style-name="_31_393">g</text:span><text:span text:style-name="_32_029">,</text:span><text:span text:style-name="_35_"> </text:span><text:span text:style-name="_31_599">b</text:span><text:span text:style-name="_32_656">a</text:span><text:span text:style-name="_37_72">d</text:span><text:span text:style-name="_31_323">e</text:span><text:span text:style-name="_31_809"> </text:span><text:span text:style-name="_33_49">t</text:span><text:span text:style-name="_31_611">h</text:span><text:span text:style-name="_32_224">e</text:span><text:span text:style-name="_35_"> </text:span><text:span text:style-name="_31_323">b</text:span><text:span text:style-name="_32_080">u</text:span><text:span text:style-name="_36_37">r</text:span><text:span text:style-name="_31_527">g</text:span><text:span text:style-name="_32_041">l</text:span><text:span text:style-name="_33_16">a</text:span><text:span text:style-name="_31_381">r</text:span><text:span text:style-name="_31_809"> </text:span><text:span text:style-name="_38_07">g</text:span><text:span text:style-name="_31_492">o</text:span><text:span text:style-name="_32_619">o</text:span><text:span text:style-name="_32_44">d</text:span>-<text:span text:style-name="_32_404">n</text:span><text:span text:style-name="_36_73">i</text:span><text:span text:style-name="_31_503">g</text:span><text:span text:style-name="_32_077">h</text:span><text:span text:style-name="_34_81">t</text:span><text:span text:style-name="_31_417">,</text:span><text:span text:style-name="_31_805"> </text:span><text:span text:style-name="_33_52">c</text:span><text:span text:style-name="_31_417">l</text:span><text:span text:style-name="_32_679">o</text:span><text:span text:style-name="_36_40">s</text:span><text:span text:style-name="_31_491">e</text:span><text:span text:style-name="_32_473">d</text:span><text:span text:style-name="_35_"> </text:span><text:span text:style-name="_31_561">t</text:span><text:span text:style-name="_32_079">h</text:span><text:span text:style-name="_34_96">e</text:span><text:span text:style-name="_39_05"> </text:span><text:span text:style-name="_32_473">w</text:span><text:span text:style-name="_36_97">i</text:span><text:span text:style-name="_31_528">n</text:span><text:span text:style-name="_32_571">d</text:span><text:span text:style-name="_36_37">o</text:span><text:span text:style-name="_31_249">w</text:span><text:span text:style-name="_31_809"> </text:span><text:span text:style-name="_34_48">a</text:span><text:span text:style-name="_31_309">f</text:span><text:span text:style-name="_32_257">t</text:span><text:span text:style-name="_34_59">e</text:span><text:span text:style-name="_31_345">r</text:span><text:span text:style-name="_31_805"> </text:span><text:span text:style-name="_37_09">h</text:span><text:span text:style-name="_31_393">i</text:span><text:span text:style-name="_32_077">m</text:span><text:span text:style-name="_34_09">,</text:span><text:span text:style-name="_39_05"> </text:span><text:span text:style-name="_32_679">a</text:span><text:span text:style-name="_34_12">n</text:span><text:span text:style-name="_31_345">d</text:span><text:span text:style-name="_31_809"> </text:span><text:span text:style-name="_34_57">r</text:span><text:span text:style-name="_31_564">e</text:span><text:span text:style-name="_32_401">t</text:span><text:span text:style-name="_34_45">i</text:span><text:span text:style-name="_31_717">r</text:span><text:span text:style-name="_32_643">e</text:span><text:span text:style-name="_36_01">d</text:span><text:span text:style-name="_39_09"> </text:span><text:span text:style-name="_32_689">t</text:span><text:span text:style-name="_33_01">o</text:span><text:span text:style-name="_39_05"> </text:span><text:span text:style-name="_32_248">h</text:span><text:span text:style-name="_35_91">e</text:span><text:span text:style-name="_31_612">a</text:span><text:span text:style-name="_32_043">d</text:span><text:span text:style-name="_36_40">q</text:span><text:span text:style-name="_31_527">u</text:span><text:span text:style-name="_32_620">a</text:span><text:span text:style-name="_36_25">r</text:span><text:span text:style-name="_31_573">t</text:span><text:span text:style-name="_32_463">e</text:span><text:span text:style-name="_37_81">r</text:span><text:span text:style-name="_31_573">s</text:span><text:span text:style-name="_31_809"> </text:span><text:span text:style-name="_36_37">t</text:span><text:span text:style-name="_31_201">o</text:span><text:span text:style-name="_31_805"> </text:span><text:span text:style-name="_33_37">r</text:span><text:span text:style-name="_31_215">e</text:span><text:span text:style-name="_32_620">p</text:span><text:span text:style-name="_35_89">o</text:span><text:span text:style-name="_31_609">r</text:span><text:span text:style-name="_32_569">t</text:span><text:span text:style-name="_35_17">.</text:span><text:span text:style-name="_39_09"> </text:span><text:span text:style-name="_32_317">N</text:span><text:span text:style-name="_34_24">e</text:span><text:span text:style-name="_31_682">x</text:span><text:span text:style-name="_32_317">t</text:span><text:span text:style-name="_39_"> </text:span><text:span text:style-name="_31_753">m</text:span><text:span text:style-name="_32_080">o</text:span><text:span text:style-name="_36_37">r</text:span><text:span text:style-name="_31_215">n</text:span><text:span text:style-name="_32_401">i</text:span><text:span text:style-name="_32_79">n</text:span><text:span text:style-name="_31_744">g</text:span><text:span text:style-name="_31_809"> </text:span><text:span text:style-name="_35_17">w</text:span><text:span text:style-name="_31_525">e</text:span><text:span text:style-name="_31_805"> </text:span><text:span text:style-name="_33_38">s</text:span><text:span text:style-name="_31_144">e</text:span><text:span text:style-name="_32_281">n</text:span><text:span text:style-name="_34_93">t</text:span><text:span text:style-name="_39_05"> </text:span><text:span text:style-name="_32_437">f</text:span><text:span text:style-name="_33_13">o</text:span><text:span text:style-name="_31_213">r</text:span><text:span text:style-name="_31_809"> </text:span><text:span text:style-name="_36_97">t</text:span><text:span text:style-name="_31_324">h</text:span><text:span text:style-name="_32_043">e</text:span><text:span text:style-name="_39_"> </text:span><text:span text:style-name="_31_131">b</text:span><text:span text:style-name="_32_572">u</text:span><text:span text:style-name="_36_01">r</text:span><text:span text:style-name="_31_360">g</text:span><text:span text:style-name="_32_065">l</text:span><text:span text:style-name="_34_47">a</text:span><text:span text:style-name="_31_321">r</text:span>-<text:span text:style-name="_36_40">a</text:span><text:span text:style-name="_31_237">l</text:span><text:span text:style-name="_32_319">a</text:span><text:span text:style-name="_34_09">r</text:span><text:span text:style-name="_31_165">m</text:span><text:span text:style-name="_31_805"> </text:span><text:span text:style-name="_34_45">m</text:span><text:span text:style-name="_31_708">a</text:span><text:span text:style-name="_32_031">n</text:span><text:span text:style-name="_36_25">,</text:span><text:span text:style-name="_39_05"> </text:span><text:span text:style-name="_32_619">a</text:span><text:span text:style-name="_38_80">n</text:span><text:span text:style-name="_31_525">d</text:span><text:span text:style-name="_31_809"> </text:span><text:span text:style-name="_36_04">h</text:span><text:span text:style-name="_31_671">e</text:span><text:span text:style-name="_31_809"> </text:span><text:soft-page-break/><text:span text:style-name="_36_98">c</text:span><text:span text:style-name="_31_168">a</text:span><text:span text:style-name="_32_317">m</text:span><text:span text:style-name="_32_65">e</text:span><text:span text:style-name="_39_09"> </text:span><text:span text:style-name="_32_439">u</text:span><text:span text:style-name="_32_80">p</text:span><text:span text:style-name="_39_05"> </text:span><text:span text:style-name="_32_680">a</text:span><text:span text:style-name="_35_19">n</text:span><text:span text:style-name="_31_753">d</text:span><text:span text:style-name="_31_805"> </text:span><text:span text:style-name="_33_40">e</text:span><text:span text:style-name="_31_130">x</text:span><text:span text:style-name="_32_152">p</text:span><text:span text:style-name="_33_49">l</text:span><text:span text:style-name="_31_575">a</text:span><text:span text:style-name="_32_437">i</text:span><text:span text:style-name="_33_51">n</text:span><text:span text:style-name="_31_684">e</text:span><text:span text:style-name="_32_689">d</text:span><text:span text:style-name="_35_"> </text:span><text:span text:style-name="_31_141">t</text:span><text:span text:style-name="_32_403">h</text:span><text:span text:style-name="_34_60">a</text:span><text:span text:style-name="_31_609">t</text:span><text:span text:style-name="_31_809"> </text:span><text:span text:style-name="_32_77">t</text:span><text:span text:style-name="_31_252">h</text:span><text:span text:style-name="_32_283">e</text:span><text:span text:style-name="_39_"> </text:span><text:span text:style-name="_31_249">r</text:span><text:span text:style-name="_32_115">e</text:span><text:span text:style-name="_34_48">a</text:span><text:span text:style-name="_31_310">s</text:span><text:span text:style-name="_32_680">o</text:span><text:span text:style-name="_33_13">n</text:span><text:span text:style-name="_39_09"> </text:span><text:span text:style-name="_32_317">t</text:span><text:span text:style-name="_34_95">h</text:span><text:span text:style-name="_31_252">e</text:span><text:span text:style-name="_31_809"> </text:span><text:span text:style-name="_37_83">a</text:span><text:span text:style-name="_31_321">l</text:span><text:span text:style-name="_32_476">a</text:span><text:span text:style-name="_34_21">r</text:span><text:span text:style-name="_31_201">m</text:span><text:span text:style-name="_31_809"> </text:span><text:span text:style-name="_36_28">d</text:span><text:span text:style-name="_31_537">i</text:span><text:span text:style-name="_32_391">d</text:span><text:span text:style-name="_39_"> </text:span><text:span text:style-name="_31_791">n</text:span><text:span text:style-name="_32_104">o</text:span><text:span text:style-name="_32_29">t</text:span><text:span text:style-name="_39_09"> </text:span><text:span text:style-name="_32_113">'</text:span><text:span text:style-name="_34_23">g</text:span><text:span text:style-name="_31_792">o</text:span><text:span text:style-name="_31_809"> </text:span><text:span text:style-name="_32_41">o</text:span><text:span text:style-name="_31_429">f</text:span><text:span text:style-name="_32_329">f</text:span><text:span text:style-name="_35_89">'</text:span><text:span text:style-name="_39_09"> </text:span><text:span text:style-name="_32_401">w</text:span><text:span text:style-name="_37_84">a</text:span><text:span text:style-name="_31_142">s</text:span><text:span text:style-name="_31_805"> </text:span><text:span text:style-name="_36_61">t</text:span><text:span text:style-name="_31_348">h</text:span><text:span text:style-name="_32_427">a</text:span><text:span text:style-name="_35_29">t</text:span><text:span text:style-name="_39_05"> </text:span><text:span text:style-name="_32_223">n</text:span><text:span text:style-name="_36_76">o</text:span><text:span text:style-name="_39_09"> </text:span><text:span text:style-name="_32_464">p</text:span><text:span text:style-name="_36_27">a</text:span><text:span text:style-name="_31_669">r</text:span><text:span text:style-name="_32_293">t</text:span><text:span text:style-name="_39_"> </text:span><text:span text:style-name="_31_537">o</text:span><text:span text:style-name="_32_437">f</text:span><text:span text:style-name="_39_"> </text:span><text:span text:style-name="_31_357">t</text:span><text:span text:style-name="_32_463">h</text:span><text:span text:style-name="_32_44">e</text:span><text:span text:style-name="_39_05"> </text:span><text:span text:style-name="_32_403">h</text:span><text:span text:style-name="_36_76">o</text:span><text:span text:style-name="_31_323">u</text:span><text:span text:style-name="_32_476">s</text:span><text:span text:style-name="_33_37">e</text:span><text:span text:style-name="_39_09"> </text:span><text:span text:style-name="_32_391">b</text:span><text:span text:style-name="_34_60">u</text:span><text:span text:style-name="_31_525">t</text:span><text:span text:style-name="_31_809"> </text:span><text:span text:style-name="_32_29">t</text:span><text:span text:style-name="_31_420">h</text:span><text:span text:style-name="_32_571">e</text:span><text:span text:style-name="_35_"> </text:span><text:span text:style-name="_31_681">f</text:span><text:span text:style-name="_32_293">i</text:span><text:span text:style-name="_33_13">r</text:span><text:span text:style-name="_31_561">s</text:span><text:span text:style-name="_32_065">t</text:span><text:span text:style-name="_39_"> </text:span><text:span text:style-name="_31_525">f</text:span><text:span text:style-name="_32_605">l</text:span><text:span text:style-name="_38_80">o</text:span><text:span text:style-name="_31_131">o</text:span><text:span text:style-name="_32_581">r</text:span><text:span text:style-name="_35_"> </text:span><text:span text:style-name="_31_753">w</text:span><text:span text:style-name="_32_151">a</text:span><text:span text:style-name="_37_84">s</text:span><text:span text:style-name="_39_09"> </text:span><text:span text:style-name="_32_500">a</text:span><text:span text:style-name="_32_41">t</text:span><text:span text:style-name="_31_429">t</text:span><text:span text:style-name="_32_247">a</text:span><text:span text:style-name="_32_78">c</text:span><text:span text:style-name="_31_432">h</text:span><text:span text:style-name="_32_403">e</text:span><text:span text:style-name="_36_76">d</text:span><text:span text:style-name="_39_09"> </text:span><text:span text:style-name="_32_029">t</text:span><text:span text:style-name="_34_21">o</text:span><text:span text:style-name="_39_05"> </text:span><text:span text:style-name="_32_029">t</text:span><text:span text:style-name="_34_83">h</text:span><text:span text:style-name="_31_216">e</text:span><text:span text:style-name="_31_805"> </text:span><text:span text:style-name="_32_31">a</text:span><text:span text:style-name="_31_537">l</text:span><text:span text:style-name="_32_392">a</text:span><text:span text:style-name="_34_57">r</text:span><text:span text:style-name="_31_417">m</text:span><text:span text:style-name="_32_605">.</text:span><text:span text:style-name="_39_"> </text:span><text:span text:style-name="_31_525">T</text:span><text:span text:style-name="_32_427">h</text:span><text:span text:style-name="_33_13">i</text:span><text:span text:style-name="_31_216">s</text:span><text:span text:style-name="_31_809"> </text:span><text:span text:style-name="_33_01">w</text:span><text:span text:style-name="_31_720">a</text:span><text:span text:style-name="_32_474">s</text:span><text:span text:style-name="_39_"> </text:span><text:span text:style-name="_31_214">s</text:span><text:span text:style-name="_32_689">i</text:span><text:span text:style-name="_33_49">m</text:span><text:span text:style-name="_31_132">p</text:span><text:span text:style-name="_32_425">l</text:span><text:span text:style-name="_32_41">y</text:span><text:span text:style-name="_39_09"> </text:span><text:span text:style-name="_32_101">i</text:span><text:span text:style-name="_33_40">d</text:span><text:span text:style-name="_31_597">i</text:span><text:span text:style-name="_32_079">o</text:span><text:span text:style-name="_37_81">t</text:span><text:span text:style-name="_31_213">i</text:span><text:span text:style-name="_32_149">c</text:span><text:span text:style-name="_38_89">;</text:span><text:span text:style-name="_39_09"> </text:span><text:span text:style-name="_32_439">o</text:span><text:span text:style-name="_38_92">n</text:span><text:span text:style-name="_31_705">e</text:span><text:span text:style-name="_31_805"> </text:span><text:span text:style-name="_34_21">m</text:span><text:span text:style-name="_31_681">i</text:span><text:span text:style-name="_32_152">g</text:span><text:span text:style-name="_32_67">h</text:span><text:span text:style-name="_31_501">t</text:span><text:span text:style-name="_31_805"> </text:span><text:span text:style-name="_34_24">a</text:span><text:span text:style-name="_31_130">s</text:span><text:span text:style-name="_31_809"> </text:span><text:span text:style-name="_37_09">w</text:span><text:span text:style-name="_31_561">e</text:span><text:span text:style-name="_32_137">l</text:span><text:span text:style-name="_36_97">l</text:span><text:span text:style-name="_39_09"> </text:span><text:span text:style-name="_32_500">h</text:span><text:span text:style-name="_35_91">a</text:span><text:span text:style-name="_31_430">v</text:span><text:span text:style-name="_32_392">e</text:span><text:span text:style-name="_39_"> </text:span><text:span text:style-name="_31_504">n</text:span><text:span text:style-name="_32_139">o</text:span><text:span text:style-name="_35_"> </text:span><text:span text:style-name="_31_527">a</text:span><text:span text:style-name="_32_617">r</text:span><text:span text:style-name="_33_01">m</text:span><text:span text:style-name="_31_132">o</text:span><text:span text:style-name="_32_029">r</text:span><text:span text:style-name="_39_"> </text:span><text:span text:style-name="_31_755">o</text:span><text:span text:style-name="_32_044">n</text:span><text:span text:style-name="_39_"> </text:span><text:span text:style-name="_31_141">a</text:span><text:span text:style-name="_32_041">t</text:span><text:span text:style-name="_35_"> </text:span><text:span text:style-name="_31_201">a</text:span><text:span text:style-name="_32_617">l</text:span><text:span text:style-name="_38_41">l</text:span><text:span text:style-name="_39_05"> </text:span><text:span text:style-name="_32_029">i</text:span><text:span text:style-name="_33_13">n</text:span><text:span text:style-name="_39_09"> </text:span><text:span text:style-name="_32_320">b</text:span><text:span text:style-name="_36_27">a</text:span><text:span text:style-name="_31_609">t</text:span><text:span text:style-name="_32_113">t</text:span><text:span text:style-name="_38_77">l</text:span><text:span text:style-name="_31_597">e</text:span><text:span text:style-name="_31_809"> </text:span><text:span text:style-name="_35_20">a</text:span><text:span text:style-name="_31_490">s</text:span><text:span text:style-name="_31_805"> </text:span><text:span text:style-name="_36_25">t</text:span><text:span text:style-name="_31_489">o</text:span><text:span text:style-name="_31_809"> </text:span><text:span text:style-name="_38_19">h</text:span><text:span text:style-name="_31_756">a</text:span><text:span text:style-name="_32_294">v</text:span><text:span text:style-name="_32_32">e</text:span><text:span text:style-name="_39_05"> </text:span><text:span text:style-name="_32_425">i</text:span><text:span text:style-name="_34_81">t</text:span><text:span text:style-name="_39_09"> </text:span><text:span text:style-name="_32_224">o</text:span><text:span text:style-name="_38_43">n</text:span><text:span text:style-name="_31_345">l</text:span><text:span text:style-name="_32_293">y</text:span><text:span text:style-name="_35_"> </text:span><text:span text:style-name="_31_744">o</text:span><text:span text:style-name="_32_067">n</text:span><text:span text:style-name="_39_"> </text:span><text:span text:style-name="_31_347">h</text:span><text:span text:style-name="_32_209">i</text:span><text:span text:style-name="_37_12">s</text:span><text:span text:style-name="_39_09"> </text:span><text:span text:style-name="_32_389">l</text:span><text:span text:style-name="_36_99">e</text:span><text:span text:style-name="_31_684">g</text:span><text:span text:style-name="_32_689">s</text:span><text:span text:style-name="_33_13">.</text:span><text:span text:style-name="_39_05"> </text:span><text:span text:style-name="_32_617">T</text:span><text:span text:style-name="_36_64">h</text:span><text:span text:style-name="_31_251">e</text:span><text:span text:style-name="_31_809"> </text:span><text:span text:style-name="_33_03">e</text:span><text:span text:style-name="_31_708">x</text:span><text:span text:style-name="_32_116">p</text:span><text:span text:style-name="_33_15">e</text:span><text:span text:style-name="_31_309">r</text:span><text:span text:style-name="_32_605">t</text:span><text:span text:style-name="_35_"> </text:span><text:span text:style-name="_31_419">n</text:span><text:span text:style-name="_32_500">o</text:span><text:span text:style-name="_34_09">w</text:span><text:span text:style-name="_39_09"> </text:span><text:span text:style-name="_32_691">p</text:span><text:span text:style-name="_32_44">u</text:span><text:span text:style-name="_31_717">t</text:span><text:span text:style-name="_31_809"> </text:span><text:span text:style-name="_35_17">t</text:span><text:span text:style-name="_31_576">h</text:span><text:span text:style-name="_32_583">e</text:span><text:span text:style-name="_35_"> </text:span><text:span text:style-name="_31_129">w</text:span><text:span text:style-name="_32_463">h</text:span><text:span text:style-name="_38_08">o</text:span><text:span text:style-name="_31_177">l</text:span><text:span text:style-name="_32_509">e</text:span><text:span text:style-name="_35_"> </text:span><text:span text:style-name="_31_502">s</text:span><text:span text:style-name="_32_512">e</text:span><text:span text:style-name="_37_84">c</text:span><text:span text:style-name="_31_179">o</text:span><text:span text:style-name="_32_607">n</text:span><text:span text:style-name="_32_44">d</text:span><text:span text:style-name="_39_09"> </text:span><text:span text:style-name="_32_438">s</text:span><text:span text:style-name="_34_21">t</text:span><text:span text:style-name="_31_756">o</text:span><text:span text:style-name="_32_041">r</text:span><text:span text:style-name="_32_65">y</text:span><text:span text:style-name="_39_09"> </text:span><text:span text:style-name="_32_115">o</text:span><text:span text:style-name="_36_28">n</text:span><text:span text:style-name="_39_09"> </text:span><text:span text:style-name="_32_389">t</text:span><text:span text:style-name="_35_32">h</text:span><text:span text:style-name="_31_239">e</text:span><text:span text:style-name="_31_809"> </text:span><text:span text:style-name="_35_92">a</text:span><text:span text:style-name="_31_357">l</text:span><text:span text:style-name="_32_463">a</text:span><text:span text:style-name="_36_01">r</text:span><text:span text:style-name="_31_213">m</text:span><text:span text:style-name="_32_029">,</text:span><text:span text:style-name="_35_"> </text:span><text:span text:style-name="_31_322">c</text:span><text:span text:style-name="_32_692">h</text:span><text:span text:style-name="_36_99">a</text:span><text:span text:style-name="_31_597">r</text:span><text:span text:style-name="_32_224">g</text:span><text:span text:style-name="_33_15">e</text:span><text:span text:style-name="_31_792">d</text:span><text:span text:style-name="_31_809"> </text:span><text:span text:style-name="_36_97">t</text:span><text:span text:style-name="_31_419">h</text:span><text:span text:style-name="_32_317">r</text:span><text:span text:style-name="_38_80">e</text:span><text:span text:style-name="_31_501">e</text:span><text:span text:style-name="_31_805"> </text:span><text:span text:style-name="_34_84">h</text:span><text:span text:style-name="_31_491">u</text:span><text:span text:style-name="_32_656">n</text:span><text:span text:style-name="_32_67">d</text:span><text:span text:style-name="_31_789">r</text:span><text:span text:style-name="_32_031">e</text:span><text:span text:style-name="_38_44">d</text:span><text:span text:style-name="_39_09"> </text:span><text:span text:style-name="_32_475">d</text:span><text:span text:style-name="_32_68">o</text:span><text:span text:style-name="_31_609">l</text:span><text:span text:style-name="_32_209">l</text:span><text:span text:style-name="_33_04">a</text:span><text:span text:style-name="_31_717">r</text:span><text:span text:style-name="_32_318">s</text:span><text:span text:style-name="_35_"> </text:span><text:span text:style-name="_31_681">f</text:span><text:span text:style-name="_32_401">o</text:span><text:span text:style-name="_34_09">r</text:span><text:span text:style-name="_39_09"> </text:span><text:span text:style-name="_32_653">i</text:span><text:span text:style-name="_36_97">t</text:span><text:span text:style-name="_31_429">,</text:span><text:span text:style-name="_31_805"> </text:span><text:span text:style-name="_32_31">a</text:span><text:span text:style-name="_31_792">n</text:span><text:span text:style-name="_32_077">d</text:span><text:span text:style-name="_39_"> </text:span><text:span text:style-name="_31_141">w</text:span><text:span text:style-name="_32_116">e</text:span><text:span text:style-name="_32_43">n</text:span><text:span text:style-name="_31_429">t</text:span><text:span text:style-name="_31_805"> </text:span><text:span text:style-name="_38_92">h</text:span><text:span text:style-name="_31_249">i</text:span><text:span text:style-name="_32_462">s</text:span><text:span text:style-name="_39_"> </text:span><text:span text:style-name="_31_789">w</text:span><text:span text:style-name="_32_043">a</text:span><text:span text:style-name="_38_08">y</text:span><text:span text:style-name="_31_177">.</text:span><text:span text:style-name="_31_809"> </text:span><text:span text:style-name="_34_45">B</text:span><text:span text:style-name="_31_609">y</text:span><text:span text:style-name="_31_805"> </text:span><text:span text:style-name="_34_60">a</text:span><text:span text:style-name="_31_779">n</text:span><text:span text:style-name="_32_281">d</text:span><text:span text:style-name="_35_"> </text:span><text:span text:style-name="_31_756">b</text:span><text:span text:style-name="_32_498">y</text:span><text:span text:style-name="_32_77">,</text:span><text:span text:style-name="_39_05"> </text:span><text:span text:style-name="_32_151">o</text:span><text:span text:style-name="_38_20">n</text:span><text:span text:style-name="_31_321">e</text:span><text:span text:style-name="_31_805"> </text:span><text:span text:style-name="_32_31">n</text:span><text:span text:style-name="_31_249">i</text:span><text:span text:style-name="_32_584">g</text:span><text:span text:style-name="_36_73">h</text:span><text:span text:style-name="_31_609">t</text:span><text:span text:style-name="_32_461">,</text:span><text:span text:style-name="_35_"> </text:span><text:span text:style-name="_31_681">I</text:span><text:span text:style-name="_31_805"> </text:span><text:span text:style-name="_37_09">f</text:span><text:span text:style-name="_31_576">o</text:span><text:span text:style-name="_32_439">u</text:span><text:span text:style-name="_36_75">n</text:span><text:span text:style-name="_31_432">d</text:span><text:span text:style-name="_31_805"> </text:span><text:span text:style-name="_35_17">a</text:span><text:span text:style-name="_39_05"> </text:span><text:span text:style-name="_32_139">b</text:span><text:span text:style-name="_32_80">u</text:span><text:span text:style-name="_31_705">r</text:span><text:span text:style-name="_32_475">g</text:span><text:span text:style-name="_37_69">l</text:span><text:span text:style-name="_31_132">a</text:span><text:span text:style-name="_32_029">r</text:span><text:span text:style-name="_39_"> </text:span><text:span text:style-name="_31_789">i</text:span><text:span text:style-name="_32_221">n</text:span><text:span text:style-name="_35_"> </text:span><text:span text:style-name="_31_741">t</text:span><text:span text:style-name="_32_104">h</text:span><text:span text:style-name="_34_23">e</text:span><text:span text:style-name="_39_09"> </text:span><text:span text:style-name="_32_245">t</text:span><text:span text:style-name="_34_96">h</text:span><text:span text:style-name="_31_393">i</text:span><text:span text:style-name="_32_029">r</text:span><text:span text:style-name="_32_67">d</text:span><text:span text:style-name="_39_05"> </text:span><text:span text:style-name="_32_102">s</text:span><text:span text:style-name="_33_01">t</text:span><text:span text:style-name="_31_396">o</text:span><text:span text:style-name="_32_149">r</text:span><text:span text:style-name="_35_89">y</text:span><text:span text:style-name="_31_165">,</text:span><text:span text:style-name="_31_805"> </text:span><text:span text:style-name="_36_75">a</text:span><text:span text:style-name="_31_684">b</text:span><text:span text:style-name="_32_572">o</text:span><text:span text:style-name="_32_43">u</text:span><text:span text:style-name="_31_357">t</text:span><text:span text:style-name="_31_805"> </text:span><text:span text:style-name="_32_41">t</text:span><text:span text:style-name="_31_717">o</text:span><text:span text:style-name="_31_809"> </text:span><text:span text:style-name="_35_20">s</text:span><text:span text:style-name="_31_393">t</text:span><text:span text:style-name="_32_691">a</text:span><text:span text:style-name="_34_93">r</text:span><text:span text:style-name="_31_429">t</text:span><text:span text:style-name="_31_809"> </text:span><text:span text:style-name="_37_71">d</text:span><text:span text:style-name="_31_792">o</text:span><text:span text:style-name="_32_425">w</text:span><text:span text:style-name="_34_93">n</text:span><text:span text:style-name="_39_05"> </text:span><text:span text:style-name="_32_257">a</text:span><text:span text:style-name="_35_"> </text:span><text:span text:style-name="_31_489">l</text:span><text:span text:style-name="_32_151">a</text:span><text:span text:style-name="_33_16">d</text:span><text:span text:style-name="_31_203">d</text:span><text:span text:style-name="_32_224">e</text:span><text:span text:style-name="_38_05">r</text:span><text:span text:style-name="_39_05"> </text:span><text:span text:style-name="_32_425">w</text:span><text:span text:style-name="_38_05">i</text:span><text:span text:style-name="_31_753">t</text:span><text:span text:style-name="_32_293">h</text:span><text:span text:style-name="_39_"> </text:span><text:span text:style-name="_31_417">a</text:span><text:span text:style-name="_31_809"> </text:span><text:span text:style-name="_38_77">l</text:span><text:span text:style-name="_31_669">o</text:span><text:span text:style-name="_32_509">t</text:span><text:span text:style-name="_35_"> </text:span><text:span text:style-name="_31_429">o</text:span><text:span text:style-name="_32_077">f</text:span><text:span text:style-name="_35_"> </text:span><text:span text:style-name="_31_573">m</text:span><text:span text:style-name="_32_029">i</text:span><text:span text:style-name="_33_52">s</text:span><text:span text:style-name="_31_322">c</text:span><text:span text:style-name="_32_104">e</text:span><text:span text:style-name="_34_09">l</text:span><text:span text:style-name="_31_237">l</text:span><text:span text:style-name="_32_499">a</text:span><text:span text:style-name="_38_79">n</text:span><text:span text:style-name="_31_540">e</text:span><text:span text:style-name="_32_044">o</text:span><text:span text:style-name="_37_83">u</text:span><text:span text:style-name="_31_609">s</text:span><text:span text:style-name="_31_809"> </text:span><text:span text:style-name="_35_91">p</text:span><text:span text:style-name="_31_357">r</text:span><text:span text:style-name="_32_656">o</text:span><text:span text:style-name="_38_55">p</text:span><text:span text:style-name="_31_780">e</text:span><text:span text:style-name="_32_677">r</text:span><text:span text:style-name="_36_73">t</text:span><text:span text:style-name="_31_777">y</text:span><text:span text:style-name="_32_317">.</text:span><text:span text:style-name="_35_"> </text:span><text:span text:style-name="_31_609">M</text:span><text:span text:style-name="_32_209">y</text:span><text:span text:style-name="_39_"> </text:span><text:span text:style-name="_31_321">f</text:span><text:span text:style-name="_32_425">i</text:span><text:span text:style-name="_35_89">r</text:span><text:span text:style-name="_31_381">s</text:span><text:span text:style-name="_32_473">t</text:span><text:span text:style-name="_39_"> </text:span><text:span text:style-name="_31_717">i</text:span><text:span text:style-name="_32_113">m</text:span><text:span text:style-name="_36_28">p</text:span><text:span text:style-name="_31_683">u</text:span><text:span text:style-name="_32_257">l</text:span><text:span text:style-name="_34_48">s</text:span><text:span text:style-name="_31_143">e</text:span><text:span text:style-name="_31_805"> </text:span><text:span text:style-name="_36_73">w</text:span><text:span text:style-name="_31_756">a</text:span><text:span text:style-name="_32_150">s</text:span><text:span text:style-name="_39_"> </text:span><text:span text:style-name="_31_537">t</text:span><text:span text:style-name="_32_113">o</text:span><text:span text:style-name="_35_"> </text:span><text:span text:style-name="_31_132">c</text:span><text:span text:style-name="_32_281">r</text:span><text:span text:style-name="_33_39">a</text:span><text:span text:style-name="_31_720">c</text:span><text:span text:style-name="_32_246">k</text:span><text:span text:style-name="_39_"> </text:span><text:span text:style-name="_31_360">h</text:span><text:span text:style-name="_32_209">i</text:span><text:span text:style-name="_38_78">s</text:span><text:span text:style-name="_39_05"> </text:span><text:span text:style-name="_32_224">h</text:span><text:span text:style-name="_32_31">e</text:span><text:span text:style-name="_31_240">a</text:span><text:span text:style-name="_32_619">d</text:span><text:span text:style-name="_35_"> </text:span><text:span text:style-name="_31_393">w</text:span><text:span text:style-name="_32_293">i</text:span><text:span text:style-name="_34_45">t</text:span><text:span text:style-name="_31_789">h</text:span><text:span text:style-name="_31_809"> </text:span><text:span text:style-name="_34_21">a</text:span><text:span text:style-name="_39_09"> </text:span><text:span text:style-name="_32_295">b</text:span><text:span text:style-name="_37_09">i</text:span><text:span text:style-name="_31_717">l</text:span><text:span text:style-name="_32_569">l</text:span><text:span text:style-name="_37_69">i</text:span><text:span text:style-name="_31_744">a</text:span><text:span text:style-name="_32_569">r</text:span><text:span text:style-name="_35_17">d</text:span><text:span text:style-name="_39_05"> </text:span><text:span text:style-name="_32_318">c</text:span><text:span text:style-name="_32_44">u</text:span><text:span text:style-name="_31_201">e</text:span><text:span text:style-name="_32_281">;</text:span><text:span text:style-name="_39_"> </text:span><text:span text:style-name="_31_381">m</text:span><text:span text:style-name="_32_644">e</text:span><text:span text:style-name="_32_29">r</text:span><text:span text:style-name="_31_539">e</text:span><text:span text:style-name="_32_065">l</text:span><text:span text:style-name="_37_09">y</text:span><text:span text:style-name="_39_09"> </text:span><text:span text:style-name="_32_389">m</text:span><text:span text:style-name="_34_45">y</text:span><text:span text:style-name="_39_05"> </text:span><text:span text:style-name="_32_138">s</text:span><text:span text:style-name="_38_56">e</text:span><text:span text:style-name="_31_756">c</text:span><text:span text:style-name="_32_679">o</text:span><text:span text:style-name="_32_67">n</text:span><text:span text:style-name="_31_492">d</text:span><text:span text:style-name="_31_805"> </text:span><text:span text:style-name="_35_17">w</text:span><text:span text:style-name="_31_780">a</text:span><text:span text:style-name="_32_618">s</text:span><text:span text:style-name="_35_"> </text:span><text:span text:style-name="_31_681">t</text:span><text:span text:style-name="_32_437">o</text:span><text:span text:style-name="_39_"> </text:span><text:span text:style-name="_31_177">r</text:span><text:span text:style-name="_32_476">e</text:span><text:span text:style-name="_36_73">f</text:span><text:span text:style-name="_31_249">r</text:span><text:span text:style-name="_32_607">a</text:span><text:span text:style-name="_33_13">i</text:span><text:span text:style-name="_31_537">n</text:span><text:span text:style-name="_31_805"> </text:span><text:span text:style-name="_37_81">f</text:span><text:span text:style-name="_31_681">r</text:span><text:span text:style-name="_32_077">o</text:span><text:span text:style-name="_34_57">m</text:span><text:span text:style-name="_39_09"> </text:span><text:span text:style-name="_32_497">t</text:span><text:span text:style-name="_37_00">h</text:span><text:span text:style-name="_31_537">i</text:span><text:span text:style-name="_32_150">s</text:span><text:span text:style-name="_39_"> </text:span><text:span text:style-name="_31_683">a</text:span><text:span text:style-name="_32_605">t</text:span><text:span text:style-name="_37_09">t</text:span><text:span text:style-name="_31_312">e</text:span><text:span text:style-name="_32_619">n</text:span><text:span text:style-name="_37_81">t</text:span><text:span text:style-name="_31_177">i</text:span><text:span text:style-name="_32_464">o</text:span><text:span text:style-name="_33_01">n</text:span><text:span text:style-name="_31_789">,</text:span><text:span text:style-name="_31_805"> </text:span><text:span text:style-name="_33_03">b</text:span><text:span text:style-name="_31_420">e</text:span><text:span text:style-name="_32_608">c</text:span><text:span text:style-name="_36_63">a</text:span><text:span text:style-name="_31_791">u</text:span><text:span text:style-name="_32_284">s</text:span><text:span text:style-name="_34_57">e</text:span><text:span text:style-name="_39_05"> </text:span><text:span text:style-name="_32_512">h</text:span><text:span text:style-name="_38_43">e</text:span><text:span text:style-name="_39_09"> </text:span><text:span text:style-name="_32_581">w</text:span><text:span text:style-name="_37_00">a</text:span><text:span text:style-name="_31_394">s</text:span><text:span text:style-name="_31_805"> </text:span><text:span text:style-name="_32_79">b</text:span><text:span text:style-name="_31_252">e</text:span><text:span text:style-name="_32_065">t</text:span><text:span text:style-name="_34_93">w</text:span><text:span text:style-name="_31_672">e</text:span><text:span text:style-name="_32_607">e</text:span><text:span text:style-name="_38_41">n</text:span><text:span text:style-name="_39_05"> </text:span><text:span text:style-name="_32_281">m</text:span><text:span text:style-name="_35_29">e</text:span><text:span text:style-name="_39_09"> </text:span><text:span text:style-name="_32_331">a</text:span><text:span text:style-name="_34_96">n</text:span><text:span text:style-name="_31_237">d</text:span><text:span text:style-name="_31_805"> </text:span><text:span text:style-name="_36_25">t</text:span><text:span text:style-name="_31_311">h</text:span><text:span text:style-name="_32_320">e</text:span><text:span text:style-name="_39_"> </text:span><text:span text:style-name="_31_240">c</text:span><text:span text:style-name="_32_331">u</text:span><text:span text:style-name="_37_69">e</text:span><text:span text:style-name="_39_05"> </text:span><text:span text:style-name="_32_617">r</text:span><text:span text:style-name="_35_19">a</text:span><text:span text:style-name="_31_216">c</text:span><text:span text:style-name="_32_389">k</text:span><text:span text:style-name="_38_17">.</text:span><text:span text:style-name="_39_09"> </text:span><text:span text:style-name="_32_113">T</text:span><text:span text:style-name="_33_40">h</text:span><text:span text:style-name="_31_239">e</text:span><text:span text:style-name="_31_805"> </text:span><text:span text:style-name="_36_02">s</text:span><text:span text:style-name="_31_204">e</text:span><text:span text:style-name="_32_438">c</text:span><text:span text:style-name="_32_80">o</text:span><text:span text:style-name="_31_755">n</text:span><text:span text:style-name="_32_440">d</text:span><text:span text:style-name="_35_"> </text:span><text:span text:style-name="_31_237">i</text:span><text:span text:style-name="_32_605">m</text:span><text:span text:style-name="_34_96">p</text:span><text:span text:style-name="_31_575">u</text:span><text:span text:style-name="_32_581">l</text:span><text:span text:style-name="_36_28">s</text:span><text:span text:style-name="_31_503">e</text:span><text:span text:style-name="_31_805"> </text:span><text:span text:style-name="_33_01">w</text:span><text:span text:style-name="_31_168">a</text:span><text:span text:style-name="_32_042">s</text:span><text:span text:style-name="_35_"> </text:span><text:span text:style-name="_31_179">p</text:span><text:span text:style-name="_32_581">l</text:span><text:span text:style-name="_36_76">a</text:span><text:span text:style-name="_31_249">i</text:span><text:span text:style-name="_32_475">n</text:span><text:span text:style-name="_38_77">l</text:span><text:span text:style-name="_31_252">y</text:span><text:span text:style-name="_31_809"> </text:span><text:span text:style-name="_36_97">t</text:span><text:span text:style-name="_31_612">h</text:span><text:span text:style-name="_32_223">e</text:span><text:span text:style-name="_35_"> </text:span><text:span text:style-name="_31_420">s</text:span><text:span text:style-name="_32_475">o</text:span><text:span text:style-name="_34_12">u</text:span><text:span text:style-name="_31_791">n</text:span><text:span text:style-name="_32_295">d</text:span><text:span text:style-name="_36_76">e</text:span><text:span text:style-name="_31_213">s</text:span><text:span text:style-name="_32_509">t</text:span><text:span text:style-name="_32_41">,</text:span><text:span text:style-name="_39_05"> </text:span><text:span text:style-name="_32_102">s</text:span><text:span text:style-name="_36_04">o</text:span><text:span text:style-name="_39_05"> </text:span><text:span text:style-name="_32_605">I</text:span><text:span text:style-name="_39_"> </text:span><text:span text:style-name="_31_525">r</text:span><text:span text:style-name="_32_440">e</text:span><text:span text:style-name="_38_89">f</text:span><text:span text:style-name="_31_201">r</text:span><text:span text:style-name="_32_427">a</text:span><text:span text:style-name="_38_89">i</text:span><text:span text:style-name="_31_563">n</text:span><text:span text:style-name="_32_464">e</text:span><text:span text:style-name="_36_01">d</text:span><text:span text:style-name="_31_429">,</text:span><text:span text:style-name="_31_809"> </text:span><text:span text:style-name="_33_52">a</text:span><text:span text:style-name="_31_131">n</text:span><text:span text:style-name="_32_257">d</text:span><text:span text:style-name="_39_"> </text:span><text:span text:style-name="_31_504">p</text:span><text:span text:style-name="_32_641">r</text:span><text:span text:style-name="_36_99">o</text:span><text:span text:style-name="_31_576">c</text:span><text:span text:style-name="_32_391">e</text:span><text:span text:style-name="_32_80">e</text:span><text:span text:style-name="_31_575">d</text:span><text:span text:style-name="_32_475">e</text:span><text:span text:style-name="_34_60">d</text:span><text:span text:style-name="_39_05"> </text:span><text:span text:style-name="_32_245">t</text:span><text:span text:style-name="_38_17">o</text:span><text:span text:style-name="_39_09"> </text:span><text:span text:style-name="_32_608">c</text:span><text:span text:style-name="_34_23">o</text:span><text:span text:style-name="_31_777">m</text:span><text:span text:style-name="_32_223">p</text:span><text:span text:style-name="_37_69">r</text:span><text:span text:style-name="_31_720">o</text:span><text:span text:style-name="_32_101">m</text:span><text:span text:style-name="_37_09">i</text:span><text:span text:style-name="_31_598">s</text:span><text:span text:style-name="_32_440">e</text:span><text:span text:style-name="_36_97">.</text:span><text:span text:style-name="_39_05"> </text:span><text:span text:style-name="_32_389">I</text:span><text:span text:style-name="_39_"> </text:span><text:span text:style-name="_31_501">r</text:span><text:span text:style-name="_32_692">e</text:span><text:span text:style-name="_36_99">d</text:span><text:span text:style-name="_31_383">e</text:span><text:span text:style-name="_32_212">e</text:span><text:span text:style-name="_38_05">m</text:span><text:span text:style-name="_31_167">e</text:span><text:span text:style-name="_32_620">d</text:span><text:span text:style-name="_35_"> </text:span><text:span text:style-name="_31_717">t</text:span><text:span text:style-name="_32_283">h</text:span><text:span text:style-name="_38_92">e</text:span><text:span text:style-name="_39_05"> </text:span><text:span text:style-name="_32_619">p</text:span><text:span text:style-name="_38_89">r</text:span><text:span text:style-name="_31_540">o</text:span><text:span text:style-name="_32_247">p</text:span><text:span text:style-name="_32_44">e</text:span><text:span text:style-name="_31_705">r</text:span><text:span text:style-name="_32_149">t</text:span><text:span text:style-name="_36_73">y</text:span><text:span text:style-name="_39_09"> </text:span><text:span text:style-name="_32_101">a</text:span><text:span text:style-name="_34_09">t</text:span><text:span text:style-name="_39_09"> </text:span><text:span text:style-name="_32_245">f</text:span><text:span text:style-name="_35_32">o</text:span><text:span text:style-name="_31_705">r</text:span><text:span text:style-name="_32_569">m</text:span><text:span text:style-name="_36_03">e</text:span><text:span text:style-name="_31_129">r</text:span><text:span text:style-name="_31_809"> </text:span><text:span text:style-name="_36_01">r</text:span><text:span text:style-name="_31_744">a</text:span><text:span text:style-name="_32_209">t</text:span><text:span text:style-name="_34_95">e</text:span><text:span text:style-name="_31_201">s</text:span><text:span text:style-name="_32_077">,</text:span><text:span text:style-name="_35_"> </text:span><text:span text:style-name="_31_563">a</text:span><text:span text:style-name="_32_641">f</text:span><text:span text:style-name="_38_77">t</text:span><text:span text:style-name="_31_132">e</text:span><text:span text:style-name="_32_425">r</text:span><text:span text:style-name="_39_"> </text:span><text:span text:style-name="_31_563">d</text:span><text:span text:style-name="_32_392">e</text:span><text:span text:style-name="_38_79">d</text:span><text:span text:style-name="_31_396">u</text:span><text:span text:style-name="_32_618">c</text:span><text:span text:style-name="_37_81">t</text:span><text:span text:style-name="_31_501">i</text:span><text:span text:style-name="_32_116">n</text:span><text:span text:style-name="_36_37">g</text:span><text:span text:style-name="_39_09"> </text:span><text:span text:style-name="_32_401">t</text:span><text:span text:style-name="_38_56">e</text:span><text:span text:style-name="_31_563">n</text:span><text:span text:style-name="_31_805"> </text:span><text:span text:style-name="_33_39">p</text:span><text:span text:style-name="_31_672">e</text:span><text:span text:style-name="_32_065">r</text:span><text:span text:style-name="_35_"> </text:span><text:span text:style-name="_31_168">c</text:span><text:span text:style-name="_32_427">e</text:span><text:span text:style-name="_36_25">n</text:span><text:span text:style-name="_31_573">t</text:span><text:span text:style-name="_32_425">.</text:span><text:span text:style-name="_39_"> </text:span><text:span text:style-name="_31_741">f</text:span><text:span text:style-name="_32_293">o</text:span><text:span text:style-name="_33_13">r</text:span><text:span text:style-name="_39_09"> </text:span><text:span text:style-name="_32_211">u</text:span><text:span text:style-name="_34_12">s</text:span><text:span text:style-name="_31_789">e</text:span><text:span text:style-name="_31_805"> </text:span><text:span text:style-name="_38_53">o</text:span><text:span text:style-name="_31_237">f</text:span><text:span text:style-name="_31_809"> </text:span><text:span text:style-name="_38_41">l</text:span><text:span text:style-name="_31_743">a</text:span><text:span text:style-name="_32_608">d</text:span><text:span text:style-name="_36_03">d</text:span><text:span text:style-name="_31_504">e</text:span><text:span text:style-name="_32_293">r</text:span><text:span text:style-name="_38_17">,</text:span><text:span text:style-name="_39_09"> </text:span><text:span text:style-name="_32_221">i</text:span><text:span text:style-name="_32_29">t</text:span><text:span text:style-name="_39_09"> </text:span><text:span text:style-name="_32_212">b</text:span><text:span text:style-name="_36_75">e</text:span><text:span text:style-name="_31_381">i</text:span><text:span text:style-name="_32_104">n</text:span><text:span text:style-name="_37_71">g</text:span><text:span text:style-name="_39_05"> </text:span><text:span text:style-name="_32_329">m</text:span><text:span text:style-name="_32_77">y</text:span><text:span text:style-name="_39_05"> </text:span><text:span text:style-name="_32_437">l</text:span><text:span text:style-name="_32_80">a</text:span><text:span text:style-name="_31_395">d</text:span><text:span text:style-name="_32_295">d</text:span><text:span text:style-name="_32_68">e</text:span><text:span text:style-name="_31_249">r</text:span><text:span text:style-name="_32_509">,</text:span><text:span text:style-name="_39_"> </text:span><text:span text:style-name="_31_144">a</text:span><text:span text:style-name="_32_643">n</text:span><text:span text:style-name="_38_53">d</text:span><text:span text:style-name="_31_237">,</text:span><text:span text:style-name="_31_809"> </text:span><text:span text:style-name="_34_24">n</text:span><text:span text:style-name="_31_311">e</text:span><text:span text:style-name="_32_209">x</text:span><text:span text:style-name="_36_01">t</text:span><text:span text:style-name="_39_05"> </text:span><text:span text:style-name="_32_104">d</text:span><text:span text:style-name="_38_55">a</text:span><text:span text:style-name="_31_357">y</text:span><text:span text:style-name="_31_809"> </text:span><text:span text:style-name="_32_41">w</text:span><text:span text:style-name="_31_429">e</text:span><text:span text:style-name="_31_805"> </text:span><text:span text:style-name="_36_76">s</text:span><text:span text:style-name="_31_203">e</text:span><text:span text:style-name="_32_209">n</text:span><text:span text:style-name="_36_37">t</text:span><text:span text:style-name="_39_09"> </text:span><text:span text:style-name="_32_512">d</text:span><text:span text:style-name="_34_95">o</text:span><text:span text:style-name="_31_381">w</text:span><text:span text:style-name="_32_473">n</text:span><text:span text:style-name="_35_"> </text:span><text:span text:style-name="_31_417">f</text:span><text:span text:style-name="_32_617">o</text:span><text:span text:style-name="_36_73">r</text:span><text:span text:style-name="_39_09"> </text:span><text:span text:style-name="_32_221">t</text:span><text:span text:style-name="_35_19">h</text:span><text:span text:style-name="_31_216">e</text:span><text:span text:style-name="_31_809"> </text:span><text:span text:style-name="_33_03">e</text:span><text:span text:style-name="_31_684">x</text:span><text:span text:style-name="_32_644">p</text:span><text:span text:style-name="_38_91">e</text:span><text:span text:style-name="_31_717">r</text:span><text:span text:style-name="_32_497">t</text:span><text:span text:style-name="_39_"> </text:span><text:span text:style-name="_31_528">o</text:span><text:span text:style-name="_32_283">n</text:span><text:span text:style-name="_38_90">c</text:span><text:span text:style-name="_31_396">e</text:span><text:span text:style-name="_31_809"> </text:span><text:span text:style-name="_37_81">m</text:span><text:span text:style-name="_31_683">o</text:span><text:span text:style-name="_32_029">r</text:span><text:span text:style-name="_32_68">e</text:span><text:span text:style-name="_31_609">,</text:span><text:span text:style-name="_31_809"> </text:span><text:span text:style-name="_32_43">a</text:span><text:span text:style-name="_31_420">n</text:span><text:span text:style-name="_32_293">d</text:span><text:span text:style-name="_35_"> </text:span><text:span text:style-name="_31_792">h</text:span><text:span text:style-name="_32_223">a</text:span><text:span text:style-name="_36_73">d</text:span><text:span text:style-name="_39_09"> </text:span><text:span text:style-name="_32_581">t</text:span><text:span text:style-name="_33_15">h</text:span><text:span text:style-name="_31_324">e</text:span><text:span text:style-name="_31_805"> </text:span><text:span text:style-name="_38_77">t</text:span><text:span text:style-name="_31_384">h</text:span><text:span text:style-name="_32_497">i</text:span><text:span text:style-name="_32_65">r</text:span><text:span text:style-name="_31_779">d</text:span><text:span text:style-name="_31_805"> </text:span><text:span text:style-name="_33_16">s</text:span><text:span text:style-name="_31_321">t</text:span><text:span text:style-name="_32_223">o</text:span><text:span text:style-name="_34_09">r</text:span><text:span text:style-name="_31_393">y</text:span><text:span text:style-name="_31_805"> </text:span><text:span text:style-name="_36_76">a</text:span><text:span text:style-name="_31_525">t</text:span><text:span text:style-name="_32_065">t</text:span><text:span text:style-name="_35_31">a</text:span><text:span text:style-name="_31_420">c</text:span><text:span text:style-name="_32_619">h</text:span><text:span text:style-name="_38_07">e</text:span><text:span text:style-name="_31_384">d</text:span><text:span text:style-name="_31_805"> </text:span><text:span text:style-name="_35_89">t</text:span><text:span text:style-name="_31_381">o</text:span><text:span text:style-name="_31_809"> </text:span><text:span text:style-name="_38_89">t</text:span><text:span text:style-name="_31_564">h</text:span><text:span text:style-name="_32_067">e</text:span><text:span text:style-name="_35_"> </text:span><text:span text:style-name="_31_708">a</text:span><text:span text:style-name="_32_029">l</text:span><text:span text:style-name="_38_79">a</text:span><text:span text:style-name="_31_129">r</text:span><text:span text:style-name="_32_029">m</text:span><text:span text:style-name="_38_89">,</text:span><text:span text:style-name="_39_05"> </text:span><text:span text:style-name="_32_317">f</text:span><text:span text:style-name="_36_61">o</text:span><text:span text:style-name="_31_429">r</text:span><text:span text:style-name="_31_809"> </text:span><text:span text:style-name="_32_29">t</text:span><text:span text:style-name="_31_600">h</text:span><text:span text:style-name="_32_509">r</text:span><text:span text:style-name="_35_91">e</text:span><text:span text:style-name="_31_429">e</text:span><text:span text:style-name="_31_809"> </text:span><text:span text:style-name="_38_92">h</text:span><text:span text:style-name="_31_743">u</text:span><text:span text:style-name="_32_031">n</text:span><text:span text:style-name="_37_72">d</text:span><text:span text:style-name="_31_429">r</text:span><text:span text:style-name="_32_428">e</text:span><text:span text:style-name="_38_19">d</text:span><text:span text:style-name="_39_09"> </text:span><text:span text:style-name="_32_151">d</text:span><text:span text:style-name="_35_32">o</text:span><text:span text:style-name="_31_537">l</text:span><text:span text:style-name="_32_425">l</text:span><text:span text:style-name="_36_27">a</text:span><text:span text:style-name="_31_249">r</text:span><text:span text:style-name="_32_248">s</text:span><text:span text:style-name="_34_21">.</text:span></text:p>
      <text:p text:style-name="P1"><text:span text:style-name="_32_473">"</text:span><text:span text:style-name="_34_57">B</text:span><text:span text:style-name="_31_309">y</text:span><text:span text:style-name="_31_805"> </text:span><text:span text:style-name="_34_57">t</text:span><text:span text:style-name="_31_131">h</text:span><text:span text:style-name="_32_653">i</text:span><text:span text:style-name="_38_20">s</text:span><text:span text:style-name="_39_05"> </text:span><text:span text:style-name="_32_509">t</text:span><text:span text:style-name="_35_17">i</text:span><text:span text:style-name="_31_525">m</text:span><text:span text:style-name="_32_245">e</text:span><text:span text:style-name="_39_"> </text:span><text:span text:style-name="_31_561">t</text:span><text:span text:style-name="_32_140">h</text:span><text:span text:style-name="_36_75">e</text:span><text:span text:style-name="_39_05"> </text:span><text:span text:style-name="_32_029">'</text:span><text:span text:style-name="_35_20">a</text:span><text:span text:style-name="_31_431">n</text:span><text:span text:style-name="_32_619">n</text:span><text:span text:style-name="_33_16">u</text:span><text:span text:style-name="_31_252">n</text:span><text:span text:style-name="_32_150">c</text:span><text:span text:style-name="_36_61">i</text:span><text:span text:style-name="_31_575">a</text:span><text:span text:style-name="_32_101">t</text:span><text:span text:style-name="_37_72">o</text:span><text:span text:style-name="_31_561">r</text:span><text:span text:style-name="_32_221">'</text:span><text:span text:style-name="_35_"> </text:span><text:span text:style-name="_31_252">h</text:span><text:span text:style-name="_32_571">a</text:span><text:span text:style-name="_34_45">d</text:span><text:span text:style-name="_39_05"> </text:span><text:span text:style-name="_32_319">g</text:span><text:span text:style-name="_32_41">r</text:span><text:span text:style-name="_31_684">o</text:span><text:span text:style-name="_32_149">w</text:span><text:span text:style-name="_36_25">n</text:span><text:span text:style-name="_39_09"> </text:span><text:span text:style-name="_32_581">t</text:span><text:span text:style-name="_34_09">o</text:span><text:span text:style-name="_39_09"> </text:span><text:span text:style-name="_32_029">f</text:span><text:span text:style-name="_38_08">o</text:span><text:span text:style-name="_31_357">r</text:span><text:span text:style-name="_32_077">m</text:span><text:span text:style-name="_38_77">i</text:span><text:span text:style-name="_31_563">d</text:span><text:span text:style-name="_32_103">a</text:span><text:span text:style-name="_37_12">b</text:span><text:span text:style-name="_31_573">l</text:span><text:span text:style-name="_32_401">e</text:span><text:span text:style-name="_39_"> </text:span><text:span text:style-name="_31_779">d</text:span><text:span text:style-name="_32_029">i</text:span><text:span text:style-name="_32_41">m</text:span><text:span text:style-name="_31_540">e</text:span><text:span text:style-name="_32_152">n</text:span><text:span text:style-name="_33_02">s</text:span><text:span text:style-name="_31_717">i</text:span><text:span text:style-name="_32_331">o</text:span><text:span text:style-name="_38_08">n</text:span><text:span text:style-name="_31_753">s</text:span><text:span text:style-name="_32_437">.</text:span><text:span text:style-name="_35_"> </text:span><text:span text:style-name="_31_537">I</text:span><text:span text:style-name="_32_689">t</text:span><text:span text:style-name="_39_"> </text:span><text:span text:style-name="_31_564">h</text:span><text:span text:style-name="_32_403">a</text:span><text:span text:style-name="_36_01">d</text:span><text:span text:style-name="_39_09"> </text:span><text:span text:style-name="_32_281">f</text:span><text:span text:style-name="_36_63">o</text:span><text:span text:style-name="_31_345">r</text:span><text:span text:style-name="_32_041">t</text:span><text:span text:style-name="_34_24">y</text:span>-<text:span text:style-name="_32_512">s</text:span><text:span text:style-name="_38_19">e</text:span><text:span text:style-name="_31_382">v</text:span><text:span text:style-name="_32_584">e</text:span><text:span text:style-name="_38_17">n</text:span><text:span text:style-name="_39_05"> </text:span><text:span text:style-name="_32_473">t</text:span><text:span text:style-name="_35_20">a</text:span><text:span text:style-name="_31_167">g</text:span><text:span text:style-name="_32_437">s</text:span><text:span text:style-name="_39_"> </text:span><text:span text:style-name="_31_672">o</text:span><text:span text:style-name="_32_103">n</text:span><text:span text:style-name="_39_"> </text:span><text:span text:style-name="_31_717">i</text:span><text:span text:style-name="_32_221">t</text:span><text:span text:style-name="_32_41">,</text:span><text:span text:style-name="_39_05"> </text:span><text:span text:style-name="_32_149">m</text:span><text:span text:style-name="_38_19">a</text:span><text:span text:style-name="_31_237">r</text:span><text:span text:style-name="_32_692">k</text:span><text:span text:style-name="_35_31">e</text:span><text:span text:style-name="_31_324">d</text:span><text:span text:style-name="_31_805"> </text:span><text:span text:style-name="_36_37">w</text:span><text:span text:style-name="_31_609">i</text:span><text:span text:style-name="_32_041">t</text:span><text:span text:style-name="_36_25">h</text:span><text:span text:style-name="_39_09"> </text:span><text:span text:style-name="_32_689">t</text:span><text:span text:style-name="_38_55">h</text:span><text:span text:style-name="_31_576">e</text:span><text:span text:style-name="_31_809"> </text:span><text:span text:style-name="_37_00">n</text:span><text:span text:style-name="_31_215">a</text:span><text:span text:style-name="_32_641">m</text:span><text:span text:style-name="_33_40">e</text:span><text:span text:style-name="_31_238">s</text:span><text:span text:style-name="_31_805"> </text:span><text:span text:style-name="_36_25">o</text:span><text:span text:style-name="_31_597">f</text:span><text:span text:style-name="_31_805"> </text:span><text:span text:style-name="_35_29">t</text:span><text:span text:style-name="_31_528">h</text:span><text:span text:style-name="_32_283">e</text:span><text:span text:style-name="_39_"> </text:span><text:span text:style-name="_31_360">v</text:span><text:span text:style-name="_32_295">a</text:span><text:span text:style-name="_32_65">r</text:span><text:span text:style-name="_31_609">i</text:span><text:span text:style-name="_32_404">o</text:span><text:span text:style-name="_32_79">u</text:span><text:span text:style-name="_31_789">s</text:span><text:span text:style-name="_31_809"> </text:span><text:span text:style-name="_38_53">r</text:span><text:span text:style-name="_31_216">o</text:span><text:span text:style-name="_32_583">o</text:span><text:span text:style-name="_38_77">m</text:span><text:span text:style-name="_31_777">s</text:span><text:span text:style-name="_31_805"> </text:span><text:span text:style-name="_32_44">a</text:span><text:span text:style-name="_31_755">n</text:span><text:span text:style-name="_32_569">d</text:span><text:span text:style-name="_39_"> </text:span><text:span text:style-name="_31_418">c</text:span><text:span text:style-name="_32_032">h</text:span><text:span text:style-name="_35_89">i</text:span><text:span text:style-name="_31_609">m</text:span><text:span text:style-name="_32_391">n</text:span><text:span text:style-name="_36_28">e</text:span><text:span text:style-name="_31_238">y</text:span><text:span text:style-name="_32_500">s</text:span><text:span text:style-name="_36_37">,</text:span><text:span text:style-name="_39_05"> </text:span><text:span text:style-name="_32_512">a</text:span><text:span text:style-name="_33_39">n</text:span><text:span text:style-name="_31_357">d</text:span><text:span text:style-name="_31_809"> </text:span><text:span text:style-name="_32_77">i</text:span><text:span text:style-name="_31_597">t</text:span><text:span text:style-name="_31_809"> </text:span><text:span text:style-name="_32_68">o</text:span><text:span text:style-name="_31_166">c</text:span><text:span text:style-name="_32_068">c</text:span><text:span text:style-name="_37_11">u</text:span><text:span text:style-name="_31_600">p</text:span><text:span text:style-name="_32_113">i</text:span><text:span text:style-name="_34_47">e</text:span><text:span text:style-name="_31_705">d</text:span><text:span text:style-name="_31_809"> </text:span><text:span text:style-name="_32_29">t</text:span><text:span text:style-name="_31_204">h</text:span><text:span text:style-name="_32_319">e</text:span><text:span text:style-name="_39_"> </text:span><text:span text:style-name="_31_238">s</text:span><text:span text:style-name="_32_500">p</text:span><text:span text:style-name="_36_63">a</text:span><text:span text:style-name="_31_216">c</text:span><text:span text:style-name="_32_689">e</text:span><text:span text:style-name="_35_"> </text:span><text:span text:style-name="_31_309">o</text:span><text:span text:style-name="_32_149">f</text:span><text:span text:style-name="_39_"> </text:span><text:span text:style-name="_31_791">a</text:span><text:span text:style-name="_32_224">n</text:span><text:span text:style-name="_35_"> </text:span><text:span text:style-name="_31_492">o</text:span><text:span text:style-name="_32_653">r</text:span><text:span text:style-name="_35_31">d</text:span><text:span text:style-name="_31_321">i</text:span><text:span text:style-name="_32_319">n</text:span><text:span text:style-name="_38_44">a</text:span><text:span text:style-name="_31_537">r</text:span><text:span text:style-name="_32_509">y</text:span><text:span text:style-name="_35_"> </text:span><text:span text:style-name="_31_357">w</text:span><text:span text:style-name="_32_680">a</text:span><text:span text:style-name="_33_13">r</text:span><text:span text:style-name="_31_179">d</text:span><text:span text:style-name="_32_137">r</text:span><text:span text:style-name="_35_92">o</text:span><text:span text:style-name="_31_143">b</text:span><text:span text:style-name="_32_689">e</text:span><text:span text:style-name="_35_89">.</text:span><text:span text:style-name="_39_05"> </text:span><text:span text:style-name="_32_677">T</text:span><text:span text:style-name="_35_19">h</text:span><text:span text:style-name="_31_360">e</text:span><text:span text:style-name="_31_809"> </text:span><text:span text:style-name="_38_92">g</text:span><text:span text:style-name="_31_527">o</text:span><text:span text:style-name="_32_283">n</text:span><text:span text:style-name="_37_00">g</text:span><text:span text:style-name="_39_09"> </text:span><text:span text:style-name="_32_569">w</text:span><text:span text:style-name="_38_80">a</text:span><text:span text:style-name="_31_562">s</text:span><text:span text:style-name="_31_805"> </text:span><text:span text:style-name="_38_77">t</text:span><text:span text:style-name="_31_600">h</text:span><text:span text:style-name="_32_223">e</text:span><text:span text:style-name="_35_"> </text:span><text:span text:style-name="_31_562">s</text:span><text:span text:style-name="_32_221">i</text:span><text:span text:style-name="_36_40">z</text:span><text:span text:style-name="_31_213">e</text:span><text:span text:style-name="_31_809"> </text:span><text:span text:style-name="_38_05">o</text:span><text:span text:style-name="_31_417">f</text:span><text:span text:style-name="_31_805"> </text:span><text:span text:style-name="_32_41">a</text:span><text:span text:style-name="_39_05"> </text:span><text:span text:style-name="_32_041">w</text:span><text:span text:style-name="_34_84">a</text:span><text:span text:style-name="_31_490">s</text:span><text:span text:style-name="_32_392">h</text:span>-<text:span text:style-name="_31_239">b</text:span><text:span text:style-name="_32_641">o</text:span><text:span text:style-name="_37_09">w</text:span><text:span text:style-name="_31_249">l</text:span><text:span text:style-name="_32_113">,</text:span><text:span text:style-name="_39_"> </text:span><text:span text:style-name="_31_683">a</text:span><text:span text:style-name="_32_608">n</text:span><text:span text:style-name="_37_09">d</text:span><text:span text:style-name="_39_05"> </text:span><text:span text:style-name="_32_209">w</text:span><text:span text:style-name="_35_91">a</text:span><text:span text:style-name="_31_756">s</text:span><text:span text:style-name="_31_805"> </text:span><text:span text:style-name="_32_32">p</text:span><text:span text:style-name="_31_177">l</text:span><text:span text:style-name="_32_571">a</text:span><text:span text:style-name="_33_04">c</text:span><text:span text:style-name="_31_707">e</text:span><text:span text:style-name="_32_149">d</text:span><text:span text:style-name="_35_"> </text:span><text:span text:style-name="_31_755">a</text:span><text:span text:style-name="_32_032">b</text:span><text:span text:style-name="_36_40">o</text:span><text:span text:style-name="_31_382">v</text:span><text:span text:style-name="_32_317">e</text:span><text:span text:style-name="_35_"> </text:span><text:span text:style-name="_31_777">t</text:span><text:span text:style-name="_32_080">h</text:span><text:span text:style-name="_34_47">e</text:span><text:span text:style-name="_39_09"> </text:span><text:span text:style-name="_32_296">h</text:span><text:span text:style-name="_32_67">e</text:span><text:span text:style-name="_31_672">a</text:span><text:span text:style-name="_32_403">d</text:span><text:span text:style-name="_39_"> </text:span><text:span text:style-name="_31_573">o</text:span><text:span text:style-name="_32_245">f</text:span><text:span text:style-name="_39_"> </text:span><text:span text:style-name="_31_563">o</text:span><text:span text:style-name="_32_608">u</text:span><text:span text:style-name="_38_53">r</text:span><text:span text:style-name="_39_05"> </text:span><text:span text:style-name="_32_584">b</text:span><text:span text:style-name="_36_75">e</text:span><text:span text:style-name="_31_525">d</text:span><text:span text:style-name="_32_245">.</text:span><text:span text:style-name="_39_"> </text:span><text:span text:style-name="_31_597">T</text:span><text:span text:style-name="_32_584">h</text:span><text:span text:style-name="_37_83">e</text:span><text:span text:style-name="_31_381">r</text:span><text:span text:style-name="_32_257">e</text:span><text:span text:style-name="_39_"> </text:span><text:span text:style-name="_31_741">w</text:span><text:span text:style-name="_32_463">a</text:span><text:span text:style-name="_34_24">s</text:span><text:span text:style-name="_39_09"> </text:span><text:span text:style-name="_32_257">a</text:span><text:span text:style-name="_35_"> </text:span><text:span text:style-name="_31_237">w</text:span><text:span text:style-name="_32_605">i</text:span><text:span text:style-name="_36_37">r</text:span><text:span text:style-name="_31_609">e</text:span><text:span text:style-name="_31_805"> </text:span><text:span text:style-name="_33_49">f</text:span><text:span text:style-name="_31_213">r</text:span><text:span text:style-name="_32_473">o</text:span><text:span text:style-name="_32_29">m</text:span><text:span text:style-name="_39_05"> </text:span><text:span text:style-name="_32_113">t</text:span><text:span text:style-name="_34_84">h</text:span><text:span text:style-name="_31_755">e</text:span><text:span text:style-name="_31_805"> </text:span><text:span text:style-name="_35_92">h</text:span><text:span text:style-name="_31_503">o</text:span><text:span text:style-name="_32_295">u</text:span><text:span text:style-name="_34_12">s</text:span><text:span text:style-name="_31_309">e</text:span><text:span text:style-name="_31_809"> </text:span><text:span text:style-name="_36_01">t</text:span><text:span text:style-name="_31_525">o</text:span><text:span text:style-name="_31_805"> </text:span><text:span text:style-name="_34_93">t</text:span><text:span text:style-name="_31_431">h</text:span><text:span text:style-name="_32_224">e</text:span><text:span text:style-name="_35_"> </text:span><text:span text:style-name="_31_250">c</text:span><text:span text:style-name="_32_116">o</text:span><text:span text:style-name="_38_80">a</text:span><text:span text:style-name="_31_742">c</text:span><text:span text:style-name="_32_211">h</text:span><text:span text:style-name="_33_49">m</text:span><text:span text:style-name="_31_708">a</text:span><text:span text:style-name="_32_476">n</text:span><text:span text:style-name="_32_41">'</text:span><text:span text:style-name="_31_562">s</text:span><text:span text:style-name="_31_805"> </text:span><text:span text:style-name="_36_04">q</text:span><text:span text:style-name="_31_203">u</text:span><text:span text:style-name="_32_224">a</text:span><text:span text:style-name="_37_09">r</text:span><text:span text:style-name="_31_345">t</text:span><text:span text:style-name="_32_283">e</text:span><text:span text:style-name="_33_49">r</text:span><text:span text:style-name="_31_417">s</text:span><text:span text:style-name="_31_805"> </text:span><text:span text:style-name="_35_89">i</text:span><text:span text:style-name="_31_537">n</text:span><text:span text:style-name="_31_805"> </text:span><text:span text:style-name="_35_17">t</text:span><text:span text:style-name="_31_720">h</text:span><text:span text:style-name="_32_511">e</text:span><text:span text:style-name="_39_"> </text:span><text:span text:style-name="_31_312">s</text:span><text:span text:style-name="_32_221">t</text:span><text:span text:style-name="_35_91">a</text:span><text:span text:style-name="_31_131">b</text:span><text:span text:style-name="_32_569">l</text:span><text:span text:style-name="_33_40">e</text:span><text:span text:style-name="_31_129">,</text:span><text:span text:style-name="_31_809"> </text:span><text:span text:style-name="_34_23">a</text:span><text:span text:style-name="_31_756">n</text:span><text:span text:style-name="_32_293">d</text:span><text:span text:style-name="_35_"> </text:span><text:span text:style-name="_31_321">a</text:span><text:span text:style-name="_31_805"> </text:span><text:span text:style-name="_32_32">n</text:span><text:span text:style-name="_31_395">o</text:span><text:span text:style-name="_32_571">b</text:span><text:span text:style-name="_34_21">l</text:span><text:span text:style-name="_31_432">e</text:span><text:span text:style-name="_31_805"> </text:span><text:span text:style-name="_38_56">g</text:span><text:span text:style-name="_31_503">o</text:span><text:span text:style-name="_32_608">n</text:span><text:span text:style-name="_32_43">g</text:span><text:span text:style-name="_39_05"> </text:span><text:span text:style-name="_32_571">a</text:span><text:span text:style-name="_37_69">l</text:span><text:span text:style-name="_31_564">o</text:span><text:span text:style-name="_32_512">n</text:span><text:span text:style-name="_35_91">g</text:span><text:span text:style-name="_31_418">s</text:span><text:span text:style-name="_32_677">i</text:span><text:span text:style-name="_37_84">d</text:span><text:span text:style-name="_31_609">e</text:span><text:span text:style-name="_31_809"> </text:span><text:span text:style-name="_38_08">h</text:span><text:span text:style-name="_31_561">i</text:span><text:span text:style-name="_32_114">s</text:span><text:span text:style-name="_35_"> </text:span><text:span text:style-name="_31_756">p</text:span><text:span text:style-name="_32_437">i</text:span><text:span text:style-name="_35_29">l</text:span><text:span text:style-name="_31_561">l</text:span><text:span text:style-name="_32_139">o</text:span><text:span text:style-name="_38_05">w</text:span><text:span text:style-name="_31_741">.</text:span></text:p>
      <text:p text:style-name="P1"><text:span text:style-name="_34_57">"</text:span><text:span text:style-name="_31_609">W</text:span><text:span text:style-name="_32_113">e</text:span><text:span text:style-name="_39_"> </text:span><text:span text:style-name="_31_204">s</text:span><text:span text:style-name="_32_079">h</text:span><text:span text:style-name="_38_19">o</text:span><text:span text:style-name="_31_744">u</text:span><text:span text:style-name="_32_581">l</text:span><text:span text:style-name="_35_17">d</text:span><text:span text:style-name="_39_09"> </text:span><text:span text:style-name="_32_391">h</text:span><text:span text:style-name="_32_80">a</text:span><text:span text:style-name="_31_144">v</text:span><text:span text:style-name="_32_115">e</text:span><text:span text:style-name="_35_"> </text:span><text:span text:style-name="_31_204">b</text:span><text:span text:style-name="_32_067">e</text:span><text:span text:style-name="_36_63">e</text:span><text:span text:style-name="_31_540">n</text:span><text:span text:style-name="_31_809"> </text:span><text:span text:style-name="_34_46">c</text:span><text:span text:style-name="_31_420">o</text:span><text:span text:style-name="_32_257">m</text:span><text:span text:style-name="_35_89">f</text:span><text:span text:style-name="_31_168">o</text:span><text:span text:style-name="_32_605">r</text:span><text:span text:style-name="_38_17">t</text:span><text:span text:style-name="_31_743">a</text:span><text:span text:style-name="_32_584">b</text:span><text:span text:style-name="_34_09">l</text:span><text:span text:style-name="_31_527">e</text:span><text:span text:style-name="_31_809"> </text:span><text:span text:style-name="_37_71">n</text:span><text:span text:style-name="_31_492">o</text:span><text:span text:style-name="_32_689">w</text:span><text:span text:style-name="_39_"> </text:span><text:span text:style-name="_31_707">b</text:span><text:span text:style-name="_32_260">u</text:span><text:span text:style-name="_32_65">t</text:span><text:span text:style-name="_39_05"> </text:span><text:span text:style-name="_32_677">f</text:span><text:span text:style-name="_32_65">o</text:span><text:span text:style-name="_31_237">r</text:span><text:span text:style-name="_31_805"> </text:span><text:span text:style-name="_34_83">o</text:span><text:span text:style-name="_31_144">n</text:span><text:span text:style-name="_32_209">e</text:span><text:span text:style-name="_39_"> </text:span><text:span text:style-name="_31_720">d</text:span><text:span text:style-name="_32_247">e</text:span><text:span text:style-name="_38_53">f</text:span><text:span text:style-name="_31_251">e</text:span><text:span text:style-name="_32_464">c</text:span><text:span text:style-name="_38_53">t</text:span><text:span text:style-name="_31_705">.</text:span><text:span text:style-name="_31_809"> </text:span><text:span text:style-name="_38_89">E</text:span><text:span text:style-name="_31_168">v</text:span><text:span text:style-name="_32_607">e</text:span><text:span text:style-name="_34_57">r</text:span><text:span text:style-name="_31_753">y</text:span><text:span text:style-name="_31_809"> </text:span><text:span text:style-name="_35_29">m</text:span><text:span text:style-name="_31_563">o</text:span><text:span text:style-name="_32_221">r</text:span><text:span text:style-name="_34_84">n</text:span><text:span text:style-name="_31_777">i</text:span><text:span text:style-name="_32_584">n</text:span><text:span text:style-name="_34_23">g</text:span><text:span text:style-name="_39_09"> </text:span><text:span text:style-name="_32_329">a</text:span><text:span text:style-name="_32_29">t</text:span><text:span text:style-name="_39_05"> </text:span><text:span text:style-name="_32_029">f</text:span><text:span text:style-name="_35_29">i</text:span><text:span text:style-name="_31_682">v</text:span><text:span text:style-name="_32_584">e</text:span><text:span text:style-name="_39_"> </text:span><text:span text:style-name="_31_417">t</text:span><text:span text:style-name="_32_080">h</text:span><text:span text:style-name="_35_19">e</text:span><text:span text:style-name="_39_05"> </text:span><text:span text:style-name="_32_476">c</text:span><text:span text:style-name="_35_31">o</text:span><text:span text:style-name="_31_792">o</text:span><text:span text:style-name="_32_210">k</text:span><text:span text:style-name="_35_"> </text:span><text:span text:style-name="_31_792">o</text:span><text:span text:style-name="_32_607">p</text:span><text:span text:style-name="_36_03">e</text:span><text:span text:style-name="_31_492">n</text:span><text:span text:style-name="_32_428">e</text:span><text:span text:style-name="_34_95">d</text:span><text:span text:style-name="_39_09"> </text:span><text:span text:style-name="_32_065">t</text:span><text:span text:style-name="_32_44">h</text:span><text:span text:style-name="_31_539">e</text:span><text:span text:style-name="_31_805"> </text:span><text:span text:style-name="_32_68">k</text:span><text:span text:style-name="_31_609">i</text:span><text:span text:style-name="_32_029">t</text:span><text:span text:style-name="_36_38">c</text:span><text:span text:style-name="_31_180">h</text:span><text:span text:style-name="_32_499">e</text:span><text:span text:style-name="_38_53">n</text:span><text:span text:style-name="_39_05"> </text:span><text:span text:style-name="_32_512">d</text:span><text:span text:style-name="_34_59">o</text:span><text:span text:style-name="_31_597">o</text:span><text:span text:style-name="_32_641">r</text:span><text:span text:style-name="_37_09">,</text:span><text:span text:style-name="_39_09"> </text:span><text:span text:style-name="_32_401">i</text:span><text:span text:style-name="_32_41">n</text:span><text:span text:style-name="_39_09"> </text:span><text:span text:style-name="_32_281">t</text:span><text:span text:style-name="_32_80">h</text:span><text:span text:style-name="_31_383">e</text:span><text:span text:style-name="_31_809"> </text:span><text:span text:style-name="_34_81">w</text:span><text:span text:style-name="_31_599">a</text:span><text:span text:style-name="_32_464">y</text:span><text:span text:style-name="_35_"> </text:span><text:span text:style-name="_31_165">o</text:span><text:span text:style-name="_32_461">f</text:span><text:span text:style-name="_39_"> </text:span><text:span text:style-name="_31_252">b</text:span><text:span text:style-name="_32_607">u</text:span><text:span text:style-name="_36_74">s</text:span><text:span text:style-name="_31_741">i</text:span><text:span text:style-name="_32_284">n</text:span><text:span text:style-name="_36_40">e</text:span><text:span text:style-name="_31_682">s</text:span><text:span text:style-name="_32_257">s</text:span><text:span text:style-name="_32_77">,</text:span><text:span text:style-name="_39_09"> </text:span><text:span text:style-name="_32_692">a</text:span><text:span text:style-name="_38_19">n</text:span><text:span text:style-name="_31_429">d</text:span><text:span text:style-name="_31_809"> </text:span><text:span text:style-name="_32_41">r</text:span><text:span text:style-name="_31_417">i</text:span><text:span text:style-name="_32_101">p</text:span><text:span text:style-name="_39_"> </text:span><text:span text:style-name="_31_309">w</text:span><text:span text:style-name="_32_068">e</text:span><text:span text:style-name="_35_91">n</text:span><text:span text:style-name="_31_345">t</text:span><text:span text:style-name="_31_805"> </text:span><text:span text:style-name="_35_89">t</text:span><text:span text:style-name="_31_215">h</text:span><text:span text:style-name="_32_404">a</text:span><text:span text:style-name="_36_61">t</text:span><text:span text:style-name="_39_09"> </text:span><text:span text:style-name="_32_680">g</text:span><text:span text:style-name="_37_83">o</text:span><text:span text:style-name="_31_708">n</text:span><text:span text:style-name="_32_223">g</text:span><text:span text:style-name="_38_41">!</text:span><text:span text:style-name="_39_09"> </text:span><text:span text:style-name="_32_653">T</text:span><text:span text:style-name="_37_12">h</text:span><text:span text:style-name="_31_179">e</text:span><text:span text:style-name="_31_805"> </text:span><text:span text:style-name="_32_65">f</text:span><text:span text:style-name="_31_573">i</text:span><text:span text:style-name="_32_653">r</text:span><text:span text:style-name="_37_09">s</text:span><text:span text:style-name="_31_717">t</text:span><text:span text:style-name="_31_805"> </text:span><text:span text:style-name="_38_17">t</text:span><text:span text:style-name="_31_789">i</text:span><text:span text:style-name="_32_425">m</text:span><text:span text:style-name="_33_37">e</text:span><text:span text:style-name="_39_09"> </text:span><text:span text:style-name="_32_245">t</text:span><text:span text:style-name="_34_96">h</text:span><text:span text:style-name="_31_309">i</text:span><text:span text:style-name="_32_282">s</text:span><text:span text:style-name="_35_"> </text:span><text:span text:style-name="_31_564">h</text:span><text:span text:style-name="_32_463">a</text:span><text:span text:style-name="_32_79">p</text:span><text:span text:style-name="_31_600">p</text:span><text:span text:style-name="_32_211">e</text:span><text:span text:style-name="_38_92">n</text:span><text:span text:style-name="_31_239">e</text:span><text:span text:style-name="_32_644">d</text:span><text:span text:style-name="_39_"> </text:span><text:span text:style-name="_31_249">I</text:span><text:span text:style-name="_31_805"> </text:span><text:span text:style-name="_34_09">t</text:span><text:span text:style-name="_31_144">h</text:span><text:span text:style-name="_32_247">o</text:span><text:span text:style-name="_36_27">u</text:span><text:span text:style-name="_31_492">g</text:span><text:span text:style-name="_32_245">h</text:span><text:span text:style-name="_34_45">t</text:span><text:span text:style-name="_39_09"> </text:span><text:span text:style-name="_32_437">t</text:span><text:span text:style-name="_34_95">h</text:span><text:span text:style-name="_31_792">e</text:span><text:span text:style-name="_31_805"> </text:span><text:span text:style-name="_34_21">l</text:span><text:span text:style-name="_31_612">a</text:span><text:span text:style-name="_32_618">s</text:span><text:span text:style-name="_34_21">t</text:span><text:span text:style-name="_39_09"> </text:span><text:span text:style-name="_32_248">d</text:span><text:span text:style-name="_36_27">a</text:span><text:span text:style-name="_31_321">y</text:span><text:span text:style-name="_31_805"> </text:span><text:span text:style-name="_34_81">w</text:span><text:span text:style-name="_31_251">a</text:span><text:span text:style-name="_32_404">s</text:span><text:span text:style-name="_39_"> </text:span><text:span text:style-name="_31_238">c</text:span><text:span text:style-name="_32_644">o</text:span><text:span text:style-name="_37_09">m</text:span><text:span text:style-name="_31_321">e</text:span><text:span text:style-name="_31_809"> </text:span><text:span text:style-name="_36_28">s</text:span><text:span text:style-name="_31_503">u</text:span><text:span text:style-name="_32_041">r</text:span><text:span text:style-name="_36_73">e</text:span><text:span text:style-name="_31_417">.</text:span><text:span text:style-name="_31_809"> </text:span><text:span text:style-name="_36_25">I</text:span><text:span text:style-name="_39_09"> </text:span><text:span text:style-name="_32_512">d</text:span><text:span text:style-name="_35_17">i</text:span><text:span text:style-name="_31_539">d</text:span><text:span text:style-name="_32_425">n</text:span><text:span text:style-name="_36_61">'</text:span><text:span text:style-name="_31_753">t</text:span><text:span text:style-name="_31_805"> </text:span><text:span text:style-name="_33_37">t</text:span><text:span text:style-name="_31_216">h</text:span><text:span text:style-name="_32_605">i</text:span><text:span text:style-name="_33_15">n</text:span><text:span text:style-name="_31_609">k</text:span><text:span text:style-name="_31_805"> </text:span><text:span text:style-name="_36_25">i</text:span><text:span text:style-name="_31_141">t</text:span><text:span text:style-name="_31_809"> </text:span><text:span text:style-name="_34_21">i</text:span><text:span text:style-name="_31_381">n</text:span><text:span text:style-name="_31_809"> </text:span><text:span text:style-name="_35_20">b</text:span><text:span text:style-name="_31_683">e</text:span><text:span text:style-name="_32_584">d</text:span>--<text:span text:style-name="_32_259">n</text:span><text:span text:style-name="_34_81">o</text:span><text:span text:style-name="_31_429">,</text:span><text:span text:style-name="_31_809"> </text:span><text:span text:style-name="_34_24">b</text:span><text:span text:style-name="_31_347">u</text:span><text:span text:style-name="_32_569">t</text:span><text:span text:style-name="_35_"> </text:span><text:span text:style-name="_31_671">o</text:span><text:span text:style-name="_32_284">u</text:span><text:span text:style-name="_34_57">t</text:span><text:span text:style-name="_39_05"> </text:span><text:span text:style-name="_32_293">o</text:span><text:span text:style-name="_35_29">f</text:span><text:span text:style-name="_39_09"> </text:span><text:span text:style-name="_32_401">i</text:span><text:span text:style-name="_38_53">t</text:span>--<text:span text:style-name="_32_29">f</text:span><text:span text:style-name="_31_177">o</text:span><text:span text:style-name="_32_461">r</text:span><text:span text:style-name="_35_"> </text:span><text:span text:style-name="_31_213">t</text:span><text:span text:style-name="_32_284">h</text:span><text:span text:style-name="_38_55">e</text:span><text:span text:style-name="_39_09"> </text:span><text:span text:style-name="_32_077">f</text:span><text:span text:style-name="_38_17">i</text:span><text:span text:style-name="_31_669">r</text:span><text:span text:style-name="_32_029">s</text:span><text:span text:style-name="_38_41">t</text:span><text:span text:style-name="_39_09"> </text:span><text:span text:style-name="_32_476">e</text:span><text:span text:style-name="_36_61">f</text:span><text:span text:style-name="_31_753">f</text:span><text:span text:style-name="_32_499">e</text:span><text:span text:style-name="_36_01">c</text:span><text:span text:style-name="_31_489">t</text:span><text:span text:style-name="_31_805"> </text:span><text:span text:style-name="_37_81">o</text:span><text:span text:style-name="_31_249">f</text:span><text:span text:style-name="_31_805"> </text:span><text:span text:style-name="_36_97">t</text:span><text:span text:style-name="_31_360">h</text:span><text:span text:style-name="_32_475">a</text:span><text:span text:style-name="_38_89">t</text:span><text:span text:style-name="_39_05"> </text:span><text:span text:style-name="_32_389">f</text:span><text:span text:style-name="_36_97">r</text:span><text:span text:style-name="_31_309">i</text:span><text:span text:style-name="_32_283">g</text:span><text:span text:style-name="_38_92">h</text:span><text:span text:style-name="_31_753">t</text:span><text:span text:style-name="_32_101">f</text:span><text:span text:style-name="_38_17">u</text:span><text:span text:style-name="_31_669">l</text:span><text:span text:style-name="_31_805"> </text:span><text:span text:style-name="_32_44">g</text:span><text:span text:style-name="_31_611">o</text:span><text:span text:style-name="_32_116">n</text:span><text:span text:style-name="_36_75">g</text:span><text:span text:style-name="_39_09"> </text:span><text:span text:style-name="_32_137">i</text:span><text:span text:style-name="_34_45">s</text:span><text:span text:style-name="_39_05"> </text:span><text:span text:style-name="_32_221">t</text:span><text:span text:style-name="_37_69">o</text:span><text:span text:style-name="_39_09"> </text:span><text:span text:style-name="_32_211">h</text:span><text:span text:style-name="_36_40">u</text:span><text:span text:style-name="_31_129">r</text:span><text:span text:style-name="_32_569">l</text:span><text:span text:style-name="_39_"> </text:span><text:span text:style-name="_31_600">y</text:span><text:span text:style-name="_32_319">o</text:span><text:span text:style-name="_32_29">u</text:span><text:span text:style-name="_39_09"> </text:span><text:span text:style-name="_32_619">a</text:span><text:span text:style-name="_36_64">c</text:span><text:span text:style-name="_31_489">r</text:span><text:span text:style-name="_32_644">o</text:span><text:span text:style-name="_33_14">s</text:span><text:span text:style-name="_31_489">s</text:span><text:span text:style-name="_31_809"> </text:span><text:span text:style-name="_38_17">t</text:span><text:span text:style-name="_31_324">h</text:span><text:span text:style-name="_32_151">e</text:span><text:span text:style-name="_35_"> </text:span><text:span text:style-name="_31_323">h</text:span><text:span text:style-name="_32_284">o</text:span><text:span text:style-name="_37_00">u</text:span><text:span text:style-name="_31_538">s</text:span><text:span text:style-name="_32_641">e</text:span><text:span text:style-name="_38_89">,</text:span><text:span text:style-name="_39_05"> </text:span><text:span text:style-name="_32_500">a</text:span><text:span text:style-name="_38_91">n</text:span><text:span text:style-name="_31_129">d</text:span><text:span text:style-name="_31_809"> </text:span><text:span text:style-name="_35_18">s</text:span><text:span text:style-name="_31_681">l</text:span><text:span text:style-name="_32_500">a</text:span><text:span text:style-name="_33_01">m</text:span><text:span text:style-name="_39_05"> </text:span><text:span text:style-name="_32_390">y</text:span><text:span text:style-name="_35_92">o</text:span><text:span text:style-name="_31_417">u</text:span><text:span text:style-name="_31_809"> </text:span><text:span text:style-name="_35_19">a</text:span><text:span text:style-name="_31_612">g</text:span><text:span text:style-name="_32_260">a</text:span><text:span text:style-name="_32_77">i</text:span><text:span text:style-name="_31_347">n</text:span><text:span text:style-name="_32_473">s</text:span><text:span text:style-name="_38_17">t</text:span><text:span text:style-name="_39_09"> </text:span><text:span text:style-name="_32_641">t</text:span><text:span text:style-name="_38_56">h</text:span><text:span text:style-name="_31_359">e</text:span><text:span text:style-name="_31_805"> </text:span><text:span text:style-name="_36_01">w</text:span><text:span text:style-name="_31_489">a</text:span><text:span text:style-name="_32_137">l</text:span><text:span text:style-name="_38_05">l</text:span><text:span text:style-name="_31_309">,</text:span><text:span text:style-name="_31_809"> </text:span><text:span text:style-name="_34_83">a</text:span><text:span text:style-name="_31_576">n</text:span><text:span text:style-name="_32_677">d</text:span><text:span text:style-name="_35_"> </text:span><text:span text:style-name="_31_681">t</text:span><text:span text:style-name="_32_463">h</text:span><text:span text:style-name="_33_16">e</text:span><text:span text:style-name="_31_741">n</text:span><text:span text:style-name="_31_805"> </text:span><text:span text:style-name="_34_24">c</text:span><text:span text:style-name="_31_611">u</text:span><text:span text:style-name="_32_677">r</text:span><text:span text:style-name="_36_37">l</text:span><text:span text:style-name="_39_09"> </text:span><text:span text:style-name="_32_222">y</text:span><text:span text:style-name="_33_16">o</text:span><text:span text:style-name="_31_141">u</text:span><text:span text:style-name="_31_805"> </text:span><text:span text:style-name="_38_56">u</text:span><text:span text:style-name="_31_131">p</text:span><text:span text:style-name="_32_677">,</text:span><text:span text:style-name="_39_"> </text:span><text:span text:style-name="_31_432">a</text:span><text:span text:style-name="_32_679">n</text:span><text:span text:style-name="_38_77">d</text:span><text:span text:style-name="_39_05"> </text:span><text:span text:style-name="_32_606">s</text:span><text:span text:style-name="_37_72">q</text:span><text:span text:style-name="_31_417">u</text:span><text:span text:style-name="_32_137">i</text:span><text:span text:style-name="_37_69">r</text:span><text:span text:style-name="_31_669">m</text:span><text:span text:style-name="_31_809"> </text:span><text:span text:style-name="_34_58">y</text:span><text:span text:style-name="_31_744">o</text:span><text:span text:style-name="_32_461">u</text:span><text:span text:style-name="_35_"> </text:span><text:span text:style-name="_31_753">l</text:span><text:span text:style-name="_32_581">i</text:span><text:span text:style-name="_38_20">k</text:span><text:span text:style-name="_31_431">e</text:span><text:span text:style-name="_31_805"> </text:span><text:span text:style-name="_38_89">a</text:span><text:span text:style-name="_39_09"> </text:span><text:span text:style-name="_32_512">s</text:span><text:span text:style-name="_32_43">p</text:span><text:span text:style-name="_31_357">i</text:span><text:span text:style-name="_32_511">d</text:span><text:span text:style-name="_32_68">e</text:span><text:span text:style-name="_31_669">r</text:span><text:span text:style-name="_31_805"> </text:span><text:span text:style-name="_37_00">o</text:span><text:span text:style-name="_31_383">n</text:span><text:span text:style-name="_31_809"> </text:span><text:span text:style-name="_34_09">a</text:span><text:span text:style-name="_39_05"> </text:span><text:span text:style-name="_32_656">s</text:span><text:span text:style-name="_37_09">t</text:span><text:span text:style-name="_31_203">o</text:span><text:span text:style-name="_32_258">v</text:span><text:span text:style-name="_34_24">e</text:span><text:span text:style-name="_39_09"> </text:span><text:span text:style-name="_32_221">l</text:span><text:span text:style-name="_36_01">i</text:span><text:span text:style-name="_31_201">d</text:span><text:span text:style-name="_32_149">,</text:span><text:span text:style-name="_39_"> </text:span><text:span text:style-name="_31_417">t</text:span><text:span text:style-name="_32_569">i</text:span><text:span text:style-name="_38_53">l</text:span><text:span text:style-name="_31_213">l</text:span><text:span text:style-name="_31_809"> </text:span><text:span text:style-name="_35_30">s</text:span><text:span text:style-name="_31_360">o</text:span><text:span text:style-name="_32_293">m</text:span><text:span text:style-name="_34_59">e</text:span><text:span text:style-name="_31_240">o</text:span><text:span text:style-name="_32_211">n</text:span><text:span text:style-name="_33_52">e</text:span><text:span text:style-name="_39_05"> </text:span><text:span text:style-name="_32_068">s</text:span><text:span text:style-name="_37_11">h</text:span><text:span text:style-name="_31_504">u</text:span><text:span text:style-name="_32_641">t</text:span><text:span text:style-name="_38_42">s</text:span><text:span text:style-name="_39_05"> </text:span><text:span text:style-name="_32_113">t</text:span><text:span text:style-name="_37_72">h</text:span><text:span text:style-name="_31_683">e</text:span><text:span text:style-name="_31_809"> </text:span><text:span text:style-name="_38_44">k</text:span><text:span text:style-name="_31_429">i</text:span><text:span text:style-name="_32_461">t</text:span><text:span text:style-name="_34_82">c</text:span><text:span text:style-name="_31_575">h</text:span><text:span text:style-name="_32_068">e</text:span><text:span text:style-name="_34_21">n</text:span><text:span text:style-name="_39_09"> </text:span><text:span text:style-name="_32_439">d</text:span><text:span text:style-name="_36_64">o</text:span><text:span text:style-name="_31_321">o</text:span><text:span text:style-name="_32_425">r</text:span><text:span text:style-name="_34_81">.</text:span><text:span text:style-name="_39_09"> </text:span><text:span text:style-name="_32_605">I</text:span><text:span text:style-name="_32_41">n</text:span><text:span text:style-name="_39_09"> </text:span><text:span text:style-name="_32_692">s</text:span><text:span text:style-name="_33_03">o</text:span><text:span text:style-name="_31_741">l</text:span><text:span text:style-name="_32_113">i</text:span><text:span text:style-name="_36_37">d</text:span><text:span text:style-name="_39_05"> </text:span><text:span text:style-name="_32_041">f</text:span><text:span text:style-name="_35_32">a</text:span><text:span text:style-name="_31_430">c</text:span><text:span text:style-name="_32_641">t</text:span><text:span text:style-name="_38_17">,</text:span><text:span text:style-name="_39_05"> </text:span><text:span text:style-name="_32_605">t</text:span><text:span text:style-name="_34_96">h</text:span><text:span text:style-name="_31_215">e</text:span><text:span text:style-name="_32_317">r</text:span><text:span text:style-name="_38_77">e</text:span><text:span text:style-name="_39_05"> </text:span><text:span text:style-name="_32_509">i</text:span><text:span text:style-name="_35_89">s</text:span><text:span text:style-name="_39_09"> </text:span><text:span text:style-name="_32_260">n</text:span><text:span text:style-name="_34_95">o</text:span><text:span text:style-name="_39_09"> </text:span><text:span text:style-name="_32_476">c</text:span><text:span text:style-name="_38_41">l</text:span><text:span text:style-name="_31_419">a</text:span><text:span text:style-name="_32_653">m</text:span><text:span text:style-name="_35_17">o</text:span><text:span text:style-name="_31_597">r</text:span><text:span text:style-name="_31_809"> </text:span><text:span text:style-name="_32_29">t</text:span><text:span text:style-name="_31_215">h</text:span><text:span text:style-name="_32_068">a</text:span><text:span text:style-name="_36_01">t</text:span><text:span text:style-name="_39_05"> </text:span><text:span text:style-name="_32_221">i</text:span><text:span text:style-name="_36_73">s</text:span><text:span text:style-name="_39_09"> </text:span><text:span text:style-name="_32_583">e</text:span><text:span text:style-name="_34_12">v</text:span><text:span text:style-name="_31_504">e</text:span><text:span text:style-name="_32_583">n</text:span><text:span text:style-name="_39_"> </text:span><text:span text:style-name="_31_165">r</text:span><text:span text:style-name="_32_331">e</text:span><text:span text:style-name="_37_81">m</text:span><text:span text:style-name="_31_612">o</text:span><text:span text:style-name="_32_065">t</text:span><text:span text:style-name="_36_64">e</text:span><text:span text:style-name="_31_501">l</text:span><text:span text:style-name="_32_294">y</text:span><text:span text:style-name="_35_"> </text:span><text:span text:style-name="_31_382">c</text:span><text:span text:style-name="_32_260">o</text:span><text:span text:style-name="_36_97">m</text:span><text:span text:style-name="_31_720">p</text:span><text:span text:style-name="_32_079">a</text:span><text:span text:style-name="_38_05">r</text:span><text:span text:style-name="_31_756">a</text:span><text:span text:style-name="_32_031">b</text:span><text:span text:style-name="_36_01">l</text:span><text:span text:style-name="_31_249">e</text:span><text:span text:style-name="_31_809"> </text:span><text:span text:style-name="_34_81">t</text:span><text:span text:style-name="_31_165">o</text:span><text:span text:style-name="_31_805"> </text:span><text:span text:style-name="_34_93">t</text:span><text:span text:style-name="_31_755">h</text:span><text:span text:style-name="_32_644">e</text:span><text:span text:style-name="_35_"> </text:span><text:span text:style-name="_31_491">d</text:span><text:span text:style-name="_32_425">i</text:span><text:span text:style-name="_34_81">r</text:span><text:span text:style-name="_31_600">e</text:span><text:span text:style-name="_31_809"> </text:span><text:span text:style-name="_34_12">c</text:span><text:span text:style-name="_31_609">l</text:span><text:span text:style-name="_32_079">a</text:span><text:span text:style-name="_35_89">m</text:span><text:span text:style-name="_31_177">o</text:span><text:span text:style-name="_32_605">r</text:span><text:span text:style-name="_39_"> </text:span><text:span text:style-name="_31_525">w</text:span><text:span text:style-name="_32_260">h</text:span><text:span text:style-name="_36_37">i</text:span><text:span text:style-name="_31_358">c</text:span><text:span text:style-name="_32_461">h</text:span><text:span text:style-name="_35_"> </text:span><text:span text:style-name="_31_705">t</text:span><text:span text:style-name="_32_115">h</text:span><text:span text:style-name="_34_48">a</text:span><text:span text:style-name="_31_429">t</text:span><text:span text:style-name="_31_809"> </text:span><text:span text:style-name="_36_99">g</text:span><text:span text:style-name="_31_528">o</text:span><text:span text:style-name="_32_043">n</text:span><text:span text:style-name="_34_84">g</text:span><text:span text:style-name="_39_05"> </text:span><text:span text:style-name="_32_113">m</text:span><text:span text:style-name="_38_44">a</text:span><text:span text:style-name="_31_502">k</text:span><text:span text:style-name="_32_259">e</text:span><text:span text:style-name="_38_20">s</text:span><text:span text:style-name="_31_681">.</text:span><text:span text:style-name="_31_805"> </text:span><text:span text:style-name="_36_37">W</text:span><text:span text:style-name="_31_777">e</text:span><text:span text:style-name="_32_473">l</text:span><text:span text:style-name="_38_41">l</text:span><text:span text:style-name="_31_429">,</text:span><text:span text:style-name="_31_809"> </text:span><text:span text:style-name="_35_17">t</text:span><text:span text:style-name="_31_611">h</text:span><text:span text:style-name="_32_641">i</text:span><text:span text:style-name="_36_64">s</text:span><text:span text:style-name="_39_05"> </text:span><text:span text:style-name="_32_440">c</text:span><text:span text:style-name="_34_47">a</text:span><text:span text:style-name="_31_357">t</text:span><text:span text:style-name="_32_583">a</text:span><text:span text:style-name="_33_40">s</text:span><text:span text:style-name="_31_753">t</text:span><text:span text:style-name="_32_389">r</text:span><text:span text:style-name="_37_11">o</text:span><text:span text:style-name="_31_180">p</text:span><text:span text:style-name="_32_656">h</text:span><text:span text:style-name="_38_43">e</text:span><text:span text:style-name="_39_09"> </text:span><text:span text:style-name="_32_511">h</text:span><text:span text:style-name="_33_40">a</text:span><text:span text:style-name="_31_791">p</text:span><text:span text:style-name="_32_284">p</text:span><text:span text:style-name="_38_91">e</text:span><text:span text:style-name="_31_564">n</text:span><text:span text:style-name="_32_319">e</text:span><text:span text:style-name="_37_12">d</text:span><text:span text:style-name="_39_09"> </text:span><text:span text:style-name="_32_440">e</text:span><text:span text:style-name="_35_18">v</text:span><text:span text:style-name="_31_204">e</text:span><text:span text:style-name="_32_149">r</text:span><text:span text:style-name="_38_06">y</text:span><text:span text:style-name="_39_05"> </text:span><text:span text:style-name="_32_689">m</text:span><text:span text:style-name="_36_99">o</text:span><text:span text:style-name="_31_165">r</text:span><text:span text:style-name="_32_500">n</text:span><text:span text:style-name="_32_65">i</text:span><text:span text:style-name="_31_251">n</text:span><text:span text:style-name="_32_608">g</text:span><text:span text:style-name="_35_"> </text:span><text:span text:style-name="_31_429">r</text:span><text:span text:style-name="_32_103">e</text:span><text:span text:style-name="_38_92">g</text:span><text:span text:style-name="_31_179">u</text:span><text:span text:style-name="_32_581">l</text:span><text:span text:style-name="_36_40">a</text:span><text:span text:style-name="_31_705">r</text:span><text:span text:style-name="_32_101">l</text:span><text:span text:style-name="_34_09">y</text:span><text:span text:style-name="_39_05"> </text:span><text:span text:style-name="_32_329">a</text:span><text:span text:style-name="_35_17">t</text:span><text:span text:style-name="_39_09"> </text:span><text:span text:style-name="_32_473">f</text:span><text:span text:style-name="_32_41">i</text:span><text:span text:style-name="_31_562">v</text:span><text:span text:style-name="_32_572">e</text:span><text:span text:style-name="_39_"> </text:span><text:span text:style-name="_31_684">o</text:span><text:span text:style-name="_32_317">'</text:span><text:span text:style-name="_38_54">c</text:span><text:span text:style-name="_31_177">l</text:span><text:span text:style-name="_32_692">o</text:span><text:span text:style-name="_38_78">c</text:span><text:span text:style-name="_31_429">k</text:span><text:span text:style-name="_32_605">,</text:span><text:span text:style-name="_39_"> </text:span><text:span text:style-name="_31_780">a</text:span><text:span text:style-name="_32_499">n</text:span><text:span text:style-name="_36_97">d</text:span><text:span text:style-name="_39_09"> </text:span><text:span text:style-name="_32_401">l</text:span><text:span text:style-name="_38_19">o</text:span><text:span text:style-name="_31_324">s</text:span><text:span text:style-name="_32_209">t</text:span><text:span text:style-name="_39_"> </text:span><text:span text:style-name="_31_708">u</text:span><text:span text:style-name="_32_150">s</text:span><text:span text:style-name="_39_"> </text:span><text:span text:style-name="_31_357">t</text:span><text:span text:style-name="_32_139">h</text:span><text:span text:style-name="_34_09">r</text:span><text:span text:style-name="_31_684">e</text:span><text:span text:style-name="_32_065">e</text:span><text:span text:style-name="_39_"> </text:span><text:span text:style-name="_31_755">h</text:span><text:span text:style-name="_32_656">o</text:span><text:span text:style-name="_35_91">u</text:span><text:span text:style-name="_31_321">r</text:span><text:span text:style-name="_32_260">s</text:span><text:span text:style-name="_35_"> </text:span><text:span text:style-name="_31_178">s</text:span><text:span text:style-name="_32_653">l</text:span><text:span text:style-name="_36_28">e</text:span><text:span text:style-name="_31_251">e</text:span><text:span text:style-name="_32_296">p</text:span><text:span text:style-name="_33_49">;</text:span><text:span text:style-name="_39_09"> </text:span><text:span text:style-name="_32_149">f</text:span><text:span text:style-name="_36_25">o</text:span><text:span text:style-name="_31_705">r</text:span><text:span text:style-name="_32_101">,</text:span><text:span text:style-name="_35_"> </text:span><text:span text:style-name="_31_381">m</text:span><text:span text:style-name="_32_605">i</text:span><text:span text:style-name="_36_64">n</text:span><text:span text:style-name="_31_779">d</text:span><text:span text:style-name="_31_805"> </text:span><text:span text:style-name="_34_12">y</text:span><text:span text:style-name="_31_599">o</text:span><text:span text:style-name="_32_653">u</text:span><text:span text:style-name="_37_81">,</text:span><text:span text:style-name="_39_09"> </text:span><text:span text:style-name="_32_497">w</text:span><text:span text:style-name="_35_92">h</text:span><text:span text:style-name="_31_311">e</text:span><text:span text:style-name="_32_569">n</text:span><text:span text:style-name="_35_"> </text:span><text:span text:style-name="_31_669">t</text:span><text:span text:style-name="_32_404">h</text:span><text:span text:style-name="_38_43">a</text:span><text:span text:style-name="_31_417">t</text:span><text:span text:style-name="_31_805"> </text:span><text:span text:style-name="_35_29">t</text:span><text:span text:style-name="_31_311">h</text:span><text:span text:style-name="_32_317">i</text:span><text:span text:style-name="_34_60">n</text:span><text:span text:style-name="_31_177">g</text:span><text:span text:style-name="_31_809"> </text:span><text:span text:style-name="_32_77">w</text:span><text:span text:style-name="_31_384">a</text:span><text:span text:style-name="_32_102">k</text:span><text:span text:style-name="_34_11">e</text:span><text:span text:style-name="_31_324">s</text:span><text:span text:style-name="_31_809"> </text:span><text:span text:style-name="_38_44">y</text:span><text:span text:style-name="_31_323">o</text:span><text:span text:style-name="_32_245">u</text:span><text:span text:style-name="_36_01">,</text:span><text:span text:style-name="_39_09"> </text:span><text:span text:style-name="_32_077">i</text:span><text:span text:style-name="_32_65">t</text:span><text:span text:style-name="_39_05"> </text:span><text:span text:style-name="_32_391">d</text:span><text:span text:style-name="_36_04">o</text:span><text:span text:style-name="_31_216">e</text:span><text:span text:style-name="_32_318">s</text:span><text:span text:style-name="_34_45">n</text:span><text:span text:style-name="_31_201">'</text:span><text:span text:style-name="_32_029">t</text:span><text:span text:style-name="_39_"> </text:span><text:span text:style-name="_31_419">b</text:span><text:span text:style-name="_32_080">u</text:span><text:span text:style-name="_33_13">t</text:span><text:span text:style-name="_39_09"> </text:span><text:span text:style-name="_32_473">w</text:span><text:span text:style-name="_36_28">a</text:span><text:span text:style-name="_31_382">k</text:span><text:span text:style-name="_32_473">e</text:span><text:span text:style-name="_39_"> </text:span><text:span text:style-name="_31_502">y</text:span><text:span text:style-name="_32_428">o</text:span><text:span text:style-name="_38_17">u</text:span><text:span text:style-name="_39_05"> </text:span><text:span text:style-name="_32_641">i</text:span><text:span text:style-name="_38_77">n</text:span><text:span text:style-name="_39_05"> </text:span><text:span text:style-name="_32_068">s</text:span><text:span text:style-name="_33_51">p</text:span><text:span text:style-name="_31_131">o</text:span><text:span text:style-name="_32_113">t</text:span><text:span text:style-name="_36_28">s</text:span><text:span text:style-name="_31_345">;</text:span><text:span text:style-name="_31_809"> </text:span><text:span text:style-name="_33_01">i</text:span><text:span text:style-name="_31_381">t</text:span><text:span text:style-name="_31_805"> </text:span><text:span text:style-name="_36_01">w</text:span><text:span text:style-name="_31_179">a</text:span><text:span text:style-name="_32_260">k</text:span><text:span text:style-name="_38_91">e</text:span><text:span text:style-name="_31_240">s</text:span><text:span text:style-name="_31_805"> </text:span><text:span text:style-name="_33_40">y</text:span><text:span text:style-name="_31_431">o</text:span><text:span text:style-name="_32_101">u</text:span><text:span text:style-name="_35_"> </text:span><text:span text:style-name="_31_537">a</text:span><text:span text:style-name="_32_641">l</text:span><text:span text:style-name="_34_45">l</text:span><text:span text:style-name="_39_05"> </text:span><text:span text:style-name="_32_223">o</text:span><text:span text:style-name="_33_40">v</text:span><text:span text:style-name="_31_681">e</text:span><text:span text:style-name="_32_641">r</text:span><text:span text:style-name="_38_89">,</text:span><text:span text:style-name="_39_09"> </text:span><text:span text:style-name="_32_462">c</text:span><text:span text:style-name="_34_24">o</text:span><text:span text:style-name="_31_671">n</text:span><text:span text:style-name="_32_152">s</text:span><text:span text:style-name="_36_74">c</text:span><text:span text:style-name="_31_537">i</text:span><text:span text:style-name="_32_608">e</text:span><text:span text:style-name="_36_03">n</text:span><text:span text:style-name="_31_168">c</text:span><text:span text:style-name="_32_137">e</text:span><text:span text:style-name="_39_"> </text:span><text:span text:style-name="_31_528">a</text:span><text:span text:style-name="_32_439">n</text:span><text:span text:style-name="_33_37">d</text:span><text:span text:style-name="_39_05"> </text:span><text:span text:style-name="_32_569">a</text:span><text:span text:style-name="_36_97">l</text:span><text:span text:style-name="_31_381">l</text:span><text:span text:style-name="_32_569">,</text:span><text:span text:style-name="_39_"> </text:span><text:span text:style-name="_31_575">a</text:span><text:span text:style-name="_32_404">n</text:span><text:span text:style-name="_34_45">d</text:span><text:span text:style-name="_39_05"> </text:span><text:span text:style-name="_32_474">y</text:span><text:span text:style-name="_32_32">o</text:span><text:span text:style-name="_31_669">u</text:span><text:span text:style-name="_31_805"> </text:span><text:span text:style-name="_38_55">a</text:span><text:span text:style-name="_31_609">r</text:span><text:span text:style-name="_32_428">e</text:span><text:span text:style-name="_39_"> </text:span><text:span text:style-name="_31_359">g</text:span><text:span text:style-name="_32_692">o</text:span><text:span text:style-name="_35_91">o</text:span><text:span text:style-name="_31_180">d</text:span><text:span text:style-name="_31_805"> </text:span><text:span text:style-name="_33_49">f</text:span><text:span text:style-name="_31_681">o</text:span><text:span text:style-name="_32_689">r</text:span><text:span text:style-name="_39_"> </text:span><text:span text:style-name="_31_707">e</text:span><text:span text:style-name="_32_389">i</text:span><text:span text:style-name="_38_44">g</text:span><text:span text:style-name="_31_432">h</text:span><text:span text:style-name="_32_473">t</text:span><text:span text:style-name="_36_39">e</text:span><text:span text:style-name="_31_503">e</text:span><text:span text:style-name="_32_068">n</text:span><text:span text:style-name="_39_"> </text:span><text:span text:style-name="_31_216">h</text:span><text:span text:style-name="_32_247">o</text:span><text:span text:style-name="_34_59">u</text:span><text:span text:style-name="_31_489">r</text:span><text:span text:style-name="_32_044">s</text:span><text:span text:style-name="_35_"> </text:span><text:span text:style-name="_31_393">o</text:span><text:span text:style-name="_32_041">f</text:span><text:span text:style-name="_35_"> </text:span><text:span text:style-name="_31_525">w</text:span><text:span text:style-name="_32_617">i</text:span><text:span text:style-name="_32_67">d</text:span><text:span text:style-name="_31_684">e</text:span>-<text:span text:style-name="_33_51">a</text:span><text:span text:style-name="_31_429">w</text:span><text:span text:style-name="_32_392">a</text:span><text:span text:style-name="_32_30">k</text:span><text:span text:style-name="_31_792">e</text:span><text:span text:style-name="_32_043">n</text:span><text:span text:style-name="_38_56">e</text:span><text:span text:style-name="_31_538">s</text:span><text:span text:style-name="_32_392">s</text:span><text:span text:style-name="_39_"> </text:span><text:span text:style-name="_31_310">s</text:span><text:span text:style-name="_32_620">u</text:span><text:span text:style-name="_38_08">b</text:span><text:span text:style-name="_31_250">s</text:span><text:span text:style-name="_32_475">e</text:span><text:span text:style-name="_38_56">q</text:span><text:span text:style-name="_31_251">u</text:span><text:span text:style-name="_32_284">e</text:span><text:span text:style-name="_36_28">n</text:span><text:span text:style-name="_31_417">t</text:span><text:span text:style-name="_32_041">l</text:span><text:span text:style-name="_36_26">y</text:span>--<text:span text:style-name="_36_99">e</text:span><text:span text:style-name="_31_561">i</text:span><text:span text:style-name="_32_104">g</text:span><text:span text:style-name="_38_08">h</text:span><text:span text:style-name="_31_705">t</text:span><text:span text:style-name="_32_583">e</text:span><text:span text:style-name="_36_99">e</text:span><text:span text:style-name="_31_528">n</text:span><text:span text:style-name="_31_805"> </text:span><text:span text:style-name="_34_48">h</text:span><text:span text:style-name="_31_503">o</text:span><text:span text:style-name="_32_620">u</text:span><text:span text:style-name="_34_81">r</text:span><text:span text:style-name="_31_418">s</text:span><text:span text:style-name="_31_809"> </text:span><text:span text:style-name="_38_41">o</text:span><text:span text:style-name="_31_573">f</text:span><text:span text:style-name="_31_805"> </text:span><text:span text:style-name="_32_29">t</text:span><text:span text:style-name="_31_395">h</text:span><text:span text:style-name="_32_392">e</text:span><text:span text:style-name="_35_"> </text:span><text:span text:style-name="_31_778">v</text:span><text:span text:style-name="_32_296">e</text:span><text:span text:style-name="_36_61">r</text:span><text:span text:style-name="_31_789">y</text:span><text:span text:style-name="_31_809"> </text:span><text:span text:style-name="_35_29">m</text:span><text:span text:style-name="_31_251">o</text:span><text:span text:style-name="_32_608">s</text:span><text:span text:style-name="_36_25">t</text:span><text:span text:style-name="_39_09"> </text:span><text:span text:style-name="_32_512">u</text:span><text:span text:style-name="_33_15">n</text:span><text:span text:style-name="_31_609">i</text:span><text:span text:style-name="_32_317">m</text:span><text:span text:style-name="_34_83">a</text:span><text:span text:style-name="_31_312">g</text:span><text:span text:style-name="_32_497">i</text:span><text:span text:style-name="_34_12">n</text:span><text:span text:style-name="_31_347">a</text:span><text:span text:style-name="_32_644">b</text:span><text:span text:style-name="_36_25">l</text:span><text:span text:style-name="_31_239">e</text:span><text:span text:style-name="_31_805"> </text:span><text:span text:style-name="_36_25">w</text:span><text:span text:style-name="_31_597">i</text:span><text:span text:style-name="_32_584">d</text:span><text:span text:style-name="_34_59">e</text:span>-<text:span text:style-name="_32_391">a</text:span><text:span text:style-name="_36_73">w</text:span><text:span text:style-name="_31_252">a</text:span><text:span text:style-name="_32_042">k</text:span><text:span text:style-name="_34_48">e</text:span><text:span text:style-name="_31_143">n</text:span><text:span text:style-name="_32_476">e</text:span><text:span text:style-name="_36_40">s</text:span><text:span text:style-name="_31_718">s</text:span><text:span text:style-name="_31_805"> </text:span><text:span text:style-name="_33_37">t</text:span><text:span text:style-name="_31_671">h</text:span><text:span text:style-name="_32_476">a</text:span><text:span text:style-name="_36_25">t</text:span><text:span text:style-name="_39_09"> </text:span><text:span text:style-name="_32_572">y</text:span><text:span text:style-name="_35_19">o</text:span><text:span text:style-name="_31_429">u</text:span><text:span text:style-name="_31_805"> </text:span><text:span text:style-name="_34_59">e</text:span><text:span text:style-name="_31_348">v</text:span><text:span text:style-name="_32_389">e</text:span><text:span text:style-name="_36_61">r</text:span><text:span text:style-name="_39_05"> </text:span><text:span text:style-name="_32_332">e</text:span><text:span text:style-name="_38_42">x</text:span><text:span text:style-name="_31_672">p</text:span><text:span text:style-name="_32_619">e</text:span><text:span text:style-name="_34_93">r</text:span><text:span text:style-name="_31_213">i</text:span><text:span text:style-name="_32_080">e</text:span><text:span text:style-name="_34_47">n</text:span><text:span text:style-name="_31_309">t</text:span><text:span text:style-name="_31_805"> </text:span><text:span text:style-name="_34_93">i</text:span><text:span text:style-name="_31_201">n</text:span><text:span text:style-name="_31_809"> </text:span><text:span text:style-name="_32_68">y</text:span><text:span text:style-name="_31_599">o</text:span><text:span text:style-name="_32_617">u</text:span><text:span text:style-name="_37_69">r</text:span><text:span text:style-name="_39_09"> </text:span><text:span text:style-name="_32_221">l</text:span><text:span text:style-name="_38_17">i</text:span><text:span text:style-name="_31_669">f</text:span><text:span text:style-name="_32_641">e</text:span><text:span text:style-name="_35_89">.</text:span><text:span text:style-name="_39_05"> </text:span><text:span text:style-name="_32_569">A</text:span><text:span text:style-name="_39_"> </text:span><text:span text:style-name="_31_526">s</text:span><text:span text:style-name="_32_401">t</text:span><text:span text:style-name="_37_09">r</text:span><text:span text:style-name="_31_720">a</text:span><text:span text:style-name="_32_644">n</text:span><text:span text:style-name="_33_39">g</text:span><text:span text:style-name="_31_165">e</text:span><text:span text:style-name="_32_041">r</text:span><text:span text:style-name="_39_"> </text:span><text:span text:style-name="_31_431">d</text:span><text:span text:style-name="_32_641">i</text:span><text:span text:style-name="_35_20">e</text:span><text:span text:style-name="_31_213">d</text:span><text:span text:style-name="_31_809"> </text:span><text:span text:style-name="_33_04">o</text:span><text:span text:style-name="_31_539">n</text:span><text:span text:style-name="_31_805"> </text:span><text:span text:style-name="_32_43">o</text:span><text:span text:style-name="_31_780">u</text:span><text:span text:style-name="_32_605">r</text:span><text:span text:style-name="_39_"> </text:span><text:span text:style-name="_31_431">h</text:span><text:span text:style-name="_32_140">a</text:span><text:span text:style-name="_36_40">n</text:span><text:span text:style-name="_31_755">d</text:span><text:span text:style-name="_32_689">s</text:span><text:span text:style-name="_35_"> </text:span><text:span text:style-name="_31_720">o</text:span><text:span text:style-name="_32_259">n</text:span><text:span text:style-name="_33_13">e</text:span><text:span text:style-name="_39_05"> </text:span><text:span text:style-name="_32_281">t</text:span><text:span text:style-name="_37_81">i</text:span><text:span text:style-name="_31_597">m</text:span><text:span text:style-name="_32_617">e</text:span><text:span text:style-name="_38_53">,</text:span><text:span text:style-name="_39_05"> </text:span><text:span text:style-name="_32_103">a</text:span><text:span text:style-name="_34_81">i</text:span><text:span text:style-name="_31_720">d</text:span><text:span text:style-name="_31_809"> </text:span><text:span text:style-name="_38_41">w</text:span><text:span text:style-name="_31_525">e</text:span><text:span text:style-name="_31_809"> </text:span><text:span text:style-name="_37_12">v</text:span><text:span text:style-name="_31_671">a</text:span><text:span text:style-name="_32_224">c</text:span><text:span text:style-name="_38_55">a</text:span><text:span text:style-name="_31_705">t</text:span><text:span text:style-name="_32_295">e</text:span><text:span text:style-name="_37_84">d</text:span><text:span text:style-name="_39_09"> </text:span><text:span text:style-name="_32_464">a</text:span><text:span text:style-name="_32_31">n</text:span><text:span text:style-name="_31_321">d</text:span><text:span text:style-name="_31_805"> </text:span><text:span text:style-name="_38_41">l</text:span><text:span text:style-name="_31_129">e</text:span><text:span text:style-name="_32_257">f</text:span><text:span text:style-name="_32_41">t</text:span><text:span text:style-name="_39_09"> </text:span><text:span text:style-name="_32_257">h</text:span><text:span text:style-name="_36_01">i</text:span><text:span text:style-name="_31_249">m</text:span><text:span text:style-name="_31_809"> </text:span><text:span text:style-name="_38_53">i</text:span><text:span text:style-name="_31_777">n</text:span><text:span text:style-name="_31_805"> </text:span><text:span text:style-name="_36_75">o</text:span><text:span text:style-name="_31_792">u</text:span><text:span text:style-name="_32_041">r</text:span><text:span text:style-name="_35_"> </text:span><text:span text:style-name="_31_705">r</text:span><text:span text:style-name="_32_428">o</text:span><text:span text:style-name="_33_03">o</text:span><text:span text:style-name="_31_201">m</text:span><text:span text:style-name="_31_809"> </text:span><text:span text:style-name="_36_63">o</text:span><text:span text:style-name="_31_708">v</text:span><text:span text:style-name="_32_283">e</text:span><text:span text:style-name="_32_65">r</text:span><text:span text:style-name="_31_528">n</text:span><text:span text:style-name="_32_281">i</text:span><text:span text:style-name="_38_20">g</text:span><text:span text:style-name="_31_143">h</text:span><text:span text:style-name="_32_101">t</text:span><text:span text:style-name="_34_21">.</text:span><text:span text:style-name="_39_05"> </text:span><text:span text:style-name="_32_137">D</text:span><text:span text:style-name="_32_41">i</text:span><text:span text:style-name="_31_705">d</text:span><text:span text:style-name="_31_805"> </text:span><text:span text:style-name="_37_81">t</text:span><text:span text:style-name="_31_527">h</text:span><text:span text:style-name="_32_224">a</text:span><text:span text:style-name="_37_69">t</text:span><text:span text:style-name="_39_05"> </text:span><text:span text:style-name="_32_284">s</text:span><text:span text:style-name="_38_53">t</text:span><text:span text:style-name="_31_165">r</text:span><text:span text:style-name="_32_031">a</text:span><text:span text:style-name="_35_32">n</text:span><text:span text:style-name="_31_611">g</text:span><text:span text:style-name="_32_101">e</text:span><text:span text:style-name="_35_17">r</text:span><text:span text:style-name="_39_09"> </text:span><text:span text:style-name="_32_113">w</text:span><text:span text:style-name="_32_41">a</text:span><text:span text:style-name="_31_525">i</text:span><text:span text:style-name="_32_041">t</text:span><text:span text:style-name="_35_"> </text:span><text:span text:style-name="_31_345">f</text:span><text:span text:style-name="_32_677">o</text:span><text:span text:style-name="_32_41">r</text:span><text:span text:style-name="_39_05"> </text:span><text:span text:style-name="_32_137">t</text:span><text:span text:style-name="_32_79">h</text:span><text:span text:style-name="_31_384">e</text:span><text:span text:style-name="_31_809"> </text:span><text:span text:style-name="_36_39">g</text:span><text:span text:style-name="_31_360">e</text:span><text:span text:style-name="_32_319">n</text:span><text:span text:style-name="_37_12">e</text:span><text:span text:style-name="_31_129">r</text:span><text:span text:style-name="_32_389">a</text:span><text:span text:style-name="_35_29">l</text:span><text:span text:style-name="_39_05"> </text:span><text:span text:style-name="_32_389">j</text:span><text:span text:style-name="_36_75">u</text:span><text:span text:style-name="_31_252">d</text:span><text:span text:style-name="_32_152">g</text:span><text:span text:style-name="_32_41">m</text:span><text:span text:style-name="_31_683">e</text:span><text:span text:style-name="_32_641">n</text:span><text:span text:style-name="_36_61">t</text:span><text:span text:style-name="_31_681">?</text:span><text:span text:style-name="_31_809"> </text:span><text:span text:style-name="_37_09">N</text:span><text:span text:style-name="_31_213">o</text:span><text:span text:style-name="_32_137">,</text:span><text:span text:style-name="_39_"> </text:span><text:span text:style-name="_31_681">s</text:span><text:span text:style-name="_32_473">i</text:span><text:span text:style-name="_36_73">r</text:span><text:span text:style-name="_31_393">;</text:span><text:span text:style-name="_31_809"> </text:span><text:span text:style-name="_35_20">h</text:span><text:span text:style-name="_31_683">e</text:span><text:span text:style-name="_31_805"> </text:span><text:span text:style-name="_32_43">g</text:span><text:span text:style-name="_31_216">o</text:span><text:span text:style-name="_32_029">t</text:span><text:span text:style-name="_39_"> </text:span><text:span text:style-name="_31_419">u</text:span><text:span text:style-name="_32_500">p</text:span><text:span text:style-name="_35_"> </text:span><text:span text:style-name="_31_789">a</text:span><text:span text:style-name="_32_617">t</text:span><text:span text:style-name="_35_"> </text:span><text:span text:style-name="_31_573">f</text:span><text:span text:style-name="_32_569">i</text:span><text:span text:style-name="_37_82">v</text:span><text:span text:style-name="_31_792">e</text:span><text:span text:style-name="_31_805"> </text:span><text:span text:style-name="_35_17">t</text:span><text:span text:style-name="_31_240">h</text:span><text:span text:style-name="_32_139">e</text:span><text:span text:style-name="_35_"> </text:span><text:span text:style-name="_31_216">n</text:span><text:span text:style-name="_32_655">e</text:span><text:span text:style-name="_35_17">x</text:span><text:span text:style-name="_31_357">t</text:span><text:span text:style-name="_31_805"> </text:span><text:span text:style-name="_35_29">m</text:span><text:span text:style-name="_31_132">o</text:span><text:span text:style-name="_32_653">r</text:span><text:span text:style-name="_36_99">n</text:span><text:span text:style-name="_31_525">i</text:span><text:span text:style-name="_32_116">n</text:span><text:span text:style-name="_33_51">g</text:span><text:span text:style-name="_39_05"> </text:span><text:span text:style-name="_32_461">i</text:span><text:span text:style-name="_34_21">n</text:span><text:span text:style-name="_39_05"> </text:span><text:span text:style-name="_32_461">t</text:span><text:span text:style-name="_32_31">h</text:span><text:span text:style-name="_31_348">e</text:span><text:span text:style-name="_31_805"> </text:span><text:span text:style-name="_35_17">m</text:span><text:span text:style-name="_31_599">o</text:span><text:span text:style-name="_32_296">s</text:span><text:span text:style-name="_32_41">t</text:span><text:span text:style-name="_39_05"> </text:span><text:span text:style-name="_32_475">p</text:span><text:span text:style-name="_38_77">r</text:span><text:span text:style-name="_31_396">o</text:span><text:span text:style-name="_32_401">m</text:span><text:span text:style-name="_32_29">p</text:span><text:span text:style-name="_31_165">t</text:span><text:span text:style-name="_31_805"> </text:span><text:span text:style-name="_36_40">a</text:span><text:span text:style-name="_31_575">n</text:span><text:span text:style-name="_32_617">d</text:span><text:span text:style-name="_35_"> </text:span><text:span text:style-name="_31_492">u</text:span><text:span text:style-name="_32_439">n</text:span><text:span text:style-name="_36_63">o</text:span><text:span text:style-name="_31_168">s</text:span><text:span text:style-name="_32_077">t</text:span><text:span text:style-name="_32_79">e</text:span><text:span text:style-name="_31_600">n</text:span><text:span text:style-name="_32_101">t</text:span><text:span text:style-name="_34_96">a</text:span><text:span text:style-name="_31_573">t</text:span><text:span text:style-name="_32_425">i</text:span><text:span text:style-name="_36_63">o</text:span><text:span text:style-name="_31_359">u</text:span><text:span text:style-name="_32_152">s</text:span><text:span text:style-name="_35_"> </text:span><text:span text:style-name="_31_309">w</text:span><text:span text:style-name="_32_571">a</text:span><text:span text:style-name="_37_84">y</text:span><text:span text:style-name="_31_321">.</text:span><text:span text:style-name="_31_809"> </text:span><text:span text:style-name="_34_57">I</text:span><text:span text:style-name="_39_09"> </text:span><text:span text:style-name="_32_608">k</text:span><text:span text:style-name="_34_83">n</text:span><text:span text:style-name="_31_429">e</text:span><text:span text:style-name="_32_137">w</text:span><text:span text:style-name="_39_"> </text:span><text:span text:style-name="_31_755">h</text:span><text:span text:style-name="_32_692">e</text:span><text:span text:style-name="_39_"> </text:span><text:span text:style-name="_31_717">w</text:span><text:span text:style-name="_32_043">o</text:span><text:span text:style-name="_38_20">u</text:span><text:span text:style-name="_31_609">l</text:span><text:span text:style-name="_32_041">d</text:span><text:span text:style-name="_34_45">;</text:span><text:span text:style-name="_39_09"> </text:span><text:span text:style-name="_32_221">I</text:span><text:span text:style-name="_35_"> </text:span><text:span text:style-name="_31_502">k</text:span><text:span text:style-name="_32_104">n</text:span><text:span text:style-name="_36_73">e</text:span><text:span text:style-name="_31_381">w</text:span><text:span text:style-name="_31_805"> </text:span><text:span text:style-name="_34_09">i</text:span><text:span text:style-name="_31_309">t</text:span><text:span text:style-name="_31_805"> </text:span><text:span text:style-name="_36_61">m</text:span><text:span text:style-name="_31_681">i</text:span><text:span text:style-name="_32_296">g</text:span><text:span text:style-name="_35_19">h</text:span><text:span text:style-name="_31_309">t</text:span><text:span text:style-name="_32_077">y</text:span><text:span text:style-name="_35_"> </text:span><text:span text:style-name="_31_129">w</text:span><text:span text:style-name="_32_077">e</text:span><text:span text:style-name="_32_77">l</text:span><text:span text:style-name="_31_609">l</text:span><text:span text:style-name="_32_029">.</text:span><text:span text:style-name="_35_"> </text:span><text:span text:style-name="_31_213">H</text:span><text:span text:style-name="_32_221">e</text:span><text:span text:style-name="_35_"> </text:span><text:span text:style-name="_31_670">c</text:span><text:span text:style-name="_32_248">o</text:span><text:span text:style-name="_38_41">l</text:span><text:span text:style-name="_31_129">l</text:span><text:span text:style-name="_32_212">e</text:span><text:span text:style-name="_36_38">c</text:span><text:span text:style-name="_31_501">t</text:span><text:span text:style-name="_32_500">e</text:span><text:span text:style-name="_36_03">d</text:span><text:span text:style-name="_39_05"> </text:span><text:span text:style-name="_32_427">h</text:span><text:span text:style-name="_38_89">i</text:span><text:span text:style-name="_31_204">s</text:span><text:span text:style-name="_31_805"> </text:span><text:span text:style-name="_38_05">l</text:span><text:span text:style-name="_31_501">i</text:span><text:span text:style-name="_32_029">f</text:span><text:span text:style-name="_38_19">e</text:span>-<text:span text:style-name="_32_149">i</text:span><text:span text:style-name="_34_24">n</text:span><text:span text:style-name="_31_600">s</text:span><text:span text:style-name="_32_475">u</text:span><text:span text:style-name="_34_45">r</text:span><text:span text:style-name="_31_240">a</text:span><text:span text:style-name="_32_283">n</text:span><text:span text:style-name="_34_10">c</text:span><text:span text:style-name="_31_396">e</text:span><text:span text:style-name="_32_329">,</text:span><text:span text:style-name="_39_"> </text:span><text:span text:style-name="_31_396">a</text:span><text:span text:style-name="_32_511">n</text:span><text:span text:style-name="_34_45">d</text:span><text:span text:style-name="_39_09"> </text:span><text:span text:style-name="_32_605">l</text:span><text:span text:style-name="_34_93">i</text:span><text:span text:style-name="_31_382">v</text:span><text:span text:style-name="_32_644">e</text:span><text:span text:style-name="_32_65">d</text:span><text:span text:style-name="_39_09"> </text:span><text:span text:style-name="_32_103">h</text:span><text:span text:style-name="_37_72">a</text:span><text:span text:style-name="_31_216">p</text:span><text:span text:style-name="_32_655">p</text:span><text:span text:style-name="_33_37">y</text:span><text:span text:style-name="_39_05"> </text:span><text:span text:style-name="_32_031">e</text:span><text:span text:style-name="_37_84">v</text:span><text:span text:style-name="_31_537">e</text:span><text:span text:style-name="_32_425">r</text:span><text:span text:style-name="_35_"> </text:span><text:span text:style-name="_31_180">a</text:span><text:span text:style-name="_32_389">f</text:span><text:span text:style-name="_36_37">t</text:span><text:span text:style-name="_31_179">e</text:span><text:span text:style-name="_32_317">r</text:span><text:span text:style-name="_38_89">,</text:span><text:span text:style-name="_39_09"> </text:span><text:span text:style-name="_32_689">f</text:span><text:span text:style-name="_36_97">o</text:span><text:span text:style-name="_31_681">r</text:span><text:span text:style-name="_31_809"> </text:span><text:span text:style-name="_34_21">t</text:span><text:span text:style-name="_31_432">h</text:span><text:span text:style-name="_32_043">e</text:span><text:span text:style-name="_33_49">r</text:span><text:span text:style-name="_31_249">e</text:span><text:span text:style-name="_31_809"> </text:span><text:span text:style-name="_33_37">w</text:span><text:span text:style-name="_31_204">a</text:span><text:span text:style-name="_32_390">s</text:span><text:span text:style-name="_39_"> </text:span><text:span text:style-name="_31_203">p</text:span><text:span text:style-name="_32_401">l</text:span><text:span text:style-name="_34_96">e</text:span><text:span text:style-name="_31_683">n</text:span><text:span text:style-name="_32_101">t</text:span><text:span text:style-name="_33_52">y</text:span><text:span text:style-name="_39_05"> </text:span><text:span text:style-name="_32_257">o</text:span><text:span text:style-name="_38_77">f</text:span><text:span text:style-name="_39_05"> </text:span><text:span text:style-name="_32_115">p</text:span><text:span text:style-name="_34_81">r</text:span><text:span text:style-name="_31_708">o</text:span><text:span text:style-name="_32_461">o</text:span><text:span text:style-name="_34_21">f</text:span><text:span text:style-name="_39_05"> </text:span><text:span text:style-name="_32_608">a</text:span><text:span text:style-name="_37_70">s</text:span><text:span text:style-name="_39_09"> </text:span><text:span text:style-name="_32_257">t</text:span><text:span text:style-name="_36_61">o</text:span><text:span text:style-name="_39_09"> </text:span><text:span text:style-name="_32_077">t</text:span><text:span text:style-name="_36_76">h</text:span><text:span text:style-name="_31_131">e</text:span><text:span text:style-name="_31_809"> </text:span><text:span text:style-name="_32_43">p</text:span><text:span text:style-name="_31_144">e</text:span><text:span text:style-name="_32_473">r</text:span><text:span text:style-name="_36_25">f</text:span><text:span text:style-name="_31_396">e</text:span><text:span text:style-name="_32_222">c</text:span><text:span text:style-name="_35_29">t</text:span><text:span text:style-name="_39_09"> </text:span><text:span text:style-name="_32_690">s</text:span><text:span text:style-name="_34_48">q</text:span><text:span text:style-name="_31_611">u</text:span><text:span text:style-name="_32_080">a</text:span><text:span text:style-name="_33_13">r</text:span><text:span text:style-name="_31_359">e</text:span><text:span text:style-name="_32_584">n</text:span><text:span text:style-name="_36_28">e</text:span><text:span text:style-name="_31_430">s</text:span><text:span text:style-name="_32_689">s</text:span><text:span text:style-name="_35_"> </text:span><text:span text:style-name="_31_501">o</text:span><text:span text:style-name="_32_257">f</text:span><text:span text:style-name="_39_"> </text:span><text:span text:style-name="_31_528">h</text:span><text:span text:style-name="_32_473">i</text:span><text:span text:style-name="_37_70">s</text:span><text:span text:style-name="_39_09"> </text:span><text:span text:style-name="_32_043">d</text:span><text:span text:style-name="_36_76">e</text:span><text:span text:style-name="_31_780">a</text:span><text:span text:style-name="_32_389">t</text:span><text:span text:style-name="_38_07">h</text:span><text:span text:style-name="_31_489">.</text:span></text:p>
      <text:p text:style-name="P1"><text:span text:style-name="_38_77">"</text:span><text:span text:style-name="_31_381">W</text:span><text:span text:style-name="_32_641">e</text:span><text:span text:style-name="_33_37">l</text:span><text:span text:style-name="_31_501">l</text:span><text:span text:style-name="_32_317">,</text:span><text:span text:style-name="_39_"> </text:span><text:span text:style-name="_31_561">w</text:span><text:span text:style-name="_32_569">e</text:span><text:span text:style-name="_35_"> </text:span><text:span text:style-name="_31_237">w</text:span><text:span text:style-name="_32_691">e</text:span><text:span text:style-name="_38_17">r</text:span><text:span text:style-name="_31_180">e</text:span><text:span text:style-name="_31_809"> </text:span><text:span text:style-name="_34_12">g</text:span><text:span text:style-name="_31_321">r</text:span><text:span text:style-name="_32_583">a</text:span><text:span text:style-name="_38_19">d</text:span><text:span text:style-name="_31_792">u</text:span><text:span text:style-name="_32_643">a</text:span><text:span text:style-name="_33_37">l</text:span><text:span text:style-name="_31_309">l</text:span><text:span text:style-name="_32_404">y</text:span><text:span text:style-name="_35_"> </text:span><text:span text:style-name="_31_345">f</text:span><text:span text:style-name="_32_500">a</text:span><text:span text:style-name="_32_31">d</text:span><text:span text:style-name="_31_777">i</text:span><text:span text:style-name="_32_283">n</text:span><text:span text:style-name="_36_64">g</text:span><text:span text:style-name="_39_09"> </text:span><text:span text:style-name="_32_581">t</text:span><text:span text:style-name="_37_00">o</text:span><text:span text:style-name="_31_789">w</text:span><text:span text:style-name="_32_151">a</text:span><text:span text:style-name="_35_89">r</text:span><text:span text:style-name="_31_201">d</text:span><text:span text:style-name="_31_805"> </text:span><text:span text:style-name="_36_37">a</text:span><text:span text:style-name="_39_05"> </text:span><text:span text:style-name="_32_584">b</text:span><text:span text:style-name="_33_03">e</text:span><text:span text:style-name="_31_345">t</text:span><text:span text:style-name="_32_065">t</text:span><text:span text:style-name="_32_41">e</text:span><text:span text:style-name="_31_597">r</text:span><text:span text:style-name="_31_805"> </text:span><text:span text:style-name="_33_37">l</text:span><text:span text:style-name="_31_384">a</text:span><text:span text:style-name="_32_655">n</text:span><text:span text:style-name="_37_69">d</text:span><text:span text:style-name="_31_741">,</text:span><text:span text:style-name="_31_809"> </text:span><text:span text:style-name="_36_28">o</text:span><text:span text:style-name="_31_743">n</text:span><text:span text:style-name="_31_809"> </text:span><text:span text:style-name="_34_60">a</text:span><text:span text:style-name="_31_202">c</text:span><text:span text:style-name="_32_582">c</text:span><text:span text:style-name="_34_12">o</text:span><text:span text:style-name="_31_431">u</text:span><text:span text:style-name="_32_140">n</text:span><text:span text:style-name="_38_05">t</text:span><text:span text:style-name="_39_09"> </text:span><text:span text:style-name="_32_677">o</text:span><text:span text:style-name="_36_73">f</text:span><text:span text:style-name="_39_09"> </text:span><text:span text:style-name="_32_041">t</text:span><text:span text:style-name="_38_19">h</text:span><text:span text:style-name="_31_780">e</text:span><text:span text:style-name="_31_809"> </text:span><text:span text:style-name="_35_31">d</text:span><text:span text:style-name="_31_684">a</text:span><text:span text:style-name="_32_509">i</text:span><text:span text:style-name="_38_05">l</text:span><text:span text:style-name="_31_165">y</text:span><text:span text:style-name="_31_805"> </text:span><text:span text:style-name="_35_89">l</text:span><text:span text:style-name="_31_672">o</text:span><text:span text:style-name="_32_066">s</text:span><text:span text:style-name="_35_29">s</text:span><text:span text:style-name="_39_09"> </text:span><text:span text:style-name="_32_581">o</text:span><text:span text:style-name="_36_73">f</text:span><text:span text:style-name="_39_09"> </text:span><text:span text:style-name="_32_212">s</text:span><text:span text:style-name="_36_97">l</text:span><text:span text:style-name="_31_503">e</text:span><text:span text:style-name="_32_584">e</text:span><text:span text:style-name="_34_83">p</text:span><text:span text:style-name="_31_309">;</text:span><text:span text:style-name="_31_809"> </text:span><text:span text:style-name="_34_58">s</text:span><text:span text:style-name="_31_708">o</text:span><text:span text:style-name="_31_809"> </text:span><text:span text:style-name="_34_21">w</text:span><text:span text:style-name="_31_141">e</text:span><text:span text:style-name="_31_805"> </text:span><text:span text:style-name="_38_53">f</text:span><text:span text:style-name="_31_501">i</text:span><text:span text:style-name="_32_583">n</text:span><text:span text:style-name="_32_68">a</text:span><text:span text:style-name="_31_669">l</text:span><text:span text:style-name="_32_461">l</text:span><text:span text:style-name="_38_05">y</text:span><text:span text:style-name="_39_09"> </text:span><text:span text:style-name="_32_607">h</text:span><text:span text:style-name="_38_92">a</text:span><text:span text:style-name="_31_165">d</text:span><text:span text:style-name="_31_809"> </text:span><text:span text:style-name="_37_81">t</text:span><text:span text:style-name="_31_743">h</text:span><text:span text:style-name="_32_692">e</text:span><text:span text:style-name="_35_"> </text:span><text:span text:style-name="_31_599">e</text:span><text:span text:style-name="_32_224">x</text:span><text:span text:style-name="_32_43">p</text:span><text:span text:style-name="_31_540">e</text:span><text:span text:style-name="_32_473">r</text:span><text:span text:style-name="_38_89">t</text:span><text:span text:style-name="_39_09"> </text:span><text:span text:style-name="_32_319">u</text:span><text:span text:style-name="_32_44">p</text:span><text:span text:style-name="_39_09"> </text:span><text:span text:style-name="_32_223">a</text:span><text:span text:style-name="_34_84">g</text:span><text:span text:style-name="_31_576">a</text:span><text:span text:style-name="_32_473">i</text:span><text:span text:style-name="_32_43">n</text:span><text:span text:style-name="_31_741">,</text:span><text:span text:style-name="_31_805"> </text:span><text:span text:style-name="_35_20">a</text:span><text:span text:style-name="_31_359">n</text:span><text:span text:style-name="_32_329">d</text:span><text:span text:style-name="_35_"> </text:span><text:span text:style-name="_31_792">h</text:span><text:span text:style-name="_32_295">e</text:span><text:span text:style-name="_39_"> </text:span><text:span text:style-name="_31_525">r</text:span><text:span text:style-name="_32_427">a</text:span><text:span text:style-name="_37_84">n</text:span><text:span text:style-name="_39_09"> </text:span><text:span text:style-name="_32_101">a</text:span><text:span text:style-name="_39_"> </text:span><text:span text:style-name="_31_129">w</text:span><text:span text:style-name="_32_065">i</text:span><text:span text:style-name="_32_29">r</text:span><text:span text:style-name="_31_753">e</text:span><text:span text:style-name="_31_809"> </text:span><text:span text:style-name="_35_89">t</text:span><text:span text:style-name="_31_177">o</text:span><text:span text:style-name="_31_805"> </text:span><text:span text:style-name="_32_65">t</text:span><text:span text:style-name="_31_527">h</text:span><text:span text:style-name="_32_332">e</text:span><text:span text:style-name="_39_"> </text:span><text:span text:style-name="_31_143">o</text:span><text:span text:style-name="_32_476">u</text:span><text:span text:style-name="_38_05">t</text:span><text:span text:style-name="_31_502">s</text:span><text:span text:style-name="_32_257">i</text:span><text:span text:style-name="_36_04">d</text:span><text:span text:style-name="_31_345">e</text:span><text:span text:style-name="_31_809"> </text:span><text:span text:style-name="_33_13">o</text:span><text:span text:style-name="_31_165">f</text:span><text:span text:style-name="_31_805"> </text:span><text:span text:style-name="_38_53">t</text:span><text:span text:style-name="_31_323">h</text:span><text:span text:style-name="_32_116">e</text:span><text:span text:style-name="_39_"> </text:span><text:span text:style-name="_31_420">d</text:span><text:span text:style-name="_32_655">o</text:span><text:span text:style-name="_32_77">o</text:span><text:span text:style-name="_31_789">r</text:span><text:span text:style-name="_32_257">,</text:span><text:span text:style-name="_35_"> </text:span><text:span text:style-name="_31_143">a</text:span><text:span text:style-name="_32_584">n</text:span><text:span text:style-name="_32_41">d</text:span><text:span text:style-name="_39_09"> </text:span><text:span text:style-name="_32_571">p</text:span><text:span text:style-name="_36_37">l</text:span><text:span text:style-name="_31_600">a</text:span><text:span text:style-name="_32_282">c</text:span><text:span text:style-name="_32_68">e</text:span><text:span text:style-name="_31_681">d</text:span><text:span text:style-name="_31_809"> </text:span><text:span text:style-name="_34_57">a</text:span><text:span text:style-name="_39_09"> </text:span><text:span text:style-name="_32_032">s</text:span><text:span text:style-name="_34_21">w</text:span><text:span text:style-name="_31_165">i</text:span><text:span text:style-name="_32_401">t</text:span><text:span text:style-name="_32_66">c</text:span><text:span text:style-name="_31_321">h</text:span><text:span text:style-name="_31_805"> </text:span><text:span text:style-name="_34_81">t</text:span><text:span text:style-name="_31_792">h</text:span><text:span text:style-name="_32_283">e</text:span><text:span text:style-name="_38_41">r</text:span><text:span text:style-name="_31_309">e</text:span><text:span text:style-name="_32_209">,</text:span><text:span text:style-name="_35_"> </text:span><text:span text:style-name="_31_213">w</text:span><text:span text:style-name="_32_067">h</text:span><text:span text:style-name="_36_40">e</text:span><text:span text:style-name="_31_669">r</text:span><text:span text:style-name="_32_151">e</text:span><text:span text:style-name="_35_20">b</text:span><text:span text:style-name="_31_777">y</text:span><text:span text:style-name="_31_809"> </text:span><text:span text:style-name="_35_89">T</text:span><text:span text:style-name="_31_707">h</text:span><text:span text:style-name="_32_032">o</text:span><text:span text:style-name="_36_37">m</text:span><text:span text:style-name="_31_563">a</text:span><text:span text:style-name="_32_476">s</text:span><text:span text:style-name="_32_65">,</text:span><text:span text:style-name="_39_09"> </text:span><text:span text:style-name="_32_149">t</text:span><text:span text:style-name="_37_84">h</text:span><text:span text:style-name="_31_755">e</text:span><text:span text:style-name="_31_809"> </text:span><text:span text:style-name="_36_27">b</text:span><text:span text:style-name="_31_708">u</text:span><text:span text:style-name="_32_245">t</text:span><text:span text:style-name="_38_89">l</text:span><text:span text:style-name="_31_597">e</text:span><text:span text:style-name="_32_209">r</text:span><text:span text:style-name="_36_25">,</text:span><text:span text:style-name="_39_09"> </text:span><text:span text:style-name="_32_643">a</text:span><text:span text:style-name="_35_89">l</text:span><text:span text:style-name="_31_681">w</text:span><text:span text:style-name="_32_428">a</text:span><text:span text:style-name="_38_92">y</text:span><text:span text:style-name="_31_178">s</text:span><text:span text:style-name="_31_805"> </text:span><text:span text:style-name="_36_73">m</text:span><text:span text:style-name="_31_252">a</text:span><text:span text:style-name="_32_655">d</text:span><text:span text:style-name="_36_97">e</text:span><text:span text:style-name="_39_09"> </text:span><text:span text:style-name="_32_295">o</text:span><text:span text:style-name="_35_32">n</text:span><text:span text:style-name="_31_753">e</text:span><text:span text:style-name="_31_805"> </text:span><text:span text:style-name="_34_81">l</text:span><text:span text:style-name="_31_777">i</text:span><text:span text:style-name="_32_329">t</text:span><text:span text:style-name="_34_81">t</text:span><text:span text:style-name="_31_249">l</text:span><text:span text:style-name="_32_473">e</text:span><text:span text:style-name="_39_"> </text:span><text:span text:style-name="_31_213">m</text:span><text:span text:style-name="_32_569">i</text:span><text:span text:style-name="_35_90">s</text:span><text:span text:style-name="_31_501">t</text:span><text:span text:style-name="_32_620">a</text:span><text:span text:style-name="_36_04">k</text:span><text:span text:style-name="_31_503">e</text:span>--<text:span text:style-name="_31_779">h</text:span><text:span text:style-name="_32_332">e</text:span><text:span text:style-name="_35_"> </text:span><text:span text:style-name="_31_564">s</text:span><text:span text:style-name="_32_473">w</text:span><text:span text:style-name="_36_61">i</text:span><text:span text:style-name="_31_381">t</text:span><text:span text:style-name="_32_510">c</text:span><text:span text:style-name="_36_04">h</text:span><text:span text:style-name="_31_791">e</text:span><text:span text:style-name="_32_113">d</text:span><text:span text:style-name="_39_"> </text:span><text:span text:style-name="_31_609">t</text:span><text:span text:style-name="_32_212">h</text:span><text:span text:style-name="_37_11">e</text:span><text:span text:style-name="_39_05"> </text:span><text:span text:style-name="_32_607">a</text:span><text:span text:style-name="_35_17">l</text:span><text:span text:style-name="_31_576">a</text:span><text:span text:style-name="_32_317">r</text:span><text:span text:style-name="_34_45">m</text:span><text:span text:style-name="_39_09"> </text:span><text:span text:style-name="_32_425">o</text:span><text:span text:style-name="_35_29">f</text:span><text:span text:style-name="_31_753">f</text:span><text:span text:style-name="_31_805"> </text:span><text:span text:style-name="_38_05">a</text:span><text:span text:style-name="_31_213">t</text:span><text:span text:style-name="_31_809"> </text:span><text:span text:style-name="_32_44">n</text:span><text:span text:style-name="_31_705">i</text:span><text:span text:style-name="_32_151">g</text:span><text:span text:style-name="_33_01">h</text:span><text:span text:style-name="_31_381">t</text:span><text:span text:style-name="_31_809"> </text:span><text:span text:style-name="_33_49">w</text:span><text:span text:style-name="_31_359">h</text:span><text:span text:style-name="_32_116">e</text:span><text:span text:style-name="_33_37">n</text:span><text:span text:style-name="_39_09"> </text:span><text:span text:style-name="_32_211">h</text:span><text:span text:style-name="_38_20">e</text:span><text:span text:style-name="_39_05"> </text:span><text:span text:style-name="_32_041">w</text:span><text:span text:style-name="_33_03">e</text:span><text:span text:style-name="_31_396">n</text:span><text:span text:style-name="_32_245">t</text:span><text:span text:style-name="_35_"> </text:span><text:span text:style-name="_31_705">t</text:span><text:span text:style-name="_32_077">o</text:span><text:span text:style-name="_35_"> </text:span><text:span text:style-name="_31_383">b</text:span><text:span text:style-name="_32_140">e</text:span><text:span text:style-name="_34_45">d</text:span><text:span text:style-name="_31_777">,</text:span><text:span text:style-name="_31_805"> </text:span><text:span text:style-name="_36_99">a</text:span><text:span text:style-name="_31_216">n</text:span><text:span text:style-name="_32_641">d</text:span><text:span text:style-name="_39_"> </text:span><text:span text:style-name="_31_598">s</text:span><text:span text:style-name="_32_149">w</text:span><text:span text:style-name="_37_69">i</text:span><text:span text:style-name="_31_309">t</text:span><text:span text:style-name="_32_080">c</text:span><text:span text:style-name="_33_04">h</text:span><text:span text:style-name="_31_791">e</text:span><text:span text:style-name="_32_641">d</text:span><text:span text:style-name="_39_"> </text:span><text:span text:style-name="_31_129">i</text:span><text:span text:style-name="_32_113">t</text:span><text:span text:style-name="_35_"> </text:span><text:span text:style-name="_31_720">o</text:span><text:span text:style-name="_32_583">n</text:span><text:span text:style-name="_35_"> </text:span><text:span text:style-name="_31_432">a</text:span><text:span text:style-name="_32_319">g</text:span><text:span text:style-name="_37_12">a</text:span><text:span text:style-name="_31_309">i</text:span><text:span text:style-name="_32_679">n</text:span><text:span text:style-name="_35_"> </text:span><text:span text:style-name="_31_525">a</text:span><text:span text:style-name="_32_041">t</text:span><text:span text:style-name="_35_"> </text:span><text:span text:style-name="_31_324">d</text:span><text:span text:style-name="_32_679">a</text:span><text:span text:style-name="_38_54">y</text:span><text:span text:style-name="_31_708">s</text:span><text:span text:style-name="_32_475">p</text:span><text:span text:style-name="_32_41">r</text:span><text:span text:style-name="_31_537">i</text:span><text:span text:style-name="_32_500">n</text:span><text:span text:style-name="_32_29">g</text:span><text:span text:style-name="_39_05"> </text:span><text:span text:style-name="_32_209">i</text:span><text:span text:style-name="_33_13">n</text:span><text:span text:style-name="_39_05"> </text:span><text:span text:style-name="_32_437">t</text:span><text:span text:style-name="_33_04">h</text:span><text:span text:style-name="_31_527">e</text:span><text:span text:style-name="_31_805"> </text:span><text:span text:style-name="_34_45">m</text:span><text:span text:style-name="_31_180">o</text:span><text:span text:style-name="_32_581">r</text:span><text:span text:style-name="_34_47">n</text:span><text:span text:style-name="_31_249">i</text:span><text:span text:style-name="_32_044">n</text:span><text:span text:style-name="_35_31">g</text:span><text:span text:style-name="_31_429">,</text:span><text:span text:style-name="_31_809"> </text:span><text:span text:style-name="_38_53">j</text:span><text:span text:style-name="_31_744">u</text:span><text:span text:style-name="_32_150">s</text:span><text:span text:style-name="_38_17">t</text:span><text:span text:style-name="_39_05"> </text:span><text:span text:style-name="_32_389">i</text:span><text:span text:style-name="_32_41">n</text:span><text:span text:style-name="_39_05"> </text:span><text:span text:style-name="_32_401">t</text:span><text:span text:style-name="_35_89">i</text:span><text:span text:style-name="_31_525">m</text:span><text:span text:style-name="_32_401">e</text:span><text:span text:style-name="_39_"> </text:span><text:span text:style-name="_31_777">f</text:span><text:span text:style-name="_32_101">o</text:span><text:span text:style-name="_37_09">r</text:span><text:span text:style-name="_39_05"> </text:span><text:span text:style-name="_32_389">t</text:span><text:span text:style-name="_32_79">h</text:span><text:span text:style-name="_31_504">e</text:span><text:span text:style-name="_31_809"> </text:span><text:span text:style-name="_34_82">c</text:span><text:span text:style-name="_31_756">o</text:span><text:span text:style-name="_32_068">o</text:span><text:span text:style-name="_34_10">k</text:span><text:span text:style-name="_39_05"> </text:span><text:span text:style-name="_32_389">t</text:span><text:span text:style-name="_34_81">o</text:span><text:span text:style-name="_39_09"> </text:span><text:span text:style-name="_32_571">o</text:span><text:span text:style-name="_35_92">p</text:span><text:span text:style-name="_31_504">e</text:span><text:span text:style-name="_32_247">n</text:span><text:span text:style-name="_35_"> </text:span><text:span text:style-name="_31_201">t</text:span><text:span text:style-name="_32_511">h</text:span><text:span text:style-name="_38_80">e</text:span><text:span text:style-name="_39_05"> </text:span><text:span text:style-name="_32_294">k</text:span><text:span text:style-name="_38_05">i</text:span><text:span text:style-name="_31_717">t</text:span><text:span text:style-name="_32_464">c</text:span><text:span text:style-name="_38_19">h</text:span><text:span text:style-name="_31_216">e</text:span><text:span text:style-name="_32_653">n</text:span><text:span text:style-name="_35_"> </text:span><text:span text:style-name="_31_707">d</text:span><text:span text:style-name="_32_332">o</text:span><text:span text:style-name="_34_09">o</text:span><text:span text:style-name="_31_249">r</text:span><text:span text:style-name="_32_509">,</text:span><text:span text:style-name="_35_"> </text:span><text:span text:style-name="_31_131">a</text:span><text:span text:style-name="_32_320">n</text:span><text:span text:style-name="_32_77">d</text:span><text:span text:style-name="_39_05"> </text:span><text:span text:style-name="_32_151">e</text:span><text:span text:style-name="_32_44">n</text:span><text:span text:style-name="_31_683">a</text:span><text:span text:style-name="_32_152">b</text:span><text:span text:style-name="_34_21">l</text:span><text:span text:style-name="_31_357">e</text:span><text:span text:style-name="_31_805"> </text:span><text:span text:style-name="_37_69">t</text:span><text:span text:style-name="_31_360">h</text:span><text:span text:style-name="_32_151">a</text:span><text:span text:style-name="_36_97">t</text:span><text:span text:style-name="_39_05"> </text:span><text:span text:style-name="_32_583">g</text:span><text:span text:style-name="_32_68">o</text:span><text:span text:style-name="_31_779">n</text:span><text:span text:style-name="_32_572">g</text:span><text:span text:style-name="_39_"> </text:span><text:span text:style-name="_31_525">t</text:span><text:span text:style-name="_32_257">o</text:span><text:span text:style-name="_35_"> </text:span><text:span text:style-name="_31_324">s</text:span><text:span text:style-name="_32_569">l</text:span><text:span text:style-name="_38_43">a</text:span><text:span text:style-name="_31_129">m</text:span><text:span text:style-name="_31_809"> </text:span><text:span text:style-name="_34_47">u</text:span><text:span text:style-name="_31_348">s</text:span><text:span text:style-name="_31_805"> </text:span><text:span text:style-name="_35_91">a</text:span><text:span text:style-name="_31_756">c</text:span><text:span text:style-name="_32_317">r</text:span><text:span text:style-name="_33_40">o</text:span><text:span text:style-name="_31_778">s</text:span><text:span text:style-name="_32_461">s</text:span><text:span text:style-name="_39_"> </text:span><text:span text:style-name="_31_249">t</text:span><text:span text:style-name="_32_475">h</text:span><text:span text:style-name="_38_44">e</text:span><text:span text:style-name="_39_09"> </text:span><text:span text:style-name="_32_212">h</text:span><text:span text:style-name="_38_91">o</text:span><text:span text:style-name="_31_503">u</text:span><text:span text:style-name="_32_656">s</text:span><text:span text:style-name="_38_17">e</text:span><text:span text:style-name="_31_177">,</text:span><text:span text:style-name="_31_809"> </text:span><text:span text:style-name="_38_92">s</text:span><text:span text:style-name="_31_167">o</text:span><text:span text:style-name="_32_245">m</text:span><text:span text:style-name="_33_39">e</text:span><text:span text:style-name="_31_393">t</text:span><text:span text:style-name="_32_677">i</text:span><text:span text:style-name="_37_81">m</text:span><text:span text:style-name="_31_324">e</text:span><text:span text:style-name="_32_581">s</text:span><text:span text:style-name="_39_"> </text:span><text:span text:style-name="_31_204">b</text:span><text:span text:style-name="_32_509">r</text:span><text:span text:style-name="_34_23">e</text:span><text:span text:style-name="_31_720">a</text:span><text:span text:style-name="_32_246">k</text:span><text:span text:style-name="_35_29">i</text:span><text:span text:style-name="_31_672">n</text:span><text:span text:style-name="_32_475">g</text:span><text:span text:style-name="_35_"> </text:span><text:span text:style-name="_31_669">a</text:span><text:span text:style-name="_31_805"> </text:span><text:span text:style-name="_36_97">w</text:span><text:span text:style-name="_31_681">i</text:span><text:span text:style-name="_32_680">n</text:span><text:span text:style-name="_34_11">d</text:span><text:span text:style-name="_31_753">o</text:span><text:span text:style-name="_32_137">w</text:span><text:span text:style-name="_39_"> </text:span><text:span text:style-name="_31_525">w</text:span><text:span text:style-name="_32_677">i</text:span><text:span text:style-name="_37_69">t</text:span><text:span text:style-name="_31_321">h</text:span><text:span text:style-name="_31_805"> </text:span><text:span text:style-name="_34_60">o</text:span><text:span text:style-name="_31_323">n</text:span><text:span text:style-name="_32_101">e</text:span><text:span text:style-name="_35_"> </text:span><text:span text:style-name="_31_393">o</text:span><text:span text:style-name="_32_329">r</text:span><text:span text:style-name="_39_"> </text:span><text:span text:style-name="_31_573">t</text:span><text:span text:style-name="_32_463">h</text:span><text:span text:style-name="_32_44">e</text:span><text:span text:style-name="_39_09"> </text:span><text:span text:style-name="_32_104">o</text:span><text:span text:style-name="_33_13">t</text:span><text:span text:style-name="_31_539">h</text:span><text:span text:style-name="_32_677">e</text:span><text:span text:style-name="_34_09">r</text:span><text:span text:style-name="_39_09"> </text:span><text:span text:style-name="_32_497">o</text:span><text:span text:style-name="_36_97">f</text:span><text:span text:style-name="_39_05"> </text:span><text:span text:style-name="_32_679">u</text:span><text:span text:style-name="_35_92">s</text:span><text:span text:style-name="_31_417">.</text:span><text:span text:style-name="_31_809"> </text:span><text:span text:style-name="_34_45">A</text:span><text:span text:style-name="_31_741">t</text:span><text:span text:style-name="_31_809"> </text:span><text:span text:style-name="_33_01">t</text:span><text:span text:style-name="_31_707">h</text:span><text:span text:style-name="_32_464">e</text:span><text:span text:style-name="_35_"> </text:span><text:span text:style-name="_31_719">e</text:span><text:span text:style-name="_32_104">n</text:span><text:span text:style-name="_34_57">d</text:span><text:span text:style-name="_39_05"> </text:span><text:span text:style-name="_32_509">o</text:span><text:span text:style-name="_33_49">f</text:span><text:span text:style-name="_39_09"> </text:span><text:span text:style-name="_32_065">a</text:span><text:span text:style-name="_35_"> </text:span><text:span text:style-name="_31_669">w</text:span><text:span text:style-name="_32_104">e</text:span><text:span text:style-name="_32_67">e</text:span><text:span text:style-name="_31_777">k</text:span><text:span text:style-name="_31_805"> </text:span><text:span text:style-name="_34_57">w</text:span><text:span text:style-name="_31_609">e</text:span><text:span text:style-name="_31_805"> </text:span><text:span text:style-name="_35_29">r</text:span><text:span text:style-name="_31_203">e</text:span><text:span text:style-name="_32_404">c</text:span><text:span text:style-name="_32_43">o</text:span><text:span text:style-name="_31_564">g</text:span><text:span text:style-name="_32_620">n</text:span><text:span text:style-name="_38_77">i</text:span><text:span text:style-name="_31_682">z</text:span><text:span text:style-name="_32_139">e</text:span><text:span text:style-name="_38_08">d</text:span><text:span text:style-name="_39_05"> </text:span><text:span text:style-name="_32_425">t</text:span><text:span text:style-name="_35_19">h</text:span><text:span text:style-name="_31_240">a</text:span><text:span text:style-name="_32_401">t</text:span><text:span text:style-name="_35_"> </text:span><text:span text:style-name="_31_561">t</text:span><text:span text:style-name="_32_391">h</text:span><text:span text:style-name="_38_41">i</text:span><text:span text:style-name="_31_432">s</text:span><text:span text:style-name="_31_805"> </text:span><text:span text:style-name="_36_26">s</text:span><text:span text:style-name="_31_417">w</text:span><text:span text:style-name="_32_653">i</text:span><text:span text:style-name="_38_89">t</text:span><text:span text:style-name="_31_672">c</text:span><text:span text:style-name="_32_497">h</text:span><text:span text:style-name="_39_"> </text:span><text:span text:style-name="_31_744">b</text:span><text:span text:style-name="_32_643">u</text:span><text:span text:style-name="_37_00">s</text:span><text:span text:style-name="_31_561">i</text:span><text:span text:style-name="_32_643">n</text:span><text:span text:style-name="_36_04">e</text:span><text:span text:style-name="_31_238">s</text:span><text:span text:style-name="_32_641">s</text:span><text:span text:style-name="_35_"> </text:span><text:span text:style-name="_31_669">w</text:span><text:span text:style-name="_32_151">a</text:span><text:span text:style-name="_38_08">s</text:span><text:span text:style-name="_39_05"> </text:span><text:span text:style-name="_32_677">a</text:span><text:span text:style-name="_35_"> </text:span><text:span text:style-name="_31_215">d</text:span><text:span text:style-name="_32_104">e</text:span><text:span text:style-name="_32_65">l</text:span><text:span text:style-name="_31_527">u</text:span><text:span text:style-name="_32_248">s</text:span><text:span text:style-name="_33_01">i</text:span><text:span text:style-name="_31_179">o</text:span><text:span text:style-name="_32_608">n</text:span><text:span text:style-name="_39_"> </text:span><text:span text:style-name="_31_216">a</text:span><text:span text:style-name="_32_499">n</text:span><text:span text:style-name="_32_29">d</text:span><text:span text:style-name="_39_05"> </text:span><text:span text:style-name="_32_029">a</text:span><text:span text:style-name="_35_"> </text:span><text:span text:style-name="_31_132">s</text:span><text:span text:style-name="_32_463">n</text:span><text:span text:style-name="_32_32">a</text:span><text:span text:style-name="_31_717">r</text:span><text:span text:style-name="_32_115">e</text:span><text:span text:style-name="_37_69">.</text:span><text:span text:style-name="_39_05"> </text:span><text:span text:style-name="_32_473">W</text:span><text:span text:style-name="_36_25">e</text:span><text:span text:style-name="_39_09"> </text:span><text:span text:style-name="_32_572">a</text:span><text:span text:style-name="_36_01">l</text:span><text:span text:style-name="_31_718">s</text:span><text:span text:style-name="_32_329">o</text:span><text:span text:style-name="_35_"> </text:span><text:span text:style-name="_31_383">a</text:span><text:span text:style-name="_32_104">s</text:span><text:span text:style-name="_36_76">c</text:span><text:span text:style-name="_31_167">e</text:span><text:span text:style-name="_32_209">r</text:span><text:span text:style-name="_36_61">t</text:span><text:span text:style-name="_31_671">a</text:span><text:span text:style-name="_32_425">i</text:span><text:span text:style-name="_38_56">n</text:span><text:span text:style-name="_31_168">e</text:span><text:span text:style-name="_32_619">d</text:span><text:span text:style-name="_39_"> </text:span><text:span text:style-name="_31_309">t</text:span><text:span text:style-name="_32_475">h</text:span><text:span text:style-name="_38_56">a</text:span><text:span text:style-name="_31_417">t</text:span><text:span text:style-name="_31_805"> </text:span><text:span text:style-name="_32_65">a</text:span><text:span text:style-name="_39_09"> </text:span><text:span text:style-name="_32_619">b</text:span><text:span text:style-name="_34_60">a</text:span><text:span text:style-name="_31_240">n</text:span><text:span text:style-name="_32_475">d</text:span><text:span text:style-name="_39_"> </text:span><text:span text:style-name="_31_669">o</text:span><text:span text:style-name="_32_473">f</text:span><text:span text:style-name="_35_"> </text:span><text:span text:style-name="_31_575">b</text:span><text:span text:style-name="_32_248">u</text:span><text:span text:style-name="_34_57">r</text:span><text:span text:style-name="_31_252">g</text:span><text:span text:style-name="_32_209">l</text:span><text:span text:style-name="_36_27">a</text:span><text:span text:style-name="_31_201">r</text:span><text:span text:style-name="_32_113">s</text:span><text:span text:style-name="_39_"> </text:span><text:span text:style-name="_31_216">h</text:span><text:span text:style-name="_32_691">a</text:span><text:span text:style-name="_32_65">d</text:span><text:span text:style-name="_39_05"> </text:span><text:span text:style-name="_32_044">b</text:span><text:span text:style-name="_34_11">e</text:span><text:span text:style-name="_31_132">e</text:span><text:span text:style-name="_32_031">n</text:span><text:span text:style-name="_39_"> </text:span><text:span text:style-name="_31_525">l</text:span><text:span text:style-name="_32_655">o</text:span><text:span text:style-name="_38_80">d</text:span><text:span text:style-name="_31_312">g</text:span><text:span text:style-name="_32_437">i</text:span><text:span text:style-name="_34_59">n</text:span><text:span text:style-name="_31_429">g</text:span><text:span text:style-name="_31_805"> </text:span><text:span text:style-name="_38_53">i</text:span><text:span text:style-name="_31_573">n</text:span><text:span text:style-name="_31_809"> </text:span><text:span text:style-name="_36_73">t</text:span><text:span text:style-name="_31_563">h</text:span><text:span text:style-name="_32_140">e</text:span><text:span text:style-name="_35_"> </text:span><text:span text:style-name="_31_528">h</text:span><text:span text:style-name="_32_403">o</text:span><text:span text:style-name="_32_68">u</text:span><text:span text:style-name="_31_202">s</text:span><text:span text:style-name="_32_497">e</text:span><text:span text:style-name="_39_"> </text:span><text:span text:style-name="_31_321">t</text:span><text:span text:style-name="_32_151">h</text:span><text:span text:style-name="_38_80">e</text:span><text:span text:style-name="_39_05"> </text:span><text:span text:style-name="_32_281">w</text:span><text:span text:style-name="_35_92">h</text:span><text:span text:style-name="_31_707">o</text:span><text:span text:style-name="_32_509">l</text:span><text:span text:style-name="_36_61">e</text:span><text:span text:style-name="_39_09"> </text:span><text:span text:style-name="_32_113">t</text:span><text:span text:style-name="_33_01">i</text:span><text:span text:style-name="_31_201">m</text:span><text:span text:style-name="_32_296">e</text:span>--<text:span text:style-name="_32_619">n</text:span><text:span text:style-name="_35_29">o</text:span><text:span text:style-name="_31_561">t</text:span><text:span text:style-name="_31_809"> </text:span><text:span text:style-name="_35_32">e</text:span><text:span text:style-name="_31_178">x</text:span><text:span text:style-name="_32_152">a</text:span><text:span text:style-name="_35_18">c</text:span><text:span text:style-name="_31_705">t</text:span><text:span text:style-name="_32_029">l</text:span><text:span text:style-name="_35_89">y</text:span><text:span text:style-name="_39_05"> </text:span><text:span text:style-name="_32_425">t</text:span><text:span text:style-name="_34_93">o</text:span><text:span text:style-name="_39_09"> </text:span><text:span text:style-name="_32_498">s</text:span><text:span text:style-name="_38_89">t</text:span><text:span text:style-name="_31_576">e</text:span><text:span text:style-name="_32_425">a</text:span><text:span text:style-name="_38_53">l</text:span><text:span text:style-name="_31_417">,</text:span><text:span text:style-name="_31_809"> </text:span><text:span text:style-name="_36_01">f</text:span><text:span text:style-name="_31_789">o</text:span><text:span text:style-name="_32_029">r</text:span><text:span text:style-name="_35_"> </text:span><text:span text:style-name="_31_237">t</text:span><text:span text:style-name="_32_320">h</text:span><text:span text:style-name="_33_03">e</text:span><text:span text:style-name="_31_609">r</text:span><text:span text:style-name="_32_473">e</text:span><text:span text:style-name="_35_"> </text:span><text:span text:style-name="_31_777">w</text:span><text:span text:style-name="_32_043">a</text:span><text:span text:style-name="_36_64">s</text:span><text:span text:style-name="_31_573">n</text:span><text:span text:style-name="_32_029">'</text:span><text:span text:style-name="_32_77">t</text:span><text:span text:style-name="_39_09"> </text:span><text:span text:style-name="_32_617">m</text:span><text:span text:style-name="_38_80">u</text:span><text:span text:style-name="_31_142">c</text:span><text:span text:style-name="_32_509">h</text:span><text:span text:style-name="_39_"> </text:span><text:span text:style-name="_31_321">l</text:span><text:span text:style-name="_32_569">e</text:span><text:span text:style-name="_37_09">f</text:span><text:span text:style-name="_31_165">t</text:span><text:span text:style-name="_31_809"> </text:span><text:span text:style-name="_35_20">n</text:span><text:span text:style-name="_31_527">o</text:span><text:span text:style-name="_32_149">w</text:span><text:span text:style-name="_32_65">,</text:span><text:span text:style-name="_39_05"> </text:span><text:span text:style-name="_32_043">b</text:span><text:span text:style-name="_35_92">u</text:span><text:span text:style-name="_31_417">t</text:span><text:span text:style-name="_31_809"> </text:span><text:span text:style-name="_37_81">t</text:span><text:span text:style-name="_31_489">o</text:span><text:span text:style-name="_31_809"> </text:span><text:span text:style-name="_36_99">h</text:span><text:span text:style-name="_31_669">i</text:span><text:span text:style-name="_32_608">d</text:span><text:span text:style-name="_36_97">e</text:span><text:span text:style-name="_39_09"> </text:span><text:span text:style-name="_32_641">f</text:span><text:span text:style-name="_37_69">r</text:span><text:span text:style-name="_31_717">o</text:span><text:span text:style-name="_32_209">m</text:span><text:span text:style-name="_35_"> </text:span><text:span text:style-name="_31_249">t</text:span><text:span text:style-name="_32_151">h</text:span><text:span text:style-name="_35_20">e</text:span><text:span text:style-name="_39_05"> </text:span><text:span text:style-name="_32_680">p</text:span><text:span text:style-name="_33_51">o</text:span><text:span text:style-name="_31_717">l</text:span><text:span text:style-name="_32_569">i</text:span><text:span text:style-name="_33_50">c</text:span><text:span text:style-name="_31_168">e</text:span><text:span text:style-name="_32_293">,</text:span><text:span text:style-name="_39_"> </text:span><text:span text:style-name="_31_705">f</text:span><text:span text:style-name="_32_137">o</text:span><text:span text:style-name="_36_73">r</text:span><text:span text:style-name="_39_05"> </text:span><text:span text:style-name="_32_245">t</text:span><text:span text:style-name="_33_39">h</text:span><text:span text:style-name="_31_144">e</text:span><text:span text:style-name="_32_653">y</text:span><text:span text:style-name="_35_"> </text:span><text:span text:style-name="_31_237">w</text:span><text:span text:style-name="_32_284">e</text:span><text:span text:style-name="_36_61">r</text:span><text:span text:style-name="_31_167">e</text:span><text:span text:style-name="_31_805"> </text:span><text:span text:style-name="_32_79">h</text:span><text:span text:style-name="_31_528">o</text:span><text:span text:style-name="_32_581">t</text:span><text:span text:style-name="_35_"> </text:span><text:span text:style-name="_31_708">p</text:span><text:span text:style-name="_32_677">r</text:span><text:span text:style-name="_33_03">e</text:span><text:span text:style-name="_31_142">s</text:span><text:span text:style-name="_32_608">s</text:span><text:span text:style-name="_38_79">e</text:span><text:span text:style-name="_31_360">d</text:span><text:span text:style-name="_32_065">,</text:span><text:span text:style-name="_35_"> </text:span><text:span text:style-name="_31_600">a</text:span><text:span text:style-name="_32_463">n</text:span><text:span text:style-name="_38_41">d</text:span><text:span text:style-name="_39_05"> </text:span><text:span text:style-name="_32_221">t</text:span><text:span text:style-name="_34_11">h</text:span><text:span text:style-name="_31_324">e</text:span><text:span text:style-name="_32_077">y</text:span><text:span text:style-name="_35_"> </text:span><text:span text:style-name="_31_238">s</text:span><text:span text:style-name="_32_656">h</text:span><text:span text:style-name="_36_37">r</text:span><text:span text:style-name="_31_527">e</text:span><text:span text:style-name="_32_437">w</text:span><text:span text:style-name="_38_20">d</text:span><text:span text:style-name="_31_417">l</text:span><text:span text:style-name="_32_425">y</text:span><text:span text:style-name="_35_"> </text:span><text:span text:style-name="_31_573">j</text:span><text:span text:style-name="_32_499">u</text:span><text:span text:style-name="_34_60">d</text:span><text:span text:style-name="_31_720">g</text:span><text:span text:style-name="_32_115">e</text:span><text:span text:style-name="_38_89">d</text:span><text:span text:style-name="_39_09"> </text:span><text:span text:style-name="_32_101">t</text:span><text:span text:style-name="_33_16">h</text:span><text:span text:style-name="_31_431">a</text:span><text:span text:style-name="_32_329">t</text:span><text:span text:style-name="_39_"> </text:span><text:span text:style-name="_31_393">t</text:span><text:span text:style-name="_32_428">h</text:span><text:span text:style-name="_33_51">e</text:span><text:span text:style-name="_39_09"> </text:span><text:span text:style-name="_32_464">d</text:span><text:span text:style-name="_32_79">e</text:span><text:span text:style-name="_31_129">t</text:span><text:span text:style-name="_32_320">e</text:span><text:span text:style-name="_36_74">c</text:span><text:span text:style-name="_31_573">t</text:span><text:span text:style-name="_32_281">i</text:span><text:span text:style-name="_34_10">v</text:span><text:span text:style-name="_31_612">e</text:span><text:span text:style-name="_32_605">s</text:span><text:span text:style-name="_35_"> </text:span><text:span text:style-name="_31_177">w</text:span><text:span text:style-name="_32_032">o</text:span><text:span text:style-name="_32_79">u</text:span><text:span text:style-name="_31_753">l</text:span><text:span text:style-name="_32_281">d</text:span><text:span text:style-name="_35_"> </text:span><text:span text:style-name="_31_216">n</text:span><text:span text:style-name="_32_103">e</text:span><text:span text:style-name="_36_02">v</text:span><text:span text:style-name="_31_348">e</text:span><text:span text:style-name="_32_437">r</text:span><text:span text:style-name="_35_"> </text:span><text:span text:style-name="_31_393">t</text:span><text:span text:style-name="_32_691">h</text:span><text:span text:style-name="_37_09">i</text:span><text:span text:style-name="_31_720">n</text:span><text:span text:style-name="_32_689">k</text:span><text:span text:style-name="_39_"> </text:span><text:span text:style-name="_31_573">o</text:span><text:span text:style-name="_32_041">f</text:span><text:span text:style-name="_39_"> </text:span><text:span text:style-name="_31_741">a</text:span><text:span text:style-name="_31_805"> </text:span><text:span text:style-name="_38_77">t</text:span><text:span text:style-name="_31_417">r</text:span><text:span text:style-name="_32_065">i</text:span><text:span text:style-name="_34_95">b</text:span><text:span text:style-name="_31_360">e</text:span><text:span text:style-name="_31_805"> </text:span><text:span text:style-name="_36_01">o</text:span><text:span text:style-name="_31_345">f</text:span><text:span text:style-name="_31_805"> </text:span><text:span text:style-name="_38_43">b</text:span><text:span text:style-name="_31_144">u</text:span><text:span text:style-name="_32_689">r</text:span><text:span text:style-name="_34_24">g</text:span><text:span text:style-name="_31_681">l</text:span><text:span text:style-name="_32_403">a</text:span><text:span text:style-name="_38_77">r</text:span><text:span text:style-name="_31_489">s</text:span><text:span text:style-name="_31_809"> </text:span><text:soft-page-break/><text:span text:style-name="_33_13">t</text:span><text:span text:style-name="_31_492">a</text:span><text:span text:style-name="_32_294">k</text:span><text:span text:style-name="_37_09">i</text:span><text:span text:style-name="_31_144">n</text:span><text:span text:style-name="_32_511">g</text:span><text:span text:style-name="_39_"> </text:span><text:span text:style-name="_31_204">s</text:span><text:span text:style-name="_32_511">a</text:span><text:span text:style-name="_32_32">n</text:span><text:span text:style-name="_31_502">c</text:span><text:span text:style-name="_32_101">t</text:span><text:span text:style-name="_36_03">u</text:span><text:span text:style-name="_31_168">a</text:span><text:span text:style-name="_32_113">r</text:span><text:span text:style-name="_34_21">y</text:span><text:span text:style-name="_39_05"> </text:span><text:span text:style-name="_32_293">i</text:span><text:span text:style-name="_34_45">n</text:span><text:span text:style-name="_39_09"> </text:span><text:span text:style-name="_32_581">a</text:span><text:span text:style-name="_35_"> </text:span><text:span text:style-name="_31_755">h</text:span><text:span text:style-name="_32_284">o</text:span><text:span text:style-name="_34_47">u</text:span><text:span text:style-name="_31_360">s</text:span><text:span text:style-name="_32_245">e</text:span><text:span text:style-name="_39_"> </text:span><text:span text:style-name="_31_612">n</text:span><text:span text:style-name="_32_499">o</text:span><text:span text:style-name="_37_69">t</text:span><text:span text:style-name="_31_611">o</text:span><text:span text:style-name="_32_329">r</text:span><text:span text:style-name="_34_81">i</text:span><text:span text:style-name="_31_540">o</text:span><text:span text:style-name="_32_043">u</text:span><text:span text:style-name="_38_56">s</text:span><text:span text:style-name="_31_609">l</text:span><text:span text:style-name="_32_641">y</text:span><text:span text:style-name="_39_"> </text:span><text:span text:style-name="_31_384">p</text:span><text:span text:style-name="_32_461">r</text:span><text:span text:style-name="_35_91">o</text:span><text:span text:style-name="_31_417">t</text:span><text:span text:style-name="_32_151">e</text:span><text:span text:style-name="_33_16">c</text:span><text:span text:style-name="_31_381">t</text:span><text:span text:style-name="_32_032">e</text:span><text:span text:style-name="_38_55">d</text:span><text:span text:style-name="_39_05"> </text:span><text:span text:style-name="_32_692">b</text:span><text:span text:style-name="_32_42">y</text:span><text:span text:style-name="_39_09"> </text:span><text:span text:style-name="_32_281">t</text:span><text:span text:style-name="_33_51">h</text:span><text:span text:style-name="_31_528">e</text:span><text:span text:style-name="_31_809"> </text:span><text:span text:style-name="_33_49">m</text:span><text:span text:style-name="_31_420">o</text:span><text:span text:style-name="_32_246">s</text:span><text:span text:style-name="_36_37">t</text:span><text:span text:style-name="_39_05"> </text:span><text:span text:style-name="_32_401">i</text:span><text:span text:style-name="_36_61">m</text:span><text:span text:style-name="_31_180">p</text:span><text:span text:style-name="_32_511">o</text:span><text:span text:style-name="_34_24">s</text:span><text:span text:style-name="_31_705">i</text:span><text:span text:style-name="_32_391">n</text:span><text:span text:style-name="_33_49">g</text:span><text:span text:style-name="_39_05"> </text:span><text:span text:style-name="_32_644">a</text:span><text:span text:style-name="_37_71">n</text:span><text:span text:style-name="_31_213">d</text:span><text:span text:style-name="_31_805"> </text:span><text:span text:style-name="_32_32">e</text:span><text:span text:style-name="_31_201">l</text:span><text:span text:style-name="_32_247">a</text:span><text:span text:style-name="_34_24">b</text:span><text:span text:style-name="_31_431">o</text:span><text:span text:style-name="_32_389">r</text:span><text:span text:style-name="_37_12">a</text:span><text:span text:style-name="_31_777">t</text:span><text:span text:style-name="_32_103">e</text:span><text:span text:style-name="_35_"> </text:span><text:span text:style-name="_31_420">b</text:span><text:span text:style-name="_32_583">u</text:span><text:span text:style-name="_36_01">r</text:span><text:span text:style-name="_31_360">g</text:span><text:span text:style-name="_32_569">l</text:span><text:span text:style-name="_35_91">a</text:span><text:span text:style-name="_31_753">r</text:span><text:span text:style-name="_31_809"> </text:span><text:span text:style-name="_34_59">a</text:span><text:span text:style-name="_31_357">l</text:span><text:span text:style-name="_32_212">a</text:span><text:span text:style-name="_36_97">r</text:span><text:span text:style-name="_31_681">m</text:span><text:span text:style-name="_31_805"> </text:span><text:span text:style-name="_34_45">i</text:span><text:span text:style-name="_31_177">n</text:span><text:span text:style-name="_31_805"> </text:span><text:span text:style-name="_34_21">A</text:span><text:span text:style-name="_31_537">m</text:span><text:span text:style-name="_32_031">e</text:span><text:span text:style-name="_36_25">r</text:span><text:span text:style-name="_31_393">i</text:span><text:span text:style-name="_32_476">c</text:span><text:span text:style-name="_34_93">a</text:span><text:span text:style-name="_31_537">.</text:span></text:p>
      <text:p text:style-name="P1"><text:span text:style-name="_38_41">"</text:span><text:span text:style-name="_31_717">S</text:span><text:span text:style-name="_32_691">e</text:span><text:span text:style-name="_34_60">n</text:span><text:span text:style-name="_31_429">t</text:span><text:span text:style-name="_31_809"> </text:span><text:span text:style-name="_33_39">d</text:span><text:span text:style-name="_31_684">o</text:span><text:span text:style-name="_32_677">w</text:span><text:span text:style-name="_33_01">n</text:span><text:span text:style-name="_39_05"> </text:span><text:span text:style-name="_32_293">f</text:span><text:span text:style-name="_36_61">o</text:span><text:span text:style-name="_31_141">r</text:span><text:span text:style-name="_31_805"> </text:span><text:span text:style-name="_33_13">t</text:span><text:span text:style-name="_31_780">h</text:span><text:span text:style-name="_32_391">e</text:span><text:span text:style-name="_39_"> </text:span><text:span text:style-name="_31_431">e</text:span><text:span text:style-name="_32_512">x</text:span><text:span text:style-name="_32_44">p</text:span><text:span text:style-name="_31_347">e</text:span><text:span text:style-name="_32_293">r</text:span><text:span text:style-name="_32_41">t</text:span><text:span text:style-name="_39_05"> </text:span><text:span text:style-name="_32_152">a</text:span><text:span text:style-name="_38_19">g</text:span><text:span text:style-name="_31_431">a</text:span><text:span text:style-name="_32_569">i</text:span><text:span text:style-name="_33_52">n</text:span><text:span text:style-name="_31_609">,</text:span><text:span text:style-name="_31_809"> </text:span><text:span text:style-name="_38_92">a</text:span><text:span text:style-name="_31_791">n</text:span><text:span text:style-name="_32_401">d</text:span><text:span text:style-name="_39_"> </text:span><text:span text:style-name="_31_705">t</text:span><text:span text:style-name="_32_572">h</text:span><text:span text:style-name="_33_01">i</text:span><text:span text:style-name="_31_526">s</text:span><text:span text:style-name="_31_809"> </text:span><text:span text:style-name="_33_49">t</text:span><text:span text:style-name="_31_309">i</text:span><text:span text:style-name="_32_389">m</text:span><text:span text:style-name="_38_17">e</text:span><text:span text:style-name="_39_05"> </text:span><text:span text:style-name="_32_283">h</text:span><text:span text:style-name="_35_92">e</text:span><text:span text:style-name="_39_09"> </text:span><text:span text:style-name="_32_402">s</text:span><text:span text:style-name="_36_25">t</text:span><text:span text:style-name="_31_201">r</text:span><text:span text:style-name="_32_692">u</text:span><text:span text:style-name="_35_32">c</text:span><text:span text:style-name="_31_526">k</text:span><text:span text:style-name="_31_805"> </text:span><text:span text:style-name="_35_29">a</text:span><text:span text:style-name="_39_05"> </text:span><text:span text:style-name="_32_653">m</text:span><text:span text:style-name="_36_63">o</text:span><text:span text:style-name="_31_312">s</text:span><text:span text:style-name="_32_581">t</text:span><text:span text:style-name="_39_"> </text:span><text:span text:style-name="_31_179">d</text:span><text:span text:style-name="_32_440">a</text:span><text:span text:style-name="_36_62">z</text:span><text:span text:style-name="_31_504">z</text:span><text:span text:style-name="_32_137">l</text:span><text:span text:style-name="_36_61">i</text:span><text:span text:style-name="_31_348">n</text:span><text:span text:style-name="_32_607">g</text:span><text:span text:style-name="_35_"> </text:span><text:span text:style-name="_31_129">i</text:span><text:span text:style-name="_32_572">d</text:span><text:span text:style-name="_33_51">e</text:span><text:span text:style-name="_31_540">a</text:span>--<text:span text:style-name="_31_239">h</text:span><text:span text:style-name="_32_425">e</text:span><text:span text:style-name="_39_"> </text:span><text:span text:style-name="_31_717">f</text:span><text:span text:style-name="_32_245">i</text:span><text:span text:style-name="_36_04">x</text:span><text:span text:style-name="_31_419">e</text:span><text:span text:style-name="_32_461">d</text:span><text:span text:style-name="_39_"> </text:span><text:span text:style-name="_31_525">t</text:span><text:span text:style-name="_32_571">h</text:span><text:span text:style-name="_38_56">e</text:span><text:span text:style-name="_39_09"> </text:span><text:span text:style-name="_32_389">t</text:span><text:span text:style-name="_34_48">h</text:span><text:span text:style-name="_31_597">i</text:span><text:span text:style-name="_32_571">n</text:span><text:span text:style-name="_37_69">g</text:span><text:span text:style-name="_39_05"> </text:span><text:span text:style-name="_32_140">s</text:span><text:span text:style-name="_34_47">o</text:span><text:span text:style-name="_39_09"> </text:span><text:span text:style-name="_32_065">t</text:span><text:span text:style-name="_35_20">h</text:span><text:span text:style-name="_31_755">a</text:span><text:span text:style-name="_32_653">t</text:span><text:span text:style-name="_39_"> </text:span><text:span text:style-name="_31_420">o</text:span><text:span text:style-name="_32_679">p</text:span><text:span text:style-name="_33_16">e</text:span><text:span text:style-name="_31_575">n</text:span><text:span text:style-name="_32_437">i</text:span><text:span text:style-name="_34_95">n</text:span><text:span text:style-name="_31_708">g</text:span><text:span text:style-name="_31_809"> </text:span><text:span text:style-name="_35_29">t</text:span><text:span text:style-name="_31_563">h</text:span><text:span text:style-name="_32_644">e</text:span><text:span text:style-name="_39_"> </text:span><text:span text:style-name="_31_324">k</text:span><text:span text:style-name="_32_569">i</text:span><text:span text:style-name="_36_97">t</text:span><text:span text:style-name="_31_322">c</text:span><text:span text:style-name="_32_643">h</text:span><text:span text:style-name="_34_96">e</text:span><text:span text:style-name="_31_525">n</text:span><text:span text:style-name="_31_809"> </text:span><text:span text:style-name="_33_51">d</text:span><text:span text:style-name="_31_564">o</text:span><text:span text:style-name="_32_281">o</text:span><text:span text:style-name="_38_05">r</text:span><text:span text:style-name="_39_05"> </text:span><text:span text:style-name="_32_041">w</text:span><text:span text:style-name="_33_51">o</text:span><text:span text:style-name="_31_204">u</text:span><text:span text:style-name="_32_653">l</text:span><text:span text:style-name="_36_25">d</text:span><text:span text:style-name="_39_09"> </text:span><text:span text:style-name="_32_653">t</text:span><text:span text:style-name="_34_59">a</text:span><text:span text:style-name="_31_756">k</text:span><text:span text:style-name="_32_401">e</text:span><text:span text:style-name="_35_"> </text:span><text:span text:style-name="_31_777">o</text:span><text:span text:style-name="_32_293">f</text:span><text:span text:style-name="_36_61">f</text:span><text:span text:style-name="_39_05"> </text:span><text:span text:style-name="_32_581">t</text:span><text:span text:style-name="_38_80">h</text:span><text:span text:style-name="_31_323">e</text:span><text:span text:style-name="_31_809"> </text:span><text:span text:style-name="_32_43">a</text:span><text:span text:style-name="_31_357">l</text:span><text:span text:style-name="_32_296">a</text:span><text:span text:style-name="_36_73">r</text:span><text:span text:style-name="_31_609">m</text:span><text:span text:style-name="_32_209">.</text:span><text:span text:style-name="_35_"> </text:span><text:span text:style-name="_31_789">I</text:span><text:span text:style-name="_32_689">t</text:span><text:span text:style-name="_35_"> </text:span><text:span text:style-name="_31_597">w</text:span><text:span text:style-name="_32_296">a</text:span><text:span text:style-name="_38_78">s</text:span><text:span text:style-name="_39_09"> </text:span><text:span text:style-name="_32_293">a</text:span><text:span text:style-name="_35_"> </text:span><text:span text:style-name="_31_708">n</text:span><text:span text:style-name="_32_643">o</text:span><text:span text:style-name="_38_07">b</text:span><text:span text:style-name="_31_525">l</text:span><text:span text:style-name="_32_260">e</text:span><text:span text:style-name="_35_"> </text:span><text:span text:style-name="_31_537">i</text:span><text:span text:style-name="_32_512">d</text:span><text:span text:style-name="_32_79">e</text:span><text:span text:style-name="_31_129">a</text:span><text:span text:style-name="_32_281">,</text:span><text:span text:style-name="_35_"> </text:span><text:span text:style-name="_31_756">a</text:span><text:span text:style-name="_32_115">n</text:span><text:span text:style-name="_34_57">d</text:span><text:span text:style-name="_39_09"> </text:span><text:span text:style-name="_32_656">h</text:span><text:span text:style-name="_32_79">e</text:span><text:span text:style-name="_39_05"> </text:span><text:span text:style-name="_32_440">c</text:span><text:span text:style-name="_32_31">h</text:span><text:span text:style-name="_31_563">a</text:span><text:span text:style-name="_32_473">r</text:span><text:span text:style-name="_33_40">g</text:span><text:span text:style-name="_31_672">e</text:span><text:span text:style-name="_32_583">d</text:span><text:span text:style-name="_35_"> </text:span><text:span text:style-name="_31_492">a</text:span><text:span text:style-name="_32_402">c</text:span><text:span text:style-name="_34_48">c</text:span><text:span text:style-name="_31_683">o</text:span><text:span text:style-name="_32_497">r</text:span><text:span text:style-name="_34_83">d</text:span><text:span text:style-name="_31_309">i</text:span><text:span text:style-name="_32_260">n</text:span><text:span text:style-name="_35_91">g</text:span><text:span text:style-name="_31_609">l</text:span><text:span text:style-name="_32_212">y</text:span><text:span text:style-name="_38_53">.</text:span><text:span text:style-name="_39_09"> </text:span><text:span text:style-name="_32_221">B</text:span><text:span text:style-name="_34_81">u</text:span><text:span text:style-name="_31_429">t</text:span><text:span text:style-name="_31_805"> </text:span><text:span text:style-name="_34_22">y</text:span><text:span text:style-name="_31_420">o</text:span><text:span text:style-name="_32_617">u</text:span><text:span text:style-name="_35_"> </text:span><text:span text:style-name="_31_132">a</text:span><text:span text:style-name="_32_605">l</text:span><text:span text:style-name="_34_81">r</text:span><text:span text:style-name="_31_743">e</text:span><text:span text:style-name="_32_140">a</text:span><text:span text:style-name="_32_79">d</text:span><text:span text:style-name="_31_669">y</text:span><text:span text:style-name="_31_809"> </text:span><text:span text:style-name="_34_21">f</text:span><text:span text:style-name="_31_780">o</text:span><text:span text:style-name="_32_605">r</text:span><text:span text:style-name="_33_15">e</text:span><text:span text:style-name="_31_346">s</text:span><text:span text:style-name="_32_464">e</text:span><text:span text:style-name="_36_37">e</text:span><text:span text:style-name="_39_09"> </text:span><text:span text:style-name="_32_641">t</text:span><text:span text:style-name="_38_19">h</text:span><text:span text:style-name="_31_240">e</text:span><text:span text:style-name="_31_809"> </text:span><text:span text:style-name="_32_77">r</text:span><text:span text:style-name="_31_215">e</text:span><text:span text:style-name="_32_608">s</text:span><text:span text:style-name="_32_77">u</text:span><text:span text:style-name="_31_597">l</text:span><text:span text:style-name="_32_605">t</text:span><text:span text:style-name="_34_57">.</text:span><text:span text:style-name="_39_05"> </text:span><text:span text:style-name="_32_641">I</text:span><text:span text:style-name="_35_"> </text:span><text:span text:style-name="_31_682">s</text:span><text:span text:style-name="_32_425">w</text:span><text:span text:style-name="_36_25">i</text:span><text:span text:style-name="_31_393">t</text:span><text:span text:style-name="_32_680">c</text:span><text:span text:style-name="_38_56">h</text:span><text:span text:style-name="_31_167">e</text:span><text:span text:style-name="_32_617">d</text:span><text:span text:style-name="_39_"> </text:span><text:span text:style-name="_31_383">o</text:span><text:span text:style-name="_32_068">n</text:span><text:span text:style-name="_39_"> </text:span><text:span text:style-name="_31_717">t</text:span><text:span text:style-name="_32_428">h</text:span><text:span text:style-name="_34_59">e</text:span><text:span text:style-name="_39_09"> </text:span><text:span text:style-name="_32_607">a</text:span><text:span text:style-name="_33_37">l</text:span><text:span text:style-name="_31_720">a</text:span><text:span text:style-name="_32_641">r</text:span><text:span text:style-name="_38_17">m</text:span><text:span text:style-name="_39_05"> </text:span><text:span text:style-name="_32_295">e</text:span><text:span text:style-name="_32_44">v</text:span><text:span text:style-name="_31_132">e</text:span><text:span text:style-name="_32_221">r</text:span><text:span text:style-name="_33_38">y</text:span><text:span text:style-name="_39_05"> </text:span><text:span text:style-name="_32_104">n</text:span><text:span text:style-name="_38_89">i</text:span><text:span text:style-name="_31_203">g</text:span><text:span text:style-name="_32_293">h</text:span><text:span text:style-name="_37_81">t</text:span><text:span text:style-name="_39_05"> </text:span><text:span text:style-name="_32_569">a</text:span><text:span text:style-name="_33_37">t</text:span><text:span text:style-name="_39_09"> </text:span><text:span text:style-name="_32_679">b</text:span><text:span text:style-name="_37_12">e</text:span><text:span text:style-name="_31_177">d</text:span>-<text:span text:style-name="_39_"> </text:span><text:span text:style-name="_31_501">t</text:span><text:span text:style-name="_32_041">i</text:span><text:span text:style-name="_38_05">m</text:span><text:span text:style-name="_31_609">e</text:span><text:span text:style-name="_32_137">,</text:span><text:span text:style-name="_39_"> </text:span><text:span text:style-name="_31_395">n</text:span><text:span text:style-name="_32_152">o</text:span><text:span text:style-name="_35_"> </text:span><text:span text:style-name="_31_705">l</text:span><text:span text:style-name="_32_427">o</text:span><text:span text:style-name="_32_44">n</text:span><text:span text:style-name="_31_311">g</text:span><text:span text:style-name="_32_512">e</text:span><text:span text:style-name="_33_37">r</text:span><text:span text:style-name="_39_09"> </text:span><text:span text:style-name="_32_281">t</text:span><text:span text:style-name="_33_37">r</text:span><text:span text:style-name="_31_611">u</text:span><text:span text:style-name="_32_644">s</text:span><text:span text:style-name="_36_37">t</text:span><text:span text:style-name="_31_753">i</text:span><text:span text:style-name="_32_139">n</text:span><text:span text:style-name="_35_32">g</text:span><text:span text:style-name="_39_05"> </text:span><text:span text:style-name="_32_067">o</text:span><text:span text:style-name="_34_24">n</text:span><text:span text:style-name="_39_09"> </text:span><text:span text:style-name="_32_317">T</text:span><text:span text:style-name="_32_43">h</text:span><text:span text:style-name="_31_396">o</text:span><text:span text:style-name="_32_065">m</text:span><text:span text:style-name="_34_84">a</text:span><text:span text:style-name="_31_742">s</text:span><text:span text:style-name="_32_689">'</text:span><text:span text:style-name="_34_81">s</text:span><text:span text:style-name="_39_09"> </text:span><text:span text:style-name="_32_137">f</text:span><text:span text:style-name="_38_17">r</text:span><text:span text:style-name="_31_777">a</text:span><text:span text:style-name="_32_605">i</text:span><text:span text:style-name="_35_17">l</text:span><text:span text:style-name="_39_05"> </text:span><text:span text:style-name="_32_041">m</text:span><text:span text:style-name="_38_19">e</text:span><text:span text:style-name="_31_609">m</text:span><text:span text:style-name="_32_404">o</text:span><text:span text:style-name="_34_81">r</text:span><text:span text:style-name="_31_417">y</text:span><text:span text:style-name="_32_437">;</text:span><text:span text:style-name="_35_"> </text:span><text:span text:style-name="_31_312">a</text:span><text:span text:style-name="_32_103">n</text:span><text:span text:style-name="_37_09">d</text:span><text:span text:style-name="_39_05"> </text:span><text:span text:style-name="_32_224">a</text:span><text:span text:style-name="_32_66">s</text:span><text:span text:style-name="_39_05"> </text:span><text:span text:style-name="_32_426">s</text:span><text:span text:style-name="_32_80">o</text:span><text:span text:style-name="_31_491">o</text:span><text:span text:style-name="_32_608">n</text:span><text:span text:style-name="_35_"> </text:span><text:span text:style-name="_31_240">a</text:span><text:span text:style-name="_32_114">s</text:span><text:span text:style-name="_35_"> </text:span><text:span text:style-name="_31_213">t</text:span><text:span text:style-name="_32_427">h</text:span><text:span text:style-name="_34_24">e</text:span><text:span text:style-name="_39_09"> </text:span><text:span text:style-name="_32_689">l</text:span><text:span text:style-name="_36_01">i</text:span><text:span text:style-name="_31_791">g</text:span><text:span text:style-name="_32_284">h</text:span><text:span text:style-name="_34_93">t</text:span><text:span text:style-name="_31_777">s</text:span><text:span text:style-name="_31_809"> </text:span><text:span text:style-name="_38_17">w</text:span><text:span text:style-name="_31_683">e</text:span><text:span text:style-name="_32_149">r</text:span><text:span text:style-name="_34_60">e</text:span><text:span text:style-name="_39_09"> </text:span><text:span text:style-name="_32_224">o</text:span><text:span text:style-name="_34_95">u</text:span><text:span text:style-name="_31_573">t</text:span><text:span text:style-name="_31_805"> </text:span><text:span text:style-name="_36_01">t</text:span><text:span text:style-name="_31_203">h</text:span><text:span text:style-name="_32_392">e</text:span><text:span text:style-name="_39_"> </text:span><text:span text:style-name="_31_420">b</text:span><text:span text:style-name="_32_331">u</text:span><text:span text:style-name="_38_53">r</text:span><text:span text:style-name="_31_672">g</text:span><text:span text:style-name="_32_065">l</text:span><text:span text:style-name="_34_95">a</text:span><text:span text:style-name="_31_249">r</text:span><text:span text:style-name="_32_317">s</text:span><text:span text:style-name="_39_"> </text:span><text:span text:style-name="_31_141">w</text:span><text:span text:style-name="_32_332">a</text:span><text:span text:style-name="_36_61">l</text:span><text:span text:style-name="_31_574">k</text:span><text:span text:style-name="_32_427">e</text:span><text:span text:style-name="_34_48">d</text:span><text:span text:style-name="_39_05"> </text:span><text:span text:style-name="_32_389">i</text:span><text:span text:style-name="_32_29">n</text:span><text:span text:style-name="_39_05"> </text:span><text:span text:style-name="_32_497">a</text:span><text:span text:style-name="_34_57">t</text:span><text:span text:style-name="_39_05"> </text:span><text:span text:style-name="_32_137">t</text:span><text:span text:style-name="_34_95">h</text:span><text:span text:style-name="_31_216">e</text:span><text:span text:style-name="_31_809"> </text:span><text:span text:style-name="_38_06">k</text:span><text:span text:style-name="_31_429">i</text:span><text:span text:style-name="_32_245">t</text:span><text:span text:style-name="_33_16">c</text:span><text:span text:style-name="_31_779">h</text:span><text:span text:style-name="_32_584">e</text:span><text:span text:style-name="_34_45">n</text:span><text:span text:style-name="_39_05"> </text:span><text:span text:style-name="_32_140">d</text:span><text:span text:style-name="_32_43">o</text:span><text:span text:style-name="_31_321">o</text:span><text:span text:style-name="_32_425">r</text:span><text:span text:style-name="_38_89">,</text:span><text:span text:style-name="_39_09"> </text:span><text:span text:style-name="_32_077">t</text:span><text:span text:style-name="_37_84">h</text:span><text:span text:style-name="_31_563">u</text:span><text:span text:style-name="_32_581">s</text:span><text:span text:style-name="_35_"> </text:span><text:span text:style-name="_31_573">t</text:span><text:span text:style-name="_32_512">a</text:span><text:span text:style-name="_38_78">k</text:span><text:span text:style-name="_31_573">i</text:span><text:span text:style-name="_32_152">n</text:span><text:span text:style-name="_38_91">g</text:span><text:span text:style-name="_39_05"> </text:span><text:span text:style-name="_32_281">t</text:span><text:span text:style-name="_33_52">h</text:span><text:span text:style-name="_31_347">e</text:span><text:span text:style-name="_31_809"> </text:span><text:span text:style-name="_34_96">a</text:span><text:span text:style-name="_31_213">l</text:span><text:span text:style-name="_32_331">a</text:span><text:span text:style-name="_36_25">r</text:span><text:span text:style-name="_31_321">m</text:span><text:span text:style-name="_31_809"> </text:span><text:span text:style-name="_35_89">o</text:span><text:span text:style-name="_31_237">f</text:span><text:span text:style-name="_32_209">f</text:span><text:span text:style-name="_39_"> </text:span><text:span text:style-name="_31_489">w</text:span><text:span text:style-name="_32_473">i</text:span><text:span text:style-name="_36_37">t</text:span><text:span text:style-name="_31_719">h</text:span><text:span text:style-name="_32_296">o</text:span><text:span text:style-name="_38_17">u</text:span><text:span text:style-name="_31_177">t</text:span><text:span text:style-name="_31_805"> </text:span><text:span text:style-name="_34_93">w</text:span><text:span text:style-name="_31_575">a</text:span><text:span text:style-name="_32_437">i</text:span><text:span text:style-name="_32_77">t</text:span><text:span text:style-name="_31_141">i</text:span><text:span text:style-name="_32_044">n</text:span><text:span text:style-name="_37_81">g</text:span><text:span text:style-name="_39_09"> </text:span><text:span text:style-name="_32_149">f</text:span><text:span text:style-name="_38_89">o</text:span><text:span text:style-name="_31_525">r</text:span><text:span text:style-name="_31_805"> </text:span><text:span text:style-name="_33_13">t</text:span><text:span text:style-name="_31_780">h</text:span><text:span text:style-name="_32_259">e</text:span><text:span text:style-name="_35_"> </text:span><text:span text:style-name="_31_526">c</text:span><text:span text:style-name="_32_284">o</text:span><text:span text:style-name="_38_92">o</text:span><text:span text:style-name="_31_778">k</text:span><text:span text:style-name="_31_805"> </text:span><text:span text:style-name="_35_89">t</text:span><text:span text:style-name="_31_429">o</text:span><text:span text:style-name="_31_809"> </text:span><text:span text:style-name="_35_20">d</text:span><text:span text:style-name="_31_527">o</text:span><text:span text:style-name="_31_809"> </text:span><text:span text:style-name="_33_13">i</text:span><text:span text:style-name="_31_393">t</text:span><text:span text:style-name="_31_805"> </text:span><text:span text:style-name="_36_61">i</text:span><text:span text:style-name="_31_741">n</text:span><text:span text:style-name="_31_809"> </text:span><text:span text:style-name="_34_81">t</text:span><text:span text:style-name="_31_720">h</text:span><text:span text:style-name="_32_031">e</text:span><text:span text:style-name="_39_"> </text:span><text:span text:style-name="_31_489">m</text:span><text:span text:style-name="_32_080">o</text:span><text:span text:style-name="_34_09">r</text:span><text:span text:style-name="_31_347">n</text:span><text:span text:style-name="_32_281">i</text:span><text:span text:style-name="_37_12">n</text:span><text:span text:style-name="_31_311">g</text:span><text:span text:style-name="_32_641">.</text:span><text:span text:style-name="_35_"> </text:span><text:span text:style-name="_31_141">Y</text:span><text:span text:style-name="_32_584">o</text:span><text:span text:style-name="_36_99">u</text:span><text:span text:style-name="_39_09"> </text:span><text:span text:style-name="_32_102">s</text:span><text:span text:style-name="_37_00">e</text:span><text:span text:style-name="_31_213">e</text:span><text:span text:style-name="_31_809"> </text:span><text:span text:style-name="_37_83">h</text:span><text:span text:style-name="_31_384">o</text:span><text:span text:style-name="_32_689">w</text:span><text:span text:style-name="_35_"> </text:span><text:span text:style-name="_31_791">a</text:span><text:span text:style-name="_32_116">g</text:span><text:span text:style-name="_37_84">g</text:span><text:span text:style-name="_31_777">r</text:span><text:span text:style-name="_32_439">a</text:span><text:span text:style-name="_32_44">v</text:span><text:span text:style-name="_31_419">a</text:span><text:span text:style-name="_32_101">t</text:span><text:span text:style-name="_33_13">i</text:span><text:span text:style-name="_31_384">n</text:span><text:span text:style-name="_32_211">g</text:span><text:span text:style-name="_38_41">l</text:span><text:span text:style-name="_31_213">y</text:span><text:span text:style-name="_31_809"> </text:span><text:span text:style-name="_35_17">w</text:span><text:span text:style-name="_31_753">e</text:span><text:span text:style-name="_31_809"> </text:span><text:span text:style-name="_34_57">w</text:span><text:span text:style-name="_31_564">e</text:span><text:span text:style-name="_32_329">r</text:span><text:span text:style-name="_37_11">e</text:span><text:span text:style-name="_39_09"> </text:span><text:span text:style-name="_32_150">s</text:span><text:span text:style-name="_34_81">i</text:span><text:span text:style-name="_31_681">t</text:span><text:span text:style-name="_32_608">u</text:span><text:span text:style-name="_38_80">a</text:span><text:span text:style-name="_31_177">t</text:span><text:span text:style-name="_32_247">e</text:span><text:span text:style-name="_36_01">d</text:span><text:span text:style-name="_31_597">.</text:span><text:span text:style-name="_31_809"> </text:span><text:span text:style-name="_32_65">F</text:span><text:span text:style-name="_31_705">o</text:span><text:span text:style-name="_32_101">r</text:span><text:span text:style-name="_35_"> </text:span><text:span text:style-name="_31_561">m</text:span><text:span text:style-name="_32_032">o</text:span><text:span text:style-name="_32_79">n</text:span><text:span text:style-name="_31_393">t</text:span><text:span text:style-name="_32_283">h</text:span><text:span text:style-name="_37_00">s</text:span><text:span text:style-name="_39_05"> </text:span><text:span text:style-name="_32_209">w</text:span><text:span text:style-name="_33_37">e</text:span><text:span text:style-name="_39_09"> </text:span><text:span text:style-name="_32_152">c</text:span><text:span text:style-name="_38_43">o</text:span><text:span text:style-name="_31_324">u</text:span><text:span text:style-name="_32_473">l</text:span><text:span text:style-name="_33_51">d</text:span><text:span text:style-name="_31_177">n</text:span><text:span text:style-name="_32_329">'</text:span><text:span text:style-name="_35_17">t</text:span><text:span text:style-name="_39_09"> </text:span><text:span text:style-name="_32_151">h</text:span><text:span text:style-name="_35_20">a</text:span><text:span text:style-name="_31_180">v</text:span><text:span text:style-name="_32_151">e</text:span><text:span text:style-name="_39_"> </text:span><text:span text:style-name="_31_504">a</text:span><text:span text:style-name="_32_283">n</text:span><text:span text:style-name="_33_37">y</text:span><text:span text:style-name="_39_09"> </text:span><text:span text:style-name="_32_222">c</text:span><text:span text:style-name="_34_96">o</text:span><text:span text:style-name="_31_609">m</text:span><text:span text:style-name="_32_500">p</text:span><text:span text:style-name="_34_47">a</text:span><text:span text:style-name="_31_420">n</text:span><text:span text:style-name="_32_282">y</text:span><text:span text:style-name="_37_69">.</text:span><text:span text:style-name="_39_05"> </text:span><text:span text:style-name="_32_581">N</text:span><text:span text:style-name="_35_29">o</text:span><text:span text:style-name="_31_237">t</text:span><text:span text:style-name="_31_805"> </text:span><text:span text:style-name="_36_01">a</text:span><text:span text:style-name="_39_09"> </text:span><text:span text:style-name="_32_438">s</text:span><text:span text:style-name="_38_56">p</text:span><text:span text:style-name="_31_312">a</text:span><text:span text:style-name="_32_209">r</text:span><text:span text:style-name="_33_03">e</text:span><text:span text:style-name="_39_09"> </text:span><text:span text:style-name="_32_427">b</text:span><text:span text:style-name="_32_68">e</text:span><text:span text:style-name="_31_669">d</text:span><text:span text:style-name="_31_809"> </text:span><text:span text:style-name="_33_37">i</text:span><text:span text:style-name="_31_573">n</text:span><text:span text:style-name="_31_809"> </text:span><text:span text:style-name="_32_65">t</text:span><text:span text:style-name="_31_396">h</text:span><text:span text:style-name="_32_211">e</text:span><text:span text:style-name="_39_"> </text:span><text:span text:style-name="_31_144">h</text:span><text:span text:style-name="_32_571">o</text:span><text:span text:style-name="_33_39">u</text:span><text:span text:style-name="_31_504">s</text:span><text:span text:style-name="_32_317">e</text:span><text:span text:style-name="_34_93">;</text:span><text:span text:style-name="_39_09"> </text:span><text:span text:style-name="_32_245">a</text:span><text:span text:style-name="_33_13">l</text:span><text:span text:style-name="_31_789">l</text:span><text:span text:style-name="_31_805"> </text:span><text:span text:style-name="_35_20">o</text:span><text:span text:style-name="_31_430">c</text:span><text:span text:style-name="_32_464">c</text:span><text:span text:style-name="_36_27">u</text:span><text:span text:style-name="_31_540">p</text:span><text:span text:style-name="_32_245">i</text:span><text:span text:style-name="_34_83">e</text:span><text:span text:style-name="_31_681">d</text:span><text:span text:style-name="_31_805"> </text:span><text:span text:style-name="_38_19">b</text:span><text:span text:style-name="_31_672">y</text:span><text:span text:style-name="_31_805"> </text:span><text:span text:style-name="_36_99">b</text:span><text:span text:style-name="_31_240">u</text:span><text:span text:style-name="_32_497">r</text:span><text:span text:style-name="_38_43">g</text:span><text:span text:style-name="_31_417">l</text:span><text:span text:style-name="_32_608">a</text:span><text:span text:style-name="_35_29">r</text:span><text:span text:style-name="_31_489">s</text:span><text:span text:style-name="_32_461">.</text:span><text:span text:style-name="_35_89">_</text:span><text:span text:style-name="_31_165">_</text:span></text:p>
      <text:p text:style-name="P1"><text:span text:style-name="_33_37">"</text:span><text:span text:style-name="_31_501">F</text:span><text:span text:style-name="_32_653">i</text:span><text:span text:style-name="_34_59">n</text:span><text:span text:style-name="_31_384">a</text:span><text:span text:style-name="_32_101">l</text:span><text:span text:style-name="_35_29">l</text:span><text:span text:style-name="_31_609">y</text:span><text:span text:style-name="_32_605">,</text:span><text:span text:style-name="_35_"> </text:span><text:span text:style-name="_31_573">I</text:span><text:span text:style-name="_31_809"> </text:span><text:span text:style-name="_36_04">g</text:span><text:span text:style-name="_31_599">o</text:span><text:span text:style-name="_32_641">t</text:span><text:span text:style-name="_35_"> </text:span><text:span text:style-name="_31_360">u</text:span><text:span text:style-name="_32_043">p</text:span><text:span text:style-name="_39_"> </text:span><text:span text:style-name="_31_381">a</text:span><text:span text:style-name="_31_805"> </text:span><text:span text:style-name="_38_78">c</text:span><text:span text:style-name="_31_168">u</text:span><text:span text:style-name="_32_509">r</text:span><text:span text:style-name="_32_29">e</text:span><text:span text:style-name="_39_09"> </text:span><text:span text:style-name="_32_077">o</text:span><text:span text:style-name="_33_37">f</text:span><text:span text:style-name="_39_05"> </text:span><text:span text:style-name="_32_461">m</text:span><text:span text:style-name="_38_89">y</text:span><text:span text:style-name="_39_05"> </text:span><text:span text:style-name="_32_068">o</text:span><text:span text:style-name="_38_05">w</text:span><text:span text:style-name="_31_359">n</text:span><text:span text:style-name="_32_497">.</text:span><text:span text:style-name="_35_"> </text:span><text:span text:style-name="_31_213">T</text:span><text:span text:style-name="_32_043">h</text:span><text:span text:style-name="_38_44">e</text:span><text:span text:style-name="_39_09"> </text:span><text:span text:style-name="_32_079">e</text:span><text:span text:style-name="_34_84">x</text:span><text:span text:style-name="_31_743">p</text:span><text:span text:style-name="_32_500">e</text:span><text:span text:style-name="_34_09">r</text:span><text:span text:style-name="_31_561">t</text:span><text:span text:style-name="_31_805"> </text:span><text:span text:style-name="_34_12">a</text:span><text:span text:style-name="_31_503">n</text:span><text:span text:style-name="_32_318">s</text:span><text:span text:style-name="_37_09">w</text:span><text:span text:style-name="_31_432">e</text:span><text:span text:style-name="_32_257">r</text:span><text:span text:style-name="_33_04">e</text:span><text:span text:style-name="_31_491">d</text:span><text:span text:style-name="_31_805"> </text:span><text:span text:style-name="_38_53">t</text:span><text:span text:style-name="_31_312">h</text:span><text:span text:style-name="_32_283">e</text:span><text:span text:style-name="_39_"> </text:span><text:span text:style-name="_31_310">c</text:span><text:span text:style-name="_32_692">a</text:span><text:span text:style-name="_35_29">l</text:span><text:span text:style-name="_31_669">l</text:span><text:span text:style-name="_32_113">,</text:span><text:span text:style-name="_35_"> </text:span><text:span text:style-name="_31_503">a</text:span><text:span text:style-name="_32_248">n</text:span><text:span text:style-name="_36_01">d</text:span><text:span text:style-name="_39_09"> </text:span><text:span text:style-name="_32_209">r</text:span><text:span text:style-name="_35_31">a</text:span><text:span text:style-name="_31_384">n</text:span><text:span text:style-name="_31_805"> </text:span><text:span text:style-name="_35_19">a</text:span><text:span text:style-name="_31_180">n</text:span><text:span text:style-name="_32_284">o</text:span><text:span text:style-name="_38_41">t</text:span><text:span text:style-name="_31_683">h</text:span><text:span text:style-name="_32_209">e</text:span><text:span text:style-name="_37_69">r</text:span><text:span text:style-name="_39_09"> </text:span><text:span text:style-name="_32_475">g</text:span><text:span text:style-name="_34_45">r</text:span><text:span text:style-name="_31_144">o</text:span><text:span text:style-name="_32_140">u</text:span><text:span text:style-name="_37_11">n</text:span><text:span text:style-name="_31_537">d</text:span><text:span text:style-name="_31_809"> </text:span><text:span text:style-name="_37_69">w</text:span><text:span text:style-name="_31_321">i</text:span><text:span text:style-name="_32_569">r</text:span><text:span text:style-name="_37_69">e</text:span><text:span text:style-name="_39_09"> </text:span><text:span text:style-name="_32_281">t</text:span><text:span text:style-name="_38_41">o</text:span><text:span text:style-name="_39_05"> </text:span><text:span text:style-name="_32_617">t</text:span><text:span text:style-name="_32_80">h</text:span><text:span text:style-name="_31_491">e</text:span><text:span text:style-name="_31_809"> </text:span><text:span text:style-name="_37_70">s</text:span><text:span text:style-name="_31_201">t</text:span><text:span text:style-name="_32_044">a</text:span><text:span text:style-name="_34_95">b</text:span><text:span text:style-name="_31_597">l</text:span><text:span text:style-name="_32_296">e</text:span><text:span text:style-name="_34_81">,</text:span><text:span text:style-name="_39_09"> </text:span><text:span text:style-name="_32_115">a</text:span><text:span text:style-name="_38_44">n</text:span><text:span text:style-name="_31_237">d</text:span><text:span text:style-name="_31_809"> </text:span><text:span text:style-name="_35_92">e</text:span><text:span text:style-name="_31_562">s</text:span><text:span text:style-name="_32_641">t</text:span><text:span text:style-name="_34_84">a</text:span><text:span text:style-name="_31_251">b</text:span><text:span text:style-name="_32_605">l</text:span><text:span text:style-name="_34_45">i</text:span><text:span text:style-name="_31_538">s</text:span><text:span text:style-name="_32_392">h</text:span><text:span text:style-name="_36_64">e</text:span><text:span text:style-name="_31_179">d</text:span><text:span text:style-name="_31_809"> </text:span><text:span text:style-name="_32_77">a</text:span><text:span text:style-name="_39_05"> </text:span><text:span text:style-name="_32_440">s</text:span><text:span text:style-name="_35_29">w</text:span><text:span text:style-name="_31_213">i</text:span><text:span text:style-name="_32_257">t</text:span><text:span text:style-name="_34_22">c</text:span><text:span text:style-name="_31_501">h</text:span><text:span text:style-name="_31_809"> </text:span><text:span text:style-name="_36_25">t</text:span><text:span text:style-name="_31_419">h</text:span><text:span text:style-name="_32_152">e</text:span><text:span text:style-name="_32_77">r</text:span><text:span text:style-name="_31_429">e</text:span><text:span text:style-name="_32_581">,</text:span><text:span text:style-name="_35_"> </text:span><text:span text:style-name="_31_684">s</text:span><text:span text:style-name="_32_151">o</text:span><text:span text:style-name="_39_"> </text:span><text:span text:style-name="_31_669">t</text:span><text:span text:style-name="_32_284">h</text:span><text:span text:style-name="_38_79">a</text:span><text:span text:style-name="_31_237">t</text:span><text:span text:style-name="_31_805"> </text:span><text:span text:style-name="_35_29">t</text:span><text:span text:style-name="_31_311">h</text:span><text:span text:style-name="_32_332">e</text:span><text:span text:style-name="_39_"> </text:span><text:span text:style-name="_31_202">c</text:span><text:span text:style-name="_32_032">o</text:span><text:span text:style-name="_37_84">a</text:span><text:span text:style-name="_31_382">c</text:span><text:span text:style-name="_32_620">h</text:span><text:span text:style-name="_34_57">m</text:span><text:span text:style-name="_31_491">a</text:span><text:span text:style-name="_32_329">n</text:span><text:span text:style-name="_39_"> </text:span><text:span text:style-name="_31_168">c</text:span><text:span text:style-name="_32_403">o</text:span><text:span text:style-name="_36_03">u</text:span><text:span text:style-name="_31_705">l</text:span><text:span text:style-name="_32_152">d</text:span><text:span text:style-name="_39_"> </text:span><text:span text:style-name="_31_492">p</text:span><text:span text:style-name="_32_643">u</text:span><text:span text:style-name="_36_25">t</text:span><text:span text:style-name="_39_09"> </text:span><text:span text:style-name="_32_656">o</text:span><text:span text:style-name="_34_11">n</text:span><text:span text:style-name="_39_09"> </text:span><text:span text:style-name="_32_439">a</text:span><text:span text:style-name="_33_40">n</text:span><text:span text:style-name="_31_537">d</text:span><text:span text:style-name="_31_805"> </text:span><text:span text:style-name="_34_93">t</text:span><text:span text:style-name="_31_131">a</text:span><text:span text:style-name="_32_428">k</text:span><text:span text:style-name="_35_29">e</text:span><text:span text:style-name="_39_09"> </text:span><text:span text:style-name="_32_245">o</text:span><text:span text:style-name="_35_89">f</text:span><text:span text:style-name="_31_573">f</text:span><text:span text:style-name="_31_809"> </text:span><text:span text:style-name="_34_57">t</text:span><text:span text:style-name="_31_323">h</text:span><text:span text:style-name="_32_476">e</text:span><text:span text:style-name="_39_"> </text:span><text:span text:style-name="_31_431">a</text:span><text:span text:style-name="_32_149">l</text:span><text:span text:style-name="_35_32">a</text:span><text:span text:style-name="_31_177">r</text:span><text:span text:style-name="_32_257">m</text:span><text:span text:style-name="_32_65">.</text:span><text:span text:style-name="_39_09"> </text:span><text:span text:style-name="_32_209">T</text:span><text:span text:style-name="_38_08">h</text:span><text:span text:style-name="_31_323">a</text:span><text:span text:style-name="_32_041">t</text:span><text:span text:style-name="_35_"> </text:span><text:span text:style-name="_31_489">w</text:span><text:span text:style-name="_32_211">o</text:span><text:span text:style-name="_32_29">r</text:span><text:span text:style-name="_31_792">k</text:span><text:span text:style-name="_32_211">e</text:span><text:span text:style-name="_35_92">d</text:span><text:span text:style-name="_39_09"> </text:span><text:span text:style-name="_32_317">f</text:span><text:span text:style-name="_34_45">i</text:span><text:span text:style-name="_31_537">r</text:span><text:span text:style-name="_32_221">s</text:span><text:span text:style-name="_35_89">t</text:span><text:span text:style-name="_39_09"> </text:span><text:span text:style-name="_32_605">r</text:span><text:span text:style-name="_36_75">a</text:span><text:span text:style-name="_31_237">t</text:span><text:span text:style-name="_32_392">e</text:span><text:span text:style-name="_37_09">,</text:span><text:span text:style-name="_39_09"> </text:span><text:span text:style-name="_32_656">a</text:span><text:span text:style-name="_37_83">n</text:span><text:span text:style-name="_31_213">d</text:span><text:span text:style-name="_31_809"> </text:span><text:span text:style-name="_38_17">a</text:span><text:span text:style-name="_39_05"> </text:span><text:span text:style-name="_32_392">s</text:span><text:span text:style-name="_37_71">e</text:span><text:span text:style-name="_31_575">a</text:span><text:span text:style-name="_32_404">s</text:span><text:span text:style-name="_35_92">o</text:span><text:span text:style-name="_31_167">n</text:span><text:span text:style-name="_31_805"> </text:span><text:span text:style-name="_36_61">o</text:span><text:span text:style-name="_31_345">f</text:span><text:span text:style-name="_31_805"> </text:span><text:span text:style-name="_38_80">p</text:span><text:span text:style-name="_31_419">e</text:span><text:span text:style-name="_32_319">a</text:span><text:span text:style-name="_32_44">c</text:span><text:span text:style-name="_31_501">e</text:span><text:span text:style-name="_31_809"> </text:span><text:span text:style-name="_36_99">e</text:span><text:span text:style-name="_31_360">n</text:span><text:span text:style-name="_32_114">s</text:span><text:span text:style-name="_38_56">u</text:span><text:span text:style-name="_31_743">e</text:span><text:span text:style-name="_32_476">d</text:span><text:span text:style-name="_36_37">,</text:span><text:span text:style-name="_39_09"> </text:span><text:span text:style-name="_32_296">d</text:span><text:span text:style-name="_32_79">u</text:span><text:span text:style-name="_31_201">r</text:span><text:span text:style-name="_32_641">i</text:span><text:span text:style-name="_37_11">n</text:span><text:span text:style-name="_31_432">g</text:span><text:span text:style-name="_31_809"> </text:span><text:span text:style-name="_36_73">w</text:span><text:span text:style-name="_31_755">h</text:span><text:span text:style-name="_32_617">i</text:span><text:span text:style-name="_34_96">c</text:span><text:span text:style-name="_31_321">h</text:span><text:span text:style-name="_31_809"> </text:span><text:span text:style-name="_38_41">w</text:span><text:span text:style-name="_31_345">e</text:span><text:span text:style-name="_31_805"> </text:span><text:span text:style-name="_37_72">g</text:span><text:span text:style-name="_31_167">o</text:span><text:span text:style-name="_32_041">t</text:span><text:span text:style-name="_39_"> </text:span><text:span text:style-name="_31_789">t</text:span><text:span text:style-name="_32_425">o</text:span><text:span text:style-name="_39_"> </text:span><text:span text:style-name="_31_429">i</text:span><text:span text:style-name="_32_440">n</text:span><text:span text:style-name="_38_18">v</text:span><text:span text:style-name="_31_561">i</text:span><text:span text:style-name="_32_257">t</text:span><text:span text:style-name="_32_41">i</text:span><text:span text:style-name="_31_720">n</text:span><text:span text:style-name="_32_031">g</text:span><text:span text:style-name="_39_"> </text:span><text:span text:style-name="_31_526">c</text:span><text:span text:style-name="_32_296">o</text:span><text:span text:style-name="_32_29">m</text:span><text:span text:style-name="_31_527">p</text:span><text:span text:style-name="_32_140">a</text:span><text:span text:style-name="_32_79">n</text:span><text:span text:style-name="_31_348">y</text:span><text:span text:style-name="_31_809"> </text:span><text:span text:style-name="_35_19">o</text:span><text:span text:style-name="_31_672">n</text:span><text:span text:style-name="_32_258">c</text:span><text:span text:style-name="_38_56">e</text:span><text:span text:style-name="_39_05"> </text:span><text:span text:style-name="_32_509">m</text:span><text:span text:style-name="_34_47">o</text:span><text:span text:style-name="_31_249">r</text:span><text:span text:style-name="_32_644">e</text:span><text:span text:style-name="_35_"> </text:span><text:span text:style-name="_31_215">a</text:span><text:span text:style-name="_32_656">n</text:span><text:span text:style-name="_38_77">d</text:span><text:span text:style-name="_39_09"> </text:span><text:span text:style-name="_32_644">e</text:span><text:span text:style-name="_37_11">n</text:span><text:span text:style-name="_31_609">j</text:span><text:span text:style-name="_32_284">o</text:span><text:span text:style-name="_38_78">y</text:span><text:span text:style-name="_31_537">i</text:span><text:span text:style-name="_32_320">n</text:span><text:span text:style-name="_37_83">g</text:span><text:span text:style-name="_39_09"> </text:span><text:span text:style-name="_32_293">l</text:span><text:span text:style-name="_35_17">i</text:span><text:span text:style-name="_31_309">f</text:span><text:span text:style-name="_32_317">e</text:span><text:span text:style-name="_36_97">.</text:span></text:p>
      <text:p text:style-name="P1"><text:span text:style-name="_32_509">"</text:span><text:span text:style-name="_35_29">B</text:span><text:span text:style-name="_31_213">u</text:span><text:span text:style-name="_32_581">t</text:span><text:span text:style-name="_39_"> </text:span><text:span text:style-name="_31_432">b</text:span><text:span text:style-name="_32_690">y</text:span><text:span text:style-name="_39_"> </text:span><text:span text:style-name="_31_143">a</text:span><text:span text:style-name="_32_692">n</text:span><text:span text:style-name="_34_45">d</text:span><text:span text:style-name="_39_05"> </text:span><text:span text:style-name="_32_032">b</text:span><text:span text:style-name="_36_02">y</text:span><text:span text:style-name="_39_05"> </text:span><text:span text:style-name="_32_473">t</text:span><text:span text:style-name="_38_56">h</text:span><text:span text:style-name="_31_419">e</text:span><text:span text:style-name="_31_809"> </text:span><text:span text:style-name="_35_89">i</text:span><text:span text:style-name="_31_249">r</text:span><text:span text:style-name="_32_281">r</text:span><text:span text:style-name="_37_83">e</text:span><text:span text:style-name="_31_612">p</text:span><text:span text:style-name="_32_641">r</text:span><text:span text:style-name="_34_83">e</text:span><text:span text:style-name="_31_396">s</text:span><text:span text:style-name="_32_620">s</text:span><text:span text:style-name="_38_41">i</text:span><text:span text:style-name="_31_323">b</text:span><text:span text:style-name="_32_029">l</text:span><text:span text:style-name="_34_45">e</text:span><text:span text:style-name="_39_05"> </text:span><text:span text:style-name="_32_224">a</text:span><text:span text:style-name="_34_57">l</text:span><text:span text:style-name="_31_779">a</text:span><text:span text:style-name="_32_257">r</text:span><text:span text:style-name="_35_17">m</text:span><text:span text:style-name="_39_09"> </text:span><text:span text:style-name="_32_317">i</text:span><text:span text:style-name="_36_28">n</text:span><text:span text:style-name="_31_430">v</text:span><text:span text:style-name="_32_679">e</text:span><text:span text:style-name="_32_44">n</text:span><text:span text:style-name="_31_525">t</text:span><text:span text:style-name="_32_247">e</text:span><text:span text:style-name="_37_72">d</text:span><text:span text:style-name="_39_05"> </text:span><text:span text:style-name="_32_101">a</text:span><text:span text:style-name="_39_"> </text:span><text:span text:style-name="_31_179">n</text:span><text:span text:style-name="_32_692">e</text:span><text:span text:style-name="_33_01">w</text:span><text:span text:style-name="_39_09"> </text:span><text:span text:style-name="_32_570">k</text:span><text:span text:style-name="_37_69">i</text:span><text:span text:style-name="_31_384">n</text:span><text:span text:style-name="_32_569">k</text:span><text:span text:style-name="_32_29">.</text:span><text:span text:style-name="_39_09"> </text:span><text:span text:style-name="_32_029">O</text:span><text:span text:style-name="_32_68">n</text:span><text:span text:style-name="_31_215">e</text:span><text:span text:style-name="_31_809"> </text:span><text:span text:style-name="_34_09">w</text:span><text:span text:style-name="_31_573">i</text:span><text:span text:style-name="_32_427">n</text:span><text:span text:style-name="_38_53">t</text:span><text:span text:style-name="_31_132">e</text:span><text:span text:style-name="_32_113">r</text:span><text:span text:style-name="_34_45">'</text:span><text:span text:style-name="_31_201">s</text:span><text:span text:style-name="_31_805"> </text:span><text:span text:style-name="_32_43">n</text:span><text:span text:style-name="_31_489">i</text:span><text:span text:style-name="_32_500">g</text:span><text:span text:style-name="_37_81">h</text:span><text:span text:style-name="_31_213">t</text:span><text:span text:style-name="_31_809"> </text:span><text:span text:style-name="_35_89">w</text:span><text:span text:style-name="_31_573">e</text:span><text:span text:style-name="_31_809"> </text:span><text:span text:style-name="_34_45">w</text:span><text:span text:style-name="_31_779">e</text:span><text:span text:style-name="_32_581">r</text:span><text:span text:style-name="_36_40">e</text:span><text:span text:style-name="_39_05"> </text:span><text:span text:style-name="_32_509">f</text:span><text:span text:style-name="_34_81">l</text:span><text:span text:style-name="_31_791">u</text:span><text:span text:style-name="_32_248">n</text:span><text:span text:style-name="_33_13">g</text:span><text:span text:style-name="_39_05"> </text:span><text:span text:style-name="_32_608">o</text:span><text:span text:style-name="_33_03">u</text:span><text:span text:style-name="_31_141">t</text:span><text:span text:style-name="_31_809"> </text:span><text:span text:style-name="_34_21">o</text:span><text:span text:style-name="_31_609">f</text:span><text:span text:style-name="_31_809"> </text:span><text:span text:style-name="_38_79">b</text:span><text:span text:style-name="_31_168">e</text:span><text:span text:style-name="_32_317">d</text:span><text:span text:style-name="_39_"> </text:span><text:span text:style-name="_31_563">b</text:span><text:span text:style-name="_32_284">y</text:span><text:span text:style-name="_39_"> </text:span><text:span text:style-name="_31_705">t</text:span><text:span text:style-name="_32_295">h</text:span><text:span text:style-name="_36_28">e</text:span><text:span text:style-name="_39_09"> </text:span><text:span text:style-name="_32_296">s</text:span><text:span text:style-name="_34_11">u</text:span><text:span text:style-name="_31_708">d</text:span><text:span text:style-name="_32_655">d</text:span><text:span text:style-name="_35_20">e</text:span><text:span text:style-name="_31_599">n</text:span><text:span text:style-name="_31_805"> </text:span><text:span text:style-name="_34_57">m</text:span><text:span text:style-name="_31_204">u</text:span><text:span text:style-name="_32_078">s</text:span><text:span text:style-name="_32_77">i</text:span><text:span text:style-name="_31_717">c</text:span><text:span text:style-name="_31_809"> </text:span><text:span text:style-name="_34_21">o</text:span><text:span text:style-name="_31_357">f</text:span><text:span text:style-name="_31_805"> </text:span><text:span text:style-name="_33_37">t</text:span><text:span text:style-name="_31_359">h</text:span><text:span text:style-name="_32_500">a</text:span><text:span text:style-name="_37_09">t</text:span><text:span text:style-name="_39_09"> </text:span><text:span text:style-name="_32_463">a</text:span><text:span text:style-name="_34_45">w</text:span><text:span text:style-name="_31_753">f</text:span><text:span text:style-name="_32_044">u</text:span><text:span text:style-name="_36_97">l</text:span><text:span text:style-name="_39_05"> </text:span><text:span text:style-name="_32_152">g</text:span><text:span text:style-name="_36_75">o</text:span><text:span text:style-name="_31_216">n</text:span><text:span text:style-name="_32_583">g</text:span><text:span text:style-name="_37_69">,</text:span><text:span text:style-name="_39_05"> </text:span><text:span text:style-name="_32_140">a</text:span><text:span text:style-name="_32_43">n</text:span><text:span text:style-name="_31_357">d</text:span><text:span text:style-name="_31_809"> </text:span><text:span text:style-name="_33_13">w</text:span><text:span text:style-name="_31_503">h</text:span><text:span text:style-name="_32_584">e</text:span><text:span text:style-name="_35_17">n</text:span><text:span text:style-name="_39_09"> </text:span><text:span text:style-name="_32_101">w</text:span><text:span text:style-name="_32_41">e</text:span><text:span text:style-name="_39_05"> </text:span><text:span text:style-name="_32_212">h</text:span><text:span text:style-name="_32_67">o</text:span><text:span text:style-name="_31_672">b</text:span><text:span text:style-name="_32_115">b</text:span><text:span text:style-name="_32_65">l</text:span><text:span text:style-name="_31_743">e</text:span><text:span text:style-name="_32_464">d</text:span><text:span text:style-name="_39_"> </text:span><text:span text:style-name="_31_489">t</text:span><text:span text:style-name="_32_113">o</text:span><text:span text:style-name="_39_"> </text:span><text:span text:style-name="_31_573">t</text:span><text:span text:style-name="_32_103">h</text:span><text:span text:style-name="_36_28">e</text:span><text:span text:style-name="_39_09"> </text:span><text:span text:style-name="_32_644">a</text:span><text:span text:style-name="_37_83">n</text:span><text:span text:style-name="_31_251">n</text:span><text:span text:style-name="_32_464">u</text:span><text:span text:style-name="_36_76">n</text:span><text:span text:style-name="_31_250">c</text:span><text:span text:style-name="_32_065">i</text:span><text:span text:style-name="_38_43">a</text:span><text:span text:style-name="_31_129">t</text:span><text:span text:style-name="_32_428">o</text:span><text:span text:style-name="_36_97">r</text:span><text:span text:style-name="_31_213">,</text:span><text:span text:style-name="_31_805"> </text:span><text:span text:style-name="_38_89">t</text:span><text:span text:style-name="_31_599">u</text:span><text:span text:style-name="_32_329">r</text:span><text:span text:style-name="_36_76">n</text:span><text:span text:style-name="_31_143">e</text:span><text:span text:style-name="_32_656">d</text:span><text:span text:style-name="_35_"> </text:span><text:span text:style-name="_31_383">u</text:span><text:span text:style-name="_32_572">p</text:span><text:span text:style-name="_39_"> </text:span><text:span text:style-name="_31_141">t</text:span><text:span text:style-name="_32_224">h</text:span><text:span text:style-name="_35_31">e</text:span><text:span text:style-name="_39_09"> </text:span><text:span text:style-name="_32_283">g</text:span><text:span text:style-name="_32_44">a</text:span><text:span text:style-name="_31_237">s</text:span><text:span text:style-name="_32_317">,</text:span><text:span text:style-name="_35_"> </text:span><text:span text:style-name="_31_671">a</text:span><text:span text:style-name="_32_332">n</text:span><text:span text:style-name="_36_97">d</text:span><text:span text:style-name="_39_05"> </text:span><text:span text:style-name="_32_464">s</text:span><text:span text:style-name="_38_19">a</text:span><text:span text:style-name="_31_429">w</text:span><text:span text:style-name="_31_805"> </text:span><text:span text:style-name="_37_81">t</text:span><text:span text:style-name="_31_491">h</text:span><text:span text:style-name="_32_068">e</text:span><text:span text:style-name="_39_"> </text:span><text:span text:style-name="_31_237">w</text:span><text:span text:style-name="_32_583">o</text:span><text:span text:style-name="_33_49">r</text:span><text:span text:style-name="_31_792">d</text:span><text:span text:style-name="_31_809"> </text:span><text:span text:style-name="_34_45">'</text:span><text:span text:style-name="_31_129">N</text:span><text:span text:style-name="_32_331">u</text:span><text:span text:style-name="_38_05">r</text:span><text:span text:style-name="_31_216">s</text:span><text:span text:style-name="_32_691">e</text:span><text:span text:style-name="_36_61">r</text:span><text:span text:style-name="_31_396">y</text:span><text:span text:style-name="_32_617">'</text:span><text:span text:style-name="_35_"> </text:span><text:span text:style-name="_31_756">e</text:span><text:span text:style-name="_32_390">x</text:span><text:span text:style-name="_34_12">p</text:span><text:span text:style-name="_31_203">o</text:span><text:span text:style-name="_32_248">s</text:span><text:span text:style-name="_36_99">e</text:span><text:span text:style-name="_31_357">d</text:span><text:span text:style-name="_32_617">,</text:span><text:span text:style-name="_39_"> </text:span><text:span text:style-name="_31_753">M</text:span><text:span text:style-name="_32_065">r</text:span><text:span text:style-name="_38_17">s</text:span><text:span text:style-name="_31_609">.</text:span><text:span text:style-name="_31_805"> </text:span><text:span text:style-name="_33_37">M</text:span><text:span text:style-name="_31_492">c</text:span><text:span text:style-name="_32_245">W</text:span><text:span text:style-name="_34_09">i</text:span><text:span text:style-name="_31_777">l</text:span><text:span text:style-name="_32_077">l</text:span><text:span text:style-name="_38_53">i</text:span><text:span text:style-name="_31_563">a</text:span><text:span text:style-name="_32_029">m</text:span><text:span text:style-name="_32_41">s</text:span><text:span text:style-name="_39_05"> </text:span><text:span text:style-name="_32_113">f</text:span><text:span text:style-name="_36_63">a</text:span><text:span text:style-name="_31_717">i</text:span><text:span text:style-name="_32_152">n</text:span><text:span text:style-name="_38_77">t</text:span><text:span text:style-name="_31_431">e</text:span><text:span text:style-name="_32_332">d</text:span><text:span text:style-name="_39_"> </text:span><text:span text:style-name="_31_203">d</text:span><text:span text:style-name="_32_320">e</text:span><text:span text:style-name="_36_03">a</text:span><text:span text:style-name="_31_504">d</text:span><text:span text:style-name="_31_809"> </text:span><text:span text:style-name="_33_04">a</text:span><text:span text:style-name="_31_753">w</text:span><text:span text:style-name="_32_439">a</text:span><text:span text:style-name="_38_17">y</text:span><text:span text:style-name="_31_705">,</text:span><text:span text:style-name="_31_805"> </text:span><text:span text:style-name="_37_11">a</text:span><text:span text:style-name="_31_564">n</text:span><text:span text:style-name="_32_149">d</text:span><text:span text:style-name="_39_"> </text:span><text:span text:style-name="_31_681">I</text:span><text:span text:style-name="_31_805"> </text:span><text:span text:style-name="_37_12">c</text:span><text:span text:style-name="_31_419">a</text:span><text:span text:style-name="_32_641">m</text:span><text:span text:style-name="_38_05">e</text:span><text:span text:style-name="_39_09"> </text:span><text:span text:style-name="_32_283">p</text:span><text:span text:style-name="_38_17">r</text:span><text:span text:style-name="_31_132">e</text:span><text:span text:style-name="_32_152">c</text:span><text:span text:style-name="_36_97">i</text:span><text:span text:style-name="_31_539">o</text:span><text:span text:style-name="_32_643">u</text:span><text:span text:style-name="_34_60">s</text:span><text:span text:style-name="_39_09"> </text:span><text:span text:style-name="_32_404">n</text:span><text:span text:style-name="_32_79">e</text:span><text:span text:style-name="_31_705">a</text:span><text:span text:style-name="_32_677">r</text:span><text:span text:style-name="_35_"> </text:span><text:span text:style-name="_31_168">d</text:span><text:span text:style-name="_32_619">o</text:span><text:span text:style-name="_33_37">i</text:span><text:span text:style-name="_31_396">n</text:span><text:span text:style-name="_32_463">g</text:span><text:span text:style-name="_35_"> </text:span><text:span text:style-name="_31_249">t</text:span><text:span text:style-name="_32_619">h</text:span><text:span text:style-name="_32_44">e</text:span><text:span text:style-name="_39_05"> </text:span><text:span text:style-name="_32_224">s</text:span><text:span text:style-name="_35_31">a</text:span><text:span text:style-name="_31_381">m</text:span><text:span text:style-name="_32_029">e</text:span><text:span text:style-name="_35_"> </text:span><text:span text:style-name="_31_525">t</text:span><text:span text:style-name="_32_151">h</text:span><text:span text:style-name="_34_21">i</text:span><text:span text:style-name="_31_540">n</text:span><text:span text:style-name="_32_689">g</text:span><text:span text:style-name="_39_"> </text:span><text:span text:style-name="_31_201">m</text:span><text:span text:style-name="_32_500">y</text:span><text:span text:style-name="_34_82">s</text:span><text:span text:style-name="_31_141">e</text:span><text:span text:style-name="_32_401">l</text:span><text:span text:style-name="_34_21">f</text:span><text:span text:style-name="_31_429">.</text:span><text:span text:style-name="_31_805"> </text:span><text:span text:style-name="_35_89">I</text:span><text:span text:style-name="_39_05"> </text:span><text:span text:style-name="_32_222">s</text:span><text:span text:style-name="_35_20">e</text:span><text:span text:style-name="_31_705">i</text:span><text:span text:style-name="_32_032">z</text:span><text:span text:style-name="_38_07">e</text:span><text:span text:style-name="_31_249">d</text:span><text:span text:style-name="_31_809"> </text:span><text:span text:style-name="_37_09">m</text:span><text:span text:style-name="_31_309">y</text:span><text:span text:style-name="_31_809"> </text:span><text:span text:style-name="_36_74">s</text:span><text:span text:style-name="_31_420">h</text:span><text:span text:style-name="_32_403">o</text:span><text:span text:style-name="_38_05">t</text:span><text:span text:style-name="_31_132">g</text:span><text:span text:style-name="_32_151">u</text:span><text:span text:style-name="_37_72">n</text:span><text:span text:style-name="_31_345">,</text:span><text:span text:style-name="_31_809"> </text:span><text:span text:style-name="_37_72">a</text:span><text:span text:style-name="_31_503">n</text:span><text:span text:style-name="_32_437">d</text:span><text:span text:style-name="_39_"> </text:span><text:span text:style-name="_31_792">s</text:span><text:span text:style-name="_32_041">t</text:span><text:span text:style-name="_38_19">o</text:span><text:span text:style-name="_31_143">o</text:span><text:span text:style-name="_32_140">d</text:span><text:span text:style-name="_39_"> </text:span><text:span text:style-name="_31_501">t</text:span><text:span text:style-name="_32_221">i</text:span><text:span text:style-name="_36_37">m</text:span><text:span text:style-name="_31_321">i</text:span><text:span text:style-name="_32_295">n</text:span><text:span text:style-name="_37_72">g</text:span><text:span text:style-name="_39_09"> </text:span><text:span text:style-name="_32_581">t</text:span><text:span text:style-name="_34_24">h</text:span><text:span text:style-name="_31_419">e</text:span><text:span text:style-name="_31_805"> </text:span><text:span text:style-name="_33_52">c</text:span><text:span text:style-name="_31_203">o</text:span><text:span text:style-name="_32_043">a</text:span><text:span text:style-name="_35_92">c</text:span><text:span text:style-name="_31_540">h</text:span><text:span text:style-name="_32_077">m</text:span><text:span text:style-name="_34_11">a</text:span><text:span text:style-name="_31_681">n</text:span><text:span text:style-name="_31_805"> </text:span><text:span text:style-name="_33_37">w</text:span><text:span text:style-name="_31_359">h</text:span><text:span text:style-name="_32_137">i</text:span><text:span text:style-name="_37_09">l</text:span><text:span text:style-name="_31_684">s</text:span><text:span text:style-name="_32_569">t</text:span><text:span text:style-name="_35_"> </text:span><text:span text:style-name="_31_681">t</text:span><text:span text:style-name="_32_140">h</text:span><text:span text:style-name="_38_07">a</text:span><text:span text:style-name="_31_573">t</text:span><text:span text:style-name="_31_805"> </text:span><text:span text:style-name="_32_68">a</text:span><text:span text:style-name="_31_611">p</text:span><text:span text:style-name="_32_691">p</text:span><text:span text:style-name="_36_76">a</text:span><text:span text:style-name="_31_141">l</text:span><text:span text:style-name="_32_389">l</text:span><text:span text:style-name="_37_81">i</text:span><text:span text:style-name="_31_720">n</text:span><text:span text:style-name="_32_583">g</text:span><text:span text:style-name="_35_"> </text:span><text:span text:style-name="_31_599">b</text:span><text:span text:style-name="_32_116">u</text:span><text:span text:style-name="_32_80">z</text:span><text:span text:style-name="_31_358">z</text:span><text:span text:style-name="_32_137">i</text:span><text:span text:style-name="_34_23">n</text:span><text:span text:style-name="_31_216">g</text:span><text:span text:style-name="_31_809"> </text:span><text:span text:style-name="_34_81">w</text:span><text:span text:style-name="_31_576">e</text:span><text:span text:style-name="_32_643">n</text:span><text:span text:style-name="_36_01">t</text:span><text:span text:style-name="_39_05"> </text:span><text:span text:style-name="_32_044">o</text:span><text:span text:style-name="_38_19">n</text:span><text:span text:style-name="_31_141">.</text:span><text:span text:style-name="_31_805"> </text:span><text:span text:style-name="_33_01">I</text:span><text:span text:style-name="_39_09"> </text:span><text:span text:style-name="_32_690">k</text:span><text:span text:style-name="_38_92">n</text:span><text:span text:style-name="_31_501">e</text:span><text:span text:style-name="_32_389">w</text:span><text:span text:style-name="_39_"> </text:span><text:span text:style-name="_31_681">t</text:span><text:span text:style-name="_32_223">h</text:span><text:span text:style-name="_38_92">a</text:span><text:span text:style-name="_31_321">t</text:span><text:span text:style-name="_31_805"> </text:span><text:span text:style-name="_36_64">h</text:span><text:span text:style-name="_31_237">i</text:span><text:span text:style-name="_32_402">s</text:span><text:span text:style-name="_39_"> </text:span><text:span text:style-name="_31_708">g</text:span><text:span text:style-name="_32_403">o</text:span><text:span text:style-name="_34_48">n</text:span><text:span text:style-name="_31_419">g</text:span><text:span text:style-name="_31_809"> </text:span><text:span text:style-name="_36_27">h</text:span><text:span text:style-name="_31_324">a</text:span><text:span text:style-name="_32_245">d</text:span><text:span text:style-name="_39_"> </text:span><text:span text:style-name="_31_237">f</text:span><text:span text:style-name="_32_245">l</text:span><text:span text:style-name="_36_76">u</text:span><text:span text:style-name="_31_383">n</text:span><text:span text:style-name="_32_149">g</text:span><text:span text:style-name="_39_"> </text:span><text:span text:style-name="_31_669">h</text:span><text:span text:style-name="_32_689">i</text:span><text:span text:style-name="_34_93">m</text:span><text:span text:style-name="_39_09"> </text:span><text:span text:style-name="_32_620">o</text:span><text:span text:style-name="_38_19">u</text:span><text:span text:style-name="_31_429">t</text:span><text:span text:style-name="_32_209">,</text:span><text:span text:style-name="_35_"> </text:span><text:span text:style-name="_31_489">t</text:span><text:span text:style-name="_32_440">o</text:span><text:span text:style-name="_36_63">o</text:span><text:span text:style-name="_31_789">,</text:span><text:span text:style-name="_31_809"> </text:span><text:span text:style-name="_37_84">a</text:span><text:span text:style-name="_31_167">n</text:span><text:span text:style-name="_32_437">d</text:span><text:span text:style-name="_39_"> </text:span><text:span text:style-name="_31_561">t</text:span><text:span text:style-name="_32_152">h</text:span><text:span text:style-name="_33_51">a</text:span><text:span text:style-name="_31_741">t</text:span><text:span text:style-name="_31_805"> </text:span><text:span text:style-name="_37_11">h</text:span><text:span text:style-name="_31_216">e</text:span><text:span text:style-name="_31_805"> </text:span><text:span text:style-name="_38_89">w</text:span><text:span text:style-name="_31_780">o</text:span><text:span text:style-name="_32_607">u</text:span><text:span text:style-name="_33_13">l</text:span><text:span text:style-name="_31_309">d</text:span><text:span text:style-name="_31_805"> </text:span><text:span text:style-name="_32_31">b</text:span><text:span text:style-name="_31_216">e</text:span><text:span text:style-name="_31_809"> </text:span><text:span text:style-name="_35_32">a</text:span><text:span text:style-name="_31_501">l</text:span><text:span text:style-name="_32_043">o</text:span><text:span text:style-name="_38_20">n</text:span><text:span text:style-name="_31_419">g</text:span><text:span text:style-name="_31_809"> </text:span><text:span text:style-name="_34_93">w</text:span><text:span text:style-name="_31_501">i</text:span><text:span text:style-name="_32_317">t</text:span><text:span text:style-name="_33_13">h</text:span><text:span text:style-name="_39_09"> </text:span><text:span text:style-name="_32_247">h</text:span><text:span text:style-name="_36_97">i</text:span><text:span text:style-name="_31_240">s</text:span><text:span text:style-name="_31_809"> </text:span><text:span text:style-name="_36_76">g</text:span><text:span text:style-name="_31_743">u</text:span><text:span text:style-name="_32_617">n</text:span><text:span text:style-name="_39_"> </text:span><text:span text:style-name="_31_671">a</text:span><text:span text:style-name="_32_104">s</text:span><text:span text:style-name="_35_"> </text:span><text:span text:style-name="_31_358">s</text:span><text:span text:style-name="_32_224">o</text:span><text:span text:style-name="_38_80">o</text:span><text:span text:style-name="_31_527">n</text:span><text:span text:style-name="_31_805"> </text:span><text:span text:style-name="_38_92">a</text:span><text:span text:style-name="_31_310">s</text:span><text:span text:style-name="_31_805"> </text:span><text:span text:style-name="_36_99">h</text:span><text:span text:style-name="_31_528">e</text:span><text:span text:style-name="_31_809"> </text:span><text:span text:style-name="_37_72">c</text:span><text:span text:style-name="_31_779">o</text:span><text:span text:style-name="_32_583">u</text:span><text:span text:style-name="_38_05">l</text:span><text:span text:style-name="_31_708">d</text:span><text:span text:style-name="_31_809"> </text:span><text:span text:style-name="_32_41">j</text:span><text:span text:style-name="_31_143">u</text:span><text:span text:style-name="_32_617">m</text:span><text:span text:style-name="_36_40">p</text:span><text:span text:style-name="_39_09"> </text:span><text:span text:style-name="_32_293">i</text:span><text:span text:style-name="_32_43">n</text:span><text:span text:style-name="_31_393">t</text:span><text:span text:style-name="_32_608">o</text:span><text:span text:style-name="_39_"> </text:span><text:span text:style-name="_31_576">h</text:span><text:span text:style-name="_32_113">i</text:span><text:span text:style-name="_37_82">s</text:span><text:span text:style-name="_39_09"> </text:span><text:span text:style-name="_32_320">c</text:span><text:span text:style-name="_36_01">l</text:span><text:span text:style-name="_31_755">o</text:span><text:span text:style-name="_32_149">t</text:span><text:span text:style-name="_33_15">h</text:span><text:span text:style-name="_31_420">e</text:span><text:span text:style-name="_32_581">s</text:span><text:span text:style-name="_33_01">.</text:span><text:span text:style-name="_39_05"> </text:span><text:span text:style-name="_32_329">W</text:span><text:span text:style-name="_34_60">h</text:span><text:span text:style-name="_31_347">e</text:span><text:span text:style-name="_32_065">n</text:span><text:span text:style-name="_35_"> </text:span><text:span text:style-name="_31_417">I</text:span><text:span text:style-name="_31_809"> </text:span><text:span text:style-name="_34_57">j</text:span><text:span text:style-name="_31_792">u</text:span><text:span text:style-name="_32_247">d</text:span><text:span text:style-name="_34_95">g</text:span><text:span text:style-name="_31_384">e</text:span><text:span text:style-name="_32_281">d</text:span><text:span text:style-name="_39_"> </text:span><text:span text:style-name="_31_537">t</text:span><text:span text:style-name="_32_691">h</text:span><text:span text:style-name="_32_32">a</text:span><text:span text:style-name="_31_681">t</text:span><text:span text:style-name="_31_809"> </text:span><text:span text:style-name="_35_29">t</text:span><text:span text:style-name="_31_203">h</text:span><text:span text:style-name="_32_284">e</text:span><text:span text:style-name="_35_"> </text:span><text:span text:style-name="_31_237">t</text:span><text:span text:style-name="_32_497">i</text:span><text:span text:style-name="_32_77">m</text:span><text:span text:style-name="_31_669">e</text:span><text:span text:style-name="_31_805"> </text:span><text:span text:style-name="_34_81">w</text:span><text:span text:style-name="_31_324">a</text:span><text:span text:style-name="_32_618">s</text:span><text:span text:style-name="_39_"> </text:span><text:span text:style-name="_31_381">r</text:span><text:span text:style-name="_32_209">i</text:span><text:span text:style-name="_35_92">p</text:span><text:span text:style-name="_31_311">e</text:span><text:span text:style-name="_32_509">,</text:span><text:span text:style-name="_39_"> </text:span><text:span text:style-name="_31_789">I</text:span><text:span text:style-name="_31_809"> </text:span><text:span text:style-name="_37_82">c</text:span><text:span text:style-name="_31_777">r</text:span><text:span text:style-name="_32_080">e</text:span><text:span text:style-name="_33_13">p</text:span><text:span text:style-name="_31_597">t</text:span><text:span text:style-name="_31_805"> </text:span><text:span text:style-name="_32_65">t</text:span><text:span text:style-name="_31_357">o</text:span><text:span text:style-name="_31_805"> </text:span><text:span text:style-name="_34_81">t</text:span><text:span text:style-name="_31_756">h</text:span><text:span text:style-name="_32_079">e</text:span><text:span text:style-name="_39_"> </text:span><text:span text:style-name="_31_669">r</text:span><text:span text:style-name="_32_403">o</text:span><text:span text:style-name="_35_92">o</text:span><text:span text:style-name="_31_201">m</text:span><text:span text:style-name="_31_805"> </text:span><text:span text:style-name="_35_19">n</text:span><text:span text:style-name="_31_348">e</text:span><text:span text:style-name="_32_293">x</text:span><text:span text:style-name="_35_17">t</text:span><text:span text:style-name="_39_09"> </text:span><text:span text:style-name="_32_029">t</text:span><text:span text:style-name="_36_75">h</text:span><text:span text:style-name="_31_132">e</text:span><text:span text:style-name="_31_809"> </text:span><text:span text:style-name="_33_52">n</text:span><text:span text:style-name="_31_755">u</text:span><text:span text:style-name="_32_245">r</text:span><text:span text:style-name="_37_10">s</text:span><text:span text:style-name="_31_216">e</text:span><text:span text:style-name="_32_293">r</text:span><text:span text:style-name="_35_29">y</text:span><text:span text:style-name="_31_669">,</text:span><text:span text:style-name="_31_809"> </text:span><text:span text:style-name="_32_80">g</text:span><text:span text:style-name="_31_177">l</text:span><text:span text:style-name="_32_331">a</text:span><text:span text:style-name="_36_76">n</text:span><text:span text:style-name="_31_178">c</text:span><text:span text:style-name="_32_403">e</text:span><text:span text:style-name="_38_20">d</text:span><text:span text:style-name="_39_09"> </text:span><text:span text:style-name="_32_617">t</text:span><text:span text:style-name="_37_71">h</text:span><text:span text:style-name="_31_537">r</text:span><text:span text:style-name="_32_296">o</text:span><text:span text:style-name="_32_43">u</text:span><text:span text:style-name="_31_216">g</text:span><text:span text:style-name="_32_497">h</text:span><text:span text:style-name="_39_"> </text:span><text:span text:style-name="_31_309">t</text:span><text:span text:style-name="_32_427">h</text:span><text:span text:style-name="_38_80">e</text:span><text:span text:style-name="_39_05"> </text:span><text:span text:style-name="_32_689">w</text:span><text:span text:style-name="_34_81">i</text:span><text:span text:style-name="_31_383">n</text:span><text:span text:style-name="_32_464">d</text:span><text:span text:style-name="_32_41">o</text:span><text:span text:style-name="_31_393">w</text:span><text:span text:style-name="_32_221">,</text:span><text:span text:style-name="_35_"> </text:span><text:span text:style-name="_31_600">a</text:span><text:span text:style-name="_32_499">n</text:span><text:span text:style-name="_34_09">d</text:span><text:span text:style-name="_39_05"> </text:span><text:span text:style-name="_32_462">s</text:span><text:span text:style-name="_34_96">a</text:span><text:span text:style-name="_31_417">w</text:span><text:span text:style-name="_31_805"> </text:span><text:span text:style-name="_34_21">t</text:span><text:span text:style-name="_31_347">h</text:span><text:span text:style-name="_32_572">e</text:span><text:span text:style-name="_35_"> </text:span><text:span text:style-name="_31_165">d</text:span><text:span text:style-name="_32_041">i</text:span><text:span text:style-name="_38_53">m</text:span><text:span text:style-name="_39_05"> </text:span><text:span text:style-name="_32_043">o</text:span><text:span text:style-name="_34_84">u</text:span><text:span text:style-name="_31_177">t</text:span><text:span text:style-name="_32_425">l</text:span><text:span text:style-name="_32_65">i</text:span><text:span text:style-name="_31_528">n</text:span><text:span text:style-name="_32_043">e</text:span><text:span text:style-name="_35_"> </text:span><text:span text:style-name="_31_249">o</text:span><text:span text:style-name="_32_317">f</text:span><text:span text:style-name="_35_"> </text:span><text:span text:style-name="_31_753">t</text:span><text:span text:style-name="_32_403">h</text:span><text:span text:style-name="_36_28">e</text:span><text:span text:style-name="_39_09"> </text:span><text:span text:style-name="_32_042">c</text:span><text:span text:style-name="_32_68">o</text:span><text:span text:style-name="_31_324">a</text:span><text:span text:style-name="_32_210">c</text:span><text:span text:style-name="_32_32">h</text:span><text:span text:style-name="_31_357">m</text:span><text:span text:style-name="_32_607">a</text:span><text:span text:style-name="_38_17">n</text:span><text:span text:style-name="_39_05"> </text:span><text:span text:style-name="_32_101">i</text:span><text:span text:style-name="_36_37">n</text:span><text:span text:style-name="_39_05"> </text:span><text:span text:style-name="_32_209">t</text:span><text:span text:style-name="_33_39">h</text:span><text:span text:style-name="_31_684">e</text:span><text:span text:style-name="_31_809"> </text:span><text:span text:style-name="_33_14">y</text:span><text:span text:style-name="_31_756">a</text:span><text:span text:style-name="_32_461">r</text:span><text:span text:style-name="_34_09">d</text:span><text:span text:style-name="_39_09"> </text:span><text:span text:style-name="_32_068">b</text:span><text:span text:style-name="_38_91">e</text:span><text:span text:style-name="_31_201">l</text:span><text:span text:style-name="_32_137">o</text:span><text:span text:style-name="_38_41">w</text:span><text:span text:style-name="_31_345">,</text:span><text:span text:style-name="_31_809"> </text:span><text:span text:style-name="_36_64">s</text:span><text:span text:style-name="_31_165">t</text:span><text:span text:style-name="_32_679">a</text:span><text:span text:style-name="_37_71">n</text:span><text:span text:style-name="_31_684">d</text:span><text:span text:style-name="_32_401">i</text:span><text:span text:style-name="_35_20">n</text:span><text:span text:style-name="_31_743">g</text:span><text:span text:style-name="_31_805"> </text:span><text:span text:style-name="_34_93">a</text:span><text:span text:style-name="_31_165">t</text:span><text:span text:style-name="_31_809"> </text:span><text:span text:style-name="_38_07">p</text:span><text:span text:style-name="_31_597">r</text:span><text:span text:style-name="_32_320">e</text:span><text:span text:style-name="_33_16">s</text:span><text:span text:style-name="_31_431">e</text:span><text:span text:style-name="_32_619">n</text:span><text:span text:style-name="_36_01">t</text:span>-<text:span text:style-name="_32_392">a</text:span><text:span text:style-name="_38_89">r</text:span><text:span text:style-name="_31_789">m</text:span><text:span text:style-name="_32_689">s</text:span><text:span text:style-name="_35_"> </text:span><text:span text:style-name="_31_323">a</text:span><text:span text:style-name="_32_212">n</text:span><text:span text:style-name="_34_09">d</text:span><text:span text:style-name="_39_05"> </text:span><text:span text:style-name="_32_389">w</text:span><text:span text:style-name="_36_75">a</text:span><text:span text:style-name="_31_561">i</text:span><text:span text:style-name="_32_113">t</text:span><text:span text:style-name="_34_21">i</text:span><text:span text:style-name="_31_204">n</text:span><text:span text:style-name="_32_077">g</text:span><text:span text:style-name="_39_"> </text:span><text:span text:style-name="_31_393">f</text:span><text:span text:style-name="_32_461">o</text:span><text:span text:style-name="_32_77">r</text:span><text:span text:style-name="_39_09"> </text:span><text:span text:style-name="_32_329">a</text:span><text:span text:style-name="_35_"> </text:span><text:span text:style-name="_31_322">c</text:span><text:span text:style-name="_32_440">h</text:span><text:span text:style-name="_34_59">a</text:span><text:span text:style-name="_31_684">n</text:span><text:span text:style-name="_32_332">c</text:span><text:span text:style-name="_37_83">e</text:span><text:span text:style-name="_31_417">.</text:span><text:span text:style-name="_31_805"> </text:span><text:span text:style-name="_37_69">T</text:span><text:span text:style-name="_31_672">h</text:span><text:span text:style-name="_32_139">e</text:span><text:span text:style-name="_36_73">n</text:span><text:span text:style-name="_39_09"> </text:span><text:span text:style-name="_32_281">I</text:span><text:span text:style-name="_35_"> </text:span><text:span text:style-name="_31_491">h</text:span><text:span text:style-name="_32_284">o</text:span><text:span text:style-name="_34_12">p</text:span><text:span text:style-name="_31_347">p</text:span><text:span text:style-name="_32_391">e</text:span><text:span text:style-name="_38_08">d</text:span><text:span text:style-name="_39_09"> </text:span><text:span text:style-name="_32_245">i</text:span><text:span text:style-name="_36_28">n</text:span><text:span text:style-name="_31_681">t</text:span><text:span text:style-name="_32_643">o</text:span><text:span text:style-name="_35_"> </text:span><text:span text:style-name="_31_789">t</text:span><text:span text:style-name="_32_403">h</text:span><text:span text:style-name="_38_92">e</text:span><text:span text:style-name="_39_05"> </text:span><text:span text:style-name="_32_295">n</text:span><text:span text:style-name="_38_08">u</text:span><text:span text:style-name="_31_537">r</text:span><text:span text:style-name="_32_116">s</text:span><text:span text:style-name="_32_43">e</text:span><text:span text:style-name="_31_201">r</text:span><text:span text:style-name="_32_029">y</text:span><text:span text:style-name="_35_"> </text:span><text:span text:style-name="_31_791">a</text:span><text:span text:style-name="_32_656">n</text:span><text:span text:style-name="_35_17">d</text:span><text:span text:style-name="_39_09"> </text:span><text:span text:style-name="_32_029">f</text:span><text:span text:style-name="_32_29">i</text:span><text:span text:style-name="_31_309">r</text:span><text:span text:style-name="_32_259">e</text:span><text:span text:style-name="_33_04">d</text:span><text:span text:style-name="_31_129">,</text:span><text:span text:style-name="_31_809"> </text:span><text:span text:style-name="_32_44">a</text:span><text:span text:style-name="_31_671">n</text:span><text:span text:style-name="_32_677">d</text:span><text:span text:style-name="_35_"> </text:span><text:span text:style-name="_31_537">i</text:span><text:span text:style-name="_32_425">n</text:span><text:span text:style-name="_35_"> </text:span><text:span text:style-name="_31_309">t</text:span><text:span text:style-name="_32_584">h</text:span><text:span text:style-name="_32_79">e</text:span><text:span text:style-name="_39_05"> </text:span><text:span text:style-name="_32_078">s</text:span><text:span text:style-name="_35_32">a</text:span><text:span text:style-name="_31_753">m</text:span><text:span text:style-name="_32_641">e</text:span><text:span text:style-name="_35_"> </text:span><text:span text:style-name="_31_717">i</text:span><text:span text:style-name="_32_655">n</text:span><text:span text:style-name="_34_24">s</text:span><text:span text:style-name="_31_141">t</text:span><text:span text:style-name="_32_463">a</text:span><text:span text:style-name="_34_84">n</text:span><text:span text:style-name="_31_249">t</text:span><text:span text:style-name="_31_805"> </text:span><text:span text:style-name="_36_01">t</text:span><text:span text:style-name="_31_575">h</text:span><text:span text:style-name="_32_644">e</text:span><text:span text:style-name="_35_"> </text:span><text:span text:style-name="_31_564">c</text:span><text:span text:style-name="_32_391">o</text:span><text:span text:style-name="_36_04">a</text:span><text:span text:style-name="_31_598">c</text:span><text:span text:style-name="_32_403">h</text:span><text:span text:style-name="_34_21">m</text:span><text:span text:style-name="_31_384">a</text:span><text:span text:style-name="_32_653">n</text:span><text:span text:style-name="_35_"> </text:span><text:span text:style-name="_31_564">d</text:span><text:span text:style-name="_32_209">i</text:span><text:span text:style-name="_34_58">s</text:span><text:span text:style-name="_31_418">c</text:span><text:span text:style-name="_32_152">h</text:span><text:span text:style-name="_34_12">a</text:span><text:span text:style-name="_31_489">r</text:span><text:span text:style-name="_32_211">g</text:span><text:span text:style-name="_36_64">e</text:span><text:span text:style-name="_31_167">d</text:span><text:span text:style-name="_31_809"> </text:span><text:span text:style-name="_36_61">a</text:span><text:span text:style-name="_31_741">t</text:span><text:span text:style-name="_31_805"> </text:span><text:span text:style-name="_36_97">t</text:span><text:span text:style-name="_31_779">h</text:span><text:span text:style-name="_32_284">e</text:span><text:span text:style-name="_39_"> </text:span><text:span text:style-name="_31_429">r</text:span><text:span text:style-name="_32_139">e</text:span><text:span text:style-name="_38_56">d</text:span><text:span text:style-name="_39_09"> </text:span><text:span text:style-name="_32_437">f</text:span><text:span text:style-name="_32_77">l</text:span><text:span text:style-name="_31_719">a</text:span><text:span text:style-name="_32_068">s</text:span><text:span text:style-name="_34_45">h</text:span><text:span text:style-name="_39_09"> </text:span><text:span text:style-name="_32_317">o</text:span><text:span text:style-name="_36_73">f</text:span><text:span text:style-name="_39_09"> </text:span><text:span text:style-name="_32_077">m</text:span><text:span text:style-name="_36_37">y</text:span><text:span text:style-name="_39_05"> </text:span><text:span text:style-name="_32_260">g</text:span><text:span text:style-name="_38_43">u</text:span><text:span text:style-name="_31_741">n</text:span><text:span text:style-name="_32_281">.</text:span><text:span text:style-name="_35_"> </text:span><text:span text:style-name="_31_525">B</text:span><text:span text:style-name="_32_643">o</text:span><text:span text:style-name="_36_01">t</text:span><text:span text:style-name="_31_240">h</text:span><text:span text:style-name="_31_805"> </text:span><text:span text:style-name="_34_57">o</text:span><text:span text:style-name="_31_705">f</text:span><text:span text:style-name="_31_805"> </text:span><text:span text:style-name="_36_28">u</text:span><text:span text:style-name="_31_394">s</text:span><text:span text:style-name="_31_809"> </text:span><text:span text:style-name="_34_57">w</text:span><text:span text:style-name="_31_323">e</text:span><text:span text:style-name="_32_245">r</text:span><text:span text:style-name="_37_72">e</text:span><text:span text:style-name="_39_09"> </text:span><text:span text:style-name="_32_284">s</text:span><text:span text:style-name="_36_63">u</text:span><text:span text:style-name="_31_790">c</text:span><text:span text:style-name="_32_464">c</text:span><text:span text:style-name="_35_32">e</text:span><text:span text:style-name="_31_670">s</text:span><text:span text:style-name="_32_080">s</text:span><text:span text:style-name="_36_73">f</text:span><text:span text:style-name="_31_239">u</text:span><text:span text:style-name="_32_245">l</text:span><text:span text:style-name="_35_17">;</text:span><text:span text:style-name="_39_05"> </text:span><text:span text:style-name="_32_317">I</text:span><text:span text:style-name="_39_"> </text:span><text:span text:style-name="_31_575">g</text:span><text:span text:style-name="_32_041">i</text:span><text:span text:style-name="_34_09">m</text:span><text:span text:style-name="_31_792">p</text:span><text:span text:style-name="_32_101">y</text:span><text:span text:style-name="_39_"> </text:span><text:span text:style-name="_31_357">a</text:span><text:span text:style-name="_31_805"> </text:span><text:span text:style-name="_33_04">n</text:span><text:span text:style-name="_31_671">u</text:span><text:span text:style-name="_32_497">r</text:span><text:span text:style-name="_34_96">s</text:span><text:span text:style-name="_31_251">e</text:span><text:span text:style-name="_32_677">,</text:span><text:span text:style-name="_35_"> </text:span><text:span text:style-name="_31_395">a</text:span><text:span text:style-name="_32_584">n</text:span><text:span text:style-name="_32_77">d</text:span><text:span text:style-name="_39_05"> </text:span><text:span text:style-name="_32_223">h</text:span><text:span text:style-name="_35_32">e</text:span><text:span text:style-name="_39_09"> </text:span><text:span text:style-name="_32_044">s</text:span><text:span text:style-name="_38_91">h</text:span><text:span text:style-name="_31_705">o</text:span><text:span text:style-name="_32_221">t</text:span><text:span text:style-name="_39_"> </text:span><text:span text:style-name="_31_537">o</text:span><text:span text:style-name="_32_605">f</text:span><text:span text:style-name="_37_69">f</text:span><text:span text:style-name="_39_09"> </text:span><text:span text:style-name="_32_425">a</text:span><text:span text:style-name="_35_17">l</text:span><text:span text:style-name="_31_537">l</text:span><text:span text:style-name="_31_805"> </text:span><text:span text:style-name="_33_01">m</text:span><text:span text:style-name="_31_249">y</text:span><text:span text:style-name="_31_809"> </text:span><text:span text:style-name="_33_51">b</text:span><text:span text:style-name="_31_684">a</text:span><text:span text:style-name="_32_080">c</text:span><text:span text:style-name="_34_10">k</text:span><text:span text:style-name="_39_05"> </text:span><text:span text:style-name="_32_607">h</text:span><text:span text:style-name="_33_16">a</text:span><text:span text:style-name="_31_609">i</text:span><text:span text:style-name="_32_461">r</text:span><text:span text:style-name="_37_09">.</text:span><text:span text:style-name="_39_05"> </text:span><text:span text:style-name="_32_437">W</text:span><text:span text:style-name="_33_13">e</text:span><text:span text:style-name="_39_09"> </text:span><text:span text:style-name="_32_077">t</text:span><text:span text:style-name="_35_19">u</text:span><text:span text:style-name="_31_321">r</text:span><text:span text:style-name="_32_584">n</text:span><text:span text:style-name="_38_43">e</text:span><text:span text:style-name="_31_564">d</text:span><text:span text:style-name="_31_805"> </text:span><text:span text:style-name="_32_44">u</text:span><text:span text:style-name="_31_131">p</text:span><text:span text:style-name="_31_809"> </text:span><text:span text:style-name="_33_01">t</text:span><text:span text:style-name="_31_132">h</text:span><text:span text:style-name="_32_403">e</text:span><text:span text:style-name="_39_"> </text:span><text:span text:style-name="_31_168">g</text:span><text:span text:style-name="_32_067">a</text:span><text:span text:style-name="_35_17">s</text:span><text:span text:style-name="_31_705">,</text:span><text:span text:style-name="_31_805"> </text:span><text:span text:style-name="_38_44">a</text:span><text:span text:style-name="_31_131">n</text:span><text:span text:style-name="_32_077">d</text:span><text:span text:style-name="_35_"> </text:span><text:span text:style-name="_31_681">t</text:span><text:span text:style-name="_32_511">e</text:span><text:span text:style-name="_37_81">l</text:span><text:span text:style-name="_31_720">e</text:span><text:span text:style-name="_32_080">p</text:span><text:span text:style-name="_38_91">h</text:span><text:span text:style-name="_31_383">o</text:span><text:span text:style-name="_32_464">n</text:span><text:span text:style-name="_34_24">e</text:span><text:span text:style-name="_31_311">d</text:span><text:span text:style-name="_31_809"> </text:span><text:span text:style-name="_37_69">f</text:span><text:span text:style-name="_31_357">o</text:span><text:span text:style-name="_32_317">r</text:span><text:span text:style-name="_35_"> </text:span><text:span text:style-name="_31_249">a</text:span><text:span text:style-name="_31_805"> </text:span><text:span text:style-name="_35_32">s</text:span><text:span text:style-name="_31_383">u</text:span><text:span text:style-name="_32_317">r</text:span><text:span text:style-name="_33_39">g</text:span><text:span text:style-name="_31_324">e</text:span><text:span text:style-name="_32_692">o</text:span><text:span text:style-name="_35_19">n</text:span><text:span text:style-name="_31_237">.</text:span><text:span text:style-name="_31_805"> </text:span><text:span text:style-name="_36_97">T</text:span><text:span text:style-name="_31_420">h</text:span><text:span text:style-name="_32_607">e</text:span><text:span text:style-name="_38_41">r</text:span><text:span text:style-name="_31_777">e</text:span><text:span text:style-name="_31_809"> </text:span><text:span text:style-name="_35_29">w</text:span><text:span text:style-name="_31_671">a</text:span><text:span text:style-name="_32_320">s</text:span><text:span text:style-name="_35_"> </text:span><text:span text:style-name="_31_311">n</text:span><text:span text:style-name="_32_692">o</text:span><text:span text:style-name="_36_73">t</text:span><text:span text:style-name="_39_05"> </text:span><text:span text:style-name="_32_293">a</text:span><text:span text:style-name="_35_"> </text:span><text:span text:style-name="_31_432">s</text:span><text:span text:style-name="_32_641">i</text:span><text:span text:style-name="_36_99">g</text:span><text:span text:style-name="_31_129">n</text:span><text:span text:style-name="_31_805"> </text:span><text:span text:style-name="_38_53">o</text:span><text:span text:style-name="_31_681">f</text:span><text:span text:style-name="_31_809"> </text:span><text:span text:style-name="_37_09">a</text:span><text:span text:style-name="_39_05"> </text:span><text:span text:style-name="_32_211">b</text:span><text:span text:style-name="_36_76">u</text:span><text:span text:style-name="_31_525">r</text:span><text:span text:style-name="_32_068">g</text:span><text:span text:style-name="_35_29">l</text:span><text:span text:style-name="_31_671">a</text:span><text:span text:style-name="_32_617">r</text:span><text:span text:style-name="_34_93">,</text:span><text:span text:style-name="_39_09"> </text:span><text:span text:style-name="_32_332">a</text:span><text:span text:style-name="_37_83">n</text:span><text:span text:style-name="_31_669">d</text:span><text:span text:style-name="_31_805"> </text:span><text:span text:style-name="_32_43">n</text:span><text:span text:style-name="_31_384">o</text:span><text:span text:style-name="_31_809"> </text:span><text:span text:style-name="_38_89">w</text:span><text:span text:style-name="_31_681">i</text:span><text:span text:style-name="_32_608">n</text:span><text:span text:style-name="_36_39">d</text:span><text:span text:style-name="_31_501">o</text:span><text:span text:style-name="_32_605">w</text:span><text:span text:style-name="_39_"> </text:span><text:span text:style-name="_31_792">h</text:span><text:span text:style-name="_32_391">a</text:span><text:span text:style-name="_37_69">d</text:span><text:span text:style-name="_39_09"> </text:span><text:span text:style-name="_32_680">b</text:span><text:span text:style-name="_37_83">e</text:span><text:span text:style-name="_31_347">e</text:span><text:span text:style-name="_32_500">n</text:span><text:span text:style-name="_39_"> </text:span><text:span text:style-name="_31_381">r</text:span><text:span text:style-name="_32_403">a</text:span><text:span text:style-name="_36_97">i</text:span><text:span text:style-name="_31_432">s</text:span><text:span text:style-name="_32_692">e</text:span><text:span text:style-name="_34_23">d</text:span><text:span text:style-name="_31_129">.</text:span><text:span text:style-name="_31_809"> </text:span><text:span text:style-name="_34_81">O</text:span><text:span text:style-name="_31_743">n</text:span><text:span text:style-name="_32_500">e</text:span><text:span text:style-name="_35_"> </text:span><text:span text:style-name="_31_167">g</text:span><text:span text:style-name="_32_257">l</text:span><text:span text:style-name="_32_80">a</text:span><text:span text:style-name="_31_132">s</text:span><text:span text:style-name="_32_582">s</text:span><text:span text:style-name="_39_"> </text:span><text:span text:style-name="_31_309">w</text:span><text:span text:style-name="_32_572">a</text:span><text:span text:style-name="_34_10">s</text:span><text:span text:style-name="_39_05"> </text:span><text:span text:style-name="_32_103">a</text:span><text:span text:style-name="_38_80">b</text:span><text:span text:style-name="_31_778">s</text:span><text:span text:style-name="_32_644">e</text:span><text:span text:style-name="_36_61">n</text:span><text:span text:style-name="_31_537">t</text:span><text:span text:style-name="_32_497">,</text:span><text:span text:style-name="_35_"> </text:span><text:span text:style-name="_31_609">m</text:span><text:span text:style-name="_32_043">e</text:span><text:span text:style-name="_34_81">r</text:span><text:span text:style-name="_31_564">e</text:span><text:span text:style-name="_32_509">l</text:span><text:span text:style-name="_33_13">y</text:span><text:span text:style-name="_39_09"> </text:span><text:span text:style-name="_32_653">t</text:span><text:span text:style-name="_36_99">h</text:span><text:span text:style-name="_31_204">a</text:span><text:span text:style-name="_32_041">t</text:span><text:span text:style-name="_39_"> </text:span><text:span text:style-name="_31_429">w</text:span><text:span text:style-name="_32_031">a</text:span><text:span text:style-name="_38_08">s</text:span><text:span text:style-name="_39_05"> </text:span><text:span text:style-name="_32_077">w</text:span><text:span text:style-name="_34_47">h</text:span><text:span text:style-name="_31_396">e</text:span><text:span text:style-name="_32_293">r</text:span><text:span text:style-name="_38_89">e</text:span><text:span text:style-name="_39_09"> </text:span><text:span text:style-name="_32_617">t</text:span><text:span text:style-name="_38_79">h</text:span><text:span text:style-name="_31_132">e</text:span><text:span text:style-name="_31_805"> </text:span><text:span text:style-name="_38_08">c</text:span><text:span text:style-name="_31_671">o</text:span><text:span text:style-name="_32_211">a</text:span><text:span text:style-name="_32_80">c</text:span><text:span text:style-name="_31_419">h</text:span><text:span text:style-name="_32_281">m</text:span><text:span text:style-name="_37_00">a</text:span><text:span text:style-name="_31_167">n</text:span><text:span text:style-name="_32_617">'</text:span><text:span text:style-name="_37_72">s</text:span><text:span text:style-name="_39_09"> </text:span><text:span text:style-name="_32_690">c</text:span><text:span text:style-name="_32_80">h</text:span><text:span text:style-name="_31_756">a</text:span><text:span text:style-name="_32_509">r</text:span><text:span text:style-name="_35_19">g</text:span><text:span text:style-name="_31_741">e</text:span><text:span text:style-name="_31_809"> </text:span><text:span text:style-name="_32_44">h</text:span><text:span text:style-name="_31_143">a</text:span><text:span text:style-name="_32_257">d</text:span><text:span text:style-name="_35_"> </text:span><text:span text:style-name="_31_780">c</text:span><text:span text:style-name="_32_319">o</text:span><text:span text:style-name="_33_13">m</text:span><text:span text:style-name="_31_237">e</text:span><text:span text:style-name="_31_809"> </text:span><text:span text:style-name="_32_29">t</text:span><text:span text:style-name="_31_131">h</text:span><text:span text:style-name="_32_437">r</text:span><text:span text:style-name="_34_84">o</text:span><text:span text:style-name="_31_744">u</text:span><text:span text:style-name="_32_427">g</text:span><text:span text:style-name="_35_17">h</text:span><text:span text:style-name="_31_129">.</text:span><text:span text:style-name="_31_809"> </text:span><text:span text:style-name="_38_17">H</text:span><text:span text:style-name="_31_240">e</text:span><text:span text:style-name="_32_653">r</text:span><text:span text:style-name="_34_95">e</text:span><text:span text:style-name="_39_09"> </text:span><text:span text:style-name="_32_641">w</text:span><text:span text:style-name="_36_76">a</text:span><text:span text:style-name="_31_238">s</text:span><text:span text:style-name="_31_809"> </text:span><text:span text:style-name="_38_89">a</text:span><text:span text:style-name="_39_05"> </text:span><text:span text:style-name="_32_437">f</text:span><text:span text:style-name="_32_41">i</text:span><text:span text:style-name="_31_719">n</text:span><text:span text:style-name="_32_572">e</text:span><text:span text:style-name="_39_"> </text:span><text:span text:style-name="_31_381">m</text:span><text:span text:style-name="_32_078">y</text:span><text:span text:style-name="_36_40">s</text:span><text:span text:style-name="_31_177">t</text:span><text:span text:style-name="_32_404">e</text:span><text:span text:style-name="_33_01">r</text:span><text:span text:style-name="_31_490">y</text:span>--<text:span text:style-name="_31_681">a</text:span><text:span text:style-name="_31_805"> </text:span><text:span text:style-name="_38_07">b</text:span><text:span text:style-name="_31_360">u</text:span><text:span text:style-name="_32_293">r</text:span><text:span text:style-name="_34_59">g</text:span><text:span text:style-name="_31_237">l</text:span><text:span text:style-name="_32_032">a</text:span><text:span text:style-name="_34_93">r</text:span><text:span text:style-name="_39_09"> </text:span><text:span text:style-name="_32_511">a</text:span><text:span text:style-name="_36_61">l</text:span><text:span text:style-name="_31_168">a</text:span><text:span text:style-name="_32_245">r</text:span><text:span text:style-name="_36_01">m</text:span><text:span text:style-name="_39_09"> </text:span><text:span text:style-name="_32_653">'</text:span><text:span text:style-name="_34_23">g</text:span><text:span text:style-name="_31_180">o</text:span><text:span text:style-name="_32_581">i</text:span><text:span text:style-name="_34_11">n</text:span><text:span text:style-name="_31_396">g</text:span><text:span text:style-name="_31_805"> </text:span><text:span text:style-name="_36_97">o</text:span><text:span text:style-name="_31_321">f</text:span><text:span text:style-name="_32_641">f</text:span><text:span text:style-name="_37_81">'</text:span><text:span text:style-name="_39_05"> </text:span><text:span text:style-name="_32_101">a</text:span><text:span text:style-name="_34_93">t</text:span><text:span text:style-name="_39_09"> </text:span><text:span text:style-name="_32_329">m</text:span><text:span text:style-name="_36_73">i</text:span><text:span text:style-name="_31_168">d</text:span><text:span text:style-name="_32_259">n</text:span><text:span text:style-name="_34_09">i</text:span><text:span text:style-name="_31_179">g</text:span><text:span text:style-name="_32_260">h</text:span><text:span text:style-name="_34_21">t</text:span><text:span text:style-name="_39_05"> </text:span><text:span text:style-name="_32_605">o</text:span><text:span text:style-name="_36_25">f</text:span><text:span text:style-name="_39_09"> </text:span><text:span text:style-name="_32_065">i</text:span><text:span text:style-name="_33_37">t</text:span><text:span text:style-name="_31_345">s</text:span><text:span text:style-name="_31_809"> </text:span><text:span text:style-name="_33_51">o</text:span><text:span text:style-name="_31_393">w</text:span><text:span text:style-name="_32_068">n</text:span><text:span text:style-name="_39_"> </text:span><text:span text:style-name="_31_144">a</text:span><text:span text:style-name="_32_078">c</text:span><text:span text:style-name="_32_44">c</text:span><text:span text:style-name="_31_755">o</text:span><text:span text:style-name="_32_329">r</text:span><text:span text:style-name="_37_69">d</text:span><text:span text:style-name="_31_429">,</text:span><text:span text:style-name="_31_805"> </text:span><text:span text:style-name="_34_96">a</text:span><text:span text:style-name="_31_431">n</text:span><text:span text:style-name="_32_065">d</text:span><text:span text:style-name="_39_"> </text:span><text:span text:style-name="_31_528">n</text:span><text:span text:style-name="_32_391">o</text:span><text:span text:style-name="_38_17">n</text:span><text:span text:style-name="_39_05"> </text:span><text:span text:style-name="_32_329">a</text:span><text:span text:style-name="_39_"> </text:span><text:span text:style-name="_31_564">b</text:span><text:span text:style-name="_32_043">u</text:span><text:span text:style-name="_32_29">r</text:span><text:span text:style-name="_31_528">g</text:span><text:span text:style-name="_32_245">l</text:span><text:span text:style-name="_38_55">a</text:span><text:span text:style-name="_31_537">r</text:span><text:span text:style-name="_31_805"> </text:span><text:span text:style-name="_36_25">i</text:span><text:span text:style-name="_31_129">n</text:span><text:span text:style-name="_31_805"> </text:span><text:span text:style-name="_36_37">t</text:span><text:span text:style-name="_31_611">h</text:span><text:span text:style-name="_32_104">e</text:span><text:span text:style-name="_39_"> </text:span><text:span text:style-name="_31_527">n</text:span><text:span text:style-name="_32_032">e</text:span><text:span text:style-name="_35_29">i</text:span><text:span text:style-name="_31_491">g</text:span><text:span text:style-name="_32_680">h</text:span><text:span text:style-name="_38_79">b</text:span><text:span text:style-name="_31_384">o</text:span><text:span text:style-name="_32_101">r</text:span><text:span text:style-name="_33_04">h</text:span><text:span text:style-name="_31_203">o</text:span><text:span text:style-name="_32_212">o</text:span><text:span text:style-name="_33_51">d</text:span><text:span text:style-name="_31_393">!</text:span></text:p>
      <text:p text:style-name="P1"><text:span text:style-name="_33_13">"</text:span><text:span text:style-name="_31_753">T</text:span><text:span text:style-name="_32_319">h</text:span><text:span text:style-name="_35_32">e</text:span><text:span text:style-name="_39_05"> </text:span><text:span text:style-name="_32_103">e</text:span><text:span text:style-name="_38_20">x</text:span><text:span text:style-name="_31_143">p</text:span><text:span text:style-name="_32_284">e</text:span><text:span text:style-name="_34_93">r</text:span><text:span text:style-name="_31_165">t</text:span><text:span text:style-name="_31_805"> </text:span><text:span text:style-name="_38_92">a</text:span><text:span text:style-name="_31_707">n</text:span><text:span text:style-name="_32_582">s</text:span><text:span text:style-name="_36_01">w</text:span><text:span text:style-name="_31_180">e</text:span><text:span text:style-name="_32_401">r</text:span><text:span text:style-name="_34_47">e</text:span><text:span text:style-name="_31_216">d</text:span><text:span text:style-name="_31_805"> </text:span><text:span text:style-name="_36_73">t</text:span><text:span text:style-name="_31_600">h</text:span><text:span text:style-name="_32_679">e</text:span><text:span text:style-name="_35_"> </text:span><text:span text:style-name="_31_132">u</text:span><text:span text:style-name="_32_510">s</text:span><text:span text:style-name="_37_11">u</text:span><text:span text:style-name="_31_252">a</text:span><text:span text:style-name="_32_461">l</text:span><text:span text:style-name="_35_"> </text:span><text:span text:style-name="_31_540">c</text:span><text:span text:style-name="_32_115">a</text:span><text:span text:style-name="_34_45">l</text:span><text:span text:style-name="_31_237">l</text:span><text:span text:style-name="_32_689">,</text:span><text:span text:style-name="_39_"> </text:span><text:span text:style-name="_31_396">a</text:span><text:span text:style-name="_32_139">n</text:span><text:span text:style-name="_34_93">d</text:span><text:span text:style-name="_39_05"> </text:span><text:span text:style-name="_32_584">e</text:span><text:span text:style-name="_32_78">x</text:span><text:span text:style-name="_31_167">p</text:span><text:span text:style-name="_32_041">l</text:span><text:span text:style-name="_34_24">a</text:span><text:span text:style-name="_31_309">i</text:span><text:span text:style-name="_32_463">n</text:span><text:span text:style-name="_38_20">e</text:span><text:span text:style-name="_31_753">d</text:span><text:span text:style-name="_31_809"> </text:span><text:span text:style-name="_32_41">t</text:span><text:span text:style-name="_31_312">h</text:span><text:span text:style-name="_32_643">a</text:span><text:span text:style-name="_36_37">t</text:span><text:span text:style-name="_39_09"> </text:span><text:span text:style-name="_32_389">i</text:span><text:span text:style-name="_32_41">t</text:span><text:span text:style-name="_39_05"> </text:span><text:span text:style-name="_32_401">w</text:span><text:span text:style-name="_32_79">a</text:span><text:span text:style-name="_31_780">s</text:span><text:span text:style-name="_31_805"> </text:span><text:span text:style-name="_38_17">a</text:span><text:span text:style-name="_39_09"> </text:span><text:span text:style-name="_32_077">'</text:span><text:span text:style-name="_38_77">F</text:span><text:span text:style-name="_31_167">a</text:span><text:span text:style-name="_32_401">l</text:span><text:span text:style-name="_38_44">s</text:span><text:span text:style-name="_31_141">e</text:span><text:span text:style-name="_31_805"> </text:span><text:span text:style-name="_36_64">a</text:span><text:span text:style-name="_31_717">l</text:span><text:span text:style-name="_32_139">a</text:span><text:span text:style-name="_33_01">r</text:span><text:span text:style-name="_31_129">m</text:span><text:span text:style-name="_32_509">.</text:span><text:span text:style-name="_36_25">'</text:span><text:span text:style-name="_39_05"> </text:span><text:span text:style-name="_32_641">S</text:span><text:span text:style-name="_37_84">a</text:span><text:span text:style-name="_31_141">i</text:span><text:span text:style-name="_32_655">d</text:span><text:span text:style-name="_39_"> </text:span><text:span text:style-name="_31_381">i</text:span><text:span text:style-name="_32_113">t</text:span><text:span text:style-name="_35_"> </text:span><text:span text:style-name="_31_381">w</text:span><text:span text:style-name="_32_511">a</text:span><text:span text:style-name="_34_60">s</text:span><text:span text:style-name="_39_05"> </text:span><text:span text:style-name="_32_224">e</text:span><text:span text:style-name="_33_51">a</text:span><text:span text:style-name="_31_576">s</text:span><text:span text:style-name="_32_113">i</text:span><text:span text:style-name="_34_09">l</text:span><text:span text:style-name="_31_142">y</text:span><text:span text:style-name="_31_809"> </text:span><text:span text:style-name="_38_05">f</text:span><text:span text:style-name="_31_789">i</text:span><text:span text:style-name="_32_030">x</text:span><text:span text:style-name="_35_32">e</text:span><text:span text:style-name="_31_429">d</text:span><text:span text:style-name="_32_113">.</text:span><text:span text:style-name="_35_"> </text:span><text:span text:style-name="_31_249">S</text:span><text:span text:style-name="_32_509">o</text:span><text:span text:style-name="_39_"> </text:span><text:span text:style-name="_31_240">h</text:span><text:span text:style-name="_32_571">e</text:span><text:span text:style-name="_39_"> </text:span><text:span text:style-name="_31_743">o</text:span><text:span text:style-name="_32_584">v</text:span><text:span text:style-name="_35_19">e</text:span><text:span text:style-name="_31_525">r</text:span><text:span text:style-name="_32_512">h</text:span><text:span text:style-name="_37_00">a</text:span><text:span text:style-name="_31_203">u</text:span><text:span text:style-name="_32_437">l</text:span><text:span text:style-name="_36_39">e</text:span><text:span text:style-name="_31_540">d</text:span><text:span text:style-name="_31_805"> </text:span><text:span text:style-name="_38_89">t</text:span><text:span text:style-name="_31_179">h</text:span><text:span text:style-name="_32_212">e</text:span><text:span text:style-name="_35_"> </text:span><text:span text:style-name="_31_252">n</text:span><text:span text:style-name="_32_247">u</text:span><text:span text:style-name="_38_89">r</text:span><text:span text:style-name="_31_132">s</text:span><text:span text:style-name="_32_643">e</text:span><text:span text:style-name="_36_37">r</text:span><text:span text:style-name="_31_717">y</text:span><text:span text:style-name="_31_809"> </text:span><text:span text:style-name="_36_61">w</text:span><text:span text:style-name="_31_777">i</text:span><text:span text:style-name="_32_439">n</text:span><text:span text:style-name="_36_28">d</text:span><text:span text:style-name="_31_561">o</text:span><text:span text:style-name="_32_617">w</text:span><text:span text:style-name="_36_37">,</text:span><text:span text:style-name="_39_09"> </text:span><text:span text:style-name="_32_102">c</text:span><text:span text:style-name="_38_20">h</text:span><text:span text:style-name="_31_215">a</text:span><text:span text:style-name="_32_617">r</text:span><text:span text:style-name="_34_12">g</text:span><text:span text:style-name="_31_144">e</text:span><text:span text:style-name="_32_571">d</text:span><text:span text:style-name="_39_"> </text:span><text:span text:style-name="_31_525">a</text:span><text:span text:style-name="_31_805"> </text:span><text:span text:style-name="_37_09">r</text:span><text:span text:style-name="_31_240">e</text:span><text:span text:style-name="_32_653">m</text:span><text:span text:style-name="_35_31">u</text:span><text:span text:style-name="_31_347">n</text:span><text:span text:style-name="_32_248">e</text:span><text:span text:style-name="_33_13">r</text:span><text:span text:style-name="_31_528">a</text:span><text:span text:style-name="_32_605">t</text:span><text:span text:style-name="_36_73">i</text:span><text:span text:style-name="_31_142">v</text:span><text:span text:style-name="_32_221">e</text:span><text:span text:style-name="_39_"> </text:span><text:span text:style-name="_31_429">f</text:span><text:span text:style-name="_32_677">i</text:span><text:span text:style-name="_32_31">g</text:span><text:span text:style-name="_31_312">u</text:span><text:span text:style-name="_32_689">r</text:span><text:span text:style-name="_38_77">e</text:span><text:span text:style-name="_39_05"> </text:span><text:span text:style-name="_32_509">f</text:span><text:span text:style-name="_34_09">o</text:span><text:span text:style-name="_31_249">r</text:span><text:span text:style-name="_31_805"> </text:span><text:span text:style-name="_36_25">i</text:span><text:span text:style-name="_31_177">t</text:span><text:span text:style-name="_32_149">,</text:span><text:span text:style-name="_35_"> </text:span><text:span text:style-name="_31_707">a</text:span><text:span text:style-name="_32_104">n</text:span><text:span text:style-name="_32_29">d</text:span><text:span text:style-name="_39_05"> </text:span><text:span text:style-name="_32_248">d</text:span><text:span text:style-name="_33_03">e</text:span><text:span text:style-name="_31_383">p</text:span><text:span text:style-name="_32_680">a</text:span><text:span text:style-name="_34_81">r</text:span><text:span text:style-name="_31_213">t</text:span><text:span text:style-name="_32_644">e</text:span><text:span text:style-name="_35_91">d</text:span><text:span text:style-name="_31_249">.</text:span></text:p>
      <text:p text:style-name="P1"><text:span text:style-name="_34_93">"</text:span><text:span text:style-name="_31_417">W</text:span><text:span text:style-name="_32_571">h</text:span><text:span text:style-name="_36_04">a</text:span><text:span text:style-name="_31_213">t</text:span><text:span text:style-name="_31_805"> </text:span><text:span text:style-name="_34_81">w</text:span><text:span text:style-name="_31_213">e</text:span><text:span text:style-name="_31_805"> </text:span><text:span text:style-name="_37_70">s</text:span><text:span text:style-name="_31_384">u</text:span><text:span text:style-name="_32_221">f</text:span><text:span text:style-name="_36_25">f</text:span><text:span text:style-name="_31_384">e</text:span><text:span text:style-name="_32_137">r</text:span><text:span text:style-name="_37_71">e</text:span><text:span text:style-name="_31_177">d</text:span><text:span text:style-name="_31_805"> </text:span><text:span text:style-name="_32_29">f</text:span><text:span text:style-name="_31_669">r</text:span><text:span text:style-name="_32_209">o</text:span><text:span text:style-name="_36_73">m</text:span><text:span text:style-name="_39_05"> </text:span><text:span text:style-name="_32_137">f</text:span><text:span text:style-name="_35_92">a</text:span><text:span text:style-name="_31_141">l</text:span><text:span text:style-name="_32_570">s</text:span><text:span text:style-name="_36_61">e</text:span><text:span text:style-name="_39_05"> </text:span><text:span text:style-name="_32_428">a</text:span><text:span text:style-name="_36_97">l</text:span><text:span text:style-name="_31_311">a</text:span><text:span text:style-name="_32_653">r</text:span><text:span text:style-name="_33_01">m</text:span><text:span text:style-name="_31_177">s</text:span><text:span text:style-name="_31_805"> </text:span><text:span text:style-name="_34_09">f</text:span><text:span text:style-name="_31_213">o</text:span><text:span text:style-name="_32_317">r</text:span><text:span text:style-name="_39_"> </text:span><text:span text:style-name="_31_177">t</text:span><text:span text:style-name="_32_391">h</text:span><text:span text:style-name="_34_48">e</text:span><text:span text:style-name="_39_09"> </text:span><text:span text:style-name="_32_248">n</text:span><text:span text:style-name="_33_39">e</text:span><text:span text:style-name="_31_309">x</text:span><text:span text:style-name="_32_509">t</text:span><text:span text:style-name="_35_"> </text:span><text:span text:style-name="_31_609">t</text:span><text:span text:style-name="_32_320">h</text:span><text:span text:style-name="_36_73">r</text:span><text:span text:style-name="_31_599">e</text:span><text:span text:style-name="_32_137">e</text:span><text:span text:style-name="_35_"> </text:span><text:span text:style-name="_31_348">y</text:span><text:span text:style-name="_32_391">e</text:span><text:span text:style-name="_36_76">a</text:span><text:span text:style-name="_31_609">r</text:span><text:span text:style-name="_32_606">s</text:span><text:span text:style-name="_39_"> </text:span><text:span text:style-name="_31_792">n</text:span><text:span text:style-name="_32_319">o</text:span><text:span text:style-name="_39_"> </text:span><text:span text:style-name="_31_720">s</text:span><text:span text:style-name="_32_389">t</text:span><text:span text:style-name="_35_90">y</text:span><text:span text:style-name="_31_669">l</text:span><text:span text:style-name="_32_643">o</text:span><text:span text:style-name="_33_04">g</text:span><text:span text:style-name="_31_597">r</text:span><text:span text:style-name="_32_152">a</text:span><text:span text:style-name="_33_39">p</text:span><text:span text:style-name="_31_671">h</text:span><text:span text:style-name="_32_401">i</text:span><text:span text:style-name="_33_16">c</text:span><text:span text:style-name="_39_05"> </text:span><text:span text:style-name="_32_392">p</text:span><text:span text:style-name="_33_15">e</text:span><text:span text:style-name="_31_417">n</text:span><text:span text:style-name="_31_809"> </text:span><text:span text:style-name="_34_58">c</text:span><text:span text:style-name="_31_744">a</text:span><text:span text:style-name="_32_677">n</text:span><text:span text:style-name="_35_"> </text:span><text:span text:style-name="_31_744">d</text:span><text:span text:style-name="_32_223">e</text:span><text:span text:style-name="_36_38">s</text:span><text:span text:style-name="_31_540">c</text:span><text:span text:style-name="_32_569">r</text:span><text:span text:style-name="_34_09">i</text:span><text:span text:style-name="_31_216">b</text:span><text:span text:style-name="_32_115">e</text:span><text:span text:style-name="_36_25">.</text:span><text:span text:style-name="_39_05"> </text:span><text:span text:style-name="_32_221">D</text:span><text:span text:style-name="_36_28">u</text:span><text:span text:style-name="_31_417">r</text:span><text:span text:style-name="_32_401">i</text:span><text:span text:style-name="_32_31">n</text:span><text:span text:style-name="_31_489">g</text:span><text:span text:style-name="_31_809"> </text:span><text:span text:style-name="_33_13">t</text:span><text:span text:style-name="_31_383">h</text:span><text:span text:style-name="_32_608">e</text:span><text:span text:style-name="_39_"> </text:span><text:span text:style-name="_31_383">n</text:span><text:span text:style-name="_32_032">e</text:span><text:span text:style-name="_38_77">x</text:span><text:span text:style-name="_31_489">t</text:span><text:span text:style-name="_31_809"> </text:span><text:span text:style-name="_38_05">t</text:span><text:span text:style-name="_31_396">h</text:span><text:span text:style-name="_32_389">r</text:span><text:span text:style-name="_34_11">e</text:span><text:span text:style-name="_31_753">e</text:span><text:span text:style-name="_31_809"> </text:span><text:span text:style-name="_33_13">m</text:span><text:span text:style-name="_31_384">o</text:span><text:span text:style-name="_32_391">n</text:span><text:span text:style-name="_34_57">t</text:span><text:span text:style-name="_31_168">h</text:span><text:span text:style-name="_32_570">s</text:span><text:span text:style-name="_39_"> </text:span><text:span text:style-name="_31_237">I</text:span><text:span text:style-name="_31_809"> </text:span><text:span text:style-name="_34_96">a</text:span><text:span text:style-name="_31_141">l</text:span><text:span text:style-name="_32_149">w</text:span><text:span text:style-name="_38_19">a</text:span><text:span text:style-name="_31_538">y</text:span><text:span text:style-name="_32_104">s</text:span><text:span text:style-name="_35_"> </text:span><text:span text:style-name="_31_573">f</text:span><text:span text:style-name="_32_497">l</text:span><text:span text:style-name="_32_41">e</text:span><text:span text:style-name="_31_417">w</text:span><text:span text:style-name="_31_809"> </text:span><text:span text:style-name="_37_69">w</text:span><text:span text:style-name="_31_213">i</text:span><text:span text:style-name="_32_473">t</text:span><text:span text:style-name="_37_09">h</text:span><text:span text:style-name="_39_05"> </text:span><text:span text:style-name="_32_293">m</text:span><text:span text:style-name="_32_65">y</text:span><text:span text:style-name="_39_09"> </text:span><text:span text:style-name="_32_140">g</text:span><text:span text:style-name="_34_11">u</text:span><text:span text:style-name="_31_321">n</text:span><text:span text:style-name="_31_805"> </text:span><text:span text:style-name="_38_41">t</text:span><text:span text:style-name="_31_753">o</text:span><text:span text:style-name="_31_809"> </text:span><text:span text:style-name="_33_37">t</text:span><text:span text:style-name="_31_780">h</text:span><text:span text:style-name="_32_511">e</text:span><text:span text:style-name="_35_"> </text:span><text:span text:style-name="_31_129">r</text:span><text:span text:style-name="_32_427">o</text:span><text:span text:style-name="_38_20">o</text:span><text:span text:style-name="_31_573">m</text:span><text:span text:style-name="_31_805"> </text:span><text:span text:style-name="_38_17">i</text:span><text:span text:style-name="_31_204">n</text:span><text:span text:style-name="_32_691">d</text:span><text:span text:style-name="_38_17">i</text:span><text:span text:style-name="_31_600">c</text:span><text:span text:style-name="_32_679">a</text:span><text:span text:style-name="_34_45">t</text:span><text:span text:style-name="_31_240">e</text:span><text:span text:style-name="_32_151">d</text:span><text:span text:style-name="_33_13">,</text:span><text:span text:style-name="_39_05"> </text:span><text:span text:style-name="_32_295">a</text:span><text:span text:style-name="_38_44">n</text:span><text:span text:style-name="_31_429">d</text:span><text:span text:style-name="_31_809"> </text:span><text:span text:style-name="_32_65">t</text:span><text:span text:style-name="_31_779">h</text:span><text:span text:style-name="_32_248">e</text:span><text:span text:style-name="_35_"> </text:span><text:span text:style-name="_31_238">c</text:span><text:span text:style-name="_32_080">o</text:span><text:span text:style-name="_34_59">a</text:span><text:span text:style-name="_31_168">c</text:span><text:span text:style-name="_32_463">h</text:span><text:span text:style-name="_32_29">m</text:span><text:span text:style-name="_31_240">a</text:span><text:span text:style-name="_32_293">n</text:span><text:span text:style-name="_39_"> </text:span><text:span text:style-name="_31_791">a</text:span><text:span text:style-name="_32_293">l</text:span><text:span text:style-name="_36_97">w</text:span><text:span text:style-name="_31_672">a</text:span><text:span text:style-name="_32_642">y</text:span><text:span text:style-name="_38_92">s</text:span><text:span text:style-name="_39_09"> </text:span><text:span text:style-name="_32_104">s</text:span><text:span text:style-name="_33_39">a</text:span><text:span text:style-name="_31_741">l</text:span><text:span text:style-name="_32_497">l</text:span><text:span text:style-name="_35_29">i</text:span><text:span text:style-name="_31_239">e</text:span><text:span text:style-name="_32_044">d</text:span><text:span text:style-name="_39_"> </text:span><text:span text:style-name="_31_237">f</text:span><text:span text:style-name="_32_619">o</text:span><text:span text:style-name="_36_37">r</text:span><text:span text:style-name="_31_777">t</text:span><text:span text:style-name="_32_212">h</text:span><text:span text:style-name="_35_"> </text:span><text:span text:style-name="_31_129">w</text:span><text:span text:style-name="_32_149">i</text:span><text:span text:style-name="_38_41">t</text:span><text:span text:style-name="_31_525">h</text:span><text:span text:style-name="_31_805"> </text:span><text:span text:style-name="_36_27">h</text:span><text:span text:style-name="_31_597">i</text:span><text:span text:style-name="_32_512">s</text:span><text:span text:style-name="_35_"> </text:span><text:span text:style-name="_31_527">b</text:span><text:span text:style-name="_32_320">a</text:span><text:span text:style-name="_34_81">t</text:span><text:span text:style-name="_31_345">t</text:span><text:span text:style-name="_32_116">e</text:span><text:span text:style-name="_33_01">r</text:span><text:span text:style-name="_31_526">y</text:span><text:span text:style-name="_31_809"> </text:span><text:span text:style-name="_37_69">t</text:span><text:span text:style-name="_31_789">o</text:span><text:span text:style-name="_31_809"> </text:span><text:span text:style-name="_35_92">s</text:span><text:span text:style-name="_31_719">u</text:span><text:span text:style-name="_32_643">p</text:span><text:span text:style-name="_34_60">p</text:span><text:span text:style-name="_31_777">o</text:span><text:span text:style-name="_32_569">r</text:span><text:span text:style-name="_35_17">t</text:span><text:span text:style-name="_39_05"> </text:span><text:span text:style-name="_32_605">m</text:span><text:span text:style-name="_33_01">e</text:span><text:span text:style-name="_31_489">.</text:span><text:span text:style-name="_31_805"> </text:span><text:span text:style-name="_36_97">B</text:span><text:span text:style-name="_31_777">u</text:span><text:span text:style-name="_32_497">t</text:span><text:span text:style-name="_39_"> </text:span><text:span text:style-name="_31_201">t</text:span><text:span text:style-name="_32_296">h</text:span><text:span text:style-name="_32_43">e</text:span><text:span text:style-name="_31_321">r</text:span><text:span text:style-name="_32_281">e</text:span><text:span text:style-name="_39_"> </text:span><text:span text:style-name="_31_609">w</text:span><text:span text:style-name="_32_151">a</text:span><text:span text:style-name="_33_40">s</text:span><text:span text:style-name="_39_09"> </text:span><text:span text:style-name="_32_283">n</text:span><text:span text:style-name="_32_80">e</text:span><text:span text:style-name="_31_178">v</text:span><text:span text:style-name="_32_464">e</text:span><text:span text:style-name="_38_77">r</text:span><text:span text:style-name="_39_09"> </text:span><text:span text:style-name="_32_140">a</text:span><text:span text:style-name="_32_43">n</text:span><text:span text:style-name="_31_346">y</text:span><text:span text:style-name="_32_257">t</text:span><text:span text:style-name="_38_20">h</text:span><text:span text:style-name="_31_309">i</text:span><text:span text:style-name="_32_691">n</text:span><text:span text:style-name="_36_40">g</text:span><text:span text:style-name="_39_05"> </text:span><text:span text:style-name="_32_101">t</text:span><text:span text:style-name="_36_61">o</text:span><text:span text:style-name="_39_05"> </text:span><text:span text:style-name="_32_078">s</text:span><text:span text:style-name="_34_48">h</text:span><text:span text:style-name="_31_792">o</text:span><text:span text:style-name="_32_079">o</text:span><text:span text:style-name="_34_57">t</text:span><text:span text:style-name="_39_09"> </text:span><text:span text:style-name="_32_464">a</text:span><text:span text:style-name="_33_49">t</text:span>--<text:span text:style-name="_35_89">w</text:span><text:span text:style-name="_31_417">i</text:span><text:span text:style-name="_32_619">n</text:span><text:span text:style-name="_37_83">d</text:span><text:span text:style-name="_31_492">o</text:span><text:span text:style-name="_32_209">w</text:span><text:span text:style-name="_33_37">s</text:span><text:span text:style-name="_39_09"> </text:span><text:span text:style-name="_32_101">a</text:span><text:span text:style-name="_36_01">l</text:span><text:span text:style-name="_31_669">l</text:span><text:span text:style-name="_31_809"> </text:span><text:span text:style-name="_34_21">t</text:span><text:span text:style-name="_31_321">i</text:span><text:span text:style-name="_32_139">g</text:span><text:span text:style-name="_36_64">h</text:span><text:span text:style-name="_31_597">t</text:span><text:span text:style-name="_31_809"> </text:span><text:span text:style-name="_38_79">a</text:span><text:span text:style-name="_31_792">n</text:span><text:span text:style-name="_32_617">d</text:span><text:span text:style-name="_39_"> </text:span><text:span text:style-name="_31_430">s</text:span><text:span text:style-name="_32_296">e</text:span><text:span text:style-name="_38_06">c</text:span><text:span text:style-name="_31_168">u</text:span><text:span text:style-name="_32_137">r</text:span><text:span text:style-name="_38_89">e</text:span><text:span text:style-name="_31_777">.</text:span><text:span text:style-name="_31_805"> </text:span><text:span text:style-name="_36_73">W</text:span><text:span text:style-name="_31_165">e</text:span><text:span text:style-name="_31_809"> </text:span><text:span text:style-name="_37_84">a</text:span><text:span text:style-name="_31_141">l</text:span><text:span text:style-name="_32_605">w</text:span><text:span text:style-name="_35_19">a</text:span><text:span text:style-name="_31_252">y</text:span><text:span text:style-name="_32_474">s</text:span><text:span text:style-name="_39_"> </text:span><text:span text:style-name="_31_756">s</text:span><text:span text:style-name="_32_463">e</text:span><text:span text:style-name="_36_37">n</text:span><text:span text:style-name="_31_213">t</text:span><text:span text:style-name="_31_805"> </text:span><text:span text:style-name="_34_83">d</text:span><text:span text:style-name="_31_348">o</text:span><text:span text:style-name="_32_065">w</text:span><text:span text:style-name="_34_45">n</text:span><text:span text:style-name="_39_09"> </text:span><text:span text:style-name="_32_113">f</text:span><text:span text:style-name="_37_69">o</text:span><text:span text:style-name="_31_177">r</text:span><text:span text:style-name="_31_805"> </text:span><text:span text:style-name="_32_65">t</text:span><text:span text:style-name="_31_324">h</text:span><text:span text:style-name="_32_439">e</text:span><text:span text:style-name="_39_"> </text:span><text:span text:style-name="_31_611">e</text:span><text:span text:style-name="_32_284">x</text:span><text:span text:style-name="_35_19">p</text:span><text:span text:style-name="_31_564">e</text:span><text:span text:style-name="_32_401">r</text:span><text:span text:style-name="_36_61">t</text:span><text:span text:style-name="_39_05"> </text:span><text:span text:style-name="_32_511">n</text:span><text:span text:style-name="_32_68">e</text:span><text:span text:style-name="_31_129">x</text:span><text:span text:style-name="_32_509">t</text:span><text:span text:style-name="_35_"> </text:span><text:span text:style-name="_31_348">d</text:span><text:span text:style-name="_32_259">a</text:span><text:span text:style-name="_35_29">y</text:span><text:span text:style-name="_31_201">,</text:span><text:span text:style-name="_31_805"> </text:span><text:span text:style-name="_32_43">a</text:span><text:span text:style-name="_31_348">n</text:span><text:span text:style-name="_32_677">d</text:span><text:span text:style-name="_35_"> </text:span><text:span text:style-name="_31_600">h</text:span><text:span text:style-name="_32_223">e</text:span><text:span text:style-name="_39_"> </text:span><text:span text:style-name="_31_201">f</text:span><text:span text:style-name="_32_569">i</text:span><text:span text:style-name="_37_00">x</text:span><text:span text:style-name="_31_791">e</text:span><text:span text:style-name="_32_473">d</text:span><text:span text:style-name="_35_"> </text:span><text:span text:style-name="_31_669">t</text:span><text:span text:style-name="_32_511">h</text:span><text:span text:style-name="_38_92">o</text:span><text:span text:style-name="_31_708">s</text:span><text:span text:style-name="_32_679">e</text:span><text:span text:style-name="_35_"> </text:span><text:span text:style-name="_31_168">p</text:span><text:span text:style-name="_32_571">a</text:span><text:span text:style-name="_34_45">r</text:span><text:span text:style-name="_31_345">t</text:span><text:span text:style-name="_32_425">i</text:span><text:span text:style-name="_38_42">c</text:span><text:span text:style-name="_31_312">u</text:span><text:span text:style-name="_32_509">l</text:span><text:span text:style-name="_38_41">a</text:span><text:span text:style-name="_31_669">r</text:span><text:span text:style-name="_31_805"> </text:span><text:span text:style-name="_38_77">w</text:span><text:span text:style-name="_31_717">i</text:span><text:span text:style-name="_32_079">n</text:span><text:span text:style-name="_32_80">d</text:span><text:span text:style-name="_31_563">o</text:span><text:span text:style-name="_32_689">w</text:span><text:span text:style-name="_36_76">s</text:span><text:span text:style-name="_39_09"> </text:span><text:span text:style-name="_32_246">s</text:span><text:span text:style-name="_36_40">o</text:span><text:span text:style-name="_39_09"> </text:span><text:span text:style-name="_32_029">t</text:span><text:span text:style-name="_36_63">h</text:span><text:span text:style-name="_31_348">e</text:span><text:span text:style-name="_32_029">y</text:span><text:span text:style-name="_35_"> </text:span><text:span text:style-name="_31_705">w</text:span><text:span text:style-name="_32_692">o</text:span><text:span text:style-name="_38_43">u</text:span><text:span text:style-name="_31_741">l</text:span><text:span text:style-name="_32_425">d</text:span><text:span text:style-name="_39_"> </text:span><text:span text:style-name="_31_168">k</text:span><text:span text:style-name="_32_427">e</text:span><text:span text:style-name="_38_92">e</text:span><text:span text:style-name="_31_683">p</text:span><text:span text:style-name="_31_805"> </text:span><text:span text:style-name="_38_56">q</text:span><text:span text:style-name="_31_383">u</text:span><text:span text:style-name="_32_029">i</text:span><text:span text:style-name="_36_37">e</text:span><text:span text:style-name="_31_345">t</text:span><text:span text:style-name="_31_805"> </text:span><text:span text:style-name="_33_49">a</text:span><text:span text:style-name="_39_05"> </text:span><text:span text:style-name="_32_029">w</text:span><text:span text:style-name="_36_27">e</text:span><text:span text:style-name="_31_684">e</text:span><text:span text:style-name="_32_257">k</text:span><text:span text:style-name="_35_"> </text:span><text:span text:style-name="_31_129">o</text:span><text:span text:style-name="_32_425">r</text:span><text:span text:style-name="_35_"> </text:span><text:span text:style-name="_31_418">s</text:span><text:span text:style-name="_32_392">o</text:span><text:span text:style-name="_37_09">,</text:span><text:span text:style-name="_39_09"> </text:span><text:span text:style-name="_32_260">a</text:span><text:span text:style-name="_36_03">n</text:span><text:span text:style-name="_31_489">d</text:span><text:span text:style-name="_31_805"> </text:span><text:span text:style-name="_37_00">a</text:span><text:span text:style-name="_31_597">l</text:span><text:span text:style-name="_32_617">w</text:span><text:span text:style-name="_36_99">a</text:span><text:span text:style-name="_31_574">y</text:span><text:span text:style-name="_32_032">s</text:span><text:span text:style-name="_35_"> </text:span><text:span text:style-name="_31_177">r</text:span><text:span text:style-name="_32_692">e</text:span><text:span text:style-name="_34_45">m</text:span><text:span text:style-name="_31_143">e</text:span><text:span text:style-name="_32_653">m</text:span><text:span text:style-name="_32_32">b</text:span><text:span text:style-name="_31_359">e</text:span><text:span text:style-name="_32_077">r</text:span><text:span text:style-name="_38_19">e</text:span><text:span text:style-name="_31_324">d</text:span><text:span text:style-name="_31_805"> </text:span><text:span text:style-name="_35_17">t</text:span><text:span text:style-name="_31_321">o</text:span><text:span text:style-name="_31_805"> </text:span><text:span text:style-name="_33_14">s</text:span><text:span text:style-name="_31_684">e</text:span><text:span text:style-name="_32_319">n</text:span><text:span text:style-name="_34_84">d</text:span><text:span text:style-name="_39_09"> </text:span><text:span text:style-name="_32_440">u</text:span><text:span text:style-name="_37_10">s</text:span><text:span text:style-name="_39_05"> </text:span><text:span text:style-name="_32_149">a</text:span><text:span text:style-name="_39_"> </text:span><text:span text:style-name="_31_201">b</text:span><text:span text:style-name="_32_509">i</text:span><text:span text:style-name="_33_01">l</text:span><text:span text:style-name="_31_177">l</text:span><text:span text:style-name="_31_805"> </text:span><text:span text:style-name="_38_43">a</text:span><text:span text:style-name="_31_672">b</text:span><text:span text:style-name="_32_139">o</text:span><text:span text:style-name="_34_84">u</text:span><text:span text:style-name="_31_753">t</text:span><text:span text:style-name="_31_809"> </text:span><text:span text:style-name="_32_65">l</text:span><text:span text:style-name="_31_609">i</text:span><text:span text:style-name="_32_042">k</text:span><text:span text:style-name="_33_52">e</text:span><text:span text:style-name="_39_05"> </text:span><text:span text:style-name="_32_101">t</text:span><text:span text:style-name="_36_64">h</text:span><text:span text:style-name="_31_393">i</text:span><text:span text:style-name="_32_066">s</text:span><text:span text:style-name="_37_69">:</text:span></text:p>
      <text:p text:style-name="P1"><text:span text:style-name="_32_605">_</text:span><text:span text:style-name="_32_29">_</text:span><text:span text:style-name="_31_489">_</text:span><text:span text:style-name="_32_221">_</text:span><text:span text:style-name="_38_53">_</text:span><text:span text:style-name="_31_609">_</text:span><text:span text:style-name="_32_209">_</text:span><text:span text:style-name="_37_69">_</text:span><text:span text:style-name="_31_489">_</text:span><text:span text:style-name="_32_257">_</text:span><text:span text:style-name="_35_17">W</text:span><text:span text:style-name="_31_669">i</text:span><text:span text:style-name="_32_689">r</text:span><text:span text:style-name="_34_93">e</text:span><text:span text:style-name="_31_429">_</text:span><text:span text:style-name="_32_653">.</text:span><text:span text:style-name="_33_01">.</text:span><text:span text:style-name="_31_213">.</text:span><text:span text:style-name="_32_401">.</text:span><text:span text:style-name="_34_09">.</text:span><text:span text:style-name="_31_789">.</text:span><text:span text:style-name="_32_149">.</text:span><text:span text:style-name="_33_01">.</text:span><text:span text:style-name="_31_309">.</text:span><text:span text:style-name="_32_137">.</text:span><text:span text:style-name="_36_73">.</text:span><text:span text:style-name="_31_249">.</text:span><text:span text:style-name="_32_029">.</text:span><text:span text:style-name="_37_69">.</text:span><text:span text:style-name="_31_777">.</text:span><text:span text:style-name="_32_041">.</text:span><text:span text:style-name="_34_57">.</text:span><text:span text:style-name="_31_237">.</text:span><text:span text:style-name="_32_149">.</text:span><text:span text:style-name="_34_09">.</text:span><text:span text:style-name="_31_681">.</text:span><text:span text:style-name="_32_569">.</text:span><text:span text:style-name="_38_41">.</text:span><text:span text:style-name="_31_681">.</text:span><text:span text:style-name="_32_221">.</text:span><text:span text:style-name="_35_29">.</text:span><text:span text:style-name="_31_573">.</text:span><text:span text:style-name="_32_389">.</text:span><text:span text:style-name="_38_89">$</text:span><text:span text:style-name="_31_789">2</text:span><text:span text:style-name="_32_209">.</text:span><text:span text:style-name="_38_53">1</text:span><text:span text:style-name="_31_213">5</text:span></text:p>
      <text:p text:style-name="P1"><text:span text:style-name="_37_81">_</text:span><text:span text:style-name="_31_573">_</text:span><text:span text:style-name="_32_401">_</text:span><text:span text:style-name="_33_37">_</text:span><text:span text:style-name="_31_393">_</text:span><text:span text:style-name="_32_317">_</text:span><text:span text:style-name="_37_69">_</text:span><text:span text:style-name="_31_573">_</text:span><text:span text:style-name="_32_113">_</text:span><text:span text:style-name="_34_57">_</text:span><text:span text:style-name="_31_597">N</text:span><text:span text:style-name="_32_653">i</text:span><text:span text:style-name="_37_12">p</text:span><text:span text:style-name="_31_359">p</text:span><text:span text:style-name="_32_401">l</text:span><text:span text:style-name="_36_25">e</text:span><text:span text:style-name="_31_249">.</text:span><text:span text:style-name="_32_245">.</text:span><text:span text:style-name="_32_41">.</text:span><text:span text:style-name="_31_381">.</text:span><text:span text:style-name="_32_257">.</text:span><text:span text:style-name="_35_29">.</text:span><text:span text:style-name="_31_381">.</text:span><text:span text:style-name="_32_569">.</text:span><text:span text:style-name="_34_21">.</text:span><text:span text:style-name="_31_537">.</text:span><text:span text:style-name="_32_245">.</text:span><text:span text:style-name="_34_45">.</text:span><text:span text:style-name="_31_309">.</text:span><text:span text:style-name="_32_677">.</text:span><text:span text:style-name="_33_37">.</text:span><text:span text:style-name="_31_573">.</text:span><text:span text:style-name="_32_689">.</text:span><text:span text:style-name="_34_81">.</text:span><text:span text:style-name="_31_417">.</text:span><text:span text:style-name="_32_041">.</text:span><text:span text:style-name="_34_45">.</text:span><text:span text:style-name="_31_249">.</text:span><text:span text:style-name="_32_317">.</text:span><text:span text:style-name="_32_41">.</text:span><text:span text:style-name="_31_741">.</text:span><text:span text:style-name="_32_641">.</text:span><text:span text:style-name="_38_05">.</text:span><text:span text:style-name="_31_789">_</text:span><text:span text:style-name="_32_257">_</text:span><text:span text:style-name="_32_65">.</text:span><text:span text:style-name="_31_249">7</text:span><text:span text:style-name="_32_569">5</text:span></text:p>
      <text:p text:style-name="P1"><text:span text:style-name="_31_381">_</text:span><text:span text:style-name="_32_617">_</text:span><text:span text:style-name="_34_09">_</text:span><text:span text:style-name="_31_357">_</text:span><text:span text:style-name="_32_437">_</text:span><text:span text:style-name="_34_09">_</text:span><text:span text:style-name="_31_141">_</text:span><text:span text:style-name="_32_581">_</text:span><text:span text:style-name="_33_49">_</text:span><text:span text:style-name="_31_561">_</text:span><text:span text:style-name="_32_077">T</text:span><text:span text:style-name="_35_89">w</text:span><text:span text:style-name="_31_539">o</text:span><text:span text:style-name="_32_221">_</text:span><text:span text:style-name="_36_28">h</text:span><text:span text:style-name="_31_708">o</text:span><text:span text:style-name="_32_259">u</text:span><text:span text:style-name="_37_69">r</text:span><text:span text:style-name="_31_202">s</text:span><text:span text:style-name="_32_245">'</text:span><text:span text:style-name="_32_29">_</text:span><text:span text:style-name="_31_717">l</text:span><text:span text:style-name="_32_572">a</text:span><text:span text:style-name="_34_48">b</text:span><text:span text:style-name="_31_755">o</text:span><text:span text:style-name="_32_569">r</text:span><text:span text:style-name="_34_09">_</text:span><text:span text:style-name="_31_597">.</text:span><text:span text:style-name="_32_605">.</text:span><text:span text:style-name="_33_49">.</text:span><text:span text:style-name="_31_681">.</text:span><text:span text:style-name="_32_689">.</text:span><text:span text:style-name="_34_45">.</text:span><text:span text:style-name="_31_417">.</text:span><text:span text:style-name="_32_677">.</text:span><text:span text:style-name="_38_05">.</text:span><text:span text:style-name="_31_717">.</text:span><text:span text:style-name="_32_437">.</text:span><text:span text:style-name="_35_17">.</text:span><text:span text:style-name="_31_573">.</text:span><text:span text:style-name="_32_065">.</text:span><text:span text:style-name="_33_13">.</text:span><text:span text:style-name="_31_705">.</text:span><text:span text:style-name="_32_041">_</text:span><text:span text:style-name="_37_69">1</text:span><text:span text:style-name="_31_381">.</text:span><text:span text:style-name="_32_389">5</text:span><text:span text:style-name="_34_81">0</text:span></text:p>
      <text:p text:style-name="P1"><text:span text:style-name="_32_569">_</text:span><text:span text:style-name="_36_37">_</text:span><text:span text:style-name="_31_429">_</text:span><text:span text:style-name="_32_677">_</text:span><text:span text:style-name="_36_73">_</text:span><text:span text:style-name="_31_237">_</text:span><text:span text:style-name="_32_389">_</text:span><text:span text:style-name="_38_89">_</text:span><text:span text:style-name="_31_561">_</text:span><text:span text:style-name="_32_101">_</text:span><text:span text:style-name="_37_81">W</text:span><text:span text:style-name="_31_180">a</text:span><text:span text:style-name="_32_282">x</text:span><text:span text:style-name="_38_41">.</text:span><text:span text:style-name="_31_561">.</text:span><text:span text:style-name="_32_281">.</text:span><text:span text:style-name="_36_37">.</text:span><text:span text:style-name="_31_609">.</text:span><text:span text:style-name="_32_605">.</text:span><text:span text:style-name="_36_61">.</text:span><text:span text:style-name="_31_417">.</text:span><text:span text:style-name="_32_113">.</text:span><text:span text:style-name="_33_13">.</text:span><text:span text:style-name="_31_489">.</text:span><text:span text:style-name="_32_617">.</text:span><text:span text:style-name="_36_97">.</text:span><text:span text:style-name="_31_573">.</text:span><text:span text:style-name="_32_065">.</text:span><text:span text:style-name="_34_81">.</text:span><text:span text:style-name="_31_681">.</text:span><text:span text:style-name="_32_317">.</text:span><text:span text:style-name="_33_13">.</text:span><text:span text:style-name="_31_129">.</text:span><text:span text:style-name="_32_677">.</text:span><text:span text:style-name="_36_73">.</text:span><text:span text:style-name="_31_561">.</text:span><text:span text:style-name="_32_077">.</text:span><text:span text:style-name="_38_53">.</text:span><text:span text:style-name="_31_309">.</text:span><text:span text:style-name="_32_293">.</text:span><text:span text:style-name="_34_57">.</text:span><text:span text:style-name="_31_501">.</text:span><text:span text:style-name="_32_509">.</text:span><text:span text:style-name="_35_29">_</text:span><text:span text:style-name="_31_741">_</text:span><text:span text:style-name="_32_497">.</text:span><text:span text:style-name="_36_01">4</text:span><text:span text:style-name="_31_777">7</text:span></text:p>
      <text:p text:style-name="P1"><text:span text:style-name="_37_69">_</text:span><text:span text:style-name="_31_525">_</text:span><text:span text:style-name="_32_461">_</text:span><text:span text:style-name="_35_29">_</text:span><text:span text:style-name="_31_609">_</text:span><text:span text:style-name="_32_329">_</text:span><text:span text:style-name="_35_29">_</text:span><text:span text:style-name="_31_777">_</text:span><text:span text:style-name="_32_461">_</text:span><text:span text:style-name="_35_29">_</text:span><text:span text:style-name="_31_561">T</text:span><text:span text:style-name="_32_691">a</text:span><text:span text:style-name="_33_04">p</text:span><text:span text:style-name="_31_381">e</text:span><text:span text:style-name="_32_029">.</text:span><text:span text:style-name="_36_37">.</text:span><text:span text:style-name="_31_249">.</text:span><text:span text:style-name="_32_641">.</text:span><text:span text:style-name="_34_81">.</text:span><text:span text:style-name="_31_345">.</text:span><text:span text:style-name="_32_113">.</text:span><text:span text:style-name="_38_41">.</text:span><text:span text:style-name="_31_501">.</text:span><text:span text:style-name="_32_497">.</text:span><text:span text:style-name="_37_09">.</text:span><text:span text:style-name="_31_489">.</text:span><text:span text:style-name="_32_137">.</text:span><text:span text:style-name="_36_97">.</text:span><text:span text:style-name="_31_429">.</text:span><text:span text:style-name="_32_257">.</text:span><text:span text:style-name="_36_97">.</text:span><text:span text:style-name="_31_789">.</text:span><text:span text:style-name="_32_221">.</text:span><text:span text:style-name="_33_01">.</text:span><text:span text:style-name="_31_213">.</text:span><text:span text:style-name="_32_641">.</text:span><text:span text:style-name="_33_37">.</text:span><text:span text:style-name="_31_213">.</text:span><text:span text:style-name="_32_077">.</text:span><text:span text:style-name="_34_21">.</text:span><text:span text:style-name="_31_129">.</text:span><text:span text:style-name="_32_209">.</text:span><text:span text:style-name="_36_61">.</text:span><text:span text:style-name="_31_165">_</text:span><text:span text:style-name="_32_221">_</text:span><text:span text:style-name="_32_77">.</text:span><text:span text:style-name="_31_717">3</text:span><text:span text:style-name="_32_617">4</text:span></text:p>
      <text:p text:style-name="P1"><text:soft-page-break/><text:span text:style-name="_31_597">_</text:span><text:span text:style-name="_32_149">_</text:span><text:span text:style-name="_34_45">_</text:span><text:span text:style-name="_31_249">_</text:span><text:span text:style-name="_32_077">_</text:span><text:span text:style-name="_37_69">_</text:span><text:span text:style-name="_31_381">_</text:span><text:span text:style-name="_32_605">_</text:span><text:span text:style-name="_33_13">_</text:span><text:span text:style-name="_31_741">_</text:span><text:span text:style-name="_32_149">S</text:span><text:span text:style-name="_35_20">c</text:span><text:span text:style-name="_31_309">r</text:span><text:span text:style-name="_32_103">e</text:span><text:span text:style-name="_32_65">w</text:span><text:span text:style-name="_31_237">s</text:span><text:span text:style-name="_32_509">.</text:span><text:span text:style-name="_32_77">.</text:span><text:span text:style-name="_31_249">.</text:span><text:span text:style-name="_32_245">.</text:span><text:span text:style-name="_35_17">.</text:span><text:span text:style-name="_31_741">.</text:span><text:span text:style-name="_32_209">.</text:span><text:span text:style-name="_33_01">.</text:span><text:span text:style-name="_31_141">.</text:span><text:span text:style-name="_32_689">.</text:span><text:span text:style-name="_38_53">.</text:span><text:span text:style-name="_31_429">.</text:span><text:span text:style-name="_32_617">.</text:span><text:span text:style-name="_32_41">.</text:span><text:span text:style-name="_31_429">.</text:span><text:span text:style-name="_32_497">.</text:span><text:span text:style-name="_34_21">.</text:span><text:span text:style-name="_31_573">.</text:span><text:span text:style-name="_32_425">.</text:span><text:span text:style-name="_34_93">.</text:span><text:span text:style-name="_31_309">.</text:span><text:span text:style-name="_32_473">.</text:span><text:span text:style-name="_33_49">.</text:span><text:span text:style-name="_31_165">.</text:span><text:span text:style-name="_32_113">.</text:span><text:span text:style-name="_32_65">.</text:span><text:span text:style-name="_31_393">.</text:span><text:span text:style-name="_32_245">_</text:span><text:span text:style-name="_33_13">_</text:span><text:span text:style-name="_31_789">.</text:span><text:span text:style-name="_32_581">1</text:span><text:span text:style-name="_34_93">5</text:span></text:p>
      <text:p text:style-name="P1"><text:span text:style-name="_32_641">_</text:span><text:span text:style-name="_35_29">_</text:span><text:span text:style-name="_31_237">_</text:span><text:span text:style-name="_32_221">_</text:span><text:span text:style-name="_34_81">_</text:span><text:span text:style-name="_31_717">_</text:span><text:span text:style-name="_32_677">_</text:span><text:span text:style-name="_35_29">_</text:span><text:span text:style-name="_31_705">_</text:span><text:span text:style-name="_32_329">_</text:span><text:span text:style-name="_38_53">R</text:span><text:span text:style-name="_31_251">e</text:span><text:span text:style-name="_32_212">c</text:span><text:span text:style-name="_33_39">h</text:span><text:span text:style-name="_31_384">a</text:span><text:span text:style-name="_32_509">r</text:span><text:span text:style-name="_32_80">g</text:span><text:span text:style-name="_31_525">i</text:span><text:span text:style-name="_32_115">n</text:span><text:span text:style-name="_38_43">g</text:span><text:span text:style-name="_31_129">_</text:span><text:span text:style-name="_32_476">b</text:span><text:span text:style-name="_37_84">a</text:span><text:span text:style-name="_31_525">t</text:span><text:span text:style-name="_32_257">t</text:span><text:span text:style-name="_34_47">e</text:span><text:span text:style-name="_31_681">r</text:span><text:span text:style-name="_32_245">y</text:span><text:span text:style-name="_33_37">_</text:span><text:span text:style-name="_31_201">.</text:span><text:span text:style-name="_32_221">.</text:span><text:span text:style-name="_35_17">.</text:span><text:span text:style-name="_31_501">.</text:span><text:span text:style-name="_32_569">.</text:span><text:span text:style-name="_35_89">.</text:span><text:span text:style-name="_31_741">.</text:span><text:span text:style-name="_32_425">.</text:span><text:span text:style-name="_33_13">.</text:span><text:span text:style-name="_31_393">.</text:span><text:span text:style-name="_32_509">.</text:span><text:span text:style-name="_35_29">.</text:span><text:span text:style-name="_31_597">.</text:span><text:span text:style-name="_32_689">.</text:span><text:span text:style-name="_38_89">_</text:span><text:span text:style-name="_31_741">_</text:span><text:span text:style-name="_32_617">.</text:span><text:span text:style-name="_32_29">9</text:span><text:span text:style-name="_31_669">8</text:span></text:p>
      <text:p text:style-name="P1"><text:span text:style-name="_34_09">_</text:span><text:span text:style-name="_31_501">_</text:span><text:span text:style-name="_32_653">_</text:span><text:span text:style-name="_32_41">_</text:span><text:span text:style-name="_31_309">_</text:span><text:span text:style-name="_32_065">_</text:span><text:span text:style-name="_37_81">_</text:span><text:span text:style-name="_31_429">_</text:span><text:span text:style-name="_32_149">_</text:span><text:span text:style-name="_32_77">_</text:span><text:span text:style-name="_31_705">T</text:span><text:span text:style-name="_32_608">h</text:span><text:span text:style-name="_38_41">r</text:span><text:span text:style-name="_31_203">e</text:span><text:span text:style-name="_32_511">e</text:span><text:span text:style-name="_32_41">_</text:span><text:span text:style-name="_31_492">h</text:span><text:span text:style-name="_32_427">o</text:span><text:span text:style-name="_35_92">u</text:span><text:span text:style-name="_31_561">r</text:span><text:span text:style-name="_32_608">s</text:span><text:span text:style-name="_34_81">'</text:span><text:span text:style-name="_31_417">_</text:span><text:span text:style-name="_32_461">l</text:span><text:span text:style-name="_38_55">a</text:span><text:span text:style-name="_31_527">b</text:span><text:span text:style-name="_32_224">o</text:span><text:span text:style-name="_36_97">r</text:span><text:span text:style-name="_31_177">_</text:span><text:span text:style-name="_32_077">.</text:span><text:span text:style-name="_33_37">.</text:span><text:span text:style-name="_31_177">.</text:span><text:span text:style-name="_32_041">.</text:span><text:span text:style-name="_38_53">.</text:span><text:span text:style-name="_31_393">.</text:span><text:span text:style-name="_32_605">.</text:span><text:span text:style-name="_36_97">.</text:span><text:span text:style-name="_31_597">.</text:span><text:span text:style-name="_32_461">.</text:span><text:span text:style-name="_38_41">.</text:span><text:span text:style-name="_31_681">.</text:span><text:span text:style-name="_32_041">.</text:span><text:span text:style-name="_34_45">.</text:span><text:span text:style-name="_31_237">_</text:span><text:span text:style-name="_32_101">2</text:span><text:span text:style-name="_35_89">.</text:span><text:span text:style-name="_31_561">2</text:span><text:span text:style-name="_32_101">5</text:span></text:p>
      <text:p text:style-name="P1"><text:span text:style-name="_31_681">_</text:span><text:span text:style-name="_32_281">_</text:span><text:span text:style-name="_34_21">_</text:span><text:span text:style-name="_31_201">_</text:span><text:span text:style-name="_32_509">_</text:span><text:span text:style-name="_38_77">_</text:span><text:span text:style-name="_31_717">_</text:span><text:span text:style-name="_32_245">_</text:span><text:span text:style-name="_37_09">_</text:span><text:span text:style-name="_31_753">_</text:span><text:span text:style-name="_32_293">S</text:span><text:span text:style-name="_35_17">t</text:span><text:span text:style-name="_31_717">r</text:span><text:span text:style-name="_32_257">i</text:span><text:span text:style-name="_38_07">n</text:span><text:span text:style-name="_31_540">g</text:span><text:span text:style-name="_32_221">.</text:span><text:span text:style-name="_37_81">.</text:span><text:span text:style-name="_31_753">.</text:span><text:span text:style-name="_32_689">.</text:span><text:span text:style-name="_36_37">.</text:span><text:span text:style-name="_31_573">.</text:span><text:span text:style-name="_32_029">.</text:span><text:span text:style-name="_36_25">.</text:span><text:span text:style-name="_31_609">.</text:span><text:span text:style-name="_32_113">.</text:span><text:span text:style-name="_34_93">.</text:span><text:span text:style-name="_31_129">.</text:span><text:span text:style-name="_32_245">.</text:span><text:span text:style-name="_37_81">.</text:span><text:span text:style-name="_31_753">.</text:span><text:span text:style-name="_32_041">.</text:span><text:span text:style-name="_36_73">.</text:span><text:span text:style-name="_31_429">.</text:span><text:span text:style-name="_32_473">.</text:span><text:span text:style-name="_32_65">.</text:span><text:span text:style-name="_31_609">.</text:span><text:span text:style-name="_32_425">.</text:span><text:span text:style-name="_37_81">.</text:span><text:span text:style-name="_31_417">.</text:span><text:span text:style-name="_32_473">.</text:span><text:span text:style-name="_36_73">.</text:span><text:span text:style-name="_31_525">.</text:span><text:span text:style-name="_32_641">_</text:span><text:span text:style-name="_35_17">_</text:span><text:span text:style-name="_31_357">.</text:span><text:span text:style-name="_32_041">0</text:span><text:span text:style-name="_36_73">2</text:span></text:p>
      <text:p text:style-name="P1"><text:span text:style-name="_32_425">_</text:span><text:span text:style-name="_35_89">_</text:span><text:span text:style-name="_31_165">_</text:span><text:span text:style-name="_32_317">_</text:span><text:span text:style-name="_34_45">_</text:span><text:span text:style-name="_31_777">_</text:span><text:span text:style-name="_32_653">_</text:span><text:span text:style-name="_35_29">_</text:span><text:span text:style-name="_31_597">_</text:span><text:span text:style-name="_32_293">_</text:span><text:span text:style-name="_33_37">L</text:span><text:span text:style-name="_31_239">a</text:span><text:span text:style-name="_32_461">r</text:span><text:span text:style-name="_36_04">d</text:span><text:span text:style-name="_31_681">_</text:span><text:span text:style-name="_32_101">.</text:span><text:span text:style-name="_34_81">.</text:span><text:span text:style-name="_31_417">.</text:span><text:span text:style-name="_32_689">.</text:span><text:span text:style-name="_34_45">.</text:span><text:span text:style-name="_31_705">.</text:span><text:span text:style-name="_32_425">.</text:span><text:span text:style-name="_34_93">.</text:span><text:span text:style-name="_31_321">.</text:span><text:span text:style-name="_32_257">.</text:span><text:span text:style-name="_33_49">.</text:span><text:span text:style-name="_31_753">.</text:span><text:span text:style-name="_32_677">.</text:span><text:span text:style-name="_38_77">.</text:span><text:span text:style-name="_31_345">.</text:span><text:span text:style-name="_32_689">.</text:span><text:span text:style-name="_32_41">.</text:span><text:span text:style-name="_31_753">.</text:span><text:span text:style-name="_32_569">.</text:span><text:span text:style-name="_33_49">.</text:span><text:span text:style-name="_31_753">.</text:span><text:span text:style-name="_32_605">.</text:span><text:span text:style-name="_36_25">.</text:span><text:span text:style-name="_31_537">.</text:span><text:span text:style-name="_32_137">.</text:span><text:span text:style-name="_33_13">.</text:span><text:span text:style-name="_31_573">.</text:span><text:span text:style-name="_32_041">.</text:span><text:span text:style-name="_34_93">_</text:span><text:span text:style-name="_31_237">_</text:span><text:span text:style-name="_32_509">.</text:span><text:span text:style-name="_32_77">6</text:span><text:span text:style-name="_31_345">6</text:span></text:p>
      <text:p text:style-name="P1"><text:span text:style-name="_35_29">_</text:span><text:span text:style-name="_31_249">_</text:span><text:span text:style-name="_32_041">_</text:span><text:span text:style-name="_36_25">_</text:span><text:span text:style-name="_31_717">_</text:span><text:span text:style-name="_32_473">_</text:span><text:span text:style-name="_36_97">_</text:span><text:span text:style-name="_31_213">_</text:span><text:span text:style-name="_32_113">_</text:span><text:span text:style-name="_38_89">_</text:span><text:span text:style-name="_31_345">P</text:span><text:span text:style-name="_32_104">o</text:span><text:span text:style-name="_36_63">n</text:span><text:span text:style-name="_31_611">d</text:span><text:span text:style-name="_32_617">'</text:span><text:span text:style-name="_36_04">s</text:span><text:span text:style-name="_31_669">_</text:span><text:span text:style-name="_32_041">E</text:span><text:span text:style-name="_33_04">x</text:span><text:span text:style-name="_31_165">t</text:span><text:span text:style-name="_32_509">r</text:span><text:span text:style-name="_36_63">a</text:span><text:span text:style-name="_31_345">c</text:span><text:span text:style-name="_32_281">t</text:span><text:span text:style-name="_34_93">_</text:span><text:span text:style-name="_31_141">.</text:span><text:span text:style-name="_32_293">.</text:span><text:span text:style-name="_34_09">.</text:span><text:span text:style-name="_31_777">.</text:span><text:span text:style-name="_32_569">.</text:span><text:span text:style-name="_38_17">.</text:span><text:span text:style-name="_31_717">.</text:span><text:span text:style-name="_32_077">.</text:span><text:span text:style-name="_34_21">.</text:span><text:span text:style-name="_31_309">.</text:span><text:span text:style-name="_32_581">.</text:span><text:span text:style-name="_38_05">.</text:span><text:span text:style-name="_31_321">.</text:span><text:span text:style-name="_32_065">.</text:span><text:span text:style-name="_32_77">.</text:span><text:span text:style-name="_31_213">.</text:span><text:span text:style-name="_32_473">.</text:span><text:span text:style-name="_38_53">.</text:span><text:span text:style-name="_31_201">_</text:span><text:span text:style-name="_32_689">1</text:span><text:span text:style-name="_36_01">.</text:span><text:span text:style-name="_31_489">2</text:span><text:span text:style-name="_32_137">5</text:span></text:p>
      <text:p text:style-name="P1"><text:span text:style-name="_31_489">_</text:span><text:span text:style-name="_32_245">_</text:span><text:span text:style-name="_32_41">_</text:span><text:span text:style-name="_31_345">_</text:span><text:span text:style-name="_32_329">_</text:span><text:span text:style-name="_36_97">_</text:span><text:span text:style-name="_31_525">_</text:span><text:span text:style-name="_32_137">_</text:span><text:span text:style-name="_32_77">_</text:span><text:span text:style-name="_31_681">_</text:span><text:span text:style-name="_32_077">S</text:span><text:span text:style-name="_38_79">p</text:span><text:span text:style-name="_31_717">r</text:span><text:span text:style-name="_32_581">i</text:span><text:span text:style-name="_38_56">n</text:span><text:span text:style-name="_31_684">g</text:span><text:span text:style-name="_32_078">s</text:span><text:span text:style-name="_38_77">_</text:span><text:span text:style-name="_31_345">a</text:span><text:span text:style-name="_32_401">t</text:span><text:span text:style-name="_36_37">_</text:span><text:span text:style-name="_31_129">5</text:span><text:span text:style-name="_32_281">0</text:span><text:span text:style-name="_36_01">.</text:span><text:span text:style-name="_31_201">.</text:span><text:span text:style-name="_32_473">.</text:span><text:span text:style-name="_34_45">.</text:span><text:span text:style-name="_31_213">.</text:span><text:span text:style-name="_32_209">.</text:span><text:span text:style-name="_33_49">.</text:span><text:span text:style-name="_31_681">.</text:span><text:span text:style-name="_32_689">.</text:span><text:span text:style-name="_34_45">.</text:span><text:span text:style-name="_31_669">.</text:span><text:span text:style-name="_32_041">.</text:span><text:span text:style-name="_37_81">.</text:span><text:span text:style-name="_31_489">.</text:span><text:span text:style-name="_32_257">.</text:span><text:span text:style-name="_36_73">.</text:span><text:span text:style-name="_31_357">.</text:span><text:span text:style-name="_32_689">.</text:span><text:span text:style-name="_38_05">.</text:span><text:span text:style-name="_31_345">.</text:span><text:span text:style-name="_32_461">_</text:span><text:span text:style-name="_38_41">2</text:span><text:span text:style-name="_31_177">.</text:span><text:span text:style-name="_32_329">0</text:span><text:span text:style-name="_32_77">0</text:span></text:p>
      <text:p text:style-name="P1"><text:span text:style-name="_32_329">_</text:span><text:span text:style-name="_36_73">_</text:span><text:span text:style-name="_31_417">_</text:span><text:span text:style-name="_32_245">_</text:span><text:span text:style-name="_34_09">_</text:span><text:span text:style-name="_31_597">_</text:span><text:span text:style-name="_32_149">_</text:span><text:span text:style-name="_35_29">_</text:span><text:span text:style-name="_31_669">_</text:span><text:span text:style-name="_32_281">_</text:span><text:span text:style-name="_34_93">R</text:span><text:span text:style-name="_31_312">a</text:span><text:span text:style-name="_32_317">i</text:span><text:span text:style-name="_36_73">l</text:span><text:span text:style-name="_31_753">r</text:span><text:span text:style-name="_32_043">o</text:span><text:span text:style-name="_36_40">a</text:span><text:span text:style-name="_31_755">d</text:span><text:span text:style-name="_32_041">_</text:span><text:span text:style-name="_33_37">f</text:span><text:span text:style-name="_31_360">a</text:span><text:span text:style-name="_32_509">r</text:span><text:span text:style-name="_37_11">e</text:span><text:span text:style-name="_31_429">s</text:span><text:span text:style-name="_32_137">.</text:span><text:span text:style-name="_36_73">.</text:span><text:span text:style-name="_31_417">.</text:span><text:span text:style-name="_32_149">.</text:span><text:span text:style-name="_38_77">.</text:span><text:span text:style-name="_31_345">.</text:span><text:span text:style-name="_32_509">.</text:span><text:span text:style-name="_34_21">.</text:span><text:span text:style-name="_31_789">.</text:span><text:span text:style-name="_32_389">.</text:span><text:span text:style-name="_37_81">.</text:span><text:span text:style-name="_31_741">.</text:span><text:span text:style-name="_32_149">.</text:span><text:span text:style-name="_38_89">.</text:span><text:span text:style-name="_31_705">.</text:span><text:span text:style-name="_32_497">.</text:span><text:span text:style-name="_36_73">.</text:span><text:span text:style-name="_31_309">.</text:span><text:span text:style-name="_32_653">.</text:span><text:span text:style-name="_38_77">_</text:span><text:span text:style-name="_31_381">7</text:span><text:span text:style-name="_32_317">.</text:span><text:span text:style-name="_37_09">2</text:span><text:span text:style-name="_31_141">5</text:span></text:p>
      <text:p text:style-name="P1"><text:span text:style-name="_34_09">"</text:span><text:span text:style-name="_31_213">A</text:span><text:span text:style-name="_32_257">t</text:span><text:span text:style-name="_39_"> </text:span><text:span text:style-name="_31_429">l</text:span><text:span text:style-name="_32_247">e</text:span><text:span text:style-name="_35_92">n</text:span><text:span text:style-name="_31_563">g</text:span><text:span text:style-name="_32_209">t</text:span><text:span text:style-name="_38_80">h</text:span><text:span text:style-name="_39_09"> </text:span><text:span text:style-name="_32_689">a</text:span><text:span text:style-name="_39_"> </text:span><text:span text:style-name="_31_683">p</text:span><text:span text:style-name="_32_320">e</text:span><text:span text:style-name="_38_17">r</text:span><text:span text:style-name="_31_321">f</text:span><text:span text:style-name="_32_080">e</text:span><text:span text:style-name="_34_10">c</text:span><text:span text:style-name="_31_609">t</text:span><text:span text:style-name="_32_581">l</text:span><text:span text:style-name="_37_81">y</text:span><text:span text:style-name="_39_09"> </text:span><text:span text:style-name="_32_655">n</text:span><text:span text:style-name="_37_72">a</text:span><text:span text:style-name="_31_717">t</text:span><text:span text:style-name="_32_332">u</text:span><text:span text:style-name="_36_37">r</text:span><text:span text:style-name="_31_419">a</text:span><text:span text:style-name="_32_221">l</text:span><text:span text:style-name="_35_"> </text:span><text:span text:style-name="_31_573">t</text:span><text:span text:style-name="_32_608">h</text:span><text:span text:style-name="_37_69">i</text:span><text:span text:style-name="_31_743">n</text:span><text:span text:style-name="_32_509">g</text:span><text:span text:style-name="_39_"> </text:span><text:span text:style-name="_31_502">c</text:span><text:span text:style-name="_32_152">a</text:span><text:span text:style-name="_34_09">m</text:span><text:span text:style-name="_31_681">e</text:span><text:span text:style-name="_31_809"> </text:span><text:span text:style-name="_36_03">a</text:span><text:span text:style-name="_31_492">b</text:span><text:span text:style-name="_32_247">o</text:span><text:span text:style-name="_35_32">u</text:span><text:span text:style-name="_31_609">t</text:span>--<text:span text:style-name="_31_672">a</text:span><text:span text:style-name="_32_497">f</text:span><text:span text:style-name="_34_93">t</text:span><text:span text:style-name="_31_383">e</text:span><text:span text:style-name="_32_281">r</text:span><text:span text:style-name="_39_"> </text:span><text:span text:style-name="_31_357">w</text:span><text:span text:style-name="_32_401">e</text:span><text:span text:style-name="_35_"> </text:span><text:span text:style-name="_31_756">h</text:span><text:span text:style-name="_32_139">a</text:span><text:span text:style-name="_37_81">d</text:span><text:span text:style-name="_39_09"> </text:span><text:span text:style-name="_32_032">a</text:span><text:span text:style-name="_33_39">n</text:span><text:span text:style-name="_31_430">s</text:span><text:span text:style-name="_32_677">w</text:span><text:span text:style-name="_34_24">e</text:span><text:span text:style-name="_31_429">r</text:span><text:span text:style-name="_32_403">e</text:span><text:span text:style-name="_35_32">d</text:span><text:span text:style-name="_39_05"> </text:span><text:span text:style-name="_32_329">t</text:span><text:span text:style-name="_32_68">h</text:span><text:span text:style-name="_31_381">r</text:span><text:span text:style-name="_32_463">e</text:span><text:span text:style-name="_34_93">e</text:span><text:span text:style-name="_39_09"> </text:span><text:span text:style-name="_32_401">o</text:span><text:span text:style-name="_36_73">r</text:span><text:span text:style-name="_39_09"> </text:span><text:span text:style-name="_32_461">f</text:span><text:span text:style-name="_32_68">o</text:span><text:span text:style-name="_31_503">u</text:span><text:span text:style-name="_32_569">r</text:span><text:span text:style-name="_39_"> </text:span><text:span text:style-name="_31_491">h</text:span><text:span text:style-name="_32_692">u</text:span><text:span text:style-name="_34_12">n</text:span><text:span text:style-name="_31_563">d</text:span><text:span text:style-name="_32_329">r</text:span><text:span text:style-name="_36_28">e</text:span><text:span text:style-name="_31_419">d</text:span><text:span text:style-name="_31_809"> </text:span><text:span text:style-name="_38_41">f</text:span><text:span text:style-name="_31_252">a</text:span><text:span text:style-name="_32_437">l</text:span><text:span text:style-name="_38_06">s</text:span><text:span text:style-name="_31_561">e</text:span><text:span text:style-name="_31_809"> </text:span><text:span text:style-name="_35_32">a</text:span><text:span text:style-name="_31_597">l</text:span><text:span text:style-name="_32_295">a</text:span><text:span text:style-name="_34_45">r</text:span><text:span text:style-name="_31_597">m</text:span><text:span text:style-name="_32_618">s</text:span>--<text:span text:style-name="_32_293">t</text:span><text:span text:style-name="_38_56">o</text:span><text:span text:style-name="_39_09"> </text:span><text:span text:style-name="_32_437">w</text:span><text:span text:style-name="_38_41">i</text:span><text:span text:style-name="_31_177">t</text:span><text:span text:style-name="_32_281">,</text:span><text:span text:style-name="_39_"> </text:span><text:span text:style-name="_31_429">w</text:span><text:span text:style-name="_32_149">e</text:span><text:span text:style-name="_35_"> </text:span><text:span text:style-name="_31_250">s</text:span><text:span text:style-name="_32_065">t</text:span><text:span text:style-name="_34_96">o</text:span><text:span text:style-name="_31_575">p</text:span><text:span text:style-name="_32_680">p</text:span><text:span text:style-name="_32_80">e</text:span><text:span text:style-name="_31_431">d</text:span><text:span text:style-name="_31_805"> </text:span><text:span text:style-name="_37_84">a</text:span><text:span text:style-name="_31_431">n</text:span><text:span text:style-name="_32_248">s</text:span><text:span text:style-name="_32_41">w</text:span><text:span text:style-name="_31_743">e</text:span><text:span text:style-name="_32_137">r</text:span><text:span text:style-name="_34_81">i</text:span><text:span text:style-name="_31_216">n</text:span><text:span text:style-name="_32_403">g</text:span><text:span text:style-name="_39_"> </text:span><text:span text:style-name="_31_753">t</text:span><text:span text:style-name="_32_571">h</text:span><text:span text:style-name="_33_16">e</text:span><text:span text:style-name="_31_573">m</text:span><text:span text:style-name="_32_617">.</text:span><text:span text:style-name="_35_"> </text:span><text:span text:style-name="_31_597">Y</text:span><text:span text:style-name="_32_571">e</text:span><text:span text:style-name="_35_32">s</text:span><text:span text:style-name="_31_201">,</text:span><text:span text:style-name="_31_805"> </text:span><text:span text:style-name="_33_13">I</text:span><text:span text:style-name="_39_09"> </text:span><text:span text:style-name="_32_642">s</text:span><text:span text:style-name="_38_05">i</text:span><text:span text:style-name="_31_129">m</text:span><text:span text:style-name="_32_680">p</text:span><text:span text:style-name="_34_09">l</text:span><text:span text:style-name="_31_573">y</text:span><text:span text:style-name="_31_809"> </text:span><text:span text:style-name="_32_41">r</text:span><text:span text:style-name="_31_744">o</text:span><text:span text:style-name="_32_030">s</text:span><text:span text:style-name="_38_05">e</text:span><text:span text:style-name="_39_09"> </text:span><text:span text:style-name="_32_103">u</text:span><text:span text:style-name="_34_60">p</text:span><text:span text:style-name="_39_05"> </text:span><text:span text:style-name="_32_404">c</text:span><text:span text:style-name="_36_99">a</text:span><text:span text:style-name="_31_429">l</text:span><text:span text:style-name="_32_605">m</text:span><text:span text:style-name="_38_89">l</text:span><text:span text:style-name="_31_357">y</text:span><text:span text:style-name="_32_425">,</text:span><text:span text:style-name="_35_"> </text:span><text:span text:style-name="_31_597">w</text:span><text:span text:style-name="_32_583">h</text:span><text:span text:style-name="_34_12">e</text:span><text:span text:style-name="_31_141">n</text:span><text:span text:style-name="_31_809"> </text:span><text:span text:style-name="_37_70">s</text:span><text:span text:style-name="_31_249">l</text:span><text:span text:style-name="_32_620">a</text:span><text:span text:style-name="_38_77">m</text:span><text:span text:style-name="_31_417">m</text:span><text:span text:style-name="_32_151">e</text:span><text:span text:style-name="_36_28">d</text:span><text:span text:style-name="_39_09"> </text:span><text:span text:style-name="_32_212">a</text:span><text:span text:style-name="_36_26">c</text:span><text:span text:style-name="_31_213">r</text:span><text:span text:style-name="_32_211">o</text:span><text:span text:style-name="_32_80">s</text:span><text:span text:style-name="_31_525">s</text:span><text:span text:style-name="_31_805"> </text:span><text:span text:style-name="_33_01">t</text:span><text:span text:style-name="_31_180">h</text:span><text:span text:style-name="_32_043">e</text:span><text:span text:style-name="_39_"> </text:span><text:span text:style-name="_31_755">h</text:span><text:span text:style-name="_32_692">o</text:span><text:span text:style-name="_33_51">u</text:span><text:span text:style-name="_31_684">s</text:span><text:span text:style-name="_32_149">e</text:span><text:span text:style-name="_35_"> </text:span><text:span text:style-name="_31_539">b</text:span><text:span text:style-name="_32_500">y</text:span><text:span text:style-name="_35_"> </text:span><text:span text:style-name="_31_165">t</text:span><text:span text:style-name="_32_319">h</text:span><text:span text:style-name="_33_16">e</text:span><text:span text:style-name="_39_05"> </text:span><text:span text:style-name="_32_439">a</text:span><text:span text:style-name="_38_41">l</text:span><text:span text:style-name="_31_672">a</text:span><text:span text:style-name="_32_581">r</text:span><text:span text:style-name="_38_77">m</text:span><text:span text:style-name="_31_525">,</text:span><text:span text:style-name="_31_809"> </text:span><text:span text:style-name="_33_38">c</text:span><text:span text:style-name="_31_576">a</text:span><text:span text:style-name="_32_641">l</text:span><text:span text:style-name="_37_69">m</text:span><text:span text:style-name="_31_537">l</text:span><text:span text:style-name="_32_605">y</text:span><text:span text:style-name="_39_"> </text:span><text:span text:style-name="_31_165">i</text:span><text:span text:style-name="_32_691">n</text:span><text:span text:style-name="_35_92">s</text:span><text:span text:style-name="_31_252">p</text:span><text:span text:style-name="_32_319">e</text:span><text:span text:style-name="_33_52">c</text:span><text:span text:style-name="_31_249">t</text:span><text:span text:style-name="_32_211">e</text:span><text:span text:style-name="_36_01">d</text:span><text:span text:style-name="_39_05"> </text:span><text:span text:style-name="_32_077">t</text:span><text:span text:style-name="_34_23">h</text:span><text:span text:style-name="_31_564">e</text:span><text:span text:style-name="_31_809"> </text:span><text:span text:style-name="_36_64">a</text:span><text:span text:style-name="_31_203">n</text:span><text:span text:style-name="_32_656">n</text:span><text:span text:style-name="_33_03">u</text:span><text:span text:style-name="_31_563">n</text:span><text:span text:style-name="_32_068">c</text:span><text:span text:style-name="_38_41">i</text:span><text:span text:style-name="_31_791">a</text:span><text:span text:style-name="_32_029">t</text:span><text:span text:style-name="_33_16">o</text:span><text:span text:style-name="_31_141">r</text:span><text:span text:style-name="_32_401">,</text:span><text:span text:style-name="_35_"> </text:span><text:span text:style-name="_31_597">t</text:span><text:span text:style-name="_32_068">o</text:span><text:span text:style-name="_33_03">o</text:span><text:span text:style-name="_31_597">k</text:span><text:span text:style-name="_31_805"> </text:span><text:span text:style-name="_37_71">n</text:span><text:span text:style-name="_31_780">o</text:span><text:span text:style-name="_32_425">t</text:span><text:span text:style-name="_35_29">e</text:span><text:span text:style-name="_39_05"> </text:span><text:span text:style-name="_32_461">o</text:span><text:span text:style-name="_35_17">f</text:span><text:span text:style-name="_39_09"> </text:span><text:span text:style-name="_32_605">t</text:span><text:span text:style-name="_36_27">h</text:span><text:span text:style-name="_31_600">e</text:span><text:span text:style-name="_31_809"> </text:span><text:span text:style-name="_34_57">r</text:span><text:span text:style-name="_31_395">o</text:span><text:span text:style-name="_32_512">o</text:span><text:span text:style-name="_34_21">m</text:span><text:span text:style-name="_39_05"> </text:span><text:span text:style-name="_32_641">i</text:span><text:span text:style-name="_38_44">n</text:span><text:span text:style-name="_31_311">d</text:span><text:span text:style-name="_32_209">i</text:span><text:span text:style-name="_32_66">c</text:span><text:span text:style-name="_31_180">a</text:span><text:span text:style-name="_32_653">t</text:span><text:span text:style-name="_38_92">e</text:span><text:span text:style-name="_31_575">d</text:span><text:span text:style-name="_32_209">;</text:span><text:span text:style-name="_35_"> </text:span><text:span text:style-name="_31_383">a</text:span><text:span text:style-name="_32_140">n</text:span><text:span text:style-name="_38_05">d</text:span><text:span text:style-name="_39_09"> </text:span><text:span text:style-name="_32_617">t</text:span><text:span text:style-name="_38_44">h</text:span><text:span text:style-name="_31_491">e</text:span><text:span text:style-name="_32_641">n</text:span><text:span text:style-name="_35_"> </text:span><text:span text:style-name="_31_744">c</text:span><text:span text:style-name="_32_331">a</text:span><text:span text:style-name="_34_81">l</text:span><text:span text:style-name="_31_201">m</text:span><text:span text:style-name="_32_077">l</text:span><text:span text:style-name="_36_01">y</text:span><text:span text:style-name="_39_09"> </text:span><text:span text:style-name="_32_068">d</text:span><text:span text:style-name="_34_93">i</text:span><text:span text:style-name="_31_754">s</text:span><text:span text:style-name="_32_068">c</text:span><text:span text:style-name="_38_91">o</text:span><text:span text:style-name="_31_707">n</text:span><text:span text:style-name="_32_284">n</text:span><text:span text:style-name="_33_16">e</text:span><text:span text:style-name="_31_526">c</text:span><text:span text:style-name="_32_293">t</text:span><text:span text:style-name="_37_00">e</text:span><text:span text:style-name="_31_719">d</text:span><text:span text:style-name="_31_809"> </text:span><text:span text:style-name="_38_53">t</text:span><text:span text:style-name="_31_611">h</text:span><text:span text:style-name="_32_428">a</text:span><text:span text:style-name="_32_65">t</text:span><text:span text:style-name="_39_05"> </text:span><text:span text:style-name="_32_245">r</text:span><text:span text:style-name="_33_03">o</text:span><text:span text:style-name="_31_504">o</text:span><text:span text:style-name="_32_497">m</text:span><text:span text:style-name="_39_"> </text:span><text:span text:style-name="_31_141">f</text:span><text:span text:style-name="_32_149">r</text:span><text:span text:style-name="_38_89">o</text:span><text:span text:style-name="_31_489">m</text:span><text:span text:style-name="_31_805"> </text:span><text:span text:style-name="_38_17">t</text:span><text:span text:style-name="_31_611">h</text:span><text:span text:style-name="_32_584">e</text:span><text:span text:style-name="_35_"> </text:span><text:span text:style-name="_31_216">a</text:span><text:span text:style-name="_32_329">l</text:span><text:span text:style-name="_32_31">a</text:span><text:span text:style-name="_31_681">r</text:span><text:span text:style-name="_32_257">m</text:span><text:span text:style-name="_34_81">,</text:span><text:span text:style-name="_39_09"> </text:span><text:span text:style-name="_32_067">a</text:span><text:span text:style-name="_36_76">n</text:span><text:span text:style-name="_31_561">d</text:span><text:span text:style-name="_31_805"> </text:span><text:span text:style-name="_32_29">w</text:span><text:span text:style-name="_31_791">e</text:span><text:span text:style-name="_32_692">n</text:span><text:span text:style-name="_38_89">t</text:span><text:span text:style-name="_39_05"> </text:span><text:span text:style-name="_32_439">b</text:span><text:span text:style-name="_38_20">a</text:span><text:span text:style-name="_31_612">c</text:span><text:span text:style-name="_32_510">k</text:span><text:span text:style-name="_39_"> </text:span><text:span text:style-name="_31_345">t</text:span><text:span text:style-name="_32_389">o</text:span><text:span text:style-name="_35_"> </text:span><text:span text:style-name="_31_683">b</text:span><text:span text:style-name="_32_332">e</text:span><text:span text:style-name="_38_05">d</text:span><text:span text:style-name="_39_09"> </text:span><text:span text:style-name="_32_260">a</text:span><text:span text:style-name="_38_18">s</text:span><text:span text:style-name="_39_09"> </text:span><text:span text:style-name="_32_113">i</text:span><text:span text:style-name="_38_53">f</text:span><text:span text:style-name="_39_09"> </text:span><text:span text:style-name="_32_320">n</text:span><text:span text:style-name="_34_83">o</text:span><text:span text:style-name="_31_141">t</text:span><text:span text:style-name="_32_583">h</text:span><text:span text:style-name="_38_53">i</text:span><text:span text:style-name="_31_324">n</text:span><text:span text:style-name="_32_617">g</text:span><text:span text:style-name="_39_"> </text:span><text:span text:style-name="_31_131">h</text:span><text:span text:style-name="_32_032">a</text:span><text:span text:style-name="_38_77">d</text:span><text:span text:style-name="_39_09"> </text:span><text:span text:style-name="_32_296">h</text:span><text:span text:style-name="_36_03">a</text:span><text:span text:style-name="_31_311">p</text:span><text:span text:style-name="_32_248">p</text:span><text:span text:style-name="_38_91">e</text:span><text:span text:style-name="_31_168">n</text:span><text:span text:style-name="_32_607">e</text:span><text:span text:style-name="_33_40">d</text:span><text:span text:style-name="_31_141">.</text:span><text:span text:style-name="_31_805"> </text:span><text:span text:style-name="_37_69">M</text:span><text:span text:style-name="_31_611">o</text:span><text:span text:style-name="_32_509">r</text:span><text:span text:style-name="_38_20">e</text:span><text:span text:style-name="_31_755">o</text:span><text:span text:style-name="_32_032">v</text:span><text:span text:style-name="_36_73">e</text:span><text:span text:style-name="_31_597">r</text:span><text:span text:style-name="_32_329">,</text:span><text:span text:style-name="_39_"> </text:span><text:span text:style-name="_31_429">I</text:span><text:span text:style-name="_31_809"> </text:span><text:span text:style-name="_38_77">l</text:span><text:span text:style-name="_31_561">e</text:span><text:span text:style-name="_32_317">f</text:span><text:span text:style-name="_38_05">t</text:span><text:span text:style-name="_39_09"> </text:span><text:span text:style-name="_32_689">t</text:span><text:span text:style-name="_38_08">h</text:span><text:span text:style-name="_31_239">a</text:span><text:span text:style-name="_32_329">t</text:span><text:span text:style-name="_35_"> </text:span><text:span text:style-name="_31_393">r</text:span><text:span text:style-name="_32_644">o</text:span><text:span text:style-name="_35_91">o</text:span><text:span text:style-name="_31_705">m</text:span><text:span text:style-name="_31_805"> </text:span><text:span text:style-name="_34_57">o</text:span><text:span text:style-name="_31_237">f</text:span><text:span text:style-name="_32_425">f</text:span><text:span text:style-name="_39_"> </text:span><text:span text:style-name="_31_504">p</text:span><text:span text:style-name="_32_247">e</text:span><text:span text:style-name="_37_69">r</text:span><text:span text:style-name="_31_789">m</text:span><text:span text:style-name="_32_080">a</text:span><text:span text:style-name="_35_91">n</text:span><text:span text:style-name="_31_576">e</text:span><text:span text:style-name="_32_475">n</text:span><text:span text:style-name="_32_65">t</text:span><text:span text:style-name="_31_501">l</text:span><text:span text:style-name="_32_581">y</text:span><text:span text:style-name="_32_77">,</text:span><text:span text:style-name="_39_05"> </text:span><text:span text:style-name="_32_319">a</text:span><text:span text:style-name="_34_60">n</text:span><text:span text:style-name="_31_789">d</text:span><text:span text:style-name="_31_809"> </text:span><text:span text:style-name="_37_71">d</text:span><text:span text:style-name="_31_141">i</text:span><text:span text:style-name="_32_464">d</text:span><text:span text:style-name="_35_"> </text:span><text:span text:style-name="_31_252">n</text:span><text:span text:style-name="_32_427">o</text:span><text:span text:style-name="_32_65">n</text:span><text:span text:style-name="_39_05"> </text:span><text:span text:style-name="_32_474">s</text:span><text:span text:style-name="_33_52">e</text:span><text:span text:style-name="_31_383">n</text:span><text:span text:style-name="_32_512">d</text:span><text:span text:style-name="_39_"> </text:span><text:span text:style-name="_31_717">f</text:span><text:span text:style-name="_32_401">o</text:span><text:span text:style-name="_36_37">r</text:span><text:span text:style-name="_39_05"> </text:span><text:span text:style-name="_32_149">t</text:span><text:span text:style-name="_33_04">h</text:span><text:span text:style-name="_31_347">e</text:span><text:span text:style-name="_31_809"> </text:span><text:span text:style-name="_34_12">e</text:span><text:span text:style-name="_31_502">x</text:span><text:span text:style-name="_32_115">p</text:span><text:span text:style-name="_38_56">e</text:span><text:span text:style-name="_31_429">r</text:span><text:span text:style-name="_32_245">t</text:span><text:span text:style-name="_33_01">.</text:span><text:span text:style-name="_39_05"> </text:span><text:span text:style-name="_32_689">W</text:span><text:span text:style-name="_36_97">e</text:span><text:span text:style-name="_31_177">l</text:span><text:span text:style-name="_32_281">l</text:span><text:span text:style-name="_38_41">,</text:span><text:span text:style-name="_39_09"> </text:span><text:span text:style-name="_32_641">i</text:span><text:span text:style-name="_34_93">t</text:span><text:span text:style-name="_39_05"> </text:span><text:span text:style-name="_32_656">g</text:span><text:span text:style-name="_34_59">o</text:span><text:span text:style-name="_31_216">e</text:span><text:span text:style-name="_32_318">s</text:span><text:span text:style-name="_35_"> </text:span><text:span text:style-name="_31_705">w</text:span><text:span text:style-name="_32_689">i</text:span><text:span text:style-name="_36_01">t</text:span><text:span text:style-name="_31_216">h</text:span><text:span text:style-name="_32_079">o</text:span><text:span text:style-name="_35_89">u</text:span><text:span text:style-name="_31_789">t</text:span><text:span text:style-name="_31_809"> </text:span><text:span text:style-name="_34_57">l</text:span><text:span text:style-name="_31_384">o</text:span><text:span text:style-name="_32_138">c</text:span><text:span text:style-name="_36_04">u</text:span><text:span text:style-name="_31_537">t</text:span><text:span text:style-name="_32_113">i</text:span><text:span text:style-name="_36_75">o</text:span><text:span text:style-name="_31_417">n</text:span><text:span text:style-name="_31_809"> </text:span><text:span text:style-name="_37_69">t</text:span><text:span text:style-name="_31_180">h</text:span><text:span text:style-name="_32_475">a</text:span><text:span text:style-name="_36_61">t</text:span><text:span text:style-name="_39_05"> </text:span><text:span text:style-name="_32_245">i</text:span><text:span text:style-name="_35_17">n</text:span><text:span text:style-name="_39_05"> </text:span><text:span text:style-name="_32_209">t</text:span><text:span text:style-name="_37_11">h</text:span><text:span text:style-name="_31_576">e</text:span><text:span text:style-name="_31_805"> </text:span><text:span text:style-name="_38_18">c</text:span><text:span text:style-name="_31_564">o</text:span><text:span text:style-name="_32_403">u</text:span><text:span text:style-name="_36_61">r</text:span><text:span text:style-name="_31_324">s</text:span><text:span text:style-name="_32_677">e</text:span><text:span text:style-name="_39_"> </text:span><text:span text:style-name="_31_381">o</text:span><text:span text:style-name="_32_221">f</text:span><text:span text:style-name="_35_"> </text:span><text:span text:style-name="_31_309">t</text:span><text:span text:style-name="_32_113">i</text:span><text:span text:style-name="_33_13">m</text:span><text:span text:style-name="_31_561">e</text:span><text:span text:style-name="_31_805"> </text:span><text:span text:style-name="_38_77">a</text:span><text:span text:style-name="_31_141">l</text:span><text:span text:style-name="_32_461">l</text:span><text:span text:style-name="_35_"> </text:span><text:span text:style-name="_31_165">t</text:span><text:span text:style-name="_32_607">h</text:span><text:span text:style-name="_34_96">e</text:span><text:span text:style-name="_39_09"> </text:span><text:span text:style-name="_32_497">r</text:span><text:span text:style-name="_32_80">o</text:span><text:span text:style-name="_31_719">o</text:span><text:span text:style-name="_32_425">m</text:span><text:span text:style-name="_37_81">s</text:span><text:span text:style-name="_39_09"> </text:span><text:span text:style-name="_32_149">w</text:span><text:span text:style-name="_38_91">e</text:span><text:span text:style-name="_31_309">r</text:span><text:span text:style-name="_32_512">e</text:span><text:span text:style-name="_39_"> </text:span><text:span text:style-name="_31_165">t</text:span><text:span text:style-name="_32_644">a</text:span><text:span text:style-name="_34_94">k</text:span><text:span text:style-name="_31_600">e</text:span><text:span text:style-name="_32_643">n</text:span><text:span text:style-name="_35_"> </text:span><text:span text:style-name="_31_201">o</text:span><text:span text:style-name="_32_257">f</text:span><text:span text:style-name="_32_41">f</text:span><text:span text:style-name="_31_213">,</text:span><text:span text:style-name="_31_809"> </text:span><text:span text:style-name="_35_20">a</text:span><text:span text:style-name="_31_503">n</text:span><text:span text:style-name="_32_221">d</text:span><text:span text:style-name="_35_"> </text:span><text:span text:style-name="_31_309">t</text:span><text:span text:style-name="_32_080">h</text:span><text:span text:style-name="_36_03">e</text:span><text:span text:style-name="_39_05"> </text:span><text:span text:style-name="_32_152">e</text:span><text:span text:style-name="_34_59">n</text:span><text:span text:style-name="_31_177">t</text:span><text:span text:style-name="_32_065">i</text:span><text:span text:style-name="_38_53">r</text:span><text:span text:style-name="_31_165">e</text:span><text:span text:style-name="_31_809"> </text:span><text:span text:style-name="_32_77">m</text:span><text:span text:style-name="_31_563">a</text:span><text:span text:style-name="_32_044">c</text:span><text:span text:style-name="_36_75">h</text:span><text:span text:style-name="_31_249">i</text:span><text:span text:style-name="_32_392">n</text:span><text:span text:style-name="_36_01">e</text:span><text:span text:style-name="_39_05"> </text:span><text:span text:style-name="_32_317">w</text:span><text:span text:style-name="_38_07">a</text:span><text:span text:style-name="_31_132">s</text:span><text:span text:style-name="_31_809"> </text:span><text:span text:style-name="_36_03">o</text:span><text:span text:style-name="_31_564">u</text:span><text:span text:style-name="_32_065">t</text:span><text:span text:style-name="_35_"> </text:span><text:span text:style-name="_31_237">o</text:span><text:span text:style-name="_32_689">f</text:span><text:span text:style-name="_35_"> </text:span><text:span text:style-name="_31_778">s</text:span><text:span text:style-name="_32_224">e</text:span><text:span text:style-name="_33_37">r</text:span><text:span text:style-name="_31_180">v</text:span><text:span text:style-name="_32_149">i</text:span><text:span text:style-name="_34_82">c</text:span><text:span text:style-name="_31_249">e</text:span><text:span text:style-name="_32_509">.</text:span></text:p>
      <text:p text:style-name="P1"><text:span text:style-name="_31_357">"</text:span><text:span text:style-name="_32_245">I</text:span><text:span text:style-name="_36_97">t</text:span><text:span text:style-name="_39_09"> </text:span><text:span text:style-name="_32_473">w</text:span><text:span text:style-name="_38_43">a</text:span><text:span text:style-name="_31_540">s</text:span><text:span text:style-name="_31_809"> </text:span><text:span text:style-name="_33_37">a</text:span><text:span text:style-name="_31_489">t</text:span><text:span text:style-name="_31_805"> </text:span><text:span text:style-name="_33_13">t</text:span><text:span text:style-name="_31_131">h</text:span><text:span text:style-name="_32_209">i</text:span><text:span text:style-name="_32_80">s</text:span><text:span text:style-name="_39_05"> </text:span><text:span text:style-name="_32_464">u</text:span><text:span text:style-name="_35_91">n</text:span><text:span text:style-name="_31_359">p</text:span><text:span text:style-name="_32_401">r</text:span><text:span text:style-name="_32_80">o</text:span><text:span text:style-name="_31_393">t</text:span><text:span text:style-name="_32_511">e</text:span><text:span text:style-name="_37_00">c</text:span><text:span text:style-name="_31_417">t</text:span><text:span text:style-name="_32_043">e</text:span><text:span text:style-name="_38_92">d</text:span><text:span text:style-name="_39_05"> </text:span><text:span text:style-name="_32_653">t</text:span><text:span text:style-name="_38_41">i</text:span><text:span text:style-name="_31_165">m</text:span><text:span text:style-name="_32_461">e</text:span><text:span text:style-name="_35_"> </text:span><text:span text:style-name="_31_705">t</text:span><text:span text:style-name="_32_692">h</text:span><text:span text:style-name="_33_51">a</text:span><text:span text:style-name="_31_393">t</text:span><text:span text:style-name="_31_805"> </text:span><text:span text:style-name="_36_61">t</text:span><text:span text:style-name="_31_144">h</text:span><text:span text:style-name="_32_463">e</text:span><text:span text:style-name="_39_"> </text:span><text:span text:style-name="_31_600">h</text:span><text:span text:style-name="_32_283">e</text:span><text:span text:style-name="_32_80">a</text:span><text:span text:style-name="_31_742">v</text:span><text:span text:style-name="_32_641">i</text:span><text:span text:style-name="_32_31">e</text:span><text:span text:style-name="_31_600">s</text:span><text:span text:style-name="_32_041">t</text:span><text:span text:style-name="_39_"> </text:span><text:span text:style-name="_31_504">c</text:span><text:span text:style-name="_32_679">a</text:span><text:span text:style-name="_36_37">l</text:span><text:span text:style-name="_31_600">a</text:span><text:span text:style-name="_32_209">m</text:span><text:span text:style-name="_36_73">i</text:span><text:span text:style-name="_31_573">t</text:span><text:span text:style-name="_32_330">y</text:span><text:span text:style-name="_39_"> </text:span><text:span text:style-name="_31_393">o</text:span><text:span text:style-name="_32_389">f</text:span><text:span text:style-name="_39_"> </text:span><text:span text:style-name="_31_669">a</text:span><text:span text:style-name="_32_317">l</text:span><text:span text:style-name="_34_81">l</text:span><text:span text:style-name="_39_09"> </text:span><text:span text:style-name="_32_644">h</text:span><text:span text:style-name="_32_43">a</text:span><text:span text:style-name="_31_420">p</text:span><text:span text:style-name="_32_619">p</text:span><text:span text:style-name="_34_96">e</text:span><text:span text:style-name="_31_311">n</text:span><text:span text:style-name="_32_248">e</text:span><text:span text:style-name="_38_07">d</text:span><text:span text:style-name="_31_717">.</text:span><text:span text:style-name="_31_805"> </text:span><text:span text:style-name="_32_77">T</text:span><text:span text:style-name="_31_491">h</text:span><text:span text:style-name="_32_104">e</text:span><text:span text:style-name="_39_"> </text:span><text:span text:style-name="_31_431">b</text:span><text:span text:style-name="_32_644">u</text:span><text:span text:style-name="_32_65">r</text:span><text:span text:style-name="_31_348">g</text:span><text:span text:style-name="_32_149">l</text:span><text:span text:style-name="_36_75">a</text:span><text:span text:style-name="_31_777">r</text:span><text:span text:style-name="_32_317">s</text:span><text:span text:style-name="_39_"> </text:span><text:span text:style-name="_31_717">w</text:span><text:span text:style-name="_32_259">a</text:span><text:span text:style-name="_36_73">l</text:span><text:span text:style-name="_31_756">k</text:span><text:span text:style-name="_32_499">e</text:span><text:span text:style-name="_34_48">d</text:span><text:span text:style-name="_39_05"> </text:span><text:span text:style-name="_32_497">i</text:span><text:span text:style-name="_35_17">n</text:span><text:span text:style-name="_39_09"> </text:span><text:span text:style-name="_32_571">o</text:span><text:span text:style-name="_32_80">n</text:span><text:span text:style-name="_31_165">e</text:span><text:span text:style-name="_31_809"> </text:span><text:span text:style-name="_38_20">n</text:span><text:span text:style-name="_31_597">i</text:span><text:span text:style-name="_32_583">g</text:span><text:span text:style-name="_38_05">h</text:span><text:span text:style-name="_31_537">t</text:span><text:span text:style-name="_31_809"> </text:span><text:span text:style-name="_37_11">a</text:span><text:span text:style-name="_31_780">n</text:span><text:span text:style-name="_32_581">d</text:span><text:span text:style-name="_39_"> </text:span><text:span text:style-name="_31_324">c</text:span><text:span text:style-name="_32_691">a</text:span><text:span text:style-name="_36_61">r</text:span><text:span text:style-name="_31_429">r</text:span><text:span text:style-name="_32_029">i</text:span><text:span text:style-name="_36_03">e</text:span><text:span text:style-name="_31_672">d</text:span><text:span text:style-name="_31_809"> </text:span><text:span text:style-name="_32_41">o</text:span><text:span text:style-name="_31_345">f</text:span><text:span text:style-name="_32_101">f</text:span><text:span text:style-name="_35_"> </text:span><text:span text:style-name="_31_237">t</text:span><text:span text:style-name="_32_068">h</text:span><text:span text:style-name="_34_95">e</text:span><text:span text:style-name="_39_09"> </text:span><text:span text:style-name="_32_692">b</text:span><text:span text:style-name="_38_43">u</text:span><text:span text:style-name="_31_537">r</text:span><text:span text:style-name="_32_067">g</text:span><text:span text:style-name="_36_25">l</text:span><text:span text:style-name="_31_684">a</text:span><text:span text:style-name="_32_401">r</text:span><text:span text:style-name="_39_"> </text:span><text:span text:style-name="_31_348">a</text:span><text:span text:style-name="_32_461">l</text:span><text:span text:style-name="_36_27">a</text:span><text:span text:style-name="_31_561">r</text:span><text:span text:style-name="_32_617">m</text:span><text:span text:style-name="_32_41">!</text:span><text:span text:style-name="_39_05"> </text:span><text:span text:style-name="_32_392">y</text:span><text:span text:style-name="_34_83">e</text:span><text:span text:style-name="_31_345">s</text:span><text:span text:style-name="_32_077">,</text:span><text:span text:style-name="_39_"> </text:span><text:span text:style-name="_31_165">s</text:span><text:span text:style-name="_32_425">i</text:span><text:span text:style-name="_36_01">r</text:span><text:span text:style-name="_31_573">,</text:span><text:span text:style-name="_31_809"> </text:span><text:span text:style-name="_35_19">e</text:span><text:span text:style-name="_31_432">v</text:span><text:span text:style-name="_32_116">e</text:span><text:span text:style-name="_34_57">r</text:span><text:span text:style-name="_31_382">y</text:span><text:span text:style-name="_31_805"> </text:span><text:span text:style-name="_38_79">h</text:span><text:span text:style-name="_31_753">i</text:span><text:span text:style-name="_32_512">d</text:span><text:span text:style-name="_32_65">e</text:span><text:span text:style-name="_39_05"> </text:span><text:span text:style-name="_32_212">a</text:span><text:span text:style-name="_36_75">n</text:span><text:span text:style-name="_31_537">d</text:span><text:span text:style-name="_31_805"> </text:span><text:span text:style-name="_35_32">h</text:span><text:span text:style-name="_31_527">a</text:span><text:span text:style-name="_32_029">i</text:span><text:span text:style-name="_36_97">r</text:span><text:span text:style-name="_39_05"> </text:span><text:span text:style-name="_32_209">o</text:span><text:span text:style-name="_36_37">f</text:span><text:span text:style-name="_39_09"> </text:span><text:span text:style-name="_32_113">i</text:span><text:span text:style-name="_35_17">t</text:span><text:span text:style-name="_31_777">:</text:span><text:span text:style-name="_31_809"> </text:span><text:span text:style-name="_34_45">r</text:span><text:span text:style-name="_31_237">i</text:span><text:span text:style-name="_32_319">p</text:span><text:span text:style-name="_35_32">p</text:span><text:span text:style-name="_31_671">e</text:span><text:span text:style-name="_32_440">d</text:span><text:span text:style-name="_39_"> </text:span><text:span text:style-name="_31_741">i</text:span><text:span text:style-name="_32_101">t</text:span><text:span text:style-name="_35_"> </text:span><text:span text:style-name="_31_611">o</text:span><text:span text:style-name="_32_044">u</text:span><text:span text:style-name="_34_45">t</text:span><text:span text:style-name="_31_561">,</text:span><text:span text:style-name="_31_809"> </text:span><text:span text:style-name="_34_09">t</text:span><text:span text:style-name="_31_432">o</text:span><text:span text:style-name="_32_475">o</text:span><text:span text:style-name="_37_09">t</text:span><text:span text:style-name="_31_213">h</text:span><text:span text:style-name="_31_809"> </text:span><text:span text:style-name="_36_63">a</text:span><text:span text:style-name="_31_312">n</text:span><text:span text:style-name="_32_473">d</text:span><text:span text:style-name="_39_"> </text:span><text:span text:style-name="_31_540">n</text:span><text:span text:style-name="_32_511">a</text:span><text:span text:style-name="_36_25">i</text:span><text:span text:style-name="_31_321">l</text:span><text:span text:style-name="_32_437">;</text:span><text:span text:style-name="_39_"> </text:span><text:span text:style-name="_31_360">s</text:span><text:span text:style-name="_32_211">p</text:span><text:span text:style-name="_38_05">r</text:span><text:span text:style-name="_31_525">i</text:span><text:span text:style-name="_32_224">n</text:span><text:span text:style-name="_32_79">g</text:span><text:span text:style-name="_31_201">s</text:span><text:span text:style-name="_32_041">,</text:span><text:span text:style-name="_35_"> </text:span><text:span text:style-name="_31_576">b</text:span><text:span text:style-name="_32_319">e</text:span><text:span text:style-name="_34_57">l</text:span><text:span text:style-name="_31_141">l</text:span><text:span text:style-name="_32_065">s</text:span><text:span text:style-name="_33_49">,</text:span><text:span text:style-name="_39_05"> </text:span><text:span text:style-name="_32_691">g</text:span><text:span text:style-name="_34_96">o</text:span><text:span text:style-name="_31_180">n</text:span><text:span text:style-name="_32_151">g</text:span><text:span text:style-name="_33_49">s</text:span><text:span text:style-name="_31_345">,</text:span><text:span text:style-name="_31_805"> </text:span><text:span text:style-name="_38_80">b</text:span><text:span text:style-name="_31_383">a</text:span><text:span text:style-name="_32_149">t</text:span><text:span text:style-name="_37_69">t</text:span><text:span text:style-name="_31_180">e</text:span><text:span text:style-name="_32_461">r</text:span><text:span text:style-name="_36_98">y</text:span><text:span text:style-name="_31_573">,</text:span><text:span text:style-name="_31_805"> </text:span><text:span text:style-name="_35_92">a</text:span><text:span text:style-name="_31_323">n</text:span><text:span text:style-name="_32_641">d</text:span><text:span text:style-name="_39_"> </text:span><text:span text:style-name="_31_705">a</text:span><text:span text:style-name="_32_509">l</text:span><text:span text:style-name="_33_37">l</text:span><text:span text:style-name="_31_489">;</text:span><text:span text:style-name="_31_805"> </text:span><text:span text:style-name="_35_29">t</text:span><text:span text:style-name="_31_384">h</text:span><text:span text:style-name="_32_043">e</text:span><text:span text:style-name="_33_37">y</text:span><text:span text:style-name="_39_05"> </text:span><text:span text:style-name="_32_641">t</text:span><text:span text:style-name="_38_55">o</text:span><text:span text:style-name="_31_384">o</text:span><text:span text:style-name="_32_497">k</text:span><text:span text:style-name="_39_"> </text:span><text:span text:style-name="_31_489">a</text:span><text:span text:style-name="_31_809"> </text:span><text:span text:style-name="_36_75">h</text:span><text:span text:style-name="_31_252">u</text:span><text:span text:style-name="_32_391">n</text:span><text:span text:style-name="_34_84">d</text:span><text:span text:style-name="_31_201">r</text:span><text:span text:style-name="_32_391">e</text:span><text:span text:style-name="_37_84">d</text:span><text:span text:style-name="_39_05"> </text:span><text:span text:style-name="_32_692">a</text:span><text:span text:style-name="_33_39">n</text:span><text:span text:style-name="_31_237">d</text:span><text:span text:style-name="_31_809"> </text:span><text:span text:style-name="_35_89">f</text:span><text:span text:style-name="_31_141">i</text:span><text:span text:style-name="_32_029">f</text:span><text:span text:style-name="_34_81">t</text:span><text:span text:style-name="_31_561">y</text:span><text:span text:style-name="_31_809"> </text:span><text:span text:style-name="_36_61">m</text:span><text:span text:style-name="_31_489">i</text:span><text:span text:style-name="_32_509">l</text:span><text:span text:style-name="_32_68">e</text:span><text:span text:style-name="_31_490">s</text:span><text:span text:style-name="_31_809"> </text:span><text:span text:style-name="_37_69">o</text:span><text:span text:style-name="_31_345">f</text:span><text:span text:style-name="_31_809"> </text:span><text:span text:style-name="_36_38">c</text:span><text:span text:style-name="_31_528">o</text:span><text:span text:style-name="_32_463">p</text:span><text:span text:style-name="_34_24">p</text:span><text:span text:style-name="_31_381">e</text:span><text:span text:style-name="_32_617">r</text:span><text:span text:style-name="_35_"> </text:span><text:span text:style-name="_31_525">w</text:span><text:span text:style-name="_32_581">i</text:span><text:span text:style-name="_36_37">r</text:span><text:span text:style-name="_31_309">e</text:span><text:span text:style-name="_32_317">;</text:span><text:span text:style-name="_39_"> </text:span><text:span text:style-name="_31_609">t</text:span><text:span text:style-name="_32_319">h</text:span><text:span text:style-name="_38_56">e</text:span><text:span text:style-name="_31_681">y</text:span><text:span text:style-name="_31_809"> </text:span><text:span text:style-name="_34_09">j</text:span><text:span text:style-name="_31_324">u</text:span><text:span text:style-name="_32_042">s</text:span><text:span text:style-name="_34_45">t</text:span><text:span text:style-name="_39_05"> </text:span><text:span text:style-name="_32_224">c</text:span><text:span text:style-name="_37_09">l</text:span><text:span text:style-name="_31_311">e</text:span><text:span text:style-name="_32_607">a</text:span><text:span text:style-name="_37_00">n</text:span><text:span text:style-name="_31_324">e</text:span><text:span text:style-name="_32_583">d</text:span><text:span text:style-name="_35_"> </text:span><text:span text:style-name="_31_576">h</text:span><text:span text:style-name="_32_403">e</text:span><text:span text:style-name="_33_37">r</text:span><text:span text:style-name="_39_09"> </text:span><text:span text:style-name="_32_463">o</text:span><text:span text:style-name="_32_44">u</text:span><text:span text:style-name="_31_141">t</text:span><text:span text:style-name="_32_317">,</text:span><text:span text:style-name="_35_"> </text:span><text:span text:style-name="_31_779">b</text:span><text:span text:style-name="_32_620">a</text:span><text:span text:style-name="_36_01">g</text:span><text:span text:style-name="_39_09"> </text:span><text:span text:style-name="_32_248">a</text:span><text:span text:style-name="_38_07">n</text:span><text:span text:style-name="_31_381">d</text:span><text:span text:style-name="_31_805"> </text:span><text:span text:style-name="_33_51">b</text:span><text:span text:style-name="_31_708">a</text:span><text:span text:style-name="_32_260">g</text:span><text:span text:style-name="_38_91">g</text:span><text:span text:style-name="_31_720">a</text:span><text:span text:style-name="_32_583">g</text:span><text:span text:style-name="_35_17">e</text:span><text:span text:style-name="_31_321">,</text:span><text:span text:style-name="_31_809"> </text:span><text:span text:style-name="_36_03">a</text:span><text:span text:style-name="_31_780">n</text:span><text:span text:style-name="_32_581">d</text:span><text:span text:style-name="_35_"> </text:span><text:span text:style-name="_31_180">n</text:span><text:span text:style-name="_32_439">e</text:span><text:span text:style-name="_34_12">v</text:span><text:span text:style-name="_31_431">e</text:span><text:span text:style-name="_32_293">r</text:span><text:span text:style-name="_39_"> </text:span><text:span text:style-name="_31_573">l</text:span><text:span text:style-name="_32_617">e</text:span><text:span text:style-name="_36_61">f</text:span><text:span text:style-name="_31_753">t</text:span><text:span text:style-name="_31_805"> </text:span><text:span text:style-name="_34_83">u</text:span><text:span text:style-name="_31_792">s</text:span><text:span text:style-name="_31_805"> </text:span><text:span text:style-name="_38_77">a</text:span><text:span text:style-name="_39_09"> </text:span><text:span text:style-name="_32_102">v</text:span><text:span text:style-name="_33_04">e</text:span><text:span text:style-name="_31_706">s</text:span><text:span text:style-name="_32_581">t</text:span><text:span text:style-name="_32_77">i</text:span><text:span text:style-name="_31_420">g</text:span><text:span text:style-name="_32_317">e</text:span><text:span text:style-name="_35_"> </text:span><text:span text:style-name="_31_309">o</text:span><text:span text:style-name="_32_113">f</text:span><text:span text:style-name="_39_"> </text:span><text:span text:style-name="_31_756">h</text:span><text:span text:style-name="_32_211">e</text:span><text:span text:style-name="_36_61">r</text:span><text:span text:style-name="_39_09"> </text:span><text:span text:style-name="_32_281">t</text:span><text:span text:style-name="_36_01">o</text:span><text:span text:style-name="_39_09"> </text:span><text:span text:style-name="_32_570">s</text:span><text:span text:style-name="_32_41">w</text:span><text:span text:style-name="_31_576">e</text:span><text:span text:style-name="_32_257">a</text:span><text:span text:style-name="_36_25">r</text:span><text:span text:style-name="_39_05"> </text:span><text:span text:style-name="_32_584">a</text:span><text:span text:style-name="_34_09">t</text:span>--<text:span text:style-name="_37_10">s</text:span><text:span text:style-name="_31_381">w</text:span><text:span text:style-name="_32_031">e</text:span><text:span text:style-name="_38_08">a</text:span><text:span text:style-name="_31_681">r</text:span><text:span text:style-name="_31_805"> </text:span><text:span text:style-name="_32_68">b</text:span><text:span text:style-name="_31_322">y</text:span><text:span text:style-name="_32_041">,</text:span><text:span text:style-name="_35_"> </text:span><text:span text:style-name="_31_753">I</text:span><text:span text:style-name="_31_805"> </text:span><text:span text:style-name="_32_77">m</text:span><text:span text:style-name="_31_683">e</text:span><text:span text:style-name="_32_656">a</text:span><text:span text:style-name="_34_45">n</text:span><text:span text:style-name="_31_717">.</text:span></text:p>
      <text:p text:style-name="P1"><text:span text:style-name="_32_65">"</text:span><text:span text:style-name="_31_345">W</text:span><text:span text:style-name="_32_041">e</text:span><text:span text:style-name="_39_"> </text:span><text:span text:style-name="_31_132">h</text:span><text:span text:style-name="_32_115">a</text:span><text:span text:style-name="_34_81">d</text:span><text:span text:style-name="_39_09"> </text:span><text:span text:style-name="_32_581">a</text:span><text:span text:style-name="_39_"> </text:span><text:span text:style-name="_31_501">t</text:span><text:span text:style-name="_32_617">i</text:span><text:span text:style-name="_34_09">m</text:span><text:span text:style-name="_31_165">e</text:span><text:span text:style-name="_31_805"> </text:span><text:span text:style-name="_36_01">o</text:span><text:span text:style-name="_31_309">f</text:span><text:span text:style-name="_31_805"> </text:span><text:span text:style-name="_34_09">i</text:span><text:span text:style-name="_31_741">t</text:span><text:span text:style-name="_31_805"> </text:span><text:span text:style-name="_36_37">t</text:span><text:span text:style-name="_31_597">o</text:span><text:span text:style-name="_31_805"> </text:span><text:span text:style-name="_36_99">g</text:span><text:span text:style-name="_31_132">e</text:span><text:span text:style-name="_32_101">t</text:span><text:span text:style-name="_35_"> </text:span><text:span text:style-name="_31_563">h</text:span><text:span text:style-name="_32_656">e</text:span><text:span text:style-name="_33_13">r</text:span><text:span text:style-name="_39_09"> </text:span><text:span text:style-name="_32_500">b</text:span><text:span text:style-name="_32_31">a</text:span><text:span text:style-name="_31_504">c</text:span><text:span text:style-name="_32_642">k</text:span><text:span text:style-name="_38_77">;</text:span><text:span text:style-name="_39_09"> </text:span><text:span text:style-name="_32_317">m</text:span><text:span text:style-name="_38_55">e</text:span><text:span text:style-name="_31_177">r</text:span><text:span text:style-name="_32_512">e</text:span><text:span text:style-name="_34_57">l</text:span><text:span text:style-name="_31_357">y</text:span><text:span text:style-name="_31_809"> </text:span><text:span text:style-name="_35_17">w</text:span><text:span text:style-name="_31_381">e</text:span><text:span text:style-name="_31_805"> </text:span><text:span text:style-name="_35_20">a</text:span><text:span text:style-name="_31_214">c</text:span><text:span text:style-name="_32_606">c</text:span><text:span text:style-name="_38_20">o</text:span><text:span text:style-name="_31_309">m</text:span><text:span text:style-name="_32_404">p</text:span><text:span text:style-name="_34_57">l</text:span><text:span text:style-name="_31_573">i</text:span><text:span text:style-name="_32_438">s</text:span><text:span text:style-name="_36_76">h</text:span><text:span text:style-name="_31_311">e</text:span><text:span text:style-name="_32_317">d</text:span><text:span text:style-name="_39_"> </text:span><text:span text:style-name="_31_417">i</text:span><text:span text:style-name="_32_581">t</text:span><text:span text:style-name="_39_"> </text:span><text:span text:style-name="_31_777">f</text:span><text:span text:style-name="_32_509">i</text:span><text:span text:style-name="_38_80">n</text:span><text:span text:style-name="_31_707">a</text:span><text:span text:style-name="_32_329">l</text:span><text:span text:style-name="_38_41">l</text:span><text:span text:style-name="_31_561">y</text:span><text:span text:style-name="_32_425">,</text:span><text:span text:style-name="_35_"> </text:span><text:span text:style-name="_31_573">f</text:span><text:span text:style-name="_32_605">o</text:span><text:span text:style-name="_32_29">r</text:span><text:span text:style-name="_39_05"> </text:span><text:span text:style-name="_32_425">m</text:span><text:span text:style-name="_35_32">o</text:span><text:span text:style-name="_31_671">n</text:span><text:span text:style-name="_32_428">e</text:span><text:span text:style-name="_37_10">y</text:span><text:span text:style-name="_31_609">.</text:span><text:span text:style-name="_31_809"> </text:span><text:span text:style-name="_34_57">T</text:span><text:span text:style-name="_31_492">h</text:span><text:span text:style-name="_32_079">e</text:span><text:span text:style-name="_35_"> </text:span><text:span text:style-name="_31_396">a</text:span><text:span text:style-name="_32_221">l</text:span><text:span text:style-name="_35_91">a</text:span><text:span text:style-name="_31_345">r</text:span><text:span text:style-name="_32_437">m</text:span><text:span text:style-name="_35_"> </text:span><text:span text:style-name="_31_537">f</text:span><text:span text:style-name="_32_245">i</text:span><text:span text:style-name="_38_05">r</text:span><text:span text:style-name="_31_345">m</text:span><text:span text:style-name="_31_809"> </text:span><text:span text:style-name="_38_20">s</text:span><text:span text:style-name="_31_143">a</text:span><text:span text:style-name="_32_137">i</text:span><text:span text:style-name="_34_81">d</text:span><text:span text:style-name="_39_05"> </text:span><text:span text:style-name="_32_677">t</text:span><text:span text:style-name="_37_72">h</text:span><text:span text:style-name="_31_491">a</text:span><text:span text:style-name="_32_209">t</text:span><text:span text:style-name="_39_"> </text:span><text:span text:style-name="_31_321">w</text:span><text:span text:style-name="_32_259">h</text:span><text:span text:style-name="_34_84">a</text:span><text:span text:style-name="_31_741">t</text:span><text:span text:style-name="_31_805"> </text:span><text:span text:style-name="_37_81">w</text:span><text:span text:style-name="_31_141">e</text:span><text:span text:style-name="_31_805"> </text:span><text:span text:style-name="_38_20">n</text:span><text:span text:style-name="_31_575">e</text:span><text:span text:style-name="_32_283">e</text:span><text:span text:style-name="_34_12">d</text:span><text:span text:style-name="_31_321">f</text:span><text:span text:style-name="_32_569">u</text:span><text:span text:style-name="_38_41">l</text:span><text:span text:style-name="_39_09"> </text:span><text:span text:style-name="_32_571">n</text:span><text:span text:style-name="_34_12">o</text:span><text:span text:style-name="_31_321">w</text:span><text:span text:style-name="_31_809"> </text:span><text:span text:style-name="_38_89">w</text:span><text:span text:style-name="_31_540">a</text:span><text:span text:style-name="_32_678">s</text:span><text:span text:style-name="_39_"> </text:span><text:span text:style-name="_31_129">t</text:span><text:span text:style-name="_32_425">o</text:span><text:span text:style-name="_39_"> </text:span><text:span text:style-name="_31_599">h</text:span><text:span text:style-name="_32_584">a</text:span><text:span text:style-name="_38_42">v</text:span><text:span text:style-name="_31_672">e</text:span><text:span text:style-name="_31_809"> </text:span><text:span text:style-name="_38_19">h</text:span><text:span text:style-name="_31_720">e</text:span><text:span text:style-name="_32_425">r</text:span><text:span text:style-name="_39_"> </text:span><text:span text:style-name="_31_756">p</text:span><text:span text:style-name="_32_031">u</text:span><text:span text:style-name="_35_17">t</text:span><text:span text:style-name="_39_05"> </text:span><text:span text:style-name="_32_137">i</text:span><text:span text:style-name="_33_37">n</text:span><text:span text:style-name="_39_09"> </text:span><text:span text:style-name="_32_653">r</text:span><text:span text:style-name="_38_41">i</text:span><text:span text:style-name="_31_395">g</text:span><text:span text:style-name="_32_440">h</text:span><text:span text:style-name="_38_53">t</text:span>--<text:span text:style-name="_33_37">w</text:span><text:span text:style-name="_31_429">i</text:span><text:span text:style-name="_32_245">t</text:span><text:span text:style-name="_38_89">h</text:span><text:span text:style-name="_39_09"> </text:span><text:span text:style-name="_32_437">t</text:span><text:span text:style-name="_33_40">h</text:span><text:span text:style-name="_31_539">e</text:span><text:span text:style-name="_32_689">i</text:span><text:span text:style-name="_37_81">r</text:span><text:span text:style-name="_39_09"> </text:span><text:span text:style-name="_32_223">n</text:span><text:span text:style-name="_33_40">e</text:span><text:span text:style-name="_31_705">w</text:span><text:span text:style-name="_31_805"> </text:span><text:span text:style-name="_35_20">p</text:span><text:span text:style-name="_31_611">a</text:span><text:span text:style-name="_32_209">t</text:span><text:span text:style-name="_34_47">e</text:span><text:span text:style-name="_31_492">n</text:span><text:span text:style-name="_32_581">t</text:span><text:span text:style-name="_35_"> </text:span><text:span text:style-name="_31_576">s</text:span><text:span text:style-name="_32_499">p</text:span><text:span text:style-name="_34_81">r</text:span><text:span text:style-name="_31_753">i</text:span><text:span text:style-name="_32_655">n</text:span><text:span text:style-name="_32_44">g</text:span><text:span text:style-name="_31_501">s</text:span><text:span text:style-name="_31_805"> </text:span><text:span text:style-name="_34_09">i</text:span><text:span text:style-name="_31_429">n</text:span><text:span text:style-name="_31_809"> </text:span><text:span text:style-name="_38_05">t</text:span><text:span text:style-name="_31_708">h</text:span><text:span text:style-name="_32_043">e</text:span><text:span text:style-name="_35_"> </text:span><text:span text:style-name="_31_309">w</text:span><text:span text:style-name="_32_473">i</text:span><text:span text:style-name="_32_79">n</text:span><text:span text:style-name="_31_396">d</text:span><text:span text:style-name="_32_104">o</text:span><text:span text:style-name="_38_41">w</text:span><text:span text:style-name="_31_166">s</text:span><text:span text:style-name="_31_805"> </text:span><text:span text:style-name="_32_41">t</text:span><text:span text:style-name="_31_165">o</text:span><text:span text:style-name="_31_809"> </text:span><text:span text:style-name="_34_45">m</text:span><text:span text:style-name="_31_324">a</text:span><text:span text:style-name="_32_330">k</text:span><text:span text:style-name="_34_45">e</text:span><text:span text:style-name="_39_09"> </text:span><text:span text:style-name="_32_617">f</text:span><text:span text:style-name="_34_96">a</text:span><text:span text:style-name="_31_561">l</text:span><text:span text:style-name="_32_282">s</text:span><text:span text:style-name="_32_41">e</text:span><text:span text:style-name="_39_05"> </text:span><text:span text:style-name="_32_247">a</text:span><text:span text:style-name="_33_13">l</text:span><text:span text:style-name="_31_360">a</text:span><text:span text:style-name="_32_677">r</text:span><text:span text:style-name="_34_81">m</text:span><text:span text:style-name="_31_537">s</text:span><text:span text:style-name="_31_805"> </text:span><text:span text:style-name="_35_29">i</text:span><text:span text:style-name="_31_249">m</text:span><text:span text:style-name="_32_619">p</text:span><text:span text:style-name="_32_68">o</text:span><text:span text:style-name="_31_778">s</text:span><text:span text:style-name="_32_248">s</text:span><text:span text:style-name="_33_01">i</text:span><text:span text:style-name="_31_612">b</text:span><text:span text:style-name="_32_689">l</text:span><text:span text:style-name="_33_03">e</text:span><text:span text:style-name="_31_753">,</text:span><text:span text:style-name="_31_805"> </text:span><text:span text:style-name="_34_24">a</text:span><text:span text:style-name="_31_575">n</text:span><text:span text:style-name="_32_317">d</text:span><text:span text:style-name="_39_"> </text:span><text:span text:style-name="_31_597">t</text:span><text:span text:style-name="_32_499">h</text:span><text:span text:style-name="_38_20">e</text:span><text:span text:style-name="_31_609">i</text:span><text:span text:style-name="_32_389">r</text:span><text:span text:style-name="_35_"> </text:span><text:span text:style-name="_31_791">n</text:span><text:span text:style-name="_32_584">e</text:span><text:span text:style-name="_35_89">w</text:span><text:span text:style-name="_39_09"> </text:span><text:span text:style-name="_32_691">p</text:span><text:span text:style-name="_36_76">a</text:span><text:span text:style-name="_31_717">t</text:span><text:span text:style-name="_32_655">e</text:span><text:span text:style-name="_36_64">n</text:span><text:span text:style-name="_31_141">t</text:span><text:span text:style-name="_31_809"> </text:span><text:span text:style-name="_32_30">c</text:span><text:span text:style-name="_31_213">l</text:span><text:span text:style-name="_32_032">o</text:span><text:span text:style-name="_33_14">c</text:span><text:span text:style-name="_31_240">k</text:span><text:span text:style-name="_31_805"> </text:span><text:span text:style-name="_35_19">a</text:span><text:span text:style-name="_31_789">t</text:span><text:span text:style-name="_32_329">t</text:span><text:span text:style-name="_34_84">a</text:span><text:span text:style-name="_31_252">c</text:span><text:span text:style-name="_32_643">h</text:span><text:span text:style-name="_33_39">e</text:span><text:span text:style-name="_31_672">d</text:span><text:span text:style-name="_31_809"> </text:span><text:span text:style-name="_34_81">t</text:span><text:span text:style-name="_31_525">o</text:span><text:span text:style-name="_31_805"> </text:span><text:span text:style-name="_32_77">t</text:span><text:span text:style-name="_31_143">a</text:span><text:span text:style-name="_32_476">k</text:span><text:span text:style-name="_32_77">e</text:span><text:span text:style-name="_39_09"> </text:span><text:span text:style-name="_32_209">o</text:span><text:span text:style-name="_34_45">f</text:span><text:span text:style-name="_31_681">f</text:span><text:span text:style-name="_31_805"> </text:span><text:span text:style-name="_36_03">a</text:span><text:span text:style-name="_31_684">n</text:span><text:span text:style-name="_32_281">d</text:span><text:span text:style-name="_35_"> </text:span><text:span text:style-name="_31_360">p</text:span><text:span text:style-name="_32_439">u</text:span><text:span text:style-name="_34_93">t</text:span><text:span text:style-name="_39_09"> </text:span><text:span text:style-name="_32_283">o</text:span><text:span text:style-name="_33_04">n</text:span><text:span text:style-name="_39_09"> </text:span><text:span text:style-name="_32_317">t</text:span><text:span text:style-name="_36_99">h</text:span><text:span text:style-name="_31_780">e</text:span><text:span text:style-name="_31_805"> </text:span><text:span text:style-name="_38_20">a</text:span><text:span text:style-name="_31_381">l</text:span><text:span text:style-name="_32_619">a</text:span><text:span text:style-name="_35_29">r</text:span><text:span text:style-name="_31_501">m</text:span><text:span text:style-name="_31_809"> </text:span><text:span text:style-name="_32_29">m</text:span><text:span text:style-name="_31_612">o</text:span><text:span text:style-name="_32_473">r</text:span><text:span text:style-name="_33_03">n</text:span><text:span text:style-name="_31_525">i</text:span><text:span text:style-name="_32_152">n</text:span><text:span text:style-name="_37_11">g</text:span><text:span text:style-name="_39_05"> </text:span><text:span text:style-name="_32_104">a</text:span><text:span text:style-name="_32_31">n</text:span><text:span text:style-name="_31_705">d</text:span><text:span text:style-name="_31_805"> </text:span><text:span text:style-name="_36_04">n</text:span><text:span text:style-name="_31_609">i</text:span><text:span text:style-name="_32_655">g</text:span><text:span text:style-name="_33_01">h</text:span><text:span text:style-name="_31_237">t</text:span><text:span text:style-name="_31_809"> </text:span><text:span text:style-name="_38_53">w</text:span><text:span text:style-name="_31_609">i</text:span><text:span text:style-name="_32_149">t</text:span><text:span text:style-name="_34_60">h</text:span><text:span text:style-name="_31_131">o</text:span><text:span text:style-name="_32_569">u</text:span><text:span text:style-name="_35_89">t</text:span><text:span text:style-name="_39_09"> </text:span><text:span text:style-name="_32_511">h</text:span><text:span text:style-name="_37_84">u</text:span><text:span text:style-name="_31_201">m</text:span><text:span text:style-name="_32_139">a</text:span><text:span text:style-name="_34_84">n</text:span><text:span text:style-name="_39_05"> </text:span><text:span text:style-name="_32_512">a</text:span><text:span text:style-name="_35_30">s</text:span><text:span text:style-name="_31_672">s</text:span><text:span text:style-name="_32_329">i</text:span><text:span text:style-name="_36_26">s</text:span><text:span text:style-name="_31_705">t</text:span><text:span text:style-name="_32_152">a</text:span><text:span text:style-name="_36_27">n</text:span><text:span text:style-name="_31_526">c</text:span><text:span text:style-name="_32_656">e</text:span><text:span text:style-name="_32_29">.</text:span><text:span text:style-name="_39_05"> </text:span><text:span text:style-name="_32_569">T</text:span><text:span text:style-name="_32_79">h</text:span><text:span text:style-name="_31_672">a</text:span><text:span text:style-name="_32_245">t</text:span><text:span text:style-name="_35_"> </text:span><text:span text:style-name="_31_540">s</text:span><text:span text:style-name="_32_223">e</text:span><text:span text:style-name="_37_84">e</text:span><text:span text:style-name="_31_489">m</text:span><text:span text:style-name="_32_139">e</text:span><text:span text:style-name="_36_97">d</text:span><text:span text:style-name="_39_05"> </text:span><text:span text:style-name="_32_041">a</text:span><text:span text:style-name="_39_"> </text:span><text:span text:style-name="_31_143">g</text:span><text:span text:style-name="_32_428">o</text:span><text:span text:style-name="_36_63">o</text:span><text:span text:style-name="_31_132">d</text:span><text:span text:style-name="_31_809"> </text:span><text:span text:style-name="_32_80">s</text:span><text:span text:style-name="_31_250">c</text:span><text:span text:style-name="_32_259">h</text:span><text:span text:style-name="_35_20">e</text:span><text:span text:style-name="_31_165">m</text:span><text:span text:style-name="_32_209">e</text:span><text:span text:style-name="_32_41">.</text:span><text:span text:style-name="_39_09"> </text:span><text:span text:style-name="_32_581">T</text:span><text:span text:style-name="_34_59">h</text:span><text:span text:style-name="_31_756">e</text:span><text:span text:style-name="_32_137">y</text:span><text:span text:style-name="_39_"> </text:span><text:span text:style-name="_31_144">p</text:span><text:span text:style-name="_32_077">r</text:span><text:span text:style-name="_38_43">o</text:span><text:span text:style-name="_31_573">m</text:span><text:span text:style-name="_32_581">i</text:span><text:span text:style-name="_36_26">s</text:span><text:span text:style-name="_31_720">e</text:span><text:span text:style-name="_32_221">d</text:span><text:span text:style-name="_35_"> </text:span><text:span text:style-name="_31_669">t</text:span><text:span text:style-name="_32_149">o</text:span><text:span text:style-name="_35_"> </text:span><text:span text:style-name="_31_539">h</text:span><text:span text:style-name="_32_140">a</text:span><text:span text:style-name="_36_74">v</text:span><text:span text:style-name="_31_504">e</text:span><text:span text:style-name="_31_809"> </text:span><text:span text:style-name="_36_01">t</text:span><text:span text:style-name="_31_779">h</text:span><text:span text:style-name="_32_500">e</text:span><text:span text:style-name="_39_"> </text:span><text:span text:style-name="_31_789">w</text:span><text:span text:style-name="_32_247">h</text:span><text:span text:style-name="_36_64">o</text:span><text:span text:style-name="_31_165">l</text:span><text:span text:style-name="_32_425">e</text:span><text:span text:style-name="_35_"> </text:span><text:span text:style-name="_31_561">t</text:span><text:span text:style-name="_32_656">h</text:span><text:span text:style-name="_34_81">i</text:span><text:span text:style-name="_31_683">n</text:span><text:span text:style-name="_32_029">g</text:span><text:span text:style-name="_35_"> </text:span><text:span text:style-name="_31_129">f</text:span><text:span text:style-name="_32_437">i</text:span><text:span text:style-name="_36_27">n</text:span><text:span text:style-name="_31_429">i</text:span><text:span text:style-name="_32_224">s</text:span><text:span text:style-name="_34_24">h</text:span><text:span text:style-name="_31_383">e</text:span><text:span text:style-name="_32_041">d</text:span><text:span text:style-name="_39_"> </text:span><text:span text:style-name="_31_525">i</text:span><text:span text:style-name="_32_677">n</text:span><text:span text:style-name="_39_"> </text:span><text:span text:style-name="_31_717">t</text:span><text:span text:style-name="_32_152">e</text:span><text:span text:style-name="_33_15">n</text:span><text:span text:style-name="_39_09"> </text:span><text:span text:style-name="_32_079">d</text:span><text:span text:style-name="_32_68">a</text:span><text:span text:style-name="_31_360">y</text:span><text:span text:style-name="_32_642">s</text:span><text:span text:style-name="_38_41">.</text:span><text:span text:style-name="_39_09"> </text:span><text:span text:style-name="_32_641">T</text:span><text:span text:style-name="_35_31">h</text:span><text:span text:style-name="_31_540">e</text:span><text:span text:style-name="_32_677">y</text:span><text:span text:style-name="_39_"> </text:span><text:span text:style-name="_31_144">b</text:span><text:span text:style-name="_32_151">e</text:span><text:span text:style-name="_34_23">g</text:span><text:span text:style-name="_31_396">a</text:span><text:span text:style-name="_32_329">n</text:span><text:span text:style-name="_35_"> </text:span><text:span text:style-name="_31_501">w</text:span><text:span text:style-name="_32_260">o</text:span><text:span text:style-name="_37_09">r</text:span><text:span text:style-name="_31_346">k</text:span><text:span text:style-name="_32_029">,</text:span><text:span text:style-name="_35_"> </text:span><text:span text:style-name="_31_239">a</text:span><text:span text:style-name="_32_512">n</text:span><text:span text:style-name="_33_13">d</text:span><text:span text:style-name="_39_05"> </text:span><text:span text:style-name="_32_221">w</text:span><text:span text:style-name="_34_45">e</text:span><text:span text:style-name="_39_05"> </text:span><text:span text:style-name="_32_029">l</text:span><text:span text:style-name="_32_41">e</text:span><text:span text:style-name="_31_237">f</text:span><text:span text:style-name="_32_245">t</text:span><text:span text:style-name="_39_"> </text:span><text:span text:style-name="_31_249">f</text:span><text:span text:style-name="_32_689">o</text:span><text:span text:style-name="_35_89">r</text:span><text:span text:style-name="_39_05"> </text:span><text:span text:style-name="_32_509">t</text:span><text:span text:style-name="_33_03">h</text:span><text:span text:style-name="_31_612">e</text:span><text:span text:style-name="_31_805"> </text:span><text:span text:style-name="_38_20">s</text:span><text:span text:style-name="_31_683">u</text:span><text:span text:style-name="_32_401">m</text:span><text:span text:style-name="_34_57">m</text:span><text:span text:style-name="_31_381">e</text:span><text:span text:style-name="_32_281">r</text:span><text:span text:style-name="_34_21">.</text:span><text:span text:style-name="_39_09"> </text:span><text:span text:style-name="_32_281">T</text:span><text:span text:style-name="_34_60">h</text:span><text:span text:style-name="_31_323">e</text:span><text:span text:style-name="_32_437">y</text:span><text:span text:style-name="_35_"> </text:span><text:span text:style-name="_31_609">w</text:span><text:span text:style-name="_32_619">o</text:span><text:span text:style-name="_37_09">r</text:span><text:span text:style-name="_31_180">k</text:span><text:span text:style-name="_32_499">e</text:span><text:span text:style-name="_35_32">d</text:span><text:span text:style-name="_39_09"> </text:span><text:span text:style-name="_32_029">a</text:span><text:span text:style-name="_35_"> </text:span><text:span text:style-name="_31_346">c</text:span><text:span text:style-name="_32_080">o</text:span><text:span text:style-name="_33_04">u</text:span><text:span text:style-name="_31_347">p</text:span><text:span text:style-name="_32_281">l</text:span><text:span text:style-name="_34_09">e</text:span><text:span text:style-name="_39_09"> </text:span><text:span text:style-name="_32_497">o</text:span><text:span text:style-name="_38_41">f</text:span><text:span text:style-name="_39_05"> </text:span><text:span text:style-name="_32_115">d</text:span><text:span text:style-name="_34_24">a</text:span><text:span text:style-name="_31_574">y</text:span><text:span text:style-name="_32_692">s</text:span><text:span text:style-name="_38_41">;</text:span><text:span text:style-name="_39_05"> </text:span><text:span text:style-name="_32_581">t</text:span><text:span text:style-name="_38_07">h</text:span><text:span text:style-name="_31_528">e</text:span><text:span text:style-name="_32_425">n</text:span><text:span text:style-name="_39_"> </text:span><text:span text:style-name="_31_165">t</text:span><text:span text:style-name="_32_680">h</text:span><text:span text:style-name="_36_63">e</text:span><text:span text:style-name="_31_561">y</text:span><text:span text:style-name="_31_805"> </text:span><text:span text:style-name="_32_29">l</text:span><text:span text:style-name="_31_237">e</text:span><text:span text:style-name="_32_113">f</text:span><text:span text:style-name="_32_65">t</text:span><text:span text:style-name="_39_05"> </text:span><text:span text:style-name="_32_281">f</text:span><text:span text:style-name="_35_17">o</text:span><text:span text:style-name="_31_429">r</text:span><text:span text:style-name="_31_809"> </text:span><text:span text:style-name="_36_61">t</text:span><text:span text:style-name="_31_132">h</text:span><text:span text:style-name="_32_571">e</text:span><text:span text:style-name="_39_"> </text:span><text:span text:style-name="_31_600">s</text:span><text:span text:style-name="_32_499">u</text:span><text:span text:style-name="_34_21">m</text:span><text:span text:style-name="_31_669">m</text:span><text:span text:style-name="_32_509">e</text:span><text:span text:style-name="_32_77">r</text:span><text:span text:style-name="_31_561">.</text:span><text:span text:style-name="_31_809"> </text:span><text:span text:style-name="_38_41">A</text:span><text:span text:style-name="_31_237">f</text:span><text:span text:style-name="_32_473">t</text:span><text:span text:style-name="_34_21">e</text:span><text:span text:style-name="_31_141">r</text:span><text:span text:style-name="_31_805"> </text:span><text:span text:style-name="_35_17">w</text:span><text:span text:style-name="_31_419">h</text:span><text:span text:style-name="_32_617">i</text:span><text:span text:style-name="_37_72">c</text:span><text:span text:style-name="_31_177">h</text:span><text:span text:style-name="_31_805"> </text:span><text:span text:style-name="_38_41">t</text:span><text:span text:style-name="_31_323">h</text:span><text:span text:style-name="_32_692">e</text:span><text:span text:style-name="_39_"> </text:span><text:span text:style-name="_31_215">b</text:span><text:span text:style-name="_32_428">u</text:span><text:span text:style-name="_36_25">r</text:span><text:span text:style-name="_31_420">g</text:span><text:span text:style-name="_32_689">l</text:span><text:span text:style-name="_34_23">a</text:span><text:span text:style-name="_31_741">r</text:span><text:span text:style-name="_32_113">s</text:span><text:span text:style-name="_39_"> </text:span><text:span text:style-name="_31_777">m</text:span><text:span text:style-name="_32_655">o</text:span><text:span text:style-name="_32_80">v</text:span><text:span text:style-name="_31_216">e</text:span><text:span text:style-name="_32_463">d</text:span><text:span text:style-name="_39_"> </text:span><text:span text:style-name="_31_525">i</text:span><text:span text:style-name="_32_509">n</text:span><text:span text:style-name="_35_89">,</text:span><text:span text:style-name="_39_05"> </text:span><text:span text:style-name="_32_499">a</text:span><text:span text:style-name="_33_52">n</text:span><text:span text:style-name="_31_177">d</text:span><text:span text:style-name="_31_809"> </text:span><text:span text:style-name="_38_19">b</text:span><text:span text:style-name="_31_132">e</text:span><text:span text:style-name="_32_151">g</text:span><text:span text:style-name="_33_16">a</text:span><text:span text:style-name="_31_177">n</text:span><text:span text:style-name="_31_809"> </text:span><text:span text:style-name="_38_77">t</text:span><text:span text:style-name="_31_492">h</text:span><text:span text:style-name="_32_607">e</text:span><text:span text:style-name="_32_29">i</text:span><text:span text:style-name="_31_789">r</text:span><text:span text:style-name="_31_809"> </text:span><text:span text:style-name="_35_32">s</text:span><text:span text:style-name="_31_563">u</text:span><text:span text:style-name="_32_617">m</text:span><text:span text:style-name="_36_01">m</text:span><text:span text:style-name="_31_789">e</text:span><text:span text:style-name="_32_473">r</text:span><text:span text:style-name="_39_"> </text:span><text:span text:style-name="_31_742">v</text:span><text:span text:style-name="_32_500">a</text:span><text:span text:style-name="_37_12">c</text:span><text:span text:style-name="_31_575">a</text:span><text:span text:style-name="_32_677">t</text:span><text:span text:style-name="_32_29">i</text:span><text:span text:style-name="_31_780">o</text:span><text:span text:style-name="_32_391">n</text:span><text:span text:style-name="_36_37">.</text:span><text:span text:style-name="_39_09"> </text:span><text:span text:style-name="_32_101">W</text:span><text:span text:style-name="_36_40">h</text:span><text:span text:style-name="_31_179">e</text:span><text:span text:style-name="_32_437">n</text:span><text:span text:style-name="_39_"> </text:span><text:span text:style-name="_31_429">w</text:span><text:span text:style-name="_32_461">e</text:span><text:span text:style-name="_39_"> </text:span><text:span text:style-name="_31_717">r</text:span><text:span text:style-name="_32_139">e</text:span><text:span text:style-name="_34_81">t</text:span><text:span text:style-name="_31_744">u</text:span><text:span text:style-name="_32_401">r</text:span><text:span text:style-name="_32_32">n</text:span><text:span text:style-name="_31_131">e</text:span><text:span text:style-name="_32_317">d</text:span><text:span text:style-name="_35_"> </text:span><text:span text:style-name="_31_717">i</text:span><text:span text:style-name="_32_473">n</text:span><text:span text:style-name="_39_"> </text:span><text:span text:style-name="_31_345">t</text:span><text:span text:style-name="_32_079">h</text:span><text:span text:style-name="_34_48">e</text:span><text:span text:style-name="_39_05"> </text:span><text:span text:style-name="_32_617">f</text:span><text:span text:style-name="_36_37">a</text:span><text:span text:style-name="_31_501">l</text:span><text:span text:style-name="_32_041">l</text:span><text:span text:style-name="_38_41">,</text:span><text:span text:style-name="_39_09"> </text:span><text:span text:style-name="_32_437">t</text:span><text:span text:style-name="_35_31">h</text:span><text:span text:style-name="_31_684">e</text:span><text:span text:style-name="_31_805"> </text:span><text:span text:style-name="_33_40">h</text:span><text:span text:style-name="_31_215">o</text:span><text:span text:style-name="_32_331">u</text:span><text:span text:style-name="_34_12">s</text:span><text:span text:style-name="_31_249">e</text:span><text:span text:style-name="_31_805"> </text:span><text:span text:style-name="_33_49">w</text:span><text:span text:style-name="_31_251">a</text:span><text:span text:style-name="_32_500">s</text:span><text:span text:style-name="_35_"> </text:span><text:span text:style-name="_31_504">a</text:span><text:span text:style-name="_32_618">s</text:span><text:span text:style-name="_39_"> </text:span><text:span text:style-name="_31_204">e</text:span><text:span text:style-name="_32_689">m</text:span><text:span text:style-name="_37_83">p</text:span><text:span text:style-name="_31_417">t</text:span><text:span text:style-name="_32_581">y</text:span><text:span text:style-name="_35_"> </text:span><text:span text:style-name="_31_672">a</text:span><text:span text:style-name="_32_318">s</text:span><text:span text:style-name="_35_"> </text:span><text:span text:style-name="_31_537">a</text:span><text:span text:style-name="_31_805"> </text:span><text:span text:style-name="_34_60">b</text:span><text:span text:style-name="_31_383">e</text:span><text:span text:style-name="_32_509">e</text:span><text:span text:style-name="_33_49">r</text:span><text:span text:style-name="_39_09"> </text:span><text:span text:style-name="_32_282">c</text:span><text:span text:style-name="_36_37">l</text:span><text:span text:style-name="_31_240">o</text:span><text:span text:style-name="_32_044">s</text:span><text:span text:style-name="_36_03">e</text:span><text:span text:style-name="_31_753">t</text:span><text:span text:style-name="_31_805"> </text:span><text:span text:style-name="_34_93">i</text:span><text:span text:style-name="_31_609">n</text:span><text:span text:style-name="_31_809"> </text:span><text:span text:style-name="_34_11">p</text:span><text:span text:style-name="_31_681">r</text:span><text:span text:style-name="_32_680">e</text:span><text:span text:style-name="_35_17">m</text:span><text:span text:style-name="_31_345">i</text:span><text:span text:style-name="_32_102">s</text:span><text:span text:style-name="_36_76">e</text:span><text:span text:style-name="_31_321">s</text:span><text:span text:style-name="_31_805"> </text:span><text:span text:style-name="_36_01">w</text:span><text:span text:style-name="_31_396">h</text:span><text:span text:style-name="_32_439">e</text:span><text:span text:style-name="_32_65">r</text:span><text:span text:style-name="_31_609">e</text:span><text:span text:style-name="_31_809"> </text:span><text:span text:style-name="_33_04">p</text:span><text:span text:style-name="_31_743">a</text:span><text:span text:style-name="_32_677">i</text:span><text:span text:style-name="_38_79">n</text:span><text:span text:style-name="_31_393">t</text:span><text:span text:style-name="_32_332">e</text:span><text:span text:style-name="_38_17">r</text:span><text:span text:style-name="_31_501">s</text:span><text:span text:style-name="_31_805"> </text:span><text:span text:style-name="_33_04">h</text:span><text:span text:style-name="_31_683">a</text:span><text:span text:style-name="_32_138">v</text:span><text:span text:style-name="_34_60">e</text:span><text:span text:style-name="_39_05"> </text:span><text:span text:style-name="_32_572">b</text:span><text:span text:style-name="_34_47">e</text:span><text:span text:style-name="_31_311">e</text:span><text:span text:style-name="_32_140">n</text:span><text:span text:style-name="_35_"> </text:span><text:span text:style-name="_31_489">a</text:span><text:span text:style-name="_32_473">t</text:span><text:span text:style-name="_39_"> </text:span><text:span text:style-name="_31_177">w</text:span><text:span text:style-name="_32_283">o</text:span><text:span text:style-name="_35_17">r</text:span><text:span text:style-name="_31_168">k</text:span><text:span text:style-name="_32_689">.</text:span><text:span text:style-name="_39_"> </text:span><text:span text:style-name="_31_345">W</text:span><text:span text:style-name="_32_065">e</text:span><text:span text:style-name="_39_"> </text:span><text:span text:style-name="_31_237">r</text:span><text:span text:style-name="_32_607">e</text:span><text:span text:style-name="_38_41">f</text:span><text:span text:style-name="_31_756">u</text:span><text:span text:style-name="_32_065">r</text:span><text:span text:style-name="_36_40">n</text:span><text:span text:style-name="_31_429">i</text:span><text:span text:style-name="_32_510">s</text:span><text:span text:style-name="_32_80">h</text:span><text:span text:style-name="_31_359">e</text:span><text:span text:style-name="_32_581">d</text:span><text:span text:style-name="_36_73">,</text:span><text:span text:style-name="_39_05"> </text:span><text:span text:style-name="_32_500">a</text:span><text:span text:style-name="_37_71">n</text:span><text:span text:style-name="_31_705">d</text:span><text:span text:style-name="_31_805"> </text:span><text:span text:style-name="_34_93">t</text:span><text:span text:style-name="_31_215">h</text:span><text:span text:style-name="_32_296">e</text:span><text:span text:style-name="_36_25">n</text:span><text:span text:style-name="_39_05"> </text:span><text:span text:style-name="_32_224">s</text:span><text:span text:style-name="_32_43">e</text:span><text:span text:style-name="_31_609">n</text:span><text:span text:style-name="_32_293">t</text:span><text:span text:style-name="_39_"> </text:span><text:span text:style-name="_31_683">d</text:span><text:span text:style-name="_32_428">o</text:span><text:span text:style-name="_33_01">w</text:span><text:span text:style-name="_31_417">n</text:span><text:span text:style-name="_31_809"> </text:span><text:span text:style-name="_34_45">t</text:span><text:span text:style-name="_31_705">o</text:span><text:span text:style-name="_31_809"> </text:span><text:span text:style-name="_32_68">h</text:span><text:span text:style-name="_31_575">u</text:span><text:span text:style-name="_32_101">r</text:span><text:span text:style-name="_36_73">r</text:span><text:span text:style-name="_31_165">y</text:span><text:span text:style-name="_31_805"> </text:span><text:span text:style-name="_34_24">u</text:span><text:span text:style-name="_31_599">p</text:span><text:span text:style-name="_31_809"> </text:span><text:span text:style-name="_33_37">t</text:span><text:span text:style-name="_31_756">h</text:span><text:span text:style-name="_32_031">e</text:span><text:span text:style-name="_35_"> </text:span><text:span text:style-name="_31_575">e</text:span><text:span text:style-name="_32_620">x</text:span><text:span text:style-name="_33_39">p</text:span><text:span text:style-name="_31_528">e</text:span><text:span text:style-name="_32_461">r</text:span><text:span text:style-name="_33_49">t</text:span><text:span text:style-name="_31_705">.</text:span><text:span text:style-name="_31_809"> </text:span><text:span text:style-name="_37_09">H</text:span><text:span text:style-name="_31_705">e</text:span><text:span text:style-name="_31_809"> </text:span><text:span text:style-name="_38_56">c</text:span><text:span text:style-name="_31_575">a</text:span><text:span text:style-name="_32_425">m</text:span><text:span text:style-name="_36_25">e</text:span><text:span text:style-name="_39_09"> </text:span><text:span text:style-name="_32_283">u</text:span><text:span text:style-name="_34_48">p</text:span><text:span text:style-name="_39_09"> </text:span><text:span text:style-name="_32_464">a</text:span><text:span text:style-name="_38_07">n</text:span><text:span text:style-name="_31_777">d</text:span><text:span text:style-name="_31_805"> </text:span><text:span text:style-name="_33_49">f</text:span><text:span text:style-name="_31_165">i</text:span><text:span text:style-name="_32_427">n</text:span><text:span text:style-name="_32_77">i</text:span><text:span text:style-name="_31_132">s</text:span><text:span text:style-name="_32_404">h</text:span><text:span text:style-name="_32_67">e</text:span><text:span text:style-name="_31_129">d</text:span><text:span text:style-name="_31_809"> </text:span><text:span text:style-name="_32_65">t</text:span><text:span text:style-name="_31_599">h</text:span><text:span text:style-name="_32_620">e</text:span><text:span text:style-name="_39_"> </text:span><text:span text:style-name="_31_249">j</text:span><text:span text:style-name="_32_403">o</text:span><text:span text:style-name="_37_72">b</text:span><text:span text:style-name="_31_129">,</text:span><text:span text:style-name="_31_805"> </text:span><text:span text:style-name="_32_68">a</text:span><text:span text:style-name="_31_431">n</text:span><text:span text:style-name="_32_257">d</text:span><text:span text:style-name="_35_"> </text:span><text:span text:style-name="_31_312">s</text:span><text:span text:style-name="_32_463">a</text:span><text:span text:style-name="_36_73">i</text:span><text:span text:style-name="_31_249">d</text:span><text:span text:style-name="_32_329">:</text:span><text:span text:style-name="_39_"> </text:span><text:span text:style-name="_31_525">'</text:span><text:span text:style-name="_32_209">N</text:span><text:span text:style-name="_33_01">o</text:span><text:span text:style-name="_31_357">w</text:span><text:span text:style-name="_31_809"> </text:span><text:span text:style-name="_36_61">t</text:span><text:span text:style-name="_31_600">h</text:span><text:span text:style-name="_32_509">i</text:span><text:span text:style-name="_38_06">s</text:span><text:span text:style-name="_39_09"> </text:span><text:span text:style-name="_32_512">c</text:span><text:span text:style-name="_38_77">l</text:span><text:span text:style-name="_31_527">o</text:span><text:span text:style-name="_32_260">c</text:span><text:span text:style-name="_36_62">k</text:span><text:span text:style-name="_39_09"> </text:span><text:span text:style-name="_32_257">i</text:span><text:span text:style-name="_33_37">s</text:span><text:span text:style-name="_39_05"> </text:span><text:span text:style-name="_32_330">s</text:span><text:span text:style-name="_33_40">e</text:span><text:span text:style-name="_31_381">t</text:span><text:span text:style-name="_31_809"> </text:span><text:span text:style-name="_38_77">t</text:span><text:span text:style-name="_31_357">o</text:span><text:span text:style-name="_31_809"> </text:span><text:span text:style-name="_35_19">p</text:span><text:span text:style-name="_31_744">u</text:span><text:span text:style-name="_32_065">t</text:span><text:span text:style-name="_39_"> </text:span><text:span text:style-name="_31_251">o</text:span><text:span text:style-name="_32_212">n</text:span><text:span text:style-name="_35_"> </text:span><text:span text:style-name="_31_201">t</text:span><text:span text:style-name="_32_608">h</text:span><text:span text:style-name="_38_07">e</text:span><text:span text:style-name="_39_09"> </text:span><text:span text:style-name="_32_475">a</text:span><text:span text:style-name="_38_89">l</text:span><text:span text:style-name="_31_360">a</text:span><text:span text:style-name="_32_077">r</text:span><text:span text:style-name="_35_89">m</text:span><text:span text:style-name="_39_09"> </text:span><text:span text:style-name="_32_571">e</text:span><text:span text:style-name="_38_56">v</text:span><text:span text:style-name="_31_599">e</text:span><text:span text:style-name="_32_605">r</text:span><text:span text:style-name="_37_84">y</text:span><text:span text:style-name="_39_05"> </text:span><text:span text:style-name="_32_284">n</text:span><text:span text:style-name="_37_81">i</text:span><text:span text:style-name="_31_491">g</text:span><text:span text:style-name="_32_437">h</text:span><text:span text:style-name="_34_57">t</text:span><text:span text:style-name="_39_05"> </text:span><text:span text:style-name="_32_473">a</text:span><text:span text:style-name="_33_37">t</text:span><text:span text:style-name="_39_05"> </text:span><text:span text:style-name="_32_317">1</text:span><text:span text:style-name="_34_21">0</text:span><text:span text:style-name="_31_345">,</text:span><text:span text:style-name="_31_809"> </text:span><text:span text:style-name="_34_11">a</text:span><text:span text:style-name="_31_720">n</text:span><text:span text:style-name="_32_137">d</text:span><text:span text:style-name="_35_"> </text:span><text:span text:style-name="_31_609">t</text:span><text:span text:style-name="_32_512">a</text:span><text:span text:style-name="_34_82">k</text:span><text:span text:style-name="_31_489">e</text:span><text:span text:style-name="_31_809"> </text:span><text:span text:style-name="_35_89">i</text:span><text:span text:style-name="_31_741">t</text:span><text:span text:style-name="_31_805"> </text:span><text:span text:style-name="_35_17">o</text:span><text:span text:style-name="_31_681">f</text:span><text:span text:style-name="_32_221">f</text:span><text:span text:style-name="_35_"> </text:span><text:span text:style-name="_31_564">e</text:span><text:span text:style-name="_32_114">v</text:span><text:span text:style-name="_34_24">e</text:span><text:span text:style-name="_31_213">r</text:span><text:span text:style-name="_32_642">y</text:span><text:span text:style-name="_39_"> </text:span><text:span text:style-name="_31_393">m</text:span><text:span text:style-name="_32_032">o</text:span><text:span text:style-name="_37_09">r</text:span><text:span text:style-name="_31_323">n</text:span><text:span text:style-name="_32_509">i</text:span><text:span text:style-name="_38_19">n</text:span><text:span text:style-name="_31_492">g</text:span><text:span text:style-name="_31_809"> </text:span><text:span text:style-name="_36_37">a</text:span><text:span text:style-name="_31_141">t</text:span><text:span text:style-name="_31_809"> </text:span><text:span text:style-name="_36_73">5</text:span><text:span text:style-name="_31_129">:</text:span><text:span text:style-name="_32_473">4</text:span><text:span text:style-name="_34_45">5</text:span><text:span text:style-name="_31_561">.</text:span><text:span text:style-name="_31_805"> </text:span><text:span text:style-name="_32_41">A</text:span><text:span text:style-name="_31_501">l</text:span><text:span text:style-name="_32_497">l</text:span><text:span text:style-name="_39_"> </text:span><text:span text:style-name="_31_576">y</text:span><text:span text:style-name="_32_331">o</text:span><text:span text:style-name="_36_39">u</text:span><text:span text:style-name="_31_201">'</text:span><text:span text:style-name="_32_620">v</text:span><text:span text:style-name="_32_77">e</text:span><text:span text:style-name="_39_05"> </text:span><text:span text:style-name="_32_475">g</text:span><text:span text:style-name="_32_68">o</text:span><text:span text:style-name="_31_537">t</text:span><text:span text:style-name="_31_805"> </text:span><text:span text:style-name="_32_77">t</text:span><text:span text:style-name="_31_309">o</text:span><text:span text:style-name="_31_809"> </text:span><text:span text:style-name="_34_59">d</text:span><text:span text:style-name="_31_360">o</text:span><text:span text:style-name="_31_809"> </text:span><text:span text:style-name="_33_37">i</text:span><text:span text:style-name="_31_753">s</text:span><text:span text:style-name="_31_809"> </text:span><text:span text:style-name="_38_17">t</text:span><text:span text:style-name="_31_129">o</text:span><text:span text:style-name="_31_809"> </text:span><text:span text:style-name="_38_05">w</text:span><text:span text:style-name="_31_489">i</text:span><text:span text:style-name="_32_044">n</text:span><text:span text:style-name="_35_31">d</text:span><text:span text:style-name="_39_09"> </text:span><text:span text:style-name="_32_332">h</text:span><text:span text:style-name="_37_83">e</text:span><text:span text:style-name="_31_681">r</text:span><text:span text:style-name="_31_809"> </text:span><text:span text:style-name="_36_75">u</text:span><text:span text:style-name="_31_216">p</text:span><text:span text:style-name="_31_809"> </text:span><text:span text:style-name="_35_31">e</text:span><text:span text:style-name="_31_576">v</text:span><text:span text:style-name="_32_331">e</text:span><text:span text:style-name="_38_17">r</text:span><text:span text:style-name="_31_144">y</text:span><text:span text:style-name="_31_805"> </text:span><text:span text:style-name="_38_77">w</text:span><text:span text:style-name="_31_179">e</text:span><text:span text:style-name="_32_296">e</text:span><text:span text:style-name="_34_09">k</text:span><text:span text:style-name="_31_609">,</text:span><text:span text:style-name="_31_805"> </text:span><text:span text:style-name="_34_23">a</text:span><text:span text:style-name="_31_432">n</text:span><text:span text:style-name="_32_425">d</text:span><text:span text:style-name="_35_"> </text:span><text:span text:style-name="_31_177">t</text:span><text:span text:style-name="_32_463">h</text:span><text:span text:style-name="_33_04">e</text:span><text:span text:style-name="_31_609">n</text:span><text:span text:style-name="_31_809"> </text:span><text:span text:style-name="_37_09">l</text:span><text:span text:style-name="_31_779">e</text:span><text:span text:style-name="_32_680">a</text:span><text:span text:style-name="_34_60">v</text:span><text:span text:style-name="_31_179">e</text:span><text:span text:style-name="_31_805"> </text:span><text:span text:style-name="_34_48">h</text:span><text:span text:style-name="_31_323">e</text:span><text:span text:style-name="_32_317">r</text:span><text:span text:style-name="_35_"> </text:span><text:span text:style-name="_31_359">a</text:span><text:span text:style-name="_32_113">l</text:span><text:span text:style-name="_34_60">o</text:span><text:span text:style-name="_31_563">n</text:span><text:span text:style-name="_32_512">e</text:span>--<text:span text:style-name="_31_805"> </text:span><text:span text:style-name="_33_02">s</text:span><text:span text:style-name="_31_396">h</text:span><text:span text:style-name="_32_317">e</text:span><text:span text:style-name="_35_"> </text:span><text:span text:style-name="_31_537">w</text:span><text:span text:style-name="_32_101">i</text:span><text:span text:style-name="_38_89">l</text:span><text:span text:style-name="_31_417">l</text:span><text:span text:style-name="_31_809"> </text:span><text:span text:style-name="_37_09">t</text:span><text:span text:style-name="_31_240">a</text:span><text:span text:style-name="_32_570">k</text:span><text:span text:style-name="_33_13">e</text:span><text:span text:style-name="_39_09"> </text:span><text:span text:style-name="_32_140">c</text:span><text:span text:style-name="_32_79">a</text:span><text:span text:style-name="_31_777">r</text:span><text:span text:style-name="_32_677">e</text:span><text:span text:style-name="_39_"> </text:span><text:span text:style-name="_31_357">o</text:span><text:span text:style-name="_32_077">f</text:span><text:span text:style-name="_39_"> </text:span><text:span text:style-name="_31_309">t</text:span><text:span text:style-name="_32_655">h</text:span><text:span text:style-name="_36_28">e</text:span><text:span text:style-name="_39_09"> </text:span><text:span text:style-name="_32_320">a</text:span><text:span text:style-name="_32_77">l</text:span><text:span text:style-name="_31_311">a</text:span><text:span text:style-name="_32_401">r</text:span><text:span text:style-name="_33_13">m</text:span><text:span text:style-name="_39_09"> </text:span><text:span text:style-name="_32_619">h</text:span><text:span text:style-name="_36_40">e</text:span><text:span text:style-name="_31_777">r</text:span><text:span text:style-name="_32_248">s</text:span><text:span text:style-name="_38_55">e</text:span><text:span text:style-name="_31_573">l</text:span><text:span text:style-name="_32_101">f</text:span><text:span text:style-name="_33_13">.</text:span><text:span text:style-name="_31_489">'</text:span></text:p>
      <text:p text:style-name="P1"><text:span text:style-name="_32_29">"</text:span><text:span text:style-name="_31_537">A</text:span><text:span text:style-name="_32_137">f</text:span><text:span text:style-name="_34_93">t</text:span><text:span text:style-name="_31_573">e</text:span><text:span text:style-name="_32_473">r</text:span><text:span text:style-name="_39_"> </text:span><text:span text:style-name="_31_141">t</text:span><text:span text:style-name="_32_584">h</text:span><text:span text:style-name="_32_79">a</text:span><text:span text:style-name="_31_357">t</text:span><text:span text:style-name="_31_805"> </text:span><text:span text:style-name="_36_61">w</text:span><text:span text:style-name="_31_597">e</text:span><text:span text:style-name="_31_805"> </text:span><text:span text:style-name="_33_39">h</text:span><text:span text:style-name="_31_180">a</text:span><text:span text:style-name="_32_677">d</text:span><text:span text:style-name="_35_"> </text:span><text:span text:style-name="_31_573">a</text:span><text:span text:style-name="_31_805"> </text:span><text:span text:style-name="_38_05">m</text:span><text:span text:style-name="_31_792">o</text:span><text:span text:style-name="_32_294">s</text:span><text:span text:style-name="_37_81">t</text:span><text:span text:style-name="_39_09"> </text:span><text:span text:style-name="_32_113">t</text:span><text:span text:style-name="_38_77">r</text:span><text:span text:style-name="_31_683">a</text:span><text:span text:style-name="_32_404">n</text:span><text:span text:style-name="_33_51">q</text:span><text:span text:style-name="_31_792">u</text:span><text:span text:style-name="_32_473">i</text:span><text:span text:style-name="_36_25">l</text:span><text:span text:style-name="_39_05"> </text:span><text:span text:style-name="_32_606">s</text:span><text:span text:style-name="_32_44">e</text:span><text:span text:style-name="_31_323">a</text:span><text:span text:style-name="_32_296">s</text:span><text:span text:style-name="_35_31">o</text:span><text:span text:style-name="_31_348">n</text:span><text:span text:style-name="_31_809"> </text:span><text:span text:style-name="_38_80">d</text:span><text:span text:style-name="_31_251">u</text:span><text:span text:style-name="_32_473">r</text:span><text:span text:style-name="_32_29">i</text:span><text:span text:style-name="_31_791">n</text:span><text:span text:style-name="_32_248">g</text:span><text:span text:style-name="_39_"> </text:span><text:span text:style-name="_31_321">t</text:span><text:span text:style-name="_32_584">h</text:span><text:span text:style-name="_34_57">r</text:span><text:span text:style-name="_31_503">e</text:span><text:span text:style-name="_32_317">e</text:span><text:span text:style-name="_39_"> </text:span><text:span text:style-name="_31_717">m</text:span><text:span text:style-name="_32_571">o</text:span><text:span text:style-name="_32_80">n</text:span><text:span text:style-name="_31_309">t</text:span><text:span text:style-name="_32_692">h</text:span><text:span text:style-name="_35_90">s</text:span><text:span text:style-name="_31_237">.</text:span><text:span text:style-name="_31_809"> </text:span><text:span text:style-name="_36_97">T</text:span><text:span text:style-name="_31_504">h</text:span><text:span text:style-name="_32_115">e</text:span><text:span text:style-name="_35_"> </text:span><text:span text:style-name="_31_597">b</text:span><text:span text:style-name="_32_149">i</text:span><text:span text:style-name="_34_45">l</text:span><text:span text:style-name="_31_777">l</text:span><text:span text:style-name="_31_805"> </text:span><text:span text:style-name="_37_09">w</text:span><text:span text:style-name="_31_683">a</text:span><text:span text:style-name="_32_284">s</text:span><text:span text:style-name="_39_"> </text:span><text:span text:style-name="_31_419">p</text:span><text:span text:style-name="_32_653">r</text:span><text:span text:style-name="_32_80">o</text:span><text:span text:style-name="_31_491">d</text:span><text:span text:style-name="_32_617">i</text:span><text:span text:style-name="_34_96">g</text:span><text:span text:style-name="_31_321">i</text:span><text:span text:style-name="_32_247">o</text:span><text:span text:style-name="_36_04">u</text:span><text:span text:style-name="_31_429">s</text:span><text:span text:style-name="_32_677">,</text:span><text:span text:style-name="_35_"> </text:span><text:span text:style-name="_31_777">o</text:span><text:span text:style-name="_32_149">f</text:span><text:span text:style-name="_39_"> </text:span><text:span text:style-name="_31_610">c</text:span><text:span text:style-name="_32_320">o</text:span><text:span text:style-name="_34_83">u</text:span><text:span text:style-name="_31_213">r</text:span><text:span text:style-name="_32_428">s</text:span><text:span text:style-name="_33_37">e</text:span><text:span text:style-name="_31_537">,</text:span><text:span text:style-name="_31_809"> </text:span><text:span text:style-name="_34_84">a</text:span><text:span text:style-name="_31_143">n</text:span><text:span text:style-name="_32_149">d</text:span><text:span text:style-name="_39_"> </text:span><text:span text:style-name="_31_537">I</text:span><text:span text:style-name="_31_809"> </text:span><text:span text:style-name="_33_16">h</text:span><text:span text:style-name="_31_131">a</text:span><text:span text:style-name="_32_641">d</text:span><text:span text:style-name="_35_"> </text:span><text:span text:style-name="_31_576">s</text:span><text:span text:style-name="_32_103">a</text:span><text:span text:style-name="_32_65">i</text:span><text:span text:style-name="_31_777">d</text:span><text:span text:style-name="_31_805"> </text:span><text:span text:style-name="_38_05">I</text:span><text:span text:style-name="_39_09"> </text:span><text:span text:style-name="_32_401">w</text:span><text:span text:style-name="_33_40">o</text:span><text:span text:style-name="_31_203">u</text:span><text:span text:style-name="_32_041">l</text:span><text:span text:style-name="_33_49">d</text:span><text:span text:style-name="_39_05"> </text:span><text:span text:style-name="_32_080">n</text:span><text:span text:style-name="_34_95">o</text:span><text:span text:style-name="_31_789">n</text:span><text:span text:style-name="_31_805"> </text:span><text:span text:style-name="_33_15">p</text:span><text:span text:style-name="_31_324">a</text:span><text:span text:style-name="_32_221">y</text:span><text:span text:style-name="_35_"> </text:span><text:span text:style-name="_31_357">i</text:span><text:span text:style-name="_32_257">t</text:span><text:span text:style-name="_35_"> </text:span><text:span text:style-name="_31_756">u</text:span><text:span text:style-name="_32_463">n</text:span><text:span text:style-name="_38_89">t</text:span><text:span text:style-name="_31_429">i</text:span><text:span text:style-name="_32_257">l</text:span><text:span text:style-name="_35_"> </text:span><text:span text:style-name="_31_705">t</text:span><text:span text:style-name="_32_463">h</text:span><text:span text:style-name="_32_32">e</text:span><text:span text:style-name="_39_09"> </text:span><text:span text:style-name="_32_224">n</text:span><text:span text:style-name="_33_03">e</text:span><text:span text:style-name="_31_321">w</text:span><text:span text:style-name="_31_805"> </text:span><text:span text:style-name="_34_09">m</text:span><text:span text:style-name="_31_720">a</text:span><text:span text:style-name="_32_222">c</text:span><text:span text:style-name="_32_79">h</text:span><text:span text:style-name="_31_789">i</text:span><text:span text:style-name="_32_260">n</text:span><text:span text:style-name="_35_19">e</text:span><text:span text:style-name="_31_717">r</text:span><text:span text:style-name="_32_248">y</text:span><text:span text:style-name="_35_"> </text:span><text:span text:style-name="_31_707">h</text:span><text:span text:style-name="_32_476">a</text:span><text:span text:style-name="_32_29">d</text:span><text:span text:style-name="_39_05"> </text:span><text:span text:style-name="_32_067">p</text:span><text:span text:style-name="_37_69">r</text:span><text:span text:style-name="_31_312">o</text:span><text:span text:style-name="_32_498">v</text:span><text:span text:style-name="_37_00">e</text:span><text:span text:style-name="_31_417">d</text:span><text:span text:style-name="_31_805"> </text:span><text:span text:style-name="_32_41">i</text:span><text:span text:style-name="_31_129">t</text:span><text:span text:style-name="_32_620">s</text:span><text:span text:style-name="_33_03">e</text:span><text:span text:style-name="_31_201">l</text:span><text:span text:style-name="_32_461">f</text:span><text:span text:style-name="_39_"> </text:span><text:span text:style-name="_31_717">t</text:span><text:span text:style-name="_32_245">o</text:span><text:span text:style-name="_35_"> </text:span><text:span text:style-name="_31_396">b</text:span><text:span text:style-name="_32_211">e</text:span><text:span text:style-name="_35_"> </text:span><text:span text:style-name="_31_573">f</text:span><text:span text:style-name="_32_137">l</text:span><text:span text:style-name="_35_32">a</text:span><text:span text:style-name="_31_237">w</text:span><text:span text:style-name="_32_569">l</text:span><text:span text:style-name="_36_27">e</text:span><text:span text:style-name="_31_202">s</text:span><text:span text:style-name="_32_500">s</text:span><text:span text:style-name="_36_73">.</text:span><text:span text:style-name="_39_05"> </text:span><text:span text:style-name="_32_065">T</text:span><text:span text:style-name="_35_31">h</text:span><text:span text:style-name="_31_492">e</text:span><text:span text:style-name="_31_809"> </text:span><text:span text:style-name="_36_97">t</text:span><text:span text:style-name="_31_753">i</text:span><text:span text:style-name="_32_209">m</text:span><text:span text:style-name="_38_41">e</text:span><text:span text:style-name="_39_05"> </text:span><text:span text:style-name="_32_438">s</text:span><text:span text:style-name="_36_25">t</text:span><text:span text:style-name="_31_561">i</text:span><text:span text:style-name="_32_428">p</text:span><text:span text:style-name="_36_40">u</text:span><text:span text:style-name="_31_501">l</text:span><text:span text:style-name="_32_295">a</text:span><text:span text:style-name="_34_21">t</text:span><text:span text:style-name="_31_743">e</text:span><text:span text:style-name="_32_152">d</text:span><text:span text:style-name="_39_"> </text:span><text:span text:style-name="_31_165">w</text:span><text:span text:style-name="_32_224">a</text:span><text:span text:style-name="_38_42">s</text:span><text:span text:style-name="_39_05"> </text:span><text:span text:style-name="_32_497">t</text:span><text:span text:style-name="_32_80">h</text:span><text:span text:style-name="_31_237">r</text:span><text:span text:style-name="_32_319">e</text:span><text:span text:style-name="_34_09">e</text:span><text:span text:style-name="_39_05"> </text:span><text:span text:style-name="_32_653">m</text:span><text:span text:style-name="_35_19">o</text:span><text:span text:style-name="_31_132">n</text:span><text:span text:style-name="_32_293">t</text:span><text:span text:style-name="_33_03">h</text:span><text:span text:style-name="_31_216">s</text:span><text:span text:style-name="_32_677">.</text:span><text:span text:style-name="_35_"> </text:span><text:span text:style-name="_31_573">S</text:span><text:span text:style-name="_32_437">o</text:span><text:span text:style-name="_39_"> </text:span><text:span text:style-name="_31_177">I</text:span><text:span text:style-name="_31_809"> </text:span><text:span text:style-name="_38_79">p</text:span><text:span text:style-name="_31_564">a</text:span><text:span text:style-name="_32_245">i</text:span><text:span text:style-name="_37_09">d</text:span><text:span text:style-name="_39_05"> </text:span><text:span text:style-name="_32_221">t</text:span><text:span text:style-name="_32_68">h</text:span><text:span text:style-name="_31_491">e</text:span><text:span text:style-name="_31_805"> </text:span><text:span text:style-name="_33_01">b</text:span><text:span text:style-name="_31_537">i</text:span><text:span text:style-name="_32_329">l</text:span><text:span text:style-name="_35_89">l</text:span><text:span text:style-name="_31_429">,</text:span><text:span text:style-name="_31_809"> </text:span><text:span text:style-name="_34_59">a</text:span><text:span text:style-name="_31_240">n</text:span><text:span text:style-name="_32_065">d</text:span><text:span text:style-name="_35_"> </text:span><text:span text:style-name="_31_573">t</text:span><text:span text:style-name="_32_332">h</text:span><text:span text:style-name="_38_07">e</text:span><text:span text:style-name="_39_09"> </text:span><text:span text:style-name="_32_320">v</text:span><text:span text:style-name="_34_47">e</text:span><text:span text:style-name="_31_501">r</text:span><text:span text:style-name="_32_293">y</text:span><text:span text:style-name="_39_"> </text:span><text:span text:style-name="_31_179">n</text:span><text:span text:style-name="_32_620">e</text:span><text:span text:style-name="_37_09">x</text:span><text:span text:style-name="_31_561">t</text:span><text:span text:style-name="_31_805"> </text:span><text:span text:style-name="_34_11">d</text:span><text:span text:style-name="_31_396">a</text:span><text:span text:style-name="_32_641">y</text:span><text:span text:style-name="_39_"> </text:span><text:span text:style-name="_31_141">t</text:span><text:span text:style-name="_32_476">h</text:span><text:span text:style-name="_38_91">e</text:span><text:span text:style-name="_39_05"> </text:span><text:span text:style-name="_32_067">a</text:span><text:span text:style-name="_35_89">l</text:span><text:span text:style-name="_31_492">a</text:span><text:span text:style-name="_32_257">r</text:span><text:span text:style-name="_35_89">m</text:span><text:span text:style-name="_39_09"> </text:span><text:span text:style-name="_32_437">w</text:span><text:span text:style-name="_36_99">e</text:span><text:span text:style-name="_31_240">n</text:span><text:span text:style-name="_32_605">t</text:span><text:span text:style-name="_39_"> </text:span><text:span text:style-name="_31_141">t</text:span><text:span text:style-name="_32_437">o</text:span><text:span text:style-name="_39_"> </text:span><text:span text:style-name="_31_756">b</text:span><text:span text:style-name="_32_283">u</text:span><text:span text:style-name="_32_30">z</text:span><text:span text:style-name="_31_780">z</text:span><text:span text:style-name="_32_041">i</text:span><text:span text:style-name="_33_15">n</text:span><text:span text:style-name="_31_504">g</text:span><text:span text:style-name="_31_809"> </text:span><text:span text:style-name="_38_53">l</text:span><text:span text:style-name="_31_525">i</text:span><text:span text:style-name="_32_644">k</text:span><text:span text:style-name="_32_79">e</text:span><text:span text:style-name="_39_05"> </text:span><text:span text:style-name="_32_641">t</text:span><text:span text:style-name="_34_83">e</text:span><text:span text:style-name="_31_168">n</text:span><text:span text:style-name="_31_809"> </text:span><text:span text:style-name="_32_77">t</text:span><text:span text:style-name="_31_384">h</text:span><text:span text:style-name="_32_115">o</text:span><text:span text:style-name="_37_71">u</text:span><text:span text:style-name="_31_180">s</text:span><text:span text:style-name="_32_620">a</text:span><text:span text:style-name="_33_39">n</text:span><text:span text:style-name="_31_417">d</text:span><text:span text:style-name="_31_805"> </text:span><text:span text:style-name="_33_40">b</text:span><text:span text:style-name="_31_143">e</text:span><text:span text:style-name="_32_437">e</text:span><text:span text:style-name="_35_"> </text:span><text:span text:style-name="_31_780">s</text:span><text:span text:style-name="_32_077">w</text:span><text:span text:style-name="_38_91">a</text:span><text:span text:style-name="_31_501">r</text:span><text:span text:style-name="_32_605">m</text:span><text:span text:style-name="_37_09">s</text:span><text:span text:style-name="_39_05"> </text:span><text:span text:style-name="_32_437">a</text:span><text:span text:style-name="_38_53">t</text:span><text:span text:style-name="_39_05"> </text:span><text:span text:style-name="_32_065">t</text:span><text:span text:style-name="_34_60">e</text:span><text:span text:style-name="_31_239">n</text:span><text:span text:style-name="_31_809"> </text:span><text:span text:style-name="_33_16">o</text:span><text:span text:style-name="_31_525">'</text:span><text:span text:style-name="_32_330">c</text:span><text:span text:style-name="_32_65">l</text:span><text:span text:style-name="_31_527">o</text:span><text:span text:style-name="_32_296">c</text:span><text:span text:style-name="_37_09">k</text:span><text:span text:style-name="_39_05"> </text:span><text:span text:style-name="_32_497">i</text:span><text:span text:style-name="_38_41">n</text:span><text:span text:style-name="_39_09"> </text:span><text:span text:style-name="_32_389">t</text:span><text:span text:style-name="_38_92">h</text:span><text:span text:style-name="_31_383">e</text:span><text:span text:style-name="_31_809"> </text:span><text:span text:style-name="_37_69">m</text:span><text:span text:style-name="_31_756">o</text:span><text:span text:style-name="_32_209">r</text:span><text:span text:style-name="_36_99">n</text:span><text:span text:style-name="_31_777">i</text:span><text:span text:style-name="_32_584">n</text:span><text:span text:style-name="_37_83">g</text:span><text:span text:style-name="_31_321">.</text:span><text:span text:style-name="_31_809"> </text:span><text:span text:style-name="_34_09">I</text:span><text:span text:style-name="_39_09"> </text:span><text:span text:style-name="_32_497">t</text:span><text:span text:style-name="_34_47">u</text:span><text:span text:style-name="_31_357">r</text:span><text:span text:style-name="_32_512">n</text:span><text:span text:style-name="_38_80">e</text:span><text:span text:style-name="_31_491">d</text:span><text:span text:style-name="_31_805"> </text:span><text:span text:style-name="_34_09">t</text:span><text:span text:style-name="_31_383">h</text:span><text:span text:style-name="_32_212">e</text:span><text:span text:style-name="_35_"> </text:span><text:span text:style-name="_31_672">h</text:span><text:span text:style-name="_32_475">a</text:span><text:span text:style-name="_33_39">n</text:span><text:span text:style-name="_31_396">d</text:span><text:span text:style-name="_32_509">s</text:span><text:span text:style-name="_39_"> </text:span><text:span text:style-name="_31_575">a</text:span><text:span text:style-name="_32_317">r</text:span><text:span text:style-name="_34_60">o</text:span><text:span text:style-name="_31_491">u</text:span><text:span text:style-name="_32_572">n</text:span><text:span text:style-name="_35_17">d</text:span><text:span text:style-name="_39_05"> </text:span><text:span text:style-name="_32_389">t</text:span><text:span text:style-name="_36_01">w</text:span><text:span text:style-name="_31_503">e</text:span><text:span text:style-name="_32_293">l</text:span><text:span text:style-name="_34_84">v</text:span><text:span text:style-name="_31_213">e</text:span><text:span text:style-name="_31_805"> </text:span><text:span text:style-name="_35_91">h</text:span><text:span text:style-name="_31_576">o</text:span><text:span text:style-name="_32_332">u</text:span><text:span text:style-name="_32_65">r</text:span><text:span text:style-name="_31_490">s</text:span><text:span text:style-name="_32_581">,</text:span><text:span text:style-name="_35_"> </text:span><text:span text:style-name="_31_563">a</text:span><text:span text:style-name="_32_140">c</text:span><text:span text:style-name="_36_64">c</text:span><text:span text:style-name="_31_563">o</text:span><text:span text:style-name="_32_245">r</text:span><text:span text:style-name="_38_79">d</text:span><text:span text:style-name="_31_597">i</text:span><text:span text:style-name="_32_644">n</text:span><text:span text:style-name="_35_17">g</text:span><text:span text:style-name="_39_09"> </text:span><text:span text:style-name="_32_257">t</text:span><text:span text:style-name="_36_01">o</text:span><text:span text:style-name="_39_09"> </text:span><text:span text:style-name="_32_401">i</text:span><text:span text:style-name="_37_71">n</text:span><text:span text:style-name="_31_348">s</text:span><text:span text:style-name="_32_641">t</text:span><text:span text:style-name="_33_13">r</text:span><text:span text:style-name="_31_240">u</text:span><text:span text:style-name="_32_078">c</text:span><text:span text:style-name="_34_81">t</text:span><text:span text:style-name="_31_309">i</text:span><text:span text:style-name="_32_619">o</text:span><text:span text:style-name="_37_00">n</text:span><text:span text:style-name="_31_501">s</text:span><text:span text:style-name="_32_617">,</text:span><text:span text:style-name="_35_"> </text:span><text:span text:style-name="_31_179">a</text:span><text:span text:style-name="_32_608">n</text:span><text:span text:style-name="_35_29">d</text:span><text:span text:style-name="_39_09"> </text:span><text:span text:style-name="_32_257">t</text:span><text:span text:style-name="_36_03">h</text:span><text:span text:style-name="_31_381">i</text:span><text:span text:style-name="_32_032">s</text:span><text:span text:style-name="_35_"> </text:span><text:span text:style-name="_31_525">t</text:span><text:span text:style-name="_32_259">o</text:span><text:span text:style-name="_36_40">o</text:span><text:span text:style-name="_31_669">k</text:span><text:span text:style-name="_31_809"> </text:span><text:span text:style-name="_37_69">o</text:span><text:span text:style-name="_31_777">f</text:span><text:span text:style-name="_32_101">f</text:span><text:span text:style-name="_39_"> </text:span><text:span text:style-name="_31_249">t</text:span><text:span text:style-name="_32_500">h</text:span><text:span text:style-name="_33_03">e</text:span><text:span text:style-name="_39_09"> </text:span><text:span text:style-name="_32_331">a</text:span><text:span text:style-name="_38_41">l</text:span><text:span text:style-name="_31_420">a</text:span><text:span text:style-name="_32_569">r</text:span><text:span text:style-name="_36_61">m</text:span><text:span text:style-name="_31_249">;</text:span><text:span text:style-name="_31_809"> </text:span><text:span text:style-name="_34_59">b</text:span><text:span text:style-name="_31_312">u</text:span><text:span text:style-name="_32_389">t</text:span><text:span text:style-name="_35_"> </text:span><text:span text:style-name="_31_237">t</text:span><text:span text:style-name="_32_079">h</text:span><text:span text:style-name="_32_68">e</text:span><text:span text:style-name="_31_141">r</text:span><text:span text:style-name="_32_149">e</text:span><text:span text:style-name="_35_"> </text:span><text:span text:style-name="_31_309">w</text:span><text:span text:style-name="_32_643">a</text:span><text:span text:style-name="_36_40">s</text:span><text:span text:style-name="_39_05"> </text:span><text:span text:style-name="_32_463">a</text:span><text:span text:style-name="_33_52">n</text:span><text:span text:style-name="_31_143">o</text:span><text:span text:style-name="_32_617">t</text:span><text:span text:style-name="_35_32">h</text:span><text:span text:style-name="_31_609">e</text:span><text:span text:style-name="_32_041">r</text:span><text:span text:style-name="_35_"> </text:span><text:span text:style-name="_31_708">h</text:span><text:span text:style-name="_32_653">i</text:span><text:span text:style-name="_37_69">t</text:span><text:span text:style-name="_31_142">c</text:span><text:span text:style-name="_32_101">h</text:span><text:span text:style-name="_39_"> </text:span><text:span text:style-name="_31_681">a</text:span><text:span text:style-name="_32_581">t</text:span><text:span text:style-name="_39_"> </text:span><text:span text:style-name="_31_431">n</text:span><text:span text:style-name="_32_569">i</text:span><text:span text:style-name="_38_20">g</text:span><text:span text:style-name="_31_573">h</text:span><text:span text:style-name="_32_221">t</text:span><text:span text:style-name="_36_73">,</text:span><text:span text:style-name="_39_05"> </text:span><text:span text:style-name="_32_619">a</text:span><text:span text:style-name="_34_84">n</text:span><text:span text:style-name="_31_501">d</text:span><text:span text:style-name="_31_809"> </text:span><text:span text:style-name="_32_29">I</text:span><text:span text:style-name="_39_09"> </text:span><text:span text:style-name="_32_656">h</text:span><text:span text:style-name="_34_95">a</text:span><text:span text:style-name="_31_525">d</text:span><text:span text:style-name="_31_809"> </text:span><text:span text:style-name="_38_89">t</text:span><text:span text:style-name="_31_177">o</text:span><text:span text:style-name="_31_805"> </text:span><text:span text:style-name="_34_46">s</text:span><text:span text:style-name="_31_756">e</text:span><text:span text:style-name="_32_641">t</text:span><text:span text:style-name="_35_"> </text:span><text:span text:style-name="_31_563">h</text:span><text:span text:style-name="_32_476">e</text:span><text:span text:style-name="_33_49">r</text:span><text:span text:style-name="_39_05"> </text:span><text:span text:style-name="_32_499">a</text:span><text:span text:style-name="_34_96">h</text:span><text:span text:style-name="_31_323">e</text:span><text:span text:style-name="_32_284">a</text:span><text:span text:style-name="_37_69">d</text:span><text:span text:style-name="_39_05"> </text:span><text:span text:style-name="_32_569">t</text:span><text:span text:style-name="_38_53">w</text:span><text:span text:style-name="_31_779">e</text:span><text:span text:style-name="_32_497">l</text:span><text:span text:style-name="_34_96">v</text:span><text:span text:style-name="_31_237">e</text:span><text:span text:style-name="_31_805"> </text:span><text:span text:style-name="_38_80">h</text:span><text:span text:style-name="_31_575">o</text:span><text:span text:style-name="_32_656">u</text:span><text:span text:style-name="_34_81">r</text:span><text:span text:style-name="_31_706">s</text:span><text:span text:style-name="_31_809"> </text:span><text:span text:style-name="_32_44">o</text:span><text:span text:style-name="_31_347">n</text:span><text:span text:style-name="_32_078">c</text:span><text:span text:style-name="_38_44">e</text:span><text:span text:style-name="_39_05"> </text:span><text:span text:style-name="_32_677">m</text:span><text:span text:style-name="_36_64">o</text:span><text:span text:style-name="_31_777">r</text:span><text:span text:style-name="_32_691">e</text:span><text:span text:style-name="_39_"> </text:span><text:span text:style-name="_31_321">t</text:span><text:span text:style-name="_32_317">o</text:span><text:span text:style-name="_35_"> </text:span><text:span text:style-name="_31_755">g</text:span><text:span text:style-name="_32_140">e</text:span><text:span text:style-name="_33_37">t</text:span><text:span text:style-name="_39_09"> </text:span><text:span text:style-name="_32_655">h</text:span><text:span text:style-name="_37_84">e</text:span><text:span text:style-name="_31_681">r</text:span><text:span text:style-name="_31_805"> </text:span><text:span text:style-name="_34_09">t</text:span><text:span text:style-name="_31_165">o</text:span><text:span text:style-name="_31_805"> </text:span><text:span text:style-name="_38_92">p</text:span><text:span text:style-name="_31_323">u</text:span><text:span text:style-name="_32_245">t</text:span><text:span text:style-name="_35_"> </text:span><text:span text:style-name="_31_537">t</text:span><text:span text:style-name="_32_151">h</text:span><text:span text:style-name="_38_56">e</text:span><text:span text:style-name="_39_09"> </text:span><text:span text:style-name="_32_151">a</text:span><text:span text:style-name="_33_37">l</text:span><text:span text:style-name="_31_720">a</text:span><text:span text:style-name="_32_209">r</text:span><text:span text:style-name="_35_17">m</text:span><text:span text:style-name="_39_09"> </text:span><text:span text:style-name="_32_571">o</text:span><text:span text:style-name="_33_52">n</text:span><text:span text:style-name="_39_05"> </text:span><text:span text:style-name="_32_656">a</text:span><text:span text:style-name="_38_19">g</text:span><text:span text:style-name="_31_240">a</text:span><text:span text:style-name="_32_569">i</text:span><text:span text:style-name="_33_15">n</text:span><text:span text:style-name="_31_561">.</text:span><text:span text:style-name="_31_809"> </text:span><text:span text:style-name="_37_81">T</text:span><text:span text:style-name="_31_756">h</text:span><text:span text:style-name="_32_331">a</text:span><text:span text:style-name="_37_69">t</text:span><text:span text:style-name="_39_09"> </text:span><text:span text:style-name="_32_296">s</text:span><text:span text:style-name="_35_31">o</text:span><text:span text:style-name="_31_741">r</text:span><text:span text:style-name="_32_293">t</text:span><text:span text:style-name="_39_"> </text:span><text:span text:style-name="_31_789">o</text:span><text:span text:style-name="_32_437">f</text:span><text:span text:style-name="_35_"> </text:span><text:span text:style-name="_31_168">n</text:span><text:span text:style-name="_32_151">o</text:span><text:span text:style-name="_34_48">n</text:span><text:span text:style-name="_31_178">s</text:span><text:span text:style-name="_32_643">e</text:span><text:span text:style-name="_32_44">n</text:span><text:span text:style-name="_31_600">s</text:span><text:span text:style-name="_32_043">e</text:span><text:span text:style-name="_35_"> </text:span><text:span text:style-name="_31_501">w</text:span><text:span text:style-name="_32_583">e</text:span><text:span text:style-name="_37_00">n</text:span><text:span text:style-name="_31_249">t</text:span><text:span text:style-name="_31_805"> </text:span><text:span text:style-name="_33_15">o</text:span><text:span text:style-name="_31_756">n</text:span><text:span text:style-name="_31_809"> </text:span><text:span text:style-name="_34_21">a</text:span><text:span text:style-name="_39_05"> </text:span><text:span text:style-name="_32_605">w</text:span><text:span text:style-name="_32_44">e</text:span><text:span text:style-name="_31_575">e</text:span><text:span text:style-name="_32_101">k</text:span><text:span text:style-name="_35_"> </text:span><text:span text:style-name="_31_177">o</text:span><text:span text:style-name="_32_077">r</text:span><text:span text:style-name="_35_"> </text:span><text:span text:style-name="_31_501">t</text:span><text:span text:style-name="_32_401">w</text:span><text:span text:style-name="_37_09">o</text:span><text:span text:style-name="_31_213">,</text:span><text:span text:style-name="_31_809"> </text:span><text:span text:style-name="_32_77">t</text:span><text:span text:style-name="_31_743">h</text:span><text:span text:style-name="_32_080">e</text:span><text:span text:style-name="_38_05">n</text:span><text:span text:style-name="_39_09"> </text:span><text:span text:style-name="_32_077">t</text:span><text:span text:style-name="_32_80">h</text:span><text:span text:style-name="_31_311">e</text:span><text:span text:style-name="_31_805"> </text:span><text:span text:style-name="_32_31">e</text:span><text:span text:style-name="_31_360">x</text:span><text:span text:style-name="_32_404">p</text:span><text:span text:style-name="_33_51">e</text:span><text:span text:style-name="_31_753">r</text:span><text:span text:style-name="_32_257">t</text:span><text:span text:style-name="_35_"> </text:span><text:span text:style-name="_31_706">c</text:span><text:span text:style-name="_32_224">a</text:span><text:span text:style-name="_35_89">m</text:span><text:span text:style-name="_31_777">e</text:span><text:span text:style-name="_31_805"> </text:span><text:span text:style-name="_36_63">u</text:span><text:span text:style-name="_31_744">p</text:span><text:span text:style-name="_31_809"> </text:span><text:span text:style-name="_33_51">a</text:span><text:span text:style-name="_31_384">n</text:span><text:span text:style-name="_32_677">d</text:span><text:span text:style-name="_35_"> </text:span><text:span text:style-name="_31_564">p</text:span><text:span text:style-name="_32_223">u</text:span><text:span text:style-name="_36_73">t</text:span><text:span text:style-name="_39_05"> </text:span><text:span text:style-name="_32_293">i</text:span><text:span text:style-name="_38_77">n</text:span><text:span text:style-name="_39_05"> </text:span><text:span text:style-name="_32_257">a</text:span><text:span text:style-name="_35_"> </text:span><text:span text:style-name="_31_204">n</text:span><text:span text:style-name="_32_403">e</text:span><text:span text:style-name="_38_41">w</text:span><text:span text:style-name="_39_05"> </text:span><text:span text:style-name="_32_282">c</text:span><text:span text:style-name="_34_09">l</text:span><text:span text:style-name="_31_492">o</text:span><text:span text:style-name="_32_462">c</text:span><text:span text:style-name="_32_80">k</text:span><text:span text:style-name="_31_681">.</text:span><text:span text:style-name="_31_809"> </text:span><text:span text:style-name="_36_37">H</text:span><text:span text:style-name="_31_561">e</text:span><text:span text:style-name="_31_809"> </text:span><text:span text:style-name="_38_18">c</text:span><text:span text:style-name="_31_672">a</text:span><text:span text:style-name="_32_653">m</text:span><text:span text:style-name="_34_57">e</text:span><text:span text:style-name="_39_09"> </text:span><text:span text:style-name="_32_031">u</text:span><text:span text:style-name="_37_00">p</text:span><text:span text:style-name="_39_05"> </text:span><text:span text:style-name="_32_116">e</text:span><text:span text:style-name="_32_42">v</text:span><text:span text:style-name="_31_203">e</text:span><text:span text:style-name="_32_653">r</text:span><text:span text:style-name="_38_44">y</text:span><text:span text:style-name="_39_09"> </text:span><text:span text:style-name="_32_401">t</text:span><text:span text:style-name="_34_95">h</text:span><text:span text:style-name="_31_705">r</text:span><text:span text:style-name="_32_284">e</text:span><text:span text:style-name="_32_29">e</text:span><text:span text:style-name="_39_09"> </text:span><text:span text:style-name="_32_065">m</text:span><text:span text:style-name="_34_95">o</text:span><text:span text:style-name="_31_396">n</text:span><text:span text:style-name="_32_605">t</text:span><text:span text:style-name="_36_99">h</text:span><text:span text:style-name="_31_756">s</text:span><text:span text:style-name="_31_805"> </text:span><text:span text:style-name="_35_31">d</text:span><text:span text:style-name="_31_216">u</text:span><text:span text:style-name="_32_581">r</text:span><text:span text:style-name="_34_21">i</text:span><text:span text:style-name="_31_312">n</text:span><text:span text:style-name="_32_571">g</text:span><text:span text:style-name="_39_"> </text:span><text:span text:style-name="_31_345">t</text:span><text:span text:style-name="_32_068">h</text:span><text:span text:style-name="_34_59">e</text:span><text:span text:style-name="_39_09"> </text:span><text:span text:style-name="_32_211">n</text:span><text:span text:style-name="_35_20">e</text:span><text:span text:style-name="_31_309">x</text:span><text:span text:style-name="_32_641">t</text:span><text:span text:style-name="_35_"> </text:span><text:span text:style-name="_31_789">t</text:span><text:span text:style-name="_32_608">h</text:span><text:span text:style-name="_37_09">r</text:span><text:span text:style-name="_31_203">e</text:span><text:span text:style-name="_32_605">e</text:span><text:span text:style-name="_39_"> </text:span><text:span text:style-name="_31_528">y</text:span><text:span text:style-name="_32_691">e</text:span><text:span text:style-name="_35_31">a</text:span><text:span text:style-name="_31_681">r</text:span><text:span text:style-name="_32_440">s</text:span><text:span text:style-name="_36_01">,</text:span><text:span text:style-name="_39_05"> </text:span><text:span text:style-name="_32_583">a</text:span><text:span text:style-name="_32_44">n</text:span><text:span text:style-name="_31_573">d</text:span><text:span text:style-name="_31_805"> </text:span><text:span text:style-name="_35_92">p</text:span><text:span text:style-name="_31_359">u</text:span><text:span text:style-name="_32_569">t</text:span><text:span text:style-name="_35_"> </text:span><text:span text:style-name="_31_789">i</text:span><text:span text:style-name="_32_113">n</text:span><text:span text:style-name="_39_"> </text:span><text:span text:style-name="_31_537">a</text:span><text:span text:style-name="_31_809"> </text:span><text:span text:style-name="_37_12">n</text:span><text:span text:style-name="_31_539">e</text:span><text:span text:style-name="_32_605">w</text:span><text:span text:style-name="_39_"> </text:span><text:span text:style-name="_31_742">c</text:span><text:span text:style-name="_32_077">l</text:span><text:span text:style-name="_38_20">o</text:span><text:span text:style-name="_31_754">c</text:span><text:span text:style-name="_32_656">k</text:span><text:span text:style-name="_34_93">.</text:span><text:span text:style-name="_39_05"> </text:span><text:span text:style-name="_32_245">B</text:span><text:span text:style-name="_32_41">u</text:span><text:span text:style-name="_31_429">t</text:span><text:span text:style-name="_31_805"> </text:span><text:span text:style-name="_34_93">i</text:span><text:span text:style-name="_31_597">t</text:span><text:span text:style-name="_31_809"> </text:span><text:span text:style-name="_38_41">w</text:span><text:span text:style-name="_31_395">a</text:span><text:span text:style-name="_32_260">s</text:span><text:span text:style-name="_35_"> </text:span><text:span text:style-name="_31_671">a</text:span><text:span text:style-name="_32_149">l</text:span><text:span text:style-name="_34_09">w</text:span><text:span text:style-name="_31_144">a</text:span><text:span text:style-name="_32_116">y</text:span><text:span text:style-name="_32_30">s</text:span><text:span text:style-name="_39_09"> </text:span><text:span text:style-name="_32_029">a</text:span><text:span text:style-name="_35_"> </text:span><text:span text:style-name="_31_597">f</text:span><text:span text:style-name="_32_512">a</text:span><text:span text:style-name="_32_29">i</text:span><text:span text:style-name="_31_357">l</text:span><text:span text:style-name="_32_691">u</text:span><text:span text:style-name="_36_25">r</text:span><text:span text:style-name="_31_201">e</text:span><text:span text:style-name="_32_281">.</text:span><text:span text:style-name="_35_"> </text:span><text:span text:style-name="_31_249">H</text:span><text:span text:style-name="_32_497">i</text:span><text:span text:style-name="_34_21">s</text:span><text:span text:style-name="_39_05"> </text:span><text:span text:style-name="_32_511">a</text:span><text:span text:style-name="_33_49">l</text:span><text:span text:style-name="_31_525">f</text:span><text:span text:style-name="_32_509">i</text:span><text:span text:style-name="_38_77">l</text:span><text:span text:style-name="_31_360">a</text:span><text:span text:style-name="_32_401">r</text:span><text:span text:style-name="_38_05">i</text:span><text:span text:style-name="_31_525">a</text:span><text:span text:style-name="_31_809"> </text:span><text:span text:style-name="_32_29">a</text:span><text:span text:style-name="_31_741">l</text:span><text:span text:style-name="_32_581">l</text:span><text:span text:style-name="_39_"> </text:span><text:span text:style-name="_31_179">h</text:span><text:span text:style-name="_32_140">a</text:span><text:span text:style-name="_34_21">d</text:span><text:span text:style-name="_39_09"> </text:span><text:span text:style-name="_32_617">t</text:span><text:span text:style-name="_34_60">h</text:span><text:span text:style-name="_31_143">e</text:span><text:span text:style-name="_31_809"> </text:span><text:span text:style-name="_33_38">s</text:span><text:span text:style-name="_31_420">a</text:span><text:span text:style-name="_32_065">m</text:span><text:span text:style-name="_38_05">e</text:span><text:span text:style-name="_39_09"> </text:span><text:span text:style-name="_32_283">p</text:span><text:span text:style-name="_32_44">e</text:span><text:span text:style-name="_31_237">r</text:span><text:span text:style-name="_32_212">v</text:span><text:span text:style-name="_34_23">e</text:span><text:span text:style-name="_31_705">r</text:span><text:span text:style-name="_32_320">s</text:span><text:span text:style-name="_35_91">e</text:span><text:span text:style-name="_39_09"> </text:span><text:span text:style-name="_32_392">d</text:span><text:span text:style-name="_38_55">e</text:span><text:span text:style-name="_31_249">f</text:span><text:span text:style-name="_32_391">e</text:span><text:span text:style-name="_34_96">c</text:span><text:span text:style-name="_31_237">t</text:span><text:span text:style-name="_32_317">:</text:span><text:span text:style-name="_39_"> </text:span><text:span text:style-name="_31_309">t</text:span><text:span text:style-name="_32_608">h</text:span><text:span text:style-name="_35_31">e</text:span><text:span text:style-name="_31_717">y</text:span><text:span text:style-name="_31_805"> </text:span><text:span text:style-name="_33_13">w</text:span><text:span text:style-name="_31_684">o</text:span><text:span text:style-name="_32_139">u</text:span><text:span text:style-name="_33_49">l</text:span><text:span text:style-name="_31_741">d</text:span><text:span text:style-name="_31_805"> </text:span><text:span text:style-name="_37_72">p</text:span><text:span text:style-name="_31_179">u</text:span><text:span text:style-name="_32_209">t</text:span><text:span text:style-name="_39_"> </text:span><text:span text:style-name="_31_501">t</text:span><text:span text:style-name="_32_679">h</text:span><text:span text:style-name="_33_16">e</text:span><text:span text:style-name="_39_05"> </text:span><text:span text:style-name="_32_404">a</text:span><text:span text:style-name="_34_93">l</text:span><text:span text:style-name="_31_131">a</text:span><text:span text:style-name="_32_401">r</text:span><text:span text:style-name="_37_81">m</text:span><text:span text:style-name="_39_09"> </text:span><text:span text:style-name="_32_212">o</text:span><text:span text:style-name="_38_79">n</text:span><text:span text:style-name="_39_09"> </text:span><text:span text:style-name="_32_029">i</text:span><text:span text:style-name="_34_09">n</text:span><text:span text:style-name="_39_05"> </text:span><text:span text:style-name="_32_101">t</text:span><text:span text:style-name="_32_67">h</text:span><text:span text:style-name="_31_564">e</text:span><text:span text:style-name="_31_809"> </text:span><text:span text:style-name="_38_79">d</text:span><text:span text:style-name="_31_180">a</text:span><text:span text:style-name="_32_464">y</text:span><text:span text:style-name="_36_37">t</text:span><text:span text:style-name="_31_345">i</text:span><text:span text:style-name="_32_497">m</text:span><text:span text:style-name="_36_03">e</text:span><text:span text:style-name="_31_501">,</text:span><text:span text:style-name="_31_809"> </text:span><text:span text:style-name="_33_39">a</text:span><text:span text:style-name="_31_384">n</text:span><text:span text:style-name="_32_245">d</text:span><text:span text:style-name="_35_"> </text:span><text:span text:style-name="_31_741">t</text:span><text:span text:style-name="_32_643">h</text:span><text:span text:style-name="_32_68">e</text:span><text:span text:style-name="_31_201">y</text:span><text:span text:style-name="_31_809"> </text:span><text:span text:style-name="_34_21">w</text:span><text:span text:style-name="_31_179">o</text:span><text:span text:style-name="_32_440">u</text:span><text:span text:style-name="_34_81">l</text:span><text:span text:style-name="_31_201">d</text:span><text:span text:style-name="_31_805"> </text:span><text:span text:style-name="_35_92">n</text:span><text:span text:style-name="_31_323">o</text:span><text:span text:style-name="_32_425">t</text:span><text:span text:style-name="_39_"> </text:span><text:span text:style-name="_31_252">p</text:span><text:span text:style-name="_32_115">u</text:span><text:span text:style-name="_36_37">t</text:span><text:span text:style-name="_39_05"> </text:span><text:span text:style-name="_32_677">i</text:span><text:span text:style-name="_37_09">t</text:span><text:span text:style-name="_39_05"> </text:span><text:span text:style-name="_32_619">o</text:span><text:span text:style-name="_38_56">n</text:span><text:span text:style-name="_39_09"> </text:span><text:span text:style-name="_32_509">a</text:span><text:span text:style-name="_37_81">t</text:span><text:span text:style-name="_39_05"> </text:span><text:soft-page-break/><text:span text:style-name="_32_331">n</text:span><text:span text:style-name="_38_77">i</text:span><text:span text:style-name="_31_504">g</text:span><text:span text:style-name="_32_473">h</text:span><text:span text:style-name="_35_29">t</text:span><text:span text:style-name="_31_609">;</text:span><text:span text:style-name="_31_809"> </text:span><text:span text:style-name="_37_71">a</text:span><text:span text:style-name="_31_792">n</text:span><text:span text:style-name="_32_473">d</text:span><text:span text:style-name="_39_"> </text:span><text:span text:style-name="_31_741">i</text:span><text:span text:style-name="_32_137">f</text:span><text:span text:style-name="_35_"> </text:span><text:span text:style-name="_31_672">y</text:span><text:span text:style-name="_32_139">o</text:span><text:span text:style-name="_35_89">u</text:span><text:span text:style-name="_39_05"> </text:span><text:span text:style-name="_32_221">f</text:span><text:span text:style-name="_37_83">o</text:span><text:span text:style-name="_31_561">r</text:span><text:span text:style-name="_32_332">c</text:span><text:span text:style-name="_34_24">e</text:span><text:span text:style-name="_31_755">d</text:span><text:span text:style-name="_31_809"> </text:span><text:span text:style-name="_34_09">i</text:span><text:span text:style-name="_31_201">t</text:span><text:span text:style-name="_31_809"> </text:span><text:span text:style-name="_33_39">o</text:span><text:span text:style-name="_31_504">n</text:span><text:span text:style-name="_31_809"> </text:span><text:span text:style-name="_33_04">y</text:span><text:span text:style-name="_31_215">o</text:span><text:span text:style-name="_32_692">u</text:span><text:span text:style-name="_32_65">r</text:span><text:span text:style-name="_31_562">s</text:span><text:span text:style-name="_32_473">e</text:span><text:span text:style-name="_33_01">l</text:span><text:span text:style-name="_31_141">f</text:span><text:span text:style-name="_32_149">,</text:span><text:span text:style-name="_35_"> </text:span><text:span text:style-name="_31_177">t</text:span><text:span text:style-name="_32_259">h</text:span><text:span text:style-name="_32_32">e</text:span><text:span text:style-name="_31_309">y</text:span><text:span text:style-name="_31_809"> </text:span><text:span text:style-name="_34_21">w</text:span><text:span text:style-name="_31_420">o</text:span><text:span text:style-name="_32_319">u</text:span><text:span text:style-name="_37_81">l</text:span><text:span text:style-name="_31_201">d</text:span><text:span text:style-name="_31_809"> </text:span><text:span text:style-name="_32_41">t</text:span><text:span text:style-name="_31_359">a</text:span><text:span text:style-name="_32_428">k</text:span><text:span text:style-name="_37_81">e</text:span><text:span text:style-name="_39_05"> </text:span><text:span text:style-name="_32_689">i</text:span><text:span text:style-name="_36_61">t</text:span><text:span text:style-name="_39_05"> </text:span><text:span text:style-name="_32_473">o</text:span><text:span text:style-name="_37_09">f</text:span><text:span text:style-name="_31_789">f</text:span><text:span text:style-name="_31_809"> </text:span><text:span text:style-name="_35_31">a</text:span><text:span text:style-name="_31_708">g</text:span><text:span text:style-name="_32_331">a</text:span><text:span text:style-name="_34_81">i</text:span><text:span text:style-name="_31_432">n</text:span><text:span text:style-name="_31_805"> </text:span><text:span text:style-name="_32_41">t</text:span><text:span text:style-name="_31_719">h</text:span><text:span text:style-name="_32_464">e</text:span><text:span text:style-name="_39_"> </text:span><text:span text:style-name="_31_561">m</text:span><text:span text:style-name="_32_689">i</text:span><text:span text:style-name="_38_07">n</text:span><text:span text:style-name="_31_576">u</text:span><text:span text:style-name="_32_293">t</text:span><text:span text:style-name="_35_89">e</text:span><text:span text:style-name="_39_09"> </text:span><text:span text:style-name="_32_260">y</text:span><text:span text:style-name="_34_95">o</text:span><text:span text:style-name="_31_249">u</text:span><text:span text:style-name="_32_677">r</text:span><text:span text:style-name="_39_"> </text:span><text:span text:style-name="_31_720">b</text:span><text:span text:style-name="_32_571">a</text:span><text:span text:style-name="_38_78">c</text:span><text:span text:style-name="_31_492">k</text:span><text:span text:style-name="_31_805"> </text:span><text:span text:style-name="_34_21">w</text:span><text:span text:style-name="_31_792">a</text:span><text:span text:style-name="_32_042">s</text:span><text:span text:style-name="_35_"> </text:span><text:span text:style-name="_31_321">t</text:span><text:span text:style-name="_32_211">u</text:span><text:span text:style-name="_38_89">r</text:span><text:span text:style-name="_31_720">n</text:span><text:span text:style-name="_32_475">e</text:span><text:span text:style-name="_34_24">d</text:span><text:span text:style-name="_31_753">.</text:span></text:p>
      <text:p text:style-name="P1"><text:span text:style-name="_34_93">"</text:span><text:span text:style-name="_31_681">N</text:span><text:span text:style-name="_32_509">o</text:span><text:span text:style-name="_36_01">w</text:span><text:span text:style-name="_39_05"> </text:span><text:span text:style-name="_32_245">t</text:span><text:span text:style-name="_38_43">h</text:span><text:span text:style-name="_31_564">e</text:span><text:span text:style-name="_32_425">r</text:span><text:span text:style-name="_35_29">e</text:span><text:span text:style-name="_39_05"> </text:span><text:span text:style-name="_32_677">i</text:span><text:span text:style-name="_38_17">s</text:span><text:span text:style-name="_39_09"> </text:span><text:span text:style-name="_32_473">t</text:span><text:span text:style-name="_38_55">h</text:span><text:span text:style-name="_31_420">e</text:span><text:span text:style-name="_31_809"> </text:span><text:span text:style-name="_35_92">h</text:span><text:span text:style-name="_31_165">i</text:span><text:span text:style-name="_32_618">s</text:span><text:span text:style-name="_38_17">t</text:span><text:span text:style-name="_31_755">o</text:span><text:span text:style-name="_32_209">r</text:span><text:span text:style-name="_37_00">y</text:span><text:span text:style-name="_39_05"> </text:span><text:span text:style-name="_32_317">o</text:span><text:span text:style-name="_37_81">f</text:span><text:span text:style-name="_39_09"> </text:span><text:span text:style-name="_32_113">t</text:span><text:span text:style-name="_35_19">h</text:span><text:span text:style-name="_31_612">a</text:span><text:span text:style-name="_32_605">t</text:span><text:span text:style-name="_39_"> </text:span><text:span text:style-name="_31_527">b</text:span><text:span text:style-name="_32_644">u</text:span><text:span text:style-name="_34_57">r</text:span><text:span text:style-name="_31_431">g</text:span><text:span text:style-name="_32_113">l</text:span><text:span text:style-name="_38_08">a</text:span><text:span text:style-name="_31_609">r</text:span><text:span text:style-name="_31_805"> </text:span><text:span text:style-name="_35_31">a</text:span><text:span text:style-name="_31_705">l</text:span><text:span text:style-name="_32_116">a</text:span><text:span text:style-name="_34_57">r</text:span><text:span text:style-name="_31_561">m</text:span>--<text:span text:style-name="_31_167">e</text:span><text:span text:style-name="_32_512">v</text:span><text:span text:style-name="_32_80">e</text:span><text:span text:style-name="_31_789">r</text:span><text:span text:style-name="_32_030">y</text:span><text:span text:style-name="_37_81">t</text:span><text:span text:style-name="_31_347">h</text:span><text:span text:style-name="_32_689">i</text:span><text:span text:style-name="_34_96">n</text:span><text:span text:style-name="_31_753">g</text:span><text:span text:style-name="_31_809"> </text:span><text:span text:style-name="_34_81">j</text:span><text:span text:style-name="_31_348">u</text:span><text:span text:style-name="_32_246">s</text:span><text:span text:style-name="_33_49">t</text:span><text:span text:style-name="_39_05"> </text:span><text:span text:style-name="_32_079">a</text:span><text:span text:style-name="_38_20">s</text:span><text:span text:style-name="_39_05"> </text:span><text:span text:style-name="_32_437">i</text:span><text:span text:style-name="_34_45">t</text:span><text:span text:style-name="_39_05"> </text:span><text:span text:style-name="_32_140">h</text:span><text:span text:style-name="_35_31">a</text:span><text:span text:style-name="_31_780">p</text:span><text:span text:style-name="_32_691">p</text:span><text:span text:style-name="_34_11">e</text:span><text:span text:style-name="_31_396">n</text:span><text:span text:style-name="_32_583">e</text:span><text:span text:style-name="_32_80">d</text:span><text:span text:style-name="_31_717">;</text:span><text:span text:style-name="_31_805"> </text:span><text:span text:style-name="_38_19">n</text:span><text:span text:style-name="_31_360">o</text:span><text:span text:style-name="_32_689">t</text:span><text:span text:style-name="_33_03">h</text:span><text:span text:style-name="_31_777">i</text:span><text:span text:style-name="_32_644">n</text:span><text:span text:style-name="_34_57">g</text:span><text:span text:style-name="_39_05"> </text:span><text:span text:style-name="_32_284">e</text:span><text:span text:style-name="_36_02">x</text:span><text:span text:style-name="_31_309">t</text:span><text:span text:style-name="_32_475">e</text:span><text:span text:style-name="_37_84">n</text:span><text:span text:style-name="_31_528">u</text:span><text:span text:style-name="_32_319">a</text:span><text:span text:style-name="_32_41">t</text:span><text:span text:style-name="_31_491">e</text:span><text:span text:style-name="_32_644">d</text:span><text:span text:style-name="_32_65">,</text:span><text:span text:style-name="_39_09"> </text:span><text:span text:style-name="_32_103">a</text:span><text:span text:style-name="_37_12">n</text:span><text:span text:style-name="_31_213">d</text:span><text:span text:style-name="_31_805"> </text:span><text:span text:style-name="_38_20">n</text:span><text:span text:style-name="_31_239">a</text:span><text:span text:style-name="_32_224">u</text:span><text:span text:style-name="_33_03">g</text:span><text:span text:style-name="_31_489">h</text:span><text:span text:style-name="_32_281">t</text:span><text:span text:style-name="_35_"> </text:span><text:span text:style-name="_31_564">s</text:span><text:span text:style-name="_32_283">e</text:span><text:span text:style-name="_35_17">t</text:span><text:span text:style-name="_39_05"> </text:span><text:span text:style-name="_32_608">d</text:span><text:span text:style-name="_34_95">o</text:span><text:span text:style-name="_31_237">w</text:span><text:span text:style-name="_32_101">n</text:span><text:span text:style-name="_35_"> </text:span><text:span text:style-name="_31_717">i</text:span><text:span text:style-name="_32_101">n</text:span><text:span text:style-name="_35_"> </text:span><text:span text:style-name="_31_789">m</text:span><text:span text:style-name="_32_247">a</text:span><text:span text:style-name="_38_89">l</text:span><text:span text:style-name="_31_237">i</text:span><text:span text:style-name="_32_320">c</text:span><text:span text:style-name="_32_65">e</text:span><text:span text:style-name="_31_609">.</text:span><text:span text:style-name="_31_809"> </text:span><text:span text:style-name="_35_17">Y</text:span><text:span text:style-name="_31_791">e</text:span><text:span text:style-name="_32_116">s</text:span><text:span text:style-name="_33_01">,</text:span><text:span text:style-name="_39_09"> </text:span><text:span text:style-name="_32_317">s</text:span><text:span text:style-name="_36_01">i</text:span><text:span text:style-name="_31_561">r</text:span><text:span text:style-name="_32_257">,</text:span>--<text:span text:style-name="_31_809"> </text:span><text:span text:style-name="_32_79">a</text:span><text:span text:style-name="_31_792">n</text:span><text:span text:style-name="_32_617">d</text:span><text:span text:style-name="_39_"> </text:span><text:span text:style-name="_31_537">w</text:span><text:span text:style-name="_32_583">h</text:span><text:span text:style-name="_35_92">e</text:span><text:span text:style-name="_31_213">n</text:span><text:span text:style-name="_31_809"> </text:span><text:span text:style-name="_38_41">I</text:span><text:span text:style-name="_39_05"> </text:span><text:span text:style-name="_32_067">h</text:span><text:span text:style-name="_37_12">a</text:span><text:span text:style-name="_31_573">d</text:span><text:span text:style-name="_31_805"> </text:span><text:span text:style-name="_32_66">s</text:span><text:span text:style-name="_31_501">l</text:span><text:span text:style-name="_32_116">e</text:span><text:span text:style-name="_32_29">p</text:span><text:span text:style-name="_31_141">t</text:span><text:span text:style-name="_31_805"> </text:span><text:span text:style-name="_36_39">n</text:span><text:span text:style-name="_31_777">i</text:span><text:span text:style-name="_32_620">n</text:span><text:span text:style-name="_34_93">e</text:span><text:span text:style-name="_39_09"> </text:span><text:span text:style-name="_32_402">y</text:span><text:span text:style-name="_32_32">e</text:span><text:span text:style-name="_31_359">a</text:span><text:span text:style-name="_32_605">r</text:span><text:span text:style-name="_32_32">s</text:span><text:span text:style-name="_39_05"> </text:span><text:span text:style-name="_32_581">w</text:span><text:span text:style-name="_32_29">i</text:span><text:span text:style-name="_31_237">t</text:span><text:span text:style-name="_32_605">h</text:span><text:span text:style-name="_39_"> </text:span><text:span text:style-name="_31_576">b</text:span><text:span text:style-name="_32_115">u</text:span><text:span text:style-name="_33_37">r</text:span><text:span text:style-name="_31_576">g</text:span><text:span text:style-name="_32_245">l</text:span><text:span text:style-name="_33_15">a</text:span><text:span text:style-name="_31_597">r</text:span><text:span text:style-name="_32_689">s</text:span><text:span text:style-name="_35_89">,</text:span><text:span text:style-name="_39_09"> </text:span><text:span text:style-name="_32_464">a</text:span><text:span text:style-name="_35_19">n</text:span><text:span text:style-name="_31_501">d</text:span><text:span text:style-name="_31_809"> </text:span><text:span text:style-name="_36_37">m</text:span><text:span text:style-name="_31_384">a</text:span><text:span text:style-name="_32_641">i</text:span><text:span text:style-name="_34_23">n</text:span><text:span text:style-name="_31_789">t</text:span><text:span text:style-name="_32_607">a</text:span><text:span text:style-name="_33_13">i</text:span><text:span text:style-name="_31_504">n</text:span><text:span text:style-name="_32_403">e</text:span><text:span text:style-name="_34_96">d</text:span><text:span text:style-name="_39_09"> </text:span><text:span text:style-name="_32_427">a</text:span><text:span text:style-name="_36_76">n</text:span><text:span text:style-name="_39_05"> </text:span><text:span text:style-name="_32_211">e</text:span><text:span text:style-name="_38_20">x</text:span><text:span text:style-name="_31_576">p</text:span><text:span text:style-name="_32_139">e</text:span><text:span text:style-name="_38_20">n</text:span><text:span text:style-name="_31_562">s</text:span><text:span text:style-name="_32_077">i</text:span><text:span text:style-name="_37_00">v</text:span><text:span text:style-name="_31_311">e</text:span><text:span text:style-name="_31_805"> </text:span><text:span text:style-name="_38_08">b</text:span><text:span text:style-name="_31_683">u</text:span><text:span text:style-name="_32_389">r</text:span><text:span text:style-name="_36_99">g</text:span><text:span text:style-name="_31_525">l</text:span><text:span text:style-name="_32_644">a</text:span><text:span text:style-name="_33_49">r</text:span><text:span text:style-name="_39_09"> </text:span><text:span text:style-name="_32_212">a</text:span><text:span text:style-name="_32_65">l</text:span><text:span text:style-name="_31_347">a</text:span><text:span text:style-name="_32_077">r</text:span><text:span text:style-name="_35_89">m</text:span><text:span text:style-name="_39_09"> </text:span><text:span text:style-name="_32_653">t</text:span><text:span text:style-name="_37_12">h</text:span><text:span text:style-name="_31_671">e</text:span><text:span text:style-name="_31_805"> </text:span><text:span text:style-name="_37_69">w</text:span><text:span text:style-name="_31_564">h</text:span><text:span text:style-name="_32_619">o</text:span><text:span text:style-name="_38_53">l</text:span><text:span text:style-name="_31_489">e</text:span><text:span text:style-name="_31_805"> </text:span><text:span text:style-name="_34_57">t</text:span><text:span text:style-name="_31_705">i</text:span><text:span text:style-name="_32_137">m</text:span><text:span text:style-name="_34_93">e</text:span><text:span text:style-name="_31_669">,</text:span><text:span text:style-name="_31_809"> </text:span><text:span text:style-name="_38_17">f</text:span><text:span text:style-name="_31_429">o</text:span><text:span text:style-name="_32_509">r</text:span><text:span text:style-name="_39_"> </text:span><text:span text:style-name="_31_573">t</text:span><text:span text:style-name="_32_068">h</text:span><text:span text:style-name="_33_15">e</text:span><text:span text:style-name="_31_609">i</text:span><text:span text:style-name="_32_581">r</text:span><text:span text:style-name="_39_"> </text:span><text:span text:style-name="_31_132">p</text:span><text:span text:style-name="_32_221">r</text:span><text:span text:style-name="_34_11">o</text:span><text:span text:style-name="_31_741">t</text:span><text:span text:style-name="_32_152">e</text:span><text:span text:style-name="_34_58">c</text:span><text:span text:style-name="_31_141">t</text:span><text:span text:style-name="_32_605">i</text:span><text:span text:style-name="_38_91">o</text:span><text:span text:style-name="_31_720">n</text:span><text:span text:style-name="_32_653">,</text:span><text:span text:style-name="_39_"> </text:span><text:span text:style-name="_31_756">n</text:span><text:span text:style-name="_32_679">o</text:span><text:span text:style-name="_38_05">t</text:span><text:span text:style-name="_39_09"> </text:span><text:span text:style-name="_32_137">m</text:span><text:span text:style-name="_38_89">i</text:span><text:span text:style-name="_31_744">n</text:span><text:span text:style-name="_32_295">e</text:span><text:span text:style-name="_33_37">,</text:span><text:span text:style-name="_39_05"> </text:span><text:span text:style-name="_32_259">a</text:span><text:span text:style-name="_38_56">n</text:span><text:span text:style-name="_31_501">d</text:span><text:span text:style-name="_31_809"> </text:span><text:span text:style-name="_38_41">a</text:span><text:span text:style-name="_31_141">t</text:span><text:span text:style-name="_31_805"> </text:span><text:span text:style-name="_37_69">m</text:span><text:span text:style-name="_31_237">y</text:span><text:span text:style-name="_31_809"> </text:span><text:span text:style-name="_38_54">s</text:span><text:span text:style-name="_31_360">o</text:span><text:span text:style-name="_32_113">l</text:span><text:span text:style-name="_38_89">e</text:span><text:span text:style-name="_39_05"> </text:span><text:span text:style-name="_32_438">c</text:span><text:span text:style-name="_34_96">o</text:span><text:span text:style-name="_31_312">s</text:span><text:span text:style-name="_32_077">t</text:span>--<text:span text:style-name="_32_617">f</text:span><text:span text:style-name="_34_23">o</text:span><text:span text:style-name="_31_381">r</text:span><text:span text:style-name="_31_809"> </text:span><text:span text:style-name="_38_08">n</text:span><text:span text:style-name="_31_179">o</text:span><text:span text:style-name="_32_605">t</text:span><text:span text:style-name="_35_"> </text:span><text:span text:style-name="_31_525">a</text:span><text:span text:style-name="_31_809"> </text:span><text:span text:style-name="_34_60">d</text:span>---<text:span text:style-name="_31_539">d</text:span><text:span text:style-name="_31_805"> </text:span><text:span text:style-name="_33_38">c</text:span><text:span text:style-name="_31_792">e</text:span><text:span text:style-name="_32_473">n</text:span><text:span text:style-name="_33_49">t</text:span><text:span text:style-name="_39_09"> </text:span><text:span text:style-name="_32_212">c</text:span><text:span text:style-name="_38_91">o</text:span><text:span text:style-name="_31_720">u</text:span><text:span text:style-name="_32_617">l</text:span><text:span text:style-name="_38_91">d</text:span><text:span text:style-name="_39_09"> </text:span><text:span text:style-name="_32_425">I</text:span><text:span text:style-name="_39_"> </text:span><text:span text:style-name="_31_420">e</text:span><text:span text:style-name="_32_678">v</text:span><text:span text:style-name="_38_41">e</text:span><text:span text:style-name="_31_213">r</text:span><text:span text:style-name="_31_805"> </text:span><text:span text:style-name="_34_95">g</text:span><text:span text:style-name="_31_672">e</text:span><text:span text:style-name="_32_077">t</text:span><text:span text:style-name="_35_"> </text:span><text:span text:style-name="_31_597">T</text:span><text:span text:style-name="_32_401">H</text:span><text:span text:style-name="_38_05">E</text:span><text:span text:style-name="_31_741">M</text:span><text:span text:style-name="_31_809"> </text:span><text:span text:style-name="_34_21">t</text:span><text:span text:style-name="_31_669">o</text:span><text:span text:style-name="_31_805"> </text:span><text:span text:style-name="_38_42">c</text:span><text:span text:style-name="_31_708">o</text:span><text:span text:style-name="_32_296">n</text:span><text:span text:style-name="_36_01">t</text:span><text:span text:style-name="_31_249">r</text:span><text:span text:style-name="_32_149">i</text:span><text:span text:style-name="_37_11">b</text:span><text:span text:style-name="_31_671">u</text:span><text:span text:style-name="_32_425">t</text:span><text:span text:style-name="_38_20">e</text:span>--<text:span text:style-name="_38_77">I</text:span><text:span text:style-name="_39_09"> </text:span><text:span text:style-name="_32_461">j</text:span><text:span text:style-name="_37_84">u</text:span><text:span text:style-name="_31_718">s</text:span><text:span text:style-name="_32_209">t</text:span><text:span text:style-name="_39_"> </text:span><text:span text:style-name="_31_492">s</text:span><text:span text:style-name="_32_511">a</text:span><text:span text:style-name="_32_77">i</text:span><text:span text:style-name="_31_237">d</text:span><text:span text:style-name="_31_809"> </text:span><text:span text:style-name="_36_01">t</text:span><text:span text:style-name="_31_741">o</text:span><text:span text:style-name="_31_805"> </text:span><text:span text:style-name="_34_93">M</text:span><text:span text:style-name="_31_717">r</text:span><text:span text:style-name="_32_149">s</text:span><text:span text:style-name="_39_"> </text:span><text:span text:style-name="_31_717">M</text:span><text:span text:style-name="_32_620">c</text:span><text:span text:style-name="_32_65">W</text:span><text:span text:style-name="_31_705">i</text:span><text:span text:style-name="_32_641">l</text:span><text:span text:style-name="_36_97">l</text:span><text:span text:style-name="_31_753">i</text:span><text:span text:style-name="_32_211">a</text:span><text:span text:style-name="_36_25">m</text:span><text:span text:style-name="_31_609">s</text:span><text:span text:style-name="_31_809"> </text:span><text:span text:style-name="_32_29">t</text:span><text:span text:style-name="_31_348">h</text:span><text:span text:style-name="_32_295">a</text:span><text:span text:style-name="_33_37">t</text:span><text:span text:style-name="_39_05"> </text:span><text:span text:style-name="_32_329">I</text:span><text:span text:style-name="_39_"> </text:span><text:span text:style-name="_31_743">h</text:span><text:span text:style-name="_32_428">a</text:span><text:span text:style-name="_34_45">d</text:span><text:span text:style-name="_39_05"> </text:span><text:span text:style-name="_32_319">h</text:span><text:span text:style-name="_37_00">a</text:span><text:span text:style-name="_31_177">d</text:span><text:span text:style-name="_31_805"> </text:span><text:span text:style-name="_34_96">e</text:span><text:span text:style-name="_31_791">n</text:span><text:span text:style-name="_32_619">o</text:span><text:span text:style-name="_32_44">u</text:span><text:span text:style-name="_31_419">g</text:span><text:span text:style-name="_32_212">h</text:span><text:span text:style-name="_35_"> </text:span><text:span text:style-name="_31_213">o</text:span><text:span text:style-name="_32_245">f</text:span><text:span text:style-name="_35_"> </text:span><text:span text:style-name="_31_681">t</text:span><text:span text:style-name="_32_439">h</text:span><text:span text:style-name="_34_12">a</text:span><text:span text:style-name="_31_789">t</text:span><text:span text:style-name="_31_805"> </text:span><text:span text:style-name="_36_62">k</text:span><text:span text:style-name="_31_609">i</text:span><text:span text:style-name="_32_320">n</text:span><text:span text:style-name="_33_01">d</text:span><text:span text:style-name="_39_09"> </text:span><text:span text:style-name="_32_497">o</text:span><text:span text:style-name="_34_57">f</text:span><text:span text:style-name="_39_05"> </text:span><text:span text:style-name="_32_044">p</text:span><text:span text:style-name="_36_61">i</text:span><text:span text:style-name="_31_671">e</text:span><text:span text:style-name="_32_029">;</text:span><text:span text:style-name="_39_"> </text:span><text:span text:style-name="_31_564">s</text:span><text:span text:style-name="_32_115">o</text:span><text:span text:style-name="_35_"> </text:span><text:span text:style-name="_31_237">w</text:span><text:span text:style-name="_32_605">i</text:span><text:span text:style-name="_36_01">t</text:span><text:span text:style-name="_31_609">h</text:span><text:span text:style-name="_31_809"> </text:span><text:span text:style-name="_32_43">h</text:span><text:span text:style-name="_31_384">e</text:span><text:span text:style-name="_32_065">r</text:span><text:span text:style-name="_35_"> </text:span><text:span text:style-name="_31_237">f</text:span><text:span text:style-name="_32_461">u</text:span><text:span text:style-name="_34_93">l</text:span><text:span text:style-name="_31_525">l</text:span><text:span text:style-name="_31_805"> </text:span><text:span text:style-name="_36_74">c</text:span><text:span text:style-name="_31_720">o</text:span><text:span text:style-name="_32_031">n</text:span><text:span text:style-name="_37_72">s</text:span><text:span text:style-name="_31_504">e</text:span><text:span text:style-name="_32_679">n</text:span><text:span text:style-name="_36_25">t</text:span><text:span text:style-name="_39_05"> </text:span><text:span text:style-name="_32_605">I</text:span><text:span text:style-name="_35_"> </text:span><text:span text:style-name="_31_525">t</text:span><text:span text:style-name="_32_644">o</text:span><text:span text:style-name="_34_95">o</text:span><text:span text:style-name="_31_561">k</text:span><text:span text:style-name="_31_809"> </text:span><text:span text:style-name="_36_37">t</text:span><text:span text:style-name="_31_491">h</text:span><text:span text:style-name="_32_644">e</text:span><text:span text:style-name="_39_"> </text:span><text:span text:style-name="_31_165">w</text:span><text:span text:style-name="_32_427">h</text:span><text:span text:style-name="_38_08">o</text:span><text:span text:style-name="_31_393">l</text:span><text:span text:style-name="_32_689">e</text:span><text:span text:style-name="_39_"> </text:span><text:span text:style-name="_31_201">t</text:span><text:span text:style-name="_32_680">h</text:span><text:span text:style-name="_38_53">i</text:span><text:span text:style-name="_31_395">n</text:span><text:span text:style-name="_32_209">g</text:span><text:span text:style-name="_39_"> </text:span><text:span text:style-name="_31_540">o</text:span><text:span text:style-name="_32_223">u</text:span><text:span text:style-name="_33_49">t</text:span><text:span text:style-name="_39_05"> </text:span><text:span text:style-name="_32_440">a</text:span><text:span text:style-name="_37_11">n</text:span><text:span text:style-name="_31_789">d</text:span><text:span text:style-name="_31_805"> </text:span><text:span text:style-name="_34_93">t</text:span><text:span text:style-name="_31_321">r</text:span><text:span text:style-name="_32_140">a</text:span><text:span text:style-name="_33_39">d</text:span><text:span text:style-name="_31_431">e</text:span><text:span text:style-name="_32_572">d</text:span><text:span text:style-name="_35_"> </text:span><text:span text:style-name="_31_201">i</text:span><text:span text:style-name="_32_113">t</text:span><text:span text:style-name="_35_"> </text:span><text:span text:style-name="_31_201">o</text:span><text:span text:style-name="_32_473">f</text:span><text:span text:style-name="_34_93">f</text:span><text:span text:style-name="_39_05"> </text:span><text:span text:style-name="_32_077">f</text:span><text:span text:style-name="_38_53">o</text:span><text:span text:style-name="_31_309">r</text:span><text:span text:style-name="_31_809"> </text:span><text:span text:style-name="_34_81">a</text:span><text:span text:style-name="_39_09"> </text:span><text:span text:style-name="_32_691">d</text:span><text:span text:style-name="_32_44">o</text:span><text:span text:style-name="_31_753">g</text:span><text:span text:style-name="_32_245">,</text:span><text:span text:style-name="_39_"> </text:span><text:span text:style-name="_31_384">a</text:span><text:span text:style-name="_32_403">n</text:span><text:span text:style-name="_34_57">d</text:span><text:span text:style-name="_39_09"> </text:span><text:span text:style-name="_32_644">s</text:span><text:span text:style-name="_36_99">h</text:span><text:span text:style-name="_31_561">o</text:span><text:span text:style-name="_32_209">t</text:span><text:span text:style-name="_39_"> </text:span><text:span text:style-name="_31_609">t</text:span><text:span text:style-name="_32_031">h</text:span><text:span text:style-name="_37_84">e</text:span><text:span text:style-name="_39_09"> </text:span><text:span text:style-name="_32_115">d</text:span><text:span text:style-name="_33_52">o</text:span><text:span text:style-name="_31_573">g</text:span><text:span text:style-name="_32_029">.</text:span><text:span text:style-name="_39_"> </text:span><text:span text:style-name="_31_309">I</text:span><text:span text:style-name="_31_805"> </text:span><text:span text:style-name="_34_96">d</text:span><text:span text:style-name="_31_491">o</text:span><text:span text:style-name="_32_329">n</text:span><text:span text:style-name="_32_65">'</text:span><text:span text:style-name="_31_357">t</text:span><text:span text:style-name="_31_809"> </text:span><text:span text:style-name="_37_82">k</text:span><text:span text:style-name="_31_384">n</text:span><text:span text:style-name="_32_581">o</text:span><text:span text:style-name="_34_45">w</text:span><text:span text:style-name="_39_05"> </text:span><text:span text:style-name="_32_677">w</text:span><text:span text:style-name="_35_91">h</text:span><text:span text:style-name="_31_564">a</text:span><text:span text:style-name="_32_473">t</text:span><text:span text:style-name="_35_"> </text:span><text:span text:style-name="_31_528">y</text:span><text:span text:style-name="_32_103">o</text:span><text:span text:style-name="_35_29">u</text:span><text:span text:style-name="_39_09"> </text:span><text:span text:style-name="_32_113">t</text:span><text:span text:style-name="_38_56">h</text:span><text:span text:style-name="_31_177">i</text:span><text:span text:style-name="_32_139">n</text:span><text:span text:style-name="_38_53">k</text:span><text:span text:style-name="_39_09"> </text:span><text:span text:style-name="_32_104">a</text:span><text:span text:style-name="_33_15">b</text:span><text:span text:style-name="_31_312">o</text:span><text:span text:style-name="_32_571">u</text:span><text:span text:style-name="_32_65">t</text:span><text:span text:style-name="_39_09"> </text:span><text:span text:style-name="_32_101">i</text:span><text:span text:style-name="_38_53">t</text:span><text:span text:style-name="_31_777">,</text:span><text:span text:style-name="_31_809"> </text:span><text:span text:style-name="_37_69">M</text:span><text:span text:style-name="_31_705">i</text:span><text:span text:style-name="_32_224">s</text:span><text:span text:style-name="_38_17">t</text:span><text:span text:style-name="_31_563">e</text:span><text:span text:style-name="_32_029">r</text:span><text:span text:style-name="_39_"> </text:span><text:span text:style-name="_31_501">T</text:span><text:span text:style-name="_32_509">w</text:span><text:span text:style-name="_34_47">a</text:span><text:span text:style-name="_31_141">i</text:span><text:span text:style-name="_32_296">n</text:span><text:span text:style-name="_34_93">;</text:span><text:span text:style-name="_39_05"> </text:span><text:span text:style-name="_32_689">m</text:span><text:span text:style-name="_33_16">e</text:span><text:span text:style-name="_31_717">r</text:span><text:span text:style-name="_32_511">e</text:span><text:span text:style-name="_36_61">l</text:span><text:span text:style-name="_31_741">y</text:span><text:span text:style-name="_31_809"> </text:span><text:span text:style-name="_33_13">I</text:span><text:span text:style-name="_39_09"> </text:span><text:span text:style-name="_32_581">t</text:span><text:span text:style-name="_35_19">h</text:span><text:span text:style-name="_31_597">i</text:span><text:span text:style-name="_32_392">n</text:span><text:span text:style-name="_32_77">k</text:span><text:span text:style-name="_39_09"> </text:span><text:span text:style-name="_32_221">t</text:span><text:span text:style-name="_36_39">h</text:span><text:span text:style-name="_31_792">o</text:span><text:span text:style-name="_32_498">s</text:span><text:span text:style-name="_37_00">e</text:span><text:span text:style-name="_39_09"> </text:span><text:span text:style-name="_32_029">t</text:span><text:span text:style-name="_34_83">h</text:span><text:span text:style-name="_31_165">i</text:span><text:span text:style-name="_32_320">n</text:span><text:span text:style-name="_33_16">g</text:span><text:span text:style-name="_31_538">s</text:span><text:span text:style-name="_31_805"> </text:span><text:span text:style-name="_33_16">a</text:span><text:span text:style-name="_31_417">r</text:span><text:span text:style-name="_32_283">e</text:span><text:span text:style-name="_39_"> </text:span><text:span text:style-name="_31_357">m</text:span><text:span text:style-name="_32_440">a</text:span><text:span text:style-name="_34_83">d</text:span><text:span text:style-name="_31_357">e</text:span><text:span text:style-name="_31_809"> </text:span><text:span text:style-name="_34_96">s</text:span><text:span text:style-name="_31_611">o</text:span><text:span text:style-name="_32_569">l</text:span><text:span text:style-name="_34_59">e</text:span><text:span text:style-name="_31_165">l</text:span><text:span text:style-name="_32_296">y</text:span><text:span text:style-name="_35_"> </text:span><text:span text:style-name="_31_573">i</text:span><text:span text:style-name="_32_653">n</text:span><text:span text:style-name="_35_"> </text:span><text:span text:style-name="_31_705">t</text:span><text:span text:style-name="_32_392">h</text:span><text:span text:style-name="_35_19">e</text:span><text:span text:style-name="_39_05"> </text:span><text:span text:style-name="_32_581">i</text:span><text:span text:style-name="_37_11">n</text:span><text:span text:style-name="_31_525">t</text:span><text:span text:style-name="_32_296">e</text:span><text:span text:style-name="_35_89">r</text:span><text:span text:style-name="_31_504">e</text:span><text:span text:style-name="_32_042">s</text:span><text:span text:style-name="_38_05">t</text:span><text:span text:style-name="_39_05"> </text:span><text:span text:style-name="_32_473">o</text:span><text:span text:style-name="_32_65">f</text:span><text:span text:style-name="_39_05"> </text:span><text:span text:style-name="_32_461">t</text:span><text:span text:style-name="_36_99">h</text:span><text:span text:style-name="_31_792">e</text:span><text:span text:style-name="_31_809"> </text:span><text:span text:style-name="_34_24">b</text:span><text:span text:style-name="_31_311">u</text:span><text:span text:style-name="_32_101">r</text:span><text:span text:style-name="_38_91">g</text:span><text:span text:style-name="_31_381">l</text:span><text:span text:style-name="_32_320">a</text:span><text:span text:style-name="_34_93">r</text:span><text:span text:style-name="_31_597">s</text:span><text:span text:style-name="_32_641">.</text:span><text:span text:style-name="_39_"> </text:span><text:span text:style-name="_31_489">Y</text:span><text:span text:style-name="_32_212">e</text:span><text:span text:style-name="_35_90">s</text:span><text:span text:style-name="_31_381">,</text:span><text:span text:style-name="_31_809"> </text:span><text:span text:style-name="_36_01">s</text:span><text:span text:style-name="_31_669">i</text:span><text:span text:style-name="_32_641">r</text:span><text:span text:style-name="_38_53">,</text:span><text:span text:style-name="_39_09"> </text:span><text:span text:style-name="_32_653">a</text:span><text:span text:style-name="_39_"> </text:span><text:span text:style-name="_31_384">b</text:span><text:span text:style-name="_32_031">u</text:span><text:span text:style-name="_33_01">r</text:span><text:span text:style-name="_31_252">g</text:span><text:span text:style-name="_32_317">l</text:span><text:span text:style-name="_36_03">a</text:span><text:span text:style-name="_31_777">r</text:span><text:span text:style-name="_31_805"> </text:span><text:span text:style-name="_36_28">a</text:span><text:span text:style-name="_31_249">l</text:span><text:span text:style-name="_32_247">a</text:span><text:span text:style-name="_36_01">r</text:span><text:span text:style-name="_31_777">m</text:span><text:span text:style-name="_31_805"> </text:span><text:span text:style-name="_33_40">c</text:span><text:span text:style-name="_31_431">o</text:span><text:span text:style-name="_32_437">m</text:span><text:span text:style-name="_36_75">b</text:span><text:span text:style-name="_31_393">i</text:span><text:span text:style-name="_32_140">n</text:span><text:span text:style-name="_33_40">e</text:span><text:span text:style-name="_31_238">s</text:span><text:span text:style-name="_31_809"> </text:span><text:span text:style-name="_38_89">i</text:span><text:span text:style-name="_31_381">n</text:span><text:span text:style-name="_31_809"> </text:span><text:span text:style-name="_33_37">i</text:span><text:span text:style-name="_31_429">t</text:span><text:span text:style-name="_32_317">s</text:span><text:span text:style-name="_35_"> </text:span><text:span text:style-name="_31_311">p</text:span><text:span text:style-name="_32_572">e</text:span><text:span text:style-name="_37_09">r</text:span><text:span text:style-name="_31_238">s</text:span><text:span text:style-name="_32_080">o</text:span><text:span text:style-name="_36_97">n</text:span><text:span text:style-name="_39_09"> </text:span><text:span text:style-name="_32_461">a</text:span><text:span text:style-name="_32_29">l</text:span><text:span text:style-name="_31_501">l</text:span><text:span text:style-name="_31_809"> </text:span><text:span text:style-name="_38_89">t</text:span><text:span text:style-name="_31_564">h</text:span><text:span text:style-name="_32_499">a</text:span><text:span text:style-name="_38_05">t</text:span><text:span text:style-name="_39_09"> </text:span><text:span text:style-name="_32_041">i</text:span><text:span text:style-name="_34_21">s</text:span><text:span text:style-name="_39_09"> </text:span><text:span text:style-name="_32_104">o</text:span><text:span text:style-name="_36_75">b</text:span><text:span text:style-name="_31_345">j</text:span><text:span text:style-name="_32_332">e</text:span><text:span text:style-name="_32_42">c</text:span><text:span text:style-name="_31_501">t</text:span><text:span text:style-name="_32_617">i</text:span><text:span text:style-name="_34_95">o</text:span><text:span text:style-name="_31_540">n</text:span><text:span text:style-name="_32_044">a</text:span><text:span text:style-name="_37_11">b</text:span><text:span text:style-name="_31_705">l</text:span><text:span text:style-name="_32_065">e</text:span><text:span text:style-name="_39_"> </text:span><text:span text:style-name="_31_528">a</text:span><text:span text:style-name="_32_103">b</text:span><text:span text:style-name="_34_24">o</text:span><text:span text:style-name="_31_383">u</text:span><text:span text:style-name="_32_209">t</text:span><text:span text:style-name="_39_"> </text:span><text:span text:style-name="_31_561">a</text:span><text:span text:style-name="_31_805"> </text:span><text:span text:style-name="_34_45">f</text:span><text:span text:style-name="_31_777">i</text:span><text:span text:style-name="_32_137">r</text:span><text:span text:style-name="_36_25">e</text:span><text:span text:style-name="_31_753">,</text:span><text:span text:style-name="_31_809"> </text:span><text:span text:style-name="_34_45">a</text:span><text:span text:style-name="_39_05"> </text:span><text:span text:style-name="_32_101">r</text:span><text:span text:style-name="_34_57">i</text:span><text:span text:style-name="_31_681">o</text:span><text:span text:style-name="_32_329">t</text:span><text:span text:style-name="_38_77">,</text:span><text:span text:style-name="_39_09"> </text:span><text:span text:style-name="_32_428">a</text:span><text:span text:style-name="_37_83">n</text:span><text:span text:style-name="_31_141">d</text:span><text:span text:style-name="_31_809"> </text:span><text:span text:style-name="_33_49">a</text:span><text:span text:style-name="_39_05"> </text:span><text:span text:style-name="_32_463">h</text:span><text:span text:style-name="_37_72">a</text:span><text:span text:style-name="_31_141">r</text:span><text:span text:style-name="_32_653">e</text:span><text:span text:style-name="_32_29">m</text:span><text:span text:style-name="_31_321">,</text:span><text:span text:style-name="_31_805"> </text:span><text:span text:style-name="_33_39">a</text:span><text:span text:style-name="_31_672">n</text:span><text:span text:style-name="_32_257">d</text:span><text:span text:style-name="_39_"> </text:span><text:span text:style-name="_31_129">a</text:span><text:span text:style-name="_32_605">t</text:span><text:span text:style-name="_39_"> </text:span><text:span text:style-name="_31_669">t</text:span><text:span text:style-name="_32_031">h</text:span><text:span text:style-name="_38_44">e</text:span><text:span text:style-name="_39_09"> </text:span><text:span text:style-name="_32_320">s</text:span><text:span text:style-name="_34_59">a</text:span><text:span text:style-name="_31_381">m</text:span><text:span text:style-name="_32_113">e</text:span><text:span text:style-name="_39_"> </text:span><text:span text:style-name="_31_165">t</text:span><text:span text:style-name="_32_149">i</text:span><text:span text:style-name="_34_57">m</text:span><text:span text:style-name="_31_669">e</text:span><text:span text:style-name="_31_809"> </text:span><text:span text:style-name="_34_83">h</text:span><text:span text:style-name="_31_612">a</text:span><text:span text:style-name="_32_581">d</text:span><text:span text:style-name="_39_"> </text:span><text:span text:style-name="_31_431">n</text:span><text:span text:style-name="_32_656">o</text:span><text:span text:style-name="_33_52">n</text:span><text:span text:style-name="_31_575">e</text:span><text:span text:style-name="_31_809"> </text:span><text:span text:style-name="_38_53">o</text:span><text:span text:style-name="_31_681">f</text:span><text:span text:style-name="_31_809"> </text:span><text:span text:style-name="_34_81">t</text:span><text:span text:style-name="_31_792">h</text:span><text:span text:style-name="_32_211">e</text:span><text:span text:style-name="_35_"> </text:span><text:span text:style-name="_31_670">c</text:span><text:span text:style-name="_32_212">o</text:span><text:span text:style-name="_34_81">m</text:span><text:span text:style-name="_31_756">p</text:span><text:span text:style-name="_32_607">e</text:span><text:span text:style-name="_36_99">n</text:span><text:span text:style-name="_31_708">s</text:span><text:span text:style-name="_32_620">a</text:span><text:span text:style-name="_36_25">t</text:span><text:span text:style-name="_31_429">i</text:span><text:span text:style-name="_32_655">n</text:span><text:span text:style-name="_38_17">g</text:span><text:span text:style-name="_39_05"> </text:span><text:span text:style-name="_32_247">a</text:span><text:span text:style-name="_34_48">d</text:span><text:span text:style-name="_31_598">v</text:span><text:span text:style-name="_32_476">a</text:span><text:span text:style-name="_35_91">n</text:span><text:span text:style-name="_31_537">t</text:span><text:span text:style-name="_32_680">a</text:span><text:span text:style-name="_36_39">g</text:span><text:span text:style-name="_31_324">e</text:span><text:span text:style-name="_32_077">s</text:span><text:span text:style-name="_33_37">,</text:span><text:span text:style-name="_39_05"> </text:span><text:span text:style-name="_32_617">o</text:span><text:span text:style-name="_38_41">f</text:span><text:span text:style-name="_39_09"> </text:span><text:span text:style-name="_32_643">o</text:span><text:span text:style-name="_35_32">n</text:span><text:span text:style-name="_31_357">e</text:span><text:span text:style-name="_31_809"> </text:span><text:span text:style-name="_34_96">s</text:span><text:span text:style-name="_31_791">o</text:span><text:span text:style-name="_32_653">r</text:span><text:span text:style-name="_34_57">t</text:span><text:span text:style-name="_39_05"> </text:span><text:span text:style-name="_32_209">o</text:span><text:span text:style-name="_38_89">r</text:span><text:span text:style-name="_39_05"> </text:span><text:span text:style-name="_32_319">a</text:span><text:span text:style-name="_38_08">n</text:span><text:span text:style-name="_31_743">o</text:span><text:span text:style-name="_32_149">t</text:span><text:span text:style-name="_36_40">h</text:span><text:span text:style-name="_31_573">e</text:span><text:span text:style-name="_32_497">r</text:span><text:span text:style-name="_37_09">,</text:span><text:span text:style-name="_39_05"> </text:span><text:span text:style-name="_32_605">t</text:span><text:span text:style-name="_38_43">h</text:span><text:span text:style-name="_31_384">a</text:span><text:span text:style-name="_32_029">t</text:span><text:span text:style-name="_35_"> </text:span><text:span text:style-name="_31_672">c</text:span><text:span text:style-name="_32_223">u</text:span><text:span text:style-name="_33_04">s</text:span><text:span text:style-name="_31_417">t</text:span><text:span text:style-name="_32_511">o</text:span><text:span text:style-name="_36_37">m</text:span><text:span text:style-name="_31_779">a</text:span><text:span text:style-name="_32_149">r</text:span><text:span text:style-name="_38_17">i</text:span><text:span text:style-name="_31_357">l</text:span><text:span text:style-name="_32_260">y</text:span><text:span text:style-name="_39_"> </text:span><text:span text:style-name="_31_743">b</text:span><text:span text:style-name="_32_116">e</text:span><text:span text:style-name="_34_93">l</text:span><text:span text:style-name="_31_576">o</text:span><text:span text:style-name="_32_079">n</text:span><text:span text:style-name="_37_81">g</text:span><text:span text:style-name="_39_05"> </text:span><text:span text:style-name="_32_605">w</text:span><text:span text:style-name="_38_17">i</text:span><text:span text:style-name="_31_501">t</text:span><text:span text:style-name="_32_569">h</text:span><text:span text:style-name="_39_"> </text:span><text:span text:style-name="_31_141">t</text:span><text:span text:style-name="_32_151">h</text:span><text:span text:style-name="_34_60">a</text:span><text:span text:style-name="_31_753">t</text:span><text:span text:style-name="_31_809"> </text:span><text:span text:style-name="_33_52">c</text:span><text:span text:style-name="_31_611">o</text:span><text:span text:style-name="_32_209">m</text:span><text:span text:style-name="_36_40">b</text:span><text:span text:style-name="_31_753">i</text:span><text:span text:style-name="_32_655">n</text:span><text:span text:style-name="_37_84">a</text:span><text:span text:style-name="_31_609">t</text:span><text:span text:style-name="_32_257">i</text:span><text:span text:style-name="_38_43">o</text:span><text:span text:style-name="_31_429">n</text:span><text:span text:style-name="_32_101">.</text:span><text:span text:style-name="_35_"> </text:span><text:span text:style-name="_31_609">G</text:span><text:span text:style-name="_32_476">o</text:span><text:span text:style-name="_34_23">o</text:span><text:span text:style-name="_31_312">d</text:span>-<text:span text:style-name="_34_47">b</text:span><text:span text:style-name="_31_213">y</text:span><text:span text:style-name="_32_653">:</text:span><text:span text:style-name="_39_"> </text:span><text:span text:style-name="_31_597">I</text:span><text:span text:style-name="_31_809"> </text:span><text:span text:style-name="_37_11">g</text:span><text:span text:style-name="_31_204">e</text:span><text:span text:style-name="_32_245">t</text:span><text:span text:style-name="_39_"> </text:span><text:span text:style-name="_31_177">o</text:span><text:span text:style-name="_32_257">f</text:span><text:span text:style-name="_36_97">f</text:span><text:span text:style-name="_39_09"> </text:span><text:span text:style-name="_32_463">h</text:span><text:span text:style-name="_36_28">e</text:span><text:span text:style-name="_31_789">r</text:span><text:span text:style-name="_32_137">e</text:span><text:span text:style-name="_32_29">.</text:span><text:span text:style-name="_31_213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>
      <style:text-properties fo:background-color="#f3f3ff"/>
    </style:style>
    <style:style style:name="_33_8" style:display-name="38" style:family="text">
      <style:text-properties fo:background-color="#f3f3ff" style:text-scale="94%"/>
    </style:style>
    <style:style style:name="_33_9" style:display-name="39" style:family="text">
      <style:text-properties fo:background-color="#f3f3ff" style:text-scale="95%"/>
    </style:style>
    <style:style style:name="_34_0" style:display-name="40" style:family="text">
      <style:text-properties fo:background-color="#f3f3ff" style:text-scale="107%"/>
    </style:style>
    <style:style style:name="_34_1" style:display-name="41" style:family="text">
      <style:text-properties fo:letter-spacing="normal" fo:background-color="#f3f3ff"/>
    </style:style>
    <style:style style:name="_34_2" style:display-name="42" style:family="text">
      <style:text-properties fo:letter-spacing="normal" fo:background-color="#f3f3ff" style:text-scale="94%"/>
    </style:style>
    <style:style style:name="_34_3" style:display-name="43" style:family="text">
      <style:text-properties fo:letter-spacing="normal" fo:background-color="#f3f3ff" style:text-scale="95%"/>
    </style:style>
    <style:style style:name="_34_4" style:display-name="44" style:family="text">
      <style:text-properties fo:letter-spacing="normal" fo:background-color="#f3f3ff" style:text-scale="107%"/>
    </style:style>
    <style:style style:name="_34_5" style:display-name="45" style:family="text">
      <style:text-properties fo:letter-spacing="0.0374in" fo:background-color="#f3f3ff"/>
    </style:style>
    <style:style style:name="_34_6" style:display-name="46" style:family="text">
      <style:text-properties fo:letter-spacing="0.0374in" fo:background-color="#f3f3ff" style:text-scale="94%"/>
    </style:style>
    <style:style style:name="_34_7" style:display-name="47" style:family="text">
      <style:text-properties fo:letter-spacing="0.0374in" fo:background-color="#f3f3ff" style:text-scale="95%"/>
    </style:style>
    <style:style style:name="_34_8" style:display-name="48" style:family="text">
      <style:text-properties fo:letter-spacing="0.0374in" fo:background-color="#f3f3ff" style:text-scale="107%"/>
    </style:style>
    <style:style style:name="_34_9" style:display-name="49" style:family="text">
      <style:text-properties style:text-position="0% 100%" fo:background-color="#f3f3ff"/>
    </style:style>
    <style:style style:name="_35_0" style:display-name="50" style:family="text">
      <style:text-properties style:text-position="0% 100%" fo:background-color="#f3f3ff" style:text-scale="94%"/>
    </style:style>
    <style:style style:name="_35_1" style:display-name="51" style:family="text">
      <style:text-properties style:text-position="0% 100%" fo:background-color="#f3f3ff" style:text-scale="95%"/>
    </style:style>
    <style:style style:name="_35_2" style:display-name="52" style:family="text">
      <style:text-properties style:text-position="0% 100%" fo:background-color="#f3f3ff" style:text-scale="107%"/>
    </style:style>
    <style:style style:name="_35_3" style:display-name="53" style:family="text">
      <style:text-properties style:text-position="0% 100%" fo:letter-spacing="normal" fo:background-color="#f3f3ff"/>
    </style:style>
    <style:style style:name="_35_4" style:display-name="54" style:family="text">
      <style:text-properties style:text-position="0% 100%" fo:letter-spacing="normal" fo:background-color="#f3f3ff" style:text-scale="94%"/>
    </style:style>
    <style:style style:name="_35_5" style:display-name="55" style:family="text">
      <style:text-properties style:text-position="0% 100%" fo:letter-spacing="normal" fo:background-color="#f3f3ff" style:text-scale="95%"/>
    </style:style>
    <style:style style:name="_35_6" style:display-name="56" style:family="text">
      <style:text-properties style:text-position="0% 100%" fo:letter-spacing="normal" fo:background-color="#f3f3ff" style:text-scale="107%"/>
    </style:style>
    <style:style style:name="_35_7" style:display-name="57" style:family="text">
      <style:text-properties style:text-position="0% 100%" fo:letter-spacing="0.0374in" fo:background-color="#f3f3ff"/>
    </style:style>
    <style:style style:name="_35_8" style:display-name="58" style:family="text">
      <style:text-properties style:text-position="0% 100%" fo:letter-spacing="0.0374in" fo:background-color="#f3f3ff" style:text-scale="94%"/>
    </style:style>
    <style:style style:name="_35_9" style:display-name="59" style:family="text">
      <style:text-properties style:text-position="0% 100%" fo:letter-spacing="0.0374in" fo:background-color="#f3f3ff" style:text-scale="95%"/>
    </style:style>
    <style:style style:name="_36_0" style:display-name="60" style:family="text">
      <style:text-properties style:text-position="0% 100%" fo:letter-spacing="0.0374in" fo:background-color="#f3f3ff" style:text-scale="107%"/>
    </style:style>
    <style:style style:name="_36_1" style:display-name="61" style:family="text">
      <style:text-properties style:text-position="3% 100%" fo:background-color="#f3f3ff"/>
    </style:style>
    <style:style style:name="_36_2" style:display-name="62" style:family="text">
      <style:text-properties style:text-position="3% 100%" fo:background-color="#f3f3ff" style:text-scale="94%"/>
    </style:style>
    <style:style style:name="_36_3" style:display-name="63" style:family="text">
      <style:text-properties style:text-position="3% 100%" fo:background-color="#f3f3ff" style:text-scale="95%"/>
    </style:style>
    <style:style style:name="_36_4" style:display-name="64" style:family="text">
      <style:text-properties style:text-position="3% 100%" fo:background-color="#f3f3ff" style:text-scale="107%"/>
    </style:style>
    <style:style style:name="_36_5" style:display-name="65" style:family="text">
      <style:text-properties style:text-position="3% 100%" fo:letter-spacing="normal" fo:background-color="#f3f3ff"/>
    </style:style>
    <style:style style:name="_36_6" style:display-name="66" style:family="text">
      <style:text-properties style:text-position="3% 100%" fo:letter-spacing="normal" fo:background-color="#f3f3ff" style:text-scale="94%"/>
    </style:style>
    <style:style style:name="_36_7" style:display-name="67" style:family="text">
      <style:text-properties style:text-position="3% 100%" fo:letter-spacing="normal" fo:background-color="#f3f3ff" style:text-scale="95%"/>
    </style:style>
    <style:style style:name="_36_8" style:display-name="68" style:family="text">
      <style:text-properties style:text-position="3% 100%" fo:letter-spacing="normal" fo:background-color="#f3f3ff" style:text-scale="107%"/>
    </style:style>
    <style:style style:name="_36_9" style:display-name="69" style:family="text">
      <style:text-properties style:text-position="3% 100%" fo:letter-spacing="0.0374in" fo:background-color="#f3f3ff"/>
    </style:style>
    <style:style style:name="_37_0" style:display-name="70" style:family="text">
      <style:text-properties style:text-position="3% 100%" fo:letter-spacing="0.0374in" fo:background-color="#f3f3ff" style:text-scale="94%"/>
    </style:style>
    <style:style style:name="_37_1" style:display-name="71" style:family="text">
      <style:text-properties style:text-position="3% 100%" fo:letter-spacing="0.0374in" fo:background-color="#f3f3ff" style:text-scale="95%"/>
    </style:style>
    <style:style style:name="_37_2" style:display-name="72" style:family="text">
      <style:text-properties style:text-position="3% 100%" fo:letter-spacing="0.0374in" fo:background-color="#f3f3ff" style:text-scale="107%"/>
    </style:style>
    <style:style style:name="_37_3" style:display-name="73" style:family="text">
      <style:text-properties fo:background-color="#f3fbff"/>
    </style:style>
    <style:style style:name="_37_4" style:display-name="74" style:family="text">
      <style:text-properties fo:background-color="#f3fbff" style:text-scale="94%"/>
    </style:style>
    <style:style style:name="_37_5" style:display-name="75" style:family="text">
      <style:text-properties fo:background-color="#f3fbff" style:text-scale="95%"/>
    </style:style>
    <style:style style:name="_37_6" style:display-name="76" style:family="text">
      <style:text-properties fo:background-color="#f3fbff" style:text-scale="107%"/>
    </style:style>
    <style:style style:name="_37_7" style:display-name="77" style:family="text">
      <style:text-properties fo:letter-spacing="normal" fo:background-color="#f3fbff"/>
    </style:style>
    <style:style style:name="_37_8" style:display-name="78" style:family="text">
      <style:text-properties fo:letter-spacing="normal" fo:background-color="#f3fbff" style:text-scale="94%"/>
    </style:style>
    <style:style style:name="_37_9" style:display-name="79" style:family="text">
      <style:text-properties fo:letter-spacing="normal" fo:background-color="#f3fbff" style:text-scale="95%"/>
    </style:style>
    <style:style style:name="_38_0" style:display-name="80" style:family="text">
      <style:text-properties fo:letter-spacing="normal" fo:background-color="#f3fbff" style:text-scale="107%"/>
    </style:style>
    <style:style style:name="_38_1" style:display-name="81" style:family="text">
      <style:text-properties fo:letter-spacing="0.0374in" fo:background-color="#f3fbff"/>
    </style:style>
    <style:style style:name="_38_2" style:display-name="82" style:family="text">
      <style:text-properties fo:letter-spacing="0.0374in" fo:background-color="#f3fbff" style:text-scale="94%"/>
    </style:style>
    <style:style style:name="_38_3" style:display-name="83" style:family="text">
      <style:text-properties fo:letter-spacing="0.0374in" fo:background-color="#f3fbff" style:text-scale="95%"/>
    </style:style>
    <style:style style:name="_38_4" style:display-name="84" style:family="text">
      <style:text-properties fo:letter-spacing="0.0374in" fo:background-color="#f3fbff" style:text-scale="107%"/>
    </style:style>
    <style:style style:name="_38_5" style:display-name="85" style:family="text">
      <style:text-properties style:text-position="0% 100%" fo:background-color="#f3fbff"/>
    </style:style>
    <style:style style:name="_38_6" style:display-name="86" style:family="text">
      <style:text-properties style:text-position="0% 100%" fo:background-color="#f3fbff" style:text-scale="94%"/>
    </style:style>
    <style:style style:name="_38_7" style:display-name="87" style:family="text">
      <style:text-properties style:text-position="0% 100%" fo:background-color="#f3fbff" style:text-scale="95%"/>
    </style:style>
    <style:style style:name="_38_8" style:display-name="88" style:family="text">
      <style:text-properties style:text-position="0% 100%" fo:background-color="#f3fbff" style:text-scale="107%"/>
    </style:style>
    <style:style style:name="_38_9" style:display-name="89" style:family="text">
      <style:text-properties style:text-position="0% 100%" fo:letter-spacing="normal" fo:background-color="#f3fbff"/>
    </style:style>
    <style:style style:name="_39_0" style:display-name="90" style:family="text">
      <style:text-properties style:text-position="0% 100%" fo:letter-spacing="normal" fo:background-color="#f3fbff" style:text-scale="94%"/>
    </style:style>
    <style:style style:name="_39_1" style:display-name="91" style:family="text">
      <style:text-properties style:text-position="0% 100%" fo:letter-spacing="normal" fo:background-color="#f3fbff" style:text-scale="95%"/>
    </style:style>
    <style:style style:name="_39_2" style:display-name="92" style:family="text">
      <style:text-properties style:text-position="0% 100%" fo:letter-spacing="normal" fo:background-color="#f3fbff" style:text-scale="107%"/>
    </style:style>
    <style:style style:name="_39_3" style:display-name="93" style:family="text">
      <style:text-properties style:text-position="0% 100%" fo:letter-spacing="0.0374in" fo:background-color="#f3fbff"/>
    </style:style>
    <style:style style:name="_39_4" style:display-name="94" style:family="text">
      <style:text-properties style:text-position="0% 100%" fo:letter-spacing="0.0374in" fo:background-color="#f3fbff" style:text-scale="94%"/>
    </style:style>
    <style:style style:name="_39_5" style:display-name="95" style:family="text">
      <style:text-properties style:text-position="0% 100%" fo:letter-spacing="0.0374in" fo:background-color="#f3fbff" style:text-scale="95%"/>
    </style:style>
    <style:style style:name="_39_6" style:display-name="96" style:family="text">
      <style:text-properties style:text-position="0% 100%" fo:letter-spacing="0.0374in" fo:background-color="#f3fbff" style:text-scale="107%"/>
    </style:style>
    <style:style style:name="_39_7" style:display-name="97" style:family="text">
      <style:text-properties style:text-position="3% 100%" fo:background-color="#f3fbff"/>
    </style:style>
    <style:style style:name="_39_8" style:display-name="98" style:family="text">
      <style:text-properties style:text-position="3% 100%" fo:background-color="#f3fbff" style:text-scale="94%"/>
    </style:style>
    <style:style style:name="_39_9" style:display-name="99" style:family="text">
      <style:text-properties style:text-position="3% 100%" fo:background-color="#f3fbff" style:text-scale="95%"/>
    </style:style>
    <style:style style:name="_31_00" style:display-name="100" style:family="text">
      <style:text-properties style:text-position="3% 100%" fo:background-color="#f3fbff" style:text-scale="107%"/>
    </style:style>
    <style:style style:name="_31_01" style:display-name="101" style:family="text">
      <style:text-properties style:text-position="3% 100%" fo:letter-spacing="normal" fo:background-color="#f3fbff"/>
    </style:style>
    <style:style style:name="_31_02" style:display-name="102" style:family="text">
      <style:text-properties style:text-position="3% 100%" fo:letter-spacing="normal" fo:background-color="#f3fbff" style:text-scale="94%"/>
    </style:style>
    <style:style style:name="_31_03" style:display-name="103" style:family="text">
      <style:text-properties style:text-position="3% 100%" fo:letter-spacing="normal" fo:background-color="#f3fbff" style:text-scale="95%"/>
    </style:style>
    <style:style style:name="_31_04" style:display-name="104" style:family="text">
      <style:text-properties style:text-position="3% 100%" fo:letter-spacing="normal" fo:background-color="#f3fbff" style:text-scale="107%"/>
    </style:style>
    <style:style style:name="_31_05" style:display-name="105" style:family="text">
      <style:text-properties style:text-position="3% 100%" fo:letter-spacing="0.0374in" fo:background-color="#f3fbff"/>
    </style:style>
    <style:style style:name="_31_06" style:display-name="106" style:family="text">
      <style:text-properties style:text-position="3% 100%" fo:letter-spacing="0.0374in" fo:background-color="#f3fbff" style:text-scale="94%"/>
    </style:style>
    <style:style style:name="_31_07" style:display-name="107" style:family="text">
      <style:text-properties style:text-position="3% 100%" fo:letter-spacing="0.0374in" fo:background-color="#f3fbff" style:text-scale="95%"/>
    </style:style>
    <style:style style:name="_31_08" style:display-name="108" style:family="text">
      <style:text-properties style:text-position="3% 100%" fo:letter-spacing="0.0374in" fo:background-color="#f3fbff" style:text-scale="107%"/>
    </style:style>
    <style:style style:name="_31_09" style:display-name="109" style:family="text">
      <style:text-properties fo:background-color="#fbf3ff"/>
    </style:style>
    <style:style style:name="_31_10" style:display-name="110" style:family="text">
      <style:text-properties fo:background-color="#fbf3ff" style:text-scale="94%"/>
    </style:style>
    <style:style style:name="_31_11" style:display-name="111" style:family="text">
      <style:text-properties fo:background-color="#fbf3ff" style:text-scale="95%"/>
    </style:style>
    <style:style style:name="_31_12" style:display-name="112" style:family="text">
      <style:text-properties fo:background-color="#fbf3ff" style:text-scale="107%"/>
    </style:style>
    <style:style style:name="_31_13" style:display-name="113" style:family="text">
      <style:text-properties fo:letter-spacing="normal" fo:background-color="#fbf3ff"/>
    </style:style>
    <style:style style:name="_31_14" style:display-name="114" style:family="text">
      <style:text-properties fo:letter-spacing="normal" fo:background-color="#fbf3ff" style:text-scale="94%"/>
    </style:style>
    <style:style style:name="_31_15" style:display-name="115" style:family="text">
      <style:text-properties fo:letter-spacing="normal" fo:background-color="#fbf3ff" style:text-scale="95%"/>
    </style:style>
    <style:style style:name="_31_16" style:display-name="116" style:family="text">
      <style:text-properties fo:letter-spacing="normal" fo:background-color="#fbf3ff" style:text-scale="107%"/>
    </style:style>
    <style:style style:name="_31_17" style:display-name="117" style:family="text">
      <style:text-properties fo:letter-spacing="0.0374in" fo:background-color="#fbf3ff"/>
    </style:style>
    <style:style style:name="_31_18" style:display-name="118" style:family="text">
      <style:text-properties fo:letter-spacing="0.0374in" fo:background-color="#fbf3ff" style:text-scale="94%"/>
    </style:style>
    <style:style style:name="_31_19" style:display-name="119" style:family="text">
      <style:text-properties fo:letter-spacing="0.0374in" fo:background-color="#fbf3ff" style:text-scale="95%"/>
    </style:style>
    <style:style style:name="_31_20" style:display-name="120" style:family="text">
      <style:text-properties fo:letter-spacing="0.0374in" fo:background-color="#fbf3ff" style:text-scale="107%"/>
    </style:style>
    <style:style style:name="_31_21" style:display-name="121" style:family="text">
      <style:text-properties style:text-position="0% 100%" fo:background-color="#fbf3ff"/>
    </style:style>
    <style:style style:name="_31_22" style:display-name="122" style:family="text">
      <style:text-properties style:text-position="0% 100%" fo:background-color="#fbf3ff" style:text-scale="94%"/>
    </style:style>
    <style:style style:name="_31_23" style:display-name="123" style:family="text">
      <style:text-properties style:text-position="0% 100%" fo:background-color="#fbf3ff" style:text-scale="95%"/>
    </style:style>
    <style:style style:name="_31_24" style:display-name="124" style:family="text">
      <style:text-properties style:text-position="0% 100%" fo:background-color="#fbf3ff" style:text-scale="107%"/>
    </style:style>
    <style:style style:name="_31_25" style:display-name="125" style:family="text">
      <style:text-properties style:text-position="0% 100%" fo:letter-spacing="normal" fo:background-color="#fbf3ff"/>
    </style:style>
    <style:style style:name="_31_26" style:display-name="126" style:family="text">
      <style:text-properties style:text-position="0% 100%" fo:letter-spacing="normal" fo:background-color="#fbf3ff" style:text-scale="94%"/>
    </style:style>
    <style:style style:name="_31_27" style:display-name="127" style:family="text">
      <style:text-properties style:text-position="0% 100%" fo:letter-spacing="normal" fo:background-color="#fbf3ff" style:text-scale="95%"/>
    </style:style>
    <style:style style:name="_31_28" style:display-name="128" style:family="text">
      <style:text-properties style:text-position="0% 100%" fo:letter-spacing="normal" fo:background-color="#fbf3ff" style:text-scale="107%"/>
    </style:style>
    <style:style style:name="_31_29" style:display-name="129" style:family="text">
      <style:text-properties style:text-position="0% 100%" fo:letter-spacing="0.0374in" fo:background-color="#fbf3ff"/>
    </style:style>
    <style:style style:name="_31_30" style:display-name="130" style:family="text">
      <style:text-properties style:text-position="0% 100%" fo:letter-spacing="0.0374in" fo:background-color="#fbf3ff" style:text-scale="94%"/>
    </style:style>
    <style:style style:name="_31_31" style:display-name="131" style:family="text">
      <style:text-properties style:text-position="0% 100%" fo:letter-spacing="0.0374in" fo:background-color="#fbf3ff" style:text-scale="95%"/>
    </style:style>
    <style:style style:name="_31_32" style:display-name="132" style:family="text">
      <style:text-properties style:text-position="0% 100%" fo:letter-spacing="0.0374in" fo:background-color="#fbf3ff" style:text-scale="107%"/>
    </style:style>
    <style:style style:name="_31_33" style:display-name="133" style:family="text">
      <style:text-properties style:text-position="3% 100%" fo:background-color="#fbf3ff"/>
    </style:style>
    <style:style style:name="_31_34" style:display-name="134" style:family="text">
      <style:text-properties style:text-position="3% 100%" fo:background-color="#fbf3ff" style:text-scale="94%"/>
    </style:style>
    <style:style style:name="_31_35" style:display-name="135" style:family="text">
      <style:text-properties style:text-position="3% 100%" fo:background-color="#fbf3ff" style:text-scale="95%"/>
    </style:style>
    <style:style style:name="_31_36" style:display-name="136" style:family="text">
      <style:text-properties style:text-position="3% 100%" fo:background-color="#fbf3ff" style:text-scale="107%"/>
    </style:style>
    <style:style style:name="_31_37" style:display-name="137" style:family="text">
      <style:text-properties style:text-position="3% 100%" fo:letter-spacing="normal" fo:background-color="#fbf3ff"/>
    </style:style>
    <style:style style:name="_31_38" style:display-name="138" style:family="text">
      <style:text-properties style:text-position="3% 100%" fo:letter-spacing="normal" fo:background-color="#fbf3ff" style:text-scale="94%"/>
    </style:style>
    <style:style style:name="_31_39" style:display-name="139" style:family="text">
      <style:text-properties style:text-position="3% 100%" fo:letter-spacing="normal" fo:background-color="#fbf3ff" style:text-scale="95%"/>
    </style:style>
    <style:style style:name="_31_40" style:display-name="140" style:family="text">
      <style:text-properties style:text-position="3% 100%" fo:letter-spacing="normal" fo:background-color="#fbf3ff" style:text-scale="107%"/>
    </style:style>
    <style:style style:name="_31_41" style:display-name="141" style:family="text">
      <style:text-properties style:text-position="3% 100%" fo:letter-spacing="0.0374in" fo:background-color="#fbf3ff"/>
    </style:style>
    <style:style style:name="_31_42" style:display-name="142" style:family="text">
      <style:text-properties style:text-position="3% 100%" fo:letter-spacing="0.0374in" fo:background-color="#fbf3ff" style:text-scale="94%"/>
    </style:style>
    <style:style style:name="_31_43" style:display-name="143" style:family="text">
      <style:text-properties style:text-position="3% 100%" fo:letter-spacing="0.0374in" fo:background-color="#fbf3ff" style:text-scale="95%"/>
    </style:style>
    <style:style style:name="_31_44" style:display-name="144" style:family="text">
      <style:text-properties style:text-position="3% 100%" fo:letter-spacing="0.0374in" fo:background-color="#fbf3ff" style:text-scale="107%"/>
    </style:style>
    <style:style style:name="_31_45" style:display-name="145" style:family="text">
      <style:text-properties fo:background-color="#fbfbff"/>
    </style:style>
    <style:style style:name="_31_46" style:display-name="146" style:family="text">
      <style:text-properties fo:background-color="#fbfbff" style:text-scale="94%"/>
    </style:style>
    <style:style style:name="_31_47" style:display-name="147" style:family="text">
      <style:text-properties fo:background-color="#fbfbff" style:text-scale="95%"/>
    </style:style>
    <style:style style:name="_31_48" style:display-name="148" style:family="text">
      <style:text-properties fo:background-color="#fbfbff" style:text-scale="107%"/>
    </style:style>
    <style:style style:name="_31_49" style:display-name="149" style:family="text">
      <style:text-properties fo:letter-spacing="normal" fo:background-color="#fbfbff"/>
    </style:style>
    <style:style style:name="_31_50" style:display-name="150" style:family="text">
      <style:text-properties fo:letter-spacing="normal" fo:background-color="#fbfbff" style:text-scale="94%"/>
    </style:style>
    <style:style style:name="_31_51" style:display-name="151" style:family="text">
      <style:text-properties fo:letter-spacing="normal" fo:background-color="#fbfbff" style:text-scale="95%"/>
    </style:style>
    <style:style style:name="_31_52" style:display-name="152" style:family="text">
      <style:text-properties fo:letter-spacing="normal" fo:background-color="#fbfbff" style:text-scale="107%"/>
    </style:style>
    <style:style style:name="_31_53" style:display-name="153" style:family="text">
      <style:text-properties fo:letter-spacing="0.0374in" fo:background-color="#fbfbff"/>
    </style:style>
    <style:style style:name="_31_54" style:display-name="154" style:family="text">
      <style:text-properties fo:letter-spacing="0.0374in" fo:background-color="#fbfbff" style:text-scale="94%"/>
    </style:style>
    <style:style style:name="_31_55" style:display-name="155" style:family="text">
      <style:text-properties fo:letter-spacing="0.0374in" fo:background-color="#fbfbff" style:text-scale="95%"/>
    </style:style>
    <style:style style:name="_31_56" style:display-name="156" style:family="text">
      <style:text-properties fo:letter-spacing="0.0374in" fo:background-color="#fbfbff" style:text-scale="107%"/>
    </style:style>
    <style:style style:name="_31_57" style:display-name="157" style:family="text">
      <style:text-properties style:text-position="0% 100%" fo:background-color="#fbfbff"/>
    </style:style>
    <style:style style:name="_31_58" style:display-name="158" style:family="text">
      <style:text-properties style:text-position="0% 100%" fo:background-color="#fbfbff" style:text-scale="94%"/>
    </style:style>
    <style:style style:name="_31_59" style:display-name="159" style:family="text">
      <style:text-properties style:text-position="0% 100%" fo:background-color="#fbfbff" style:text-scale="95%"/>
    </style:style>
    <style:style style:name="_31_60" style:display-name="160" style:family="text">
      <style:text-properties style:text-position="0% 100%" fo:background-color="#fbfbff" style:text-scale="107%"/>
    </style:style>
    <style:style style:name="_31_61" style:display-name="161" style:family="text">
      <style:text-properties style:text-position="0% 100%" fo:letter-spacing="normal" fo:background-color="#fbfbff"/>
    </style:style>
    <style:style style:name="_31_62" style:display-name="162" style:family="text">
      <style:text-properties style:text-position="0% 100%" fo:letter-spacing="normal" fo:background-color="#fbfbff" style:text-scale="94%"/>
    </style:style>
    <style:style style:name="_31_63" style:display-name="163" style:family="text">
      <style:text-properties style:text-position="0% 100%" fo:letter-spacing="normal" fo:background-color="#fbfbff" style:text-scale="95%"/>
    </style:style>
    <style:style style:name="_31_64" style:display-name="164" style:family="text">
      <style:text-properties style:text-position="0% 100%" fo:letter-spacing="normal" fo:background-color="#fbfbff" style:text-scale="107%"/>
    </style:style>
    <style:style style:name="_31_65" style:display-name="165" style:family="text">
      <style:text-properties style:text-position="0% 100%" fo:letter-spacing="0.0374in" fo:background-color="#fbfbff"/>
    </style:style>
    <style:style style:name="_31_66" style:display-name="166" style:family="text">
      <style:text-properties style:text-position="0% 100%" fo:letter-spacing="0.0374in" fo:background-color="#fbfbff" style:text-scale="94%"/>
    </style:style>
    <style:style style:name="_31_67" style:display-name="167" style:family="text">
      <style:text-properties style:text-position="0% 100%" fo:letter-spacing="0.0374in" fo:background-color="#fbfbff" style:text-scale="95%"/>
    </style:style>
    <style:style style:name="_31_68" style:display-name="168" style:family="text">
      <style:text-properties style:text-position="0% 100%" fo:letter-spacing="0.0374in" fo:background-color="#fbfbff" style:text-scale="107%"/>
    </style:style>
    <style:style style:name="_31_69" style:display-name="169" style:family="text">
      <style:text-properties style:text-position="3% 100%" fo:background-color="#fbfbff"/>
    </style:style>
    <style:style style:name="_31_70" style:display-name="170" style:family="text">
      <style:text-properties style:text-position="3% 100%" fo:background-color="#fbfbff" style:text-scale="94%"/>
    </style:style>
    <style:style style:name="_31_71" style:display-name="171" style:family="text">
      <style:text-properties style:text-position="3% 100%" fo:background-color="#fbfbff" style:text-scale="95%"/>
    </style:style>
    <style:style style:name="_31_72" style:display-name="172" style:family="text">
      <style:text-properties style:text-position="3% 100%" fo:background-color="#fbfbff" style:text-scale="107%"/>
    </style:style>
    <style:style style:name="_31_73" style:display-name="173" style:family="text">
      <style:text-properties style:text-position="3% 100%" fo:letter-spacing="normal" fo:background-color="#fbfbff"/>
    </style:style>
    <style:style style:name="_31_74" style:display-name="174" style:family="text">
      <style:text-properties style:text-position="3% 100%" fo:letter-spacing="normal" fo:background-color="#fbfbff" style:text-scale="94%"/>
    </style:style>
    <style:style style:name="_31_75" style:display-name="175" style:family="text">
      <style:text-properties style:text-position="3% 100%" fo:letter-spacing="normal" fo:background-color="#fbfbff" style:text-scale="95%"/>
    </style:style>
    <style:style style:name="_31_76" style:display-name="176" style:family="text">
      <style:text-properties style:text-position="3% 100%" fo:letter-spacing="normal" fo:background-color="#fbfbff" style:text-scale="107%"/>
    </style:style>
    <style:style style:name="_31_77" style:display-name="177" style:family="text">
      <style:text-properties style:text-position="3% 100%" fo:letter-spacing="0.0374in" fo:background-color="#fbfbff"/>
    </style:style>
    <style:style style:name="_31_78" style:display-name="178" style:family="text">
      <style:text-properties style:text-position="3% 100%" fo:letter-spacing="0.0374in" fo:background-color="#fbfbff" style:text-scale="94%"/>
    </style:style>
    <style:style style:name="_31_79" style:display-name="179" style:family="text">
      <style:text-properties style:text-position="3% 100%" fo:letter-spacing="0.0374in" fo:background-color="#fbfbff" style:text-scale="95%"/>
    </style:style>
    <style:style style:name="_31_80" style:display-name="180" style:family="text">
      <style:text-properties style:text-position="3% 100%" fo:letter-spacing="0.0374in" fo:background-color="#fbfb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74in"/>
    </style:style>
    <style:style style:name="_31_90" style:display-name="190" style:family="text">
      <style:text-properties fo:color="#040400" fo:letter-spacing="0.0374in" style:text-scale="94%"/>
    </style:style>
    <style:style style:name="_31_91" style:display-name="191" style:family="text">
      <style:text-properties fo:color="#040400" fo:letter-spacing="0.0374in" style:text-scale="95%"/>
    </style:style>
    <style:style style:name="_31_92" style:display-name="192" style:family="text">
      <style:text-properties fo:color="#040400" fo:letter-spacing="0.0374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74in"/>
    </style:style>
    <style:style style:name="_32_02" style:display-name="202" style:family="text">
      <style:text-properties fo:color="#040400" style:text-position="0% 100%" fo:letter-spacing="0.0374in" style:text-scale="94%"/>
    </style:style>
    <style:style style:name="_32_03" style:display-name="203" style:family="text">
      <style:text-properties fo:color="#040400" style:text-position="0% 100%" fo:letter-spacing="0.0374in" style:text-scale="95%"/>
    </style:style>
    <style:style style:name="_32_04" style:display-name="204" style:family="text">
      <style:text-properties fo:color="#040400" style:text-position="0% 100%" fo:letter-spacing="0.0374in" style:text-scale="107%"/>
    </style:style>
    <style:style style:name="_32_05" style:display-name="205" style:family="text">
      <style:text-properties fo:color="#040400" style:text-position="3% 100%"/>
    </style:style>
    <style:style style:name="_32_06" style:display-name="206" style:family="text">
      <style:text-properties fo:color="#040400" style:text-position="3% 100%" style:text-scale="94%"/>
    </style:style>
    <style:style style:name="_32_07" style:display-name="207" style:family="text">
      <style:text-properties fo:color="#040400" style:text-position="3% 100%" style:text-scale="95%"/>
    </style:style>
    <style:style style:name="_32_08" style:display-name="208" style:family="text">
      <style:text-properties fo:color="#040400" style:text-position="3% 100%" style:text-scale="107%"/>
    </style:style>
    <style:style style:name="_32_09" style:display-name="209" style:family="text">
      <style:text-properties fo:color="#040400" style:text-position="3% 100%" fo:letter-spacing="normal"/>
    </style:style>
    <style:style style:name="_32_10" style:display-name="210" style:family="text">
      <style:text-properties fo:color="#040400" style:text-position="3% 100%" fo:letter-spacing="normal" style:text-scale="94%"/>
    </style:style>
    <style:style style:name="_32_11" style:display-name="211" style:family="text">
      <style:text-properties fo:color="#040400" style:text-position="3% 100%" fo:letter-spacing="normal" style:text-scale="95%"/>
    </style:style>
    <style:style style:name="_32_12" style:display-name="212" style:family="text">
      <style:text-properties fo:color="#040400" style:text-position="3% 100%" fo:letter-spacing="normal" style:text-scale="107%"/>
    </style:style>
    <style:style style:name="_32_13" style:display-name="213" style:family="text">
      <style:text-properties fo:color="#040400" style:text-position="3% 100%" fo:letter-spacing="0.0374in"/>
    </style:style>
    <style:style style:name="_32_14" style:display-name="214" style:family="text">
      <style:text-properties fo:color="#040400" style:text-position="3% 100%" fo:letter-spacing="0.0374in" style:text-scale="94%"/>
    </style:style>
    <style:style style:name="_32_15" style:display-name="215" style:family="text">
      <style:text-properties fo:color="#040400" style:text-position="3% 100%" fo:letter-spacing="0.0374in" style:text-scale="95%"/>
    </style:style>
    <style:style style:name="_32_16" style:display-name="216" style:family="text">
      <style:text-properties fo:color="#040400" style:text-position="3% 100%" fo:letter-spacing="0.0374in" style:text-scale="107%"/>
    </style:style>
    <style:style style:name="_32_17" style:display-name="217" style:family="text">
      <style:text-properties fo:color="#040400" fo:background-color="#f3f3ff"/>
    </style:style>
    <style:style style:name="_32_18" style:display-name="218" style:family="text">
      <style:text-properties fo:color="#040400" fo:background-color="#f3f3ff" style:text-scale="94%"/>
    </style:style>
    <style:style style:name="_32_19" style:display-name="219" style:family="text">
      <style:text-properties fo:color="#040400" fo:background-color="#f3f3ff" style:text-scale="95%"/>
    </style:style>
    <style:style style:name="_32_20" style:display-name="220" style:family="text">
      <style:text-properties fo:color="#040400" fo:background-color="#f3f3ff" style:text-scale="107%"/>
    </style:style>
    <style:style style:name="_32_21" style:display-name="221" style:family="text">
      <style:text-properties fo:color="#040400" fo:letter-spacing="normal" fo:background-color="#f3f3ff"/>
    </style:style>
    <style:style style:name="_32_22" style:display-name="222" style:family="text">
      <style:text-properties fo:color="#040400" fo:letter-spacing="normal" fo:background-color="#f3f3ff" style:text-scale="94%"/>
    </style:style>
    <style:style style:name="_32_23" style:display-name="223" style:family="text">
      <style:text-properties fo:color="#040400" fo:letter-spacing="normal" fo:background-color="#f3f3ff" style:text-scale="95%"/>
    </style:style>
    <style:style style:name="_32_24" style:display-name="224" style:family="text">
      <style:text-properties fo:color="#040400" fo:letter-spacing="normal" fo:background-color="#f3f3ff" style:text-scale="107%"/>
    </style:style>
    <style:style style:name="_32_25" style:display-name="225" style:family="text">
      <style:text-properties fo:color="#040400" fo:letter-spacing="0.0374in" fo:background-color="#f3f3ff"/>
    </style:style>
    <style:style style:name="_32_26" style:display-name="226" style:family="text">
      <style:text-properties fo:color="#040400" fo:letter-spacing="0.0374in" fo:background-color="#f3f3ff" style:text-scale="94%"/>
    </style:style>
    <style:style style:name="_32_27" style:display-name="227" style:family="text">
      <style:text-properties fo:color="#040400" fo:letter-spacing="0.0374in" fo:background-color="#f3f3ff" style:text-scale="95%"/>
    </style:style>
    <style:style style:name="_32_28" style:display-name="228" style:family="text">
      <style:text-properties fo:color="#040400" fo:letter-spacing="0.0374in" fo:background-color="#f3f3ff" style:text-scale="107%"/>
    </style:style>
    <style:style style:name="_32_29" style:display-name="229" style:family="text">
      <style:text-properties fo:color="#040400" style:text-position="0% 100%" fo:background-color="#f3f3ff"/>
    </style:style>
    <style:style style:name="_32_30" style:display-name="230" style:family="text">
      <style:text-properties fo:color="#040400" style:text-position="0% 100%" fo:background-color="#f3f3ff" style:text-scale="94%"/>
    </style:style>
    <style:style style:name="_32_31" style:display-name="231" style:family="text">
      <style:text-properties fo:color="#040400" style:text-position="0% 100%" fo:background-color="#f3f3ff" style:text-scale="95%"/>
    </style:style>
    <style:style style:name="_32_32" style:display-name="232" style:family="text">
      <style:text-properties fo:color="#040400" style:text-position="0% 100%" fo:background-color="#f3f3ff" style:text-scale="107%"/>
    </style:style>
    <style:style style:name="_32_33" style:display-name="233" style:family="text">
      <style:text-properties fo:color="#040400" style:text-position="0% 100%" fo:letter-spacing="normal" fo:background-color="#f3f3ff"/>
    </style:style>
    <style:style style:name="_32_34" style:display-name="234" style:family="text">
      <style:text-properties fo:color="#040400" style:text-position="0% 100%" fo:letter-spacing="normal" fo:background-color="#f3f3ff" style:text-scale="94%"/>
    </style:style>
    <style:style style:name="_32_35" style:display-name="235" style:family="text">
      <style:text-properties fo:color="#040400" style:text-position="0% 100%" fo:letter-spacing="normal" fo:background-color="#f3f3ff" style:text-scale="95%"/>
    </style:style>
    <style:style style:name="_32_36" style:display-name="236" style:family="text">
      <style:text-properties fo:color="#040400" style:text-position="0% 100%" fo:letter-spacing="normal" fo:background-color="#f3f3ff" style:text-scale="107%"/>
    </style:style>
    <style:style style:name="_32_37" style:display-name="237" style:family="text">
      <style:text-properties fo:color="#040400" style:text-position="0% 100%" fo:letter-spacing="0.0374in" fo:background-color="#f3f3ff"/>
    </style:style>
    <style:style style:name="_32_38" style:display-name="238" style:family="text">
      <style:text-properties fo:color="#040400" style:text-position="0% 100%" fo:letter-spacing="0.0374in" fo:background-color="#f3f3ff" style:text-scale="94%"/>
    </style:style>
    <style:style style:name="_32_39" style:display-name="239" style:family="text">
      <style:text-properties fo:color="#040400" style:text-position="0% 100%" fo:letter-spacing="0.0374in" fo:background-color="#f3f3ff" style:text-scale="95%"/>
    </style:style>
    <style:style style:name="_32_40" style:display-name="240" style:family="text">
      <style:text-properties fo:color="#040400" style:text-position="0% 100%" fo:letter-spacing="0.0374in" fo:background-color="#f3f3ff" style:text-scale="107%"/>
    </style:style>
    <style:style style:name="_32_41" style:display-name="241" style:family="text">
      <style:text-properties fo:color="#040400" style:text-position="3% 100%" fo:background-color="#f3f3ff"/>
    </style:style>
    <style:style style:name="_32_42" style:display-name="242" style:family="text">
      <style:text-properties fo:color="#040400" style:text-position="3% 100%" fo:background-color="#f3f3ff" style:text-scale="94%"/>
    </style:style>
    <style:style style:name="_32_43" style:display-name="243" style:family="text">
      <style:text-properties fo:color="#040400" style:text-position="3% 100%" fo:background-color="#f3f3ff" style:text-scale="95%"/>
    </style:style>
    <style:style style:name="_32_44" style:display-name="244" style:family="text">
      <style:text-properties fo:color="#040400" style:text-position="3% 100%" fo:background-color="#f3f3ff" style:text-scale="107%"/>
    </style:style>
    <style:style style:name="_32_45" style:display-name="245" style:family="text">
      <style:text-properties fo:color="#040400" style:text-position="3% 100%" fo:letter-spacing="normal" fo:background-color="#f3f3ff"/>
    </style:style>
    <style:style style:name="_32_46" style:display-name="246" style:family="text">
      <style:text-properties fo:color="#040400" style:text-position="3% 100%" fo:letter-spacing="normal" fo:background-color="#f3f3ff" style:text-scale="94%"/>
    </style:style>
    <style:style style:name="_32_47" style:display-name="247" style:family="text">
      <style:text-properties fo:color="#040400" style:text-position="3% 100%" fo:letter-spacing="normal" fo:background-color="#f3f3ff" style:text-scale="95%"/>
    </style:style>
    <style:style style:name="_32_48" style:display-name="248" style:family="text">
      <style:text-properties fo:color="#040400" style:text-position="3% 100%" fo:letter-spacing="normal" fo:background-color="#f3f3ff" style:text-scale="107%"/>
    </style:style>
    <style:style style:name="_32_49" style:display-name="249" style:family="text">
      <style:text-properties fo:color="#040400" style:text-position="3% 100%" fo:letter-spacing="0.0374in" fo:background-color="#f3f3ff"/>
    </style:style>
    <style:style style:name="_32_50" style:display-name="250" style:family="text">
      <style:text-properties fo:color="#040400" style:text-position="3% 100%" fo:letter-spacing="0.0374in" fo:background-color="#f3f3ff" style:text-scale="94%"/>
    </style:style>
    <style:style style:name="_32_51" style:display-name="251" style:family="text">
      <style:text-properties fo:color="#040400" style:text-position="3% 100%" fo:letter-spacing="0.0374in" fo:background-color="#f3f3ff" style:text-scale="95%"/>
    </style:style>
    <style:style style:name="_32_52" style:display-name="252" style:family="text">
      <style:text-properties fo:color="#040400" style:text-position="3% 100%" fo:letter-spacing="0.0374in" fo:background-color="#f3f3ff" style:text-scale="107%"/>
    </style:style>
    <style:style style:name="_32_53" style:display-name="253" style:family="text">
      <style:text-properties fo:color="#040400" fo:background-color="#f3fbff"/>
    </style:style>
    <style:style style:name="_32_54" style:display-name="254" style:family="text">
      <style:text-properties fo:color="#040400" fo:background-color="#f3fbff" style:text-scale="94%"/>
    </style:style>
    <style:style style:name="_32_55" style:display-name="255" style:family="text">
      <style:text-properties fo:color="#040400" fo:background-color="#f3fbff" style:text-scale="95%"/>
    </style:style>
    <style:style style:name="_32_56" style:display-name="256" style:family="text">
      <style:text-properties fo:color="#040400" fo:background-color="#f3fbff" style:text-scale="107%"/>
    </style:style>
    <style:style style:name="_32_57" style:display-name="257" style:family="text">
      <style:text-properties fo:color="#040400" fo:letter-spacing="normal" fo:background-color="#f3fbff"/>
    </style:style>
    <style:style style:name="_32_58" style:display-name="258" style:family="text">
      <style:text-properties fo:color="#040400" fo:letter-spacing="normal" fo:background-color="#f3fbff" style:text-scale="94%"/>
    </style:style>
    <style:style style:name="_32_59" style:display-name="259" style:family="text">
      <style:text-properties fo:color="#040400" fo:letter-spacing="normal" fo:background-color="#f3fbff" style:text-scale="95%"/>
    </style:style>
    <style:style style:name="_32_60" style:display-name="260" style:family="text">
      <style:text-properties fo:color="#040400" fo:letter-spacing="normal" fo:background-color="#f3fbff" style:text-scale="107%"/>
    </style:style>
    <style:style style:name="_32_61" style:display-name="261" style:family="text">
      <style:text-properties fo:color="#040400" fo:letter-spacing="0.0374in" fo:background-color="#f3fbff"/>
    </style:style>
    <style:style style:name="_32_62" style:display-name="262" style:family="text">
      <style:text-properties fo:color="#040400" fo:letter-spacing="0.0374in" fo:background-color="#f3fbff" style:text-scale="94%"/>
    </style:style>
    <style:style style:name="_32_63" style:display-name="263" style:family="text">
      <style:text-properties fo:color="#040400" fo:letter-spacing="0.0374in" fo:background-color="#f3fbff" style:text-scale="95%"/>
    </style:style>
    <style:style style:name="_32_64" style:display-name="264" style:family="text">
      <style:text-properties fo:color="#040400" fo:letter-spacing="0.0374in" fo:background-color="#f3fbff" style:text-scale="107%"/>
    </style:style>
    <style:style style:name="_32_65" style:display-name="265" style:family="text">
      <style:text-properties fo:color="#040400" style:text-position="0% 100%" fo:background-color="#f3fbff"/>
    </style:style>
    <style:style style:name="_32_66" style:display-name="266" style:family="text">
      <style:text-properties fo:color="#040400" style:text-position="0% 100%" fo:background-color="#f3fbff" style:text-scale="94%"/>
    </style:style>
    <style:style style:name="_32_67" style:display-name="267" style:family="text">
      <style:text-properties fo:color="#040400" style:text-position="0% 100%" fo:background-color="#f3fbff" style:text-scale="95%"/>
    </style:style>
    <style:style style:name="_32_68" style:display-name="268" style:family="text">
      <style:text-properties fo:color="#040400" style:text-position="0% 100%" fo:background-color="#f3fbff" style:text-scale="107%"/>
    </style:style>
    <style:style style:name="_32_69" style:display-name="269" style:family="text">
      <style:text-properties fo:color="#040400" style:text-position="0% 100%" fo:letter-spacing="normal" fo:background-color="#f3fbff"/>
    </style:style>
    <style:style style:name="_32_70" style:display-name="270" style:family="text">
      <style:text-properties fo:color="#040400" style:text-position="0% 100%" fo:letter-spacing="normal" fo:background-color="#f3fbff" style:text-scale="94%"/>
    </style:style>
    <style:style style:name="_32_71" style:display-name="271" style:family="text">
      <style:text-properties fo:color="#040400" style:text-position="0% 100%" fo:letter-spacing="normal" fo:background-color="#f3fbff" style:text-scale="95%"/>
    </style:style>
    <style:style style:name="_32_72" style:display-name="272" style:family="text">
      <style:text-properties fo:color="#040400" style:text-position="0% 100%" fo:letter-spacing="normal" fo:background-color="#f3fbff" style:text-scale="107%"/>
    </style:style>
    <style:style style:name="_32_73" style:display-name="273" style:family="text">
      <style:text-properties fo:color="#040400" style:text-position="0% 100%" fo:letter-spacing="0.0374in" fo:background-color="#f3fbff"/>
    </style:style>
    <style:style style:name="_32_74" style:display-name="274" style:family="text">
      <style:text-properties fo:color="#040400" style:text-position="0% 100%" fo:letter-spacing="0.0374in" fo:background-color="#f3fbff" style:text-scale="94%"/>
    </style:style>
    <style:style style:name="_32_75" style:display-name="275" style:family="text">
      <style:text-properties fo:color="#040400" style:text-position="0% 100%" fo:letter-spacing="0.0374in" fo:background-color="#f3fbff" style:text-scale="95%"/>
    </style:style>
    <style:style style:name="_32_76" style:display-name="276" style:family="text">
      <style:text-properties fo:color="#040400" style:text-position="0% 100%" fo:letter-spacing="0.0374in" fo:background-color="#f3fbff" style:text-scale="107%"/>
    </style:style>
    <style:style style:name="_32_77" style:display-name="277" style:family="text">
      <style:text-properties fo:color="#040400" style:text-position="3% 100%" fo:background-color="#f3fbff"/>
    </style:style>
    <style:style style:name="_32_78" style:display-name="278" style:family="text">
      <style:text-properties fo:color="#040400" style:text-position="3% 100%" fo:background-color="#f3fbff" style:text-scale="94%"/>
    </style:style>
    <style:style style:name="_32_79" style:display-name="279" style:family="text">
      <style:text-properties fo:color="#040400" style:text-position="3% 100%" fo:background-color="#f3fbff" style:text-scale="95%"/>
    </style:style>
    <style:style style:name="_32_80" style:display-name="280" style:family="text">
      <style:text-properties fo:color="#040400" style:text-position="3% 100%" fo:background-color="#f3fbff" style:text-scale="107%"/>
    </style:style>
    <style:style style:name="_32_81" style:display-name="281" style:family="text">
      <style:text-properties fo:color="#040400" style:text-position="3% 100%" fo:letter-spacing="normal" fo:background-color="#f3fbff"/>
    </style:style>
    <style:style style:name="_32_82" style:display-name="282" style:family="text">
      <style:text-properties fo:color="#040400" style:text-position="3% 100%" fo:letter-spacing="normal" fo:background-color="#f3fbff" style:text-scale="94%"/>
    </style:style>
    <style:style style:name="_32_83" style:display-name="283" style:family="text">
      <style:text-properties fo:color="#040400" style:text-position="3% 100%" fo:letter-spacing="normal" fo:background-color="#f3fbff" style:text-scale="95%"/>
    </style:style>
    <style:style style:name="_32_84" style:display-name="284" style:family="text">
      <style:text-properties fo:color="#040400" style:text-position="3% 100%" fo:letter-spacing="normal" fo:background-color="#f3fbff" style:text-scale="107%"/>
    </style:style>
    <style:style style:name="_32_85" style:display-name="285" style:family="text">
      <style:text-properties fo:color="#040400" style:text-position="3% 100%" fo:letter-spacing="0.0374in" fo:background-color="#f3fbff"/>
    </style:style>
    <style:style style:name="_32_86" style:display-name="286" style:family="text">
      <style:text-properties fo:color="#040400" style:text-position="3% 100%" fo:letter-spacing="0.0374in" fo:background-color="#f3fbff" style:text-scale="94%"/>
    </style:style>
    <style:style style:name="_32_87" style:display-name="287" style:family="text">
      <style:text-properties fo:color="#040400" style:text-position="3% 100%" fo:letter-spacing="0.0374in" fo:background-color="#f3fbff" style:text-scale="95%"/>
    </style:style>
    <style:style style:name="_32_88" style:display-name="288" style:family="text">
      <style:text-properties fo:color="#040400" style:text-position="3% 100%" fo:letter-spacing="0.0374in" fo:background-color="#f3fbff" style:text-scale="107%"/>
    </style:style>
    <style:style style:name="_32_89" style:display-name="289" style:family="text">
      <style:text-properties fo:color="#040400" fo:background-color="#fbf3ff"/>
    </style:style>
    <style:style style:name="_32_90" style:display-name="290" style:family="text">
      <style:text-properties fo:color="#040400" fo:background-color="#fbf3ff" style:text-scale="94%"/>
    </style:style>
    <style:style style:name="_32_91" style:display-name="291" style:family="text">
      <style:text-properties fo:color="#040400" fo:background-color="#fbf3ff" style:text-scale="95%"/>
    </style:style>
    <style:style style:name="_32_92" style:display-name="292" style:family="text">
      <style:text-properties fo:color="#040400" fo:background-color="#fbf3ff" style:text-scale="107%"/>
    </style:style>
    <style:style style:name="_32_93" style:display-name="293" style:family="text">
      <style:text-properties fo:color="#040400" fo:letter-spacing="normal" fo:background-color="#fbf3ff"/>
    </style:style>
    <style:style style:name="_32_94" style:display-name="294" style:family="text">
      <style:text-properties fo:color="#040400" fo:letter-spacing="normal" fo:background-color="#fbf3ff" style:text-scale="94%"/>
    </style:style>
    <style:style style:name="_32_95" style:display-name="295" style:family="text">
      <style:text-properties fo:color="#040400" fo:letter-spacing="normal" fo:background-color="#fbf3ff" style:text-scale="95%"/>
    </style:style>
    <style:style style:name="_32_96" style:display-name="296" style:family="text">
      <style:text-properties fo:color="#040400" fo:letter-spacing="normal" fo:background-color="#fbf3ff" style:text-scale="107%"/>
    </style:style>
    <style:style style:name="_32_97" style:display-name="297" style:family="text">
      <style:text-properties fo:color="#040400" fo:letter-spacing="0.0374in" fo:background-color="#fbf3ff"/>
    </style:style>
    <style:style style:name="_32_98" style:display-name="298" style:family="text">
      <style:text-properties fo:color="#040400" fo:letter-spacing="0.0374in" fo:background-color="#fbf3ff" style:text-scale="94%"/>
    </style:style>
    <style:style style:name="_32_99" style:display-name="299" style:family="text">
      <style:text-properties fo:color="#040400" fo:letter-spacing="0.0374in" fo:background-color="#fbf3ff" style:text-scale="95%"/>
    </style:style>
    <style:style style:name="_33_00" style:display-name="300" style:family="text">
      <style:text-properties fo:color="#040400" fo:letter-spacing="0.0374in" fo:background-color="#fbf3ff" style:text-scale="107%"/>
    </style:style>
    <style:style style:name="_33_01" style:display-name="301" style:family="text">
      <style:text-properties fo:color="#040400" style:text-position="0% 100%" fo:background-color="#fbf3ff"/>
    </style:style>
    <style:style style:name="_33_02" style:display-name="302" style:family="text">
      <style:text-properties fo:color="#040400" style:text-position="0% 100%" fo:background-color="#fbf3ff" style:text-scale="94%"/>
    </style:style>
    <style:style style:name="_33_03" style:display-name="303" style:family="text">
      <style:text-properties fo:color="#040400" style:text-position="0% 100%" fo:background-color="#fbf3ff" style:text-scale="95%"/>
    </style:style>
    <style:style style:name="_33_04" style:display-name="304" style:family="text">
      <style:text-properties fo:color="#040400" style:text-position="0% 100%" fo:background-color="#fbf3ff" style:text-scale="107%"/>
    </style:style>
    <style:style style:name="_33_05" style:display-name="305" style:family="text">
      <style:text-properties fo:color="#040400" style:text-position="0% 100%" fo:letter-spacing="normal" fo:background-color="#fbf3ff"/>
    </style:style>
    <style:style style:name="_33_06" style:display-name="306" style:family="text">
      <style:text-properties fo:color="#040400" style:text-position="0% 100%" fo:letter-spacing="normal" fo:background-color="#fbf3ff" style:text-scale="94%"/>
    </style:style>
    <style:style style:name="_33_07" style:display-name="307" style:family="text">
      <style:text-properties fo:color="#040400" style:text-position="0% 100%" fo:letter-spacing="normal" fo:background-color="#fbf3ff" style:text-scale="95%"/>
    </style:style>
    <style:style style:name="_33_08" style:display-name="308" style:family="text">
      <style:text-properties fo:color="#040400" style:text-position="0% 100%" fo:letter-spacing="normal" fo:background-color="#fbf3ff" style:text-scale="107%"/>
    </style:style>
    <style:style style:name="_33_09" style:display-name="309" style:family="text">
      <style:text-properties fo:color="#040400" style:text-position="0% 100%" fo:letter-spacing="0.0374in" fo:background-color="#fbf3ff"/>
    </style:style>
    <style:style style:name="_33_10" style:display-name="310" style:family="text">
      <style:text-properties fo:color="#040400" style:text-position="0% 100%" fo:letter-spacing="0.0374in" fo:background-color="#fbf3ff" style:text-scale="94%"/>
    </style:style>
    <style:style style:name="_33_11" style:display-name="311" style:family="text">
      <style:text-properties fo:color="#040400" style:text-position="0% 100%" fo:letter-spacing="0.0374in" fo:background-color="#fbf3ff" style:text-scale="95%"/>
    </style:style>
    <style:style style:name="_33_12" style:display-name="312" style:family="text">
      <style:text-properties fo:color="#040400" style:text-position="0% 100%" fo:letter-spacing="0.0374in" fo:background-color="#fbf3ff" style:text-scale="107%"/>
    </style:style>
    <style:style style:name="_33_13" style:display-name="313" style:family="text">
      <style:text-properties fo:color="#040400" style:text-position="3% 100%" fo:background-color="#fbf3ff"/>
    </style:style>
    <style:style style:name="_33_14" style:display-name="314" style:family="text">
      <style:text-properties fo:color="#040400" style:text-position="3% 100%" fo:background-color="#fbf3ff" style:text-scale="94%"/>
    </style:style>
    <style:style style:name="_33_15" style:display-name="315" style:family="text">
      <style:text-properties fo:color="#040400" style:text-position="3% 100%" fo:background-color="#fbf3ff" style:text-scale="95%"/>
    </style:style>
    <style:style style:name="_33_16" style:display-name="316" style:family="text">
      <style:text-properties fo:color="#040400" style:text-position="3% 100%" fo:background-color="#fbf3ff" style:text-scale="107%"/>
    </style:style>
    <style:style style:name="_33_17" style:display-name="317" style:family="text">
      <style:text-properties fo:color="#040400" style:text-position="3% 100%" fo:letter-spacing="normal" fo:background-color="#fbf3ff"/>
    </style:style>
    <style:style style:name="_33_18" style:display-name="318" style:family="text">
      <style:text-properties fo:color="#040400" style:text-position="3% 100%" fo:letter-spacing="normal" fo:background-color="#fbf3ff" style:text-scale="94%"/>
    </style:style>
    <style:style style:name="_33_19" style:display-name="319" style:family="text">
      <style:text-properties fo:color="#040400" style:text-position="3% 100%" fo:letter-spacing="normal" fo:background-color="#fbf3ff" style:text-scale="95%"/>
    </style:style>
    <style:style style:name="_33_20" style:display-name="320" style:family="text">
      <style:text-properties fo:color="#040400" style:text-position="3% 100%" fo:letter-spacing="normal" fo:background-color="#fbf3ff" style:text-scale="107%"/>
    </style:style>
    <style:style style:name="_33_21" style:display-name="321" style:family="text">
      <style:text-properties fo:color="#040400" style:text-position="3% 100%" fo:letter-spacing="0.0374in" fo:background-color="#fbf3ff"/>
    </style:style>
    <style:style style:name="_33_22" style:display-name="322" style:family="text">
      <style:text-properties fo:color="#040400" style:text-position="3% 100%" fo:letter-spacing="0.0374in" fo:background-color="#fbf3ff" style:text-scale="94%"/>
    </style:style>
    <style:style style:name="_33_23" style:display-name="323" style:family="text">
      <style:text-properties fo:color="#040400" style:text-position="3% 100%" fo:letter-spacing="0.0374in" fo:background-color="#fbf3ff" style:text-scale="95%"/>
    </style:style>
    <style:style style:name="_33_24" style:display-name="324" style:family="text">
      <style:text-properties fo:color="#040400" style:text-position="3% 100%" fo:letter-spacing="0.0374in" fo:background-color="#fbf3ff" style:text-scale="107%"/>
    </style:style>
    <style:style style:name="_33_25" style:display-name="325" style:family="text">
      <style:text-properties fo:color="#040400" fo:background-color="#fbfbff"/>
    </style:style>
    <style:style style:name="_33_26" style:display-name="326" style:family="text">
      <style:text-properties fo:color="#040400" fo:background-color="#fbfbff" style:text-scale="94%"/>
    </style:style>
    <style:style style:name="_33_27" style:display-name="327" style:family="text">
      <style:text-properties fo:color="#040400" fo:background-color="#fbfbff" style:text-scale="95%"/>
    </style:style>
    <style:style style:name="_33_28" style:display-name="328" style:family="text">
      <style:text-properties fo:color="#040400" fo:background-color="#fbfbff" style:text-scale="107%"/>
    </style:style>
    <style:style style:name="_33_29" style:display-name="329" style:family="text">
      <style:text-properties fo:color="#040400" fo:letter-spacing="normal" fo:background-color="#fbfbff"/>
    </style:style>
    <style:style style:name="_33_30" style:display-name="330" style:family="text">
      <style:text-properties fo:color="#040400" fo:letter-spacing="normal" fo:background-color="#fbfbff" style:text-scale="94%"/>
    </style:style>
    <style:style style:name="_33_31" style:display-name="331" style:family="text">
      <style:text-properties fo:color="#040400" fo:letter-spacing="normal" fo:background-color="#fbfbff" style:text-scale="95%"/>
    </style:style>
    <style:style style:name="_33_32" style:display-name="332" style:family="text">
      <style:text-properties fo:color="#040400" fo:letter-spacing="normal" fo:background-color="#fbfbff" style:text-scale="107%"/>
    </style:style>
    <style:style style:name="_33_33" style:display-name="333" style:family="text">
      <style:text-properties fo:color="#040400" fo:letter-spacing="0.0374in" fo:background-color="#fbfbff"/>
    </style:style>
    <style:style style:name="_33_34" style:display-name="334" style:family="text">
      <style:text-properties fo:color="#040400" fo:letter-spacing="0.0374in" fo:background-color="#fbfbff" style:text-scale="94%"/>
    </style:style>
    <style:style style:name="_33_35" style:display-name="335" style:family="text">
      <style:text-properties fo:color="#040400" fo:letter-spacing="0.0374in" fo:background-color="#fbfbff" style:text-scale="95%"/>
    </style:style>
    <style:style style:name="_33_36" style:display-name="336" style:family="text">
      <style:text-properties fo:color="#040400" fo:letter-spacing="0.0374in" fo:background-color="#fbfbff" style:text-scale="107%"/>
    </style:style>
    <style:style style:name="_33_37" style:display-name="337" style:family="text">
      <style:text-properties fo:color="#040400" style:text-position="0% 100%" fo:background-color="#fbfbff"/>
    </style:style>
    <style:style style:name="_33_38" style:display-name="338" style:family="text">
      <style:text-properties fo:color="#040400" style:text-position="0% 100%" fo:background-color="#fbfbff" style:text-scale="94%"/>
    </style:style>
    <style:style style:name="_33_39" style:display-name="339" style:family="text">
      <style:text-properties fo:color="#040400" style:text-position="0% 100%" fo:background-color="#fbfbff" style:text-scale="95%"/>
    </style:style>
    <style:style style:name="_33_40" style:display-name="340" style:family="text">
      <style:text-properties fo:color="#040400" style:text-position="0% 100%" fo:background-color="#fbfbff" style:text-scale="107%"/>
    </style:style>
    <style:style style:name="_33_41" style:display-name="341" style:family="text">
      <style:text-properties fo:color="#040400" style:text-position="0% 100%" fo:letter-spacing="normal" fo:background-color="#fbfbff"/>
    </style:style>
    <style:style style:name="_33_42" style:display-name="342" style:family="text">
      <style:text-properties fo:color="#040400" style:text-position="0% 100%" fo:letter-spacing="normal" fo:background-color="#fbfbff" style:text-scale="94%"/>
    </style:style>
    <style:style style:name="_33_43" style:display-name="343" style:family="text">
      <style:text-properties fo:color="#040400" style:text-position="0% 100%" fo:letter-spacing="normal" fo:background-color="#fbfbff" style:text-scale="95%"/>
    </style:style>
    <style:style style:name="_33_44" style:display-name="344" style:family="text">
      <style:text-properties fo:color="#040400" style:text-position="0% 100%" fo:letter-spacing="normal" fo:background-color="#fbfbff" style:text-scale="107%"/>
    </style:style>
    <style:style style:name="_33_45" style:display-name="345" style:family="text">
      <style:text-properties fo:color="#040400" style:text-position="0% 100%" fo:letter-spacing="0.0374in" fo:background-color="#fbfbff"/>
    </style:style>
    <style:style style:name="_33_46" style:display-name="346" style:family="text">
      <style:text-properties fo:color="#040400" style:text-position="0% 100%" fo:letter-spacing="0.0374in" fo:background-color="#fbfbff" style:text-scale="94%"/>
    </style:style>
    <style:style style:name="_33_47" style:display-name="347" style:family="text">
      <style:text-properties fo:color="#040400" style:text-position="0% 100%" fo:letter-spacing="0.0374in" fo:background-color="#fbfbff" style:text-scale="95%"/>
    </style:style>
    <style:style style:name="_33_48" style:display-name="348" style:family="text">
      <style:text-properties fo:color="#040400" style:text-position="0% 100%" fo:letter-spacing="0.0374in" fo:background-color="#fbfbff" style:text-scale="107%"/>
    </style:style>
    <style:style style:name="_33_49" style:display-name="349" style:family="text">
      <style:text-properties fo:color="#040400" style:text-position="3% 100%" fo:background-color="#fbfbff"/>
    </style:style>
    <style:style style:name="_33_50" style:display-name="350" style:family="text">
      <style:text-properties fo:color="#040400" style:text-position="3% 100%" fo:background-color="#fbfbff" style:text-scale="94%"/>
    </style:style>
    <style:style style:name="_33_51" style:display-name="351" style:family="text">
      <style:text-properties fo:color="#040400" style:text-position="3% 100%" fo:background-color="#fbfbff" style:text-scale="95%"/>
    </style:style>
    <style:style style:name="_33_52" style:display-name="352" style:family="text">
      <style:text-properties fo:color="#040400" style:text-position="3% 100%" fo:background-color="#fbfbff" style:text-scale="107%"/>
    </style:style>
    <style:style style:name="_33_53" style:display-name="353" style:family="text">
      <style:text-properties fo:color="#040400" style:text-position="3% 100%" fo:letter-spacing="normal" fo:background-color="#fbfbff"/>
    </style:style>
    <style:style style:name="_33_54" style:display-name="354" style:family="text">
      <style:text-properties fo:color="#040400" style:text-position="3% 100%" fo:letter-spacing="normal" fo:background-color="#fbfbff" style:text-scale="94%"/>
    </style:style>
    <style:style style:name="_33_55" style:display-name="355" style:family="text">
      <style:text-properties fo:color="#040400" style:text-position="3% 100%" fo:letter-spacing="normal" fo:background-color="#fbfbff" style:text-scale="95%"/>
    </style:style>
    <style:style style:name="_33_56" style:display-name="356" style:family="text">
      <style:text-properties fo:color="#040400" style:text-position="3% 100%" fo:letter-spacing="normal" fo:background-color="#fbfbff" style:text-scale="107%"/>
    </style:style>
    <style:style style:name="_33_57" style:display-name="357" style:family="text">
      <style:text-properties fo:color="#040400" style:text-position="3% 100%" fo:letter-spacing="0.0374in" fo:background-color="#fbfbff"/>
    </style:style>
    <style:style style:name="_33_58" style:display-name="358" style:family="text">
      <style:text-properties fo:color="#040400" style:text-position="3% 100%" fo:letter-spacing="0.0374in" fo:background-color="#fbfbff" style:text-scale="94%"/>
    </style:style>
    <style:style style:name="_33_59" style:display-name="359" style:family="text">
      <style:text-properties fo:color="#040400" style:text-position="3% 100%" fo:letter-spacing="0.0374in" fo:background-color="#fbfbff" style:text-scale="95%"/>
    </style:style>
    <style:style style:name="_33_60" style:display-name="360" style:family="text">
      <style:text-properties fo:color="#040400" style:text-position="3% 100%" fo:letter-spacing="0.0374in" fo:background-color="#fbfb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74in"/>
    </style:style>
    <style:style style:name="_33_70" style:display-name="370" style:family="text">
      <style:text-properties fo:color="#040c00" fo:letter-spacing="0.0374in" style:text-scale="94%"/>
    </style:style>
    <style:style style:name="_33_71" style:display-name="371" style:family="text">
      <style:text-properties fo:color="#040c00" fo:letter-spacing="0.0374in" style:text-scale="95%"/>
    </style:style>
    <style:style style:name="_33_72" style:display-name="372" style:family="text">
      <style:text-properties fo:color="#040c00" fo:letter-spacing="0.0374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74in"/>
    </style:style>
    <style:style style:name="_33_82" style:display-name="382" style:family="text">
      <style:text-properties fo:color="#040c00" style:text-position="0% 100%" fo:letter-spacing="0.0374in" style:text-scale="94%"/>
    </style:style>
    <style:style style:name="_33_83" style:display-name="383" style:family="text">
      <style:text-properties fo:color="#040c00" style:text-position="0% 100%" fo:letter-spacing="0.0374in" style:text-scale="95%"/>
    </style:style>
    <style:style style:name="_33_84" style:display-name="384" style:family="text">
      <style:text-properties fo:color="#040c00" style:text-position="0% 100%" fo:letter-spacing="0.0374in" style:text-scale="107%"/>
    </style:style>
    <style:style style:name="_33_85" style:display-name="385" style:family="text">
      <style:text-properties fo:color="#040c00" style:text-position="3% 100%"/>
    </style:style>
    <style:style style:name="_33_86" style:display-name="386" style:family="text">
      <style:text-properties fo:color="#040c00" style:text-position="3% 100%" style:text-scale="94%"/>
    </style:style>
    <style:style style:name="_33_87" style:display-name="387" style:family="text">
      <style:text-properties fo:color="#040c00" style:text-position="3% 100%" style:text-scale="95%"/>
    </style:style>
    <style:style style:name="_33_88" style:display-name="388" style:family="text">
      <style:text-properties fo:color="#040c00" style:text-position="3% 100%" style:text-scale="107%"/>
    </style:style>
    <style:style style:name="_33_89" style:display-name="389" style:family="text">
      <style:text-properties fo:color="#040c00" style:text-position="3% 100%" fo:letter-spacing="normal"/>
    </style:style>
    <style:style style:name="_33_90" style:display-name="390" style:family="text">
      <style:text-properties fo:color="#040c00" style:text-position="3% 100%" fo:letter-spacing="normal" style:text-scale="94%"/>
    </style:style>
    <style:style style:name="_33_91" style:display-name="391" style:family="text">
      <style:text-properties fo:color="#040c00" style:text-position="3% 100%" fo:letter-spacing="normal" style:text-scale="95%"/>
    </style:style>
    <style:style style:name="_33_92" style:display-name="392" style:family="text">
      <style:text-properties fo:color="#040c00" style:text-position="3% 100%" fo:letter-spacing="normal" style:text-scale="107%"/>
    </style:style>
    <style:style style:name="_33_93" style:display-name="393" style:family="text">
      <style:text-properties fo:color="#040c00" style:text-position="3% 100%" fo:letter-spacing="0.0374in"/>
    </style:style>
    <style:style style:name="_33_94" style:display-name="394" style:family="text">
      <style:text-properties fo:color="#040c00" style:text-position="3% 100%" fo:letter-spacing="0.0374in" style:text-scale="94%"/>
    </style:style>
    <style:style style:name="_33_95" style:display-name="395" style:family="text">
      <style:text-properties fo:color="#040c00" style:text-position="3% 100%" fo:letter-spacing="0.0374in" style:text-scale="95%"/>
    </style:style>
    <style:style style:name="_33_96" style:display-name="396" style:family="text">
      <style:text-properties fo:color="#040c00" style:text-position="3% 100%" fo:letter-spacing="0.0374in" style:text-scale="107%"/>
    </style:style>
    <style:style style:name="_33_97" style:display-name="397" style:family="text">
      <style:text-properties fo:color="#040c00" fo:background-color="#f3f3ff"/>
    </style:style>
    <style:style style:name="_33_98" style:display-name="398" style:family="text">
      <style:text-properties fo:color="#040c00" fo:background-color="#f3f3ff" style:text-scale="94%"/>
    </style:style>
    <style:style style:name="_33_99" style:display-name="399" style:family="text">
      <style:text-properties fo:color="#040c00" fo:background-color="#f3f3ff" style:text-scale="95%"/>
    </style:style>
    <style:style style:name="_34_00" style:display-name="400" style:family="text">
      <style:text-properties fo:color="#040c00" fo:background-color="#f3f3ff" style:text-scale="107%"/>
    </style:style>
    <style:style style:name="_34_01" style:display-name="401" style:family="text">
      <style:text-properties fo:color="#040c00" fo:letter-spacing="normal" fo:background-color="#f3f3ff"/>
    </style:style>
    <style:style style:name="_34_02" style:display-name="402" style:family="text">
      <style:text-properties fo:color="#040c00" fo:letter-spacing="normal" fo:background-color="#f3f3ff" style:text-scale="94%"/>
    </style:style>
    <style:style style:name="_34_03" style:display-name="403" style:family="text">
      <style:text-properties fo:color="#040c00" fo:letter-spacing="normal" fo:background-color="#f3f3ff" style:text-scale="95%"/>
    </style:style>
    <style:style style:name="_34_04" style:display-name="404" style:family="text">
      <style:text-properties fo:color="#040c00" fo:letter-spacing="normal" fo:background-color="#f3f3ff" style:text-scale="107%"/>
    </style:style>
    <style:style style:name="_34_05" style:display-name="405" style:family="text">
      <style:text-properties fo:color="#040c00" fo:letter-spacing="0.0374in" fo:background-color="#f3f3ff"/>
    </style:style>
    <style:style style:name="_34_06" style:display-name="406" style:family="text">
      <style:text-properties fo:color="#040c00" fo:letter-spacing="0.0374in" fo:background-color="#f3f3ff" style:text-scale="94%"/>
    </style:style>
    <style:style style:name="_34_07" style:display-name="407" style:family="text">
      <style:text-properties fo:color="#040c00" fo:letter-spacing="0.0374in" fo:background-color="#f3f3ff" style:text-scale="95%"/>
    </style:style>
    <style:style style:name="_34_08" style:display-name="408" style:family="text">
      <style:text-properties fo:color="#040c00" fo:letter-spacing="0.0374in" fo:background-color="#f3f3ff" style:text-scale="107%"/>
    </style:style>
    <style:style style:name="_34_09" style:display-name="409" style:family="text">
      <style:text-properties fo:color="#040c00" style:text-position="0% 100%" fo:background-color="#f3f3ff"/>
    </style:style>
    <style:style style:name="_34_10" style:display-name="410" style:family="text">
      <style:text-properties fo:color="#040c00" style:text-position="0% 100%" fo:background-color="#f3f3ff" style:text-scale="94%"/>
    </style:style>
    <style:style style:name="_34_11" style:display-name="411" style:family="text">
      <style:text-properties fo:color="#040c00" style:text-position="0% 100%" fo:background-color="#f3f3ff" style:text-scale="95%"/>
    </style:style>
    <style:style style:name="_34_12" style:display-name="412" style:family="text">
      <style:text-properties fo:color="#040c00" style:text-position="0% 100%" fo:background-color="#f3f3ff" style:text-scale="107%"/>
    </style:style>
    <style:style style:name="_34_13" style:display-name="413" style:family="text">
      <style:text-properties fo:color="#040c00" style:text-position="0% 100%" fo:letter-spacing="normal" fo:background-color="#f3f3ff"/>
    </style:style>
    <style:style style:name="_34_14" style:display-name="414" style:family="text">
      <style:text-properties fo:color="#040c00" style:text-position="0% 100%" fo:letter-spacing="normal" fo:background-color="#f3f3ff" style:text-scale="94%"/>
    </style:style>
    <style:style style:name="_34_15" style:display-name="415" style:family="text">
      <style:text-properties fo:color="#040c00" style:text-position="0% 100%" fo:letter-spacing="normal" fo:background-color="#f3f3ff" style:text-scale="95%"/>
    </style:style>
    <style:style style:name="_34_16" style:display-name="416" style:family="text">
      <style:text-properties fo:color="#040c00" style:text-position="0% 100%" fo:letter-spacing="normal" fo:background-color="#f3f3ff" style:text-scale="107%"/>
    </style:style>
    <style:style style:name="_34_17" style:display-name="417" style:family="text">
      <style:text-properties fo:color="#040c00" style:text-position="0% 100%" fo:letter-spacing="0.0374in" fo:background-color="#f3f3ff"/>
    </style:style>
    <style:style style:name="_34_18" style:display-name="418" style:family="text">
      <style:text-properties fo:color="#040c00" style:text-position="0% 100%" fo:letter-spacing="0.0374in" fo:background-color="#f3f3ff" style:text-scale="94%"/>
    </style:style>
    <style:style style:name="_34_19" style:display-name="419" style:family="text">
      <style:text-properties fo:color="#040c00" style:text-position="0% 100%" fo:letter-spacing="0.0374in" fo:background-color="#f3f3ff" style:text-scale="95%"/>
    </style:style>
    <style:style style:name="_34_20" style:display-name="420" style:family="text">
      <style:text-properties fo:color="#040c00" style:text-position="0% 100%" fo:letter-spacing="0.0374in" fo:background-color="#f3f3ff" style:text-scale="107%"/>
    </style:style>
    <style:style style:name="_34_21" style:display-name="421" style:family="text">
      <style:text-properties fo:color="#040c00" style:text-position="3% 100%" fo:background-color="#f3f3ff"/>
    </style:style>
    <style:style style:name="_34_22" style:display-name="422" style:family="text">
      <style:text-properties fo:color="#040c00" style:text-position="3% 100%" fo:background-color="#f3f3ff" style:text-scale="94%"/>
    </style:style>
    <style:style style:name="_34_23" style:display-name="423" style:family="text">
      <style:text-properties fo:color="#040c00" style:text-position="3% 100%" fo:background-color="#f3f3ff" style:text-scale="95%"/>
    </style:style>
    <style:style style:name="_34_24" style:display-name="424" style:family="text">
      <style:text-properties fo:color="#040c00" style:text-position="3% 100%" fo:background-color="#f3f3ff" style:text-scale="107%"/>
    </style:style>
    <style:style style:name="_34_25" style:display-name="425" style:family="text">
      <style:text-properties fo:color="#040c00" style:text-position="3% 100%" fo:letter-spacing="normal" fo:background-color="#f3f3ff"/>
    </style:style>
    <style:style style:name="_34_26" style:display-name="426" style:family="text">
      <style:text-properties fo:color="#040c00" style:text-position="3% 100%" fo:letter-spacing="normal" fo:background-color="#f3f3ff" style:text-scale="94%"/>
    </style:style>
    <style:style style:name="_34_27" style:display-name="427" style:family="text">
      <style:text-properties fo:color="#040c00" style:text-position="3% 100%" fo:letter-spacing="normal" fo:background-color="#f3f3ff" style:text-scale="95%"/>
    </style:style>
    <style:style style:name="_34_28" style:display-name="428" style:family="text">
      <style:text-properties fo:color="#040c00" style:text-position="3% 100%" fo:letter-spacing="normal" fo:background-color="#f3f3ff" style:text-scale="107%"/>
    </style:style>
    <style:style style:name="_34_29" style:display-name="429" style:family="text">
      <style:text-properties fo:color="#040c00" style:text-position="3% 100%" fo:letter-spacing="0.0374in" fo:background-color="#f3f3ff"/>
    </style:style>
    <style:style style:name="_34_30" style:display-name="430" style:family="text">
      <style:text-properties fo:color="#040c00" style:text-position="3% 100%" fo:letter-spacing="0.0374in" fo:background-color="#f3f3ff" style:text-scale="94%"/>
    </style:style>
    <style:style style:name="_34_31" style:display-name="431" style:family="text">
      <style:text-properties fo:color="#040c00" style:text-position="3% 100%" fo:letter-spacing="0.0374in" fo:background-color="#f3f3ff" style:text-scale="95%"/>
    </style:style>
    <style:style style:name="_34_32" style:display-name="432" style:family="text">
      <style:text-properties fo:color="#040c00" style:text-position="3% 100%" fo:letter-spacing="0.0374in" fo:background-color="#f3f3ff" style:text-scale="107%"/>
    </style:style>
    <style:style style:name="_34_33" style:display-name="433" style:family="text">
      <style:text-properties fo:color="#040c00" fo:background-color="#f3fbff"/>
    </style:style>
    <style:style style:name="_34_34" style:display-name="434" style:family="text">
      <style:text-properties fo:color="#040c00" fo:background-color="#f3fbff" style:text-scale="94%"/>
    </style:style>
    <style:style style:name="_34_35" style:display-name="435" style:family="text">
      <style:text-properties fo:color="#040c00" fo:background-color="#f3fbff" style:text-scale="95%"/>
    </style:style>
    <style:style style:name="_34_36" style:display-name="436" style:family="text">
      <style:text-properties fo:color="#040c00" fo:background-color="#f3fbff" style:text-scale="107%"/>
    </style:style>
    <style:style style:name="_34_37" style:display-name="437" style:family="text">
      <style:text-properties fo:color="#040c00" fo:letter-spacing="normal" fo:background-color="#f3fbff"/>
    </style:style>
    <style:style style:name="_34_38" style:display-name="438" style:family="text">
      <style:text-properties fo:color="#040c00" fo:letter-spacing="normal" fo:background-color="#f3fbff" style:text-scale="94%"/>
    </style:style>
    <style:style style:name="_34_39" style:display-name="439" style:family="text">
      <style:text-properties fo:color="#040c00" fo:letter-spacing="normal" fo:background-color="#f3fbff" style:text-scale="95%"/>
    </style:style>
    <style:style style:name="_34_40" style:display-name="440" style:family="text">
      <style:text-properties fo:color="#040c00" fo:letter-spacing="normal" fo:background-color="#f3fbff" style:text-scale="107%"/>
    </style:style>
    <style:style style:name="_34_41" style:display-name="441" style:family="text">
      <style:text-properties fo:color="#040c00" fo:letter-spacing="0.0374in" fo:background-color="#f3fbff"/>
    </style:style>
    <style:style style:name="_34_42" style:display-name="442" style:family="text">
      <style:text-properties fo:color="#040c00" fo:letter-spacing="0.0374in" fo:background-color="#f3fbff" style:text-scale="94%"/>
    </style:style>
    <style:style style:name="_34_43" style:display-name="443" style:family="text">
      <style:text-properties fo:color="#040c00" fo:letter-spacing="0.0374in" fo:background-color="#f3fbff" style:text-scale="95%"/>
    </style:style>
    <style:style style:name="_34_44" style:display-name="444" style:family="text">
      <style:text-properties fo:color="#040c00" fo:letter-spacing="0.0374in" fo:background-color="#f3fbff" style:text-scale="107%"/>
    </style:style>
    <style:style style:name="_34_45" style:display-name="445" style:family="text">
      <style:text-properties fo:color="#040c00" style:text-position="0% 100%" fo:background-color="#f3fbff"/>
    </style:style>
    <style:style style:name="_34_46" style:display-name="446" style:family="text">
      <style:text-properties fo:color="#040c00" style:text-position="0% 100%" fo:background-color="#f3fbff" style:text-scale="94%"/>
    </style:style>
    <style:style style:name="_34_47" style:display-name="447" style:family="text">
      <style:text-properties fo:color="#040c00" style:text-position="0% 100%" fo:background-color="#f3fbff" style:text-scale="95%"/>
    </style:style>
    <style:style style:name="_34_48" style:display-name="448" style:family="text">
      <style:text-properties fo:color="#040c00" style:text-position="0% 100%" fo:background-color="#f3fbff" style:text-scale="107%"/>
    </style:style>
    <style:style style:name="_34_49" style:display-name="449" style:family="text">
      <style:text-properties fo:color="#040c00" style:text-position="0% 100%" fo:letter-spacing="normal" fo:background-color="#f3fbff"/>
    </style:style>
    <style:style style:name="_34_50" style:display-name="450" style:family="text">
      <style:text-properties fo:color="#040c00" style:text-position="0% 100%" fo:letter-spacing="normal" fo:background-color="#f3fbff" style:text-scale="94%"/>
    </style:style>
    <style:style style:name="_34_51" style:display-name="451" style:family="text">
      <style:text-properties fo:color="#040c00" style:text-position="0% 100%" fo:letter-spacing="normal" fo:background-color="#f3fbff" style:text-scale="95%"/>
    </style:style>
    <style:style style:name="_34_52" style:display-name="452" style:family="text">
      <style:text-properties fo:color="#040c00" style:text-position="0% 100%" fo:letter-spacing="normal" fo:background-color="#f3fbff" style:text-scale="107%"/>
    </style:style>
    <style:style style:name="_34_53" style:display-name="453" style:family="text">
      <style:text-properties fo:color="#040c00" style:text-position="0% 100%" fo:letter-spacing="0.0374in" fo:background-color="#f3fbff"/>
    </style:style>
    <style:style style:name="_34_54" style:display-name="454" style:family="text">
      <style:text-properties fo:color="#040c00" style:text-position="0% 100%" fo:letter-spacing="0.0374in" fo:background-color="#f3fbff" style:text-scale="94%"/>
    </style:style>
    <style:style style:name="_34_55" style:display-name="455" style:family="text">
      <style:text-properties fo:color="#040c00" style:text-position="0% 100%" fo:letter-spacing="0.0374in" fo:background-color="#f3fbff" style:text-scale="95%"/>
    </style:style>
    <style:style style:name="_34_56" style:display-name="456" style:family="text">
      <style:text-properties fo:color="#040c00" style:text-position="0% 100%" fo:letter-spacing="0.0374in" fo:background-color="#f3fbff" style:text-scale="107%"/>
    </style:style>
    <style:style style:name="_34_57" style:display-name="457" style:family="text">
      <style:text-properties fo:color="#040c00" style:text-position="3% 100%" fo:background-color="#f3fbff"/>
    </style:style>
    <style:style style:name="_34_58" style:display-name="458" style:family="text">
      <style:text-properties fo:color="#040c00" style:text-position="3% 100%" fo:background-color="#f3fbff" style:text-scale="94%"/>
    </style:style>
    <style:style style:name="_34_59" style:display-name="459" style:family="text">
      <style:text-properties fo:color="#040c00" style:text-position="3% 100%" fo:background-color="#f3fbff" style:text-scale="95%"/>
    </style:style>
    <style:style style:name="_34_60" style:display-name="460" style:family="text">
      <style:text-properties fo:color="#040c00" style:text-position="3% 100%" fo:background-color="#f3fbff" style:text-scale="107%"/>
    </style:style>
    <style:style style:name="_34_61" style:display-name="461" style:family="text">
      <style:text-properties fo:color="#040c00" style:text-position="3% 100%" fo:letter-spacing="normal" fo:background-color="#f3fbff"/>
    </style:style>
    <style:style style:name="_34_62" style:display-name="462" style:family="text">
      <style:text-properties fo:color="#040c00" style:text-position="3% 100%" fo:letter-spacing="normal" fo:background-color="#f3fbff" style:text-scale="94%"/>
    </style:style>
    <style:style style:name="_34_63" style:display-name="463" style:family="text">
      <style:text-properties fo:color="#040c00" style:text-position="3% 100%" fo:letter-spacing="normal" fo:background-color="#f3fbff" style:text-scale="95%"/>
    </style:style>
    <style:style style:name="_34_64" style:display-name="464" style:family="text">
      <style:text-properties fo:color="#040c00" style:text-position="3% 100%" fo:letter-spacing="normal" fo:background-color="#f3fbff" style:text-scale="107%"/>
    </style:style>
    <style:style style:name="_34_65" style:display-name="465" style:family="text">
      <style:text-properties fo:color="#040c00" style:text-position="3% 100%" fo:letter-spacing="0.0374in" fo:background-color="#f3fbff"/>
    </style:style>
    <style:style style:name="_34_66" style:display-name="466" style:family="text">
      <style:text-properties fo:color="#040c00" style:text-position="3% 100%" fo:letter-spacing="0.0374in" fo:background-color="#f3fbff" style:text-scale="94%"/>
    </style:style>
    <style:style style:name="_34_67" style:display-name="467" style:family="text">
      <style:text-properties fo:color="#040c00" style:text-position="3% 100%" fo:letter-spacing="0.0374in" fo:background-color="#f3fbff" style:text-scale="95%"/>
    </style:style>
    <style:style style:name="_34_68" style:display-name="468" style:family="text">
      <style:text-properties fo:color="#040c00" style:text-position="3% 100%" fo:letter-spacing="0.0374in" fo:background-color="#f3fbff" style:text-scale="107%"/>
    </style:style>
    <style:style style:name="_34_69" style:display-name="469" style:family="text">
      <style:text-properties fo:color="#040c00" fo:background-color="#fbf3ff"/>
    </style:style>
    <style:style style:name="_34_70" style:display-name="470" style:family="text">
      <style:text-properties fo:color="#040c00" fo:background-color="#fbf3ff" style:text-scale="94%"/>
    </style:style>
    <style:style style:name="_34_71" style:display-name="471" style:family="text">
      <style:text-properties fo:color="#040c00" fo:background-color="#fbf3ff" style:text-scale="95%"/>
    </style:style>
    <style:style style:name="_34_72" style:display-name="472" style:family="text">
      <style:text-properties fo:color="#040c00" fo:background-color="#fbf3ff" style:text-scale="107%"/>
    </style:style>
    <style:style style:name="_34_73" style:display-name="473" style:family="text">
      <style:text-properties fo:color="#040c00" fo:letter-spacing="normal" fo:background-color="#fbf3ff"/>
    </style:style>
    <style:style style:name="_34_74" style:display-name="474" style:family="text">
      <style:text-properties fo:color="#040c00" fo:letter-spacing="normal" fo:background-color="#fbf3ff" style:text-scale="94%"/>
    </style:style>
    <style:style style:name="_34_75" style:display-name="475" style:family="text">
      <style:text-properties fo:color="#040c00" fo:letter-spacing="normal" fo:background-color="#fbf3ff" style:text-scale="95%"/>
    </style:style>
    <style:style style:name="_34_76" style:display-name="476" style:family="text">
      <style:text-properties fo:color="#040c00" fo:letter-spacing="normal" fo:background-color="#fbf3ff" style:text-scale="107%"/>
    </style:style>
    <style:style style:name="_34_77" style:display-name="477" style:family="text">
      <style:text-properties fo:color="#040c00" fo:letter-spacing="0.0374in" fo:background-color="#fbf3ff"/>
    </style:style>
    <style:style style:name="_34_78" style:display-name="478" style:family="text">
      <style:text-properties fo:color="#040c00" fo:letter-spacing="0.0374in" fo:background-color="#fbf3ff" style:text-scale="94%"/>
    </style:style>
    <style:style style:name="_34_79" style:display-name="479" style:family="text">
      <style:text-properties fo:color="#040c00" fo:letter-spacing="0.0374in" fo:background-color="#fbf3ff" style:text-scale="95%"/>
    </style:style>
    <style:style style:name="_34_80" style:display-name="480" style:family="text">
      <style:text-properties fo:color="#040c00" fo:letter-spacing="0.0374in" fo:background-color="#fbf3ff" style:text-scale="107%"/>
    </style:style>
    <style:style style:name="_34_81" style:display-name="481" style:family="text">
      <style:text-properties fo:color="#040c00" style:text-position="0% 100%" fo:background-color="#fbf3ff"/>
    </style:style>
    <style:style style:name="_34_82" style:display-name="482" style:family="text">
      <style:text-properties fo:color="#040c00" style:text-position="0% 100%" fo:background-color="#fbf3ff" style:text-scale="94%"/>
    </style:style>
    <style:style style:name="_34_83" style:display-name="483" style:family="text">
      <style:text-properties fo:color="#040c00" style:text-position="0% 100%" fo:background-color="#fbf3ff" style:text-scale="95%"/>
    </style:style>
    <style:style style:name="_34_84" style:display-name="484" style:family="text">
      <style:text-properties fo:color="#040c00" style:text-position="0% 100%" fo:background-color="#fbf3ff" style:text-scale="107%"/>
    </style:style>
    <style:style style:name="_34_85" style:display-name="485" style:family="text">
      <style:text-properties fo:color="#040c00" style:text-position="0% 100%" fo:letter-spacing="normal" fo:background-color="#fbf3ff"/>
    </style:style>
    <style:style style:name="_34_86" style:display-name="486" style:family="text">
      <style:text-properties fo:color="#040c00" style:text-position="0% 100%" fo:letter-spacing="normal" fo:background-color="#fbf3ff" style:text-scale="94%"/>
    </style:style>
    <style:style style:name="_34_87" style:display-name="487" style:family="text">
      <style:text-properties fo:color="#040c00" style:text-position="0% 100%" fo:letter-spacing="normal" fo:background-color="#fbf3ff" style:text-scale="95%"/>
    </style:style>
    <style:style style:name="_34_88" style:display-name="488" style:family="text">
      <style:text-properties fo:color="#040c00" style:text-position="0% 100%" fo:letter-spacing="normal" fo:background-color="#fbf3ff" style:text-scale="107%"/>
    </style:style>
    <style:style style:name="_34_89" style:display-name="489" style:family="text">
      <style:text-properties fo:color="#040c00" style:text-position="0% 100%" fo:letter-spacing="0.0374in" fo:background-color="#fbf3ff"/>
    </style:style>
    <style:style style:name="_34_90" style:display-name="490" style:family="text">
      <style:text-properties fo:color="#040c00" style:text-position="0% 100%" fo:letter-spacing="0.0374in" fo:background-color="#fbf3ff" style:text-scale="94%"/>
    </style:style>
    <style:style style:name="_34_91" style:display-name="491" style:family="text">
      <style:text-properties fo:color="#040c00" style:text-position="0% 100%" fo:letter-spacing="0.0374in" fo:background-color="#fbf3ff" style:text-scale="95%"/>
    </style:style>
    <style:style style:name="_34_92" style:display-name="492" style:family="text">
      <style:text-properties fo:color="#040c00" style:text-position="0% 100%" fo:letter-spacing="0.0374in" fo:background-color="#fbf3ff" style:text-scale="107%"/>
    </style:style>
    <style:style style:name="_34_93" style:display-name="493" style:family="text">
      <style:text-properties fo:color="#040c00" style:text-position="3% 100%" fo:background-color="#fbf3ff"/>
    </style:style>
    <style:style style:name="_34_94" style:display-name="494" style:family="text">
      <style:text-properties fo:color="#040c00" style:text-position="3% 100%" fo:background-color="#fbf3ff" style:text-scale="94%"/>
    </style:style>
    <style:style style:name="_34_95" style:display-name="495" style:family="text">
      <style:text-properties fo:color="#040c00" style:text-position="3% 100%" fo:background-color="#fbf3ff" style:text-scale="95%"/>
    </style:style>
    <style:style style:name="_34_96" style:display-name="496" style:family="text">
      <style:text-properties fo:color="#040c00" style:text-position="3% 100%" fo:background-color="#fbf3ff" style:text-scale="107%"/>
    </style:style>
    <style:style style:name="_34_97" style:display-name="497" style:family="text">
      <style:text-properties fo:color="#040c00" style:text-position="3% 100%" fo:letter-spacing="normal" fo:background-color="#fbf3ff"/>
    </style:style>
    <style:style style:name="_34_98" style:display-name="498" style:family="text">
      <style:text-properties fo:color="#040c00" style:text-position="3% 100%" fo:letter-spacing="normal" fo:background-color="#fbf3ff" style:text-scale="94%"/>
    </style:style>
    <style:style style:name="_34_99" style:display-name="499" style:family="text">
      <style:text-properties fo:color="#040c00" style:text-position="3% 100%" fo:letter-spacing="normal" fo:background-color="#fbf3ff" style:text-scale="95%"/>
    </style:style>
    <style:style style:name="_35_00" style:display-name="500" style:family="text">
      <style:text-properties fo:color="#040c00" style:text-position="3% 100%" fo:letter-spacing="normal" fo:background-color="#fbf3ff" style:text-scale="107%"/>
    </style:style>
    <style:style style:name="_35_01" style:display-name="501" style:family="text">
      <style:text-properties fo:color="#040c00" style:text-position="3% 100%" fo:letter-spacing="0.0374in" fo:background-color="#fbf3ff"/>
    </style:style>
    <style:style style:name="_35_02" style:display-name="502" style:family="text">
      <style:text-properties fo:color="#040c00" style:text-position="3% 100%" fo:letter-spacing="0.0374in" fo:background-color="#fbf3ff" style:text-scale="94%"/>
    </style:style>
    <style:style style:name="_35_03" style:display-name="503" style:family="text">
      <style:text-properties fo:color="#040c00" style:text-position="3% 100%" fo:letter-spacing="0.0374in" fo:background-color="#fbf3ff" style:text-scale="95%"/>
    </style:style>
    <style:style style:name="_35_04" style:display-name="504" style:family="text">
      <style:text-properties fo:color="#040c00" style:text-position="3% 100%" fo:letter-spacing="0.0374in" fo:background-color="#fbf3ff" style:text-scale="107%"/>
    </style:style>
    <style:style style:name="_35_05" style:display-name="505" style:family="text">
      <style:text-properties fo:color="#040c00" fo:background-color="#fbfbff"/>
    </style:style>
    <style:style style:name="_35_06" style:display-name="506" style:family="text">
      <style:text-properties fo:color="#040c00" fo:background-color="#fbfbff" style:text-scale="94%"/>
    </style:style>
    <style:style style:name="_35_07" style:display-name="507" style:family="text">
      <style:text-properties fo:color="#040c00" fo:background-color="#fbfbff" style:text-scale="95%"/>
    </style:style>
    <style:style style:name="_35_08" style:display-name="508" style:family="text">
      <style:text-properties fo:color="#040c00" fo:background-color="#fbfbff" style:text-scale="107%"/>
    </style:style>
    <style:style style:name="_35_09" style:display-name="509" style:family="text">
      <style:text-properties fo:color="#040c00" fo:letter-spacing="normal" fo:background-color="#fbfbff"/>
    </style:style>
    <style:style style:name="_35_10" style:display-name="510" style:family="text">
      <style:text-properties fo:color="#040c00" fo:letter-spacing="normal" fo:background-color="#fbfbff" style:text-scale="94%"/>
    </style:style>
    <style:style style:name="_35_11" style:display-name="511" style:family="text">
      <style:text-properties fo:color="#040c00" fo:letter-spacing="normal" fo:background-color="#fbfbff" style:text-scale="95%"/>
    </style:style>
    <style:style style:name="_35_12" style:display-name="512" style:family="text">
      <style:text-properties fo:color="#040c00" fo:letter-spacing="normal" fo:background-color="#fbfbff" style:text-scale="107%"/>
    </style:style>
    <style:style style:name="_35_13" style:display-name="513" style:family="text">
      <style:text-properties fo:color="#040c00" fo:letter-spacing="0.0374in" fo:background-color="#fbfbff"/>
    </style:style>
    <style:style style:name="_35_14" style:display-name="514" style:family="text">
      <style:text-properties fo:color="#040c00" fo:letter-spacing="0.0374in" fo:background-color="#fbfbff" style:text-scale="94%"/>
    </style:style>
    <style:style style:name="_35_15" style:display-name="515" style:family="text">
      <style:text-properties fo:color="#040c00" fo:letter-spacing="0.0374in" fo:background-color="#fbfbff" style:text-scale="95%"/>
    </style:style>
    <style:style style:name="_35_16" style:display-name="516" style:family="text">
      <style:text-properties fo:color="#040c00" fo:letter-spacing="0.0374in" fo:background-color="#fbfbff" style:text-scale="107%"/>
    </style:style>
    <style:style style:name="_35_17" style:display-name="517" style:family="text">
      <style:text-properties fo:color="#040c00" style:text-position="0% 100%" fo:background-color="#fbfbff"/>
    </style:style>
    <style:style style:name="_35_18" style:display-name="518" style:family="text">
      <style:text-properties fo:color="#040c00" style:text-position="0% 100%" fo:background-color="#fbfbff" style:text-scale="94%"/>
    </style:style>
    <style:style style:name="_35_19" style:display-name="519" style:family="text">
      <style:text-properties fo:color="#040c00" style:text-position="0% 100%" fo:background-color="#fbfbff" style:text-scale="95%"/>
    </style:style>
    <style:style style:name="_35_20" style:display-name="520" style:family="text">
      <style:text-properties fo:color="#040c00" style:text-position="0% 100%" fo:background-color="#fbfbff" style:text-scale="107%"/>
    </style:style>
    <style:style style:name="_35_21" style:display-name="521" style:family="text">
      <style:text-properties fo:color="#040c00" style:text-position="0% 100%" fo:letter-spacing="normal" fo:background-color="#fbfbff"/>
    </style:style>
    <style:style style:name="_35_22" style:display-name="522" style:family="text">
      <style:text-properties fo:color="#040c00" style:text-position="0% 100%" fo:letter-spacing="normal" fo:background-color="#fbfbff" style:text-scale="94%"/>
    </style:style>
    <style:style style:name="_35_23" style:display-name="523" style:family="text">
      <style:text-properties fo:color="#040c00" style:text-position="0% 100%" fo:letter-spacing="normal" fo:background-color="#fbfbff" style:text-scale="95%"/>
    </style:style>
    <style:style style:name="_35_24" style:display-name="524" style:family="text">
      <style:text-properties fo:color="#040c00" style:text-position="0% 100%" fo:letter-spacing="normal" fo:background-color="#fbfbff" style:text-scale="107%"/>
    </style:style>
    <style:style style:name="_35_25" style:display-name="525" style:family="text">
      <style:text-properties fo:color="#040c00" style:text-position="0% 100%" fo:letter-spacing="0.0374in" fo:background-color="#fbfbff"/>
    </style:style>
    <style:style style:name="_35_26" style:display-name="526" style:family="text">
      <style:text-properties fo:color="#040c00" style:text-position="0% 100%" fo:letter-spacing="0.0374in" fo:background-color="#fbfbff" style:text-scale="94%"/>
    </style:style>
    <style:style style:name="_35_27" style:display-name="527" style:family="text">
      <style:text-properties fo:color="#040c00" style:text-position="0% 100%" fo:letter-spacing="0.0374in" fo:background-color="#fbfbff" style:text-scale="95%"/>
    </style:style>
    <style:style style:name="_35_28" style:display-name="528" style:family="text">
      <style:text-properties fo:color="#040c00" style:text-position="0% 100%" fo:letter-spacing="0.0374in" fo:background-color="#fbfbff" style:text-scale="107%"/>
    </style:style>
    <style:style style:name="_35_29" style:display-name="529" style:family="text">
      <style:text-properties fo:color="#040c00" style:text-position="3% 100%" fo:background-color="#fbfbff"/>
    </style:style>
    <style:style style:name="_35_30" style:display-name="530" style:family="text">
      <style:text-properties fo:color="#040c00" style:text-position="3% 100%" fo:background-color="#fbfbff" style:text-scale="94%"/>
    </style:style>
    <style:style style:name="_35_31" style:display-name="531" style:family="text">
      <style:text-properties fo:color="#040c00" style:text-position="3% 100%" fo:background-color="#fbfbff" style:text-scale="95%"/>
    </style:style>
    <style:style style:name="_35_32" style:display-name="532" style:family="text">
      <style:text-properties fo:color="#040c00" style:text-position="3% 100%" fo:background-color="#fbfbff" style:text-scale="107%"/>
    </style:style>
    <style:style style:name="_35_33" style:display-name="533" style:family="text">
      <style:text-properties fo:color="#040c00" style:text-position="3% 100%" fo:letter-spacing="normal" fo:background-color="#fbfbff"/>
    </style:style>
    <style:style style:name="_35_34" style:display-name="534" style:family="text">
      <style:text-properties fo:color="#040c00" style:text-position="3% 100%" fo:letter-spacing="normal" fo:background-color="#fbfbff" style:text-scale="94%"/>
    </style:style>
    <style:style style:name="_35_35" style:display-name="535" style:family="text">
      <style:text-properties fo:color="#040c00" style:text-position="3% 100%" fo:letter-spacing="normal" fo:background-color="#fbfbff" style:text-scale="95%"/>
    </style:style>
    <style:style style:name="_35_36" style:display-name="536" style:family="text">
      <style:text-properties fo:color="#040c00" style:text-position="3% 100%" fo:letter-spacing="normal" fo:background-color="#fbfbff" style:text-scale="107%"/>
    </style:style>
    <style:style style:name="_35_37" style:display-name="537" style:family="text">
      <style:text-properties fo:color="#040c00" style:text-position="3% 100%" fo:letter-spacing="0.0374in" fo:background-color="#fbfbff"/>
    </style:style>
    <style:style style:name="_35_38" style:display-name="538" style:family="text">
      <style:text-properties fo:color="#040c00" style:text-position="3% 100%" fo:letter-spacing="0.0374in" fo:background-color="#fbfbff" style:text-scale="94%"/>
    </style:style>
    <style:style style:name="_35_39" style:display-name="539" style:family="text">
      <style:text-properties fo:color="#040c00" style:text-position="3% 100%" fo:letter-spacing="0.0374in" fo:background-color="#fbfbff" style:text-scale="95%"/>
    </style:style>
    <style:style style:name="_35_40" style:display-name="540" style:family="text">
      <style:text-properties fo:color="#040c00" style:text-position="3% 100%" fo:letter-spacing="0.0374in" fo:background-color="#fbfb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74in"/>
    </style:style>
    <style:style style:name="_35_50" style:display-name="550" style:family="text">
      <style:text-properties fo:color="#0c0400" fo:letter-spacing="0.0374in" style:text-scale="94%"/>
    </style:style>
    <style:style style:name="_35_51" style:display-name="551" style:family="text">
      <style:text-properties fo:color="#0c0400" fo:letter-spacing="0.0374in" style:text-scale="95%"/>
    </style:style>
    <style:style style:name="_35_52" style:display-name="552" style:family="text">
      <style:text-properties fo:color="#0c0400" fo:letter-spacing="0.0374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74in"/>
    </style:style>
    <style:style style:name="_35_62" style:display-name="562" style:family="text">
      <style:text-properties fo:color="#0c0400" style:text-position="0% 100%" fo:letter-spacing="0.0374in" style:text-scale="94%"/>
    </style:style>
    <style:style style:name="_35_63" style:display-name="563" style:family="text">
      <style:text-properties fo:color="#0c0400" style:text-position="0% 100%" fo:letter-spacing="0.0374in" style:text-scale="95%"/>
    </style:style>
    <style:style style:name="_35_64" style:display-name="564" style:family="text">
      <style:text-properties fo:color="#0c0400" style:text-position="0% 100%" fo:letter-spacing="0.0374in" style:text-scale="107%"/>
    </style:style>
    <style:style style:name="_35_65" style:display-name="565" style:family="text">
      <style:text-properties fo:color="#0c0400" style:text-position="3% 100%"/>
    </style:style>
    <style:style style:name="_35_66" style:display-name="566" style:family="text">
      <style:text-properties fo:color="#0c0400" style:text-position="3% 100%" style:text-scale="94%"/>
    </style:style>
    <style:style style:name="_35_67" style:display-name="567" style:family="text">
      <style:text-properties fo:color="#0c0400" style:text-position="3% 100%" style:text-scale="95%"/>
    </style:style>
    <style:style style:name="_35_68" style:display-name="568" style:family="text">
      <style:text-properties fo:color="#0c0400" style:text-position="3% 100%" style:text-scale="107%"/>
    </style:style>
    <style:style style:name="_35_69" style:display-name="569" style:family="text">
      <style:text-properties fo:color="#0c0400" style:text-position="3% 100%" fo:letter-spacing="normal"/>
    </style:style>
    <style:style style:name="_35_70" style:display-name="570" style:family="text">
      <style:text-properties fo:color="#0c0400" style:text-position="3% 100%" fo:letter-spacing="normal" style:text-scale="94%"/>
    </style:style>
    <style:style style:name="_35_71" style:display-name="571" style:family="text">
      <style:text-properties fo:color="#0c0400" style:text-position="3% 100%" fo:letter-spacing="normal" style:text-scale="95%"/>
    </style:style>
    <style:style style:name="_35_72" style:display-name="572" style:family="text">
      <style:text-properties fo:color="#0c0400" style:text-position="3% 100%" fo:letter-spacing="normal" style:text-scale="107%"/>
    </style:style>
    <style:style style:name="_35_73" style:display-name="573" style:family="text">
      <style:text-properties fo:color="#0c0400" style:text-position="3% 100%" fo:letter-spacing="0.0374in"/>
    </style:style>
    <style:style style:name="_35_74" style:display-name="574" style:family="text">
      <style:text-properties fo:color="#0c0400" style:text-position="3% 100%" fo:letter-spacing="0.0374in" style:text-scale="94%"/>
    </style:style>
    <style:style style:name="_35_75" style:display-name="575" style:family="text">
      <style:text-properties fo:color="#0c0400" style:text-position="3% 100%" fo:letter-spacing="0.0374in" style:text-scale="95%"/>
    </style:style>
    <style:style style:name="_35_76" style:display-name="576" style:family="text">
      <style:text-properties fo:color="#0c0400" style:text-position="3% 100%" fo:letter-spacing="0.0374in" style:text-scale="107%"/>
    </style:style>
    <style:style style:name="_35_77" style:display-name="577" style:family="text">
      <style:text-properties fo:color="#0c0400" fo:background-color="#f3f3ff"/>
    </style:style>
    <style:style style:name="_35_78" style:display-name="578" style:family="text">
      <style:text-properties fo:color="#0c0400" fo:background-color="#f3f3ff" style:text-scale="94%"/>
    </style:style>
    <style:style style:name="_35_79" style:display-name="579" style:family="text">
      <style:text-properties fo:color="#0c0400" fo:background-color="#f3f3ff" style:text-scale="95%"/>
    </style:style>
    <style:style style:name="_35_80" style:display-name="580" style:family="text">
      <style:text-properties fo:color="#0c0400" fo:background-color="#f3f3ff" style:text-scale="107%"/>
    </style:style>
    <style:style style:name="_35_81" style:display-name="581" style:family="text">
      <style:text-properties fo:color="#0c0400" fo:letter-spacing="normal" fo:background-color="#f3f3ff"/>
    </style:style>
    <style:style style:name="_35_82" style:display-name="582" style:family="text">
      <style:text-properties fo:color="#0c0400" fo:letter-spacing="normal" fo:background-color="#f3f3ff" style:text-scale="94%"/>
    </style:style>
    <style:style style:name="_35_83" style:display-name="583" style:family="text">
      <style:text-properties fo:color="#0c0400" fo:letter-spacing="normal" fo:background-color="#f3f3ff" style:text-scale="95%"/>
    </style:style>
    <style:style style:name="_35_84" style:display-name="584" style:family="text">
      <style:text-properties fo:color="#0c0400" fo:letter-spacing="normal" fo:background-color="#f3f3ff" style:text-scale="107%"/>
    </style:style>
    <style:style style:name="_35_85" style:display-name="585" style:family="text">
      <style:text-properties fo:color="#0c0400" fo:letter-spacing="0.0374in" fo:background-color="#f3f3ff"/>
    </style:style>
    <style:style style:name="_35_86" style:display-name="586" style:family="text">
      <style:text-properties fo:color="#0c0400" fo:letter-spacing="0.0374in" fo:background-color="#f3f3ff" style:text-scale="94%"/>
    </style:style>
    <style:style style:name="_35_87" style:display-name="587" style:family="text">
      <style:text-properties fo:color="#0c0400" fo:letter-spacing="0.0374in" fo:background-color="#f3f3ff" style:text-scale="95%"/>
    </style:style>
    <style:style style:name="_35_88" style:display-name="588" style:family="text">
      <style:text-properties fo:color="#0c0400" fo:letter-spacing="0.0374in" fo:background-color="#f3f3ff" style:text-scale="107%"/>
    </style:style>
    <style:style style:name="_35_89" style:display-name="589" style:family="text">
      <style:text-properties fo:color="#0c0400" style:text-position="0% 100%" fo:background-color="#f3f3ff"/>
    </style:style>
    <style:style style:name="_35_90" style:display-name="590" style:family="text">
      <style:text-properties fo:color="#0c0400" style:text-position="0% 100%" fo:background-color="#f3f3ff" style:text-scale="94%"/>
    </style:style>
    <style:style style:name="_35_91" style:display-name="591" style:family="text">
      <style:text-properties fo:color="#0c0400" style:text-position="0% 100%" fo:background-color="#f3f3ff" style:text-scale="95%"/>
    </style:style>
    <style:style style:name="_35_92" style:display-name="592" style:family="text">
      <style:text-properties fo:color="#0c0400" style:text-position="0% 100%" fo:background-color="#f3f3ff" style:text-scale="107%"/>
    </style:style>
    <style:style style:name="_35_93" style:display-name="593" style:family="text">
      <style:text-properties fo:color="#0c0400" style:text-position="0% 100%" fo:letter-spacing="normal" fo:background-color="#f3f3ff"/>
    </style:style>
    <style:style style:name="_35_94" style:display-name="594" style:family="text">
      <style:text-properties fo:color="#0c0400" style:text-position="0% 100%" fo:letter-spacing="normal" fo:background-color="#f3f3ff" style:text-scale="94%"/>
    </style:style>
    <style:style style:name="_35_95" style:display-name="595" style:family="text">
      <style:text-properties fo:color="#0c0400" style:text-position="0% 100%" fo:letter-spacing="normal" fo:background-color="#f3f3ff" style:text-scale="95%"/>
    </style:style>
    <style:style style:name="_35_96" style:display-name="596" style:family="text">
      <style:text-properties fo:color="#0c0400" style:text-position="0% 100%" fo:letter-spacing="normal" fo:background-color="#f3f3ff" style:text-scale="107%"/>
    </style:style>
    <style:style style:name="_35_97" style:display-name="597" style:family="text">
      <style:text-properties fo:color="#0c0400" style:text-position="0% 100%" fo:letter-spacing="0.0374in" fo:background-color="#f3f3ff"/>
    </style:style>
    <style:style style:name="_35_98" style:display-name="598" style:family="text">
      <style:text-properties fo:color="#0c0400" style:text-position="0% 100%" fo:letter-spacing="0.0374in" fo:background-color="#f3f3ff" style:text-scale="94%"/>
    </style:style>
    <style:style style:name="_35_99" style:display-name="599" style:family="text">
      <style:text-properties fo:color="#0c0400" style:text-position="0% 100%" fo:letter-spacing="0.0374in" fo:background-color="#f3f3ff" style:text-scale="95%"/>
    </style:style>
    <style:style style:name="_36_00" style:display-name="600" style:family="text">
      <style:text-properties fo:color="#0c0400" style:text-position="0% 100%" fo:letter-spacing="0.0374in" fo:background-color="#f3f3ff" style:text-scale="107%"/>
    </style:style>
    <style:style style:name="_36_01" style:display-name="601" style:family="text">
      <style:text-properties fo:color="#0c0400" style:text-position="3% 100%" fo:background-color="#f3f3ff"/>
    </style:style>
    <style:style style:name="_36_02" style:display-name="602" style:family="text">
      <style:text-properties fo:color="#0c0400" style:text-position="3% 100%" fo:background-color="#f3f3ff" style:text-scale="94%"/>
    </style:style>
    <style:style style:name="_36_03" style:display-name="603" style:family="text">
      <style:text-properties fo:color="#0c0400" style:text-position="3% 100%" fo:background-color="#f3f3ff" style:text-scale="95%"/>
    </style:style>
    <style:style style:name="_36_04" style:display-name="604" style:family="text">
      <style:text-properties fo:color="#0c0400" style:text-position="3% 100%" fo:background-color="#f3f3ff" style:text-scale="107%"/>
    </style:style>
    <style:style style:name="_36_05" style:display-name="605" style:family="text">
      <style:text-properties fo:color="#0c0400" style:text-position="3% 100%" fo:letter-spacing="normal" fo:background-color="#f3f3ff"/>
    </style:style>
    <style:style style:name="_36_06" style:display-name="606" style:family="text">
      <style:text-properties fo:color="#0c0400" style:text-position="3% 100%" fo:letter-spacing="normal" fo:background-color="#f3f3ff" style:text-scale="94%"/>
    </style:style>
    <style:style style:name="_36_07" style:display-name="607" style:family="text">
      <style:text-properties fo:color="#0c0400" style:text-position="3% 100%" fo:letter-spacing="normal" fo:background-color="#f3f3ff" style:text-scale="95%"/>
    </style:style>
    <style:style style:name="_36_08" style:display-name="608" style:family="text">
      <style:text-properties fo:color="#0c0400" style:text-position="3% 100%" fo:letter-spacing="normal" fo:background-color="#f3f3ff" style:text-scale="107%"/>
    </style:style>
    <style:style style:name="_36_09" style:display-name="609" style:family="text">
      <style:text-properties fo:color="#0c0400" style:text-position="3% 100%" fo:letter-spacing="0.0374in" fo:background-color="#f3f3ff"/>
    </style:style>
    <style:style style:name="_36_10" style:display-name="610" style:family="text">
      <style:text-properties fo:color="#0c0400" style:text-position="3% 100%" fo:letter-spacing="0.0374in" fo:background-color="#f3f3ff" style:text-scale="94%"/>
    </style:style>
    <style:style style:name="_36_11" style:display-name="611" style:family="text">
      <style:text-properties fo:color="#0c0400" style:text-position="3% 100%" fo:letter-spacing="0.0374in" fo:background-color="#f3f3ff" style:text-scale="95%"/>
    </style:style>
    <style:style style:name="_36_12" style:display-name="612" style:family="text">
      <style:text-properties fo:color="#0c0400" style:text-position="3% 100%" fo:letter-spacing="0.0374in" fo:background-color="#f3f3ff" style:text-scale="107%"/>
    </style:style>
    <style:style style:name="_36_13" style:display-name="613" style:family="text">
      <style:text-properties fo:color="#0c0400" fo:background-color="#f3fbff"/>
    </style:style>
    <style:style style:name="_36_14" style:display-name="614" style:family="text">
      <style:text-properties fo:color="#0c0400" fo:background-color="#f3fbff" style:text-scale="94%"/>
    </style:style>
    <style:style style:name="_36_15" style:display-name="615" style:family="text">
      <style:text-properties fo:color="#0c0400" fo:background-color="#f3fbff" style:text-scale="95%"/>
    </style:style>
    <style:style style:name="_36_16" style:display-name="616" style:family="text">
      <style:text-properties fo:color="#0c0400" fo:background-color="#f3fbff" style:text-scale="107%"/>
    </style:style>
    <style:style style:name="_36_17" style:display-name="617" style:family="text">
      <style:text-properties fo:color="#0c0400" fo:letter-spacing="normal" fo:background-color="#f3fbff"/>
    </style:style>
    <style:style style:name="_36_18" style:display-name="618" style:family="text">
      <style:text-properties fo:color="#0c0400" fo:letter-spacing="normal" fo:background-color="#f3fbff" style:text-scale="94%"/>
    </style:style>
    <style:style style:name="_36_19" style:display-name="619" style:family="text">
      <style:text-properties fo:color="#0c0400" fo:letter-spacing="normal" fo:background-color="#f3fbff" style:text-scale="95%"/>
    </style:style>
    <style:style style:name="_36_20" style:display-name="620" style:family="text">
      <style:text-properties fo:color="#0c0400" fo:letter-spacing="normal" fo:background-color="#f3fbff" style:text-scale="107%"/>
    </style:style>
    <style:style style:name="_36_21" style:display-name="621" style:family="text">
      <style:text-properties fo:color="#0c0400" fo:letter-spacing="0.0374in" fo:background-color="#f3fbff"/>
    </style:style>
    <style:style style:name="_36_22" style:display-name="622" style:family="text">
      <style:text-properties fo:color="#0c0400" fo:letter-spacing="0.0374in" fo:background-color="#f3fbff" style:text-scale="94%"/>
    </style:style>
    <style:style style:name="_36_23" style:display-name="623" style:family="text">
      <style:text-properties fo:color="#0c0400" fo:letter-spacing="0.0374in" fo:background-color="#f3fbff" style:text-scale="95%"/>
    </style:style>
    <style:style style:name="_36_24" style:display-name="624" style:family="text">
      <style:text-properties fo:color="#0c0400" fo:letter-spacing="0.0374in" fo:background-color="#f3fbff" style:text-scale="107%"/>
    </style:style>
    <style:style style:name="_36_25" style:display-name="625" style:family="text">
      <style:text-properties fo:color="#0c0400" style:text-position="0% 100%" fo:background-color="#f3fbff"/>
    </style:style>
    <style:style style:name="_36_26" style:display-name="626" style:family="text">
      <style:text-properties fo:color="#0c0400" style:text-position="0% 100%" fo:background-color="#f3fbff" style:text-scale="94%"/>
    </style:style>
    <style:style style:name="_36_27" style:display-name="627" style:family="text">
      <style:text-properties fo:color="#0c0400" style:text-position="0% 100%" fo:background-color="#f3fbff" style:text-scale="95%"/>
    </style:style>
    <style:style style:name="_36_28" style:display-name="628" style:family="text">
      <style:text-properties fo:color="#0c0400" style:text-position="0% 100%" fo:background-color="#f3fbff" style:text-scale="107%"/>
    </style:style>
    <style:style style:name="_36_29" style:display-name="629" style:family="text">
      <style:text-properties fo:color="#0c0400" style:text-position="0% 100%" fo:letter-spacing="normal" fo:background-color="#f3fbff"/>
    </style:style>
    <style:style style:name="_36_30" style:display-name="630" style:family="text">
      <style:text-properties fo:color="#0c0400" style:text-position="0% 100%" fo:letter-spacing="normal" fo:background-color="#f3fbff" style:text-scale="94%"/>
    </style:style>
    <style:style style:name="_36_31" style:display-name="631" style:family="text">
      <style:text-properties fo:color="#0c0400" style:text-position="0% 100%" fo:letter-spacing="normal" fo:background-color="#f3fbff" style:text-scale="95%"/>
    </style:style>
    <style:style style:name="_36_32" style:display-name="632" style:family="text">
      <style:text-properties fo:color="#0c0400" style:text-position="0% 100%" fo:letter-spacing="normal" fo:background-color="#f3fbff" style:text-scale="107%"/>
    </style:style>
    <style:style style:name="_36_33" style:display-name="633" style:family="text">
      <style:text-properties fo:color="#0c0400" style:text-position="0% 100%" fo:letter-spacing="0.0374in" fo:background-color="#f3fbff"/>
    </style:style>
    <style:style style:name="_36_34" style:display-name="634" style:family="text">
      <style:text-properties fo:color="#0c0400" style:text-position="0% 100%" fo:letter-spacing="0.0374in" fo:background-color="#f3fbff" style:text-scale="94%"/>
    </style:style>
    <style:style style:name="_36_35" style:display-name="635" style:family="text">
      <style:text-properties fo:color="#0c0400" style:text-position="0% 100%" fo:letter-spacing="0.0374in" fo:background-color="#f3fbff" style:text-scale="95%"/>
    </style:style>
    <style:style style:name="_36_36" style:display-name="636" style:family="text">
      <style:text-properties fo:color="#0c0400" style:text-position="0% 100%" fo:letter-spacing="0.0374in" fo:background-color="#f3fbff" style:text-scale="107%"/>
    </style:style>
    <style:style style:name="_36_37" style:display-name="637" style:family="text">
      <style:text-properties fo:color="#0c0400" style:text-position="3% 100%" fo:background-color="#f3fbff"/>
    </style:style>
    <style:style style:name="_36_38" style:display-name="638" style:family="text">
      <style:text-properties fo:color="#0c0400" style:text-position="3% 100%" fo:background-color="#f3fbff" style:text-scale="94%"/>
    </style:style>
    <style:style style:name="_36_39" style:display-name="639" style:family="text">
      <style:text-properties fo:color="#0c0400" style:text-position="3% 100%" fo:background-color="#f3fbff" style:text-scale="95%"/>
    </style:style>
    <style:style style:name="_36_40" style:display-name="640" style:family="text">
      <style:text-properties fo:color="#0c0400" style:text-position="3% 100%" fo:background-color="#f3fbff" style:text-scale="107%"/>
    </style:style>
    <style:style style:name="_36_41" style:display-name="641" style:family="text">
      <style:text-properties fo:color="#0c0400" style:text-position="3% 100%" fo:letter-spacing="normal" fo:background-color="#f3fbff"/>
    </style:style>
    <style:style style:name="_36_42" style:display-name="642" style:family="text">
      <style:text-properties fo:color="#0c0400" style:text-position="3% 100%" fo:letter-spacing="normal" fo:background-color="#f3fbff" style:text-scale="94%"/>
    </style:style>
    <style:style style:name="_36_43" style:display-name="643" style:family="text">
      <style:text-properties fo:color="#0c0400" style:text-position="3% 100%" fo:letter-spacing="normal" fo:background-color="#f3fbff" style:text-scale="95%"/>
    </style:style>
    <style:style style:name="_36_44" style:display-name="644" style:family="text">
      <style:text-properties fo:color="#0c0400" style:text-position="3% 100%" fo:letter-spacing="normal" fo:background-color="#f3fbff" style:text-scale="107%"/>
    </style:style>
    <style:style style:name="_36_45" style:display-name="645" style:family="text">
      <style:text-properties fo:color="#0c0400" style:text-position="3% 100%" fo:letter-spacing="0.0374in" fo:background-color="#f3fbff"/>
    </style:style>
    <style:style style:name="_36_46" style:display-name="646" style:family="text">
      <style:text-properties fo:color="#0c0400" style:text-position="3% 100%" fo:letter-spacing="0.0374in" fo:background-color="#f3fbff" style:text-scale="94%"/>
    </style:style>
    <style:style style:name="_36_47" style:display-name="647" style:family="text">
      <style:text-properties fo:color="#0c0400" style:text-position="3% 100%" fo:letter-spacing="0.0374in" fo:background-color="#f3fbff" style:text-scale="95%"/>
    </style:style>
    <style:style style:name="_36_48" style:display-name="648" style:family="text">
      <style:text-properties fo:color="#0c0400" style:text-position="3% 100%" fo:letter-spacing="0.0374in" fo:background-color="#f3fbff" style:text-scale="107%"/>
    </style:style>
    <style:style style:name="_36_49" style:display-name="649" style:family="text">
      <style:text-properties fo:color="#0c0400" fo:background-color="#fbf3ff"/>
    </style:style>
    <style:style style:name="_36_50" style:display-name="650" style:family="text">
      <style:text-properties fo:color="#0c0400" fo:background-color="#fbf3ff" style:text-scale="94%"/>
    </style:style>
    <style:style style:name="_36_51" style:display-name="651" style:family="text">
      <style:text-properties fo:color="#0c0400" fo:background-color="#fbf3ff" style:text-scale="95%"/>
    </style:style>
    <style:style style:name="_36_52" style:display-name="652" style:family="text">
      <style:text-properties fo:color="#0c0400" fo:background-color="#fbf3ff" style:text-scale="107%"/>
    </style:style>
    <style:style style:name="_36_53" style:display-name="653" style:family="text">
      <style:text-properties fo:color="#0c0400" fo:letter-spacing="normal" fo:background-color="#fbf3ff"/>
    </style:style>
    <style:style style:name="_36_54" style:display-name="654" style:family="text">
      <style:text-properties fo:color="#0c0400" fo:letter-spacing="normal" fo:background-color="#fbf3ff" style:text-scale="94%"/>
    </style:style>
    <style:style style:name="_36_55" style:display-name="655" style:family="text">
      <style:text-properties fo:color="#0c0400" fo:letter-spacing="normal" fo:background-color="#fbf3ff" style:text-scale="95%"/>
    </style:style>
    <style:style style:name="_36_56" style:display-name="656" style:family="text">
      <style:text-properties fo:color="#0c0400" fo:letter-spacing="normal" fo:background-color="#fbf3ff" style:text-scale="107%"/>
    </style:style>
    <style:style style:name="_36_57" style:display-name="657" style:family="text">
      <style:text-properties fo:color="#0c0400" fo:letter-spacing="0.0374in" fo:background-color="#fbf3ff"/>
    </style:style>
    <style:style style:name="_36_58" style:display-name="658" style:family="text">
      <style:text-properties fo:color="#0c0400" fo:letter-spacing="0.0374in" fo:background-color="#fbf3ff" style:text-scale="94%"/>
    </style:style>
    <style:style style:name="_36_59" style:display-name="659" style:family="text">
      <style:text-properties fo:color="#0c0400" fo:letter-spacing="0.0374in" fo:background-color="#fbf3ff" style:text-scale="95%"/>
    </style:style>
    <style:style style:name="_36_60" style:display-name="660" style:family="text">
      <style:text-properties fo:color="#0c0400" fo:letter-spacing="0.0374in" fo:background-color="#fbf3ff" style:text-scale="107%"/>
    </style:style>
    <style:style style:name="_36_61" style:display-name="661" style:family="text">
      <style:text-properties fo:color="#0c0400" style:text-position="0% 100%" fo:background-color="#fbf3ff"/>
    </style:style>
    <style:style style:name="_36_62" style:display-name="662" style:family="text">
      <style:text-properties fo:color="#0c0400" style:text-position="0% 100%" fo:background-color="#fbf3ff" style:text-scale="94%"/>
    </style:style>
    <style:style style:name="_36_63" style:display-name="663" style:family="text">
      <style:text-properties fo:color="#0c0400" style:text-position="0% 100%" fo:background-color="#fbf3ff" style:text-scale="95%"/>
    </style:style>
    <style:style style:name="_36_64" style:display-name="664" style:family="text">
      <style:text-properties fo:color="#0c0400" style:text-position="0% 100%" fo:background-color="#fbf3ff" style:text-scale="107%"/>
    </style:style>
    <style:style style:name="_36_65" style:display-name="665" style:family="text">
      <style:text-properties fo:color="#0c0400" style:text-position="0% 100%" fo:letter-spacing="normal" fo:background-color="#fbf3ff"/>
    </style:style>
    <style:style style:name="_36_66" style:display-name="666" style:family="text">
      <style:text-properties fo:color="#0c0400" style:text-position="0% 100%" fo:letter-spacing="normal" fo:background-color="#fbf3ff" style:text-scale="94%"/>
    </style:style>
    <style:style style:name="_36_67" style:display-name="667" style:family="text">
      <style:text-properties fo:color="#0c0400" style:text-position="0% 100%" fo:letter-spacing="normal" fo:background-color="#fbf3ff" style:text-scale="95%"/>
    </style:style>
    <style:style style:name="_36_68" style:display-name="668" style:family="text">
      <style:text-properties fo:color="#0c0400" style:text-position="0% 100%" fo:letter-spacing="normal" fo:background-color="#fbf3ff" style:text-scale="107%"/>
    </style:style>
    <style:style style:name="_36_69" style:display-name="669" style:family="text">
      <style:text-properties fo:color="#0c0400" style:text-position="0% 100%" fo:letter-spacing="0.0374in" fo:background-color="#fbf3ff"/>
    </style:style>
    <style:style style:name="_36_70" style:display-name="670" style:family="text">
      <style:text-properties fo:color="#0c0400" style:text-position="0% 100%" fo:letter-spacing="0.0374in" fo:background-color="#fbf3ff" style:text-scale="94%"/>
    </style:style>
    <style:style style:name="_36_71" style:display-name="671" style:family="text">
      <style:text-properties fo:color="#0c0400" style:text-position="0% 100%" fo:letter-spacing="0.0374in" fo:background-color="#fbf3ff" style:text-scale="95%"/>
    </style:style>
    <style:style style:name="_36_72" style:display-name="672" style:family="text">
      <style:text-properties fo:color="#0c0400" style:text-position="0% 100%" fo:letter-spacing="0.0374in" fo:background-color="#fbf3ff" style:text-scale="107%"/>
    </style:style>
    <style:style style:name="_36_73" style:display-name="673" style:family="text">
      <style:text-properties fo:color="#0c0400" style:text-position="3% 100%" fo:background-color="#fbf3ff"/>
    </style:style>
    <style:style style:name="_36_74" style:display-name="674" style:family="text">
      <style:text-properties fo:color="#0c0400" style:text-position="3% 100%" fo:background-color="#fbf3ff" style:text-scale="94%"/>
    </style:style>
    <style:style style:name="_36_75" style:display-name="675" style:family="text">
      <style:text-properties fo:color="#0c0400" style:text-position="3% 100%" fo:background-color="#fbf3ff" style:text-scale="95%"/>
    </style:style>
    <style:style style:name="_36_76" style:display-name="676" style:family="text">
      <style:text-properties fo:color="#0c0400" style:text-position="3% 100%" fo:background-color="#fbf3ff" style:text-scale="107%"/>
    </style:style>
    <style:style style:name="_36_77" style:display-name="677" style:family="text">
      <style:text-properties fo:color="#0c0400" style:text-position="3% 100%" fo:letter-spacing="normal" fo:background-color="#fbf3ff"/>
    </style:style>
    <style:style style:name="_36_78" style:display-name="678" style:family="text">
      <style:text-properties fo:color="#0c0400" style:text-position="3% 100%" fo:letter-spacing="normal" fo:background-color="#fbf3ff" style:text-scale="94%"/>
    </style:style>
    <style:style style:name="_36_79" style:display-name="679" style:family="text">
      <style:text-properties fo:color="#0c0400" style:text-position="3% 100%" fo:letter-spacing="normal" fo:background-color="#fbf3ff" style:text-scale="95%"/>
    </style:style>
    <style:style style:name="_36_80" style:display-name="680" style:family="text">
      <style:text-properties fo:color="#0c0400" style:text-position="3% 100%" fo:letter-spacing="normal" fo:background-color="#fbf3ff" style:text-scale="107%"/>
    </style:style>
    <style:style style:name="_36_81" style:display-name="681" style:family="text">
      <style:text-properties fo:color="#0c0400" style:text-position="3% 100%" fo:letter-spacing="0.0374in" fo:background-color="#fbf3ff"/>
    </style:style>
    <style:style style:name="_36_82" style:display-name="682" style:family="text">
      <style:text-properties fo:color="#0c0400" style:text-position="3% 100%" fo:letter-spacing="0.0374in" fo:background-color="#fbf3ff" style:text-scale="94%"/>
    </style:style>
    <style:style style:name="_36_83" style:display-name="683" style:family="text">
      <style:text-properties fo:color="#0c0400" style:text-position="3% 100%" fo:letter-spacing="0.0374in" fo:background-color="#fbf3ff" style:text-scale="95%"/>
    </style:style>
    <style:style style:name="_36_84" style:display-name="684" style:family="text">
      <style:text-properties fo:color="#0c0400" style:text-position="3% 100%" fo:letter-spacing="0.0374in" fo:background-color="#fbf3ff" style:text-scale="107%"/>
    </style:style>
    <style:style style:name="_36_85" style:display-name="685" style:family="text">
      <style:text-properties fo:color="#0c0400" fo:background-color="#fbfbff"/>
    </style:style>
    <style:style style:name="_36_86" style:display-name="686" style:family="text">
      <style:text-properties fo:color="#0c0400" fo:background-color="#fbfbff" style:text-scale="94%"/>
    </style:style>
    <style:style style:name="_36_87" style:display-name="687" style:family="text">
      <style:text-properties fo:color="#0c0400" fo:background-color="#fbfbff" style:text-scale="95%"/>
    </style:style>
    <style:style style:name="_36_88" style:display-name="688" style:family="text">
      <style:text-properties fo:color="#0c0400" fo:background-color="#fbfbff" style:text-scale="107%"/>
    </style:style>
    <style:style style:name="_36_89" style:display-name="689" style:family="text">
      <style:text-properties fo:color="#0c0400" fo:letter-spacing="normal" fo:background-color="#fbfbff"/>
    </style:style>
    <style:style style:name="_36_90" style:display-name="690" style:family="text">
      <style:text-properties fo:color="#0c0400" fo:letter-spacing="normal" fo:background-color="#fbfbff" style:text-scale="94%"/>
    </style:style>
    <style:style style:name="_36_91" style:display-name="691" style:family="text">
      <style:text-properties fo:color="#0c0400" fo:letter-spacing="normal" fo:background-color="#fbfbff" style:text-scale="95%"/>
    </style:style>
    <style:style style:name="_36_92" style:display-name="692" style:family="text">
      <style:text-properties fo:color="#0c0400" fo:letter-spacing="normal" fo:background-color="#fbfbff" style:text-scale="107%"/>
    </style:style>
    <style:style style:name="_36_93" style:display-name="693" style:family="text">
      <style:text-properties fo:color="#0c0400" fo:letter-spacing="0.0374in" fo:background-color="#fbfbff"/>
    </style:style>
    <style:style style:name="_36_94" style:display-name="694" style:family="text">
      <style:text-properties fo:color="#0c0400" fo:letter-spacing="0.0374in" fo:background-color="#fbfbff" style:text-scale="94%"/>
    </style:style>
    <style:style style:name="_36_95" style:display-name="695" style:family="text">
      <style:text-properties fo:color="#0c0400" fo:letter-spacing="0.0374in" fo:background-color="#fbfbff" style:text-scale="95%"/>
    </style:style>
    <style:style style:name="_36_96" style:display-name="696" style:family="text">
      <style:text-properties fo:color="#0c0400" fo:letter-spacing="0.0374in" fo:background-color="#fbfbff" style:text-scale="107%"/>
    </style:style>
    <style:style style:name="_36_97" style:display-name="697" style:family="text">
      <style:text-properties fo:color="#0c0400" style:text-position="0% 100%" fo:background-color="#fbfbff"/>
    </style:style>
    <style:style style:name="_36_98" style:display-name="698" style:family="text">
      <style:text-properties fo:color="#0c0400" style:text-position="0% 100%" fo:background-color="#fbfbff" style:text-scale="94%"/>
    </style:style>
    <style:style style:name="_36_99" style:display-name="699" style:family="text">
      <style:text-properties fo:color="#0c0400" style:text-position="0% 100%" fo:background-color="#fbfbff" style:text-scale="95%"/>
    </style:style>
    <style:style style:name="_37_00" style:display-name="700" style:family="text">
      <style:text-properties fo:color="#0c0400" style:text-position="0% 100%" fo:background-color="#fbfbff" style:text-scale="107%"/>
    </style:style>
    <style:style style:name="_37_01" style:display-name="701" style:family="text">
      <style:text-properties fo:color="#0c0400" style:text-position="0% 100%" fo:letter-spacing="normal" fo:background-color="#fbfbff"/>
    </style:style>
    <style:style style:name="_37_02" style:display-name="702" style:family="text">
      <style:text-properties fo:color="#0c0400" style:text-position="0% 100%" fo:letter-spacing="normal" fo:background-color="#fbfbff" style:text-scale="94%"/>
    </style:style>
    <style:style style:name="_37_03" style:display-name="703" style:family="text">
      <style:text-properties fo:color="#0c0400" style:text-position="0% 100%" fo:letter-spacing="normal" fo:background-color="#fbfbff" style:text-scale="95%"/>
    </style:style>
    <style:style style:name="_37_04" style:display-name="704" style:family="text">
      <style:text-properties fo:color="#0c0400" style:text-position="0% 100%" fo:letter-spacing="normal" fo:background-color="#fbfbff" style:text-scale="107%"/>
    </style:style>
    <style:style style:name="_37_05" style:display-name="705" style:family="text">
      <style:text-properties fo:color="#0c0400" style:text-position="0% 100%" fo:letter-spacing="0.0374in" fo:background-color="#fbfbff"/>
    </style:style>
    <style:style style:name="_37_06" style:display-name="706" style:family="text">
      <style:text-properties fo:color="#0c0400" style:text-position="0% 100%" fo:letter-spacing="0.0374in" fo:background-color="#fbfbff" style:text-scale="94%"/>
    </style:style>
    <style:style style:name="_37_07" style:display-name="707" style:family="text">
      <style:text-properties fo:color="#0c0400" style:text-position="0% 100%" fo:letter-spacing="0.0374in" fo:background-color="#fbfbff" style:text-scale="95%"/>
    </style:style>
    <style:style style:name="_37_08" style:display-name="708" style:family="text">
      <style:text-properties fo:color="#0c0400" style:text-position="0% 100%" fo:letter-spacing="0.0374in" fo:background-color="#fbfbff" style:text-scale="107%"/>
    </style:style>
    <style:style style:name="_37_09" style:display-name="709" style:family="text">
      <style:text-properties fo:color="#0c0400" style:text-position="3% 100%" fo:background-color="#fbfbff"/>
    </style:style>
    <style:style style:name="_37_10" style:display-name="710" style:family="text">
      <style:text-properties fo:color="#0c0400" style:text-position="3% 100%" fo:background-color="#fbfbff" style:text-scale="94%"/>
    </style:style>
    <style:style style:name="_37_11" style:display-name="711" style:family="text">
      <style:text-properties fo:color="#0c0400" style:text-position="3% 100%" fo:background-color="#fbfbff" style:text-scale="95%"/>
    </style:style>
    <style:style style:name="_37_12" style:display-name="712" style:family="text">
      <style:text-properties fo:color="#0c0400" style:text-position="3% 100%" fo:background-color="#fbfbff" style:text-scale="107%"/>
    </style:style>
    <style:style style:name="_37_13" style:display-name="713" style:family="text">
      <style:text-properties fo:color="#0c0400" style:text-position="3% 100%" fo:letter-spacing="normal" fo:background-color="#fbfbff"/>
    </style:style>
    <style:style style:name="_37_14" style:display-name="714" style:family="text">
      <style:text-properties fo:color="#0c0400" style:text-position="3% 100%" fo:letter-spacing="normal" fo:background-color="#fbfbff" style:text-scale="94%"/>
    </style:style>
    <style:style style:name="_37_15" style:display-name="715" style:family="text">
      <style:text-properties fo:color="#0c0400" style:text-position="3% 100%" fo:letter-spacing="normal" fo:background-color="#fbfbff" style:text-scale="95%"/>
    </style:style>
    <style:style style:name="_37_16" style:display-name="716" style:family="text">
      <style:text-properties fo:color="#0c0400" style:text-position="3% 100%" fo:letter-spacing="normal" fo:background-color="#fbfbff" style:text-scale="107%"/>
    </style:style>
    <style:style style:name="_37_17" style:display-name="717" style:family="text">
      <style:text-properties fo:color="#0c0400" style:text-position="3% 100%" fo:letter-spacing="0.0374in" fo:background-color="#fbfbff"/>
    </style:style>
    <style:style style:name="_37_18" style:display-name="718" style:family="text">
      <style:text-properties fo:color="#0c0400" style:text-position="3% 100%" fo:letter-spacing="0.0374in" fo:background-color="#fbfbff" style:text-scale="94%"/>
    </style:style>
    <style:style style:name="_37_19" style:display-name="719" style:family="text">
      <style:text-properties fo:color="#0c0400" style:text-position="3% 100%" fo:letter-spacing="0.0374in" fo:background-color="#fbfbff" style:text-scale="95%"/>
    </style:style>
    <style:style style:name="_37_20" style:display-name="720" style:family="text">
      <style:text-properties fo:color="#0c0400" style:text-position="3% 100%" fo:letter-spacing="0.0374in" fo:background-color="#fbfb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74in"/>
    </style:style>
    <style:style style:name="_37_30" style:display-name="730" style:family="text">
      <style:text-properties fo:color="#0c0c00" fo:letter-spacing="0.0374in" style:text-scale="94%"/>
    </style:style>
    <style:style style:name="_37_31" style:display-name="731" style:family="text">
      <style:text-properties fo:color="#0c0c00" fo:letter-spacing="0.0374in" style:text-scale="95%"/>
    </style:style>
    <style:style style:name="_37_32" style:display-name="732" style:family="text">
      <style:text-properties fo:color="#0c0c00" fo:letter-spacing="0.0374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74in"/>
    </style:style>
    <style:style style:name="_37_42" style:display-name="742" style:family="text">
      <style:text-properties fo:color="#0c0c00" style:text-position="0% 100%" fo:letter-spacing="0.0374in" style:text-scale="94%"/>
    </style:style>
    <style:style style:name="_37_43" style:display-name="743" style:family="text">
      <style:text-properties fo:color="#0c0c00" style:text-position="0% 100%" fo:letter-spacing="0.0374in" style:text-scale="95%"/>
    </style:style>
    <style:style style:name="_37_44" style:display-name="744" style:family="text">
      <style:text-properties fo:color="#0c0c00" style:text-position="0% 100%" fo:letter-spacing="0.0374in" style:text-scale="107%"/>
    </style:style>
    <style:style style:name="_37_45" style:display-name="745" style:family="text">
      <style:text-properties fo:color="#0c0c00" style:text-position="3% 100%"/>
    </style:style>
    <style:style style:name="_37_46" style:display-name="746" style:family="text">
      <style:text-properties fo:color="#0c0c00" style:text-position="3% 100%" style:text-scale="94%"/>
    </style:style>
    <style:style style:name="_37_47" style:display-name="747" style:family="text">
      <style:text-properties fo:color="#0c0c00" style:text-position="3% 100%" style:text-scale="95%"/>
    </style:style>
    <style:style style:name="_37_48" style:display-name="748" style:family="text">
      <style:text-properties fo:color="#0c0c00" style:text-position="3% 100%" style:text-scale="107%"/>
    </style:style>
    <style:style style:name="_37_49" style:display-name="749" style:family="text">
      <style:text-properties fo:color="#0c0c00" style:text-position="3% 100%" fo:letter-spacing="normal"/>
    </style:style>
    <style:style style:name="_37_50" style:display-name="750" style:family="text">
      <style:text-properties fo:color="#0c0c00" style:text-position="3% 100%" fo:letter-spacing="normal" style:text-scale="94%"/>
    </style:style>
    <style:style style:name="_37_51" style:display-name="751" style:family="text">
      <style:text-properties fo:color="#0c0c00" style:text-position="3% 100%" fo:letter-spacing="normal" style:text-scale="95%"/>
    </style:style>
    <style:style style:name="_37_52" style:display-name="752" style:family="text">
      <style:text-properties fo:color="#0c0c00" style:text-position="3% 100%" fo:letter-spacing="normal" style:text-scale="107%"/>
    </style:style>
    <style:style style:name="_37_53" style:display-name="753" style:family="text">
      <style:text-properties fo:color="#0c0c00" style:text-position="3% 100%" fo:letter-spacing="0.0374in"/>
    </style:style>
    <style:style style:name="_37_54" style:display-name="754" style:family="text">
      <style:text-properties fo:color="#0c0c00" style:text-position="3% 100%" fo:letter-spacing="0.0374in" style:text-scale="94%"/>
    </style:style>
    <style:style style:name="_37_55" style:display-name="755" style:family="text">
      <style:text-properties fo:color="#0c0c00" style:text-position="3% 100%" fo:letter-spacing="0.0374in" style:text-scale="95%"/>
    </style:style>
    <style:style style:name="_37_56" style:display-name="756" style:family="text">
      <style:text-properties fo:color="#0c0c00" style:text-position="3% 100%" fo:letter-spacing="0.0374in" style:text-scale="107%"/>
    </style:style>
    <style:style style:name="_37_57" style:display-name="757" style:family="text">
      <style:text-properties fo:color="#0c0c00" fo:background-color="#f3f3ff"/>
    </style:style>
    <style:style style:name="_37_58" style:display-name="758" style:family="text">
      <style:text-properties fo:color="#0c0c00" fo:background-color="#f3f3ff" style:text-scale="94%"/>
    </style:style>
    <style:style style:name="_37_59" style:display-name="759" style:family="text">
      <style:text-properties fo:color="#0c0c00" fo:background-color="#f3f3ff" style:text-scale="95%"/>
    </style:style>
    <style:style style:name="_37_60" style:display-name="760" style:family="text">
      <style:text-properties fo:color="#0c0c00" fo:background-color="#f3f3ff" style:text-scale="107%"/>
    </style:style>
    <style:style style:name="_37_61" style:display-name="761" style:family="text">
      <style:text-properties fo:color="#0c0c00" fo:letter-spacing="normal" fo:background-color="#f3f3ff"/>
    </style:style>
    <style:style style:name="_37_62" style:display-name="762" style:family="text">
      <style:text-properties fo:color="#0c0c00" fo:letter-spacing="normal" fo:background-color="#f3f3ff" style:text-scale="94%"/>
    </style:style>
    <style:style style:name="_37_63" style:display-name="763" style:family="text">
      <style:text-properties fo:color="#0c0c00" fo:letter-spacing="normal" fo:background-color="#f3f3ff" style:text-scale="95%"/>
    </style:style>
    <style:style style:name="_37_64" style:display-name="764" style:family="text">
      <style:text-properties fo:color="#0c0c00" fo:letter-spacing="normal" fo:background-color="#f3f3ff" style:text-scale="107%"/>
    </style:style>
    <style:style style:name="_37_65" style:display-name="765" style:family="text">
      <style:text-properties fo:color="#0c0c00" fo:letter-spacing="0.0374in" fo:background-color="#f3f3ff"/>
    </style:style>
    <style:style style:name="_37_66" style:display-name="766" style:family="text">
      <style:text-properties fo:color="#0c0c00" fo:letter-spacing="0.0374in" fo:background-color="#f3f3ff" style:text-scale="94%"/>
    </style:style>
    <style:style style:name="_37_67" style:display-name="767" style:family="text">
      <style:text-properties fo:color="#0c0c00" fo:letter-spacing="0.0374in" fo:background-color="#f3f3ff" style:text-scale="95%"/>
    </style:style>
    <style:style style:name="_37_68" style:display-name="768" style:family="text">
      <style:text-properties fo:color="#0c0c00" fo:letter-spacing="0.0374in" fo:background-color="#f3f3ff" style:text-scale="107%"/>
    </style:style>
    <style:style style:name="_37_69" style:display-name="769" style:family="text">
      <style:text-properties fo:color="#0c0c00" style:text-position="0% 100%" fo:background-color="#f3f3ff"/>
    </style:style>
    <style:style style:name="_37_70" style:display-name="770" style:family="text">
      <style:text-properties fo:color="#0c0c00" style:text-position="0% 100%" fo:background-color="#f3f3ff" style:text-scale="94%"/>
    </style:style>
    <style:style style:name="_37_71" style:display-name="771" style:family="text">
      <style:text-properties fo:color="#0c0c00" style:text-position="0% 100%" fo:background-color="#f3f3ff" style:text-scale="95%"/>
    </style:style>
    <style:style style:name="_37_72" style:display-name="772" style:family="text">
      <style:text-properties fo:color="#0c0c00" style:text-position="0% 100%" fo:background-color="#f3f3ff" style:text-scale="107%"/>
    </style:style>
    <style:style style:name="_37_73" style:display-name="773" style:family="text">
      <style:text-properties fo:color="#0c0c00" style:text-position="0% 100%" fo:letter-spacing="normal" fo:background-color="#f3f3ff"/>
    </style:style>
    <style:style style:name="_37_74" style:display-name="774" style:family="text">
      <style:text-properties fo:color="#0c0c00" style:text-position="0% 100%" fo:letter-spacing="normal" fo:background-color="#f3f3ff" style:text-scale="94%"/>
    </style:style>
    <style:style style:name="_37_75" style:display-name="775" style:family="text">
      <style:text-properties fo:color="#0c0c00" style:text-position="0% 100%" fo:letter-spacing="normal" fo:background-color="#f3f3ff" style:text-scale="95%"/>
    </style:style>
    <style:style style:name="_37_76" style:display-name="776" style:family="text">
      <style:text-properties fo:color="#0c0c00" style:text-position="0% 100%" fo:letter-spacing="normal" fo:background-color="#f3f3ff" style:text-scale="107%"/>
    </style:style>
    <style:style style:name="_37_77" style:display-name="777" style:family="text">
      <style:text-properties fo:color="#0c0c00" style:text-position="0% 100%" fo:letter-spacing="0.0374in" fo:background-color="#f3f3ff"/>
    </style:style>
    <style:style style:name="_37_78" style:display-name="778" style:family="text">
      <style:text-properties fo:color="#0c0c00" style:text-position="0% 100%" fo:letter-spacing="0.0374in" fo:background-color="#f3f3ff" style:text-scale="94%"/>
    </style:style>
    <style:style style:name="_37_79" style:display-name="779" style:family="text">
      <style:text-properties fo:color="#0c0c00" style:text-position="0% 100%" fo:letter-spacing="0.0374in" fo:background-color="#f3f3ff" style:text-scale="95%"/>
    </style:style>
    <style:style style:name="_37_80" style:display-name="780" style:family="text">
      <style:text-properties fo:color="#0c0c00" style:text-position="0% 100%" fo:letter-spacing="0.0374in" fo:background-color="#f3f3ff" style:text-scale="107%"/>
    </style:style>
    <style:style style:name="_37_81" style:display-name="781" style:family="text">
      <style:text-properties fo:color="#0c0c00" style:text-position="3% 100%" fo:background-color="#f3f3ff"/>
    </style:style>
    <style:style style:name="_37_82" style:display-name="782" style:family="text">
      <style:text-properties fo:color="#0c0c00" style:text-position="3% 100%" fo:background-color="#f3f3ff" style:text-scale="94%"/>
    </style:style>
    <style:style style:name="_37_83" style:display-name="783" style:family="text">
      <style:text-properties fo:color="#0c0c00" style:text-position="3% 100%" fo:background-color="#f3f3ff" style:text-scale="95%"/>
    </style:style>
    <style:style style:name="_37_84" style:display-name="784" style:family="text">
      <style:text-properties fo:color="#0c0c00" style:text-position="3% 100%" fo:background-color="#f3f3ff" style:text-scale="107%"/>
    </style:style>
    <style:style style:name="_37_85" style:display-name="785" style:family="text">
      <style:text-properties fo:color="#0c0c00" style:text-position="3% 100%" fo:letter-spacing="normal" fo:background-color="#f3f3ff"/>
    </style:style>
    <style:style style:name="_37_86" style:display-name="786" style:family="text">
      <style:text-properties fo:color="#0c0c00" style:text-position="3% 100%" fo:letter-spacing="normal" fo:background-color="#f3f3ff" style:text-scale="94%"/>
    </style:style>
    <style:style style:name="_37_87" style:display-name="787" style:family="text">
      <style:text-properties fo:color="#0c0c00" style:text-position="3% 100%" fo:letter-spacing="normal" fo:background-color="#f3f3ff" style:text-scale="95%"/>
    </style:style>
    <style:style style:name="_37_88" style:display-name="788" style:family="text">
      <style:text-properties fo:color="#0c0c00" style:text-position="3% 100%" fo:letter-spacing="normal" fo:background-color="#f3f3ff" style:text-scale="107%"/>
    </style:style>
    <style:style style:name="_37_89" style:display-name="789" style:family="text">
      <style:text-properties fo:color="#0c0c00" style:text-position="3% 100%" fo:letter-spacing="0.0374in" fo:background-color="#f3f3ff"/>
    </style:style>
    <style:style style:name="_37_90" style:display-name="790" style:family="text">
      <style:text-properties fo:color="#0c0c00" style:text-position="3% 100%" fo:letter-spacing="0.0374in" fo:background-color="#f3f3ff" style:text-scale="94%"/>
    </style:style>
    <style:style style:name="_37_91" style:display-name="791" style:family="text">
      <style:text-properties fo:color="#0c0c00" style:text-position="3% 100%" fo:letter-spacing="0.0374in" fo:background-color="#f3f3ff" style:text-scale="95%"/>
    </style:style>
    <style:style style:name="_37_92" style:display-name="792" style:family="text">
      <style:text-properties fo:color="#0c0c00" style:text-position="3% 100%" fo:letter-spacing="0.0374in" fo:background-color="#f3f3ff" style:text-scale="107%"/>
    </style:style>
    <style:style style:name="_37_93" style:display-name="793" style:family="text">
      <style:text-properties fo:color="#0c0c00" fo:background-color="#f3fbff"/>
    </style:style>
    <style:style style:name="_37_94" style:display-name="794" style:family="text">
      <style:text-properties fo:color="#0c0c00" fo:background-color="#f3fbff" style:text-scale="94%"/>
    </style:style>
    <style:style style:name="_37_95" style:display-name="795" style:family="text">
      <style:text-properties fo:color="#0c0c00" fo:background-color="#f3fbff" style:text-scale="95%"/>
    </style:style>
    <style:style style:name="_37_96" style:display-name="796" style:family="text">
      <style:text-properties fo:color="#0c0c00" fo:background-color="#f3fbff" style:text-scale="107%"/>
    </style:style>
    <style:style style:name="_37_97" style:display-name="797" style:family="text">
      <style:text-properties fo:color="#0c0c00" fo:letter-spacing="normal" fo:background-color="#f3fbff"/>
    </style:style>
    <style:style style:name="_37_98" style:display-name="798" style:family="text">
      <style:text-properties fo:color="#0c0c00" fo:letter-spacing="normal" fo:background-color="#f3fbff" style:text-scale="94%"/>
    </style:style>
    <style:style style:name="_37_99" style:display-name="799" style:family="text">
      <style:text-properties fo:color="#0c0c00" fo:letter-spacing="normal" fo:background-color="#f3fbff" style:text-scale="95%"/>
    </style:style>
    <style:style style:name="_38_00" style:display-name="800" style:family="text">
      <style:text-properties fo:color="#0c0c00" fo:letter-spacing="normal" fo:background-color="#f3fbff" style:text-scale="107%"/>
    </style:style>
    <style:style style:name="_38_01" style:display-name="801" style:family="text">
      <style:text-properties fo:color="#0c0c00" fo:letter-spacing="0.0374in" fo:background-color="#f3fbff"/>
    </style:style>
    <style:style style:name="_38_02" style:display-name="802" style:family="text">
      <style:text-properties fo:color="#0c0c00" fo:letter-spacing="0.0374in" fo:background-color="#f3fbff" style:text-scale="94%"/>
    </style:style>
    <style:style style:name="_38_03" style:display-name="803" style:family="text">
      <style:text-properties fo:color="#0c0c00" fo:letter-spacing="0.0374in" fo:background-color="#f3fbff" style:text-scale="95%"/>
    </style:style>
    <style:style style:name="_38_04" style:display-name="804" style:family="text">
      <style:text-properties fo:color="#0c0c00" fo:letter-spacing="0.0374in" fo:background-color="#f3fbff" style:text-scale="107%"/>
    </style:style>
    <style:style style:name="_38_05" style:display-name="805" style:family="text">
      <style:text-properties fo:color="#0c0c00" style:text-position="0% 100%" fo:background-color="#f3fbff"/>
    </style:style>
    <style:style style:name="_38_06" style:display-name="806" style:family="text">
      <style:text-properties fo:color="#0c0c00" style:text-position="0% 100%" fo:background-color="#f3fbff" style:text-scale="94%"/>
    </style:style>
    <style:style style:name="_38_07" style:display-name="807" style:family="text">
      <style:text-properties fo:color="#0c0c00" style:text-position="0% 100%" fo:background-color="#f3fbff" style:text-scale="95%"/>
    </style:style>
    <style:style style:name="_38_08" style:display-name="808" style:family="text">
      <style:text-properties fo:color="#0c0c00" style:text-position="0% 100%" fo:background-color="#f3fbff" style:text-scale="107%"/>
    </style:style>
    <style:style style:name="_38_09" style:display-name="809" style:family="text">
      <style:text-properties fo:color="#0c0c00" style:text-position="0% 100%" fo:letter-spacing="normal" fo:background-color="#f3fbff"/>
    </style:style>
    <style:style style:name="_38_10" style:display-name="810" style:family="text">
      <style:text-properties fo:color="#0c0c00" style:text-position="0% 100%" fo:letter-spacing="normal" fo:background-color="#f3fbff" style:text-scale="94%"/>
    </style:style>
    <style:style style:name="_38_11" style:display-name="811" style:family="text">
      <style:text-properties fo:color="#0c0c00" style:text-position="0% 100%" fo:letter-spacing="normal" fo:background-color="#f3fbff" style:text-scale="95%"/>
    </style:style>
    <style:style style:name="_38_12" style:display-name="812" style:family="text">
      <style:text-properties fo:color="#0c0c00" style:text-position="0% 100%" fo:letter-spacing="normal" fo:background-color="#f3fbff" style:text-scale="107%"/>
    </style:style>
    <style:style style:name="_38_13" style:display-name="813" style:family="text">
      <style:text-properties fo:color="#0c0c00" style:text-position="0% 100%" fo:letter-spacing="0.0374in" fo:background-color="#f3fbff"/>
    </style:style>
    <style:style style:name="_38_14" style:display-name="814" style:family="text">
      <style:text-properties fo:color="#0c0c00" style:text-position="0% 100%" fo:letter-spacing="0.0374in" fo:background-color="#f3fbff" style:text-scale="94%"/>
    </style:style>
    <style:style style:name="_38_15" style:display-name="815" style:family="text">
      <style:text-properties fo:color="#0c0c00" style:text-position="0% 100%" fo:letter-spacing="0.0374in" fo:background-color="#f3fbff" style:text-scale="95%"/>
    </style:style>
    <style:style style:name="_38_16" style:display-name="816" style:family="text">
      <style:text-properties fo:color="#0c0c00" style:text-position="0% 100%" fo:letter-spacing="0.0374in" fo:background-color="#f3fbff" style:text-scale="107%"/>
    </style:style>
    <style:style style:name="_38_17" style:display-name="817" style:family="text">
      <style:text-properties fo:color="#0c0c00" style:text-position="3% 100%" fo:background-color="#f3fbff"/>
    </style:style>
    <style:style style:name="_38_18" style:display-name="818" style:family="text">
      <style:text-properties fo:color="#0c0c00" style:text-position="3% 100%" fo:background-color="#f3fbff" style:text-scale="94%"/>
    </style:style>
    <style:style style:name="_38_19" style:display-name="819" style:family="text">
      <style:text-properties fo:color="#0c0c00" style:text-position="3% 100%" fo:background-color="#f3fbff" style:text-scale="95%"/>
    </style:style>
    <style:style style:name="_38_20" style:display-name="820" style:family="text">
      <style:text-properties fo:color="#0c0c00" style:text-position="3% 100%" fo:background-color="#f3fbff" style:text-scale="107%"/>
    </style:style>
    <style:style style:name="_38_21" style:display-name="821" style:family="text">
      <style:text-properties fo:color="#0c0c00" style:text-position="3% 100%" fo:letter-spacing="normal" fo:background-color="#f3fbff"/>
    </style:style>
    <style:style style:name="_38_22" style:display-name="822" style:family="text">
      <style:text-properties fo:color="#0c0c00" style:text-position="3% 100%" fo:letter-spacing="normal" fo:background-color="#f3fbff" style:text-scale="94%"/>
    </style:style>
    <style:style style:name="_38_23" style:display-name="823" style:family="text">
      <style:text-properties fo:color="#0c0c00" style:text-position="3% 100%" fo:letter-spacing="normal" fo:background-color="#f3fbff" style:text-scale="95%"/>
    </style:style>
    <style:style style:name="_38_24" style:display-name="824" style:family="text">
      <style:text-properties fo:color="#0c0c00" style:text-position="3% 100%" fo:letter-spacing="normal" fo:background-color="#f3fbff" style:text-scale="107%"/>
    </style:style>
    <style:style style:name="_38_25" style:display-name="825" style:family="text">
      <style:text-properties fo:color="#0c0c00" style:text-position="3% 100%" fo:letter-spacing="0.0374in" fo:background-color="#f3fbff"/>
    </style:style>
    <style:style style:name="_38_26" style:display-name="826" style:family="text">
      <style:text-properties fo:color="#0c0c00" style:text-position="3% 100%" fo:letter-spacing="0.0374in" fo:background-color="#f3fbff" style:text-scale="94%"/>
    </style:style>
    <style:style style:name="_38_27" style:display-name="827" style:family="text">
      <style:text-properties fo:color="#0c0c00" style:text-position="3% 100%" fo:letter-spacing="0.0374in" fo:background-color="#f3fbff" style:text-scale="95%"/>
    </style:style>
    <style:style style:name="_38_28" style:display-name="828" style:family="text">
      <style:text-properties fo:color="#0c0c00" style:text-position="3% 100%" fo:letter-spacing="0.0374in" fo:background-color="#f3fbff" style:text-scale="107%"/>
    </style:style>
    <style:style style:name="_38_29" style:display-name="829" style:family="text">
      <style:text-properties fo:color="#0c0c00" fo:background-color="#fbf3ff"/>
    </style:style>
    <style:style style:name="_38_30" style:display-name="830" style:family="text">
      <style:text-properties fo:color="#0c0c00" fo:background-color="#fbf3ff" style:text-scale="94%"/>
    </style:style>
    <style:style style:name="_38_31" style:display-name="831" style:family="text">
      <style:text-properties fo:color="#0c0c00" fo:background-color="#fbf3ff" style:text-scale="95%"/>
    </style:style>
    <style:style style:name="_38_32" style:display-name="832" style:family="text">
      <style:text-properties fo:color="#0c0c00" fo:background-color="#fbf3ff" style:text-scale="107%"/>
    </style:style>
    <style:style style:name="_38_33" style:display-name="833" style:family="text">
      <style:text-properties fo:color="#0c0c00" fo:letter-spacing="normal" fo:background-color="#fbf3ff"/>
    </style:style>
    <style:style style:name="_38_34" style:display-name="834" style:family="text">
      <style:text-properties fo:color="#0c0c00" fo:letter-spacing="normal" fo:background-color="#fbf3ff" style:text-scale="94%"/>
    </style:style>
    <style:style style:name="_38_35" style:display-name="835" style:family="text">
      <style:text-properties fo:color="#0c0c00" fo:letter-spacing="normal" fo:background-color="#fbf3ff" style:text-scale="95%"/>
    </style:style>
    <style:style style:name="_38_36" style:display-name="836" style:family="text">
      <style:text-properties fo:color="#0c0c00" fo:letter-spacing="normal" fo:background-color="#fbf3ff" style:text-scale="107%"/>
    </style:style>
    <style:style style:name="_38_37" style:display-name="837" style:family="text">
      <style:text-properties fo:color="#0c0c00" fo:letter-spacing="0.0374in" fo:background-color="#fbf3ff"/>
    </style:style>
    <style:style style:name="_38_38" style:display-name="838" style:family="text">
      <style:text-properties fo:color="#0c0c00" fo:letter-spacing="0.0374in" fo:background-color="#fbf3ff" style:text-scale="94%"/>
    </style:style>
    <style:style style:name="_38_39" style:display-name="839" style:family="text">
      <style:text-properties fo:color="#0c0c00" fo:letter-spacing="0.0374in" fo:background-color="#fbf3ff" style:text-scale="95%"/>
    </style:style>
    <style:style style:name="_38_40" style:display-name="840" style:family="text">
      <style:text-properties fo:color="#0c0c00" fo:letter-spacing="0.0374in" fo:background-color="#fbf3ff" style:text-scale="107%"/>
    </style:style>
    <style:style style:name="_38_41" style:display-name="841" style:family="text">
      <style:text-properties fo:color="#0c0c00" style:text-position="0% 100%" fo:background-color="#fbf3ff"/>
    </style:style>
    <style:style style:name="_38_42" style:display-name="842" style:family="text">
      <style:text-properties fo:color="#0c0c00" style:text-position="0% 100%" fo:background-color="#fbf3ff" style:text-scale="94%"/>
    </style:style>
    <style:style style:name="_38_43" style:display-name="843" style:family="text">
      <style:text-properties fo:color="#0c0c00" style:text-position="0% 100%" fo:background-color="#fbf3ff" style:text-scale="95%"/>
    </style:style>
    <style:style style:name="_38_44" style:display-name="844" style:family="text">
      <style:text-properties fo:color="#0c0c00" style:text-position="0% 100%" fo:background-color="#fbf3ff" style:text-scale="107%"/>
    </style:style>
    <style:style style:name="_38_45" style:display-name="845" style:family="text">
      <style:text-properties fo:color="#0c0c00" style:text-position="0% 100%" fo:letter-spacing="normal" fo:background-color="#fbf3ff"/>
    </style:style>
    <style:style style:name="_38_46" style:display-name="846" style:family="text">
      <style:text-properties fo:color="#0c0c00" style:text-position="0% 100%" fo:letter-spacing="normal" fo:background-color="#fbf3ff" style:text-scale="94%"/>
    </style:style>
    <style:style style:name="_38_47" style:display-name="847" style:family="text">
      <style:text-properties fo:color="#0c0c00" style:text-position="0% 100%" fo:letter-spacing="normal" fo:background-color="#fbf3ff" style:text-scale="95%"/>
    </style:style>
    <style:style style:name="_38_48" style:display-name="848" style:family="text">
      <style:text-properties fo:color="#0c0c00" style:text-position="0% 100%" fo:letter-spacing="normal" fo:background-color="#fbf3ff" style:text-scale="107%"/>
    </style:style>
    <style:style style:name="_38_49" style:display-name="849" style:family="text">
      <style:text-properties fo:color="#0c0c00" style:text-position="0% 100%" fo:letter-spacing="0.0374in" fo:background-color="#fbf3ff"/>
    </style:style>
    <style:style style:name="_38_50" style:display-name="850" style:family="text">
      <style:text-properties fo:color="#0c0c00" style:text-position="0% 100%" fo:letter-spacing="0.0374in" fo:background-color="#fbf3ff" style:text-scale="94%"/>
    </style:style>
    <style:style style:name="_38_51" style:display-name="851" style:family="text">
      <style:text-properties fo:color="#0c0c00" style:text-position="0% 100%" fo:letter-spacing="0.0374in" fo:background-color="#fbf3ff" style:text-scale="95%"/>
    </style:style>
    <style:style style:name="_38_52" style:display-name="852" style:family="text">
      <style:text-properties fo:color="#0c0c00" style:text-position="0% 100%" fo:letter-spacing="0.0374in" fo:background-color="#fbf3ff" style:text-scale="107%"/>
    </style:style>
    <style:style style:name="_38_53" style:display-name="853" style:family="text">
      <style:text-properties fo:color="#0c0c00" style:text-position="3% 100%" fo:background-color="#fbf3ff"/>
    </style:style>
    <style:style style:name="_38_54" style:display-name="854" style:family="text">
      <style:text-properties fo:color="#0c0c00" style:text-position="3% 100%" fo:background-color="#fbf3ff" style:text-scale="94%"/>
    </style:style>
    <style:style style:name="_38_55" style:display-name="855" style:family="text">
      <style:text-properties fo:color="#0c0c00" style:text-position="3% 100%" fo:background-color="#fbf3ff" style:text-scale="95%"/>
    </style:style>
    <style:style style:name="_38_56" style:display-name="856" style:family="text">
      <style:text-properties fo:color="#0c0c00" style:text-position="3% 100%" fo:background-color="#fbf3ff" style:text-scale="107%"/>
    </style:style>
    <style:style style:name="_38_57" style:display-name="857" style:family="text">
      <style:text-properties fo:color="#0c0c00" style:text-position="3% 100%" fo:letter-spacing="normal" fo:background-color="#fbf3ff"/>
    </style:style>
    <style:style style:name="_38_58" style:display-name="858" style:family="text">
      <style:text-properties fo:color="#0c0c00" style:text-position="3% 100%" fo:letter-spacing="normal" fo:background-color="#fbf3ff" style:text-scale="94%"/>
    </style:style>
    <style:style style:name="_38_59" style:display-name="859" style:family="text">
      <style:text-properties fo:color="#0c0c00" style:text-position="3% 100%" fo:letter-spacing="normal" fo:background-color="#fbf3ff" style:text-scale="95%"/>
    </style:style>
    <style:style style:name="_38_60" style:display-name="860" style:family="text">
      <style:text-properties fo:color="#0c0c00" style:text-position="3% 100%" fo:letter-spacing="normal" fo:background-color="#fbf3ff" style:text-scale="107%"/>
    </style:style>
    <style:style style:name="_38_61" style:display-name="861" style:family="text">
      <style:text-properties fo:color="#0c0c00" style:text-position="3% 100%" fo:letter-spacing="0.0374in" fo:background-color="#fbf3ff"/>
    </style:style>
    <style:style style:name="_38_62" style:display-name="862" style:family="text">
      <style:text-properties fo:color="#0c0c00" style:text-position="3% 100%" fo:letter-spacing="0.0374in" fo:background-color="#fbf3ff" style:text-scale="94%"/>
    </style:style>
    <style:style style:name="_38_63" style:display-name="863" style:family="text">
      <style:text-properties fo:color="#0c0c00" style:text-position="3% 100%" fo:letter-spacing="0.0374in" fo:background-color="#fbf3ff" style:text-scale="95%"/>
    </style:style>
    <style:style style:name="_38_64" style:display-name="864" style:family="text">
      <style:text-properties fo:color="#0c0c00" style:text-position="3% 100%" fo:letter-spacing="0.0374in" fo:background-color="#fbf3ff" style:text-scale="107%"/>
    </style:style>
    <style:style style:name="_38_65" style:display-name="865" style:family="text">
      <style:text-properties fo:color="#0c0c00" fo:background-color="#fbfbff"/>
    </style:style>
    <style:style style:name="_38_66" style:display-name="866" style:family="text">
      <style:text-properties fo:color="#0c0c00" fo:background-color="#fbfbff" style:text-scale="94%"/>
    </style:style>
    <style:style style:name="_38_67" style:display-name="867" style:family="text">
      <style:text-properties fo:color="#0c0c00" fo:background-color="#fbfbff" style:text-scale="95%"/>
    </style:style>
    <style:style style:name="_38_68" style:display-name="868" style:family="text">
      <style:text-properties fo:color="#0c0c00" fo:background-color="#fbfbff" style:text-scale="107%"/>
    </style:style>
    <style:style style:name="_38_69" style:display-name="869" style:family="text">
      <style:text-properties fo:color="#0c0c00" fo:letter-spacing="normal" fo:background-color="#fbfbff"/>
    </style:style>
    <style:style style:name="_38_70" style:display-name="870" style:family="text">
      <style:text-properties fo:color="#0c0c00" fo:letter-spacing="normal" fo:background-color="#fbfbff" style:text-scale="94%"/>
    </style:style>
    <style:style style:name="_38_71" style:display-name="871" style:family="text">
      <style:text-properties fo:color="#0c0c00" fo:letter-spacing="normal" fo:background-color="#fbfbff" style:text-scale="95%"/>
    </style:style>
    <style:style style:name="_38_72" style:display-name="872" style:family="text">
      <style:text-properties fo:color="#0c0c00" fo:letter-spacing="normal" fo:background-color="#fbfbff" style:text-scale="107%"/>
    </style:style>
    <style:style style:name="_38_73" style:display-name="873" style:family="text">
      <style:text-properties fo:color="#0c0c00" fo:letter-spacing="0.0374in" fo:background-color="#fbfbff"/>
    </style:style>
    <style:style style:name="_38_74" style:display-name="874" style:family="text">
      <style:text-properties fo:color="#0c0c00" fo:letter-spacing="0.0374in" fo:background-color="#fbfbff" style:text-scale="94%"/>
    </style:style>
    <style:style style:name="_38_75" style:display-name="875" style:family="text">
      <style:text-properties fo:color="#0c0c00" fo:letter-spacing="0.0374in" fo:background-color="#fbfbff" style:text-scale="95%"/>
    </style:style>
    <style:style style:name="_38_76" style:display-name="876" style:family="text">
      <style:text-properties fo:color="#0c0c00" fo:letter-spacing="0.0374in" fo:background-color="#fbfbff" style:text-scale="107%"/>
    </style:style>
    <style:style style:name="_38_77" style:display-name="877" style:family="text">
      <style:text-properties fo:color="#0c0c00" style:text-position="0% 100%" fo:background-color="#fbfbff"/>
    </style:style>
    <style:style style:name="_38_78" style:display-name="878" style:family="text">
      <style:text-properties fo:color="#0c0c00" style:text-position="0% 100%" fo:background-color="#fbfbff" style:text-scale="94%"/>
    </style:style>
    <style:style style:name="_38_79" style:display-name="879" style:family="text">
      <style:text-properties fo:color="#0c0c00" style:text-position="0% 100%" fo:background-color="#fbfbff" style:text-scale="95%"/>
    </style:style>
    <style:style style:name="_38_80" style:display-name="880" style:family="text">
      <style:text-properties fo:color="#0c0c00" style:text-position="0% 100%" fo:background-color="#fbfbff" style:text-scale="107%"/>
    </style:style>
    <style:style style:name="_38_81" style:display-name="881" style:family="text">
      <style:text-properties fo:color="#0c0c00" style:text-position="0% 100%" fo:letter-spacing="normal" fo:background-color="#fbfbff"/>
    </style:style>
    <style:style style:name="_38_82" style:display-name="882" style:family="text">
      <style:text-properties fo:color="#0c0c00" style:text-position="0% 100%" fo:letter-spacing="normal" fo:background-color="#fbfbff" style:text-scale="94%"/>
    </style:style>
    <style:style style:name="_38_83" style:display-name="883" style:family="text">
      <style:text-properties fo:color="#0c0c00" style:text-position="0% 100%" fo:letter-spacing="normal" fo:background-color="#fbfbff" style:text-scale="95%"/>
    </style:style>
    <style:style style:name="_38_84" style:display-name="884" style:family="text">
      <style:text-properties fo:color="#0c0c00" style:text-position="0% 100%" fo:letter-spacing="normal" fo:background-color="#fbfbff" style:text-scale="107%"/>
    </style:style>
    <style:style style:name="_38_85" style:display-name="885" style:family="text">
      <style:text-properties fo:color="#0c0c00" style:text-position="0% 100%" fo:letter-spacing="0.0374in" fo:background-color="#fbfbff"/>
    </style:style>
    <style:style style:name="_38_86" style:display-name="886" style:family="text">
      <style:text-properties fo:color="#0c0c00" style:text-position="0% 100%" fo:letter-spacing="0.0374in" fo:background-color="#fbfbff" style:text-scale="94%"/>
    </style:style>
    <style:style style:name="_38_87" style:display-name="887" style:family="text">
      <style:text-properties fo:color="#0c0c00" style:text-position="0% 100%" fo:letter-spacing="0.0374in" fo:background-color="#fbfbff" style:text-scale="95%"/>
    </style:style>
    <style:style style:name="_38_88" style:display-name="888" style:family="text">
      <style:text-properties fo:color="#0c0c00" style:text-position="0% 100%" fo:letter-spacing="0.0374in" fo:background-color="#fbfbff" style:text-scale="107%"/>
    </style:style>
    <style:style style:name="_38_89" style:display-name="889" style:family="text">
      <style:text-properties fo:color="#0c0c00" style:text-position="3% 100%" fo:background-color="#fbfbff"/>
    </style:style>
    <style:style style:name="_38_90" style:display-name="890" style:family="text">
      <style:text-properties fo:color="#0c0c00" style:text-position="3% 100%" fo:background-color="#fbfbff" style:text-scale="94%"/>
    </style:style>
    <style:style style:name="_38_91" style:display-name="891" style:family="text">
      <style:text-properties fo:color="#0c0c00" style:text-position="3% 100%" fo:background-color="#fbfbff" style:text-scale="95%"/>
    </style:style>
    <style:style style:name="_38_92" style:display-name="892" style:family="text">
      <style:text-properties fo:color="#0c0c00" style:text-position="3% 100%" fo:background-color="#fbfbff" style:text-scale="107%"/>
    </style:style>
    <style:style style:name="_38_93" style:display-name="893" style:family="text">
      <style:text-properties fo:color="#0c0c00" style:text-position="3% 100%" fo:letter-spacing="normal" fo:background-color="#fbfbff"/>
    </style:style>
    <style:style style:name="_38_94" style:display-name="894" style:family="text">
      <style:text-properties fo:color="#0c0c00" style:text-position="3% 100%" fo:letter-spacing="normal" fo:background-color="#fbfbff" style:text-scale="94%"/>
    </style:style>
    <style:style style:name="_38_95" style:display-name="895" style:family="text">
      <style:text-properties fo:color="#0c0c00" style:text-position="3% 100%" fo:letter-spacing="normal" fo:background-color="#fbfbff" style:text-scale="95%"/>
    </style:style>
    <style:style style:name="_38_96" style:display-name="896" style:family="text">
      <style:text-properties fo:color="#0c0c00" style:text-position="3% 100%" fo:letter-spacing="normal" fo:background-color="#fbfbff" style:text-scale="107%"/>
    </style:style>
    <style:style style:name="_38_97" style:display-name="897" style:family="text">
      <style:text-properties fo:color="#0c0c00" style:text-position="3% 100%" fo:letter-spacing="0.0374in" fo:background-color="#fbfbff"/>
    </style:style>
    <style:style style:name="_38_98" style:display-name="898" style:family="text">
      <style:text-properties fo:color="#0c0c00" style:text-position="3% 100%" fo:letter-spacing="0.0374in" fo:background-color="#fbfbff" style:text-scale="94%"/>
    </style:style>
    <style:style style:name="_38_99" style:display-name="899" style:family="text">
      <style:text-properties fo:color="#0c0c00" style:text-position="3% 100%" fo:letter-spacing="0.0374in" fo:background-color="#fbfbff" style:text-scale="95%"/>
    </style:style>
    <style:style style:name="_39_00" style:display-name="900" style:family="text">
      <style:text-properties fo:color="#0c0c00" style:text-position="3% 100%" fo:letter-spacing="0.0374in" fo:background-color="#fbfb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74in"/>
    </style:style>
    <style:style style:name="_39_10" style:display-name="910" style:family="text">
      <style:text-properties fo:letter-spacing="0.0374in" style:text-scale="94%"/>
    </style:style>
    <style:style style:name="_39_11" style:display-name="911" style:family="text">
      <style:text-properties fo:letter-spacing="0.0374in" style:text-scale="95%"/>
    </style:style>
    <style:style style:name="_39_12" style:display-name="912" style:family="text">
      <style:text-properties fo:letter-spacing="0.0374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74in"/>
    </style:style>
    <style:style style:name="_39_22" style:display-name="922" style:family="text">
      <style:text-properties style:text-position="0% 100%" fo:letter-spacing="0.0374in" style:text-scale="94%"/>
    </style:style>
    <style:style style:name="_39_23" style:display-name="923" style:family="text">
      <style:text-properties style:text-position="0% 100%" fo:letter-spacing="0.0374in" style:text-scale="95%"/>
    </style:style>
    <style:style style:name="_39_24" style:display-name="924" style:family="text">
      <style:text-properties style:text-position="0% 100%" fo:letter-spacing="0.0374in" style:text-scale="107%"/>
    </style:style>
    <style:style style:name="_39_25" style:display-name="925" style:family="text">
      <style:text-properties style:text-position="3% 100%"/>
    </style:style>
    <style:style style:name="_39_26" style:display-name="926" style:family="text">
      <style:text-properties style:text-position="3% 100%" style:text-scale="94%"/>
    </style:style>
    <style:style style:name="_39_27" style:display-name="927" style:family="text">
      <style:text-properties style:text-position="3% 100%" style:text-scale="95%"/>
    </style:style>
    <style:style style:name="_39_28" style:display-name="928" style:family="text">
      <style:text-properties style:text-position="3% 100%" style:text-scale="107%"/>
    </style:style>
    <style:style style:name="_39_29" style:display-name="929" style:family="text">
      <style:text-properties style:text-position="3% 100%" fo:letter-spacing="normal"/>
    </style:style>
    <style:style style:name="_39_30" style:display-name="930" style:family="text">
      <style:text-properties style:text-position="3% 100%" fo:letter-spacing="normal" style:text-scale="94%"/>
    </style:style>
    <style:style style:name="_39_31" style:display-name="931" style:family="text">
      <style:text-properties style:text-position="3% 100%" fo:letter-spacing="normal" style:text-scale="95%"/>
    </style:style>
    <style:style style:name="_39_32" style:display-name="932" style:family="text">
      <style:text-properties style:text-position="3% 100%" fo:letter-spacing="normal" style:text-scale="107%"/>
    </style:style>
    <style:style style:name="_39_33" style:display-name="933" style:family="text">
      <style:text-properties style:text-position="3% 100%" fo:letter-spacing="0.0374in"/>
    </style:style>
    <style:style style:name="_39_34" style:display-name="934" style:family="text">
      <style:text-properties style:text-position="3% 100%" fo:letter-spacing="0.0374in" style:text-scale="94%"/>
    </style:style>
    <style:style style:name="_39_35" style:display-name="935" style:family="text">
      <style:text-properties style:text-position="3% 100%" fo:letter-spacing="0.0374in" style:text-scale="95%"/>
    </style:style>
    <style:style style:name="_39_36" style:display-name="936" style:family="text">
      <style:text-properties style:text-position="3% 100%" fo:letter-spacing="0.0374in" style:text-scale="107%"/>
    </style:style>
    <style:style style:name="_39_37" style:display-name="937" style:family="text">
      <style:text-properties fo:background-color="#f3f3ff"/>
    </style:style>
    <style:style style:name="_39_38" style:display-name="938" style:family="text">
      <style:text-properties fo:background-color="#f3f3ff" style:text-scale="94%"/>
    </style:style>
    <style:style style:name="_39_39" style:display-name="939" style:family="text">
      <style:text-properties fo:background-color="#f3f3ff" style:text-scale="95%"/>
    </style:style>
    <style:style style:name="_39_40" style:display-name="940" style:family="text">
      <style:text-properties fo:background-color="#f3f3ff" style:text-scale="107%"/>
    </style:style>
    <style:style style:name="_39_41" style:display-name="941" style:family="text">
      <style:text-properties fo:letter-spacing="normal" fo:background-color="#f3f3ff"/>
    </style:style>
    <style:style style:name="_39_42" style:display-name="942" style:family="text">
      <style:text-properties fo:letter-spacing="normal" fo:background-color="#f3f3ff" style:text-scale="94%"/>
    </style:style>
    <style:style style:name="_39_43" style:display-name="943" style:family="text">
      <style:text-properties fo:letter-spacing="normal" fo:background-color="#f3f3ff" style:text-scale="95%"/>
    </style:style>
    <style:style style:name="_39_44" style:display-name="944" style:family="text">
      <style:text-properties fo:letter-spacing="normal" fo:background-color="#f3f3ff" style:text-scale="107%"/>
    </style:style>
    <style:style style:name="_39_45" style:display-name="945" style:family="text">
      <style:text-properties fo:letter-spacing="0.0374in" fo:background-color="#f3f3ff"/>
    </style:style>
    <style:style style:name="_39_46" style:display-name="946" style:family="text">
      <style:text-properties fo:letter-spacing="0.0374in" fo:background-color="#f3f3ff" style:text-scale="94%"/>
    </style:style>
    <style:style style:name="_39_47" style:display-name="947" style:family="text">
      <style:text-properties fo:letter-spacing="0.0374in" fo:background-color="#f3f3ff" style:text-scale="95%"/>
    </style:style>
    <style:style style:name="_39_48" style:display-name="948" style:family="text">
      <style:text-properties fo:letter-spacing="0.0374in" fo:background-color="#f3f3ff" style:text-scale="107%"/>
    </style:style>
    <style:style style:name="_39_49" style:display-name="949" style:family="text">
      <style:text-properties style:text-position="0% 100%" fo:background-color="#f3f3ff"/>
    </style:style>
    <style:style style:name="_39_50" style:display-name="950" style:family="text">
      <style:text-properties style:text-position="0% 100%" fo:background-color="#f3f3ff" style:text-scale="94%"/>
    </style:style>
    <style:style style:name="_39_51" style:display-name="951" style:family="text">
      <style:text-properties style:text-position="0% 100%" fo:background-color="#f3f3ff" style:text-scale="95%"/>
    </style:style>
    <style:style style:name="_39_52" style:display-name="952" style:family="text">
      <style:text-properties style:text-position="0% 100%" fo:background-color="#f3f3ff" style:text-scale="107%"/>
    </style:style>
    <style:style style:name="_39_53" style:display-name="953" style:family="text">
      <style:text-properties style:text-position="0% 100%" fo:letter-spacing="normal" fo:background-color="#f3f3ff"/>
    </style:style>
    <style:style style:name="_39_54" style:display-name="954" style:family="text">
      <style:text-properties style:text-position="0% 100%" fo:letter-spacing="normal" fo:background-color="#f3f3ff" style:text-scale="94%"/>
    </style:style>
    <style:style style:name="_39_55" style:display-name="955" style:family="text">
      <style:text-properties style:text-position="0% 100%" fo:letter-spacing="normal" fo:background-color="#f3f3ff" style:text-scale="95%"/>
    </style:style>
    <style:style style:name="_39_56" style:display-name="956" style:family="text">
      <style:text-properties style:text-position="0% 100%" fo:letter-spacing="normal" fo:background-color="#f3f3ff" style:text-scale="107%"/>
    </style:style>
    <style:style style:name="_39_57" style:display-name="957" style:family="text">
      <style:text-properties style:text-position="0% 100%" fo:letter-spacing="0.0374in" fo:background-color="#f3f3ff"/>
    </style:style>
    <style:style style:name="_39_58" style:display-name="958" style:family="text">
      <style:text-properties style:text-position="0% 100%" fo:letter-spacing="0.0374in" fo:background-color="#f3f3ff" style:text-scale="94%"/>
    </style:style>
    <style:style style:name="_39_59" style:display-name="959" style:family="text">
      <style:text-properties style:text-position="0% 100%" fo:letter-spacing="0.0374in" fo:background-color="#f3f3ff" style:text-scale="95%"/>
    </style:style>
    <style:style style:name="_39_60" style:display-name="960" style:family="text">
      <style:text-properties style:text-position="0% 100%" fo:letter-spacing="0.0374in" fo:background-color="#f3f3ff" style:text-scale="107%"/>
    </style:style>
    <style:style style:name="_39_61" style:display-name="961" style:family="text">
      <style:text-properties style:text-position="3% 100%" fo:background-color="#f3f3ff"/>
    </style:style>
    <style:style style:name="_39_62" style:display-name="962" style:family="text">
      <style:text-properties style:text-position="3% 100%" fo:background-color="#f3f3ff" style:text-scale="94%"/>
    </style:style>
    <style:style style:name="_39_63" style:display-name="963" style:family="text">
      <style:text-properties style:text-position="3% 100%" fo:background-color="#f3f3ff" style:text-scale="95%"/>
    </style:style>
    <style:style style:name="_39_64" style:display-name="964" style:family="text">
      <style:text-properties style:text-position="3% 100%" fo:background-color="#f3f3ff" style:text-scale="107%"/>
    </style:style>
    <style:style style:name="_39_65" style:display-name="965" style:family="text">
      <style:text-properties style:text-position="3% 100%" fo:letter-spacing="normal" fo:background-color="#f3f3ff"/>
    </style:style>
    <style:style style:name="_39_66" style:display-name="966" style:family="text">
      <style:text-properties style:text-position="3% 100%" fo:letter-spacing="normal" fo:background-color="#f3f3ff" style:text-scale="94%"/>
    </style:style>
    <style:style style:name="_39_67" style:display-name="967" style:family="text">
      <style:text-properties style:text-position="3% 100%" fo:letter-spacing="normal" fo:background-color="#f3f3ff" style:text-scale="95%"/>
    </style:style>
    <style:style style:name="_39_68" style:display-name="968" style:family="text">
      <style:text-properties style:text-position="3% 100%" fo:letter-spacing="normal" fo:background-color="#f3f3ff" style:text-scale="107%"/>
    </style:style>
    <style:style style:name="_39_69" style:display-name="969" style:family="text">
      <style:text-properties style:text-position="3% 100%" fo:letter-spacing="0.0374in" fo:background-color="#f3f3ff"/>
    </style:style>
    <style:style style:name="_39_70" style:display-name="970" style:family="text">
      <style:text-properties style:text-position="3% 100%" fo:letter-spacing="0.0374in" fo:background-color="#f3f3ff" style:text-scale="94%"/>
    </style:style>
    <style:style style:name="_39_71" style:display-name="971" style:family="text">
      <style:text-properties style:text-position="3% 100%" fo:letter-spacing="0.0374in" fo:background-color="#f3f3ff" style:text-scale="95%"/>
    </style:style>
    <style:style style:name="_39_72" style:display-name="972" style:family="text">
      <style:text-properties style:text-position="3% 100%" fo:letter-spacing="0.0374in" fo:background-color="#f3f3ff" style:text-scale="107%"/>
    </style:style>
    <style:style style:name="_39_73" style:display-name="973" style:family="text">
      <style:text-properties fo:background-color="#f3fbff"/>
    </style:style>
    <style:style style:name="_39_74" style:display-name="974" style:family="text">
      <style:text-properties fo:background-color="#f3fbff" style:text-scale="94%"/>
    </style:style>
    <style:style style:name="_39_75" style:display-name="975" style:family="text">
      <style:text-properties fo:background-color="#f3fbff" style:text-scale="95%"/>
    </style:style>
    <style:style style:name="_39_76" style:display-name="976" style:family="text">
      <style:text-properties fo:background-color="#f3fbff" style:text-scale="107%"/>
    </style:style>
    <style:style style:name="_39_77" style:display-name="977" style:family="text">
      <style:text-properties fo:letter-spacing="normal" fo:background-color="#f3fbff"/>
    </style:style>
    <style:style style:name="_39_78" style:display-name="978" style:family="text">
      <style:text-properties fo:letter-spacing="normal" fo:background-color="#f3fbff" style:text-scale="94%"/>
    </style:style>
    <style:style style:name="_39_79" style:display-name="979" style:family="text">
      <style:text-properties fo:letter-spacing="normal" fo:background-color="#f3fbff" style:text-scale="95%"/>
    </style:style>
    <style:style style:name="_39_80" style:display-name="980" style:family="text">
      <style:text-properties fo:letter-spacing="normal" fo:background-color="#f3fbff" style:text-scale="107%"/>
    </style:style>
    <style:style style:name="_39_81" style:display-name="981" style:family="text">
      <style:text-properties fo:letter-spacing="0.0374in" fo:background-color="#f3fbff"/>
    </style:style>
    <style:style style:name="_39_82" style:display-name="982" style:family="text">
      <style:text-properties fo:letter-spacing="0.0374in" fo:background-color="#f3fbff" style:text-scale="94%"/>
    </style:style>
    <style:style style:name="_39_83" style:display-name="983" style:family="text">
      <style:text-properties fo:letter-spacing="0.0374in" fo:background-color="#f3fbff" style:text-scale="95%"/>
    </style:style>
    <style:style style:name="_39_84" style:display-name="984" style:family="text">
      <style:text-properties fo:letter-spacing="0.0374in" fo:background-color="#f3fbff" style:text-scale="107%"/>
    </style:style>
    <style:style style:name="_39_85" style:display-name="985" style:family="text">
      <style:text-properties style:text-position="0% 100%" fo:background-color="#f3fbff"/>
    </style:style>
    <style:style style:name="_39_86" style:display-name="986" style:family="text">
      <style:text-properties style:text-position="0% 100%" fo:background-color="#f3fbff" style:text-scale="94%"/>
    </style:style>
    <style:style style:name="_39_87" style:display-name="987" style:family="text">
      <style:text-properties style:text-position="0% 100%" fo:background-color="#f3fbff" style:text-scale="95%"/>
    </style:style>
    <style:style style:name="_39_88" style:display-name="988" style:family="text">
      <style:text-properties style:text-position="0% 100%" fo:background-color="#f3fbff" style:text-scale="107%"/>
    </style:style>
    <style:style style:name="_39_89" style:display-name="989" style:family="text">
      <style:text-properties style:text-position="0% 100%" fo:letter-spacing="normal" fo:background-color="#f3fbff"/>
    </style:style>
    <style:style style:name="_39_90" style:display-name="990" style:family="text">
      <style:text-properties style:text-position="0% 100%" fo:letter-spacing="normal" fo:background-color="#f3fbff" style:text-scale="94%"/>
    </style:style>
    <style:style style:name="_39_91" style:display-name="991" style:family="text">
      <style:text-properties style:text-position="0% 100%" fo:letter-spacing="normal" fo:background-color="#f3fbff" style:text-scale="95%"/>
    </style:style>
    <style:style style:name="_39_92" style:display-name="992" style:family="text">
      <style:text-properties style:text-position="0% 100%" fo:letter-spacing="normal" fo:background-color="#f3fbff" style:text-scale="107%"/>
    </style:style>
    <style:style style:name="_39_93" style:display-name="993" style:family="text">
      <style:text-properties style:text-position="0% 100%" fo:letter-spacing="0.0374in" fo:background-color="#f3fbff"/>
    </style:style>
    <style:style style:name="_39_94" style:display-name="994" style:family="text">
      <style:text-properties style:text-position="0% 100%" fo:letter-spacing="0.0374in" fo:background-color="#f3fbff" style:text-scale="94%"/>
    </style:style>
    <style:style style:name="_39_95" style:display-name="995" style:family="text">
      <style:text-properties style:text-position="0% 100%" fo:letter-spacing="0.0374in" fo:background-color="#f3fbff" style:text-scale="95%"/>
    </style:style>
    <style:style style:name="_39_96" style:display-name="996" style:family="text">
      <style:text-properties style:text-position="0% 100%" fo:letter-spacing="0.0374in" fo:background-color="#f3fbff" style:text-scale="107%"/>
    </style:style>
    <style:style style:name="_39_97" style:display-name="997" style:family="text">
      <style:text-properties style:text-position="3% 100%" fo:background-color="#f3fbff"/>
    </style:style>
    <style:style style:name="_39_98" style:display-name="998" style:family="text">
      <style:text-properties style:text-position="3% 100%" fo:background-color="#f3fbff" style:text-scale="94%"/>
    </style:style>
    <style:style style:name="_39_99" style:display-name="999" style:family="text">
      <style:text-properties style:text-position="3% 100%" fo:background-color="#f3fbff" style:text-scale="95%"/>
    </style:style>
    <style:style style:name="_31_000" style:display-name="1000" style:family="text">
      <style:text-properties style:text-position="3% 100%" fo:background-color="#f3fbff" style:text-scale="107%"/>
    </style:style>
    <style:style style:name="_31_001" style:display-name="1001" style:family="text">
      <style:text-properties style:text-position="3% 100%" fo:letter-spacing="normal" fo:background-color="#f3fbff"/>
    </style:style>
    <style:style style:name="_31_002" style:display-name="1002" style:family="text">
      <style:text-properties style:text-position="3% 100%" fo:letter-spacing="normal" fo:background-color="#f3fbff" style:text-scale="94%"/>
    </style:style>
    <style:style style:name="_31_003" style:display-name="1003" style:family="text">
      <style:text-properties style:text-position="3% 100%" fo:letter-spacing="normal" fo:background-color="#f3fbff" style:text-scale="95%"/>
    </style:style>
    <style:style style:name="_31_004" style:display-name="1004" style:family="text">
      <style:text-properties style:text-position="3% 100%" fo:letter-spacing="normal" fo:background-color="#f3fbff" style:text-scale="107%"/>
    </style:style>
    <style:style style:name="_31_005" style:display-name="1005" style:family="text">
      <style:text-properties style:text-position="3% 100%" fo:letter-spacing="0.0374in" fo:background-color="#f3fbff"/>
    </style:style>
    <style:style style:name="_31_006" style:display-name="1006" style:family="text">
      <style:text-properties style:text-position="3% 100%" fo:letter-spacing="0.0374in" fo:background-color="#f3fbff" style:text-scale="94%"/>
    </style:style>
    <style:style style:name="_31_007" style:display-name="1007" style:family="text">
      <style:text-properties style:text-position="3% 100%" fo:letter-spacing="0.0374in" fo:background-color="#f3fbff" style:text-scale="95%"/>
    </style:style>
    <style:style style:name="_31_008" style:display-name="1008" style:family="text">
      <style:text-properties style:text-position="3% 100%" fo:letter-spacing="0.0374in" fo:background-color="#f3fbff" style:text-scale="107%"/>
    </style:style>
    <style:style style:name="_31_009" style:display-name="1009" style:family="text">
      <style:text-properties fo:background-color="#fbf3ff"/>
    </style:style>
    <style:style style:name="_31_010" style:display-name="1010" style:family="text">
      <style:text-properties fo:background-color="#fbf3ff" style:text-scale="94%"/>
    </style:style>
    <style:style style:name="_31_011" style:display-name="1011" style:family="text">
      <style:text-properties fo:background-color="#fbf3ff" style:text-scale="95%"/>
    </style:style>
    <style:style style:name="_31_012" style:display-name="1012" style:family="text">
      <style:text-properties fo:background-color="#fbf3ff" style:text-scale="107%"/>
    </style:style>
    <style:style style:name="_31_013" style:display-name="1013" style:family="text">
      <style:text-properties fo:letter-spacing="normal" fo:background-color="#fbf3ff"/>
    </style:style>
    <style:style style:name="_31_014" style:display-name="1014" style:family="text">
      <style:text-properties fo:letter-spacing="normal" fo:background-color="#fbf3ff" style:text-scale="94%"/>
    </style:style>
    <style:style style:name="_31_015" style:display-name="1015" style:family="text">
      <style:text-properties fo:letter-spacing="normal" fo:background-color="#fbf3ff" style:text-scale="95%"/>
    </style:style>
    <style:style style:name="_31_016" style:display-name="1016" style:family="text">
      <style:text-properties fo:letter-spacing="normal" fo:background-color="#fbf3ff" style:text-scale="107%"/>
    </style:style>
    <style:style style:name="_31_017" style:display-name="1017" style:family="text">
      <style:text-properties fo:letter-spacing="0.0374in" fo:background-color="#fbf3ff"/>
    </style:style>
    <style:style style:name="_31_018" style:display-name="1018" style:family="text">
      <style:text-properties fo:letter-spacing="0.0374in" fo:background-color="#fbf3ff" style:text-scale="94%"/>
    </style:style>
    <style:style style:name="_31_019" style:display-name="1019" style:family="text">
      <style:text-properties fo:letter-spacing="0.0374in" fo:background-color="#fbf3ff" style:text-scale="95%"/>
    </style:style>
    <style:style style:name="_31_020" style:display-name="1020" style:family="text">
      <style:text-properties fo:letter-spacing="0.0374in" fo:background-color="#fbf3ff" style:text-scale="107%"/>
    </style:style>
    <style:style style:name="_31_021" style:display-name="1021" style:family="text">
      <style:text-properties style:text-position="0% 100%" fo:background-color="#fbf3ff"/>
    </style:style>
    <style:style style:name="_31_022" style:display-name="1022" style:family="text">
      <style:text-properties style:text-position="0% 100%" fo:background-color="#fbf3ff" style:text-scale="94%"/>
    </style:style>
    <style:style style:name="_31_023" style:display-name="1023" style:family="text">
      <style:text-properties style:text-position="0% 100%" fo:background-color="#fbf3ff" style:text-scale="95%"/>
    </style:style>
    <style:style style:name="_31_024" style:display-name="1024" style:family="text">
      <style:text-properties style:text-position="0% 100%" fo:background-color="#fbf3ff" style:text-scale="107%"/>
    </style:style>
    <style:style style:name="_31_025" style:display-name="1025" style:family="text">
      <style:text-properties style:text-position="0% 100%" fo:letter-spacing="normal" fo:background-color="#fbf3ff"/>
    </style:style>
    <style:style style:name="_31_026" style:display-name="1026" style:family="text">
      <style:text-properties style:text-position="0% 100%" fo:letter-spacing="normal" fo:background-color="#fbf3ff" style:text-scale="94%"/>
    </style:style>
    <style:style style:name="_31_027" style:display-name="1027" style:family="text">
      <style:text-properties style:text-position="0% 100%" fo:letter-spacing="normal" fo:background-color="#fbf3ff" style:text-scale="95%"/>
    </style:style>
    <style:style style:name="_31_028" style:display-name="1028" style:family="text">
      <style:text-properties style:text-position="0% 100%" fo:letter-spacing="normal" fo:background-color="#fbf3ff" style:text-scale="107%"/>
    </style:style>
    <style:style style:name="_31_029" style:display-name="1029" style:family="text">
      <style:text-properties style:text-position="0% 100%" fo:letter-spacing="0.0374in" fo:background-color="#fbf3ff"/>
    </style:style>
    <style:style style:name="_31_030" style:display-name="1030" style:family="text">
      <style:text-properties style:text-position="0% 100%" fo:letter-spacing="0.0374in" fo:background-color="#fbf3ff" style:text-scale="94%"/>
    </style:style>
    <style:style style:name="_31_031" style:display-name="1031" style:family="text">
      <style:text-properties style:text-position="0% 100%" fo:letter-spacing="0.0374in" fo:background-color="#fbf3ff" style:text-scale="95%"/>
    </style:style>
    <style:style style:name="_31_032" style:display-name="1032" style:family="text">
      <style:text-properties style:text-position="0% 100%" fo:letter-spacing="0.0374in" fo:background-color="#fbf3ff" style:text-scale="107%"/>
    </style:style>
    <style:style style:name="_31_033" style:display-name="1033" style:family="text">
      <style:text-properties style:text-position="3% 100%" fo:background-color="#fbf3ff"/>
    </style:style>
    <style:style style:name="_31_034" style:display-name="1034" style:family="text">
      <style:text-properties style:text-position="3% 100%" fo:background-color="#fbf3ff" style:text-scale="94%"/>
    </style:style>
    <style:style style:name="_31_035" style:display-name="1035" style:family="text">
      <style:text-properties style:text-position="3% 100%" fo:background-color="#fbf3ff" style:text-scale="95%"/>
    </style:style>
    <style:style style:name="_31_036" style:display-name="1036" style:family="text">
      <style:text-properties style:text-position="3% 100%" fo:background-color="#fbf3ff" style:text-scale="107%"/>
    </style:style>
    <style:style style:name="_31_037" style:display-name="1037" style:family="text">
      <style:text-properties style:text-position="3% 100%" fo:letter-spacing="normal" fo:background-color="#fbf3ff"/>
    </style:style>
    <style:style style:name="_31_038" style:display-name="1038" style:family="text">
      <style:text-properties style:text-position="3% 100%" fo:letter-spacing="normal" fo:background-color="#fbf3ff" style:text-scale="94%"/>
    </style:style>
    <style:style style:name="_31_039" style:display-name="1039" style:family="text">
      <style:text-properties style:text-position="3% 100%" fo:letter-spacing="normal" fo:background-color="#fbf3ff" style:text-scale="95%"/>
    </style:style>
    <style:style style:name="_31_040" style:display-name="1040" style:family="text">
      <style:text-properties style:text-position="3% 100%" fo:letter-spacing="normal" fo:background-color="#fbf3ff" style:text-scale="107%"/>
    </style:style>
    <style:style style:name="_31_041" style:display-name="1041" style:family="text">
      <style:text-properties style:text-position="3% 100%" fo:letter-spacing="0.0374in" fo:background-color="#fbf3ff"/>
    </style:style>
    <style:style style:name="_31_042" style:display-name="1042" style:family="text">
      <style:text-properties style:text-position="3% 100%" fo:letter-spacing="0.0374in" fo:background-color="#fbf3ff" style:text-scale="94%"/>
    </style:style>
    <style:style style:name="_31_043" style:display-name="1043" style:family="text">
      <style:text-properties style:text-position="3% 100%" fo:letter-spacing="0.0374in" fo:background-color="#fbf3ff" style:text-scale="95%"/>
    </style:style>
    <style:style style:name="_31_044" style:display-name="1044" style:family="text">
      <style:text-properties style:text-position="3% 100%" fo:letter-spacing="0.0374in" fo:background-color="#fbf3ff" style:text-scale="107%"/>
    </style:style>
    <style:style style:name="_31_045" style:display-name="1045" style:family="text">
      <style:text-properties fo:background-color="#fbfbff"/>
    </style:style>
    <style:style style:name="_31_046" style:display-name="1046" style:family="text">
      <style:text-properties fo:background-color="#fbfbff" style:text-scale="94%"/>
    </style:style>
    <style:style style:name="_31_047" style:display-name="1047" style:family="text">
      <style:text-properties fo:background-color="#fbfbff" style:text-scale="95%"/>
    </style:style>
    <style:style style:name="_31_048" style:display-name="1048" style:family="text">
      <style:text-properties fo:background-color="#fbfbff" style:text-scale="107%"/>
    </style:style>
    <style:style style:name="_31_049" style:display-name="1049" style:family="text">
      <style:text-properties fo:letter-spacing="normal" fo:background-color="#fbfbff"/>
    </style:style>
    <style:style style:name="_31_050" style:display-name="1050" style:family="text">
      <style:text-properties fo:letter-spacing="normal" fo:background-color="#fbfbff" style:text-scale="94%"/>
    </style:style>
    <style:style style:name="_31_051" style:display-name="1051" style:family="text">
      <style:text-properties fo:letter-spacing="normal" fo:background-color="#fbfbff" style:text-scale="95%"/>
    </style:style>
    <style:style style:name="_31_052" style:display-name="1052" style:family="text">
      <style:text-properties fo:letter-spacing="normal" fo:background-color="#fbfbff" style:text-scale="107%"/>
    </style:style>
    <style:style style:name="_31_053" style:display-name="1053" style:family="text">
      <style:text-properties fo:letter-spacing="0.0374in" fo:background-color="#fbfbff"/>
    </style:style>
    <style:style style:name="_31_054" style:display-name="1054" style:family="text">
      <style:text-properties fo:letter-spacing="0.0374in" fo:background-color="#fbfbff" style:text-scale="94%"/>
    </style:style>
    <style:style style:name="_31_055" style:display-name="1055" style:family="text">
      <style:text-properties fo:letter-spacing="0.0374in" fo:background-color="#fbfbff" style:text-scale="95%"/>
    </style:style>
    <style:style style:name="_31_056" style:display-name="1056" style:family="text">
      <style:text-properties fo:letter-spacing="0.0374in" fo:background-color="#fbfbff" style:text-scale="107%"/>
    </style:style>
    <style:style style:name="_31_057" style:display-name="1057" style:family="text">
      <style:text-properties style:text-position="0% 100%" fo:background-color="#fbfbff"/>
    </style:style>
    <style:style style:name="_31_058" style:display-name="1058" style:family="text">
      <style:text-properties style:text-position="0% 100%" fo:background-color="#fbfbff" style:text-scale="94%"/>
    </style:style>
    <style:style style:name="_31_059" style:display-name="1059" style:family="text">
      <style:text-properties style:text-position="0% 100%" fo:background-color="#fbfbff" style:text-scale="95%"/>
    </style:style>
    <style:style style:name="_31_060" style:display-name="1060" style:family="text">
      <style:text-properties style:text-position="0% 100%" fo:background-color="#fbfbff" style:text-scale="107%"/>
    </style:style>
    <style:style style:name="_31_061" style:display-name="1061" style:family="text">
      <style:text-properties style:text-position="0% 100%" fo:letter-spacing="normal" fo:background-color="#fbfbff"/>
    </style:style>
    <style:style style:name="_31_062" style:display-name="1062" style:family="text">
      <style:text-properties style:text-position="0% 100%" fo:letter-spacing="normal" fo:background-color="#fbfbff" style:text-scale="94%"/>
    </style:style>
    <style:style style:name="_31_063" style:display-name="1063" style:family="text">
      <style:text-properties style:text-position="0% 100%" fo:letter-spacing="normal" fo:background-color="#fbfbff" style:text-scale="95%"/>
    </style:style>
    <style:style style:name="_31_064" style:display-name="1064" style:family="text">
      <style:text-properties style:text-position="0% 100%" fo:letter-spacing="normal" fo:background-color="#fbfbff" style:text-scale="107%"/>
    </style:style>
    <style:style style:name="_31_065" style:display-name="1065" style:family="text">
      <style:text-properties style:text-position="0% 100%" fo:letter-spacing="0.0374in" fo:background-color="#fbfbff"/>
    </style:style>
    <style:style style:name="_31_066" style:display-name="1066" style:family="text">
      <style:text-properties style:text-position="0% 100%" fo:letter-spacing="0.0374in" fo:background-color="#fbfbff" style:text-scale="94%"/>
    </style:style>
    <style:style style:name="_31_067" style:display-name="1067" style:family="text">
      <style:text-properties style:text-position="0% 100%" fo:letter-spacing="0.0374in" fo:background-color="#fbfbff" style:text-scale="95%"/>
    </style:style>
    <style:style style:name="_31_068" style:display-name="1068" style:family="text">
      <style:text-properties style:text-position="0% 100%" fo:letter-spacing="0.0374in" fo:background-color="#fbfbff" style:text-scale="107%"/>
    </style:style>
    <style:style style:name="_31_069" style:display-name="1069" style:family="text">
      <style:text-properties style:text-position="3% 100%" fo:background-color="#fbfbff"/>
    </style:style>
    <style:style style:name="_31_070" style:display-name="1070" style:family="text">
      <style:text-properties style:text-position="3% 100%" fo:background-color="#fbfbff" style:text-scale="94%"/>
    </style:style>
    <style:style style:name="_31_071" style:display-name="1071" style:family="text">
      <style:text-properties style:text-position="3% 100%" fo:background-color="#fbfbff" style:text-scale="95%"/>
    </style:style>
    <style:style style:name="_31_072" style:display-name="1072" style:family="text">
      <style:text-properties style:text-position="3% 100%" fo:background-color="#fbfbff" style:text-scale="107%"/>
    </style:style>
    <style:style style:name="_31_073" style:display-name="1073" style:family="text">
      <style:text-properties style:text-position="3% 100%" fo:letter-spacing="normal" fo:background-color="#fbfbff"/>
    </style:style>
    <style:style style:name="_31_074" style:display-name="1074" style:family="text">
      <style:text-properties style:text-position="3% 100%" fo:letter-spacing="normal" fo:background-color="#fbfbff" style:text-scale="94%"/>
    </style:style>
    <style:style style:name="_31_075" style:display-name="1075" style:family="text">
      <style:text-properties style:text-position="3% 100%" fo:letter-spacing="normal" fo:background-color="#fbfbff" style:text-scale="95%"/>
    </style:style>
    <style:style style:name="_31_076" style:display-name="1076" style:family="text">
      <style:text-properties style:text-position="3% 100%" fo:letter-spacing="normal" fo:background-color="#fbfbff" style:text-scale="107%"/>
    </style:style>
    <style:style style:name="_31_077" style:display-name="1077" style:family="text">
      <style:text-properties style:text-position="3% 100%" fo:letter-spacing="0.0374in" fo:background-color="#fbfbff"/>
    </style:style>
    <style:style style:name="_31_078" style:display-name="1078" style:family="text">
      <style:text-properties style:text-position="3% 100%" fo:letter-spacing="0.0374in" fo:background-color="#fbfbff" style:text-scale="94%"/>
    </style:style>
    <style:style style:name="_31_079" style:display-name="1079" style:family="text">
      <style:text-properties style:text-position="3% 100%" fo:letter-spacing="0.0374in" fo:background-color="#fbfbff" style:text-scale="95%"/>
    </style:style>
    <style:style style:name="_31_080" style:display-name="1080" style:family="text">
      <style:text-properties style:text-position="3% 100%" fo:letter-spacing="0.0374in" fo:background-color="#fbfb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74in"/>
    </style:style>
    <style:style style:name="_31_090" style:display-name="1090" style:family="text">
      <style:text-properties fo:color="#040400" fo:letter-spacing="0.0374in" style:text-scale="94%"/>
    </style:style>
    <style:style style:name="_31_091" style:display-name="1091" style:family="text">
      <style:text-properties fo:color="#040400" fo:letter-spacing="0.0374in" style:text-scale="95%"/>
    </style:style>
    <style:style style:name="_31_092" style:display-name="1092" style:family="text">
      <style:text-properties fo:color="#040400" fo:letter-spacing="0.0374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74in"/>
    </style:style>
    <style:style style:name="_31_102" style:display-name="1102" style:family="text">
      <style:text-properties fo:color="#040400" style:text-position="0% 100%" fo:letter-spacing="0.0374in" style:text-scale="94%"/>
    </style:style>
    <style:style style:name="_31_103" style:display-name="1103" style:family="text">
      <style:text-properties fo:color="#040400" style:text-position="0% 100%" fo:letter-spacing="0.0374in" style:text-scale="95%"/>
    </style:style>
    <style:style style:name="_31_104" style:display-name="1104" style:family="text">
      <style:text-properties fo:color="#040400" style:text-position="0% 100%" fo:letter-spacing="0.0374in" style:text-scale="107%"/>
    </style:style>
    <style:style style:name="_31_105" style:display-name="1105" style:family="text">
      <style:text-properties fo:color="#040400" style:text-position="3% 100%"/>
    </style:style>
    <style:style style:name="_31_106" style:display-name="1106" style:family="text">
      <style:text-properties fo:color="#040400" style:text-position="3% 100%" style:text-scale="94%"/>
    </style:style>
    <style:style style:name="_31_107" style:display-name="1107" style:family="text">
      <style:text-properties fo:color="#040400" style:text-position="3% 100%" style:text-scale="95%"/>
    </style:style>
    <style:style style:name="_31_108" style:display-name="1108" style:family="text">
      <style:text-properties fo:color="#040400" style:text-position="3% 100%" style:text-scale="107%"/>
    </style:style>
    <style:style style:name="_31_109" style:display-name="1109" style:family="text">
      <style:text-properties fo:color="#040400" style:text-position="3% 100%" fo:letter-spacing="normal"/>
    </style:style>
    <style:style style:name="_31_110" style:display-name="1110" style:family="text">
      <style:text-properties fo:color="#040400" style:text-position="3% 100%" fo:letter-spacing="normal" style:text-scale="94%"/>
    </style:style>
    <style:style style:name="_31_111" style:display-name="1111" style:family="text">
      <style:text-properties fo:color="#040400" style:text-position="3% 100%" fo:letter-spacing="normal" style:text-scale="95%"/>
    </style:style>
    <style:style style:name="_31_112" style:display-name="1112" style:family="text">
      <style:text-properties fo:color="#040400" style:text-position="3% 100%" fo:letter-spacing="normal" style:text-scale="107%"/>
    </style:style>
    <style:style style:name="_31_113" style:display-name="1113" style:family="text">
      <style:text-properties fo:color="#040400" style:text-position="3% 100%" fo:letter-spacing="0.0374in"/>
    </style:style>
    <style:style style:name="_31_114" style:display-name="1114" style:family="text">
      <style:text-properties fo:color="#040400" style:text-position="3% 100%" fo:letter-spacing="0.0374in" style:text-scale="94%"/>
    </style:style>
    <style:style style:name="_31_115" style:display-name="1115" style:family="text">
      <style:text-properties fo:color="#040400" style:text-position="3% 100%" fo:letter-spacing="0.0374in" style:text-scale="95%"/>
    </style:style>
    <style:style style:name="_31_116" style:display-name="1116" style:family="text">
      <style:text-properties fo:color="#040400" style:text-position="3% 100%" fo:letter-spacing="0.0374in" style:text-scale="107%"/>
    </style:style>
    <style:style style:name="_31_117" style:display-name="1117" style:family="text">
      <style:text-properties fo:color="#040400" fo:background-color="#f3f3ff"/>
    </style:style>
    <style:style style:name="_31_118" style:display-name="1118" style:family="text">
      <style:text-properties fo:color="#040400" fo:background-color="#f3f3ff" style:text-scale="94%"/>
    </style:style>
    <style:style style:name="_31_119" style:display-name="1119" style:family="text">
      <style:text-properties fo:color="#040400" fo:background-color="#f3f3ff" style:text-scale="95%"/>
    </style:style>
    <style:style style:name="_31_120" style:display-name="1120" style:family="text">
      <style:text-properties fo:color="#040400" fo:background-color="#f3f3ff" style:text-scale="107%"/>
    </style:style>
    <style:style style:name="_31_121" style:display-name="1121" style:family="text">
      <style:text-properties fo:color="#040400" fo:letter-spacing="normal" fo:background-color="#f3f3ff"/>
    </style:style>
    <style:style style:name="_31_122" style:display-name="1122" style:family="text">
      <style:text-properties fo:color="#040400" fo:letter-spacing="normal" fo:background-color="#f3f3ff" style:text-scale="94%"/>
    </style:style>
    <style:style style:name="_31_123" style:display-name="1123" style:family="text">
      <style:text-properties fo:color="#040400" fo:letter-spacing="normal" fo:background-color="#f3f3ff" style:text-scale="95%"/>
    </style:style>
    <style:style style:name="_31_124" style:display-name="1124" style:family="text">
      <style:text-properties fo:color="#040400" fo:letter-spacing="normal" fo:background-color="#f3f3ff" style:text-scale="107%"/>
    </style:style>
    <style:style style:name="_31_125" style:display-name="1125" style:family="text">
      <style:text-properties fo:color="#040400" fo:letter-spacing="0.0374in" fo:background-color="#f3f3ff"/>
    </style:style>
    <style:style style:name="_31_126" style:display-name="1126" style:family="text">
      <style:text-properties fo:color="#040400" fo:letter-spacing="0.0374in" fo:background-color="#f3f3ff" style:text-scale="94%"/>
    </style:style>
    <style:style style:name="_31_127" style:display-name="1127" style:family="text">
      <style:text-properties fo:color="#040400" fo:letter-spacing="0.0374in" fo:background-color="#f3f3ff" style:text-scale="95%"/>
    </style:style>
    <style:style style:name="_31_128" style:display-name="1128" style:family="text">
      <style:text-properties fo:color="#040400" fo:letter-spacing="0.0374in" fo:background-color="#f3f3ff" style:text-scale="107%"/>
    </style:style>
    <style:style style:name="_31_129" style:display-name="1129" style:family="text">
      <style:text-properties fo:color="#040400" style:text-position="0% 100%" fo:background-color="#f3f3ff"/>
    </style:style>
    <style:style style:name="_31_130" style:display-name="1130" style:family="text">
      <style:text-properties fo:color="#040400" style:text-position="0% 100%" fo:background-color="#f3f3ff" style:text-scale="94%"/>
    </style:style>
    <style:style style:name="_31_131" style:display-name="1131" style:family="text">
      <style:text-properties fo:color="#040400" style:text-position="0% 100%" fo:background-color="#f3f3ff" style:text-scale="95%"/>
    </style:style>
    <style:style style:name="_31_132" style:display-name="1132" style:family="text">
      <style:text-properties fo:color="#040400" style:text-position="0% 100%" fo:background-color="#f3f3ff" style:text-scale="107%"/>
    </style:style>
    <style:style style:name="_31_133" style:display-name="1133" style:family="text">
      <style:text-properties fo:color="#040400" style:text-position="0% 100%" fo:letter-spacing="normal" fo:background-color="#f3f3ff"/>
    </style:style>
    <style:style style:name="_31_134" style:display-name="1134" style:family="text">
      <style:text-properties fo:color="#040400" style:text-position="0% 100%" fo:letter-spacing="normal" fo:background-color="#f3f3ff" style:text-scale="94%"/>
    </style:style>
    <style:style style:name="_31_135" style:display-name="1135" style:family="text">
      <style:text-properties fo:color="#040400" style:text-position="0% 100%" fo:letter-spacing="normal" fo:background-color="#f3f3ff" style:text-scale="95%"/>
    </style:style>
    <style:style style:name="_31_136" style:display-name="1136" style:family="text">
      <style:text-properties fo:color="#040400" style:text-position="0% 100%" fo:letter-spacing="normal" fo:background-color="#f3f3ff" style:text-scale="107%"/>
    </style:style>
    <style:style style:name="_31_137" style:display-name="1137" style:family="text">
      <style:text-properties fo:color="#040400" style:text-position="0% 100%" fo:letter-spacing="0.0374in" fo:background-color="#f3f3ff"/>
    </style:style>
    <style:style style:name="_31_138" style:display-name="1138" style:family="text">
      <style:text-properties fo:color="#040400" style:text-position="0% 100%" fo:letter-spacing="0.0374in" fo:background-color="#f3f3ff" style:text-scale="94%"/>
    </style:style>
    <style:style style:name="_31_139" style:display-name="1139" style:family="text">
      <style:text-properties fo:color="#040400" style:text-position="0% 100%" fo:letter-spacing="0.0374in" fo:background-color="#f3f3ff" style:text-scale="95%"/>
    </style:style>
    <style:style style:name="_31_140" style:display-name="1140" style:family="text">
      <style:text-properties fo:color="#040400" style:text-position="0% 100%" fo:letter-spacing="0.0374in" fo:background-color="#f3f3ff" style:text-scale="107%"/>
    </style:style>
    <style:style style:name="_31_141" style:display-name="1141" style:family="text">
      <style:text-properties fo:color="#040400" style:text-position="3% 100%" fo:background-color="#f3f3ff"/>
    </style:style>
    <style:style style:name="_31_142" style:display-name="1142" style:family="text">
      <style:text-properties fo:color="#040400" style:text-position="3% 100%" fo:background-color="#f3f3ff" style:text-scale="94%"/>
    </style:style>
    <style:style style:name="_31_143" style:display-name="1143" style:family="text">
      <style:text-properties fo:color="#040400" style:text-position="3% 100%" fo:background-color="#f3f3ff" style:text-scale="95%"/>
    </style:style>
    <style:style style:name="_31_144" style:display-name="1144" style:family="text">
      <style:text-properties fo:color="#040400" style:text-position="3% 100%" fo:background-color="#f3f3ff" style:text-scale="107%"/>
    </style:style>
    <style:style style:name="_31_145" style:display-name="1145" style:family="text">
      <style:text-properties fo:color="#040400" style:text-position="3% 100%" fo:letter-spacing="normal" fo:background-color="#f3f3ff"/>
    </style:style>
    <style:style style:name="_31_146" style:display-name="1146" style:family="text">
      <style:text-properties fo:color="#040400" style:text-position="3% 100%" fo:letter-spacing="normal" fo:background-color="#f3f3ff" style:text-scale="94%"/>
    </style:style>
    <style:style style:name="_31_147" style:display-name="1147" style:family="text">
      <style:text-properties fo:color="#040400" style:text-position="3% 100%" fo:letter-spacing="normal" fo:background-color="#f3f3ff" style:text-scale="95%"/>
    </style:style>
    <style:style style:name="_31_148" style:display-name="1148" style:family="text">
      <style:text-properties fo:color="#040400" style:text-position="3% 100%" fo:letter-spacing="normal" fo:background-color="#f3f3ff" style:text-scale="107%"/>
    </style:style>
    <style:style style:name="_31_149" style:display-name="1149" style:family="text">
      <style:text-properties fo:color="#040400" style:text-position="3% 100%" fo:letter-spacing="0.0374in" fo:background-color="#f3f3ff"/>
    </style:style>
    <style:style style:name="_31_150" style:display-name="1150" style:family="text">
      <style:text-properties fo:color="#040400" style:text-position="3% 100%" fo:letter-spacing="0.0374in" fo:background-color="#f3f3ff" style:text-scale="94%"/>
    </style:style>
    <style:style style:name="_31_151" style:display-name="1151" style:family="text">
      <style:text-properties fo:color="#040400" style:text-position="3% 100%" fo:letter-spacing="0.0374in" fo:background-color="#f3f3ff" style:text-scale="95%"/>
    </style:style>
    <style:style style:name="_31_152" style:display-name="1152" style:family="text">
      <style:text-properties fo:color="#040400" style:text-position="3% 100%" fo:letter-spacing="0.0374in" fo:background-color="#f3f3ff" style:text-scale="107%"/>
    </style:style>
    <style:style style:name="_31_153" style:display-name="1153" style:family="text">
      <style:text-properties fo:color="#040400" fo:background-color="#f3fbff"/>
    </style:style>
    <style:style style:name="_31_154" style:display-name="1154" style:family="text">
      <style:text-properties fo:color="#040400" fo:background-color="#f3fbff" style:text-scale="94%"/>
    </style:style>
    <style:style style:name="_31_155" style:display-name="1155" style:family="text">
      <style:text-properties fo:color="#040400" fo:background-color="#f3fbff" style:text-scale="95%"/>
    </style:style>
    <style:style style:name="_31_156" style:display-name="1156" style:family="text">
      <style:text-properties fo:color="#040400" fo:background-color="#f3fbff" style:text-scale="107%"/>
    </style:style>
    <style:style style:name="_31_157" style:display-name="1157" style:family="text">
      <style:text-properties fo:color="#040400" fo:letter-spacing="normal" fo:background-color="#f3fbff"/>
    </style:style>
    <style:style style:name="_31_158" style:display-name="1158" style:family="text">
      <style:text-properties fo:color="#040400" fo:letter-spacing="normal" fo:background-color="#f3fbff" style:text-scale="94%"/>
    </style:style>
    <style:style style:name="_31_159" style:display-name="1159" style:family="text">
      <style:text-properties fo:color="#040400" fo:letter-spacing="normal" fo:background-color="#f3fbff" style:text-scale="95%"/>
    </style:style>
    <style:style style:name="_31_160" style:display-name="1160" style:family="text">
      <style:text-properties fo:color="#040400" fo:letter-spacing="normal" fo:background-color="#f3fbff" style:text-scale="107%"/>
    </style:style>
    <style:style style:name="_31_161" style:display-name="1161" style:family="text">
      <style:text-properties fo:color="#040400" fo:letter-spacing="0.0374in" fo:background-color="#f3fbff"/>
    </style:style>
    <style:style style:name="_31_162" style:display-name="1162" style:family="text">
      <style:text-properties fo:color="#040400" fo:letter-spacing="0.0374in" fo:background-color="#f3fbff" style:text-scale="94%"/>
    </style:style>
    <style:style style:name="_31_163" style:display-name="1163" style:family="text">
      <style:text-properties fo:color="#040400" fo:letter-spacing="0.0374in" fo:background-color="#f3fbff" style:text-scale="95%"/>
    </style:style>
    <style:style style:name="_31_164" style:display-name="1164" style:family="text">
      <style:text-properties fo:color="#040400" fo:letter-spacing="0.0374in" fo:background-color="#f3fbff" style:text-scale="107%"/>
    </style:style>
    <style:style style:name="_31_165" style:display-name="1165" style:family="text">
      <style:text-properties fo:color="#040400" style:text-position="0% 100%" fo:background-color="#f3fbff"/>
    </style:style>
    <style:style style:name="_31_166" style:display-name="1166" style:family="text">
      <style:text-properties fo:color="#040400" style:text-position="0% 100%" fo:background-color="#f3fbff" style:text-scale="94%"/>
    </style:style>
    <style:style style:name="_31_167" style:display-name="1167" style:family="text">
      <style:text-properties fo:color="#040400" style:text-position="0% 100%" fo:background-color="#f3fbff" style:text-scale="95%"/>
    </style:style>
    <style:style style:name="_31_168" style:display-name="1168" style:family="text">
      <style:text-properties fo:color="#040400" style:text-position="0% 100%" fo:background-color="#f3fbff" style:text-scale="107%"/>
    </style:style>
    <style:style style:name="_31_169" style:display-name="1169" style:family="text">
      <style:text-properties fo:color="#040400" style:text-position="0% 100%" fo:letter-spacing="normal" fo:background-color="#f3fbff"/>
    </style:style>
    <style:style style:name="_31_170" style:display-name="1170" style:family="text">
      <style:text-properties fo:color="#040400" style:text-position="0% 100%" fo:letter-spacing="normal" fo:background-color="#f3fbff" style:text-scale="94%"/>
    </style:style>
    <style:style style:name="_31_171" style:display-name="1171" style:family="text">
      <style:text-properties fo:color="#040400" style:text-position="0% 100%" fo:letter-spacing="normal" fo:background-color="#f3fbff" style:text-scale="95%"/>
    </style:style>
    <style:style style:name="_31_172" style:display-name="1172" style:family="text">
      <style:text-properties fo:color="#040400" style:text-position="0% 100%" fo:letter-spacing="normal" fo:background-color="#f3fbff" style:text-scale="107%"/>
    </style:style>
    <style:style style:name="_31_173" style:display-name="1173" style:family="text">
      <style:text-properties fo:color="#040400" style:text-position="0% 100%" fo:letter-spacing="0.0374in" fo:background-color="#f3fbff"/>
    </style:style>
    <style:style style:name="_31_174" style:display-name="1174" style:family="text">
      <style:text-properties fo:color="#040400" style:text-position="0% 100%" fo:letter-spacing="0.0374in" fo:background-color="#f3fbff" style:text-scale="94%"/>
    </style:style>
    <style:style style:name="_31_175" style:display-name="1175" style:family="text">
      <style:text-properties fo:color="#040400" style:text-position="0% 100%" fo:letter-spacing="0.0374in" fo:background-color="#f3fbff" style:text-scale="95%"/>
    </style:style>
    <style:style style:name="_31_176" style:display-name="1176" style:family="text">
      <style:text-properties fo:color="#040400" style:text-position="0% 100%" fo:letter-spacing="0.0374in" fo:background-color="#f3fbff" style:text-scale="107%"/>
    </style:style>
    <style:style style:name="_31_177" style:display-name="1177" style:family="text">
      <style:text-properties fo:color="#040400" style:text-position="3% 100%" fo:background-color="#f3fbff"/>
    </style:style>
    <style:style style:name="_31_178" style:display-name="1178" style:family="text">
      <style:text-properties fo:color="#040400" style:text-position="3% 100%" fo:background-color="#f3fbff" style:text-scale="94%"/>
    </style:style>
    <style:style style:name="_31_179" style:display-name="1179" style:family="text">
      <style:text-properties fo:color="#040400" style:text-position="3% 100%" fo:background-color="#f3fbff" style:text-scale="95%"/>
    </style:style>
    <style:style style:name="_31_180" style:display-name="1180" style:family="text">
      <style:text-properties fo:color="#040400" style:text-position="3% 100%" fo:background-color="#f3fbff" style:text-scale="107%"/>
    </style:style>
    <style:style style:name="_31_181" style:display-name="1181" style:family="text">
      <style:text-properties fo:color="#040400" style:text-position="3% 100%" fo:letter-spacing="normal" fo:background-color="#f3fbff"/>
    </style:style>
    <style:style style:name="_31_182" style:display-name="1182" style:family="text">
      <style:text-properties fo:color="#040400" style:text-position="3% 100%" fo:letter-spacing="normal" fo:background-color="#f3fbff" style:text-scale="94%"/>
    </style:style>
    <style:style style:name="_31_183" style:display-name="1183" style:family="text">
      <style:text-properties fo:color="#040400" style:text-position="3% 100%" fo:letter-spacing="normal" fo:background-color="#f3fbff" style:text-scale="95%"/>
    </style:style>
    <style:style style:name="_31_184" style:display-name="1184" style:family="text">
      <style:text-properties fo:color="#040400" style:text-position="3% 100%" fo:letter-spacing="normal" fo:background-color="#f3fbff" style:text-scale="107%"/>
    </style:style>
    <style:style style:name="_31_185" style:display-name="1185" style:family="text">
      <style:text-properties fo:color="#040400" style:text-position="3% 100%" fo:letter-spacing="0.0374in" fo:background-color="#f3fbff"/>
    </style:style>
    <style:style style:name="_31_186" style:display-name="1186" style:family="text">
      <style:text-properties fo:color="#040400" style:text-position="3% 100%" fo:letter-spacing="0.0374in" fo:background-color="#f3fbff" style:text-scale="94%"/>
    </style:style>
    <style:style style:name="_31_187" style:display-name="1187" style:family="text">
      <style:text-properties fo:color="#040400" style:text-position="3% 100%" fo:letter-spacing="0.0374in" fo:background-color="#f3fbff" style:text-scale="95%"/>
    </style:style>
    <style:style style:name="_31_188" style:display-name="1188" style:family="text">
      <style:text-properties fo:color="#040400" style:text-position="3% 100%" fo:letter-spacing="0.0374in" fo:background-color="#f3fbff" style:text-scale="107%"/>
    </style:style>
    <style:style style:name="_31_189" style:display-name="1189" style:family="text">
      <style:text-properties fo:color="#040400" fo:background-color="#fbf3ff"/>
    </style:style>
    <style:style style:name="_31_190" style:display-name="1190" style:family="text">
      <style:text-properties fo:color="#040400" fo:background-color="#fbf3ff" style:text-scale="94%"/>
    </style:style>
    <style:style style:name="_31_191" style:display-name="1191" style:family="text">
      <style:text-properties fo:color="#040400" fo:background-color="#fbf3ff" style:text-scale="95%"/>
    </style:style>
    <style:style style:name="_31_192" style:display-name="1192" style:family="text">
      <style:text-properties fo:color="#040400" fo:background-color="#fbf3ff" style:text-scale="107%"/>
    </style:style>
    <style:style style:name="_31_193" style:display-name="1193" style:family="text">
      <style:text-properties fo:color="#040400" fo:letter-spacing="normal" fo:background-color="#fbf3ff"/>
    </style:style>
    <style:style style:name="_31_194" style:display-name="1194" style:family="text">
      <style:text-properties fo:color="#040400" fo:letter-spacing="normal" fo:background-color="#fbf3ff" style:text-scale="94%"/>
    </style:style>
    <style:style style:name="_31_195" style:display-name="1195" style:family="text">
      <style:text-properties fo:color="#040400" fo:letter-spacing="normal" fo:background-color="#fbf3ff" style:text-scale="95%"/>
    </style:style>
    <style:style style:name="_31_196" style:display-name="1196" style:family="text">
      <style:text-properties fo:color="#040400" fo:letter-spacing="normal" fo:background-color="#fbf3ff" style:text-scale="107%"/>
    </style:style>
    <style:style style:name="_31_197" style:display-name="1197" style:family="text">
      <style:text-properties fo:color="#040400" fo:letter-spacing="0.0374in" fo:background-color="#fbf3ff"/>
    </style:style>
    <style:style style:name="_31_198" style:display-name="1198" style:family="text">
      <style:text-properties fo:color="#040400" fo:letter-spacing="0.0374in" fo:background-color="#fbf3ff" style:text-scale="94%"/>
    </style:style>
    <style:style style:name="_31_199" style:display-name="1199" style:family="text">
      <style:text-properties fo:color="#040400" fo:letter-spacing="0.0374in" fo:background-color="#fbf3ff" style:text-scale="95%"/>
    </style:style>
    <style:style style:name="_31_200" style:display-name="1200" style:family="text">
      <style:text-properties fo:color="#040400" fo:letter-spacing="0.0374in" fo:background-color="#fbf3ff" style:text-scale="107%"/>
    </style:style>
    <style:style style:name="_31_201" style:display-name="1201" style:family="text">
      <style:text-properties fo:color="#040400" style:text-position="0% 100%" fo:background-color="#fbf3ff"/>
    </style:style>
    <style:style style:name="_31_202" style:display-name="1202" style:family="text">
      <style:text-properties fo:color="#040400" style:text-position="0% 100%" fo:background-color="#fbf3ff" style:text-scale="94%"/>
    </style:style>
    <style:style style:name="_31_203" style:display-name="1203" style:family="text">
      <style:text-properties fo:color="#040400" style:text-position="0% 100%" fo:background-color="#fbf3ff" style:text-scale="95%"/>
    </style:style>
    <style:style style:name="_31_204" style:display-name="1204" style:family="text">
      <style:text-properties fo:color="#040400" style:text-position="0% 100%" fo:background-color="#fbf3ff" style:text-scale="107%"/>
    </style:style>
    <style:style style:name="_31_205" style:display-name="1205" style:family="text">
      <style:text-properties fo:color="#040400" style:text-position="0% 100%" fo:letter-spacing="normal" fo:background-color="#fbf3ff"/>
    </style:style>
    <style:style style:name="_31_206" style:display-name="1206" style:family="text">
      <style:text-properties fo:color="#040400" style:text-position="0% 100%" fo:letter-spacing="normal" fo:background-color="#fbf3ff" style:text-scale="94%"/>
    </style:style>
    <style:style style:name="_31_207" style:display-name="1207" style:family="text">
      <style:text-properties fo:color="#040400" style:text-position="0% 100%" fo:letter-spacing="normal" fo:background-color="#fbf3ff" style:text-scale="95%"/>
    </style:style>
    <style:style style:name="_31_208" style:display-name="1208" style:family="text">
      <style:text-properties fo:color="#040400" style:text-position="0% 100%" fo:letter-spacing="normal" fo:background-color="#fbf3ff" style:text-scale="107%"/>
    </style:style>
    <style:style style:name="_31_209" style:display-name="1209" style:family="text">
      <style:text-properties fo:color="#040400" style:text-position="0% 100%" fo:letter-spacing="0.0374in" fo:background-color="#fbf3ff"/>
    </style:style>
    <style:style style:name="_31_210" style:display-name="1210" style:family="text">
      <style:text-properties fo:color="#040400" style:text-position="0% 100%" fo:letter-spacing="0.0374in" fo:background-color="#fbf3ff" style:text-scale="94%"/>
    </style:style>
    <style:style style:name="_31_211" style:display-name="1211" style:family="text">
      <style:text-properties fo:color="#040400" style:text-position="0% 100%" fo:letter-spacing="0.0374in" fo:background-color="#fbf3ff" style:text-scale="95%"/>
    </style:style>
    <style:style style:name="_31_212" style:display-name="1212" style:family="text">
      <style:text-properties fo:color="#040400" style:text-position="0% 100%" fo:letter-spacing="0.0374in" fo:background-color="#fbf3ff" style:text-scale="107%"/>
    </style:style>
    <style:style style:name="_31_213" style:display-name="1213" style:family="text">
      <style:text-properties fo:color="#040400" style:text-position="3% 100%" fo:background-color="#fbf3ff"/>
    </style:style>
    <style:style style:name="_31_214" style:display-name="1214" style:family="text">
      <style:text-properties fo:color="#040400" style:text-position="3% 100%" fo:background-color="#fbf3ff" style:text-scale="94%"/>
    </style:style>
    <style:style style:name="_31_215" style:display-name="1215" style:family="text">
      <style:text-properties fo:color="#040400" style:text-position="3% 100%" fo:background-color="#fbf3ff" style:text-scale="95%"/>
    </style:style>
    <style:style style:name="_31_216" style:display-name="1216" style:family="text">
      <style:text-properties fo:color="#040400" style:text-position="3% 100%" fo:background-color="#fbf3ff" style:text-scale="107%"/>
    </style:style>
    <style:style style:name="_31_217" style:display-name="1217" style:family="text">
      <style:text-properties fo:color="#040400" style:text-position="3% 100%" fo:letter-spacing="normal" fo:background-color="#fbf3ff"/>
    </style:style>
    <style:style style:name="_31_218" style:display-name="1218" style:family="text">
      <style:text-properties fo:color="#040400" style:text-position="3% 100%" fo:letter-spacing="normal" fo:background-color="#fbf3ff" style:text-scale="94%"/>
    </style:style>
    <style:style style:name="_31_219" style:display-name="1219" style:family="text">
      <style:text-properties fo:color="#040400" style:text-position="3% 100%" fo:letter-spacing="normal" fo:background-color="#fbf3ff" style:text-scale="95%"/>
    </style:style>
    <style:style style:name="_31_220" style:display-name="1220" style:family="text">
      <style:text-properties fo:color="#040400" style:text-position="3% 100%" fo:letter-spacing="normal" fo:background-color="#fbf3ff" style:text-scale="107%"/>
    </style:style>
    <style:style style:name="_31_221" style:display-name="1221" style:family="text">
      <style:text-properties fo:color="#040400" style:text-position="3% 100%" fo:letter-spacing="0.0374in" fo:background-color="#fbf3ff"/>
    </style:style>
    <style:style style:name="_31_222" style:display-name="1222" style:family="text">
      <style:text-properties fo:color="#040400" style:text-position="3% 100%" fo:letter-spacing="0.0374in" fo:background-color="#fbf3ff" style:text-scale="94%"/>
    </style:style>
    <style:style style:name="_31_223" style:display-name="1223" style:family="text">
      <style:text-properties fo:color="#040400" style:text-position="3% 100%" fo:letter-spacing="0.0374in" fo:background-color="#fbf3ff" style:text-scale="95%"/>
    </style:style>
    <style:style style:name="_31_224" style:display-name="1224" style:family="text">
      <style:text-properties fo:color="#040400" style:text-position="3% 100%" fo:letter-spacing="0.0374in" fo:background-color="#fbf3ff" style:text-scale="107%"/>
    </style:style>
    <style:style style:name="_31_225" style:display-name="1225" style:family="text">
      <style:text-properties fo:color="#040400" fo:background-color="#fbfbff"/>
    </style:style>
    <style:style style:name="_31_226" style:display-name="1226" style:family="text">
      <style:text-properties fo:color="#040400" fo:background-color="#fbfbff" style:text-scale="94%"/>
    </style:style>
    <style:style style:name="_31_227" style:display-name="1227" style:family="text">
      <style:text-properties fo:color="#040400" fo:background-color="#fbfbff" style:text-scale="95%"/>
    </style:style>
    <style:style style:name="_31_228" style:display-name="1228" style:family="text">
      <style:text-properties fo:color="#040400" fo:background-color="#fbfbff" style:text-scale="107%"/>
    </style:style>
    <style:style style:name="_31_229" style:display-name="1229" style:family="text">
      <style:text-properties fo:color="#040400" fo:letter-spacing="normal" fo:background-color="#fbfbff"/>
    </style:style>
    <style:style style:name="_31_230" style:display-name="1230" style:family="text">
      <style:text-properties fo:color="#040400" fo:letter-spacing="normal" fo:background-color="#fbfbff" style:text-scale="94%"/>
    </style:style>
    <style:style style:name="_31_231" style:display-name="1231" style:family="text">
      <style:text-properties fo:color="#040400" fo:letter-spacing="normal" fo:background-color="#fbfbff" style:text-scale="95%"/>
    </style:style>
    <style:style style:name="_31_232" style:display-name="1232" style:family="text">
      <style:text-properties fo:color="#040400" fo:letter-spacing="normal" fo:background-color="#fbfbff" style:text-scale="107%"/>
    </style:style>
    <style:style style:name="_31_233" style:display-name="1233" style:family="text">
      <style:text-properties fo:color="#040400" fo:letter-spacing="0.0374in" fo:background-color="#fbfbff"/>
    </style:style>
    <style:style style:name="_31_234" style:display-name="1234" style:family="text">
      <style:text-properties fo:color="#040400" fo:letter-spacing="0.0374in" fo:background-color="#fbfbff" style:text-scale="94%"/>
    </style:style>
    <style:style style:name="_31_235" style:display-name="1235" style:family="text">
      <style:text-properties fo:color="#040400" fo:letter-spacing="0.0374in" fo:background-color="#fbfbff" style:text-scale="95%"/>
    </style:style>
    <style:style style:name="_31_236" style:display-name="1236" style:family="text">
      <style:text-properties fo:color="#040400" fo:letter-spacing="0.0374in" fo:background-color="#fbfbff" style:text-scale="107%"/>
    </style:style>
    <style:style style:name="_31_237" style:display-name="1237" style:family="text">
      <style:text-properties fo:color="#040400" style:text-position="0% 100%" fo:background-color="#fbfbff"/>
    </style:style>
    <style:style style:name="_31_238" style:display-name="1238" style:family="text">
      <style:text-properties fo:color="#040400" style:text-position="0% 100%" fo:background-color="#fbfbff" style:text-scale="94%"/>
    </style:style>
    <style:style style:name="_31_239" style:display-name="1239" style:family="text">
      <style:text-properties fo:color="#040400" style:text-position="0% 100%" fo:background-color="#fbfbff" style:text-scale="95%"/>
    </style:style>
    <style:style style:name="_31_240" style:display-name="1240" style:family="text">
      <style:text-properties fo:color="#040400" style:text-position="0% 100%" fo:background-color="#fbfbff" style:text-scale="107%"/>
    </style:style>
    <style:style style:name="_31_241" style:display-name="1241" style:family="text">
      <style:text-properties fo:color="#040400" style:text-position="0% 100%" fo:letter-spacing="normal" fo:background-color="#fbfbff"/>
    </style:style>
    <style:style style:name="_31_242" style:display-name="1242" style:family="text">
      <style:text-properties fo:color="#040400" style:text-position="0% 100%" fo:letter-spacing="normal" fo:background-color="#fbfbff" style:text-scale="94%"/>
    </style:style>
    <style:style style:name="_31_243" style:display-name="1243" style:family="text">
      <style:text-properties fo:color="#040400" style:text-position="0% 100%" fo:letter-spacing="normal" fo:background-color="#fbfbff" style:text-scale="95%"/>
    </style:style>
    <style:style style:name="_31_244" style:display-name="1244" style:family="text">
      <style:text-properties fo:color="#040400" style:text-position="0% 100%" fo:letter-spacing="normal" fo:background-color="#fbfbff" style:text-scale="107%"/>
    </style:style>
    <style:style style:name="_31_245" style:display-name="1245" style:family="text">
      <style:text-properties fo:color="#040400" style:text-position="0% 100%" fo:letter-spacing="0.0374in" fo:background-color="#fbfbff"/>
    </style:style>
    <style:style style:name="_31_246" style:display-name="1246" style:family="text">
      <style:text-properties fo:color="#040400" style:text-position="0% 100%" fo:letter-spacing="0.0374in" fo:background-color="#fbfbff" style:text-scale="94%"/>
    </style:style>
    <style:style style:name="_31_247" style:display-name="1247" style:family="text">
      <style:text-properties fo:color="#040400" style:text-position="0% 100%" fo:letter-spacing="0.0374in" fo:background-color="#fbfbff" style:text-scale="95%"/>
    </style:style>
    <style:style style:name="_31_248" style:display-name="1248" style:family="text">
      <style:text-properties fo:color="#040400" style:text-position="0% 100%" fo:letter-spacing="0.0374in" fo:background-color="#fbfbff" style:text-scale="107%"/>
    </style:style>
    <style:style style:name="_31_249" style:display-name="1249" style:family="text">
      <style:text-properties fo:color="#040400" style:text-position="3% 100%" fo:background-color="#fbfbff"/>
    </style:style>
    <style:style style:name="_31_250" style:display-name="1250" style:family="text">
      <style:text-properties fo:color="#040400" style:text-position="3% 100%" fo:background-color="#fbfbff" style:text-scale="94%"/>
    </style:style>
    <style:style style:name="_31_251" style:display-name="1251" style:family="text">
      <style:text-properties fo:color="#040400" style:text-position="3% 100%" fo:background-color="#fbfbff" style:text-scale="95%"/>
    </style:style>
    <style:style style:name="_31_252" style:display-name="1252" style:family="text">
      <style:text-properties fo:color="#040400" style:text-position="3% 100%" fo:background-color="#fbfbff" style:text-scale="107%"/>
    </style:style>
    <style:style style:name="_31_253" style:display-name="1253" style:family="text">
      <style:text-properties fo:color="#040400" style:text-position="3% 100%" fo:letter-spacing="normal" fo:background-color="#fbfbff"/>
    </style:style>
    <style:style style:name="_31_254" style:display-name="1254" style:family="text">
      <style:text-properties fo:color="#040400" style:text-position="3% 100%" fo:letter-spacing="normal" fo:background-color="#fbfbff" style:text-scale="94%"/>
    </style:style>
    <style:style style:name="_31_255" style:display-name="1255" style:family="text">
      <style:text-properties fo:color="#040400" style:text-position="3% 100%" fo:letter-spacing="normal" fo:background-color="#fbfbff" style:text-scale="95%"/>
    </style:style>
    <style:style style:name="_31_256" style:display-name="1256" style:family="text">
      <style:text-properties fo:color="#040400" style:text-position="3% 100%" fo:letter-spacing="normal" fo:background-color="#fbfbff" style:text-scale="107%"/>
    </style:style>
    <style:style style:name="_31_257" style:display-name="1257" style:family="text">
      <style:text-properties fo:color="#040400" style:text-position="3% 100%" fo:letter-spacing="0.0374in" fo:background-color="#fbfbff"/>
    </style:style>
    <style:style style:name="_31_258" style:display-name="1258" style:family="text">
      <style:text-properties fo:color="#040400" style:text-position="3% 100%" fo:letter-spacing="0.0374in" fo:background-color="#fbfbff" style:text-scale="94%"/>
    </style:style>
    <style:style style:name="_31_259" style:display-name="1259" style:family="text">
      <style:text-properties fo:color="#040400" style:text-position="3% 100%" fo:letter-spacing="0.0374in" fo:background-color="#fbfbff" style:text-scale="95%"/>
    </style:style>
    <style:style style:name="_31_260" style:display-name="1260" style:family="text">
      <style:text-properties fo:color="#040400" style:text-position="3% 100%" fo:letter-spacing="0.0374in" fo:background-color="#fbfb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74in"/>
    </style:style>
    <style:style style:name="_31_270" style:display-name="1270" style:family="text">
      <style:text-properties fo:color="#040c00" fo:letter-spacing="0.0374in" style:text-scale="94%"/>
    </style:style>
    <style:style style:name="_31_271" style:display-name="1271" style:family="text">
      <style:text-properties fo:color="#040c00" fo:letter-spacing="0.0374in" style:text-scale="95%"/>
    </style:style>
    <style:style style:name="_31_272" style:display-name="1272" style:family="text">
      <style:text-properties fo:color="#040c00" fo:letter-spacing="0.0374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74in"/>
    </style:style>
    <style:style style:name="_31_282" style:display-name="1282" style:family="text">
      <style:text-properties fo:color="#040c00" style:text-position="0% 100%" fo:letter-spacing="0.0374in" style:text-scale="94%"/>
    </style:style>
    <style:style style:name="_31_283" style:display-name="1283" style:family="text">
      <style:text-properties fo:color="#040c00" style:text-position="0% 100%" fo:letter-spacing="0.0374in" style:text-scale="95%"/>
    </style:style>
    <style:style style:name="_31_284" style:display-name="1284" style:family="text">
      <style:text-properties fo:color="#040c00" style:text-position="0% 100%" fo:letter-spacing="0.0374in" style:text-scale="107%"/>
    </style:style>
    <style:style style:name="_31_285" style:display-name="1285" style:family="text">
      <style:text-properties fo:color="#040c00" style:text-position="3% 100%"/>
    </style:style>
    <style:style style:name="_31_286" style:display-name="1286" style:family="text">
      <style:text-properties fo:color="#040c00" style:text-position="3% 100%" style:text-scale="94%"/>
    </style:style>
    <style:style style:name="_31_287" style:display-name="1287" style:family="text">
      <style:text-properties fo:color="#040c00" style:text-position="3% 100%" style:text-scale="95%"/>
    </style:style>
    <style:style style:name="_31_288" style:display-name="1288" style:family="text">
      <style:text-properties fo:color="#040c00" style:text-position="3% 100%" style:text-scale="107%"/>
    </style:style>
    <style:style style:name="_31_289" style:display-name="1289" style:family="text">
      <style:text-properties fo:color="#040c00" style:text-position="3% 100%" fo:letter-spacing="normal"/>
    </style:style>
    <style:style style:name="_31_290" style:display-name="1290" style:family="text">
      <style:text-properties fo:color="#040c00" style:text-position="3% 100%" fo:letter-spacing="normal" style:text-scale="94%"/>
    </style:style>
    <style:style style:name="_31_291" style:display-name="1291" style:family="text">
      <style:text-properties fo:color="#040c00" style:text-position="3% 100%" fo:letter-spacing="normal" style:text-scale="95%"/>
    </style:style>
    <style:style style:name="_31_292" style:display-name="1292" style:family="text">
      <style:text-properties fo:color="#040c00" style:text-position="3% 100%" fo:letter-spacing="normal" style:text-scale="107%"/>
    </style:style>
    <style:style style:name="_31_293" style:display-name="1293" style:family="text">
      <style:text-properties fo:color="#040c00" style:text-position="3% 100%" fo:letter-spacing="0.0374in"/>
    </style:style>
    <style:style style:name="_31_294" style:display-name="1294" style:family="text">
      <style:text-properties fo:color="#040c00" style:text-position="3% 100%" fo:letter-spacing="0.0374in" style:text-scale="94%"/>
    </style:style>
    <style:style style:name="_31_295" style:display-name="1295" style:family="text">
      <style:text-properties fo:color="#040c00" style:text-position="3% 100%" fo:letter-spacing="0.0374in" style:text-scale="95%"/>
    </style:style>
    <style:style style:name="_31_296" style:display-name="1296" style:family="text">
      <style:text-properties fo:color="#040c00" style:text-position="3% 100%" fo:letter-spacing="0.0374in" style:text-scale="107%"/>
    </style:style>
    <style:style style:name="_31_297" style:display-name="1297" style:family="text">
      <style:text-properties fo:color="#040c00" fo:background-color="#f3f3ff"/>
    </style:style>
    <style:style style:name="_31_298" style:display-name="1298" style:family="text">
      <style:text-properties fo:color="#040c00" fo:background-color="#f3f3ff" style:text-scale="94%"/>
    </style:style>
    <style:style style:name="_31_299" style:display-name="1299" style:family="text">
      <style:text-properties fo:color="#040c00" fo:background-color="#f3f3ff" style:text-scale="95%"/>
    </style:style>
    <style:style style:name="_31_300" style:display-name="1300" style:family="text">
      <style:text-properties fo:color="#040c00" fo:background-color="#f3f3ff" style:text-scale="107%"/>
    </style:style>
    <style:style style:name="_31_301" style:display-name="1301" style:family="text">
      <style:text-properties fo:color="#040c00" fo:letter-spacing="normal" fo:background-color="#f3f3ff"/>
    </style:style>
    <style:style style:name="_31_302" style:display-name="1302" style:family="text">
      <style:text-properties fo:color="#040c00" fo:letter-spacing="normal" fo:background-color="#f3f3ff" style:text-scale="94%"/>
    </style:style>
    <style:style style:name="_31_303" style:display-name="1303" style:family="text">
      <style:text-properties fo:color="#040c00" fo:letter-spacing="normal" fo:background-color="#f3f3ff" style:text-scale="95%"/>
    </style:style>
    <style:style style:name="_31_304" style:display-name="1304" style:family="text">
      <style:text-properties fo:color="#040c00" fo:letter-spacing="normal" fo:background-color="#f3f3ff" style:text-scale="107%"/>
    </style:style>
    <style:style style:name="_31_305" style:display-name="1305" style:family="text">
      <style:text-properties fo:color="#040c00" fo:letter-spacing="0.0374in" fo:background-color="#f3f3ff"/>
    </style:style>
    <style:style style:name="_31_306" style:display-name="1306" style:family="text">
      <style:text-properties fo:color="#040c00" fo:letter-spacing="0.0374in" fo:background-color="#f3f3ff" style:text-scale="94%"/>
    </style:style>
    <style:style style:name="_31_307" style:display-name="1307" style:family="text">
      <style:text-properties fo:color="#040c00" fo:letter-spacing="0.0374in" fo:background-color="#f3f3ff" style:text-scale="95%"/>
    </style:style>
    <style:style style:name="_31_308" style:display-name="1308" style:family="text">
      <style:text-properties fo:color="#040c00" fo:letter-spacing="0.0374in" fo:background-color="#f3f3ff" style:text-scale="107%"/>
    </style:style>
    <style:style style:name="_31_309" style:display-name="1309" style:family="text">
      <style:text-properties fo:color="#040c00" style:text-position="0% 100%" fo:background-color="#f3f3ff"/>
    </style:style>
    <style:style style:name="_31_310" style:display-name="1310" style:family="text">
      <style:text-properties fo:color="#040c00" style:text-position="0% 100%" fo:background-color="#f3f3ff" style:text-scale="94%"/>
    </style:style>
    <style:style style:name="_31_311" style:display-name="1311" style:family="text">
      <style:text-properties fo:color="#040c00" style:text-position="0% 100%" fo:background-color="#f3f3ff" style:text-scale="95%"/>
    </style:style>
    <style:style style:name="_31_312" style:display-name="1312" style:family="text">
      <style:text-properties fo:color="#040c00" style:text-position="0% 100%" fo:background-color="#f3f3ff" style:text-scale="107%"/>
    </style:style>
    <style:style style:name="_31_313" style:display-name="1313" style:family="text">
      <style:text-properties fo:color="#040c00" style:text-position="0% 100%" fo:letter-spacing="normal" fo:background-color="#f3f3ff"/>
    </style:style>
    <style:style style:name="_31_314" style:display-name="1314" style:family="text">
      <style:text-properties fo:color="#040c00" style:text-position="0% 100%" fo:letter-spacing="normal" fo:background-color="#f3f3ff" style:text-scale="94%"/>
    </style:style>
    <style:style style:name="_31_315" style:display-name="1315" style:family="text">
      <style:text-properties fo:color="#040c00" style:text-position="0% 100%" fo:letter-spacing="normal" fo:background-color="#f3f3ff" style:text-scale="95%"/>
    </style:style>
    <style:style style:name="_31_316" style:display-name="1316" style:family="text">
      <style:text-properties fo:color="#040c00" style:text-position="0% 100%" fo:letter-spacing="normal" fo:background-color="#f3f3ff" style:text-scale="107%"/>
    </style:style>
    <style:style style:name="_31_317" style:display-name="1317" style:family="text">
      <style:text-properties fo:color="#040c00" style:text-position="0% 100%" fo:letter-spacing="0.0374in" fo:background-color="#f3f3ff"/>
    </style:style>
    <style:style style:name="_31_318" style:display-name="1318" style:family="text">
      <style:text-properties fo:color="#040c00" style:text-position="0% 100%" fo:letter-spacing="0.0374in" fo:background-color="#f3f3ff" style:text-scale="94%"/>
    </style:style>
    <style:style style:name="_31_319" style:display-name="1319" style:family="text">
      <style:text-properties fo:color="#040c00" style:text-position="0% 100%" fo:letter-spacing="0.0374in" fo:background-color="#f3f3ff" style:text-scale="95%"/>
    </style:style>
    <style:style style:name="_31_320" style:display-name="1320" style:family="text">
      <style:text-properties fo:color="#040c00" style:text-position="0% 100%" fo:letter-spacing="0.0374in" fo:background-color="#f3f3ff" style:text-scale="107%"/>
    </style:style>
    <style:style style:name="_31_321" style:display-name="1321" style:family="text">
      <style:text-properties fo:color="#040c00" style:text-position="3% 100%" fo:background-color="#f3f3ff"/>
    </style:style>
    <style:style style:name="_31_322" style:display-name="1322" style:family="text">
      <style:text-properties fo:color="#040c00" style:text-position="3% 100%" fo:background-color="#f3f3ff" style:text-scale="94%"/>
    </style:style>
    <style:style style:name="_31_323" style:display-name="1323" style:family="text">
      <style:text-properties fo:color="#040c00" style:text-position="3% 100%" fo:background-color="#f3f3ff" style:text-scale="95%"/>
    </style:style>
    <style:style style:name="_31_324" style:display-name="1324" style:family="text">
      <style:text-properties fo:color="#040c00" style:text-position="3% 100%" fo:background-color="#f3f3ff" style:text-scale="107%"/>
    </style:style>
    <style:style style:name="_31_325" style:display-name="1325" style:family="text">
      <style:text-properties fo:color="#040c00" style:text-position="3% 100%" fo:letter-spacing="normal" fo:background-color="#f3f3ff"/>
    </style:style>
    <style:style style:name="_31_326" style:display-name="1326" style:family="text">
      <style:text-properties fo:color="#040c00" style:text-position="3% 100%" fo:letter-spacing="normal" fo:background-color="#f3f3ff" style:text-scale="94%"/>
    </style:style>
    <style:style style:name="_31_327" style:display-name="1327" style:family="text">
      <style:text-properties fo:color="#040c00" style:text-position="3% 100%" fo:letter-spacing="normal" fo:background-color="#f3f3ff" style:text-scale="95%"/>
    </style:style>
    <style:style style:name="_31_328" style:display-name="1328" style:family="text">
      <style:text-properties fo:color="#040c00" style:text-position="3% 100%" fo:letter-spacing="normal" fo:background-color="#f3f3ff" style:text-scale="107%"/>
    </style:style>
    <style:style style:name="_31_329" style:display-name="1329" style:family="text">
      <style:text-properties fo:color="#040c00" style:text-position="3% 100%" fo:letter-spacing="0.0374in" fo:background-color="#f3f3ff"/>
    </style:style>
    <style:style style:name="_31_330" style:display-name="1330" style:family="text">
      <style:text-properties fo:color="#040c00" style:text-position="3% 100%" fo:letter-spacing="0.0374in" fo:background-color="#f3f3ff" style:text-scale="94%"/>
    </style:style>
    <style:style style:name="_31_331" style:display-name="1331" style:family="text">
      <style:text-properties fo:color="#040c00" style:text-position="3% 100%" fo:letter-spacing="0.0374in" fo:background-color="#f3f3ff" style:text-scale="95%"/>
    </style:style>
    <style:style style:name="_31_332" style:display-name="1332" style:family="text">
      <style:text-properties fo:color="#040c00" style:text-position="3% 100%" fo:letter-spacing="0.0374in" fo:background-color="#f3f3ff" style:text-scale="107%"/>
    </style:style>
    <style:style style:name="_31_333" style:display-name="1333" style:family="text">
      <style:text-properties fo:color="#040c00" fo:background-color="#f3fbff"/>
    </style:style>
    <style:style style:name="_31_334" style:display-name="1334" style:family="text">
      <style:text-properties fo:color="#040c00" fo:background-color="#f3fbff" style:text-scale="94%"/>
    </style:style>
    <style:style style:name="_31_335" style:display-name="1335" style:family="text">
      <style:text-properties fo:color="#040c00" fo:background-color="#f3fbff" style:text-scale="95%"/>
    </style:style>
    <style:style style:name="_31_336" style:display-name="1336" style:family="text">
      <style:text-properties fo:color="#040c00" fo:background-color="#f3fbff" style:text-scale="107%"/>
    </style:style>
    <style:style style:name="_31_337" style:display-name="1337" style:family="text">
      <style:text-properties fo:color="#040c00" fo:letter-spacing="normal" fo:background-color="#f3fbff"/>
    </style:style>
    <style:style style:name="_31_338" style:display-name="1338" style:family="text">
      <style:text-properties fo:color="#040c00" fo:letter-spacing="normal" fo:background-color="#f3fbff" style:text-scale="94%"/>
    </style:style>
    <style:style style:name="_31_339" style:display-name="1339" style:family="text">
      <style:text-properties fo:color="#040c00" fo:letter-spacing="normal" fo:background-color="#f3fbff" style:text-scale="95%"/>
    </style:style>
    <style:style style:name="_31_340" style:display-name="1340" style:family="text">
      <style:text-properties fo:color="#040c00" fo:letter-spacing="normal" fo:background-color="#f3fbff" style:text-scale="107%"/>
    </style:style>
    <style:style style:name="_31_341" style:display-name="1341" style:family="text">
      <style:text-properties fo:color="#040c00" fo:letter-spacing="0.0374in" fo:background-color="#f3fbff"/>
    </style:style>
    <style:style style:name="_31_342" style:display-name="1342" style:family="text">
      <style:text-properties fo:color="#040c00" fo:letter-spacing="0.0374in" fo:background-color="#f3fbff" style:text-scale="94%"/>
    </style:style>
    <style:style style:name="_31_343" style:display-name="1343" style:family="text">
      <style:text-properties fo:color="#040c00" fo:letter-spacing="0.0374in" fo:background-color="#f3fbff" style:text-scale="95%"/>
    </style:style>
    <style:style style:name="_31_344" style:display-name="1344" style:family="text">
      <style:text-properties fo:color="#040c00" fo:letter-spacing="0.0374in" fo:background-color="#f3fbff" style:text-scale="107%"/>
    </style:style>
    <style:style style:name="_31_345" style:display-name="1345" style:family="text">
      <style:text-properties fo:color="#040c00" style:text-position="0% 100%" fo:background-color="#f3fbff"/>
    </style:style>
    <style:style style:name="_31_346" style:display-name="1346" style:family="text">
      <style:text-properties fo:color="#040c00" style:text-position="0% 100%" fo:background-color="#f3fbff" style:text-scale="94%"/>
    </style:style>
    <style:style style:name="_31_347" style:display-name="1347" style:family="text">
      <style:text-properties fo:color="#040c00" style:text-position="0% 100%" fo:background-color="#f3fbff" style:text-scale="95%"/>
    </style:style>
    <style:style style:name="_31_348" style:display-name="1348" style:family="text">
      <style:text-properties fo:color="#040c00" style:text-position="0% 100%" fo:background-color="#f3fbff" style:text-scale="107%"/>
    </style:style>
    <style:style style:name="_31_349" style:display-name="1349" style:family="text">
      <style:text-properties fo:color="#040c00" style:text-position="0% 100%" fo:letter-spacing="normal" fo:background-color="#f3fbff"/>
    </style:style>
    <style:style style:name="_31_350" style:display-name="1350" style:family="text">
      <style:text-properties fo:color="#040c00" style:text-position="0% 100%" fo:letter-spacing="normal" fo:background-color="#f3fbff" style:text-scale="94%"/>
    </style:style>
    <style:style style:name="_31_351" style:display-name="1351" style:family="text">
      <style:text-properties fo:color="#040c00" style:text-position="0% 100%" fo:letter-spacing="normal" fo:background-color="#f3fbff" style:text-scale="95%"/>
    </style:style>
    <style:style style:name="_31_352" style:display-name="1352" style:family="text">
      <style:text-properties fo:color="#040c00" style:text-position="0% 100%" fo:letter-spacing="normal" fo:background-color="#f3fbff" style:text-scale="107%"/>
    </style:style>
    <style:style style:name="_31_353" style:display-name="1353" style:family="text">
      <style:text-properties fo:color="#040c00" style:text-position="0% 100%" fo:letter-spacing="0.0374in" fo:background-color="#f3fbff"/>
    </style:style>
    <style:style style:name="_31_354" style:display-name="1354" style:family="text">
      <style:text-properties fo:color="#040c00" style:text-position="0% 100%" fo:letter-spacing="0.0374in" fo:background-color="#f3fbff" style:text-scale="94%"/>
    </style:style>
    <style:style style:name="_31_355" style:display-name="1355" style:family="text">
      <style:text-properties fo:color="#040c00" style:text-position="0% 100%" fo:letter-spacing="0.0374in" fo:background-color="#f3fbff" style:text-scale="95%"/>
    </style:style>
    <style:style style:name="_31_356" style:display-name="1356" style:family="text">
      <style:text-properties fo:color="#040c00" style:text-position="0% 100%" fo:letter-spacing="0.0374in" fo:background-color="#f3fbff" style:text-scale="107%"/>
    </style:style>
    <style:style style:name="_31_357" style:display-name="1357" style:family="text">
      <style:text-properties fo:color="#040c00" style:text-position="3% 100%" fo:background-color="#f3fbff"/>
    </style:style>
    <style:style style:name="_31_358" style:display-name="1358" style:family="text">
      <style:text-properties fo:color="#040c00" style:text-position="3% 100%" fo:background-color="#f3fbff" style:text-scale="94%"/>
    </style:style>
    <style:style style:name="_31_359" style:display-name="1359" style:family="text">
      <style:text-properties fo:color="#040c00" style:text-position="3% 100%" fo:background-color="#f3fbff" style:text-scale="95%"/>
    </style:style>
    <style:style style:name="_31_360" style:display-name="1360" style:family="text">
      <style:text-properties fo:color="#040c00" style:text-position="3% 100%" fo:background-color="#f3fbff" style:text-scale="107%"/>
    </style:style>
    <style:style style:name="_31_361" style:display-name="1361" style:family="text">
      <style:text-properties fo:color="#040c00" style:text-position="3% 100%" fo:letter-spacing="normal" fo:background-color="#f3fbff"/>
    </style:style>
    <style:style style:name="_31_362" style:display-name="1362" style:family="text">
      <style:text-properties fo:color="#040c00" style:text-position="3% 100%" fo:letter-spacing="normal" fo:background-color="#f3fbff" style:text-scale="94%"/>
    </style:style>
    <style:style style:name="_31_363" style:display-name="1363" style:family="text">
      <style:text-properties fo:color="#040c00" style:text-position="3% 100%" fo:letter-spacing="normal" fo:background-color="#f3fbff" style:text-scale="95%"/>
    </style:style>
    <style:style style:name="_31_364" style:display-name="1364" style:family="text">
      <style:text-properties fo:color="#040c00" style:text-position="3% 100%" fo:letter-spacing="normal" fo:background-color="#f3fbff" style:text-scale="107%"/>
    </style:style>
    <style:style style:name="_31_365" style:display-name="1365" style:family="text">
      <style:text-properties fo:color="#040c00" style:text-position="3% 100%" fo:letter-spacing="0.0374in" fo:background-color="#f3fbff"/>
    </style:style>
    <style:style style:name="_31_366" style:display-name="1366" style:family="text">
      <style:text-properties fo:color="#040c00" style:text-position="3% 100%" fo:letter-spacing="0.0374in" fo:background-color="#f3fbff" style:text-scale="94%"/>
    </style:style>
    <style:style style:name="_31_367" style:display-name="1367" style:family="text">
      <style:text-properties fo:color="#040c00" style:text-position="3% 100%" fo:letter-spacing="0.0374in" fo:background-color="#f3fbff" style:text-scale="95%"/>
    </style:style>
    <style:style style:name="_31_368" style:display-name="1368" style:family="text">
      <style:text-properties fo:color="#040c00" style:text-position="3% 100%" fo:letter-spacing="0.0374in" fo:background-color="#f3fbff" style:text-scale="107%"/>
    </style:style>
    <style:style style:name="_31_369" style:display-name="1369" style:family="text">
      <style:text-properties fo:color="#040c00" fo:background-color="#fbf3ff"/>
    </style:style>
    <style:style style:name="_31_370" style:display-name="1370" style:family="text">
      <style:text-properties fo:color="#040c00" fo:background-color="#fbf3ff" style:text-scale="94%"/>
    </style:style>
    <style:style style:name="_31_371" style:display-name="1371" style:family="text">
      <style:text-properties fo:color="#040c00" fo:background-color="#fbf3ff" style:text-scale="95%"/>
    </style:style>
    <style:style style:name="_31_372" style:display-name="1372" style:family="text">
      <style:text-properties fo:color="#040c00" fo:background-color="#fbf3ff" style:text-scale="107%"/>
    </style:style>
    <style:style style:name="_31_373" style:display-name="1373" style:family="text">
      <style:text-properties fo:color="#040c00" fo:letter-spacing="normal" fo:background-color="#fbf3ff"/>
    </style:style>
    <style:style style:name="_31_374" style:display-name="1374" style:family="text">
      <style:text-properties fo:color="#040c00" fo:letter-spacing="normal" fo:background-color="#fbf3ff" style:text-scale="94%"/>
    </style:style>
    <style:style style:name="_31_375" style:display-name="1375" style:family="text">
      <style:text-properties fo:color="#040c00" fo:letter-spacing="normal" fo:background-color="#fbf3ff" style:text-scale="95%"/>
    </style:style>
    <style:style style:name="_31_376" style:display-name="1376" style:family="text">
      <style:text-properties fo:color="#040c00" fo:letter-spacing="normal" fo:background-color="#fbf3ff" style:text-scale="107%"/>
    </style:style>
    <style:style style:name="_31_377" style:display-name="1377" style:family="text">
      <style:text-properties fo:color="#040c00" fo:letter-spacing="0.0374in" fo:background-color="#fbf3ff"/>
    </style:style>
    <style:style style:name="_31_378" style:display-name="1378" style:family="text">
      <style:text-properties fo:color="#040c00" fo:letter-spacing="0.0374in" fo:background-color="#fbf3ff" style:text-scale="94%"/>
    </style:style>
    <style:style style:name="_31_379" style:display-name="1379" style:family="text">
      <style:text-properties fo:color="#040c00" fo:letter-spacing="0.0374in" fo:background-color="#fbf3ff" style:text-scale="95%"/>
    </style:style>
    <style:style style:name="_31_380" style:display-name="1380" style:family="text">
      <style:text-properties fo:color="#040c00" fo:letter-spacing="0.0374in" fo:background-color="#fbf3ff" style:text-scale="107%"/>
    </style:style>
    <style:style style:name="_31_381" style:display-name="1381" style:family="text">
      <style:text-properties fo:color="#040c00" style:text-position="0% 100%" fo:background-color="#fbf3ff"/>
    </style:style>
    <style:style style:name="_31_382" style:display-name="1382" style:family="text">
      <style:text-properties fo:color="#040c00" style:text-position="0% 100%" fo:background-color="#fbf3ff" style:text-scale="94%"/>
    </style:style>
    <style:style style:name="_31_383" style:display-name="1383" style:family="text">
      <style:text-properties fo:color="#040c00" style:text-position="0% 100%" fo:background-color="#fbf3ff" style:text-scale="95%"/>
    </style:style>
    <style:style style:name="_31_384" style:display-name="1384" style:family="text">
      <style:text-properties fo:color="#040c00" style:text-position="0% 100%" fo:background-color="#fbf3ff" style:text-scale="107%"/>
    </style:style>
    <style:style style:name="_31_385" style:display-name="1385" style:family="text">
      <style:text-properties fo:color="#040c00" style:text-position="0% 100%" fo:letter-spacing="normal" fo:background-color="#fbf3ff"/>
    </style:style>
    <style:style style:name="_31_386" style:display-name="1386" style:family="text">
      <style:text-properties fo:color="#040c00" style:text-position="0% 100%" fo:letter-spacing="normal" fo:background-color="#fbf3ff" style:text-scale="94%"/>
    </style:style>
    <style:style style:name="_31_387" style:display-name="1387" style:family="text">
      <style:text-properties fo:color="#040c00" style:text-position="0% 100%" fo:letter-spacing="normal" fo:background-color="#fbf3ff" style:text-scale="95%"/>
    </style:style>
    <style:style style:name="_31_388" style:display-name="1388" style:family="text">
      <style:text-properties fo:color="#040c00" style:text-position="0% 100%" fo:letter-spacing="normal" fo:background-color="#fbf3ff" style:text-scale="107%"/>
    </style:style>
    <style:style style:name="_31_389" style:display-name="1389" style:family="text">
      <style:text-properties fo:color="#040c00" style:text-position="0% 100%" fo:letter-spacing="0.0374in" fo:background-color="#fbf3ff"/>
    </style:style>
    <style:style style:name="_31_390" style:display-name="1390" style:family="text">
      <style:text-properties fo:color="#040c00" style:text-position="0% 100%" fo:letter-spacing="0.0374in" fo:background-color="#fbf3ff" style:text-scale="94%"/>
    </style:style>
    <style:style style:name="_31_391" style:display-name="1391" style:family="text">
      <style:text-properties fo:color="#040c00" style:text-position="0% 100%" fo:letter-spacing="0.0374in" fo:background-color="#fbf3ff" style:text-scale="95%"/>
    </style:style>
    <style:style style:name="_31_392" style:display-name="1392" style:family="text">
      <style:text-properties fo:color="#040c00" style:text-position="0% 100%" fo:letter-spacing="0.0374in" fo:background-color="#fbf3ff" style:text-scale="107%"/>
    </style:style>
    <style:style style:name="_31_393" style:display-name="1393" style:family="text">
      <style:text-properties fo:color="#040c00" style:text-position="3% 100%" fo:background-color="#fbf3ff"/>
    </style:style>
    <style:style style:name="_31_394" style:display-name="1394" style:family="text">
      <style:text-properties fo:color="#040c00" style:text-position="3% 100%" fo:background-color="#fbf3ff" style:text-scale="94%"/>
    </style:style>
    <style:style style:name="_31_395" style:display-name="1395" style:family="text">
      <style:text-properties fo:color="#040c00" style:text-position="3% 100%" fo:background-color="#fbf3ff" style:text-scale="95%"/>
    </style:style>
    <style:style style:name="_31_396" style:display-name="1396" style:family="text">
      <style:text-properties fo:color="#040c00" style:text-position="3% 100%" fo:background-color="#fbf3ff" style:text-scale="107%"/>
    </style:style>
    <style:style style:name="_31_397" style:display-name="1397" style:family="text">
      <style:text-properties fo:color="#040c00" style:text-position="3% 100%" fo:letter-spacing="normal" fo:background-color="#fbf3ff"/>
    </style:style>
    <style:style style:name="_31_398" style:display-name="1398" style:family="text">
      <style:text-properties fo:color="#040c00" style:text-position="3% 100%" fo:letter-spacing="normal" fo:background-color="#fbf3ff" style:text-scale="94%"/>
    </style:style>
    <style:style style:name="_31_399" style:display-name="1399" style:family="text">
      <style:text-properties fo:color="#040c00" style:text-position="3% 100%" fo:letter-spacing="normal" fo:background-color="#fbf3ff" style:text-scale="95%"/>
    </style:style>
    <style:style style:name="_31_400" style:display-name="1400" style:family="text">
      <style:text-properties fo:color="#040c00" style:text-position="3% 100%" fo:letter-spacing="normal" fo:background-color="#fbf3ff" style:text-scale="107%"/>
    </style:style>
    <style:style style:name="_31_401" style:display-name="1401" style:family="text">
      <style:text-properties fo:color="#040c00" style:text-position="3% 100%" fo:letter-spacing="0.0374in" fo:background-color="#fbf3ff"/>
    </style:style>
    <style:style style:name="_31_402" style:display-name="1402" style:family="text">
      <style:text-properties fo:color="#040c00" style:text-position="3% 100%" fo:letter-spacing="0.0374in" fo:background-color="#fbf3ff" style:text-scale="94%"/>
    </style:style>
    <style:style style:name="_31_403" style:display-name="1403" style:family="text">
      <style:text-properties fo:color="#040c00" style:text-position="3% 100%" fo:letter-spacing="0.0374in" fo:background-color="#fbf3ff" style:text-scale="95%"/>
    </style:style>
    <style:style style:name="_31_404" style:display-name="1404" style:family="text">
      <style:text-properties fo:color="#040c00" style:text-position="3% 100%" fo:letter-spacing="0.0374in" fo:background-color="#fbf3ff" style:text-scale="107%"/>
    </style:style>
    <style:style style:name="_31_405" style:display-name="1405" style:family="text">
      <style:text-properties fo:color="#040c00" fo:background-color="#fbfbff"/>
    </style:style>
    <style:style style:name="_31_406" style:display-name="1406" style:family="text">
      <style:text-properties fo:color="#040c00" fo:background-color="#fbfbff" style:text-scale="94%"/>
    </style:style>
    <style:style style:name="_31_407" style:display-name="1407" style:family="text">
      <style:text-properties fo:color="#040c00" fo:background-color="#fbfbff" style:text-scale="95%"/>
    </style:style>
    <style:style style:name="_31_408" style:display-name="1408" style:family="text">
      <style:text-properties fo:color="#040c00" fo:background-color="#fbfbff" style:text-scale="107%"/>
    </style:style>
    <style:style style:name="_31_409" style:display-name="1409" style:family="text">
      <style:text-properties fo:color="#040c00" fo:letter-spacing="normal" fo:background-color="#fbfbff"/>
    </style:style>
    <style:style style:name="_31_410" style:display-name="1410" style:family="text">
      <style:text-properties fo:color="#040c00" fo:letter-spacing="normal" fo:background-color="#fbfbff" style:text-scale="94%"/>
    </style:style>
    <style:style style:name="_31_411" style:display-name="1411" style:family="text">
      <style:text-properties fo:color="#040c00" fo:letter-spacing="normal" fo:background-color="#fbfbff" style:text-scale="95%"/>
    </style:style>
    <style:style style:name="_31_412" style:display-name="1412" style:family="text">
      <style:text-properties fo:color="#040c00" fo:letter-spacing="normal" fo:background-color="#fbfbff" style:text-scale="107%"/>
    </style:style>
    <style:style style:name="_31_413" style:display-name="1413" style:family="text">
      <style:text-properties fo:color="#040c00" fo:letter-spacing="0.0374in" fo:background-color="#fbfbff"/>
    </style:style>
    <style:style style:name="_31_414" style:display-name="1414" style:family="text">
      <style:text-properties fo:color="#040c00" fo:letter-spacing="0.0374in" fo:background-color="#fbfbff" style:text-scale="94%"/>
    </style:style>
    <style:style style:name="_31_415" style:display-name="1415" style:family="text">
      <style:text-properties fo:color="#040c00" fo:letter-spacing="0.0374in" fo:background-color="#fbfbff" style:text-scale="95%"/>
    </style:style>
    <style:style style:name="_31_416" style:display-name="1416" style:family="text">
      <style:text-properties fo:color="#040c00" fo:letter-spacing="0.0374in" fo:background-color="#fbfbff" style:text-scale="107%"/>
    </style:style>
    <style:style style:name="_31_417" style:display-name="1417" style:family="text">
      <style:text-properties fo:color="#040c00" style:text-position="0% 100%" fo:background-color="#fbfbff"/>
    </style:style>
    <style:style style:name="_31_418" style:display-name="1418" style:family="text">
      <style:text-properties fo:color="#040c00" style:text-position="0% 100%" fo:background-color="#fbfbff" style:text-scale="94%"/>
    </style:style>
    <style:style style:name="_31_419" style:display-name="1419" style:family="text">
      <style:text-properties fo:color="#040c00" style:text-position="0% 100%" fo:background-color="#fbfbff" style:text-scale="95%"/>
    </style:style>
    <style:style style:name="_31_420" style:display-name="1420" style:family="text">
      <style:text-properties fo:color="#040c00" style:text-position="0% 100%" fo:background-color="#fbfbff" style:text-scale="107%"/>
    </style:style>
    <style:style style:name="_31_421" style:display-name="1421" style:family="text">
      <style:text-properties fo:color="#040c00" style:text-position="0% 100%" fo:letter-spacing="normal" fo:background-color="#fbfbff"/>
    </style:style>
    <style:style style:name="_31_422" style:display-name="1422" style:family="text">
      <style:text-properties fo:color="#040c00" style:text-position="0% 100%" fo:letter-spacing="normal" fo:background-color="#fbfbff" style:text-scale="94%"/>
    </style:style>
    <style:style style:name="_31_423" style:display-name="1423" style:family="text">
      <style:text-properties fo:color="#040c00" style:text-position="0% 100%" fo:letter-spacing="normal" fo:background-color="#fbfbff" style:text-scale="95%"/>
    </style:style>
    <style:style style:name="_31_424" style:display-name="1424" style:family="text">
      <style:text-properties fo:color="#040c00" style:text-position="0% 100%" fo:letter-spacing="normal" fo:background-color="#fbfbff" style:text-scale="107%"/>
    </style:style>
    <style:style style:name="_31_425" style:display-name="1425" style:family="text">
      <style:text-properties fo:color="#040c00" style:text-position="0% 100%" fo:letter-spacing="0.0374in" fo:background-color="#fbfbff"/>
    </style:style>
    <style:style style:name="_31_426" style:display-name="1426" style:family="text">
      <style:text-properties fo:color="#040c00" style:text-position="0% 100%" fo:letter-spacing="0.0374in" fo:background-color="#fbfbff" style:text-scale="94%"/>
    </style:style>
    <style:style style:name="_31_427" style:display-name="1427" style:family="text">
      <style:text-properties fo:color="#040c00" style:text-position="0% 100%" fo:letter-spacing="0.0374in" fo:background-color="#fbfbff" style:text-scale="95%"/>
    </style:style>
    <style:style style:name="_31_428" style:display-name="1428" style:family="text">
      <style:text-properties fo:color="#040c00" style:text-position="0% 100%" fo:letter-spacing="0.0374in" fo:background-color="#fbfbff" style:text-scale="107%"/>
    </style:style>
    <style:style style:name="_31_429" style:display-name="1429" style:family="text">
      <style:text-properties fo:color="#040c00" style:text-position="3% 100%" fo:background-color="#fbfbff"/>
    </style:style>
    <style:style style:name="_31_430" style:display-name="1430" style:family="text">
      <style:text-properties fo:color="#040c00" style:text-position="3% 100%" fo:background-color="#fbfbff" style:text-scale="94%"/>
    </style:style>
    <style:style style:name="_31_431" style:display-name="1431" style:family="text">
      <style:text-properties fo:color="#040c00" style:text-position="3% 100%" fo:background-color="#fbfbff" style:text-scale="95%"/>
    </style:style>
    <style:style style:name="_31_432" style:display-name="1432" style:family="text">
      <style:text-properties fo:color="#040c00" style:text-position="3% 100%" fo:background-color="#fbfbff" style:text-scale="107%"/>
    </style:style>
    <style:style style:name="_31_433" style:display-name="1433" style:family="text">
      <style:text-properties fo:color="#040c00" style:text-position="3% 100%" fo:letter-spacing="normal" fo:background-color="#fbfbff"/>
    </style:style>
    <style:style style:name="_31_434" style:display-name="1434" style:family="text">
      <style:text-properties fo:color="#040c00" style:text-position="3% 100%" fo:letter-spacing="normal" fo:background-color="#fbfbff" style:text-scale="94%"/>
    </style:style>
    <style:style style:name="_31_435" style:display-name="1435" style:family="text">
      <style:text-properties fo:color="#040c00" style:text-position="3% 100%" fo:letter-spacing="normal" fo:background-color="#fbfbff" style:text-scale="95%"/>
    </style:style>
    <style:style style:name="_31_436" style:display-name="1436" style:family="text">
      <style:text-properties fo:color="#040c00" style:text-position="3% 100%" fo:letter-spacing="normal" fo:background-color="#fbfbff" style:text-scale="107%"/>
    </style:style>
    <style:style style:name="_31_437" style:display-name="1437" style:family="text">
      <style:text-properties fo:color="#040c00" style:text-position="3% 100%" fo:letter-spacing="0.0374in" fo:background-color="#fbfbff"/>
    </style:style>
    <style:style style:name="_31_438" style:display-name="1438" style:family="text">
      <style:text-properties fo:color="#040c00" style:text-position="3% 100%" fo:letter-spacing="0.0374in" fo:background-color="#fbfbff" style:text-scale="94%"/>
    </style:style>
    <style:style style:name="_31_439" style:display-name="1439" style:family="text">
      <style:text-properties fo:color="#040c00" style:text-position="3% 100%" fo:letter-spacing="0.0374in" fo:background-color="#fbfbff" style:text-scale="95%"/>
    </style:style>
    <style:style style:name="_31_440" style:display-name="1440" style:family="text">
      <style:text-properties fo:color="#040c00" style:text-position="3% 100%" fo:letter-spacing="0.0374in" fo:background-color="#fbfb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74in"/>
    </style:style>
    <style:style style:name="_31_450" style:display-name="1450" style:family="text">
      <style:text-properties fo:color="#0c0400" fo:letter-spacing="0.0374in" style:text-scale="94%"/>
    </style:style>
    <style:style style:name="_31_451" style:display-name="1451" style:family="text">
      <style:text-properties fo:color="#0c0400" fo:letter-spacing="0.0374in" style:text-scale="95%"/>
    </style:style>
    <style:style style:name="_31_452" style:display-name="1452" style:family="text">
      <style:text-properties fo:color="#0c0400" fo:letter-spacing="0.0374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74in"/>
    </style:style>
    <style:style style:name="_31_462" style:display-name="1462" style:family="text">
      <style:text-properties fo:color="#0c0400" style:text-position="0% 100%" fo:letter-spacing="0.0374in" style:text-scale="94%"/>
    </style:style>
    <style:style style:name="_31_463" style:display-name="1463" style:family="text">
      <style:text-properties fo:color="#0c0400" style:text-position="0% 100%" fo:letter-spacing="0.0374in" style:text-scale="95%"/>
    </style:style>
    <style:style style:name="_31_464" style:display-name="1464" style:family="text">
      <style:text-properties fo:color="#0c0400" style:text-position="0% 100%" fo:letter-spacing="0.0374in" style:text-scale="107%"/>
    </style:style>
    <style:style style:name="_31_465" style:display-name="1465" style:family="text">
      <style:text-properties fo:color="#0c0400" style:text-position="3% 100%"/>
    </style:style>
    <style:style style:name="_31_466" style:display-name="1466" style:family="text">
      <style:text-properties fo:color="#0c0400" style:text-position="3% 100%" style:text-scale="94%"/>
    </style:style>
    <style:style style:name="_31_467" style:display-name="1467" style:family="text">
      <style:text-properties fo:color="#0c0400" style:text-position="3% 100%" style:text-scale="95%"/>
    </style:style>
    <style:style style:name="_31_468" style:display-name="1468" style:family="text">
      <style:text-properties fo:color="#0c0400" style:text-position="3% 100%" style:text-scale="107%"/>
    </style:style>
    <style:style style:name="_31_469" style:display-name="1469" style:family="text">
      <style:text-properties fo:color="#0c0400" style:text-position="3% 100%" fo:letter-spacing="normal"/>
    </style:style>
    <style:style style:name="_31_470" style:display-name="1470" style:family="text">
      <style:text-properties fo:color="#0c0400" style:text-position="3% 100%" fo:letter-spacing="normal" style:text-scale="94%"/>
    </style:style>
    <style:style style:name="_31_471" style:display-name="1471" style:family="text">
      <style:text-properties fo:color="#0c0400" style:text-position="3% 100%" fo:letter-spacing="normal" style:text-scale="95%"/>
    </style:style>
    <style:style style:name="_31_472" style:display-name="1472" style:family="text">
      <style:text-properties fo:color="#0c0400" style:text-position="3% 100%" fo:letter-spacing="normal" style:text-scale="107%"/>
    </style:style>
    <style:style style:name="_31_473" style:display-name="1473" style:family="text">
      <style:text-properties fo:color="#0c0400" style:text-position="3% 100%" fo:letter-spacing="0.0374in"/>
    </style:style>
    <style:style style:name="_31_474" style:display-name="1474" style:family="text">
      <style:text-properties fo:color="#0c0400" style:text-position="3% 100%" fo:letter-spacing="0.0374in" style:text-scale="94%"/>
    </style:style>
    <style:style style:name="_31_475" style:display-name="1475" style:family="text">
      <style:text-properties fo:color="#0c0400" style:text-position="3% 100%" fo:letter-spacing="0.0374in" style:text-scale="95%"/>
    </style:style>
    <style:style style:name="_31_476" style:display-name="1476" style:family="text">
      <style:text-properties fo:color="#0c0400" style:text-position="3% 100%" fo:letter-spacing="0.0374in" style:text-scale="107%"/>
    </style:style>
    <style:style style:name="_31_477" style:display-name="1477" style:family="text">
      <style:text-properties fo:color="#0c0400" fo:background-color="#f3f3ff"/>
    </style:style>
    <style:style style:name="_31_478" style:display-name="1478" style:family="text">
      <style:text-properties fo:color="#0c0400" fo:background-color="#f3f3ff" style:text-scale="94%"/>
    </style:style>
    <style:style style:name="_31_479" style:display-name="1479" style:family="text">
      <style:text-properties fo:color="#0c0400" fo:background-color="#f3f3ff" style:text-scale="95%"/>
    </style:style>
    <style:style style:name="_31_480" style:display-name="1480" style:family="text">
      <style:text-properties fo:color="#0c0400" fo:background-color="#f3f3ff" style:text-scale="107%"/>
    </style:style>
    <style:style style:name="_31_481" style:display-name="1481" style:family="text">
      <style:text-properties fo:color="#0c0400" fo:letter-spacing="normal" fo:background-color="#f3f3ff"/>
    </style:style>
    <style:style style:name="_31_482" style:display-name="1482" style:family="text">
      <style:text-properties fo:color="#0c0400" fo:letter-spacing="normal" fo:background-color="#f3f3ff" style:text-scale="94%"/>
    </style:style>
    <style:style style:name="_31_483" style:display-name="1483" style:family="text">
      <style:text-properties fo:color="#0c0400" fo:letter-spacing="normal" fo:background-color="#f3f3ff" style:text-scale="95%"/>
    </style:style>
    <style:style style:name="_31_484" style:display-name="1484" style:family="text">
      <style:text-properties fo:color="#0c0400" fo:letter-spacing="normal" fo:background-color="#f3f3ff" style:text-scale="107%"/>
    </style:style>
    <style:style style:name="_31_485" style:display-name="1485" style:family="text">
      <style:text-properties fo:color="#0c0400" fo:letter-spacing="0.0374in" fo:background-color="#f3f3ff"/>
    </style:style>
    <style:style style:name="_31_486" style:display-name="1486" style:family="text">
      <style:text-properties fo:color="#0c0400" fo:letter-spacing="0.0374in" fo:background-color="#f3f3ff" style:text-scale="94%"/>
    </style:style>
    <style:style style:name="_31_487" style:display-name="1487" style:family="text">
      <style:text-properties fo:color="#0c0400" fo:letter-spacing="0.0374in" fo:background-color="#f3f3ff" style:text-scale="95%"/>
    </style:style>
    <style:style style:name="_31_488" style:display-name="1488" style:family="text">
      <style:text-properties fo:color="#0c0400" fo:letter-spacing="0.0374in" fo:background-color="#f3f3ff" style:text-scale="107%"/>
    </style:style>
    <style:style style:name="_31_489" style:display-name="1489" style:family="text">
      <style:text-properties fo:color="#0c0400" style:text-position="0% 100%" fo:background-color="#f3f3ff"/>
    </style:style>
    <style:style style:name="_31_490" style:display-name="1490" style:family="text">
      <style:text-properties fo:color="#0c0400" style:text-position="0% 100%" fo:background-color="#f3f3ff" style:text-scale="94%"/>
    </style:style>
    <style:style style:name="_31_491" style:display-name="1491" style:family="text">
      <style:text-properties fo:color="#0c0400" style:text-position="0% 100%" fo:background-color="#f3f3ff" style:text-scale="95%"/>
    </style:style>
    <style:style style:name="_31_492" style:display-name="1492" style:family="text">
      <style:text-properties fo:color="#0c0400" style:text-position="0% 100%" fo:background-color="#f3f3ff" style:text-scale="107%"/>
    </style:style>
    <style:style style:name="_31_493" style:display-name="1493" style:family="text">
      <style:text-properties fo:color="#0c0400" style:text-position="0% 100%" fo:letter-spacing="normal" fo:background-color="#f3f3ff"/>
    </style:style>
    <style:style style:name="_31_494" style:display-name="1494" style:family="text">
      <style:text-properties fo:color="#0c0400" style:text-position="0% 100%" fo:letter-spacing="normal" fo:background-color="#f3f3ff" style:text-scale="94%"/>
    </style:style>
    <style:style style:name="_31_495" style:display-name="1495" style:family="text">
      <style:text-properties fo:color="#0c0400" style:text-position="0% 100%" fo:letter-spacing="normal" fo:background-color="#f3f3ff" style:text-scale="95%"/>
    </style:style>
    <style:style style:name="_31_496" style:display-name="1496" style:family="text">
      <style:text-properties fo:color="#0c0400" style:text-position="0% 100%" fo:letter-spacing="normal" fo:background-color="#f3f3ff" style:text-scale="107%"/>
    </style:style>
    <style:style style:name="_31_497" style:display-name="1497" style:family="text">
      <style:text-properties fo:color="#0c0400" style:text-position="0% 100%" fo:letter-spacing="0.0374in" fo:background-color="#f3f3ff"/>
    </style:style>
    <style:style style:name="_31_498" style:display-name="1498" style:family="text">
      <style:text-properties fo:color="#0c0400" style:text-position="0% 100%" fo:letter-spacing="0.0374in" fo:background-color="#f3f3ff" style:text-scale="94%"/>
    </style:style>
    <style:style style:name="_31_499" style:display-name="1499" style:family="text">
      <style:text-properties fo:color="#0c0400" style:text-position="0% 100%" fo:letter-spacing="0.0374in" fo:background-color="#f3f3ff" style:text-scale="95%"/>
    </style:style>
    <style:style style:name="_31_500" style:display-name="1500" style:family="text">
      <style:text-properties fo:color="#0c0400" style:text-position="0% 100%" fo:letter-spacing="0.0374in" fo:background-color="#f3f3ff" style:text-scale="107%"/>
    </style:style>
    <style:style style:name="_31_501" style:display-name="1501" style:family="text">
      <style:text-properties fo:color="#0c0400" style:text-position="3% 100%" fo:background-color="#f3f3ff"/>
    </style:style>
    <style:style style:name="_31_502" style:display-name="1502" style:family="text">
      <style:text-properties fo:color="#0c0400" style:text-position="3% 100%" fo:background-color="#f3f3ff" style:text-scale="94%"/>
    </style:style>
    <style:style style:name="_31_503" style:display-name="1503" style:family="text">
      <style:text-properties fo:color="#0c0400" style:text-position="3% 100%" fo:background-color="#f3f3ff" style:text-scale="95%"/>
    </style:style>
    <style:style style:name="_31_504" style:display-name="1504" style:family="text">
      <style:text-properties fo:color="#0c0400" style:text-position="3% 100%" fo:background-color="#f3f3ff" style:text-scale="107%"/>
    </style:style>
    <style:style style:name="_31_505" style:display-name="1505" style:family="text">
      <style:text-properties fo:color="#0c0400" style:text-position="3% 100%" fo:letter-spacing="normal" fo:background-color="#f3f3ff"/>
    </style:style>
    <style:style style:name="_31_506" style:display-name="1506" style:family="text">
      <style:text-properties fo:color="#0c0400" style:text-position="3% 100%" fo:letter-spacing="normal" fo:background-color="#f3f3ff" style:text-scale="94%"/>
    </style:style>
    <style:style style:name="_31_507" style:display-name="1507" style:family="text">
      <style:text-properties fo:color="#0c0400" style:text-position="3% 100%" fo:letter-spacing="normal" fo:background-color="#f3f3ff" style:text-scale="95%"/>
    </style:style>
    <style:style style:name="_31_508" style:display-name="1508" style:family="text">
      <style:text-properties fo:color="#0c0400" style:text-position="3% 100%" fo:letter-spacing="normal" fo:background-color="#f3f3ff" style:text-scale="107%"/>
    </style:style>
    <style:style style:name="_31_509" style:display-name="1509" style:family="text">
      <style:text-properties fo:color="#0c0400" style:text-position="3% 100%" fo:letter-spacing="0.0374in" fo:background-color="#f3f3ff"/>
    </style:style>
    <style:style style:name="_31_510" style:display-name="1510" style:family="text">
      <style:text-properties fo:color="#0c0400" style:text-position="3% 100%" fo:letter-spacing="0.0374in" fo:background-color="#f3f3ff" style:text-scale="94%"/>
    </style:style>
    <style:style style:name="_31_511" style:display-name="1511" style:family="text">
      <style:text-properties fo:color="#0c0400" style:text-position="3% 100%" fo:letter-spacing="0.0374in" fo:background-color="#f3f3ff" style:text-scale="95%"/>
    </style:style>
    <style:style style:name="_31_512" style:display-name="1512" style:family="text">
      <style:text-properties fo:color="#0c0400" style:text-position="3% 100%" fo:letter-spacing="0.0374in" fo:background-color="#f3f3ff" style:text-scale="107%"/>
    </style:style>
    <style:style style:name="_31_513" style:display-name="1513" style:family="text">
      <style:text-properties fo:color="#0c0400" fo:background-color="#f3fbff"/>
    </style:style>
    <style:style style:name="_31_514" style:display-name="1514" style:family="text">
      <style:text-properties fo:color="#0c0400" fo:background-color="#f3fbff" style:text-scale="94%"/>
    </style:style>
    <style:style style:name="_31_515" style:display-name="1515" style:family="text">
      <style:text-properties fo:color="#0c0400" fo:background-color="#f3fbff" style:text-scale="95%"/>
    </style:style>
    <style:style style:name="_31_516" style:display-name="1516" style:family="text">
      <style:text-properties fo:color="#0c0400" fo:background-color="#f3fbff" style:text-scale="107%"/>
    </style:style>
    <style:style style:name="_31_517" style:display-name="1517" style:family="text">
      <style:text-properties fo:color="#0c0400" fo:letter-spacing="normal" fo:background-color="#f3fbff"/>
    </style:style>
    <style:style style:name="_31_518" style:display-name="1518" style:family="text">
      <style:text-properties fo:color="#0c0400" fo:letter-spacing="normal" fo:background-color="#f3fbff" style:text-scale="94%"/>
    </style:style>
    <style:style style:name="_31_519" style:display-name="1519" style:family="text">
      <style:text-properties fo:color="#0c0400" fo:letter-spacing="normal" fo:background-color="#f3fbff" style:text-scale="95%"/>
    </style:style>
    <style:style style:name="_31_520" style:display-name="1520" style:family="text">
      <style:text-properties fo:color="#0c0400" fo:letter-spacing="normal" fo:background-color="#f3fbff" style:text-scale="107%"/>
    </style:style>
    <style:style style:name="_31_521" style:display-name="1521" style:family="text">
      <style:text-properties fo:color="#0c0400" fo:letter-spacing="0.0374in" fo:background-color="#f3fbff"/>
    </style:style>
    <style:style style:name="_31_522" style:display-name="1522" style:family="text">
      <style:text-properties fo:color="#0c0400" fo:letter-spacing="0.0374in" fo:background-color="#f3fbff" style:text-scale="94%"/>
    </style:style>
    <style:style style:name="_31_523" style:display-name="1523" style:family="text">
      <style:text-properties fo:color="#0c0400" fo:letter-spacing="0.0374in" fo:background-color="#f3fbff" style:text-scale="95%"/>
    </style:style>
    <style:style style:name="_31_524" style:display-name="1524" style:family="text">
      <style:text-properties fo:color="#0c0400" fo:letter-spacing="0.0374in" fo:background-color="#f3fbff" style:text-scale="107%"/>
    </style:style>
    <style:style style:name="_31_525" style:display-name="1525" style:family="text">
      <style:text-properties fo:color="#0c0400" style:text-position="0% 100%" fo:background-color="#f3fbff"/>
    </style:style>
    <style:style style:name="_31_526" style:display-name="1526" style:family="text">
      <style:text-properties fo:color="#0c0400" style:text-position="0% 100%" fo:background-color="#f3fbff" style:text-scale="94%"/>
    </style:style>
    <style:style style:name="_31_527" style:display-name="1527" style:family="text">
      <style:text-properties fo:color="#0c0400" style:text-position="0% 100%" fo:background-color="#f3fbff" style:text-scale="95%"/>
    </style:style>
    <style:style style:name="_31_528" style:display-name="1528" style:family="text">
      <style:text-properties fo:color="#0c0400" style:text-position="0% 100%" fo:background-color="#f3fbff" style:text-scale="107%"/>
    </style:style>
    <style:style style:name="_31_529" style:display-name="1529" style:family="text">
      <style:text-properties fo:color="#0c0400" style:text-position="0% 100%" fo:letter-spacing="normal" fo:background-color="#f3fbff"/>
    </style:style>
    <style:style style:name="_31_530" style:display-name="1530" style:family="text">
      <style:text-properties fo:color="#0c0400" style:text-position="0% 100%" fo:letter-spacing="normal" fo:background-color="#f3fbff" style:text-scale="94%"/>
    </style:style>
    <style:style style:name="_31_531" style:display-name="1531" style:family="text">
      <style:text-properties fo:color="#0c0400" style:text-position="0% 100%" fo:letter-spacing="normal" fo:background-color="#f3fbff" style:text-scale="95%"/>
    </style:style>
    <style:style style:name="_31_532" style:display-name="1532" style:family="text">
      <style:text-properties fo:color="#0c0400" style:text-position="0% 100%" fo:letter-spacing="normal" fo:background-color="#f3fbff" style:text-scale="107%"/>
    </style:style>
    <style:style style:name="_31_533" style:display-name="1533" style:family="text">
      <style:text-properties fo:color="#0c0400" style:text-position="0% 100%" fo:letter-spacing="0.0374in" fo:background-color="#f3fbff"/>
    </style:style>
    <style:style style:name="_31_534" style:display-name="1534" style:family="text">
      <style:text-properties fo:color="#0c0400" style:text-position="0% 100%" fo:letter-spacing="0.0374in" fo:background-color="#f3fbff" style:text-scale="94%"/>
    </style:style>
    <style:style style:name="_31_535" style:display-name="1535" style:family="text">
      <style:text-properties fo:color="#0c0400" style:text-position="0% 100%" fo:letter-spacing="0.0374in" fo:background-color="#f3fbff" style:text-scale="95%"/>
    </style:style>
    <style:style style:name="_31_536" style:display-name="1536" style:family="text">
      <style:text-properties fo:color="#0c0400" style:text-position="0% 100%" fo:letter-spacing="0.0374in" fo:background-color="#f3fbff" style:text-scale="107%"/>
    </style:style>
    <style:style style:name="_31_537" style:display-name="1537" style:family="text">
      <style:text-properties fo:color="#0c0400" style:text-position="3% 100%" fo:background-color="#f3fbff"/>
    </style:style>
    <style:style style:name="_31_538" style:display-name="1538" style:family="text">
      <style:text-properties fo:color="#0c0400" style:text-position="3% 100%" fo:background-color="#f3fbff" style:text-scale="94%"/>
    </style:style>
    <style:style style:name="_31_539" style:display-name="1539" style:family="text">
      <style:text-properties fo:color="#0c0400" style:text-position="3% 100%" fo:background-color="#f3fbff" style:text-scale="95%"/>
    </style:style>
    <style:style style:name="_31_540" style:display-name="1540" style:family="text">
      <style:text-properties fo:color="#0c0400" style:text-position="3% 100%" fo:background-color="#f3fbff" style:text-scale="107%"/>
    </style:style>
    <style:style style:name="_31_541" style:display-name="1541" style:family="text">
      <style:text-properties fo:color="#0c0400" style:text-position="3% 100%" fo:letter-spacing="normal" fo:background-color="#f3fbff"/>
    </style:style>
    <style:style style:name="_31_542" style:display-name="1542" style:family="text">
      <style:text-properties fo:color="#0c0400" style:text-position="3% 100%" fo:letter-spacing="normal" fo:background-color="#f3fbff" style:text-scale="94%"/>
    </style:style>
    <style:style style:name="_31_543" style:display-name="1543" style:family="text">
      <style:text-properties fo:color="#0c0400" style:text-position="3% 100%" fo:letter-spacing="normal" fo:background-color="#f3fbff" style:text-scale="95%"/>
    </style:style>
    <style:style style:name="_31_544" style:display-name="1544" style:family="text">
      <style:text-properties fo:color="#0c0400" style:text-position="3% 100%" fo:letter-spacing="normal" fo:background-color="#f3fbff" style:text-scale="107%"/>
    </style:style>
    <style:style style:name="_31_545" style:display-name="1545" style:family="text">
      <style:text-properties fo:color="#0c0400" style:text-position="3% 100%" fo:letter-spacing="0.0374in" fo:background-color="#f3fbff"/>
    </style:style>
    <style:style style:name="_31_546" style:display-name="1546" style:family="text">
      <style:text-properties fo:color="#0c0400" style:text-position="3% 100%" fo:letter-spacing="0.0374in" fo:background-color="#f3fbff" style:text-scale="94%"/>
    </style:style>
    <style:style style:name="_31_547" style:display-name="1547" style:family="text">
      <style:text-properties fo:color="#0c0400" style:text-position="3% 100%" fo:letter-spacing="0.0374in" fo:background-color="#f3fbff" style:text-scale="95%"/>
    </style:style>
    <style:style style:name="_31_548" style:display-name="1548" style:family="text">
      <style:text-properties fo:color="#0c0400" style:text-position="3% 100%" fo:letter-spacing="0.0374in" fo:background-color="#f3fbff" style:text-scale="107%"/>
    </style:style>
    <style:style style:name="_31_549" style:display-name="1549" style:family="text">
      <style:text-properties fo:color="#0c0400" fo:background-color="#fbf3ff"/>
    </style:style>
    <style:style style:name="_31_550" style:display-name="1550" style:family="text">
      <style:text-properties fo:color="#0c0400" fo:background-color="#fbf3ff" style:text-scale="94%"/>
    </style:style>
    <style:style style:name="_31_551" style:display-name="1551" style:family="text">
      <style:text-properties fo:color="#0c0400" fo:background-color="#fbf3ff" style:text-scale="95%"/>
    </style:style>
    <style:style style:name="_31_552" style:display-name="1552" style:family="text">
      <style:text-properties fo:color="#0c0400" fo:background-color="#fbf3ff" style:text-scale="107%"/>
    </style:style>
    <style:style style:name="_31_553" style:display-name="1553" style:family="text">
      <style:text-properties fo:color="#0c0400" fo:letter-spacing="normal" fo:background-color="#fbf3ff"/>
    </style:style>
    <style:style style:name="_31_554" style:display-name="1554" style:family="text">
      <style:text-properties fo:color="#0c0400" fo:letter-spacing="normal" fo:background-color="#fbf3ff" style:text-scale="94%"/>
    </style:style>
    <style:style style:name="_31_555" style:display-name="1555" style:family="text">
      <style:text-properties fo:color="#0c0400" fo:letter-spacing="normal" fo:background-color="#fbf3ff" style:text-scale="95%"/>
    </style:style>
    <style:style style:name="_31_556" style:display-name="1556" style:family="text">
      <style:text-properties fo:color="#0c0400" fo:letter-spacing="normal" fo:background-color="#fbf3ff" style:text-scale="107%"/>
    </style:style>
    <style:style style:name="_31_557" style:display-name="1557" style:family="text">
      <style:text-properties fo:color="#0c0400" fo:letter-spacing="0.0374in" fo:background-color="#fbf3ff"/>
    </style:style>
    <style:style style:name="_31_558" style:display-name="1558" style:family="text">
      <style:text-properties fo:color="#0c0400" fo:letter-spacing="0.0374in" fo:background-color="#fbf3ff" style:text-scale="94%"/>
    </style:style>
    <style:style style:name="_31_559" style:display-name="1559" style:family="text">
      <style:text-properties fo:color="#0c0400" fo:letter-spacing="0.0374in" fo:background-color="#fbf3ff" style:text-scale="95%"/>
    </style:style>
    <style:style style:name="_31_560" style:display-name="1560" style:family="text">
      <style:text-properties fo:color="#0c0400" fo:letter-spacing="0.0374in" fo:background-color="#fbf3ff" style:text-scale="107%"/>
    </style:style>
    <style:style style:name="_31_561" style:display-name="1561" style:family="text">
      <style:text-properties fo:color="#0c0400" style:text-position="0% 100%" fo:background-color="#fbf3ff"/>
    </style:style>
    <style:style style:name="_31_562" style:display-name="1562" style:family="text">
      <style:text-properties fo:color="#0c0400" style:text-position="0% 100%" fo:background-color="#fbf3ff" style:text-scale="94%"/>
    </style:style>
    <style:style style:name="_31_563" style:display-name="1563" style:family="text">
      <style:text-properties fo:color="#0c0400" style:text-position="0% 100%" fo:background-color="#fbf3ff" style:text-scale="95%"/>
    </style:style>
    <style:style style:name="_31_564" style:display-name="1564" style:family="text">
      <style:text-properties fo:color="#0c0400" style:text-position="0% 100%" fo:background-color="#fbf3ff" style:text-scale="107%"/>
    </style:style>
    <style:style style:name="_31_565" style:display-name="1565" style:family="text">
      <style:text-properties fo:color="#0c0400" style:text-position="0% 100%" fo:letter-spacing="normal" fo:background-color="#fbf3ff"/>
    </style:style>
    <style:style style:name="_31_566" style:display-name="1566" style:family="text">
      <style:text-properties fo:color="#0c0400" style:text-position="0% 100%" fo:letter-spacing="normal" fo:background-color="#fbf3ff" style:text-scale="94%"/>
    </style:style>
    <style:style style:name="_31_567" style:display-name="1567" style:family="text">
      <style:text-properties fo:color="#0c0400" style:text-position="0% 100%" fo:letter-spacing="normal" fo:background-color="#fbf3ff" style:text-scale="95%"/>
    </style:style>
    <style:style style:name="_31_568" style:display-name="1568" style:family="text">
      <style:text-properties fo:color="#0c0400" style:text-position="0% 100%" fo:letter-spacing="normal" fo:background-color="#fbf3ff" style:text-scale="107%"/>
    </style:style>
    <style:style style:name="_31_569" style:display-name="1569" style:family="text">
      <style:text-properties fo:color="#0c0400" style:text-position="0% 100%" fo:letter-spacing="0.0374in" fo:background-color="#fbf3ff"/>
    </style:style>
    <style:style style:name="_31_570" style:display-name="1570" style:family="text">
      <style:text-properties fo:color="#0c0400" style:text-position="0% 100%" fo:letter-spacing="0.0374in" fo:background-color="#fbf3ff" style:text-scale="94%"/>
    </style:style>
    <style:style style:name="_31_571" style:display-name="1571" style:family="text">
      <style:text-properties fo:color="#0c0400" style:text-position="0% 100%" fo:letter-spacing="0.0374in" fo:background-color="#fbf3ff" style:text-scale="95%"/>
    </style:style>
    <style:style style:name="_31_572" style:display-name="1572" style:family="text">
      <style:text-properties fo:color="#0c0400" style:text-position="0% 100%" fo:letter-spacing="0.0374in" fo:background-color="#fbf3ff" style:text-scale="107%"/>
    </style:style>
    <style:style style:name="_31_573" style:display-name="1573" style:family="text">
      <style:text-properties fo:color="#0c0400" style:text-position="3% 100%" fo:background-color="#fbf3ff"/>
    </style:style>
    <style:style style:name="_31_574" style:display-name="1574" style:family="text">
      <style:text-properties fo:color="#0c0400" style:text-position="3% 100%" fo:background-color="#fbf3ff" style:text-scale="94%"/>
    </style:style>
    <style:style style:name="_31_575" style:display-name="1575" style:family="text">
      <style:text-properties fo:color="#0c0400" style:text-position="3% 100%" fo:background-color="#fbf3ff" style:text-scale="95%"/>
    </style:style>
    <style:style style:name="_31_576" style:display-name="1576" style:family="text">
      <style:text-properties fo:color="#0c0400" style:text-position="3% 100%" fo:background-color="#fbf3ff" style:text-scale="107%"/>
    </style:style>
    <style:style style:name="_31_577" style:display-name="1577" style:family="text">
      <style:text-properties fo:color="#0c0400" style:text-position="3% 100%" fo:letter-spacing="normal" fo:background-color="#fbf3ff"/>
    </style:style>
    <style:style style:name="_31_578" style:display-name="1578" style:family="text">
      <style:text-properties fo:color="#0c0400" style:text-position="3% 100%" fo:letter-spacing="normal" fo:background-color="#fbf3ff" style:text-scale="94%"/>
    </style:style>
    <style:style style:name="_31_579" style:display-name="1579" style:family="text">
      <style:text-properties fo:color="#0c0400" style:text-position="3% 100%" fo:letter-spacing="normal" fo:background-color="#fbf3ff" style:text-scale="95%"/>
    </style:style>
    <style:style style:name="_31_580" style:display-name="1580" style:family="text">
      <style:text-properties fo:color="#0c0400" style:text-position="3% 100%" fo:letter-spacing="normal" fo:background-color="#fbf3ff" style:text-scale="107%"/>
    </style:style>
    <style:style style:name="_31_581" style:display-name="1581" style:family="text">
      <style:text-properties fo:color="#0c0400" style:text-position="3% 100%" fo:letter-spacing="0.0374in" fo:background-color="#fbf3ff"/>
    </style:style>
    <style:style style:name="_31_582" style:display-name="1582" style:family="text">
      <style:text-properties fo:color="#0c0400" style:text-position="3% 100%" fo:letter-spacing="0.0374in" fo:background-color="#fbf3ff" style:text-scale="94%"/>
    </style:style>
    <style:style style:name="_31_583" style:display-name="1583" style:family="text">
      <style:text-properties fo:color="#0c0400" style:text-position="3% 100%" fo:letter-spacing="0.0374in" fo:background-color="#fbf3ff" style:text-scale="95%"/>
    </style:style>
    <style:style style:name="_31_584" style:display-name="1584" style:family="text">
      <style:text-properties fo:color="#0c0400" style:text-position="3% 100%" fo:letter-spacing="0.0374in" fo:background-color="#fbf3ff" style:text-scale="107%"/>
    </style:style>
    <style:style style:name="_31_585" style:display-name="1585" style:family="text">
      <style:text-properties fo:color="#0c0400" fo:background-color="#fbfbff"/>
    </style:style>
    <style:style style:name="_31_586" style:display-name="1586" style:family="text">
      <style:text-properties fo:color="#0c0400" fo:background-color="#fbfbff" style:text-scale="94%"/>
    </style:style>
    <style:style style:name="_31_587" style:display-name="1587" style:family="text">
      <style:text-properties fo:color="#0c0400" fo:background-color="#fbfbff" style:text-scale="95%"/>
    </style:style>
    <style:style style:name="_31_588" style:display-name="1588" style:family="text">
      <style:text-properties fo:color="#0c0400" fo:background-color="#fbfbff" style:text-scale="107%"/>
    </style:style>
    <style:style style:name="_31_589" style:display-name="1589" style:family="text">
      <style:text-properties fo:color="#0c0400" fo:letter-spacing="normal" fo:background-color="#fbfbff"/>
    </style:style>
    <style:style style:name="_31_590" style:display-name="1590" style:family="text">
      <style:text-properties fo:color="#0c0400" fo:letter-spacing="normal" fo:background-color="#fbfbff" style:text-scale="94%"/>
    </style:style>
    <style:style style:name="_31_591" style:display-name="1591" style:family="text">
      <style:text-properties fo:color="#0c0400" fo:letter-spacing="normal" fo:background-color="#fbfbff" style:text-scale="95%"/>
    </style:style>
    <style:style style:name="_31_592" style:display-name="1592" style:family="text">
      <style:text-properties fo:color="#0c0400" fo:letter-spacing="normal" fo:background-color="#fbfbff" style:text-scale="107%"/>
    </style:style>
    <style:style style:name="_31_593" style:display-name="1593" style:family="text">
      <style:text-properties fo:color="#0c0400" fo:letter-spacing="0.0374in" fo:background-color="#fbfbff"/>
    </style:style>
    <style:style style:name="_31_594" style:display-name="1594" style:family="text">
      <style:text-properties fo:color="#0c0400" fo:letter-spacing="0.0374in" fo:background-color="#fbfbff" style:text-scale="94%"/>
    </style:style>
    <style:style style:name="_31_595" style:display-name="1595" style:family="text">
      <style:text-properties fo:color="#0c0400" fo:letter-spacing="0.0374in" fo:background-color="#fbfbff" style:text-scale="95%"/>
    </style:style>
    <style:style style:name="_31_596" style:display-name="1596" style:family="text">
      <style:text-properties fo:color="#0c0400" fo:letter-spacing="0.0374in" fo:background-color="#fbfbff" style:text-scale="107%"/>
    </style:style>
    <style:style style:name="_31_597" style:display-name="1597" style:family="text">
      <style:text-properties fo:color="#0c0400" style:text-position="0% 100%" fo:background-color="#fbfbff"/>
    </style:style>
    <style:style style:name="_31_598" style:display-name="1598" style:family="text">
      <style:text-properties fo:color="#0c0400" style:text-position="0% 100%" fo:background-color="#fbfbff" style:text-scale="94%"/>
    </style:style>
    <style:style style:name="_31_599" style:display-name="1599" style:family="text">
      <style:text-properties fo:color="#0c0400" style:text-position="0% 100%" fo:background-color="#fbfbff" style:text-scale="95%"/>
    </style:style>
    <style:style style:name="_31_600" style:display-name="1600" style:family="text">
      <style:text-properties fo:color="#0c0400" style:text-position="0% 100%" fo:background-color="#fbfbff" style:text-scale="107%"/>
    </style:style>
    <style:style style:name="_31_601" style:display-name="1601" style:family="text">
      <style:text-properties fo:color="#0c0400" style:text-position="0% 100%" fo:letter-spacing="normal" fo:background-color="#fbfbff"/>
    </style:style>
    <style:style style:name="_31_602" style:display-name="1602" style:family="text">
      <style:text-properties fo:color="#0c0400" style:text-position="0% 100%" fo:letter-spacing="normal" fo:background-color="#fbfbff" style:text-scale="94%"/>
    </style:style>
    <style:style style:name="_31_603" style:display-name="1603" style:family="text">
      <style:text-properties fo:color="#0c0400" style:text-position="0% 100%" fo:letter-spacing="normal" fo:background-color="#fbfbff" style:text-scale="95%"/>
    </style:style>
    <style:style style:name="_31_604" style:display-name="1604" style:family="text">
      <style:text-properties fo:color="#0c0400" style:text-position="0% 100%" fo:letter-spacing="normal" fo:background-color="#fbfbff" style:text-scale="107%"/>
    </style:style>
    <style:style style:name="_31_605" style:display-name="1605" style:family="text">
      <style:text-properties fo:color="#0c0400" style:text-position="0% 100%" fo:letter-spacing="0.0374in" fo:background-color="#fbfbff"/>
    </style:style>
    <style:style style:name="_31_606" style:display-name="1606" style:family="text">
      <style:text-properties fo:color="#0c0400" style:text-position="0% 100%" fo:letter-spacing="0.0374in" fo:background-color="#fbfbff" style:text-scale="94%"/>
    </style:style>
    <style:style style:name="_31_607" style:display-name="1607" style:family="text">
      <style:text-properties fo:color="#0c0400" style:text-position="0% 100%" fo:letter-spacing="0.0374in" fo:background-color="#fbfbff" style:text-scale="95%"/>
    </style:style>
    <style:style style:name="_31_608" style:display-name="1608" style:family="text">
      <style:text-properties fo:color="#0c0400" style:text-position="0% 100%" fo:letter-spacing="0.0374in" fo:background-color="#fbfbff" style:text-scale="107%"/>
    </style:style>
    <style:style style:name="_31_609" style:display-name="1609" style:family="text">
      <style:text-properties fo:color="#0c0400" style:text-position="3% 100%" fo:background-color="#fbfbff"/>
    </style:style>
    <style:style style:name="_31_610" style:display-name="1610" style:family="text">
      <style:text-properties fo:color="#0c0400" style:text-position="3% 100%" fo:background-color="#fbfbff" style:text-scale="94%"/>
    </style:style>
    <style:style style:name="_31_611" style:display-name="1611" style:family="text">
      <style:text-properties fo:color="#0c0400" style:text-position="3% 100%" fo:background-color="#fbfbff" style:text-scale="95%"/>
    </style:style>
    <style:style style:name="_31_612" style:display-name="1612" style:family="text">
      <style:text-properties fo:color="#0c0400" style:text-position="3% 100%" fo:background-color="#fbfbff" style:text-scale="107%"/>
    </style:style>
    <style:style style:name="_31_613" style:display-name="1613" style:family="text">
      <style:text-properties fo:color="#0c0400" style:text-position="3% 100%" fo:letter-spacing="normal" fo:background-color="#fbfbff"/>
    </style:style>
    <style:style style:name="_31_614" style:display-name="1614" style:family="text">
      <style:text-properties fo:color="#0c0400" style:text-position="3% 100%" fo:letter-spacing="normal" fo:background-color="#fbfbff" style:text-scale="94%"/>
    </style:style>
    <style:style style:name="_31_615" style:display-name="1615" style:family="text">
      <style:text-properties fo:color="#0c0400" style:text-position="3% 100%" fo:letter-spacing="normal" fo:background-color="#fbfbff" style:text-scale="95%"/>
    </style:style>
    <style:style style:name="_31_616" style:display-name="1616" style:family="text">
      <style:text-properties fo:color="#0c0400" style:text-position="3% 100%" fo:letter-spacing="normal" fo:background-color="#fbfbff" style:text-scale="107%"/>
    </style:style>
    <style:style style:name="_31_617" style:display-name="1617" style:family="text">
      <style:text-properties fo:color="#0c0400" style:text-position="3% 100%" fo:letter-spacing="0.0374in" fo:background-color="#fbfbff"/>
    </style:style>
    <style:style style:name="_31_618" style:display-name="1618" style:family="text">
      <style:text-properties fo:color="#0c0400" style:text-position="3% 100%" fo:letter-spacing="0.0374in" fo:background-color="#fbfbff" style:text-scale="94%"/>
    </style:style>
    <style:style style:name="_31_619" style:display-name="1619" style:family="text">
      <style:text-properties fo:color="#0c0400" style:text-position="3% 100%" fo:letter-spacing="0.0374in" fo:background-color="#fbfbff" style:text-scale="95%"/>
    </style:style>
    <style:style style:name="_31_620" style:display-name="1620" style:family="text">
      <style:text-properties fo:color="#0c0400" style:text-position="3% 100%" fo:letter-spacing="0.0374in" fo:background-color="#fbfb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74in"/>
    </style:style>
    <style:style style:name="_31_630" style:display-name="1630" style:family="text">
      <style:text-properties fo:color="#0c0c00" fo:letter-spacing="0.0374in" style:text-scale="94%"/>
    </style:style>
    <style:style style:name="_31_631" style:display-name="1631" style:family="text">
      <style:text-properties fo:color="#0c0c00" fo:letter-spacing="0.0374in" style:text-scale="95%"/>
    </style:style>
    <style:style style:name="_31_632" style:display-name="1632" style:family="text">
      <style:text-properties fo:color="#0c0c00" fo:letter-spacing="0.0374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74in"/>
    </style:style>
    <style:style style:name="_31_642" style:display-name="1642" style:family="text">
      <style:text-properties fo:color="#0c0c00" style:text-position="0% 100%" fo:letter-spacing="0.0374in" style:text-scale="94%"/>
    </style:style>
    <style:style style:name="_31_643" style:display-name="1643" style:family="text">
      <style:text-properties fo:color="#0c0c00" style:text-position="0% 100%" fo:letter-spacing="0.0374in" style:text-scale="95%"/>
    </style:style>
    <style:style style:name="_31_644" style:display-name="1644" style:family="text">
      <style:text-properties fo:color="#0c0c00" style:text-position="0% 100%" fo:letter-spacing="0.0374in" style:text-scale="107%"/>
    </style:style>
    <style:style style:name="_31_645" style:display-name="1645" style:family="text">
      <style:text-properties fo:color="#0c0c00" style:text-position="3% 100%"/>
    </style:style>
    <style:style style:name="_31_646" style:display-name="1646" style:family="text">
      <style:text-properties fo:color="#0c0c00" style:text-position="3% 100%" style:text-scale="94%"/>
    </style:style>
    <style:style style:name="_31_647" style:display-name="1647" style:family="text">
      <style:text-properties fo:color="#0c0c00" style:text-position="3% 100%" style:text-scale="95%"/>
    </style:style>
    <style:style style:name="_31_648" style:display-name="1648" style:family="text">
      <style:text-properties fo:color="#0c0c00" style:text-position="3% 100%" style:text-scale="107%"/>
    </style:style>
    <style:style style:name="_31_649" style:display-name="1649" style:family="text">
      <style:text-properties fo:color="#0c0c00" style:text-position="3% 100%" fo:letter-spacing="normal"/>
    </style:style>
    <style:style style:name="_31_650" style:display-name="1650" style:family="text">
      <style:text-properties fo:color="#0c0c00" style:text-position="3% 100%" fo:letter-spacing="normal" style:text-scale="94%"/>
    </style:style>
    <style:style style:name="_31_651" style:display-name="1651" style:family="text">
      <style:text-properties fo:color="#0c0c00" style:text-position="3% 100%" fo:letter-spacing="normal" style:text-scale="95%"/>
    </style:style>
    <style:style style:name="_31_652" style:display-name="1652" style:family="text">
      <style:text-properties fo:color="#0c0c00" style:text-position="3% 100%" fo:letter-spacing="normal" style:text-scale="107%"/>
    </style:style>
    <style:style style:name="_31_653" style:display-name="1653" style:family="text">
      <style:text-properties fo:color="#0c0c00" style:text-position="3% 100%" fo:letter-spacing="0.0374in"/>
    </style:style>
    <style:style style:name="_31_654" style:display-name="1654" style:family="text">
      <style:text-properties fo:color="#0c0c00" style:text-position="3% 100%" fo:letter-spacing="0.0374in" style:text-scale="94%"/>
    </style:style>
    <style:style style:name="_31_655" style:display-name="1655" style:family="text">
      <style:text-properties fo:color="#0c0c00" style:text-position="3% 100%" fo:letter-spacing="0.0374in" style:text-scale="95%"/>
    </style:style>
    <style:style style:name="_31_656" style:display-name="1656" style:family="text">
      <style:text-properties fo:color="#0c0c00" style:text-position="3% 100%" fo:letter-spacing="0.0374in" style:text-scale="107%"/>
    </style:style>
    <style:style style:name="_31_657" style:display-name="1657" style:family="text">
      <style:text-properties fo:color="#0c0c00" fo:background-color="#f3f3ff"/>
    </style:style>
    <style:style style:name="_31_658" style:display-name="1658" style:family="text">
      <style:text-properties fo:color="#0c0c00" fo:background-color="#f3f3ff" style:text-scale="94%"/>
    </style:style>
    <style:style style:name="_31_659" style:display-name="1659" style:family="text">
      <style:text-properties fo:color="#0c0c00" fo:background-color="#f3f3ff" style:text-scale="95%"/>
    </style:style>
    <style:style style:name="_31_660" style:display-name="1660" style:family="text">
      <style:text-properties fo:color="#0c0c00" fo:background-color="#f3f3ff" style:text-scale="107%"/>
    </style:style>
    <style:style style:name="_31_661" style:display-name="1661" style:family="text">
      <style:text-properties fo:color="#0c0c00" fo:letter-spacing="normal" fo:background-color="#f3f3ff"/>
    </style:style>
    <style:style style:name="_31_662" style:display-name="1662" style:family="text">
      <style:text-properties fo:color="#0c0c00" fo:letter-spacing="normal" fo:background-color="#f3f3ff" style:text-scale="94%"/>
    </style:style>
    <style:style style:name="_31_663" style:display-name="1663" style:family="text">
      <style:text-properties fo:color="#0c0c00" fo:letter-spacing="normal" fo:background-color="#f3f3ff" style:text-scale="95%"/>
    </style:style>
    <style:style style:name="_31_664" style:display-name="1664" style:family="text">
      <style:text-properties fo:color="#0c0c00" fo:letter-spacing="normal" fo:background-color="#f3f3ff" style:text-scale="107%"/>
    </style:style>
    <style:style style:name="_31_665" style:display-name="1665" style:family="text">
      <style:text-properties fo:color="#0c0c00" fo:letter-spacing="0.0374in" fo:background-color="#f3f3ff"/>
    </style:style>
    <style:style style:name="_31_666" style:display-name="1666" style:family="text">
      <style:text-properties fo:color="#0c0c00" fo:letter-spacing="0.0374in" fo:background-color="#f3f3ff" style:text-scale="94%"/>
    </style:style>
    <style:style style:name="_31_667" style:display-name="1667" style:family="text">
      <style:text-properties fo:color="#0c0c00" fo:letter-spacing="0.0374in" fo:background-color="#f3f3ff" style:text-scale="95%"/>
    </style:style>
    <style:style style:name="_31_668" style:display-name="1668" style:family="text">
      <style:text-properties fo:color="#0c0c00" fo:letter-spacing="0.0374in" fo:background-color="#f3f3ff" style:text-scale="107%"/>
    </style:style>
    <style:style style:name="_31_669" style:display-name="1669" style:family="text">
      <style:text-properties fo:color="#0c0c00" style:text-position="0% 100%" fo:background-color="#f3f3ff"/>
    </style:style>
    <style:style style:name="_31_670" style:display-name="1670" style:family="text">
      <style:text-properties fo:color="#0c0c00" style:text-position="0% 100%" fo:background-color="#f3f3ff" style:text-scale="94%"/>
    </style:style>
    <style:style style:name="_31_671" style:display-name="1671" style:family="text">
      <style:text-properties fo:color="#0c0c00" style:text-position="0% 100%" fo:background-color="#f3f3ff" style:text-scale="95%"/>
    </style:style>
    <style:style style:name="_31_672" style:display-name="1672" style:family="text">
      <style:text-properties fo:color="#0c0c00" style:text-position="0% 100%" fo:background-color="#f3f3ff" style:text-scale="107%"/>
    </style:style>
    <style:style style:name="_31_673" style:display-name="1673" style:family="text">
      <style:text-properties fo:color="#0c0c00" style:text-position="0% 100%" fo:letter-spacing="normal" fo:background-color="#f3f3ff"/>
    </style:style>
    <style:style style:name="_31_674" style:display-name="1674" style:family="text">
      <style:text-properties fo:color="#0c0c00" style:text-position="0% 100%" fo:letter-spacing="normal" fo:background-color="#f3f3ff" style:text-scale="94%"/>
    </style:style>
    <style:style style:name="_31_675" style:display-name="1675" style:family="text">
      <style:text-properties fo:color="#0c0c00" style:text-position="0% 100%" fo:letter-spacing="normal" fo:background-color="#f3f3ff" style:text-scale="95%"/>
    </style:style>
    <style:style style:name="_31_676" style:display-name="1676" style:family="text">
      <style:text-properties fo:color="#0c0c00" style:text-position="0% 100%" fo:letter-spacing="normal" fo:background-color="#f3f3ff" style:text-scale="107%"/>
    </style:style>
    <style:style style:name="_31_677" style:display-name="1677" style:family="text">
      <style:text-properties fo:color="#0c0c00" style:text-position="0% 100%" fo:letter-spacing="0.0374in" fo:background-color="#f3f3ff"/>
    </style:style>
    <style:style style:name="_31_678" style:display-name="1678" style:family="text">
      <style:text-properties fo:color="#0c0c00" style:text-position="0% 100%" fo:letter-spacing="0.0374in" fo:background-color="#f3f3ff" style:text-scale="94%"/>
    </style:style>
    <style:style style:name="_31_679" style:display-name="1679" style:family="text">
      <style:text-properties fo:color="#0c0c00" style:text-position="0% 100%" fo:letter-spacing="0.0374in" fo:background-color="#f3f3ff" style:text-scale="95%"/>
    </style:style>
    <style:style style:name="_31_680" style:display-name="1680" style:family="text">
      <style:text-properties fo:color="#0c0c00" style:text-position="0% 100%" fo:letter-spacing="0.0374in" fo:background-color="#f3f3ff" style:text-scale="107%"/>
    </style:style>
    <style:style style:name="_31_681" style:display-name="1681" style:family="text">
      <style:text-properties fo:color="#0c0c00" style:text-position="3% 100%" fo:background-color="#f3f3ff"/>
    </style:style>
    <style:style style:name="_31_682" style:display-name="1682" style:family="text">
      <style:text-properties fo:color="#0c0c00" style:text-position="3% 100%" fo:background-color="#f3f3ff" style:text-scale="94%"/>
    </style:style>
    <style:style style:name="_31_683" style:display-name="1683" style:family="text">
      <style:text-properties fo:color="#0c0c00" style:text-position="3% 100%" fo:background-color="#f3f3ff" style:text-scale="95%"/>
    </style:style>
    <style:style style:name="_31_684" style:display-name="1684" style:family="text">
      <style:text-properties fo:color="#0c0c00" style:text-position="3% 100%" fo:background-color="#f3f3ff" style:text-scale="107%"/>
    </style:style>
    <style:style style:name="_31_685" style:display-name="1685" style:family="text">
      <style:text-properties fo:color="#0c0c00" style:text-position="3% 100%" fo:letter-spacing="normal" fo:background-color="#f3f3ff"/>
    </style:style>
    <style:style style:name="_31_686" style:display-name="1686" style:family="text">
      <style:text-properties fo:color="#0c0c00" style:text-position="3% 100%" fo:letter-spacing="normal" fo:background-color="#f3f3ff" style:text-scale="94%"/>
    </style:style>
    <style:style style:name="_31_687" style:display-name="1687" style:family="text">
      <style:text-properties fo:color="#0c0c00" style:text-position="3% 100%" fo:letter-spacing="normal" fo:background-color="#f3f3ff" style:text-scale="95%"/>
    </style:style>
    <style:style style:name="_31_688" style:display-name="1688" style:family="text">
      <style:text-properties fo:color="#0c0c00" style:text-position="3% 100%" fo:letter-spacing="normal" fo:background-color="#f3f3ff" style:text-scale="107%"/>
    </style:style>
    <style:style style:name="_31_689" style:display-name="1689" style:family="text">
      <style:text-properties fo:color="#0c0c00" style:text-position="3% 100%" fo:letter-spacing="0.0374in" fo:background-color="#f3f3ff"/>
    </style:style>
    <style:style style:name="_31_690" style:display-name="1690" style:family="text">
      <style:text-properties fo:color="#0c0c00" style:text-position="3% 100%" fo:letter-spacing="0.0374in" fo:background-color="#f3f3ff" style:text-scale="94%"/>
    </style:style>
    <style:style style:name="_31_691" style:display-name="1691" style:family="text">
      <style:text-properties fo:color="#0c0c00" style:text-position="3% 100%" fo:letter-spacing="0.0374in" fo:background-color="#f3f3ff" style:text-scale="95%"/>
    </style:style>
    <style:style style:name="_31_692" style:display-name="1692" style:family="text">
      <style:text-properties fo:color="#0c0c00" style:text-position="3% 100%" fo:letter-spacing="0.0374in" fo:background-color="#f3f3ff" style:text-scale="107%"/>
    </style:style>
    <style:style style:name="_31_693" style:display-name="1693" style:family="text">
      <style:text-properties fo:color="#0c0c00" fo:background-color="#f3fbff"/>
    </style:style>
    <style:style style:name="_31_694" style:display-name="1694" style:family="text">
      <style:text-properties fo:color="#0c0c00" fo:background-color="#f3fbff" style:text-scale="94%"/>
    </style:style>
    <style:style style:name="_31_695" style:display-name="1695" style:family="text">
      <style:text-properties fo:color="#0c0c00" fo:background-color="#f3fbff" style:text-scale="95%"/>
    </style:style>
    <style:style style:name="_31_696" style:display-name="1696" style:family="text">
      <style:text-properties fo:color="#0c0c00" fo:background-color="#f3fbff" style:text-scale="107%"/>
    </style:style>
    <style:style style:name="_31_697" style:display-name="1697" style:family="text">
      <style:text-properties fo:color="#0c0c00" fo:letter-spacing="normal" fo:background-color="#f3fbff"/>
    </style:style>
    <style:style style:name="_31_698" style:display-name="1698" style:family="text">
      <style:text-properties fo:color="#0c0c00" fo:letter-spacing="normal" fo:background-color="#f3fbff" style:text-scale="94%"/>
    </style:style>
    <style:style style:name="_31_699" style:display-name="1699" style:family="text">
      <style:text-properties fo:color="#0c0c00" fo:letter-spacing="normal" fo:background-color="#f3fbff" style:text-scale="95%"/>
    </style:style>
    <style:style style:name="_31_700" style:display-name="1700" style:family="text">
      <style:text-properties fo:color="#0c0c00" fo:letter-spacing="normal" fo:background-color="#f3fbff" style:text-scale="107%"/>
    </style:style>
    <style:style style:name="_31_701" style:display-name="1701" style:family="text">
      <style:text-properties fo:color="#0c0c00" fo:letter-spacing="0.0374in" fo:background-color="#f3fbff"/>
    </style:style>
    <style:style style:name="_31_702" style:display-name="1702" style:family="text">
      <style:text-properties fo:color="#0c0c00" fo:letter-spacing="0.0374in" fo:background-color="#f3fbff" style:text-scale="94%"/>
    </style:style>
    <style:style style:name="_31_703" style:display-name="1703" style:family="text">
      <style:text-properties fo:color="#0c0c00" fo:letter-spacing="0.0374in" fo:background-color="#f3fbff" style:text-scale="95%"/>
    </style:style>
    <style:style style:name="_31_704" style:display-name="1704" style:family="text">
      <style:text-properties fo:color="#0c0c00" fo:letter-spacing="0.0374in" fo:background-color="#f3fbff" style:text-scale="107%"/>
    </style:style>
    <style:style style:name="_31_705" style:display-name="1705" style:family="text">
      <style:text-properties fo:color="#0c0c00" style:text-position="0% 100%" fo:background-color="#f3fbff"/>
    </style:style>
    <style:style style:name="_31_706" style:display-name="1706" style:family="text">
      <style:text-properties fo:color="#0c0c00" style:text-position="0% 100%" fo:background-color="#f3fbff" style:text-scale="94%"/>
    </style:style>
    <style:style style:name="_31_707" style:display-name="1707" style:family="text">
      <style:text-properties fo:color="#0c0c00" style:text-position="0% 100%" fo:background-color="#f3fbff" style:text-scale="95%"/>
    </style:style>
    <style:style style:name="_31_708" style:display-name="1708" style:family="text">
      <style:text-properties fo:color="#0c0c00" style:text-position="0% 100%" fo:background-color="#f3fbff" style:text-scale="107%"/>
    </style:style>
    <style:style style:name="_31_709" style:display-name="1709" style:family="text">
      <style:text-properties fo:color="#0c0c00" style:text-position="0% 100%" fo:letter-spacing="normal" fo:background-color="#f3fbff"/>
    </style:style>
    <style:style style:name="_31_710" style:display-name="1710" style:family="text">
      <style:text-properties fo:color="#0c0c00" style:text-position="0% 100%" fo:letter-spacing="normal" fo:background-color="#f3fbff" style:text-scale="94%"/>
    </style:style>
    <style:style style:name="_31_711" style:display-name="1711" style:family="text">
      <style:text-properties fo:color="#0c0c00" style:text-position="0% 100%" fo:letter-spacing="normal" fo:background-color="#f3fbff" style:text-scale="95%"/>
    </style:style>
    <style:style style:name="_31_712" style:display-name="1712" style:family="text">
      <style:text-properties fo:color="#0c0c00" style:text-position="0% 100%" fo:letter-spacing="normal" fo:background-color="#f3fbff" style:text-scale="107%"/>
    </style:style>
    <style:style style:name="_31_713" style:display-name="1713" style:family="text">
      <style:text-properties fo:color="#0c0c00" style:text-position="0% 100%" fo:letter-spacing="0.0374in" fo:background-color="#f3fbff"/>
    </style:style>
    <style:style style:name="_31_714" style:display-name="1714" style:family="text">
      <style:text-properties fo:color="#0c0c00" style:text-position="0% 100%" fo:letter-spacing="0.0374in" fo:background-color="#f3fbff" style:text-scale="94%"/>
    </style:style>
    <style:style style:name="_31_715" style:display-name="1715" style:family="text">
      <style:text-properties fo:color="#0c0c00" style:text-position="0% 100%" fo:letter-spacing="0.0374in" fo:background-color="#f3fbff" style:text-scale="95%"/>
    </style:style>
    <style:style style:name="_31_716" style:display-name="1716" style:family="text">
      <style:text-properties fo:color="#0c0c00" style:text-position="0% 100%" fo:letter-spacing="0.0374in" fo:background-color="#f3fbff" style:text-scale="107%"/>
    </style:style>
    <style:style style:name="_31_717" style:display-name="1717" style:family="text">
      <style:text-properties fo:color="#0c0c00" style:text-position="3% 100%" fo:background-color="#f3fbff"/>
    </style:style>
    <style:style style:name="_31_718" style:display-name="1718" style:family="text">
      <style:text-properties fo:color="#0c0c00" style:text-position="3% 100%" fo:background-color="#f3fbff" style:text-scale="94%"/>
    </style:style>
    <style:style style:name="_31_719" style:display-name="1719" style:family="text">
      <style:text-properties fo:color="#0c0c00" style:text-position="3% 100%" fo:background-color="#f3fbff" style:text-scale="95%"/>
    </style:style>
    <style:style style:name="_31_720" style:display-name="1720" style:family="text">
      <style:text-properties fo:color="#0c0c00" style:text-position="3% 100%" fo:background-color="#f3fbff" style:text-scale="107%"/>
    </style:style>
    <style:style style:name="_31_721" style:display-name="1721" style:family="text">
      <style:text-properties fo:color="#0c0c00" style:text-position="3% 100%" fo:letter-spacing="normal" fo:background-color="#f3fbff"/>
    </style:style>
    <style:style style:name="_31_722" style:display-name="1722" style:family="text">
      <style:text-properties fo:color="#0c0c00" style:text-position="3% 100%" fo:letter-spacing="normal" fo:background-color="#f3fbff" style:text-scale="94%"/>
    </style:style>
    <style:style style:name="_31_723" style:display-name="1723" style:family="text">
      <style:text-properties fo:color="#0c0c00" style:text-position="3% 100%" fo:letter-spacing="normal" fo:background-color="#f3fbff" style:text-scale="95%"/>
    </style:style>
    <style:style style:name="_31_724" style:display-name="1724" style:family="text">
      <style:text-properties fo:color="#0c0c00" style:text-position="3% 100%" fo:letter-spacing="normal" fo:background-color="#f3fbff" style:text-scale="107%"/>
    </style:style>
    <style:style style:name="_31_725" style:display-name="1725" style:family="text">
      <style:text-properties fo:color="#0c0c00" style:text-position="3% 100%" fo:letter-spacing="0.0374in" fo:background-color="#f3fbff"/>
    </style:style>
    <style:style style:name="_31_726" style:display-name="1726" style:family="text">
      <style:text-properties fo:color="#0c0c00" style:text-position="3% 100%" fo:letter-spacing="0.0374in" fo:background-color="#f3fbff" style:text-scale="94%"/>
    </style:style>
    <style:style style:name="_31_727" style:display-name="1727" style:family="text">
      <style:text-properties fo:color="#0c0c00" style:text-position="3% 100%" fo:letter-spacing="0.0374in" fo:background-color="#f3fbff" style:text-scale="95%"/>
    </style:style>
    <style:style style:name="_31_728" style:display-name="1728" style:family="text">
      <style:text-properties fo:color="#0c0c00" style:text-position="3% 100%" fo:letter-spacing="0.0374in" fo:background-color="#f3fbff" style:text-scale="107%"/>
    </style:style>
    <style:style style:name="_31_729" style:display-name="1729" style:family="text">
      <style:text-properties fo:color="#0c0c00" fo:background-color="#fbf3ff"/>
    </style:style>
    <style:style style:name="_31_730" style:display-name="1730" style:family="text">
      <style:text-properties fo:color="#0c0c00" fo:background-color="#fbf3ff" style:text-scale="94%"/>
    </style:style>
    <style:style style:name="_31_731" style:display-name="1731" style:family="text">
      <style:text-properties fo:color="#0c0c00" fo:background-color="#fbf3ff" style:text-scale="95%"/>
    </style:style>
    <style:style style:name="_31_732" style:display-name="1732" style:family="text">
      <style:text-properties fo:color="#0c0c00" fo:background-color="#fbf3ff" style:text-scale="107%"/>
    </style:style>
    <style:style style:name="_31_733" style:display-name="1733" style:family="text">
      <style:text-properties fo:color="#0c0c00" fo:letter-spacing="normal" fo:background-color="#fbf3ff"/>
    </style:style>
    <style:style style:name="_31_734" style:display-name="1734" style:family="text">
      <style:text-properties fo:color="#0c0c00" fo:letter-spacing="normal" fo:background-color="#fbf3ff" style:text-scale="94%"/>
    </style:style>
    <style:style style:name="_31_735" style:display-name="1735" style:family="text">
      <style:text-properties fo:color="#0c0c00" fo:letter-spacing="normal" fo:background-color="#fbf3ff" style:text-scale="95%"/>
    </style:style>
    <style:style style:name="_31_736" style:display-name="1736" style:family="text">
      <style:text-properties fo:color="#0c0c00" fo:letter-spacing="normal" fo:background-color="#fbf3ff" style:text-scale="107%"/>
    </style:style>
    <style:style style:name="_31_737" style:display-name="1737" style:family="text">
      <style:text-properties fo:color="#0c0c00" fo:letter-spacing="0.0374in" fo:background-color="#fbf3ff"/>
    </style:style>
    <style:style style:name="_31_738" style:display-name="1738" style:family="text">
      <style:text-properties fo:color="#0c0c00" fo:letter-spacing="0.0374in" fo:background-color="#fbf3ff" style:text-scale="94%"/>
    </style:style>
    <style:style style:name="_31_739" style:display-name="1739" style:family="text">
      <style:text-properties fo:color="#0c0c00" fo:letter-spacing="0.0374in" fo:background-color="#fbf3ff" style:text-scale="95%"/>
    </style:style>
    <style:style style:name="_31_740" style:display-name="1740" style:family="text">
      <style:text-properties fo:color="#0c0c00" fo:letter-spacing="0.0374in" fo:background-color="#fbf3ff" style:text-scale="107%"/>
    </style:style>
    <style:style style:name="_31_741" style:display-name="1741" style:family="text">
      <style:text-properties fo:color="#0c0c00" style:text-position="0% 100%" fo:background-color="#fbf3ff"/>
    </style:style>
    <style:style style:name="_31_742" style:display-name="1742" style:family="text">
      <style:text-properties fo:color="#0c0c00" style:text-position="0% 100%" fo:background-color="#fbf3ff" style:text-scale="94%"/>
    </style:style>
    <style:style style:name="_31_743" style:display-name="1743" style:family="text">
      <style:text-properties fo:color="#0c0c00" style:text-position="0% 100%" fo:background-color="#fbf3ff" style:text-scale="95%"/>
    </style:style>
    <style:style style:name="_31_744" style:display-name="1744" style:family="text">
      <style:text-properties fo:color="#0c0c00" style:text-position="0% 100%" fo:background-color="#fbf3ff" style:text-scale="107%"/>
    </style:style>
    <style:style style:name="_31_745" style:display-name="1745" style:family="text">
      <style:text-properties fo:color="#0c0c00" style:text-position="0% 100%" fo:letter-spacing="normal" fo:background-color="#fbf3ff"/>
    </style:style>
    <style:style style:name="_31_746" style:display-name="1746" style:family="text">
      <style:text-properties fo:color="#0c0c00" style:text-position="0% 100%" fo:letter-spacing="normal" fo:background-color="#fbf3ff" style:text-scale="94%"/>
    </style:style>
    <style:style style:name="_31_747" style:display-name="1747" style:family="text">
      <style:text-properties fo:color="#0c0c00" style:text-position="0% 100%" fo:letter-spacing="normal" fo:background-color="#fbf3ff" style:text-scale="95%"/>
    </style:style>
    <style:style style:name="_31_748" style:display-name="1748" style:family="text">
      <style:text-properties fo:color="#0c0c00" style:text-position="0% 100%" fo:letter-spacing="normal" fo:background-color="#fbf3ff" style:text-scale="107%"/>
    </style:style>
    <style:style style:name="_31_749" style:display-name="1749" style:family="text">
      <style:text-properties fo:color="#0c0c00" style:text-position="0% 100%" fo:letter-spacing="0.0374in" fo:background-color="#fbf3ff"/>
    </style:style>
    <style:style style:name="_31_750" style:display-name="1750" style:family="text">
      <style:text-properties fo:color="#0c0c00" style:text-position="0% 100%" fo:letter-spacing="0.0374in" fo:background-color="#fbf3ff" style:text-scale="94%"/>
    </style:style>
    <style:style style:name="_31_751" style:display-name="1751" style:family="text">
      <style:text-properties fo:color="#0c0c00" style:text-position="0% 100%" fo:letter-spacing="0.0374in" fo:background-color="#fbf3ff" style:text-scale="95%"/>
    </style:style>
    <style:style style:name="_31_752" style:display-name="1752" style:family="text">
      <style:text-properties fo:color="#0c0c00" style:text-position="0% 100%" fo:letter-spacing="0.0374in" fo:background-color="#fbf3ff" style:text-scale="107%"/>
    </style:style>
    <style:style style:name="_31_753" style:display-name="1753" style:family="text">
      <style:text-properties fo:color="#0c0c00" style:text-position="3% 100%" fo:background-color="#fbf3ff"/>
    </style:style>
    <style:style style:name="_31_754" style:display-name="1754" style:family="text">
      <style:text-properties fo:color="#0c0c00" style:text-position="3% 100%" fo:background-color="#fbf3ff" style:text-scale="94%"/>
    </style:style>
    <style:style style:name="_31_755" style:display-name="1755" style:family="text">
      <style:text-properties fo:color="#0c0c00" style:text-position="3% 100%" fo:background-color="#fbf3ff" style:text-scale="95%"/>
    </style:style>
    <style:style style:name="_31_756" style:display-name="1756" style:family="text">
      <style:text-properties fo:color="#0c0c00" style:text-position="3% 100%" fo:background-color="#fbf3ff" style:text-scale="107%"/>
    </style:style>
    <style:style style:name="_31_757" style:display-name="1757" style:family="text">
      <style:text-properties fo:color="#0c0c00" style:text-position="3% 100%" fo:letter-spacing="normal" fo:background-color="#fbf3ff"/>
    </style:style>
    <style:style style:name="_31_758" style:display-name="1758" style:family="text">
      <style:text-properties fo:color="#0c0c00" style:text-position="3% 100%" fo:letter-spacing="normal" fo:background-color="#fbf3ff" style:text-scale="94%"/>
    </style:style>
    <style:style style:name="_31_759" style:display-name="1759" style:family="text">
      <style:text-properties fo:color="#0c0c00" style:text-position="3% 100%" fo:letter-spacing="normal" fo:background-color="#fbf3ff" style:text-scale="95%"/>
    </style:style>
    <style:style style:name="_31_760" style:display-name="1760" style:family="text">
      <style:text-properties fo:color="#0c0c00" style:text-position="3% 100%" fo:letter-spacing="normal" fo:background-color="#fbf3ff" style:text-scale="107%"/>
    </style:style>
    <style:style style:name="_31_761" style:display-name="1761" style:family="text">
      <style:text-properties fo:color="#0c0c00" style:text-position="3% 100%" fo:letter-spacing="0.0374in" fo:background-color="#fbf3ff"/>
    </style:style>
    <style:style style:name="_31_762" style:display-name="1762" style:family="text">
      <style:text-properties fo:color="#0c0c00" style:text-position="3% 100%" fo:letter-spacing="0.0374in" fo:background-color="#fbf3ff" style:text-scale="94%"/>
    </style:style>
    <style:style style:name="_31_763" style:display-name="1763" style:family="text">
      <style:text-properties fo:color="#0c0c00" style:text-position="3% 100%" fo:letter-spacing="0.0374in" fo:background-color="#fbf3ff" style:text-scale="95%"/>
    </style:style>
    <style:style style:name="_31_764" style:display-name="1764" style:family="text">
      <style:text-properties fo:color="#0c0c00" style:text-position="3% 100%" fo:letter-spacing="0.0374in" fo:background-color="#fbf3ff" style:text-scale="107%"/>
    </style:style>
    <style:style style:name="_31_765" style:display-name="1765" style:family="text">
      <style:text-properties fo:color="#0c0c00" fo:background-color="#fbfbff"/>
    </style:style>
    <style:style style:name="_31_766" style:display-name="1766" style:family="text">
      <style:text-properties fo:color="#0c0c00" fo:background-color="#fbfbff" style:text-scale="94%"/>
    </style:style>
    <style:style style:name="_31_767" style:display-name="1767" style:family="text">
      <style:text-properties fo:color="#0c0c00" fo:background-color="#fbfbff" style:text-scale="95%"/>
    </style:style>
    <style:style style:name="_31_768" style:display-name="1768" style:family="text">
      <style:text-properties fo:color="#0c0c00" fo:background-color="#fbfbff" style:text-scale="107%"/>
    </style:style>
    <style:style style:name="_31_769" style:display-name="1769" style:family="text">
      <style:text-properties fo:color="#0c0c00" fo:letter-spacing="normal" fo:background-color="#fbfbff"/>
    </style:style>
    <style:style style:name="_31_770" style:display-name="1770" style:family="text">
      <style:text-properties fo:color="#0c0c00" fo:letter-spacing="normal" fo:background-color="#fbfbff" style:text-scale="94%"/>
    </style:style>
    <style:style style:name="_31_771" style:display-name="1771" style:family="text">
      <style:text-properties fo:color="#0c0c00" fo:letter-spacing="normal" fo:background-color="#fbfbff" style:text-scale="95%"/>
    </style:style>
    <style:style style:name="_31_772" style:display-name="1772" style:family="text">
      <style:text-properties fo:color="#0c0c00" fo:letter-spacing="normal" fo:background-color="#fbfbff" style:text-scale="107%"/>
    </style:style>
    <style:style style:name="_31_773" style:display-name="1773" style:family="text">
      <style:text-properties fo:color="#0c0c00" fo:letter-spacing="0.0374in" fo:background-color="#fbfbff"/>
    </style:style>
    <style:style style:name="_31_774" style:display-name="1774" style:family="text">
      <style:text-properties fo:color="#0c0c00" fo:letter-spacing="0.0374in" fo:background-color="#fbfbff" style:text-scale="94%"/>
    </style:style>
    <style:style style:name="_31_775" style:display-name="1775" style:family="text">
      <style:text-properties fo:color="#0c0c00" fo:letter-spacing="0.0374in" fo:background-color="#fbfbff" style:text-scale="95%"/>
    </style:style>
    <style:style style:name="_31_776" style:display-name="1776" style:family="text">
      <style:text-properties fo:color="#0c0c00" fo:letter-spacing="0.0374in" fo:background-color="#fbfbff" style:text-scale="107%"/>
    </style:style>
    <style:style style:name="_31_777" style:display-name="1777" style:family="text">
      <style:text-properties fo:color="#0c0c00" style:text-position="0% 100%" fo:background-color="#fbfbff"/>
    </style:style>
    <style:style style:name="_31_778" style:display-name="1778" style:family="text">
      <style:text-properties fo:color="#0c0c00" style:text-position="0% 100%" fo:background-color="#fbfbff" style:text-scale="94%"/>
    </style:style>
    <style:style style:name="_31_779" style:display-name="1779" style:family="text">
      <style:text-properties fo:color="#0c0c00" style:text-position="0% 100%" fo:background-color="#fbfbff" style:text-scale="95%"/>
    </style:style>
    <style:style style:name="_31_780" style:display-name="1780" style:family="text">
      <style:text-properties fo:color="#0c0c00" style:text-position="0% 100%" fo:background-color="#fbfbff" style:text-scale="107%"/>
    </style:style>
    <style:style style:name="_31_781" style:display-name="1781" style:family="text">
      <style:text-properties fo:color="#0c0c00" style:text-position="0% 100%" fo:letter-spacing="normal" fo:background-color="#fbfbff"/>
    </style:style>
    <style:style style:name="_31_782" style:display-name="1782" style:family="text">
      <style:text-properties fo:color="#0c0c00" style:text-position="0% 100%" fo:letter-spacing="normal" fo:background-color="#fbfbff" style:text-scale="94%"/>
    </style:style>
    <style:style style:name="_31_783" style:display-name="1783" style:family="text">
      <style:text-properties fo:color="#0c0c00" style:text-position="0% 100%" fo:letter-spacing="normal" fo:background-color="#fbfbff" style:text-scale="95%"/>
    </style:style>
    <style:style style:name="_31_784" style:display-name="1784" style:family="text">
      <style:text-properties fo:color="#0c0c00" style:text-position="0% 100%" fo:letter-spacing="normal" fo:background-color="#fbfbff" style:text-scale="107%"/>
    </style:style>
    <style:style style:name="_31_785" style:display-name="1785" style:family="text">
      <style:text-properties fo:color="#0c0c00" style:text-position="0% 100%" fo:letter-spacing="0.0374in" fo:background-color="#fbfbff"/>
    </style:style>
    <style:style style:name="_31_786" style:display-name="1786" style:family="text">
      <style:text-properties fo:color="#0c0c00" style:text-position="0% 100%" fo:letter-spacing="0.0374in" fo:background-color="#fbfbff" style:text-scale="94%"/>
    </style:style>
    <style:style style:name="_31_787" style:display-name="1787" style:family="text">
      <style:text-properties fo:color="#0c0c00" style:text-position="0% 100%" fo:letter-spacing="0.0374in" fo:background-color="#fbfbff" style:text-scale="95%"/>
    </style:style>
    <style:style style:name="_31_788" style:display-name="1788" style:family="text">
      <style:text-properties fo:color="#0c0c00" style:text-position="0% 100%" fo:letter-spacing="0.0374in" fo:background-color="#fbfbff" style:text-scale="107%"/>
    </style:style>
    <style:style style:name="_31_789" style:display-name="1789" style:family="text">
      <style:text-properties fo:color="#0c0c00" style:text-position="3% 100%" fo:background-color="#fbfbff"/>
    </style:style>
    <style:style style:name="_31_790" style:display-name="1790" style:family="text">
      <style:text-properties fo:color="#0c0c00" style:text-position="3% 100%" fo:background-color="#fbfbff" style:text-scale="94%"/>
    </style:style>
    <style:style style:name="_31_791" style:display-name="1791" style:family="text">
      <style:text-properties fo:color="#0c0c00" style:text-position="3% 100%" fo:background-color="#fbfbff" style:text-scale="95%"/>
    </style:style>
    <style:style style:name="_31_792" style:display-name="1792" style:family="text">
      <style:text-properties fo:color="#0c0c00" style:text-position="3% 100%" fo:background-color="#fbfbff" style:text-scale="107%"/>
    </style:style>
    <style:style style:name="_31_793" style:display-name="1793" style:family="text">
      <style:text-properties fo:color="#0c0c00" style:text-position="3% 100%" fo:letter-spacing="normal" fo:background-color="#fbfbff"/>
    </style:style>
    <style:style style:name="_31_794" style:display-name="1794" style:family="text">
      <style:text-properties fo:color="#0c0c00" style:text-position="3% 100%" fo:letter-spacing="normal" fo:background-color="#fbfbff" style:text-scale="94%"/>
    </style:style>
    <style:style style:name="_31_795" style:display-name="1795" style:family="text">
      <style:text-properties fo:color="#0c0c00" style:text-position="3% 100%" fo:letter-spacing="normal" fo:background-color="#fbfbff" style:text-scale="95%"/>
    </style:style>
    <style:style style:name="_31_796" style:display-name="1796" style:family="text">
      <style:text-properties fo:color="#0c0c00" style:text-position="3% 100%" fo:letter-spacing="normal" fo:background-color="#fbfbff" style:text-scale="107%"/>
    </style:style>
    <style:style style:name="_31_797" style:display-name="1797" style:family="text">
      <style:text-properties fo:color="#0c0c00" style:text-position="3% 100%" fo:letter-spacing="0.0374in" fo:background-color="#fbfbff"/>
    </style:style>
    <style:style style:name="_31_798" style:display-name="1798" style:family="text">
      <style:text-properties fo:color="#0c0c00" style:text-position="3% 100%" fo:letter-spacing="0.0374in" fo:background-color="#fbfbff" style:text-scale="94%"/>
    </style:style>
    <style:style style:name="_31_799" style:display-name="1799" style:family="text">
      <style:text-properties fo:color="#0c0c00" style:text-position="3% 100%" fo:letter-spacing="0.0374in" fo:background-color="#fbfbff" style:text-scale="95%"/>
    </style:style>
    <style:style style:name="_31_800" style:display-name="1800" style:family="text">
      <style:text-properties fo:color="#0c0c00" style:text-position="3% 100%" fo:letter-spacing="0.0374in" fo:background-color="#fbfb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74in"/>
    </style:style>
    <style:style style:name="_31_810" style:display-name="1810" style:family="text">
      <style:text-properties fo:letter-spacing="0.0374in" style:text-scale="94%"/>
    </style:style>
    <style:style style:name="_31_811" style:display-name="1811" style:family="text">
      <style:text-properties fo:letter-spacing="0.0374in" style:text-scale="95%"/>
    </style:style>
    <style:style style:name="_31_812" style:display-name="1812" style:family="text">
      <style:text-properties fo:letter-spacing="0.0374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74in"/>
    </style:style>
    <style:style style:name="_31_822" style:display-name="1822" style:family="text">
      <style:text-properties style:text-position="0% 100%" fo:letter-spacing="0.0374in" style:text-scale="94%"/>
    </style:style>
    <style:style style:name="_31_823" style:display-name="1823" style:family="text">
      <style:text-properties style:text-position="0% 100%" fo:letter-spacing="0.0374in" style:text-scale="95%"/>
    </style:style>
    <style:style style:name="_31_824" style:display-name="1824" style:family="text">
      <style:text-properties style:text-position="0% 100%" fo:letter-spacing="0.0374in" style:text-scale="107%"/>
    </style:style>
    <style:style style:name="_31_825" style:display-name="1825" style:family="text">
      <style:text-properties style:text-position="3% 100%"/>
    </style:style>
    <style:style style:name="_31_826" style:display-name="1826" style:family="text">
      <style:text-properties style:text-position="3% 100%" style:text-scale="94%"/>
    </style:style>
    <style:style style:name="_31_827" style:display-name="1827" style:family="text">
      <style:text-properties style:text-position="3% 100%" style:text-scale="95%"/>
    </style:style>
    <style:style style:name="_31_828" style:display-name="1828" style:family="text">
      <style:text-properties style:text-position="3% 100%" style:text-scale="107%"/>
    </style:style>
    <style:style style:name="_31_829" style:display-name="1829" style:family="text">
      <style:text-properties style:text-position="3% 100%" fo:letter-spacing="normal"/>
    </style:style>
    <style:style style:name="_31_830" style:display-name="1830" style:family="text">
      <style:text-properties style:text-position="3% 100%" fo:letter-spacing="normal" style:text-scale="94%"/>
    </style:style>
    <style:style style:name="_31_831" style:display-name="1831" style:family="text">
      <style:text-properties style:text-position="3% 100%" fo:letter-spacing="normal" style:text-scale="95%"/>
    </style:style>
    <style:style style:name="_31_832" style:display-name="1832" style:family="text">
      <style:text-properties style:text-position="3% 100%" fo:letter-spacing="normal" style:text-scale="107%"/>
    </style:style>
    <style:style style:name="_31_833" style:display-name="1833" style:family="text">
      <style:text-properties style:text-position="3% 100%" fo:letter-spacing="0.0374in"/>
    </style:style>
    <style:style style:name="_31_834" style:display-name="1834" style:family="text">
      <style:text-properties style:text-position="3% 100%" fo:letter-spacing="0.0374in" style:text-scale="94%"/>
    </style:style>
    <style:style style:name="_31_835" style:display-name="1835" style:family="text">
      <style:text-properties style:text-position="3% 100%" fo:letter-spacing="0.0374in" style:text-scale="95%"/>
    </style:style>
    <style:style style:name="_31_836" style:display-name="1836" style:family="text">
      <style:text-properties style:text-position="3% 100%" fo:letter-spacing="0.0374in" style:text-scale="107%"/>
    </style:style>
    <style:style style:name="_31_837" style:display-name="1837" style:family="text">
      <style:text-properties fo:background-color="#f3f3ff"/>
    </style:style>
    <style:style style:name="_31_838" style:display-name="1838" style:family="text">
      <style:text-properties fo:background-color="#f3f3ff" style:text-scale="94%"/>
    </style:style>
    <style:style style:name="_31_839" style:display-name="1839" style:family="text">
      <style:text-properties fo:background-color="#f3f3ff" style:text-scale="95%"/>
    </style:style>
    <style:style style:name="_31_840" style:display-name="1840" style:family="text">
      <style:text-properties fo:background-color="#f3f3ff" style:text-scale="107%"/>
    </style:style>
    <style:style style:name="_31_841" style:display-name="1841" style:family="text">
      <style:text-properties fo:letter-spacing="normal" fo:background-color="#f3f3ff"/>
    </style:style>
    <style:style style:name="_31_842" style:display-name="1842" style:family="text">
      <style:text-properties fo:letter-spacing="normal" fo:background-color="#f3f3ff" style:text-scale="94%"/>
    </style:style>
    <style:style style:name="_31_843" style:display-name="1843" style:family="text">
      <style:text-properties fo:letter-spacing="normal" fo:background-color="#f3f3ff" style:text-scale="95%"/>
    </style:style>
    <style:style style:name="_31_844" style:display-name="1844" style:family="text">
      <style:text-properties fo:letter-spacing="normal" fo:background-color="#f3f3ff" style:text-scale="107%"/>
    </style:style>
    <style:style style:name="_31_845" style:display-name="1845" style:family="text">
      <style:text-properties fo:letter-spacing="0.0374in" fo:background-color="#f3f3ff"/>
    </style:style>
    <style:style style:name="_31_846" style:display-name="1846" style:family="text">
      <style:text-properties fo:letter-spacing="0.0374in" fo:background-color="#f3f3ff" style:text-scale="94%"/>
    </style:style>
    <style:style style:name="_31_847" style:display-name="1847" style:family="text">
      <style:text-properties fo:letter-spacing="0.0374in" fo:background-color="#f3f3ff" style:text-scale="95%"/>
    </style:style>
    <style:style style:name="_31_848" style:display-name="1848" style:family="text">
      <style:text-properties fo:letter-spacing="0.0374in" fo:background-color="#f3f3ff" style:text-scale="107%"/>
    </style:style>
    <style:style style:name="_31_849" style:display-name="1849" style:family="text">
      <style:text-properties style:text-position="0% 100%" fo:background-color="#f3f3ff"/>
    </style:style>
    <style:style style:name="_31_850" style:display-name="1850" style:family="text">
      <style:text-properties style:text-position="0% 100%" fo:background-color="#f3f3ff" style:text-scale="94%"/>
    </style:style>
    <style:style style:name="_31_851" style:display-name="1851" style:family="text">
      <style:text-properties style:text-position="0% 100%" fo:background-color="#f3f3ff" style:text-scale="95%"/>
    </style:style>
    <style:style style:name="_31_852" style:display-name="1852" style:family="text">
      <style:text-properties style:text-position="0% 100%" fo:background-color="#f3f3ff" style:text-scale="107%"/>
    </style:style>
    <style:style style:name="_31_853" style:display-name="1853" style:family="text">
      <style:text-properties style:text-position="0% 100%" fo:letter-spacing="normal" fo:background-color="#f3f3ff"/>
    </style:style>
    <style:style style:name="_31_854" style:display-name="1854" style:family="text">
      <style:text-properties style:text-position="0% 100%" fo:letter-spacing="normal" fo:background-color="#f3f3ff" style:text-scale="94%"/>
    </style:style>
    <style:style style:name="_31_855" style:display-name="1855" style:family="text">
      <style:text-properties style:text-position="0% 100%" fo:letter-spacing="normal" fo:background-color="#f3f3ff" style:text-scale="95%"/>
    </style:style>
    <style:style style:name="_31_856" style:display-name="1856" style:family="text">
      <style:text-properties style:text-position="0% 100%" fo:letter-spacing="normal" fo:background-color="#f3f3ff" style:text-scale="107%"/>
    </style:style>
    <style:style style:name="_31_857" style:display-name="1857" style:family="text">
      <style:text-properties style:text-position="0% 100%" fo:letter-spacing="0.0374in" fo:background-color="#f3f3ff"/>
    </style:style>
    <style:style style:name="_31_858" style:display-name="1858" style:family="text">
      <style:text-properties style:text-position="0% 100%" fo:letter-spacing="0.0374in" fo:background-color="#f3f3ff" style:text-scale="94%"/>
    </style:style>
    <style:style style:name="_31_859" style:display-name="1859" style:family="text">
      <style:text-properties style:text-position="0% 100%" fo:letter-spacing="0.0374in" fo:background-color="#f3f3ff" style:text-scale="95%"/>
    </style:style>
    <style:style style:name="_31_860" style:display-name="1860" style:family="text">
      <style:text-properties style:text-position="0% 100%" fo:letter-spacing="0.0374in" fo:background-color="#f3f3ff" style:text-scale="107%"/>
    </style:style>
    <style:style style:name="_31_861" style:display-name="1861" style:family="text">
      <style:text-properties style:text-position="3% 100%" fo:background-color="#f3f3ff"/>
    </style:style>
    <style:style style:name="_31_862" style:display-name="1862" style:family="text">
      <style:text-properties style:text-position="3% 100%" fo:background-color="#f3f3ff" style:text-scale="94%"/>
    </style:style>
    <style:style style:name="_31_863" style:display-name="1863" style:family="text">
      <style:text-properties style:text-position="3% 100%" fo:background-color="#f3f3ff" style:text-scale="95%"/>
    </style:style>
    <style:style style:name="_31_864" style:display-name="1864" style:family="text">
      <style:text-properties style:text-position="3% 100%" fo:background-color="#f3f3ff" style:text-scale="107%"/>
    </style:style>
    <style:style style:name="_31_865" style:display-name="1865" style:family="text">
      <style:text-properties style:text-position="3% 100%" fo:letter-spacing="normal" fo:background-color="#f3f3ff"/>
    </style:style>
    <style:style style:name="_31_866" style:display-name="1866" style:family="text">
      <style:text-properties style:text-position="3% 100%" fo:letter-spacing="normal" fo:background-color="#f3f3ff" style:text-scale="94%"/>
    </style:style>
    <style:style style:name="_31_867" style:display-name="1867" style:family="text">
      <style:text-properties style:text-position="3% 100%" fo:letter-spacing="normal" fo:background-color="#f3f3ff" style:text-scale="95%"/>
    </style:style>
    <style:style style:name="_31_868" style:display-name="1868" style:family="text">
      <style:text-properties style:text-position="3% 100%" fo:letter-spacing="normal" fo:background-color="#f3f3ff" style:text-scale="107%"/>
    </style:style>
    <style:style style:name="_31_869" style:display-name="1869" style:family="text">
      <style:text-properties style:text-position="3% 100%" fo:letter-spacing="0.0374in" fo:background-color="#f3f3ff"/>
    </style:style>
    <style:style style:name="_31_870" style:display-name="1870" style:family="text">
      <style:text-properties style:text-position="3% 100%" fo:letter-spacing="0.0374in" fo:background-color="#f3f3ff" style:text-scale="94%"/>
    </style:style>
    <style:style style:name="_31_871" style:display-name="1871" style:family="text">
      <style:text-properties style:text-position="3% 100%" fo:letter-spacing="0.0374in" fo:background-color="#f3f3ff" style:text-scale="95%"/>
    </style:style>
    <style:style style:name="_31_872" style:display-name="1872" style:family="text">
      <style:text-properties style:text-position="3% 100%" fo:letter-spacing="0.0374in" fo:background-color="#f3f3ff" style:text-scale="107%"/>
    </style:style>
    <style:style style:name="_31_873" style:display-name="1873" style:family="text">
      <style:text-properties fo:background-color="#f3fbff"/>
    </style:style>
    <style:style style:name="_31_874" style:display-name="1874" style:family="text">
      <style:text-properties fo:background-color="#f3fbff" style:text-scale="94%"/>
    </style:style>
    <style:style style:name="_31_875" style:display-name="1875" style:family="text">
      <style:text-properties fo:background-color="#f3fbff" style:text-scale="95%"/>
    </style:style>
    <style:style style:name="_31_876" style:display-name="1876" style:family="text">
      <style:text-properties fo:background-color="#f3fbff" style:text-scale="107%"/>
    </style:style>
    <style:style style:name="_31_877" style:display-name="1877" style:family="text">
      <style:text-properties fo:letter-spacing="normal" fo:background-color="#f3fbff"/>
    </style:style>
    <style:style style:name="_31_878" style:display-name="1878" style:family="text">
      <style:text-properties fo:letter-spacing="normal" fo:background-color="#f3fbff" style:text-scale="94%"/>
    </style:style>
    <style:style style:name="_31_879" style:display-name="1879" style:family="text">
      <style:text-properties fo:letter-spacing="normal" fo:background-color="#f3fbff" style:text-scale="95%"/>
    </style:style>
    <style:style style:name="_31_880" style:display-name="1880" style:family="text">
      <style:text-properties fo:letter-spacing="normal" fo:background-color="#f3fbff" style:text-scale="107%"/>
    </style:style>
    <style:style style:name="_31_881" style:display-name="1881" style:family="text">
      <style:text-properties fo:letter-spacing="0.0374in" fo:background-color="#f3fbff"/>
    </style:style>
    <style:style style:name="_31_882" style:display-name="1882" style:family="text">
      <style:text-properties fo:letter-spacing="0.0374in" fo:background-color="#f3fbff" style:text-scale="94%"/>
    </style:style>
    <style:style style:name="_31_883" style:display-name="1883" style:family="text">
      <style:text-properties fo:letter-spacing="0.0374in" fo:background-color="#f3fbff" style:text-scale="95%"/>
    </style:style>
    <style:style style:name="_31_884" style:display-name="1884" style:family="text">
      <style:text-properties fo:letter-spacing="0.0374in" fo:background-color="#f3fbff" style:text-scale="107%"/>
    </style:style>
    <style:style style:name="_31_885" style:display-name="1885" style:family="text">
      <style:text-properties style:text-position="0% 100%" fo:background-color="#f3fbff"/>
    </style:style>
    <style:style style:name="_31_886" style:display-name="1886" style:family="text">
      <style:text-properties style:text-position="0% 100%" fo:background-color="#f3fbff" style:text-scale="94%"/>
    </style:style>
    <style:style style:name="_31_887" style:display-name="1887" style:family="text">
      <style:text-properties style:text-position="0% 100%" fo:background-color="#f3fbff" style:text-scale="95%"/>
    </style:style>
    <style:style style:name="_31_888" style:display-name="1888" style:family="text">
      <style:text-properties style:text-position="0% 100%" fo:background-color="#f3fbff" style:text-scale="107%"/>
    </style:style>
    <style:style style:name="_31_889" style:display-name="1889" style:family="text">
      <style:text-properties style:text-position="0% 100%" fo:letter-spacing="normal" fo:background-color="#f3fbff"/>
    </style:style>
    <style:style style:name="_31_890" style:display-name="1890" style:family="text">
      <style:text-properties style:text-position="0% 100%" fo:letter-spacing="normal" fo:background-color="#f3fbff" style:text-scale="94%"/>
    </style:style>
    <style:style style:name="_31_891" style:display-name="1891" style:family="text">
      <style:text-properties style:text-position="0% 100%" fo:letter-spacing="normal" fo:background-color="#f3fbff" style:text-scale="95%"/>
    </style:style>
    <style:style style:name="_31_892" style:display-name="1892" style:family="text">
      <style:text-properties style:text-position="0% 100%" fo:letter-spacing="normal" fo:background-color="#f3fbff" style:text-scale="107%"/>
    </style:style>
    <style:style style:name="_31_893" style:display-name="1893" style:family="text">
      <style:text-properties style:text-position="0% 100%" fo:letter-spacing="0.0374in" fo:background-color="#f3fbff"/>
    </style:style>
    <style:style style:name="_31_894" style:display-name="1894" style:family="text">
      <style:text-properties style:text-position="0% 100%" fo:letter-spacing="0.0374in" fo:background-color="#f3fbff" style:text-scale="94%"/>
    </style:style>
    <style:style style:name="_31_895" style:display-name="1895" style:family="text">
      <style:text-properties style:text-position="0% 100%" fo:letter-spacing="0.0374in" fo:background-color="#f3fbff" style:text-scale="95%"/>
    </style:style>
    <style:style style:name="_31_896" style:display-name="1896" style:family="text">
      <style:text-properties style:text-position="0% 100%" fo:letter-spacing="0.0374in" fo:background-color="#f3fbff" style:text-scale="107%"/>
    </style:style>
    <style:style style:name="_31_897" style:display-name="1897" style:family="text">
      <style:text-properties style:text-position="3% 100%" fo:background-color="#f3fbff"/>
    </style:style>
    <style:style style:name="_31_898" style:display-name="1898" style:family="text">
      <style:text-properties style:text-position="3% 100%" fo:background-color="#f3fbff" style:text-scale="94%"/>
    </style:style>
    <style:style style:name="_31_899" style:display-name="1899" style:family="text">
      <style:text-properties style:text-position="3% 100%" fo:background-color="#f3fbff" style:text-scale="95%"/>
    </style:style>
    <style:style style:name="_31_900" style:display-name="1900" style:family="text">
      <style:text-properties style:text-position="3% 100%" fo:background-color="#f3fbff" style:text-scale="107%"/>
    </style:style>
    <style:style style:name="_31_901" style:display-name="1901" style:family="text">
      <style:text-properties style:text-position="3% 100%" fo:letter-spacing="normal" fo:background-color="#f3fbff"/>
    </style:style>
    <style:style style:name="_31_902" style:display-name="1902" style:family="text">
      <style:text-properties style:text-position="3% 100%" fo:letter-spacing="normal" fo:background-color="#f3fbff" style:text-scale="94%"/>
    </style:style>
    <style:style style:name="_31_903" style:display-name="1903" style:family="text">
      <style:text-properties style:text-position="3% 100%" fo:letter-spacing="normal" fo:background-color="#f3fbff" style:text-scale="95%"/>
    </style:style>
    <style:style style:name="_31_904" style:display-name="1904" style:family="text">
      <style:text-properties style:text-position="3% 100%" fo:letter-spacing="normal" fo:background-color="#f3fbff" style:text-scale="107%"/>
    </style:style>
    <style:style style:name="_31_905" style:display-name="1905" style:family="text">
      <style:text-properties style:text-position="3% 100%" fo:letter-spacing="0.0374in" fo:background-color="#f3fbff"/>
    </style:style>
    <style:style style:name="_31_906" style:display-name="1906" style:family="text">
      <style:text-properties style:text-position="3% 100%" fo:letter-spacing="0.0374in" fo:background-color="#f3fbff" style:text-scale="94%"/>
    </style:style>
    <style:style style:name="_31_907" style:display-name="1907" style:family="text">
      <style:text-properties style:text-position="3% 100%" fo:letter-spacing="0.0374in" fo:background-color="#f3fbff" style:text-scale="95%"/>
    </style:style>
    <style:style style:name="_31_908" style:display-name="1908" style:family="text">
      <style:text-properties style:text-position="3% 100%" fo:letter-spacing="0.0374in" fo:background-color="#f3fbff" style:text-scale="107%"/>
    </style:style>
    <style:style style:name="_31_909" style:display-name="1909" style:family="text">
      <style:text-properties fo:background-color="#fbf3ff"/>
    </style:style>
    <style:style style:name="_31_910" style:display-name="1910" style:family="text">
      <style:text-properties fo:background-color="#fbf3ff" style:text-scale="94%"/>
    </style:style>
    <style:style style:name="_31_911" style:display-name="1911" style:family="text">
      <style:text-properties fo:background-color="#fbf3ff" style:text-scale="95%"/>
    </style:style>
    <style:style style:name="_31_912" style:display-name="1912" style:family="text">
      <style:text-properties fo:background-color="#fbf3ff" style:text-scale="107%"/>
    </style:style>
    <style:style style:name="_31_913" style:display-name="1913" style:family="text">
      <style:text-properties fo:letter-spacing="normal" fo:background-color="#fbf3ff"/>
    </style:style>
    <style:style style:name="_31_914" style:display-name="1914" style:family="text">
      <style:text-properties fo:letter-spacing="normal" fo:background-color="#fbf3ff" style:text-scale="94%"/>
    </style:style>
    <style:style style:name="_31_915" style:display-name="1915" style:family="text">
      <style:text-properties fo:letter-spacing="normal" fo:background-color="#fbf3ff" style:text-scale="95%"/>
    </style:style>
    <style:style style:name="_31_916" style:display-name="1916" style:family="text">
      <style:text-properties fo:letter-spacing="normal" fo:background-color="#fbf3ff" style:text-scale="107%"/>
    </style:style>
    <style:style style:name="_31_917" style:display-name="1917" style:family="text">
      <style:text-properties fo:letter-spacing="0.0374in" fo:background-color="#fbf3ff"/>
    </style:style>
    <style:style style:name="_31_918" style:display-name="1918" style:family="text">
      <style:text-properties fo:letter-spacing="0.0374in" fo:background-color="#fbf3ff" style:text-scale="94%"/>
    </style:style>
    <style:style style:name="_31_919" style:display-name="1919" style:family="text">
      <style:text-properties fo:letter-spacing="0.0374in" fo:background-color="#fbf3ff" style:text-scale="95%"/>
    </style:style>
    <style:style style:name="_31_920" style:display-name="1920" style:family="text">
      <style:text-properties fo:letter-spacing="0.0374in" fo:background-color="#fbf3ff" style:text-scale="107%"/>
    </style:style>
    <style:style style:name="_31_921" style:display-name="1921" style:family="text">
      <style:text-properties style:text-position="0% 100%" fo:background-color="#fbf3ff"/>
    </style:style>
    <style:style style:name="_31_922" style:display-name="1922" style:family="text">
      <style:text-properties style:text-position="0% 100%" fo:background-color="#fbf3ff" style:text-scale="94%"/>
    </style:style>
    <style:style style:name="_31_923" style:display-name="1923" style:family="text">
      <style:text-properties style:text-position="0% 100%" fo:background-color="#fbf3ff" style:text-scale="95%"/>
    </style:style>
    <style:style style:name="_31_924" style:display-name="1924" style:family="text">
      <style:text-properties style:text-position="0% 100%" fo:background-color="#fbf3ff" style:text-scale="107%"/>
    </style:style>
    <style:style style:name="_31_925" style:display-name="1925" style:family="text">
      <style:text-properties style:text-position="0% 100%" fo:letter-spacing="normal" fo:background-color="#fbf3ff"/>
    </style:style>
    <style:style style:name="_31_926" style:display-name="1926" style:family="text">
      <style:text-properties style:text-position="0% 100%" fo:letter-spacing="normal" fo:background-color="#fbf3ff" style:text-scale="94%"/>
    </style:style>
    <style:style style:name="_31_927" style:display-name="1927" style:family="text">
      <style:text-properties style:text-position="0% 100%" fo:letter-spacing="normal" fo:background-color="#fbf3ff" style:text-scale="95%"/>
    </style:style>
    <style:style style:name="_31_928" style:display-name="1928" style:family="text">
      <style:text-properties style:text-position="0% 100%" fo:letter-spacing="normal" fo:background-color="#fbf3ff" style:text-scale="107%"/>
    </style:style>
    <style:style style:name="_31_929" style:display-name="1929" style:family="text">
      <style:text-properties style:text-position="0% 100%" fo:letter-spacing="0.0374in" fo:background-color="#fbf3ff"/>
    </style:style>
    <style:style style:name="_31_930" style:display-name="1930" style:family="text">
      <style:text-properties style:text-position="0% 100%" fo:letter-spacing="0.0374in" fo:background-color="#fbf3ff" style:text-scale="94%"/>
    </style:style>
    <style:style style:name="_31_931" style:display-name="1931" style:family="text">
      <style:text-properties style:text-position="0% 100%" fo:letter-spacing="0.0374in" fo:background-color="#fbf3ff" style:text-scale="95%"/>
    </style:style>
    <style:style style:name="_31_932" style:display-name="1932" style:family="text">
      <style:text-properties style:text-position="0% 100%" fo:letter-spacing="0.0374in" fo:background-color="#fbf3ff" style:text-scale="107%"/>
    </style:style>
    <style:style style:name="_31_933" style:display-name="1933" style:family="text">
      <style:text-properties style:text-position="3% 100%" fo:background-color="#fbf3ff"/>
    </style:style>
    <style:style style:name="_31_934" style:display-name="1934" style:family="text">
      <style:text-properties style:text-position="3% 100%" fo:background-color="#fbf3ff" style:text-scale="94%"/>
    </style:style>
    <style:style style:name="_31_935" style:display-name="1935" style:family="text">
      <style:text-properties style:text-position="3% 100%" fo:background-color="#fbf3ff" style:text-scale="95%"/>
    </style:style>
    <style:style style:name="_31_936" style:display-name="1936" style:family="text">
      <style:text-properties style:text-position="3% 100%" fo:background-color="#fbf3ff" style:text-scale="107%"/>
    </style:style>
    <style:style style:name="_31_937" style:display-name="1937" style:family="text">
      <style:text-properties style:text-position="3% 100%" fo:letter-spacing="normal" fo:background-color="#fbf3ff"/>
    </style:style>
    <style:style style:name="_31_938" style:display-name="1938" style:family="text">
      <style:text-properties style:text-position="3% 100%" fo:letter-spacing="normal" fo:background-color="#fbf3ff" style:text-scale="94%"/>
    </style:style>
    <style:style style:name="_31_939" style:display-name="1939" style:family="text">
      <style:text-properties style:text-position="3% 100%" fo:letter-spacing="normal" fo:background-color="#fbf3ff" style:text-scale="95%"/>
    </style:style>
    <style:style style:name="_31_940" style:display-name="1940" style:family="text">
      <style:text-properties style:text-position="3% 100%" fo:letter-spacing="normal" fo:background-color="#fbf3ff" style:text-scale="107%"/>
    </style:style>
    <style:style style:name="_31_941" style:display-name="1941" style:family="text">
      <style:text-properties style:text-position="3% 100%" fo:letter-spacing="0.0374in" fo:background-color="#fbf3ff"/>
    </style:style>
    <style:style style:name="_31_942" style:display-name="1942" style:family="text">
      <style:text-properties style:text-position="3% 100%" fo:letter-spacing="0.0374in" fo:background-color="#fbf3ff" style:text-scale="94%"/>
    </style:style>
    <style:style style:name="_31_943" style:display-name="1943" style:family="text">
      <style:text-properties style:text-position="3% 100%" fo:letter-spacing="0.0374in" fo:background-color="#fbf3ff" style:text-scale="95%"/>
    </style:style>
    <style:style style:name="_31_944" style:display-name="1944" style:family="text">
      <style:text-properties style:text-position="3% 100%" fo:letter-spacing="0.0374in" fo:background-color="#fbf3ff" style:text-scale="107%"/>
    </style:style>
    <style:style style:name="_31_945" style:display-name="1945" style:family="text">
      <style:text-properties fo:background-color="#fbfbff"/>
    </style:style>
    <style:style style:name="_31_946" style:display-name="1946" style:family="text">
      <style:text-properties fo:background-color="#fbfbff" style:text-scale="94%"/>
    </style:style>
    <style:style style:name="_31_947" style:display-name="1947" style:family="text">
      <style:text-properties fo:background-color="#fbfbff" style:text-scale="95%"/>
    </style:style>
    <style:style style:name="_31_948" style:display-name="1948" style:family="text">
      <style:text-properties fo:background-color="#fbfbff" style:text-scale="107%"/>
    </style:style>
    <style:style style:name="_31_949" style:display-name="1949" style:family="text">
      <style:text-properties fo:letter-spacing="normal" fo:background-color="#fbfbff"/>
    </style:style>
    <style:style style:name="_31_950" style:display-name="1950" style:family="text">
      <style:text-properties fo:letter-spacing="normal" fo:background-color="#fbfbff" style:text-scale="94%"/>
    </style:style>
    <style:style style:name="_31_951" style:display-name="1951" style:family="text">
      <style:text-properties fo:letter-spacing="normal" fo:background-color="#fbfbff" style:text-scale="95%"/>
    </style:style>
    <style:style style:name="_31_952" style:display-name="1952" style:family="text">
      <style:text-properties fo:letter-spacing="normal" fo:background-color="#fbfbff" style:text-scale="107%"/>
    </style:style>
    <style:style style:name="_31_953" style:display-name="1953" style:family="text">
      <style:text-properties fo:letter-spacing="0.0374in" fo:background-color="#fbfbff"/>
    </style:style>
    <style:style style:name="_31_954" style:display-name="1954" style:family="text">
      <style:text-properties fo:letter-spacing="0.0374in" fo:background-color="#fbfbff" style:text-scale="94%"/>
    </style:style>
    <style:style style:name="_31_955" style:display-name="1955" style:family="text">
      <style:text-properties fo:letter-spacing="0.0374in" fo:background-color="#fbfbff" style:text-scale="95%"/>
    </style:style>
    <style:style style:name="_31_956" style:display-name="1956" style:family="text">
      <style:text-properties fo:letter-spacing="0.0374in" fo:background-color="#fbfbff" style:text-scale="107%"/>
    </style:style>
    <style:style style:name="_31_957" style:display-name="1957" style:family="text">
      <style:text-properties style:text-position="0% 100%" fo:background-color="#fbfbff"/>
    </style:style>
    <style:style style:name="_31_958" style:display-name="1958" style:family="text">
      <style:text-properties style:text-position="0% 100%" fo:background-color="#fbfbff" style:text-scale="94%"/>
    </style:style>
    <style:style style:name="_31_959" style:display-name="1959" style:family="text">
      <style:text-properties style:text-position="0% 100%" fo:background-color="#fbfbff" style:text-scale="95%"/>
    </style:style>
    <style:style style:name="_31_960" style:display-name="1960" style:family="text">
      <style:text-properties style:text-position="0% 100%" fo:background-color="#fbfbff" style:text-scale="107%"/>
    </style:style>
    <style:style style:name="_31_961" style:display-name="1961" style:family="text">
      <style:text-properties style:text-position="0% 100%" fo:letter-spacing="normal" fo:background-color="#fbfbff"/>
    </style:style>
    <style:style style:name="_31_962" style:display-name="1962" style:family="text">
      <style:text-properties style:text-position="0% 100%" fo:letter-spacing="normal" fo:background-color="#fbfbff" style:text-scale="94%"/>
    </style:style>
    <style:style style:name="_31_963" style:display-name="1963" style:family="text">
      <style:text-properties style:text-position="0% 100%" fo:letter-spacing="normal" fo:background-color="#fbfbff" style:text-scale="95%"/>
    </style:style>
    <style:style style:name="_31_964" style:display-name="1964" style:family="text">
      <style:text-properties style:text-position="0% 100%" fo:letter-spacing="normal" fo:background-color="#fbfbff" style:text-scale="107%"/>
    </style:style>
    <style:style style:name="_31_965" style:display-name="1965" style:family="text">
      <style:text-properties style:text-position="0% 100%" fo:letter-spacing="0.0374in" fo:background-color="#fbfbff"/>
    </style:style>
    <style:style style:name="_31_966" style:display-name="1966" style:family="text">
      <style:text-properties style:text-position="0% 100%" fo:letter-spacing="0.0374in" fo:background-color="#fbfbff" style:text-scale="94%"/>
    </style:style>
    <style:style style:name="_31_967" style:display-name="1967" style:family="text">
      <style:text-properties style:text-position="0% 100%" fo:letter-spacing="0.0374in" fo:background-color="#fbfbff" style:text-scale="95%"/>
    </style:style>
    <style:style style:name="_31_968" style:display-name="1968" style:family="text">
      <style:text-properties style:text-position="0% 100%" fo:letter-spacing="0.0374in" fo:background-color="#fbfbff" style:text-scale="107%"/>
    </style:style>
    <style:style style:name="_31_969" style:display-name="1969" style:family="text">
      <style:text-properties style:text-position="3% 100%" fo:background-color="#fbfbff"/>
    </style:style>
    <style:style style:name="_31_970" style:display-name="1970" style:family="text">
      <style:text-properties style:text-position="3% 100%" fo:background-color="#fbfbff" style:text-scale="94%"/>
    </style:style>
    <style:style style:name="_31_971" style:display-name="1971" style:family="text">
      <style:text-properties style:text-position="3% 100%" fo:background-color="#fbfbff" style:text-scale="95%"/>
    </style:style>
    <style:style style:name="_31_972" style:display-name="1972" style:family="text">
      <style:text-properties style:text-position="3% 100%" fo:background-color="#fbfbff" style:text-scale="107%"/>
    </style:style>
    <style:style style:name="_31_973" style:display-name="1973" style:family="text">
      <style:text-properties style:text-position="3% 100%" fo:letter-spacing="normal" fo:background-color="#fbfbff"/>
    </style:style>
    <style:style style:name="_31_974" style:display-name="1974" style:family="text">
      <style:text-properties style:text-position="3% 100%" fo:letter-spacing="normal" fo:background-color="#fbfbff" style:text-scale="94%"/>
    </style:style>
    <style:style style:name="_31_975" style:display-name="1975" style:family="text">
      <style:text-properties style:text-position="3% 100%" fo:letter-spacing="normal" fo:background-color="#fbfbff" style:text-scale="95%"/>
    </style:style>
    <style:style style:name="_31_976" style:display-name="1976" style:family="text">
      <style:text-properties style:text-position="3% 100%" fo:letter-spacing="normal" fo:background-color="#fbfbff" style:text-scale="107%"/>
    </style:style>
    <style:style style:name="_31_977" style:display-name="1977" style:family="text">
      <style:text-properties style:text-position="3% 100%" fo:letter-spacing="0.0374in" fo:background-color="#fbfbff"/>
    </style:style>
    <style:style style:name="_31_978" style:display-name="1978" style:family="text">
      <style:text-properties style:text-position="3% 100%" fo:letter-spacing="0.0374in" fo:background-color="#fbfbff" style:text-scale="94%"/>
    </style:style>
    <style:style style:name="_31_979" style:display-name="1979" style:family="text">
      <style:text-properties style:text-position="3% 100%" fo:letter-spacing="0.0374in" fo:background-color="#fbfbff" style:text-scale="95%"/>
    </style:style>
    <style:style style:name="_31_980" style:display-name="1980" style:family="text">
      <style:text-properties style:text-position="3% 100%" fo:letter-spacing="0.0374in" fo:background-color="#fbfb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74in"/>
    </style:style>
    <style:style style:name="_31_990" style:display-name="1990" style:family="text">
      <style:text-properties fo:color="#040400" fo:letter-spacing="0.0374in" style:text-scale="94%"/>
    </style:style>
    <style:style style:name="_31_991" style:display-name="1991" style:family="text">
      <style:text-properties fo:color="#040400" fo:letter-spacing="0.0374in" style:text-scale="95%"/>
    </style:style>
    <style:style style:name="_31_992" style:display-name="1992" style:family="text">
      <style:text-properties fo:color="#040400" fo:letter-spacing="0.0374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74in"/>
    </style:style>
    <style:style style:name="_32_002" style:display-name="2002" style:family="text">
      <style:text-properties fo:color="#040400" style:text-position="0% 100%" fo:letter-spacing="0.0374in" style:text-scale="94%"/>
    </style:style>
    <style:style style:name="_32_003" style:display-name="2003" style:family="text">
      <style:text-properties fo:color="#040400" style:text-position="0% 100%" fo:letter-spacing="0.0374in" style:text-scale="95%"/>
    </style:style>
    <style:style style:name="_32_004" style:display-name="2004" style:family="text">
      <style:text-properties fo:color="#040400" style:text-position="0% 100%" fo:letter-spacing="0.0374in" style:text-scale="107%"/>
    </style:style>
    <style:style style:name="_32_005" style:display-name="2005" style:family="text">
      <style:text-properties fo:color="#040400" style:text-position="3% 100%"/>
    </style:style>
    <style:style style:name="_32_006" style:display-name="2006" style:family="text">
      <style:text-properties fo:color="#040400" style:text-position="3% 100%" style:text-scale="94%"/>
    </style:style>
    <style:style style:name="_32_007" style:display-name="2007" style:family="text">
      <style:text-properties fo:color="#040400" style:text-position="3% 100%" style:text-scale="95%"/>
    </style:style>
    <style:style style:name="_32_008" style:display-name="2008" style:family="text">
      <style:text-properties fo:color="#040400" style:text-position="3% 100%" style:text-scale="107%"/>
    </style:style>
    <style:style style:name="_32_009" style:display-name="2009" style:family="text">
      <style:text-properties fo:color="#040400" style:text-position="3% 100%" fo:letter-spacing="normal"/>
    </style:style>
    <style:style style:name="_32_010" style:display-name="2010" style:family="text">
      <style:text-properties fo:color="#040400" style:text-position="3% 100%" fo:letter-spacing="normal" style:text-scale="94%"/>
    </style:style>
    <style:style style:name="_32_011" style:display-name="2011" style:family="text">
      <style:text-properties fo:color="#040400" style:text-position="3% 100%" fo:letter-spacing="normal" style:text-scale="95%"/>
    </style:style>
    <style:style style:name="_32_012" style:display-name="2012" style:family="text">
      <style:text-properties fo:color="#040400" style:text-position="3% 100%" fo:letter-spacing="normal" style:text-scale="107%"/>
    </style:style>
    <style:style style:name="_32_013" style:display-name="2013" style:family="text">
      <style:text-properties fo:color="#040400" style:text-position="3% 100%" fo:letter-spacing="0.0374in"/>
    </style:style>
    <style:style style:name="_32_014" style:display-name="2014" style:family="text">
      <style:text-properties fo:color="#040400" style:text-position="3% 100%" fo:letter-spacing="0.0374in" style:text-scale="94%"/>
    </style:style>
    <style:style style:name="_32_015" style:display-name="2015" style:family="text">
      <style:text-properties fo:color="#040400" style:text-position="3% 100%" fo:letter-spacing="0.0374in" style:text-scale="95%"/>
    </style:style>
    <style:style style:name="_32_016" style:display-name="2016" style:family="text">
      <style:text-properties fo:color="#040400" style:text-position="3% 100%" fo:letter-spacing="0.0374in" style:text-scale="107%"/>
    </style:style>
    <style:style style:name="_32_017" style:display-name="2017" style:family="text">
      <style:text-properties fo:color="#040400" fo:background-color="#f3f3ff"/>
    </style:style>
    <style:style style:name="_32_018" style:display-name="2018" style:family="text">
      <style:text-properties fo:color="#040400" fo:background-color="#f3f3ff" style:text-scale="94%"/>
    </style:style>
    <style:style style:name="_32_019" style:display-name="2019" style:family="text">
      <style:text-properties fo:color="#040400" fo:background-color="#f3f3ff" style:text-scale="95%"/>
    </style:style>
    <style:style style:name="_32_020" style:display-name="2020" style:family="text">
      <style:text-properties fo:color="#040400" fo:background-color="#f3f3ff" style:text-scale="107%"/>
    </style:style>
    <style:style style:name="_32_021" style:display-name="2021" style:family="text">
      <style:text-properties fo:color="#040400" fo:letter-spacing="normal" fo:background-color="#f3f3ff"/>
    </style:style>
    <style:style style:name="_32_022" style:display-name="2022" style:family="text">
      <style:text-properties fo:color="#040400" fo:letter-spacing="normal" fo:background-color="#f3f3ff" style:text-scale="94%"/>
    </style:style>
    <style:style style:name="_32_023" style:display-name="2023" style:family="text">
      <style:text-properties fo:color="#040400" fo:letter-spacing="normal" fo:background-color="#f3f3ff" style:text-scale="95%"/>
    </style:style>
    <style:style style:name="_32_024" style:display-name="2024" style:family="text">
      <style:text-properties fo:color="#040400" fo:letter-spacing="normal" fo:background-color="#f3f3ff" style:text-scale="107%"/>
    </style:style>
    <style:style style:name="_32_025" style:display-name="2025" style:family="text">
      <style:text-properties fo:color="#040400" fo:letter-spacing="0.0374in" fo:background-color="#f3f3ff"/>
    </style:style>
    <style:style style:name="_32_026" style:display-name="2026" style:family="text">
      <style:text-properties fo:color="#040400" fo:letter-spacing="0.0374in" fo:background-color="#f3f3ff" style:text-scale="94%"/>
    </style:style>
    <style:style style:name="_32_027" style:display-name="2027" style:family="text">
      <style:text-properties fo:color="#040400" fo:letter-spacing="0.0374in" fo:background-color="#f3f3ff" style:text-scale="95%"/>
    </style:style>
    <style:style style:name="_32_028" style:display-name="2028" style:family="text">
      <style:text-properties fo:color="#040400" fo:letter-spacing="0.0374in" fo:background-color="#f3f3ff" style:text-scale="107%"/>
    </style:style>
    <style:style style:name="_32_029" style:display-name="2029" style:family="text">
      <style:text-properties fo:color="#040400" style:text-position="0% 100%" fo:background-color="#f3f3ff"/>
    </style:style>
    <style:style style:name="_32_030" style:display-name="2030" style:family="text">
      <style:text-properties fo:color="#040400" style:text-position="0% 100%" fo:background-color="#f3f3ff" style:text-scale="94%"/>
    </style:style>
    <style:style style:name="_32_031" style:display-name="2031" style:family="text">
      <style:text-properties fo:color="#040400" style:text-position="0% 100%" fo:background-color="#f3f3ff" style:text-scale="95%"/>
    </style:style>
    <style:style style:name="_32_032" style:display-name="2032" style:family="text">
      <style:text-properties fo:color="#040400" style:text-position="0% 100%" fo:background-color="#f3f3ff" style:text-scale="107%"/>
    </style:style>
    <style:style style:name="_32_033" style:display-name="2033" style:family="text">
      <style:text-properties fo:color="#040400" style:text-position="0% 100%" fo:letter-spacing="normal" fo:background-color="#f3f3ff"/>
    </style:style>
    <style:style style:name="_32_034" style:display-name="2034" style:family="text">
      <style:text-properties fo:color="#040400" style:text-position="0% 100%" fo:letter-spacing="normal" fo:background-color="#f3f3ff" style:text-scale="94%"/>
    </style:style>
    <style:style style:name="_32_035" style:display-name="2035" style:family="text">
      <style:text-properties fo:color="#040400" style:text-position="0% 100%" fo:letter-spacing="normal" fo:background-color="#f3f3ff" style:text-scale="95%"/>
    </style:style>
    <style:style style:name="_32_036" style:display-name="2036" style:family="text">
      <style:text-properties fo:color="#040400" style:text-position="0% 100%" fo:letter-spacing="normal" fo:background-color="#f3f3ff" style:text-scale="107%"/>
    </style:style>
    <style:style style:name="_32_037" style:display-name="2037" style:family="text">
      <style:text-properties fo:color="#040400" style:text-position="0% 100%" fo:letter-spacing="0.0374in" fo:background-color="#f3f3ff"/>
    </style:style>
    <style:style style:name="_32_038" style:display-name="2038" style:family="text">
      <style:text-properties fo:color="#040400" style:text-position="0% 100%" fo:letter-spacing="0.0374in" fo:background-color="#f3f3ff" style:text-scale="94%"/>
    </style:style>
    <style:style style:name="_32_039" style:display-name="2039" style:family="text">
      <style:text-properties fo:color="#040400" style:text-position="0% 100%" fo:letter-spacing="0.0374in" fo:background-color="#f3f3ff" style:text-scale="95%"/>
    </style:style>
    <style:style style:name="_32_040" style:display-name="2040" style:family="text">
      <style:text-properties fo:color="#040400" style:text-position="0% 100%" fo:letter-spacing="0.0374in" fo:background-color="#f3f3ff" style:text-scale="107%"/>
    </style:style>
    <style:style style:name="_32_041" style:display-name="2041" style:family="text">
      <style:text-properties fo:color="#040400" style:text-position="3% 100%" fo:background-color="#f3f3ff"/>
    </style:style>
    <style:style style:name="_32_042" style:display-name="2042" style:family="text">
      <style:text-properties fo:color="#040400" style:text-position="3% 100%" fo:background-color="#f3f3ff" style:text-scale="94%"/>
    </style:style>
    <style:style style:name="_32_043" style:display-name="2043" style:family="text">
      <style:text-properties fo:color="#040400" style:text-position="3% 100%" fo:background-color="#f3f3ff" style:text-scale="95%"/>
    </style:style>
    <style:style style:name="_32_044" style:display-name="2044" style:family="text">
      <style:text-properties fo:color="#040400" style:text-position="3% 100%" fo:background-color="#f3f3ff" style:text-scale="107%"/>
    </style:style>
    <style:style style:name="_32_045" style:display-name="2045" style:family="text">
      <style:text-properties fo:color="#040400" style:text-position="3% 100%" fo:letter-spacing="normal" fo:background-color="#f3f3ff"/>
    </style:style>
    <style:style style:name="_32_046" style:display-name="2046" style:family="text">
      <style:text-properties fo:color="#040400" style:text-position="3% 100%" fo:letter-spacing="normal" fo:background-color="#f3f3ff" style:text-scale="94%"/>
    </style:style>
    <style:style style:name="_32_047" style:display-name="2047" style:family="text">
      <style:text-properties fo:color="#040400" style:text-position="3% 100%" fo:letter-spacing="normal" fo:background-color="#f3f3ff" style:text-scale="95%"/>
    </style:style>
    <style:style style:name="_32_048" style:display-name="2048" style:family="text">
      <style:text-properties fo:color="#040400" style:text-position="3% 100%" fo:letter-spacing="normal" fo:background-color="#f3f3ff" style:text-scale="107%"/>
    </style:style>
    <style:style style:name="_32_049" style:display-name="2049" style:family="text">
      <style:text-properties fo:color="#040400" style:text-position="3% 100%" fo:letter-spacing="0.0374in" fo:background-color="#f3f3ff"/>
    </style:style>
    <style:style style:name="_32_050" style:display-name="2050" style:family="text">
      <style:text-properties fo:color="#040400" style:text-position="3% 100%" fo:letter-spacing="0.0374in" fo:background-color="#f3f3ff" style:text-scale="94%"/>
    </style:style>
    <style:style style:name="_32_051" style:display-name="2051" style:family="text">
      <style:text-properties fo:color="#040400" style:text-position="3% 100%" fo:letter-spacing="0.0374in" fo:background-color="#f3f3ff" style:text-scale="95%"/>
    </style:style>
    <style:style style:name="_32_052" style:display-name="2052" style:family="text">
      <style:text-properties fo:color="#040400" style:text-position="3% 100%" fo:letter-spacing="0.0374in" fo:background-color="#f3f3ff" style:text-scale="107%"/>
    </style:style>
    <style:style style:name="_32_053" style:display-name="2053" style:family="text">
      <style:text-properties fo:color="#040400" fo:background-color="#f3fbff"/>
    </style:style>
    <style:style style:name="_32_054" style:display-name="2054" style:family="text">
      <style:text-properties fo:color="#040400" fo:background-color="#f3fbff" style:text-scale="94%"/>
    </style:style>
    <style:style style:name="_32_055" style:display-name="2055" style:family="text">
      <style:text-properties fo:color="#040400" fo:background-color="#f3fbff" style:text-scale="95%"/>
    </style:style>
    <style:style style:name="_32_056" style:display-name="2056" style:family="text">
      <style:text-properties fo:color="#040400" fo:background-color="#f3fbff" style:text-scale="107%"/>
    </style:style>
    <style:style style:name="_32_057" style:display-name="2057" style:family="text">
      <style:text-properties fo:color="#040400" fo:letter-spacing="normal" fo:background-color="#f3fbff"/>
    </style:style>
    <style:style style:name="_32_058" style:display-name="2058" style:family="text">
      <style:text-properties fo:color="#040400" fo:letter-spacing="normal" fo:background-color="#f3fbff" style:text-scale="94%"/>
    </style:style>
    <style:style style:name="_32_059" style:display-name="2059" style:family="text">
      <style:text-properties fo:color="#040400" fo:letter-spacing="normal" fo:background-color="#f3fbff" style:text-scale="95%"/>
    </style:style>
    <style:style style:name="_32_060" style:display-name="2060" style:family="text">
      <style:text-properties fo:color="#040400" fo:letter-spacing="normal" fo:background-color="#f3fbff" style:text-scale="107%"/>
    </style:style>
    <style:style style:name="_32_061" style:display-name="2061" style:family="text">
      <style:text-properties fo:color="#040400" fo:letter-spacing="0.0374in" fo:background-color="#f3fbff"/>
    </style:style>
    <style:style style:name="_32_062" style:display-name="2062" style:family="text">
      <style:text-properties fo:color="#040400" fo:letter-spacing="0.0374in" fo:background-color="#f3fbff" style:text-scale="94%"/>
    </style:style>
    <style:style style:name="_32_063" style:display-name="2063" style:family="text">
      <style:text-properties fo:color="#040400" fo:letter-spacing="0.0374in" fo:background-color="#f3fbff" style:text-scale="95%"/>
    </style:style>
    <style:style style:name="_32_064" style:display-name="2064" style:family="text">
      <style:text-properties fo:color="#040400" fo:letter-spacing="0.0374in" fo:background-color="#f3fbff" style:text-scale="107%"/>
    </style:style>
    <style:style style:name="_32_065" style:display-name="2065" style:family="text">
      <style:text-properties fo:color="#040400" style:text-position="0% 100%" fo:background-color="#f3fbff"/>
    </style:style>
    <style:style style:name="_32_066" style:display-name="2066" style:family="text">
      <style:text-properties fo:color="#040400" style:text-position="0% 100%" fo:background-color="#f3fbff" style:text-scale="94%"/>
    </style:style>
    <style:style style:name="_32_067" style:display-name="2067" style:family="text">
      <style:text-properties fo:color="#040400" style:text-position="0% 100%" fo:background-color="#f3fbff" style:text-scale="95%"/>
    </style:style>
    <style:style style:name="_32_068" style:display-name="2068" style:family="text">
      <style:text-properties fo:color="#040400" style:text-position="0% 100%" fo:background-color="#f3fbff" style:text-scale="107%"/>
    </style:style>
    <style:style style:name="_32_069" style:display-name="2069" style:family="text">
      <style:text-properties fo:color="#040400" style:text-position="0% 100%" fo:letter-spacing="normal" fo:background-color="#f3fbff"/>
    </style:style>
    <style:style style:name="_32_070" style:display-name="2070" style:family="text">
      <style:text-properties fo:color="#040400" style:text-position="0% 100%" fo:letter-spacing="normal" fo:background-color="#f3fbff" style:text-scale="94%"/>
    </style:style>
    <style:style style:name="_32_071" style:display-name="2071" style:family="text">
      <style:text-properties fo:color="#040400" style:text-position="0% 100%" fo:letter-spacing="normal" fo:background-color="#f3fbff" style:text-scale="95%"/>
    </style:style>
    <style:style style:name="_32_072" style:display-name="2072" style:family="text">
      <style:text-properties fo:color="#040400" style:text-position="0% 100%" fo:letter-spacing="normal" fo:background-color="#f3fbff" style:text-scale="107%"/>
    </style:style>
    <style:style style:name="_32_073" style:display-name="2073" style:family="text">
      <style:text-properties fo:color="#040400" style:text-position="0% 100%" fo:letter-spacing="0.0374in" fo:background-color="#f3fbff"/>
    </style:style>
    <style:style style:name="_32_074" style:display-name="2074" style:family="text">
      <style:text-properties fo:color="#040400" style:text-position="0% 100%" fo:letter-spacing="0.0374in" fo:background-color="#f3fbff" style:text-scale="94%"/>
    </style:style>
    <style:style style:name="_32_075" style:display-name="2075" style:family="text">
      <style:text-properties fo:color="#040400" style:text-position="0% 100%" fo:letter-spacing="0.0374in" fo:background-color="#f3fbff" style:text-scale="95%"/>
    </style:style>
    <style:style style:name="_32_076" style:display-name="2076" style:family="text">
      <style:text-properties fo:color="#040400" style:text-position="0% 100%" fo:letter-spacing="0.0374in" fo:background-color="#f3fbff" style:text-scale="107%"/>
    </style:style>
    <style:style style:name="_32_077" style:display-name="2077" style:family="text">
      <style:text-properties fo:color="#040400" style:text-position="3% 100%" fo:background-color="#f3fbff"/>
    </style:style>
    <style:style style:name="_32_078" style:display-name="2078" style:family="text">
      <style:text-properties fo:color="#040400" style:text-position="3% 100%" fo:background-color="#f3fbff" style:text-scale="94%"/>
    </style:style>
    <style:style style:name="_32_079" style:display-name="2079" style:family="text">
      <style:text-properties fo:color="#040400" style:text-position="3% 100%" fo:background-color="#f3fbff" style:text-scale="95%"/>
    </style:style>
    <style:style style:name="_32_080" style:display-name="2080" style:family="text">
      <style:text-properties fo:color="#040400" style:text-position="3% 100%" fo:background-color="#f3fbff" style:text-scale="107%"/>
    </style:style>
    <style:style style:name="_32_081" style:display-name="2081" style:family="text">
      <style:text-properties fo:color="#040400" style:text-position="3% 100%" fo:letter-spacing="normal" fo:background-color="#f3fbff"/>
    </style:style>
    <style:style style:name="_32_082" style:display-name="2082" style:family="text">
      <style:text-properties fo:color="#040400" style:text-position="3% 100%" fo:letter-spacing="normal" fo:background-color="#f3fbff" style:text-scale="94%"/>
    </style:style>
    <style:style style:name="_32_083" style:display-name="2083" style:family="text">
      <style:text-properties fo:color="#040400" style:text-position="3% 100%" fo:letter-spacing="normal" fo:background-color="#f3fbff" style:text-scale="95%"/>
    </style:style>
    <style:style style:name="_32_084" style:display-name="2084" style:family="text">
      <style:text-properties fo:color="#040400" style:text-position="3% 100%" fo:letter-spacing="normal" fo:background-color="#f3fbff" style:text-scale="107%"/>
    </style:style>
    <style:style style:name="_32_085" style:display-name="2085" style:family="text">
      <style:text-properties fo:color="#040400" style:text-position="3% 100%" fo:letter-spacing="0.0374in" fo:background-color="#f3fbff"/>
    </style:style>
    <style:style style:name="_32_086" style:display-name="2086" style:family="text">
      <style:text-properties fo:color="#040400" style:text-position="3% 100%" fo:letter-spacing="0.0374in" fo:background-color="#f3fbff" style:text-scale="94%"/>
    </style:style>
    <style:style style:name="_32_087" style:display-name="2087" style:family="text">
      <style:text-properties fo:color="#040400" style:text-position="3% 100%" fo:letter-spacing="0.0374in" fo:background-color="#f3fbff" style:text-scale="95%"/>
    </style:style>
    <style:style style:name="_32_088" style:display-name="2088" style:family="text">
      <style:text-properties fo:color="#040400" style:text-position="3% 100%" fo:letter-spacing="0.0374in" fo:background-color="#f3fbff" style:text-scale="107%"/>
    </style:style>
    <style:style style:name="_32_089" style:display-name="2089" style:family="text">
      <style:text-properties fo:color="#040400" fo:background-color="#fbf3ff"/>
    </style:style>
    <style:style style:name="_32_090" style:display-name="2090" style:family="text">
      <style:text-properties fo:color="#040400" fo:background-color="#fbf3ff" style:text-scale="94%"/>
    </style:style>
    <style:style style:name="_32_091" style:display-name="2091" style:family="text">
      <style:text-properties fo:color="#040400" fo:background-color="#fbf3ff" style:text-scale="95%"/>
    </style:style>
    <style:style style:name="_32_092" style:display-name="2092" style:family="text">
      <style:text-properties fo:color="#040400" fo:background-color="#fbf3ff" style:text-scale="107%"/>
    </style:style>
    <style:style style:name="_32_093" style:display-name="2093" style:family="text">
      <style:text-properties fo:color="#040400" fo:letter-spacing="normal" fo:background-color="#fbf3ff"/>
    </style:style>
    <style:style style:name="_32_094" style:display-name="2094" style:family="text">
      <style:text-properties fo:color="#040400" fo:letter-spacing="normal" fo:background-color="#fbf3ff" style:text-scale="94%"/>
    </style:style>
    <style:style style:name="_32_095" style:display-name="2095" style:family="text">
      <style:text-properties fo:color="#040400" fo:letter-spacing="normal" fo:background-color="#fbf3ff" style:text-scale="95%"/>
    </style:style>
    <style:style style:name="_32_096" style:display-name="2096" style:family="text">
      <style:text-properties fo:color="#040400" fo:letter-spacing="normal" fo:background-color="#fbf3ff" style:text-scale="107%"/>
    </style:style>
    <style:style style:name="_32_097" style:display-name="2097" style:family="text">
      <style:text-properties fo:color="#040400" fo:letter-spacing="0.0374in" fo:background-color="#fbf3ff"/>
    </style:style>
    <style:style style:name="_32_098" style:display-name="2098" style:family="text">
      <style:text-properties fo:color="#040400" fo:letter-spacing="0.0374in" fo:background-color="#fbf3ff" style:text-scale="94%"/>
    </style:style>
    <style:style style:name="_32_099" style:display-name="2099" style:family="text">
      <style:text-properties fo:color="#040400" fo:letter-spacing="0.0374in" fo:background-color="#fbf3ff" style:text-scale="95%"/>
    </style:style>
    <style:style style:name="_32_100" style:display-name="2100" style:family="text">
      <style:text-properties fo:color="#040400" fo:letter-spacing="0.0374in" fo:background-color="#fbf3ff" style:text-scale="107%"/>
    </style:style>
    <style:style style:name="_32_101" style:display-name="2101" style:family="text">
      <style:text-properties fo:color="#040400" style:text-position="0% 100%" fo:background-color="#fbf3ff"/>
    </style:style>
    <style:style style:name="_32_102" style:display-name="2102" style:family="text">
      <style:text-properties fo:color="#040400" style:text-position="0% 100%" fo:background-color="#fbf3ff" style:text-scale="94%"/>
    </style:style>
    <style:style style:name="_32_103" style:display-name="2103" style:family="text">
      <style:text-properties fo:color="#040400" style:text-position="0% 100%" fo:background-color="#fbf3ff" style:text-scale="95%"/>
    </style:style>
    <style:style style:name="_32_104" style:display-name="2104" style:family="text">
      <style:text-properties fo:color="#040400" style:text-position="0% 100%" fo:background-color="#fbf3ff" style:text-scale="107%"/>
    </style:style>
    <style:style style:name="_32_105" style:display-name="2105" style:family="text">
      <style:text-properties fo:color="#040400" style:text-position="0% 100%" fo:letter-spacing="normal" fo:background-color="#fbf3ff"/>
    </style:style>
    <style:style style:name="_32_106" style:display-name="2106" style:family="text">
      <style:text-properties fo:color="#040400" style:text-position="0% 100%" fo:letter-spacing="normal" fo:background-color="#fbf3ff" style:text-scale="94%"/>
    </style:style>
    <style:style style:name="_32_107" style:display-name="2107" style:family="text">
      <style:text-properties fo:color="#040400" style:text-position="0% 100%" fo:letter-spacing="normal" fo:background-color="#fbf3ff" style:text-scale="95%"/>
    </style:style>
    <style:style style:name="_32_108" style:display-name="2108" style:family="text">
      <style:text-properties fo:color="#040400" style:text-position="0% 100%" fo:letter-spacing="normal" fo:background-color="#fbf3ff" style:text-scale="107%"/>
    </style:style>
    <style:style style:name="_32_109" style:display-name="2109" style:family="text">
      <style:text-properties fo:color="#040400" style:text-position="0% 100%" fo:letter-spacing="0.0374in" fo:background-color="#fbf3ff"/>
    </style:style>
    <style:style style:name="_32_110" style:display-name="2110" style:family="text">
      <style:text-properties fo:color="#040400" style:text-position="0% 100%" fo:letter-spacing="0.0374in" fo:background-color="#fbf3ff" style:text-scale="94%"/>
    </style:style>
    <style:style style:name="_32_111" style:display-name="2111" style:family="text">
      <style:text-properties fo:color="#040400" style:text-position="0% 100%" fo:letter-spacing="0.0374in" fo:background-color="#fbf3ff" style:text-scale="95%"/>
    </style:style>
    <style:style style:name="_32_112" style:display-name="2112" style:family="text">
      <style:text-properties fo:color="#040400" style:text-position="0% 100%" fo:letter-spacing="0.0374in" fo:background-color="#fbf3ff" style:text-scale="107%"/>
    </style:style>
    <style:style style:name="_32_113" style:display-name="2113" style:family="text">
      <style:text-properties fo:color="#040400" style:text-position="3% 100%" fo:background-color="#fbf3ff"/>
    </style:style>
    <style:style style:name="_32_114" style:display-name="2114" style:family="text">
      <style:text-properties fo:color="#040400" style:text-position="3% 100%" fo:background-color="#fbf3ff" style:text-scale="94%"/>
    </style:style>
    <style:style style:name="_32_115" style:display-name="2115" style:family="text">
      <style:text-properties fo:color="#040400" style:text-position="3% 100%" fo:background-color="#fbf3ff" style:text-scale="95%"/>
    </style:style>
    <style:style style:name="_32_116" style:display-name="2116" style:family="text">
      <style:text-properties fo:color="#040400" style:text-position="3% 100%" fo:background-color="#fbf3ff" style:text-scale="107%"/>
    </style:style>
    <style:style style:name="_32_117" style:display-name="2117" style:family="text">
      <style:text-properties fo:color="#040400" style:text-position="3% 100%" fo:letter-spacing="normal" fo:background-color="#fbf3ff"/>
    </style:style>
    <style:style style:name="_32_118" style:display-name="2118" style:family="text">
      <style:text-properties fo:color="#040400" style:text-position="3% 100%" fo:letter-spacing="normal" fo:background-color="#fbf3ff" style:text-scale="94%"/>
    </style:style>
    <style:style style:name="_32_119" style:display-name="2119" style:family="text">
      <style:text-properties fo:color="#040400" style:text-position="3% 100%" fo:letter-spacing="normal" fo:background-color="#fbf3ff" style:text-scale="95%"/>
    </style:style>
    <style:style style:name="_32_120" style:display-name="2120" style:family="text">
      <style:text-properties fo:color="#040400" style:text-position="3% 100%" fo:letter-spacing="normal" fo:background-color="#fbf3ff" style:text-scale="107%"/>
    </style:style>
    <style:style style:name="_32_121" style:display-name="2121" style:family="text">
      <style:text-properties fo:color="#040400" style:text-position="3% 100%" fo:letter-spacing="0.0374in" fo:background-color="#fbf3ff"/>
    </style:style>
    <style:style style:name="_32_122" style:display-name="2122" style:family="text">
      <style:text-properties fo:color="#040400" style:text-position="3% 100%" fo:letter-spacing="0.0374in" fo:background-color="#fbf3ff" style:text-scale="94%"/>
    </style:style>
    <style:style style:name="_32_123" style:display-name="2123" style:family="text">
      <style:text-properties fo:color="#040400" style:text-position="3% 100%" fo:letter-spacing="0.0374in" fo:background-color="#fbf3ff" style:text-scale="95%"/>
    </style:style>
    <style:style style:name="_32_124" style:display-name="2124" style:family="text">
      <style:text-properties fo:color="#040400" style:text-position="3% 100%" fo:letter-spacing="0.0374in" fo:background-color="#fbf3ff" style:text-scale="107%"/>
    </style:style>
    <style:style style:name="_32_125" style:display-name="2125" style:family="text">
      <style:text-properties fo:color="#040400" fo:background-color="#fbfbff"/>
    </style:style>
    <style:style style:name="_32_126" style:display-name="2126" style:family="text">
      <style:text-properties fo:color="#040400" fo:background-color="#fbfbff" style:text-scale="94%"/>
    </style:style>
    <style:style style:name="_32_127" style:display-name="2127" style:family="text">
      <style:text-properties fo:color="#040400" fo:background-color="#fbfbff" style:text-scale="95%"/>
    </style:style>
    <style:style style:name="_32_128" style:display-name="2128" style:family="text">
      <style:text-properties fo:color="#040400" fo:background-color="#fbfbff" style:text-scale="107%"/>
    </style:style>
    <style:style style:name="_32_129" style:display-name="2129" style:family="text">
      <style:text-properties fo:color="#040400" fo:letter-spacing="normal" fo:background-color="#fbfbff"/>
    </style:style>
    <style:style style:name="_32_130" style:display-name="2130" style:family="text">
      <style:text-properties fo:color="#040400" fo:letter-spacing="normal" fo:background-color="#fbfbff" style:text-scale="94%"/>
    </style:style>
    <style:style style:name="_32_131" style:display-name="2131" style:family="text">
      <style:text-properties fo:color="#040400" fo:letter-spacing="normal" fo:background-color="#fbfbff" style:text-scale="95%"/>
    </style:style>
    <style:style style:name="_32_132" style:display-name="2132" style:family="text">
      <style:text-properties fo:color="#040400" fo:letter-spacing="normal" fo:background-color="#fbfbff" style:text-scale="107%"/>
    </style:style>
    <style:style style:name="_32_133" style:display-name="2133" style:family="text">
      <style:text-properties fo:color="#040400" fo:letter-spacing="0.0374in" fo:background-color="#fbfbff"/>
    </style:style>
    <style:style style:name="_32_134" style:display-name="2134" style:family="text">
      <style:text-properties fo:color="#040400" fo:letter-spacing="0.0374in" fo:background-color="#fbfbff" style:text-scale="94%"/>
    </style:style>
    <style:style style:name="_32_135" style:display-name="2135" style:family="text">
      <style:text-properties fo:color="#040400" fo:letter-spacing="0.0374in" fo:background-color="#fbfbff" style:text-scale="95%"/>
    </style:style>
    <style:style style:name="_32_136" style:display-name="2136" style:family="text">
      <style:text-properties fo:color="#040400" fo:letter-spacing="0.0374in" fo:background-color="#fbfbff" style:text-scale="107%"/>
    </style:style>
    <style:style style:name="_32_137" style:display-name="2137" style:family="text">
      <style:text-properties fo:color="#040400" style:text-position="0% 100%" fo:background-color="#fbfbff"/>
    </style:style>
    <style:style style:name="_32_138" style:display-name="2138" style:family="text">
      <style:text-properties fo:color="#040400" style:text-position="0% 100%" fo:background-color="#fbfbff" style:text-scale="94%"/>
    </style:style>
    <style:style style:name="_32_139" style:display-name="2139" style:family="text">
      <style:text-properties fo:color="#040400" style:text-position="0% 100%" fo:background-color="#fbfbff" style:text-scale="95%"/>
    </style:style>
    <style:style style:name="_32_140" style:display-name="2140" style:family="text">
      <style:text-properties fo:color="#040400" style:text-position="0% 100%" fo:background-color="#fbfbff" style:text-scale="107%"/>
    </style:style>
    <style:style style:name="_32_141" style:display-name="2141" style:family="text">
      <style:text-properties fo:color="#040400" style:text-position="0% 100%" fo:letter-spacing="normal" fo:background-color="#fbfbff"/>
    </style:style>
    <style:style style:name="_32_142" style:display-name="2142" style:family="text">
      <style:text-properties fo:color="#040400" style:text-position="0% 100%" fo:letter-spacing="normal" fo:background-color="#fbfbff" style:text-scale="94%"/>
    </style:style>
    <style:style style:name="_32_143" style:display-name="2143" style:family="text">
      <style:text-properties fo:color="#040400" style:text-position="0% 100%" fo:letter-spacing="normal" fo:background-color="#fbfbff" style:text-scale="95%"/>
    </style:style>
    <style:style style:name="_32_144" style:display-name="2144" style:family="text">
      <style:text-properties fo:color="#040400" style:text-position="0% 100%" fo:letter-spacing="normal" fo:background-color="#fbfbff" style:text-scale="107%"/>
    </style:style>
    <style:style style:name="_32_145" style:display-name="2145" style:family="text">
      <style:text-properties fo:color="#040400" style:text-position="0% 100%" fo:letter-spacing="0.0374in" fo:background-color="#fbfbff"/>
    </style:style>
    <style:style style:name="_32_146" style:display-name="2146" style:family="text">
      <style:text-properties fo:color="#040400" style:text-position="0% 100%" fo:letter-spacing="0.0374in" fo:background-color="#fbfbff" style:text-scale="94%"/>
    </style:style>
    <style:style style:name="_32_147" style:display-name="2147" style:family="text">
      <style:text-properties fo:color="#040400" style:text-position="0% 100%" fo:letter-spacing="0.0374in" fo:background-color="#fbfbff" style:text-scale="95%"/>
    </style:style>
    <style:style style:name="_32_148" style:display-name="2148" style:family="text">
      <style:text-properties fo:color="#040400" style:text-position="0% 100%" fo:letter-spacing="0.0374in" fo:background-color="#fbfbff" style:text-scale="107%"/>
    </style:style>
    <style:style style:name="_32_149" style:display-name="2149" style:family="text">
      <style:text-properties fo:color="#040400" style:text-position="3% 100%" fo:background-color="#fbfbff"/>
    </style:style>
    <style:style style:name="_32_150" style:display-name="2150" style:family="text">
      <style:text-properties fo:color="#040400" style:text-position="3% 100%" fo:background-color="#fbfbff" style:text-scale="94%"/>
    </style:style>
    <style:style style:name="_32_151" style:display-name="2151" style:family="text">
      <style:text-properties fo:color="#040400" style:text-position="3% 100%" fo:background-color="#fbfbff" style:text-scale="95%"/>
    </style:style>
    <style:style style:name="_32_152" style:display-name="2152" style:family="text">
      <style:text-properties fo:color="#040400" style:text-position="3% 100%" fo:background-color="#fbfbff" style:text-scale="107%"/>
    </style:style>
    <style:style style:name="_32_153" style:display-name="2153" style:family="text">
      <style:text-properties fo:color="#040400" style:text-position="3% 100%" fo:letter-spacing="normal" fo:background-color="#fbfbff"/>
    </style:style>
    <style:style style:name="_32_154" style:display-name="2154" style:family="text">
      <style:text-properties fo:color="#040400" style:text-position="3% 100%" fo:letter-spacing="normal" fo:background-color="#fbfbff" style:text-scale="94%"/>
    </style:style>
    <style:style style:name="_32_155" style:display-name="2155" style:family="text">
      <style:text-properties fo:color="#040400" style:text-position="3% 100%" fo:letter-spacing="normal" fo:background-color="#fbfbff" style:text-scale="95%"/>
    </style:style>
    <style:style style:name="_32_156" style:display-name="2156" style:family="text">
      <style:text-properties fo:color="#040400" style:text-position="3% 100%" fo:letter-spacing="normal" fo:background-color="#fbfbff" style:text-scale="107%"/>
    </style:style>
    <style:style style:name="_32_157" style:display-name="2157" style:family="text">
      <style:text-properties fo:color="#040400" style:text-position="3% 100%" fo:letter-spacing="0.0374in" fo:background-color="#fbfbff"/>
    </style:style>
    <style:style style:name="_32_158" style:display-name="2158" style:family="text">
      <style:text-properties fo:color="#040400" style:text-position="3% 100%" fo:letter-spacing="0.0374in" fo:background-color="#fbfbff" style:text-scale="94%"/>
    </style:style>
    <style:style style:name="_32_159" style:display-name="2159" style:family="text">
      <style:text-properties fo:color="#040400" style:text-position="3% 100%" fo:letter-spacing="0.0374in" fo:background-color="#fbfbff" style:text-scale="95%"/>
    </style:style>
    <style:style style:name="_32_160" style:display-name="2160" style:family="text">
      <style:text-properties fo:color="#040400" style:text-position="3% 100%" fo:letter-spacing="0.0374in" fo:background-color="#fbfb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74in"/>
    </style:style>
    <style:style style:name="_32_170" style:display-name="2170" style:family="text">
      <style:text-properties fo:color="#040c00" fo:letter-spacing="0.0374in" style:text-scale="94%"/>
    </style:style>
    <style:style style:name="_32_171" style:display-name="2171" style:family="text">
      <style:text-properties fo:color="#040c00" fo:letter-spacing="0.0374in" style:text-scale="95%"/>
    </style:style>
    <style:style style:name="_32_172" style:display-name="2172" style:family="text">
      <style:text-properties fo:color="#040c00" fo:letter-spacing="0.0374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74in"/>
    </style:style>
    <style:style style:name="_32_182" style:display-name="2182" style:family="text">
      <style:text-properties fo:color="#040c00" style:text-position="0% 100%" fo:letter-spacing="0.0374in" style:text-scale="94%"/>
    </style:style>
    <style:style style:name="_32_183" style:display-name="2183" style:family="text">
      <style:text-properties fo:color="#040c00" style:text-position="0% 100%" fo:letter-spacing="0.0374in" style:text-scale="95%"/>
    </style:style>
    <style:style style:name="_32_184" style:display-name="2184" style:family="text">
      <style:text-properties fo:color="#040c00" style:text-position="0% 100%" fo:letter-spacing="0.0374in" style:text-scale="107%"/>
    </style:style>
    <style:style style:name="_32_185" style:display-name="2185" style:family="text">
      <style:text-properties fo:color="#040c00" style:text-position="3% 100%"/>
    </style:style>
    <style:style style:name="_32_186" style:display-name="2186" style:family="text">
      <style:text-properties fo:color="#040c00" style:text-position="3% 100%" style:text-scale="94%"/>
    </style:style>
    <style:style style:name="_32_187" style:display-name="2187" style:family="text">
      <style:text-properties fo:color="#040c00" style:text-position="3% 100%" style:text-scale="95%"/>
    </style:style>
    <style:style style:name="_32_188" style:display-name="2188" style:family="text">
      <style:text-properties fo:color="#040c00" style:text-position="3% 100%" style:text-scale="107%"/>
    </style:style>
    <style:style style:name="_32_189" style:display-name="2189" style:family="text">
      <style:text-properties fo:color="#040c00" style:text-position="3% 100%" fo:letter-spacing="normal"/>
    </style:style>
    <style:style style:name="_32_190" style:display-name="2190" style:family="text">
      <style:text-properties fo:color="#040c00" style:text-position="3% 100%" fo:letter-spacing="normal" style:text-scale="94%"/>
    </style:style>
    <style:style style:name="_32_191" style:display-name="2191" style:family="text">
      <style:text-properties fo:color="#040c00" style:text-position="3% 100%" fo:letter-spacing="normal" style:text-scale="95%"/>
    </style:style>
    <style:style style:name="_32_192" style:display-name="2192" style:family="text">
      <style:text-properties fo:color="#040c00" style:text-position="3% 100%" fo:letter-spacing="normal" style:text-scale="107%"/>
    </style:style>
    <style:style style:name="_32_193" style:display-name="2193" style:family="text">
      <style:text-properties fo:color="#040c00" style:text-position="3% 100%" fo:letter-spacing="0.0374in"/>
    </style:style>
    <style:style style:name="_32_194" style:display-name="2194" style:family="text">
      <style:text-properties fo:color="#040c00" style:text-position="3% 100%" fo:letter-spacing="0.0374in" style:text-scale="94%"/>
    </style:style>
    <style:style style:name="_32_195" style:display-name="2195" style:family="text">
      <style:text-properties fo:color="#040c00" style:text-position="3% 100%" fo:letter-spacing="0.0374in" style:text-scale="95%"/>
    </style:style>
    <style:style style:name="_32_196" style:display-name="2196" style:family="text">
      <style:text-properties fo:color="#040c00" style:text-position="3% 100%" fo:letter-spacing="0.0374in" style:text-scale="107%"/>
    </style:style>
    <style:style style:name="_32_197" style:display-name="2197" style:family="text">
      <style:text-properties fo:color="#040c00" fo:background-color="#f3f3ff"/>
    </style:style>
    <style:style style:name="_32_198" style:display-name="2198" style:family="text">
      <style:text-properties fo:color="#040c00" fo:background-color="#f3f3ff" style:text-scale="94%"/>
    </style:style>
    <style:style style:name="_32_199" style:display-name="2199" style:family="text">
      <style:text-properties fo:color="#040c00" fo:background-color="#f3f3ff" style:text-scale="95%"/>
    </style:style>
    <style:style style:name="_32_200" style:display-name="2200" style:family="text">
      <style:text-properties fo:color="#040c00" fo:background-color="#f3f3ff" style:text-scale="107%"/>
    </style:style>
    <style:style style:name="_32_201" style:display-name="2201" style:family="text">
      <style:text-properties fo:color="#040c00" fo:letter-spacing="normal" fo:background-color="#f3f3ff"/>
    </style:style>
    <style:style style:name="_32_202" style:display-name="2202" style:family="text">
      <style:text-properties fo:color="#040c00" fo:letter-spacing="normal" fo:background-color="#f3f3ff" style:text-scale="94%"/>
    </style:style>
    <style:style style:name="_32_203" style:display-name="2203" style:family="text">
      <style:text-properties fo:color="#040c00" fo:letter-spacing="normal" fo:background-color="#f3f3ff" style:text-scale="95%"/>
    </style:style>
    <style:style style:name="_32_204" style:display-name="2204" style:family="text">
      <style:text-properties fo:color="#040c00" fo:letter-spacing="normal" fo:background-color="#f3f3ff" style:text-scale="107%"/>
    </style:style>
    <style:style style:name="_32_205" style:display-name="2205" style:family="text">
      <style:text-properties fo:color="#040c00" fo:letter-spacing="0.0374in" fo:background-color="#f3f3ff"/>
    </style:style>
    <style:style style:name="_32_206" style:display-name="2206" style:family="text">
      <style:text-properties fo:color="#040c00" fo:letter-spacing="0.0374in" fo:background-color="#f3f3ff" style:text-scale="94%"/>
    </style:style>
    <style:style style:name="_32_207" style:display-name="2207" style:family="text">
      <style:text-properties fo:color="#040c00" fo:letter-spacing="0.0374in" fo:background-color="#f3f3ff" style:text-scale="95%"/>
    </style:style>
    <style:style style:name="_32_208" style:display-name="2208" style:family="text">
      <style:text-properties fo:color="#040c00" fo:letter-spacing="0.0374in" fo:background-color="#f3f3ff" style:text-scale="107%"/>
    </style:style>
    <style:style style:name="_32_209" style:display-name="2209" style:family="text">
      <style:text-properties fo:color="#040c00" style:text-position="0% 100%" fo:background-color="#f3f3ff"/>
    </style:style>
    <style:style style:name="_32_210" style:display-name="2210" style:family="text">
      <style:text-properties fo:color="#040c00" style:text-position="0% 100%" fo:background-color="#f3f3ff" style:text-scale="94%"/>
    </style:style>
    <style:style style:name="_32_211" style:display-name="2211" style:family="text">
      <style:text-properties fo:color="#040c00" style:text-position="0% 100%" fo:background-color="#f3f3ff" style:text-scale="95%"/>
    </style:style>
    <style:style style:name="_32_212" style:display-name="2212" style:family="text">
      <style:text-properties fo:color="#040c00" style:text-position="0% 100%" fo:background-color="#f3f3ff" style:text-scale="107%"/>
    </style:style>
    <style:style style:name="_32_213" style:display-name="2213" style:family="text">
      <style:text-properties fo:color="#040c00" style:text-position="0% 100%" fo:letter-spacing="normal" fo:background-color="#f3f3ff"/>
    </style:style>
    <style:style style:name="_32_214" style:display-name="2214" style:family="text">
      <style:text-properties fo:color="#040c00" style:text-position="0% 100%" fo:letter-spacing="normal" fo:background-color="#f3f3ff" style:text-scale="94%"/>
    </style:style>
    <style:style style:name="_32_215" style:display-name="2215" style:family="text">
      <style:text-properties fo:color="#040c00" style:text-position="0% 100%" fo:letter-spacing="normal" fo:background-color="#f3f3ff" style:text-scale="95%"/>
    </style:style>
    <style:style style:name="_32_216" style:display-name="2216" style:family="text">
      <style:text-properties fo:color="#040c00" style:text-position="0% 100%" fo:letter-spacing="normal" fo:background-color="#f3f3ff" style:text-scale="107%"/>
    </style:style>
    <style:style style:name="_32_217" style:display-name="2217" style:family="text">
      <style:text-properties fo:color="#040c00" style:text-position="0% 100%" fo:letter-spacing="0.0374in" fo:background-color="#f3f3ff"/>
    </style:style>
    <style:style style:name="_32_218" style:display-name="2218" style:family="text">
      <style:text-properties fo:color="#040c00" style:text-position="0% 100%" fo:letter-spacing="0.0374in" fo:background-color="#f3f3ff" style:text-scale="94%"/>
    </style:style>
    <style:style style:name="_32_219" style:display-name="2219" style:family="text">
      <style:text-properties fo:color="#040c00" style:text-position="0% 100%" fo:letter-spacing="0.0374in" fo:background-color="#f3f3ff" style:text-scale="95%"/>
    </style:style>
    <style:style style:name="_32_220" style:display-name="2220" style:family="text">
      <style:text-properties fo:color="#040c00" style:text-position="0% 100%" fo:letter-spacing="0.0374in" fo:background-color="#f3f3ff" style:text-scale="107%"/>
    </style:style>
    <style:style style:name="_32_221" style:display-name="2221" style:family="text">
      <style:text-properties fo:color="#040c00" style:text-position="3% 100%" fo:background-color="#f3f3ff"/>
    </style:style>
    <style:style style:name="_32_222" style:display-name="2222" style:family="text">
      <style:text-properties fo:color="#040c00" style:text-position="3% 100%" fo:background-color="#f3f3ff" style:text-scale="94%"/>
    </style:style>
    <style:style style:name="_32_223" style:display-name="2223" style:family="text">
      <style:text-properties fo:color="#040c00" style:text-position="3% 100%" fo:background-color="#f3f3ff" style:text-scale="95%"/>
    </style:style>
    <style:style style:name="_32_224" style:display-name="2224" style:family="text">
      <style:text-properties fo:color="#040c00" style:text-position="3% 100%" fo:background-color="#f3f3ff" style:text-scale="107%"/>
    </style:style>
    <style:style style:name="_32_225" style:display-name="2225" style:family="text">
      <style:text-properties fo:color="#040c00" style:text-position="3% 100%" fo:letter-spacing="normal" fo:background-color="#f3f3ff"/>
    </style:style>
    <style:style style:name="_32_226" style:display-name="2226" style:family="text">
      <style:text-properties fo:color="#040c00" style:text-position="3% 100%" fo:letter-spacing="normal" fo:background-color="#f3f3ff" style:text-scale="94%"/>
    </style:style>
    <style:style style:name="_32_227" style:display-name="2227" style:family="text">
      <style:text-properties fo:color="#040c00" style:text-position="3% 100%" fo:letter-spacing="normal" fo:background-color="#f3f3ff" style:text-scale="95%"/>
    </style:style>
    <style:style style:name="_32_228" style:display-name="2228" style:family="text">
      <style:text-properties fo:color="#040c00" style:text-position="3% 100%" fo:letter-spacing="normal" fo:background-color="#f3f3ff" style:text-scale="107%"/>
    </style:style>
    <style:style style:name="_32_229" style:display-name="2229" style:family="text">
      <style:text-properties fo:color="#040c00" style:text-position="3% 100%" fo:letter-spacing="0.0374in" fo:background-color="#f3f3ff"/>
    </style:style>
    <style:style style:name="_32_230" style:display-name="2230" style:family="text">
      <style:text-properties fo:color="#040c00" style:text-position="3% 100%" fo:letter-spacing="0.0374in" fo:background-color="#f3f3ff" style:text-scale="94%"/>
    </style:style>
    <style:style style:name="_32_231" style:display-name="2231" style:family="text">
      <style:text-properties fo:color="#040c00" style:text-position="3% 100%" fo:letter-spacing="0.0374in" fo:background-color="#f3f3ff" style:text-scale="95%"/>
    </style:style>
    <style:style style:name="_32_232" style:display-name="2232" style:family="text">
      <style:text-properties fo:color="#040c00" style:text-position="3% 100%" fo:letter-spacing="0.0374in" fo:background-color="#f3f3ff" style:text-scale="107%"/>
    </style:style>
    <style:style style:name="_32_233" style:display-name="2233" style:family="text">
      <style:text-properties fo:color="#040c00" fo:background-color="#f3fbff"/>
    </style:style>
    <style:style style:name="_32_234" style:display-name="2234" style:family="text">
      <style:text-properties fo:color="#040c00" fo:background-color="#f3fbff" style:text-scale="94%"/>
    </style:style>
    <style:style style:name="_32_235" style:display-name="2235" style:family="text">
      <style:text-properties fo:color="#040c00" fo:background-color="#f3fbff" style:text-scale="95%"/>
    </style:style>
    <style:style style:name="_32_236" style:display-name="2236" style:family="text">
      <style:text-properties fo:color="#040c00" fo:background-color="#f3fbff" style:text-scale="107%"/>
    </style:style>
    <style:style style:name="_32_237" style:display-name="2237" style:family="text">
      <style:text-properties fo:color="#040c00" fo:letter-spacing="normal" fo:background-color="#f3fbff"/>
    </style:style>
    <style:style style:name="_32_238" style:display-name="2238" style:family="text">
      <style:text-properties fo:color="#040c00" fo:letter-spacing="normal" fo:background-color="#f3fbff" style:text-scale="94%"/>
    </style:style>
    <style:style style:name="_32_239" style:display-name="2239" style:family="text">
      <style:text-properties fo:color="#040c00" fo:letter-spacing="normal" fo:background-color="#f3fbff" style:text-scale="95%"/>
    </style:style>
    <style:style style:name="_32_240" style:display-name="2240" style:family="text">
      <style:text-properties fo:color="#040c00" fo:letter-spacing="normal" fo:background-color="#f3fbff" style:text-scale="107%"/>
    </style:style>
    <style:style style:name="_32_241" style:display-name="2241" style:family="text">
      <style:text-properties fo:color="#040c00" fo:letter-spacing="0.0374in" fo:background-color="#f3fbff"/>
    </style:style>
    <style:style style:name="_32_242" style:display-name="2242" style:family="text">
      <style:text-properties fo:color="#040c00" fo:letter-spacing="0.0374in" fo:background-color="#f3fbff" style:text-scale="94%"/>
    </style:style>
    <style:style style:name="_32_243" style:display-name="2243" style:family="text">
      <style:text-properties fo:color="#040c00" fo:letter-spacing="0.0374in" fo:background-color="#f3fbff" style:text-scale="95%"/>
    </style:style>
    <style:style style:name="_32_244" style:display-name="2244" style:family="text">
      <style:text-properties fo:color="#040c00" fo:letter-spacing="0.0374in" fo:background-color="#f3fbff" style:text-scale="107%"/>
    </style:style>
    <style:style style:name="_32_245" style:display-name="2245" style:family="text">
      <style:text-properties fo:color="#040c00" style:text-position="0% 100%" fo:background-color="#f3fbff"/>
    </style:style>
    <style:style style:name="_32_246" style:display-name="2246" style:family="text">
      <style:text-properties fo:color="#040c00" style:text-position="0% 100%" fo:background-color="#f3fbff" style:text-scale="94%"/>
    </style:style>
    <style:style style:name="_32_247" style:display-name="2247" style:family="text">
      <style:text-properties fo:color="#040c00" style:text-position="0% 100%" fo:background-color="#f3fbff" style:text-scale="95%"/>
    </style:style>
    <style:style style:name="_32_248" style:display-name="2248" style:family="text">
      <style:text-properties fo:color="#040c00" style:text-position="0% 100%" fo:background-color="#f3fbff" style:text-scale="107%"/>
    </style:style>
    <style:style style:name="_32_249" style:display-name="2249" style:family="text">
      <style:text-properties fo:color="#040c00" style:text-position="0% 100%" fo:letter-spacing="normal" fo:background-color="#f3fbff"/>
    </style:style>
    <style:style style:name="_32_250" style:display-name="2250" style:family="text">
      <style:text-properties fo:color="#040c00" style:text-position="0% 100%" fo:letter-spacing="normal" fo:background-color="#f3fbff" style:text-scale="94%"/>
    </style:style>
    <style:style style:name="_32_251" style:display-name="2251" style:family="text">
      <style:text-properties fo:color="#040c00" style:text-position="0% 100%" fo:letter-spacing="normal" fo:background-color="#f3fbff" style:text-scale="95%"/>
    </style:style>
    <style:style style:name="_32_252" style:display-name="2252" style:family="text">
      <style:text-properties fo:color="#040c00" style:text-position="0% 100%" fo:letter-spacing="normal" fo:background-color="#f3fbff" style:text-scale="107%"/>
    </style:style>
    <style:style style:name="_32_253" style:display-name="2253" style:family="text">
      <style:text-properties fo:color="#040c00" style:text-position="0% 100%" fo:letter-spacing="0.0374in" fo:background-color="#f3fbff"/>
    </style:style>
    <style:style style:name="_32_254" style:display-name="2254" style:family="text">
      <style:text-properties fo:color="#040c00" style:text-position="0% 100%" fo:letter-spacing="0.0374in" fo:background-color="#f3fbff" style:text-scale="94%"/>
    </style:style>
    <style:style style:name="_32_255" style:display-name="2255" style:family="text">
      <style:text-properties fo:color="#040c00" style:text-position="0% 100%" fo:letter-spacing="0.0374in" fo:background-color="#f3fbff" style:text-scale="95%"/>
    </style:style>
    <style:style style:name="_32_256" style:display-name="2256" style:family="text">
      <style:text-properties fo:color="#040c00" style:text-position="0% 100%" fo:letter-spacing="0.0374in" fo:background-color="#f3fbff" style:text-scale="107%"/>
    </style:style>
    <style:style style:name="_32_257" style:display-name="2257" style:family="text">
      <style:text-properties fo:color="#040c00" style:text-position="3% 100%" fo:background-color="#f3fbff"/>
    </style:style>
    <style:style style:name="_32_258" style:display-name="2258" style:family="text">
      <style:text-properties fo:color="#040c00" style:text-position="3% 100%" fo:background-color="#f3fbff" style:text-scale="94%"/>
    </style:style>
    <style:style style:name="_32_259" style:display-name="2259" style:family="text">
      <style:text-properties fo:color="#040c00" style:text-position="3% 100%" fo:background-color="#f3fbff" style:text-scale="95%"/>
    </style:style>
    <style:style style:name="_32_260" style:display-name="2260" style:family="text">
      <style:text-properties fo:color="#040c00" style:text-position="3% 100%" fo:background-color="#f3fbff" style:text-scale="107%"/>
    </style:style>
    <style:style style:name="_32_261" style:display-name="2261" style:family="text">
      <style:text-properties fo:color="#040c00" style:text-position="3% 100%" fo:letter-spacing="normal" fo:background-color="#f3fbff"/>
    </style:style>
    <style:style style:name="_32_262" style:display-name="2262" style:family="text">
      <style:text-properties fo:color="#040c00" style:text-position="3% 100%" fo:letter-spacing="normal" fo:background-color="#f3fbff" style:text-scale="94%"/>
    </style:style>
    <style:style style:name="_32_263" style:display-name="2263" style:family="text">
      <style:text-properties fo:color="#040c00" style:text-position="3% 100%" fo:letter-spacing="normal" fo:background-color="#f3fbff" style:text-scale="95%"/>
    </style:style>
    <style:style style:name="_32_264" style:display-name="2264" style:family="text">
      <style:text-properties fo:color="#040c00" style:text-position="3% 100%" fo:letter-spacing="normal" fo:background-color="#f3fbff" style:text-scale="107%"/>
    </style:style>
    <style:style style:name="_32_265" style:display-name="2265" style:family="text">
      <style:text-properties fo:color="#040c00" style:text-position="3% 100%" fo:letter-spacing="0.0374in" fo:background-color="#f3fbff"/>
    </style:style>
    <style:style style:name="_32_266" style:display-name="2266" style:family="text">
      <style:text-properties fo:color="#040c00" style:text-position="3% 100%" fo:letter-spacing="0.0374in" fo:background-color="#f3fbff" style:text-scale="94%"/>
    </style:style>
    <style:style style:name="_32_267" style:display-name="2267" style:family="text">
      <style:text-properties fo:color="#040c00" style:text-position="3% 100%" fo:letter-spacing="0.0374in" fo:background-color="#f3fbff" style:text-scale="95%"/>
    </style:style>
    <style:style style:name="_32_268" style:display-name="2268" style:family="text">
      <style:text-properties fo:color="#040c00" style:text-position="3% 100%" fo:letter-spacing="0.0374in" fo:background-color="#f3fbff" style:text-scale="107%"/>
    </style:style>
    <style:style style:name="_32_269" style:display-name="2269" style:family="text">
      <style:text-properties fo:color="#040c00" fo:background-color="#fbf3ff"/>
    </style:style>
    <style:style style:name="_32_270" style:display-name="2270" style:family="text">
      <style:text-properties fo:color="#040c00" fo:background-color="#fbf3ff" style:text-scale="94%"/>
    </style:style>
    <style:style style:name="_32_271" style:display-name="2271" style:family="text">
      <style:text-properties fo:color="#040c00" fo:background-color="#fbf3ff" style:text-scale="95%"/>
    </style:style>
    <style:style style:name="_32_272" style:display-name="2272" style:family="text">
      <style:text-properties fo:color="#040c00" fo:background-color="#fbf3ff" style:text-scale="107%"/>
    </style:style>
    <style:style style:name="_32_273" style:display-name="2273" style:family="text">
      <style:text-properties fo:color="#040c00" fo:letter-spacing="normal" fo:background-color="#fbf3ff"/>
    </style:style>
    <style:style style:name="_32_274" style:display-name="2274" style:family="text">
      <style:text-properties fo:color="#040c00" fo:letter-spacing="normal" fo:background-color="#fbf3ff" style:text-scale="94%"/>
    </style:style>
    <style:style style:name="_32_275" style:display-name="2275" style:family="text">
      <style:text-properties fo:color="#040c00" fo:letter-spacing="normal" fo:background-color="#fbf3ff" style:text-scale="95%"/>
    </style:style>
    <style:style style:name="_32_276" style:display-name="2276" style:family="text">
      <style:text-properties fo:color="#040c00" fo:letter-spacing="normal" fo:background-color="#fbf3ff" style:text-scale="107%"/>
    </style:style>
    <style:style style:name="_32_277" style:display-name="2277" style:family="text">
      <style:text-properties fo:color="#040c00" fo:letter-spacing="0.0374in" fo:background-color="#fbf3ff"/>
    </style:style>
    <style:style style:name="_32_278" style:display-name="2278" style:family="text">
      <style:text-properties fo:color="#040c00" fo:letter-spacing="0.0374in" fo:background-color="#fbf3ff" style:text-scale="94%"/>
    </style:style>
    <style:style style:name="_32_279" style:display-name="2279" style:family="text">
      <style:text-properties fo:color="#040c00" fo:letter-spacing="0.0374in" fo:background-color="#fbf3ff" style:text-scale="95%"/>
    </style:style>
    <style:style style:name="_32_280" style:display-name="2280" style:family="text">
      <style:text-properties fo:color="#040c00" fo:letter-spacing="0.0374in" fo:background-color="#fbf3ff" style:text-scale="107%"/>
    </style:style>
    <style:style style:name="_32_281" style:display-name="2281" style:family="text">
      <style:text-properties fo:color="#040c00" style:text-position="0% 100%" fo:background-color="#fbf3ff"/>
    </style:style>
    <style:style style:name="_32_282" style:display-name="2282" style:family="text">
      <style:text-properties fo:color="#040c00" style:text-position="0% 100%" fo:background-color="#fbf3ff" style:text-scale="94%"/>
    </style:style>
    <style:style style:name="_32_283" style:display-name="2283" style:family="text">
      <style:text-properties fo:color="#040c00" style:text-position="0% 100%" fo:background-color="#fbf3ff" style:text-scale="95%"/>
    </style:style>
    <style:style style:name="_32_284" style:display-name="2284" style:family="text">
      <style:text-properties fo:color="#040c00" style:text-position="0% 100%" fo:background-color="#fbf3ff" style:text-scale="107%"/>
    </style:style>
    <style:style style:name="_32_285" style:display-name="2285" style:family="text">
      <style:text-properties fo:color="#040c00" style:text-position="0% 100%" fo:letter-spacing="normal" fo:background-color="#fbf3ff"/>
    </style:style>
    <style:style style:name="_32_286" style:display-name="2286" style:family="text">
      <style:text-properties fo:color="#040c00" style:text-position="0% 100%" fo:letter-spacing="normal" fo:background-color="#fbf3ff" style:text-scale="94%"/>
    </style:style>
    <style:style style:name="_32_287" style:display-name="2287" style:family="text">
      <style:text-properties fo:color="#040c00" style:text-position="0% 100%" fo:letter-spacing="normal" fo:background-color="#fbf3ff" style:text-scale="95%"/>
    </style:style>
    <style:style style:name="_32_288" style:display-name="2288" style:family="text">
      <style:text-properties fo:color="#040c00" style:text-position="0% 100%" fo:letter-spacing="normal" fo:background-color="#fbf3ff" style:text-scale="107%"/>
    </style:style>
    <style:style style:name="_32_289" style:display-name="2289" style:family="text">
      <style:text-properties fo:color="#040c00" style:text-position="0% 100%" fo:letter-spacing="0.0374in" fo:background-color="#fbf3ff"/>
    </style:style>
    <style:style style:name="_32_290" style:display-name="2290" style:family="text">
      <style:text-properties fo:color="#040c00" style:text-position="0% 100%" fo:letter-spacing="0.0374in" fo:background-color="#fbf3ff" style:text-scale="94%"/>
    </style:style>
    <style:style style:name="_32_291" style:display-name="2291" style:family="text">
      <style:text-properties fo:color="#040c00" style:text-position="0% 100%" fo:letter-spacing="0.0374in" fo:background-color="#fbf3ff" style:text-scale="95%"/>
    </style:style>
    <style:style style:name="_32_292" style:display-name="2292" style:family="text">
      <style:text-properties fo:color="#040c00" style:text-position="0% 100%" fo:letter-spacing="0.0374in" fo:background-color="#fbf3ff" style:text-scale="107%"/>
    </style:style>
    <style:style style:name="_32_293" style:display-name="2293" style:family="text">
      <style:text-properties fo:color="#040c00" style:text-position="3% 100%" fo:background-color="#fbf3ff"/>
    </style:style>
    <style:style style:name="_32_294" style:display-name="2294" style:family="text">
      <style:text-properties fo:color="#040c00" style:text-position="3% 100%" fo:background-color="#fbf3ff" style:text-scale="94%"/>
    </style:style>
    <style:style style:name="_32_295" style:display-name="2295" style:family="text">
      <style:text-properties fo:color="#040c00" style:text-position="3% 100%" fo:background-color="#fbf3ff" style:text-scale="95%"/>
    </style:style>
    <style:style style:name="_32_296" style:display-name="2296" style:family="text">
      <style:text-properties fo:color="#040c00" style:text-position="3% 100%" fo:background-color="#fbf3ff" style:text-scale="107%"/>
    </style:style>
    <style:style style:name="_32_297" style:display-name="2297" style:family="text">
      <style:text-properties fo:color="#040c00" style:text-position="3% 100%" fo:letter-spacing="normal" fo:background-color="#fbf3ff"/>
    </style:style>
    <style:style style:name="_32_298" style:display-name="2298" style:family="text">
      <style:text-properties fo:color="#040c00" style:text-position="3% 100%" fo:letter-spacing="normal" fo:background-color="#fbf3ff" style:text-scale="94%"/>
    </style:style>
    <style:style style:name="_32_299" style:display-name="2299" style:family="text">
      <style:text-properties fo:color="#040c00" style:text-position="3% 100%" fo:letter-spacing="normal" fo:background-color="#fbf3ff" style:text-scale="95%"/>
    </style:style>
    <style:style style:name="_32_300" style:display-name="2300" style:family="text">
      <style:text-properties fo:color="#040c00" style:text-position="3% 100%" fo:letter-spacing="normal" fo:background-color="#fbf3ff" style:text-scale="107%"/>
    </style:style>
    <style:style style:name="_32_301" style:display-name="2301" style:family="text">
      <style:text-properties fo:color="#040c00" style:text-position="3% 100%" fo:letter-spacing="0.0374in" fo:background-color="#fbf3ff"/>
    </style:style>
    <style:style style:name="_32_302" style:display-name="2302" style:family="text">
      <style:text-properties fo:color="#040c00" style:text-position="3% 100%" fo:letter-spacing="0.0374in" fo:background-color="#fbf3ff" style:text-scale="94%"/>
    </style:style>
    <style:style style:name="_32_303" style:display-name="2303" style:family="text">
      <style:text-properties fo:color="#040c00" style:text-position="3% 100%" fo:letter-spacing="0.0374in" fo:background-color="#fbf3ff" style:text-scale="95%"/>
    </style:style>
    <style:style style:name="_32_304" style:display-name="2304" style:family="text">
      <style:text-properties fo:color="#040c00" style:text-position="3% 100%" fo:letter-spacing="0.0374in" fo:background-color="#fbf3ff" style:text-scale="107%"/>
    </style:style>
    <style:style style:name="_32_305" style:display-name="2305" style:family="text">
      <style:text-properties fo:color="#040c00" fo:background-color="#fbfbff"/>
    </style:style>
    <style:style style:name="_32_306" style:display-name="2306" style:family="text">
      <style:text-properties fo:color="#040c00" fo:background-color="#fbfbff" style:text-scale="94%"/>
    </style:style>
    <style:style style:name="_32_307" style:display-name="2307" style:family="text">
      <style:text-properties fo:color="#040c00" fo:background-color="#fbfbff" style:text-scale="95%"/>
    </style:style>
    <style:style style:name="_32_308" style:display-name="2308" style:family="text">
      <style:text-properties fo:color="#040c00" fo:background-color="#fbfbff" style:text-scale="107%"/>
    </style:style>
    <style:style style:name="_32_309" style:display-name="2309" style:family="text">
      <style:text-properties fo:color="#040c00" fo:letter-spacing="normal" fo:background-color="#fbfbff"/>
    </style:style>
    <style:style style:name="_32_310" style:display-name="2310" style:family="text">
      <style:text-properties fo:color="#040c00" fo:letter-spacing="normal" fo:background-color="#fbfbff" style:text-scale="94%"/>
    </style:style>
    <style:style style:name="_32_311" style:display-name="2311" style:family="text">
      <style:text-properties fo:color="#040c00" fo:letter-spacing="normal" fo:background-color="#fbfbff" style:text-scale="95%"/>
    </style:style>
    <style:style style:name="_32_312" style:display-name="2312" style:family="text">
      <style:text-properties fo:color="#040c00" fo:letter-spacing="normal" fo:background-color="#fbfbff" style:text-scale="107%"/>
    </style:style>
    <style:style style:name="_32_313" style:display-name="2313" style:family="text">
      <style:text-properties fo:color="#040c00" fo:letter-spacing="0.0374in" fo:background-color="#fbfbff"/>
    </style:style>
    <style:style style:name="_32_314" style:display-name="2314" style:family="text">
      <style:text-properties fo:color="#040c00" fo:letter-spacing="0.0374in" fo:background-color="#fbfbff" style:text-scale="94%"/>
    </style:style>
    <style:style style:name="_32_315" style:display-name="2315" style:family="text">
      <style:text-properties fo:color="#040c00" fo:letter-spacing="0.0374in" fo:background-color="#fbfbff" style:text-scale="95%"/>
    </style:style>
    <style:style style:name="_32_316" style:display-name="2316" style:family="text">
      <style:text-properties fo:color="#040c00" fo:letter-spacing="0.0374in" fo:background-color="#fbfbff" style:text-scale="107%"/>
    </style:style>
    <style:style style:name="_32_317" style:display-name="2317" style:family="text">
      <style:text-properties fo:color="#040c00" style:text-position="0% 100%" fo:background-color="#fbfbff"/>
    </style:style>
    <style:style style:name="_32_318" style:display-name="2318" style:family="text">
      <style:text-properties fo:color="#040c00" style:text-position="0% 100%" fo:background-color="#fbfbff" style:text-scale="94%"/>
    </style:style>
    <style:style style:name="_32_319" style:display-name="2319" style:family="text">
      <style:text-properties fo:color="#040c00" style:text-position="0% 100%" fo:background-color="#fbfbff" style:text-scale="95%"/>
    </style:style>
    <style:style style:name="_32_320" style:display-name="2320" style:family="text">
      <style:text-properties fo:color="#040c00" style:text-position="0% 100%" fo:background-color="#fbfbff" style:text-scale="107%"/>
    </style:style>
    <style:style style:name="_32_321" style:display-name="2321" style:family="text">
      <style:text-properties fo:color="#040c00" style:text-position="0% 100%" fo:letter-spacing="normal" fo:background-color="#fbfbff"/>
    </style:style>
    <style:style style:name="_32_322" style:display-name="2322" style:family="text">
      <style:text-properties fo:color="#040c00" style:text-position="0% 100%" fo:letter-spacing="normal" fo:background-color="#fbfbff" style:text-scale="94%"/>
    </style:style>
    <style:style style:name="_32_323" style:display-name="2323" style:family="text">
      <style:text-properties fo:color="#040c00" style:text-position="0% 100%" fo:letter-spacing="normal" fo:background-color="#fbfbff" style:text-scale="95%"/>
    </style:style>
    <style:style style:name="_32_324" style:display-name="2324" style:family="text">
      <style:text-properties fo:color="#040c00" style:text-position="0% 100%" fo:letter-spacing="normal" fo:background-color="#fbfbff" style:text-scale="107%"/>
    </style:style>
    <style:style style:name="_32_325" style:display-name="2325" style:family="text">
      <style:text-properties fo:color="#040c00" style:text-position="0% 100%" fo:letter-spacing="0.0374in" fo:background-color="#fbfbff"/>
    </style:style>
    <style:style style:name="_32_326" style:display-name="2326" style:family="text">
      <style:text-properties fo:color="#040c00" style:text-position="0% 100%" fo:letter-spacing="0.0374in" fo:background-color="#fbfbff" style:text-scale="94%"/>
    </style:style>
    <style:style style:name="_32_327" style:display-name="2327" style:family="text">
      <style:text-properties fo:color="#040c00" style:text-position="0% 100%" fo:letter-spacing="0.0374in" fo:background-color="#fbfbff" style:text-scale="95%"/>
    </style:style>
    <style:style style:name="_32_328" style:display-name="2328" style:family="text">
      <style:text-properties fo:color="#040c00" style:text-position="0% 100%" fo:letter-spacing="0.0374in" fo:background-color="#fbfbff" style:text-scale="107%"/>
    </style:style>
    <style:style style:name="_32_329" style:display-name="2329" style:family="text">
      <style:text-properties fo:color="#040c00" style:text-position="3% 100%" fo:background-color="#fbfbff"/>
    </style:style>
    <style:style style:name="_32_330" style:display-name="2330" style:family="text">
      <style:text-properties fo:color="#040c00" style:text-position="3% 100%" fo:background-color="#fbfbff" style:text-scale="94%"/>
    </style:style>
    <style:style style:name="_32_331" style:display-name="2331" style:family="text">
      <style:text-properties fo:color="#040c00" style:text-position="3% 100%" fo:background-color="#fbfbff" style:text-scale="95%"/>
    </style:style>
    <style:style style:name="_32_332" style:display-name="2332" style:family="text">
      <style:text-properties fo:color="#040c00" style:text-position="3% 100%" fo:background-color="#fbfbff" style:text-scale="107%"/>
    </style:style>
    <style:style style:name="_32_333" style:display-name="2333" style:family="text">
      <style:text-properties fo:color="#040c00" style:text-position="3% 100%" fo:letter-spacing="normal" fo:background-color="#fbfbff"/>
    </style:style>
    <style:style style:name="_32_334" style:display-name="2334" style:family="text">
      <style:text-properties fo:color="#040c00" style:text-position="3% 100%" fo:letter-spacing="normal" fo:background-color="#fbfbff" style:text-scale="94%"/>
    </style:style>
    <style:style style:name="_32_335" style:display-name="2335" style:family="text">
      <style:text-properties fo:color="#040c00" style:text-position="3% 100%" fo:letter-spacing="normal" fo:background-color="#fbfbff" style:text-scale="95%"/>
    </style:style>
    <style:style style:name="_32_336" style:display-name="2336" style:family="text">
      <style:text-properties fo:color="#040c00" style:text-position="3% 100%" fo:letter-spacing="normal" fo:background-color="#fbfbff" style:text-scale="107%"/>
    </style:style>
    <style:style style:name="_32_337" style:display-name="2337" style:family="text">
      <style:text-properties fo:color="#040c00" style:text-position="3% 100%" fo:letter-spacing="0.0374in" fo:background-color="#fbfbff"/>
    </style:style>
    <style:style style:name="_32_338" style:display-name="2338" style:family="text">
      <style:text-properties fo:color="#040c00" style:text-position="3% 100%" fo:letter-spacing="0.0374in" fo:background-color="#fbfbff" style:text-scale="94%"/>
    </style:style>
    <style:style style:name="_32_339" style:display-name="2339" style:family="text">
      <style:text-properties fo:color="#040c00" style:text-position="3% 100%" fo:letter-spacing="0.0374in" fo:background-color="#fbfbff" style:text-scale="95%"/>
    </style:style>
    <style:style style:name="_32_340" style:display-name="2340" style:family="text">
      <style:text-properties fo:color="#040c00" style:text-position="3% 100%" fo:letter-spacing="0.0374in" fo:background-color="#fbfb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74in"/>
    </style:style>
    <style:style style:name="_32_350" style:display-name="2350" style:family="text">
      <style:text-properties fo:color="#0c0400" fo:letter-spacing="0.0374in" style:text-scale="94%"/>
    </style:style>
    <style:style style:name="_32_351" style:display-name="2351" style:family="text">
      <style:text-properties fo:color="#0c0400" fo:letter-spacing="0.0374in" style:text-scale="95%"/>
    </style:style>
    <style:style style:name="_32_352" style:display-name="2352" style:family="text">
      <style:text-properties fo:color="#0c0400" fo:letter-spacing="0.0374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74in"/>
    </style:style>
    <style:style style:name="_32_362" style:display-name="2362" style:family="text">
      <style:text-properties fo:color="#0c0400" style:text-position="0% 100%" fo:letter-spacing="0.0374in" style:text-scale="94%"/>
    </style:style>
    <style:style style:name="_32_363" style:display-name="2363" style:family="text">
      <style:text-properties fo:color="#0c0400" style:text-position="0% 100%" fo:letter-spacing="0.0374in" style:text-scale="95%"/>
    </style:style>
    <style:style style:name="_32_364" style:display-name="2364" style:family="text">
      <style:text-properties fo:color="#0c0400" style:text-position="0% 100%" fo:letter-spacing="0.0374in" style:text-scale="107%"/>
    </style:style>
    <style:style style:name="_32_365" style:display-name="2365" style:family="text">
      <style:text-properties fo:color="#0c0400" style:text-position="3% 100%"/>
    </style:style>
    <style:style style:name="_32_366" style:display-name="2366" style:family="text">
      <style:text-properties fo:color="#0c0400" style:text-position="3% 100%" style:text-scale="94%"/>
    </style:style>
    <style:style style:name="_32_367" style:display-name="2367" style:family="text">
      <style:text-properties fo:color="#0c0400" style:text-position="3% 100%" style:text-scale="95%"/>
    </style:style>
    <style:style style:name="_32_368" style:display-name="2368" style:family="text">
      <style:text-properties fo:color="#0c0400" style:text-position="3% 100%" style:text-scale="107%"/>
    </style:style>
    <style:style style:name="_32_369" style:display-name="2369" style:family="text">
      <style:text-properties fo:color="#0c0400" style:text-position="3% 100%" fo:letter-spacing="normal"/>
    </style:style>
    <style:style style:name="_32_370" style:display-name="2370" style:family="text">
      <style:text-properties fo:color="#0c0400" style:text-position="3% 100%" fo:letter-spacing="normal" style:text-scale="94%"/>
    </style:style>
    <style:style style:name="_32_371" style:display-name="2371" style:family="text">
      <style:text-properties fo:color="#0c0400" style:text-position="3% 100%" fo:letter-spacing="normal" style:text-scale="95%"/>
    </style:style>
    <style:style style:name="_32_372" style:display-name="2372" style:family="text">
      <style:text-properties fo:color="#0c0400" style:text-position="3% 100%" fo:letter-spacing="normal" style:text-scale="107%"/>
    </style:style>
    <style:style style:name="_32_373" style:display-name="2373" style:family="text">
      <style:text-properties fo:color="#0c0400" style:text-position="3% 100%" fo:letter-spacing="0.0374in"/>
    </style:style>
    <style:style style:name="_32_374" style:display-name="2374" style:family="text">
      <style:text-properties fo:color="#0c0400" style:text-position="3% 100%" fo:letter-spacing="0.0374in" style:text-scale="94%"/>
    </style:style>
    <style:style style:name="_32_375" style:display-name="2375" style:family="text">
      <style:text-properties fo:color="#0c0400" style:text-position="3% 100%" fo:letter-spacing="0.0374in" style:text-scale="95%"/>
    </style:style>
    <style:style style:name="_32_376" style:display-name="2376" style:family="text">
      <style:text-properties fo:color="#0c0400" style:text-position="3% 100%" fo:letter-spacing="0.0374in" style:text-scale="107%"/>
    </style:style>
    <style:style style:name="_32_377" style:display-name="2377" style:family="text">
      <style:text-properties fo:color="#0c0400" fo:background-color="#f3f3ff"/>
    </style:style>
    <style:style style:name="_32_378" style:display-name="2378" style:family="text">
      <style:text-properties fo:color="#0c0400" fo:background-color="#f3f3ff" style:text-scale="94%"/>
    </style:style>
    <style:style style:name="_32_379" style:display-name="2379" style:family="text">
      <style:text-properties fo:color="#0c0400" fo:background-color="#f3f3ff" style:text-scale="95%"/>
    </style:style>
    <style:style style:name="_32_380" style:display-name="2380" style:family="text">
      <style:text-properties fo:color="#0c0400" fo:background-color="#f3f3ff" style:text-scale="107%"/>
    </style:style>
    <style:style style:name="_32_381" style:display-name="2381" style:family="text">
      <style:text-properties fo:color="#0c0400" fo:letter-spacing="normal" fo:background-color="#f3f3ff"/>
    </style:style>
    <style:style style:name="_32_382" style:display-name="2382" style:family="text">
      <style:text-properties fo:color="#0c0400" fo:letter-spacing="normal" fo:background-color="#f3f3ff" style:text-scale="94%"/>
    </style:style>
    <style:style style:name="_32_383" style:display-name="2383" style:family="text">
      <style:text-properties fo:color="#0c0400" fo:letter-spacing="normal" fo:background-color="#f3f3ff" style:text-scale="95%"/>
    </style:style>
    <style:style style:name="_32_384" style:display-name="2384" style:family="text">
      <style:text-properties fo:color="#0c0400" fo:letter-spacing="normal" fo:background-color="#f3f3ff" style:text-scale="107%"/>
    </style:style>
    <style:style style:name="_32_385" style:display-name="2385" style:family="text">
      <style:text-properties fo:color="#0c0400" fo:letter-spacing="0.0374in" fo:background-color="#f3f3ff"/>
    </style:style>
    <style:style style:name="_32_386" style:display-name="2386" style:family="text">
      <style:text-properties fo:color="#0c0400" fo:letter-spacing="0.0374in" fo:background-color="#f3f3ff" style:text-scale="94%"/>
    </style:style>
    <style:style style:name="_32_387" style:display-name="2387" style:family="text">
      <style:text-properties fo:color="#0c0400" fo:letter-spacing="0.0374in" fo:background-color="#f3f3ff" style:text-scale="95%"/>
    </style:style>
    <style:style style:name="_32_388" style:display-name="2388" style:family="text">
      <style:text-properties fo:color="#0c0400" fo:letter-spacing="0.0374in" fo:background-color="#f3f3ff" style:text-scale="107%"/>
    </style:style>
    <style:style style:name="_32_389" style:display-name="2389" style:family="text">
      <style:text-properties fo:color="#0c0400" style:text-position="0% 100%" fo:background-color="#f3f3ff"/>
    </style:style>
    <style:style style:name="_32_390" style:display-name="2390" style:family="text">
      <style:text-properties fo:color="#0c0400" style:text-position="0% 100%" fo:background-color="#f3f3ff" style:text-scale="94%"/>
    </style:style>
    <style:style style:name="_32_391" style:display-name="2391" style:family="text">
      <style:text-properties fo:color="#0c0400" style:text-position="0% 100%" fo:background-color="#f3f3ff" style:text-scale="95%"/>
    </style:style>
    <style:style style:name="_32_392" style:display-name="2392" style:family="text">
      <style:text-properties fo:color="#0c0400" style:text-position="0% 100%" fo:background-color="#f3f3ff" style:text-scale="107%"/>
    </style:style>
    <style:style style:name="_32_393" style:display-name="2393" style:family="text">
      <style:text-properties fo:color="#0c0400" style:text-position="0% 100%" fo:letter-spacing="normal" fo:background-color="#f3f3ff"/>
    </style:style>
    <style:style style:name="_32_394" style:display-name="2394" style:family="text">
      <style:text-properties fo:color="#0c0400" style:text-position="0% 100%" fo:letter-spacing="normal" fo:background-color="#f3f3ff" style:text-scale="94%"/>
    </style:style>
    <style:style style:name="_32_395" style:display-name="2395" style:family="text">
      <style:text-properties fo:color="#0c0400" style:text-position="0% 100%" fo:letter-spacing="normal" fo:background-color="#f3f3ff" style:text-scale="95%"/>
    </style:style>
    <style:style style:name="_32_396" style:display-name="2396" style:family="text">
      <style:text-properties fo:color="#0c0400" style:text-position="0% 100%" fo:letter-spacing="normal" fo:background-color="#f3f3ff" style:text-scale="107%"/>
    </style:style>
    <style:style style:name="_32_397" style:display-name="2397" style:family="text">
      <style:text-properties fo:color="#0c0400" style:text-position="0% 100%" fo:letter-spacing="0.0374in" fo:background-color="#f3f3ff"/>
    </style:style>
    <style:style style:name="_32_398" style:display-name="2398" style:family="text">
      <style:text-properties fo:color="#0c0400" style:text-position="0% 100%" fo:letter-spacing="0.0374in" fo:background-color="#f3f3ff" style:text-scale="94%"/>
    </style:style>
    <style:style style:name="_32_399" style:display-name="2399" style:family="text">
      <style:text-properties fo:color="#0c0400" style:text-position="0% 100%" fo:letter-spacing="0.0374in" fo:background-color="#f3f3ff" style:text-scale="95%"/>
    </style:style>
    <style:style style:name="_32_400" style:display-name="2400" style:family="text">
      <style:text-properties fo:color="#0c0400" style:text-position="0% 100%" fo:letter-spacing="0.0374in" fo:background-color="#f3f3ff" style:text-scale="107%"/>
    </style:style>
    <style:style style:name="_32_401" style:display-name="2401" style:family="text">
      <style:text-properties fo:color="#0c0400" style:text-position="3% 100%" fo:background-color="#f3f3ff"/>
    </style:style>
    <style:style style:name="_32_402" style:display-name="2402" style:family="text">
      <style:text-properties fo:color="#0c0400" style:text-position="3% 100%" fo:background-color="#f3f3ff" style:text-scale="94%"/>
    </style:style>
    <style:style style:name="_32_403" style:display-name="2403" style:family="text">
      <style:text-properties fo:color="#0c0400" style:text-position="3% 100%" fo:background-color="#f3f3ff" style:text-scale="95%"/>
    </style:style>
    <style:style style:name="_32_404" style:display-name="2404" style:family="text">
      <style:text-properties fo:color="#0c0400" style:text-position="3% 100%" fo:background-color="#f3f3ff" style:text-scale="107%"/>
    </style:style>
    <style:style style:name="_32_405" style:display-name="2405" style:family="text">
      <style:text-properties fo:color="#0c0400" style:text-position="3% 100%" fo:letter-spacing="normal" fo:background-color="#f3f3ff"/>
    </style:style>
    <style:style style:name="_32_406" style:display-name="2406" style:family="text">
      <style:text-properties fo:color="#0c0400" style:text-position="3% 100%" fo:letter-spacing="normal" fo:background-color="#f3f3ff" style:text-scale="94%"/>
    </style:style>
    <style:style style:name="_32_407" style:display-name="2407" style:family="text">
      <style:text-properties fo:color="#0c0400" style:text-position="3% 100%" fo:letter-spacing="normal" fo:background-color="#f3f3ff" style:text-scale="95%"/>
    </style:style>
    <style:style style:name="_32_408" style:display-name="2408" style:family="text">
      <style:text-properties fo:color="#0c0400" style:text-position="3% 100%" fo:letter-spacing="normal" fo:background-color="#f3f3ff" style:text-scale="107%"/>
    </style:style>
    <style:style style:name="_32_409" style:display-name="2409" style:family="text">
      <style:text-properties fo:color="#0c0400" style:text-position="3% 100%" fo:letter-spacing="0.0374in" fo:background-color="#f3f3ff"/>
    </style:style>
    <style:style style:name="_32_410" style:display-name="2410" style:family="text">
      <style:text-properties fo:color="#0c0400" style:text-position="3% 100%" fo:letter-spacing="0.0374in" fo:background-color="#f3f3ff" style:text-scale="94%"/>
    </style:style>
    <style:style style:name="_32_411" style:display-name="2411" style:family="text">
      <style:text-properties fo:color="#0c0400" style:text-position="3% 100%" fo:letter-spacing="0.0374in" fo:background-color="#f3f3ff" style:text-scale="95%"/>
    </style:style>
    <style:style style:name="_32_412" style:display-name="2412" style:family="text">
      <style:text-properties fo:color="#0c0400" style:text-position="3% 100%" fo:letter-spacing="0.0374in" fo:background-color="#f3f3ff" style:text-scale="107%"/>
    </style:style>
    <style:style style:name="_32_413" style:display-name="2413" style:family="text">
      <style:text-properties fo:color="#0c0400" fo:background-color="#f3fbff"/>
    </style:style>
    <style:style style:name="_32_414" style:display-name="2414" style:family="text">
      <style:text-properties fo:color="#0c0400" fo:background-color="#f3fbff" style:text-scale="94%"/>
    </style:style>
    <style:style style:name="_32_415" style:display-name="2415" style:family="text">
      <style:text-properties fo:color="#0c0400" fo:background-color="#f3fbff" style:text-scale="95%"/>
    </style:style>
    <style:style style:name="_32_416" style:display-name="2416" style:family="text">
      <style:text-properties fo:color="#0c0400" fo:background-color="#f3fbff" style:text-scale="107%"/>
    </style:style>
    <style:style style:name="_32_417" style:display-name="2417" style:family="text">
      <style:text-properties fo:color="#0c0400" fo:letter-spacing="normal" fo:background-color="#f3fbff"/>
    </style:style>
    <style:style style:name="_32_418" style:display-name="2418" style:family="text">
      <style:text-properties fo:color="#0c0400" fo:letter-spacing="normal" fo:background-color="#f3fbff" style:text-scale="94%"/>
    </style:style>
    <style:style style:name="_32_419" style:display-name="2419" style:family="text">
      <style:text-properties fo:color="#0c0400" fo:letter-spacing="normal" fo:background-color="#f3fbff" style:text-scale="95%"/>
    </style:style>
    <style:style style:name="_32_420" style:display-name="2420" style:family="text">
      <style:text-properties fo:color="#0c0400" fo:letter-spacing="normal" fo:background-color="#f3fbff" style:text-scale="107%"/>
    </style:style>
    <style:style style:name="_32_421" style:display-name="2421" style:family="text">
      <style:text-properties fo:color="#0c0400" fo:letter-spacing="0.0374in" fo:background-color="#f3fbff"/>
    </style:style>
    <style:style style:name="_32_422" style:display-name="2422" style:family="text">
      <style:text-properties fo:color="#0c0400" fo:letter-spacing="0.0374in" fo:background-color="#f3fbff" style:text-scale="94%"/>
    </style:style>
    <style:style style:name="_32_423" style:display-name="2423" style:family="text">
      <style:text-properties fo:color="#0c0400" fo:letter-spacing="0.0374in" fo:background-color="#f3fbff" style:text-scale="95%"/>
    </style:style>
    <style:style style:name="_32_424" style:display-name="2424" style:family="text">
      <style:text-properties fo:color="#0c0400" fo:letter-spacing="0.0374in" fo:background-color="#f3fbff" style:text-scale="107%"/>
    </style:style>
    <style:style style:name="_32_425" style:display-name="2425" style:family="text">
      <style:text-properties fo:color="#0c0400" style:text-position="0% 100%" fo:background-color="#f3fbff"/>
    </style:style>
    <style:style style:name="_32_426" style:display-name="2426" style:family="text">
      <style:text-properties fo:color="#0c0400" style:text-position="0% 100%" fo:background-color="#f3fbff" style:text-scale="94%"/>
    </style:style>
    <style:style style:name="_32_427" style:display-name="2427" style:family="text">
      <style:text-properties fo:color="#0c0400" style:text-position="0% 100%" fo:background-color="#f3fbff" style:text-scale="95%"/>
    </style:style>
    <style:style style:name="_32_428" style:display-name="2428" style:family="text">
      <style:text-properties fo:color="#0c0400" style:text-position="0% 100%" fo:background-color="#f3fbff" style:text-scale="107%"/>
    </style:style>
    <style:style style:name="_32_429" style:display-name="2429" style:family="text">
      <style:text-properties fo:color="#0c0400" style:text-position="0% 100%" fo:letter-spacing="normal" fo:background-color="#f3fbff"/>
    </style:style>
    <style:style style:name="_32_430" style:display-name="2430" style:family="text">
      <style:text-properties fo:color="#0c0400" style:text-position="0% 100%" fo:letter-spacing="normal" fo:background-color="#f3fbff" style:text-scale="94%"/>
    </style:style>
    <style:style style:name="_32_431" style:display-name="2431" style:family="text">
      <style:text-properties fo:color="#0c0400" style:text-position="0% 100%" fo:letter-spacing="normal" fo:background-color="#f3fbff" style:text-scale="95%"/>
    </style:style>
    <style:style style:name="_32_432" style:display-name="2432" style:family="text">
      <style:text-properties fo:color="#0c0400" style:text-position="0% 100%" fo:letter-spacing="normal" fo:background-color="#f3fbff" style:text-scale="107%"/>
    </style:style>
    <style:style style:name="_32_433" style:display-name="2433" style:family="text">
      <style:text-properties fo:color="#0c0400" style:text-position="0% 100%" fo:letter-spacing="0.0374in" fo:background-color="#f3fbff"/>
    </style:style>
    <style:style style:name="_32_434" style:display-name="2434" style:family="text">
      <style:text-properties fo:color="#0c0400" style:text-position="0% 100%" fo:letter-spacing="0.0374in" fo:background-color="#f3fbff" style:text-scale="94%"/>
    </style:style>
    <style:style style:name="_32_435" style:display-name="2435" style:family="text">
      <style:text-properties fo:color="#0c0400" style:text-position="0% 100%" fo:letter-spacing="0.0374in" fo:background-color="#f3fbff" style:text-scale="95%"/>
    </style:style>
    <style:style style:name="_32_436" style:display-name="2436" style:family="text">
      <style:text-properties fo:color="#0c0400" style:text-position="0% 100%" fo:letter-spacing="0.0374in" fo:background-color="#f3fbff" style:text-scale="107%"/>
    </style:style>
    <style:style style:name="_32_437" style:display-name="2437" style:family="text">
      <style:text-properties fo:color="#0c0400" style:text-position="3% 100%" fo:background-color="#f3fbff"/>
    </style:style>
    <style:style style:name="_32_438" style:display-name="2438" style:family="text">
      <style:text-properties fo:color="#0c0400" style:text-position="3% 100%" fo:background-color="#f3fbff" style:text-scale="94%"/>
    </style:style>
    <style:style style:name="_32_439" style:display-name="2439" style:family="text">
      <style:text-properties fo:color="#0c0400" style:text-position="3% 100%" fo:background-color="#f3fbff" style:text-scale="95%"/>
    </style:style>
    <style:style style:name="_32_440" style:display-name="2440" style:family="text">
      <style:text-properties fo:color="#0c0400" style:text-position="3% 100%" fo:background-color="#f3fbff" style:text-scale="107%"/>
    </style:style>
    <style:style style:name="_32_441" style:display-name="2441" style:family="text">
      <style:text-properties fo:color="#0c0400" style:text-position="3% 100%" fo:letter-spacing="normal" fo:background-color="#f3fbff"/>
    </style:style>
    <style:style style:name="_32_442" style:display-name="2442" style:family="text">
      <style:text-properties fo:color="#0c0400" style:text-position="3% 100%" fo:letter-spacing="normal" fo:background-color="#f3fbff" style:text-scale="94%"/>
    </style:style>
    <style:style style:name="_32_443" style:display-name="2443" style:family="text">
      <style:text-properties fo:color="#0c0400" style:text-position="3% 100%" fo:letter-spacing="normal" fo:background-color="#f3fbff" style:text-scale="95%"/>
    </style:style>
    <style:style style:name="_32_444" style:display-name="2444" style:family="text">
      <style:text-properties fo:color="#0c0400" style:text-position="3% 100%" fo:letter-spacing="normal" fo:background-color="#f3fbff" style:text-scale="107%"/>
    </style:style>
    <style:style style:name="_32_445" style:display-name="2445" style:family="text">
      <style:text-properties fo:color="#0c0400" style:text-position="3% 100%" fo:letter-spacing="0.0374in" fo:background-color="#f3fbff"/>
    </style:style>
    <style:style style:name="_32_446" style:display-name="2446" style:family="text">
      <style:text-properties fo:color="#0c0400" style:text-position="3% 100%" fo:letter-spacing="0.0374in" fo:background-color="#f3fbff" style:text-scale="94%"/>
    </style:style>
    <style:style style:name="_32_447" style:display-name="2447" style:family="text">
      <style:text-properties fo:color="#0c0400" style:text-position="3% 100%" fo:letter-spacing="0.0374in" fo:background-color="#f3fbff" style:text-scale="95%"/>
    </style:style>
    <style:style style:name="_32_448" style:display-name="2448" style:family="text">
      <style:text-properties fo:color="#0c0400" style:text-position="3% 100%" fo:letter-spacing="0.0374in" fo:background-color="#f3fbff" style:text-scale="107%"/>
    </style:style>
    <style:style style:name="_32_449" style:display-name="2449" style:family="text">
      <style:text-properties fo:color="#0c0400" fo:background-color="#fbf3ff"/>
    </style:style>
    <style:style style:name="_32_450" style:display-name="2450" style:family="text">
      <style:text-properties fo:color="#0c0400" fo:background-color="#fbf3ff" style:text-scale="94%"/>
    </style:style>
    <style:style style:name="_32_451" style:display-name="2451" style:family="text">
      <style:text-properties fo:color="#0c0400" fo:background-color="#fbf3ff" style:text-scale="95%"/>
    </style:style>
    <style:style style:name="_32_452" style:display-name="2452" style:family="text">
      <style:text-properties fo:color="#0c0400" fo:background-color="#fbf3ff" style:text-scale="107%"/>
    </style:style>
    <style:style style:name="_32_453" style:display-name="2453" style:family="text">
      <style:text-properties fo:color="#0c0400" fo:letter-spacing="normal" fo:background-color="#fbf3ff"/>
    </style:style>
    <style:style style:name="_32_454" style:display-name="2454" style:family="text">
      <style:text-properties fo:color="#0c0400" fo:letter-spacing="normal" fo:background-color="#fbf3ff" style:text-scale="94%"/>
    </style:style>
    <style:style style:name="_32_455" style:display-name="2455" style:family="text">
      <style:text-properties fo:color="#0c0400" fo:letter-spacing="normal" fo:background-color="#fbf3ff" style:text-scale="95%"/>
    </style:style>
    <style:style style:name="_32_456" style:display-name="2456" style:family="text">
      <style:text-properties fo:color="#0c0400" fo:letter-spacing="normal" fo:background-color="#fbf3ff" style:text-scale="107%"/>
    </style:style>
    <style:style style:name="_32_457" style:display-name="2457" style:family="text">
      <style:text-properties fo:color="#0c0400" fo:letter-spacing="0.0374in" fo:background-color="#fbf3ff"/>
    </style:style>
    <style:style style:name="_32_458" style:display-name="2458" style:family="text">
      <style:text-properties fo:color="#0c0400" fo:letter-spacing="0.0374in" fo:background-color="#fbf3ff" style:text-scale="94%"/>
    </style:style>
    <style:style style:name="_32_459" style:display-name="2459" style:family="text">
      <style:text-properties fo:color="#0c0400" fo:letter-spacing="0.0374in" fo:background-color="#fbf3ff" style:text-scale="95%"/>
    </style:style>
    <style:style style:name="_32_460" style:display-name="2460" style:family="text">
      <style:text-properties fo:color="#0c0400" fo:letter-spacing="0.0374in" fo:background-color="#fbf3ff" style:text-scale="107%"/>
    </style:style>
    <style:style style:name="_32_461" style:display-name="2461" style:family="text">
      <style:text-properties fo:color="#0c0400" style:text-position="0% 100%" fo:background-color="#fbf3ff"/>
    </style:style>
    <style:style style:name="_32_462" style:display-name="2462" style:family="text">
      <style:text-properties fo:color="#0c0400" style:text-position="0% 100%" fo:background-color="#fbf3ff" style:text-scale="94%"/>
    </style:style>
    <style:style style:name="_32_463" style:display-name="2463" style:family="text">
      <style:text-properties fo:color="#0c0400" style:text-position="0% 100%" fo:background-color="#fbf3ff" style:text-scale="95%"/>
    </style:style>
    <style:style style:name="_32_464" style:display-name="2464" style:family="text">
      <style:text-properties fo:color="#0c0400" style:text-position="0% 100%" fo:background-color="#fbf3ff" style:text-scale="107%"/>
    </style:style>
    <style:style style:name="_32_465" style:display-name="2465" style:family="text">
      <style:text-properties fo:color="#0c0400" style:text-position="0% 100%" fo:letter-spacing="normal" fo:background-color="#fbf3ff"/>
    </style:style>
    <style:style style:name="_32_466" style:display-name="2466" style:family="text">
      <style:text-properties fo:color="#0c0400" style:text-position="0% 100%" fo:letter-spacing="normal" fo:background-color="#fbf3ff" style:text-scale="94%"/>
    </style:style>
    <style:style style:name="_32_467" style:display-name="2467" style:family="text">
      <style:text-properties fo:color="#0c0400" style:text-position="0% 100%" fo:letter-spacing="normal" fo:background-color="#fbf3ff" style:text-scale="95%"/>
    </style:style>
    <style:style style:name="_32_468" style:display-name="2468" style:family="text">
      <style:text-properties fo:color="#0c0400" style:text-position="0% 100%" fo:letter-spacing="normal" fo:background-color="#fbf3ff" style:text-scale="107%"/>
    </style:style>
    <style:style style:name="_32_469" style:display-name="2469" style:family="text">
      <style:text-properties fo:color="#0c0400" style:text-position="0% 100%" fo:letter-spacing="0.0374in" fo:background-color="#fbf3ff"/>
    </style:style>
    <style:style style:name="_32_470" style:display-name="2470" style:family="text">
      <style:text-properties fo:color="#0c0400" style:text-position="0% 100%" fo:letter-spacing="0.0374in" fo:background-color="#fbf3ff" style:text-scale="94%"/>
    </style:style>
    <style:style style:name="_32_471" style:display-name="2471" style:family="text">
      <style:text-properties fo:color="#0c0400" style:text-position="0% 100%" fo:letter-spacing="0.0374in" fo:background-color="#fbf3ff" style:text-scale="95%"/>
    </style:style>
    <style:style style:name="_32_472" style:display-name="2472" style:family="text">
      <style:text-properties fo:color="#0c0400" style:text-position="0% 100%" fo:letter-spacing="0.0374in" fo:background-color="#fbf3ff" style:text-scale="107%"/>
    </style:style>
    <style:style style:name="_32_473" style:display-name="2473" style:family="text">
      <style:text-properties fo:color="#0c0400" style:text-position="3% 100%" fo:background-color="#fbf3ff"/>
    </style:style>
    <style:style style:name="_32_474" style:display-name="2474" style:family="text">
      <style:text-properties fo:color="#0c0400" style:text-position="3% 100%" fo:background-color="#fbf3ff" style:text-scale="94%"/>
    </style:style>
    <style:style style:name="_32_475" style:display-name="2475" style:family="text">
      <style:text-properties fo:color="#0c0400" style:text-position="3% 100%" fo:background-color="#fbf3ff" style:text-scale="95%"/>
    </style:style>
    <style:style style:name="_32_476" style:display-name="2476" style:family="text">
      <style:text-properties fo:color="#0c0400" style:text-position="3% 100%" fo:background-color="#fbf3ff" style:text-scale="107%"/>
    </style:style>
    <style:style style:name="_32_477" style:display-name="2477" style:family="text">
      <style:text-properties fo:color="#0c0400" style:text-position="3% 100%" fo:letter-spacing="normal" fo:background-color="#fbf3ff"/>
    </style:style>
    <style:style style:name="_32_478" style:display-name="2478" style:family="text">
      <style:text-properties fo:color="#0c0400" style:text-position="3% 100%" fo:letter-spacing="normal" fo:background-color="#fbf3ff" style:text-scale="94%"/>
    </style:style>
    <style:style style:name="_32_479" style:display-name="2479" style:family="text">
      <style:text-properties fo:color="#0c0400" style:text-position="3% 100%" fo:letter-spacing="normal" fo:background-color="#fbf3ff" style:text-scale="95%"/>
    </style:style>
    <style:style style:name="_32_480" style:display-name="2480" style:family="text">
      <style:text-properties fo:color="#0c0400" style:text-position="3% 100%" fo:letter-spacing="normal" fo:background-color="#fbf3ff" style:text-scale="107%"/>
    </style:style>
    <style:style style:name="_32_481" style:display-name="2481" style:family="text">
      <style:text-properties fo:color="#0c0400" style:text-position="3% 100%" fo:letter-spacing="0.0374in" fo:background-color="#fbf3ff"/>
    </style:style>
    <style:style style:name="_32_482" style:display-name="2482" style:family="text">
      <style:text-properties fo:color="#0c0400" style:text-position="3% 100%" fo:letter-spacing="0.0374in" fo:background-color="#fbf3ff" style:text-scale="94%"/>
    </style:style>
    <style:style style:name="_32_483" style:display-name="2483" style:family="text">
      <style:text-properties fo:color="#0c0400" style:text-position="3% 100%" fo:letter-spacing="0.0374in" fo:background-color="#fbf3ff" style:text-scale="95%"/>
    </style:style>
    <style:style style:name="_32_484" style:display-name="2484" style:family="text">
      <style:text-properties fo:color="#0c0400" style:text-position="3% 100%" fo:letter-spacing="0.0374in" fo:background-color="#fbf3ff" style:text-scale="107%"/>
    </style:style>
    <style:style style:name="_32_485" style:display-name="2485" style:family="text">
      <style:text-properties fo:color="#0c0400" fo:background-color="#fbfbff"/>
    </style:style>
    <style:style style:name="_32_486" style:display-name="2486" style:family="text">
      <style:text-properties fo:color="#0c0400" fo:background-color="#fbfbff" style:text-scale="94%"/>
    </style:style>
    <style:style style:name="_32_487" style:display-name="2487" style:family="text">
      <style:text-properties fo:color="#0c0400" fo:background-color="#fbfbff" style:text-scale="95%"/>
    </style:style>
    <style:style style:name="_32_488" style:display-name="2488" style:family="text">
      <style:text-properties fo:color="#0c0400" fo:background-color="#fbfbff" style:text-scale="107%"/>
    </style:style>
    <style:style style:name="_32_489" style:display-name="2489" style:family="text">
      <style:text-properties fo:color="#0c0400" fo:letter-spacing="normal" fo:background-color="#fbfbff"/>
    </style:style>
    <style:style style:name="_32_490" style:display-name="2490" style:family="text">
      <style:text-properties fo:color="#0c0400" fo:letter-spacing="normal" fo:background-color="#fbfbff" style:text-scale="94%"/>
    </style:style>
    <style:style style:name="_32_491" style:display-name="2491" style:family="text">
      <style:text-properties fo:color="#0c0400" fo:letter-spacing="normal" fo:background-color="#fbfbff" style:text-scale="95%"/>
    </style:style>
    <style:style style:name="_32_492" style:display-name="2492" style:family="text">
      <style:text-properties fo:color="#0c0400" fo:letter-spacing="normal" fo:background-color="#fbfbff" style:text-scale="107%"/>
    </style:style>
    <style:style style:name="_32_493" style:display-name="2493" style:family="text">
      <style:text-properties fo:color="#0c0400" fo:letter-spacing="0.0374in" fo:background-color="#fbfbff"/>
    </style:style>
    <style:style style:name="_32_494" style:display-name="2494" style:family="text">
      <style:text-properties fo:color="#0c0400" fo:letter-spacing="0.0374in" fo:background-color="#fbfbff" style:text-scale="94%"/>
    </style:style>
    <style:style style:name="_32_495" style:display-name="2495" style:family="text">
      <style:text-properties fo:color="#0c0400" fo:letter-spacing="0.0374in" fo:background-color="#fbfbff" style:text-scale="95%"/>
    </style:style>
    <style:style style:name="_32_496" style:display-name="2496" style:family="text">
      <style:text-properties fo:color="#0c0400" fo:letter-spacing="0.0374in" fo:background-color="#fbfbff" style:text-scale="107%"/>
    </style:style>
    <style:style style:name="_32_497" style:display-name="2497" style:family="text">
      <style:text-properties fo:color="#0c0400" style:text-position="0% 100%" fo:background-color="#fbfbff"/>
    </style:style>
    <style:style style:name="_32_498" style:display-name="2498" style:family="text">
      <style:text-properties fo:color="#0c0400" style:text-position="0% 100%" fo:background-color="#fbfbff" style:text-scale="94%"/>
    </style:style>
    <style:style style:name="_32_499" style:display-name="2499" style:family="text">
      <style:text-properties fo:color="#0c0400" style:text-position="0% 100%" fo:background-color="#fbfbff" style:text-scale="95%"/>
    </style:style>
    <style:style style:name="_32_500" style:display-name="2500" style:family="text">
      <style:text-properties fo:color="#0c0400" style:text-position="0% 100%" fo:background-color="#fbfbff" style:text-scale="107%"/>
    </style:style>
    <style:style style:name="_32_501" style:display-name="2501" style:family="text">
      <style:text-properties fo:color="#0c0400" style:text-position="0% 100%" fo:letter-spacing="normal" fo:background-color="#fbfbff"/>
    </style:style>
    <style:style style:name="_32_502" style:display-name="2502" style:family="text">
      <style:text-properties fo:color="#0c0400" style:text-position="0% 100%" fo:letter-spacing="normal" fo:background-color="#fbfbff" style:text-scale="94%"/>
    </style:style>
    <style:style style:name="_32_503" style:display-name="2503" style:family="text">
      <style:text-properties fo:color="#0c0400" style:text-position="0% 100%" fo:letter-spacing="normal" fo:background-color="#fbfbff" style:text-scale="95%"/>
    </style:style>
    <style:style style:name="_32_504" style:display-name="2504" style:family="text">
      <style:text-properties fo:color="#0c0400" style:text-position="0% 100%" fo:letter-spacing="normal" fo:background-color="#fbfbff" style:text-scale="107%"/>
    </style:style>
    <style:style style:name="_32_505" style:display-name="2505" style:family="text">
      <style:text-properties fo:color="#0c0400" style:text-position="0% 100%" fo:letter-spacing="0.0374in" fo:background-color="#fbfbff"/>
    </style:style>
    <style:style style:name="_32_506" style:display-name="2506" style:family="text">
      <style:text-properties fo:color="#0c0400" style:text-position="0% 100%" fo:letter-spacing="0.0374in" fo:background-color="#fbfbff" style:text-scale="94%"/>
    </style:style>
    <style:style style:name="_32_507" style:display-name="2507" style:family="text">
      <style:text-properties fo:color="#0c0400" style:text-position="0% 100%" fo:letter-spacing="0.0374in" fo:background-color="#fbfbff" style:text-scale="95%"/>
    </style:style>
    <style:style style:name="_32_508" style:display-name="2508" style:family="text">
      <style:text-properties fo:color="#0c0400" style:text-position="0% 100%" fo:letter-spacing="0.0374in" fo:background-color="#fbfbff" style:text-scale="107%"/>
    </style:style>
    <style:style style:name="_32_509" style:display-name="2509" style:family="text">
      <style:text-properties fo:color="#0c0400" style:text-position="3% 100%" fo:background-color="#fbfbff"/>
    </style:style>
    <style:style style:name="_32_510" style:display-name="2510" style:family="text">
      <style:text-properties fo:color="#0c0400" style:text-position="3% 100%" fo:background-color="#fbfbff" style:text-scale="94%"/>
    </style:style>
    <style:style style:name="_32_511" style:display-name="2511" style:family="text">
      <style:text-properties fo:color="#0c0400" style:text-position="3% 100%" fo:background-color="#fbfbff" style:text-scale="95%"/>
    </style:style>
    <style:style style:name="_32_512" style:display-name="2512" style:family="text">
      <style:text-properties fo:color="#0c0400" style:text-position="3% 100%" fo:background-color="#fbfbff" style:text-scale="107%"/>
    </style:style>
    <style:style style:name="_32_513" style:display-name="2513" style:family="text">
      <style:text-properties fo:color="#0c0400" style:text-position="3% 100%" fo:letter-spacing="normal" fo:background-color="#fbfbff"/>
    </style:style>
    <style:style style:name="_32_514" style:display-name="2514" style:family="text">
      <style:text-properties fo:color="#0c0400" style:text-position="3% 100%" fo:letter-spacing="normal" fo:background-color="#fbfbff" style:text-scale="94%"/>
    </style:style>
    <style:style style:name="_32_515" style:display-name="2515" style:family="text">
      <style:text-properties fo:color="#0c0400" style:text-position="3% 100%" fo:letter-spacing="normal" fo:background-color="#fbfbff" style:text-scale="95%"/>
    </style:style>
    <style:style style:name="_32_516" style:display-name="2516" style:family="text">
      <style:text-properties fo:color="#0c0400" style:text-position="3% 100%" fo:letter-spacing="normal" fo:background-color="#fbfbff" style:text-scale="107%"/>
    </style:style>
    <style:style style:name="_32_517" style:display-name="2517" style:family="text">
      <style:text-properties fo:color="#0c0400" style:text-position="3% 100%" fo:letter-spacing="0.0374in" fo:background-color="#fbfbff"/>
    </style:style>
    <style:style style:name="_32_518" style:display-name="2518" style:family="text">
      <style:text-properties fo:color="#0c0400" style:text-position="3% 100%" fo:letter-spacing="0.0374in" fo:background-color="#fbfbff" style:text-scale="94%"/>
    </style:style>
    <style:style style:name="_32_519" style:display-name="2519" style:family="text">
      <style:text-properties fo:color="#0c0400" style:text-position="3% 100%" fo:letter-spacing="0.0374in" fo:background-color="#fbfbff" style:text-scale="95%"/>
    </style:style>
    <style:style style:name="_32_520" style:display-name="2520" style:family="text">
      <style:text-properties fo:color="#0c0400" style:text-position="3% 100%" fo:letter-spacing="0.0374in" fo:background-color="#fbfb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74in"/>
    </style:style>
    <style:style style:name="_32_530" style:display-name="2530" style:family="text">
      <style:text-properties fo:color="#0c0c00" fo:letter-spacing="0.0374in" style:text-scale="94%"/>
    </style:style>
    <style:style style:name="_32_531" style:display-name="2531" style:family="text">
      <style:text-properties fo:color="#0c0c00" fo:letter-spacing="0.0374in" style:text-scale="95%"/>
    </style:style>
    <style:style style:name="_32_532" style:display-name="2532" style:family="text">
      <style:text-properties fo:color="#0c0c00" fo:letter-spacing="0.0374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74in"/>
    </style:style>
    <style:style style:name="_32_542" style:display-name="2542" style:family="text">
      <style:text-properties fo:color="#0c0c00" style:text-position="0% 100%" fo:letter-spacing="0.0374in" style:text-scale="94%"/>
    </style:style>
    <style:style style:name="_32_543" style:display-name="2543" style:family="text">
      <style:text-properties fo:color="#0c0c00" style:text-position="0% 100%" fo:letter-spacing="0.0374in" style:text-scale="95%"/>
    </style:style>
    <style:style style:name="_32_544" style:display-name="2544" style:family="text">
      <style:text-properties fo:color="#0c0c00" style:text-position="0% 100%" fo:letter-spacing="0.0374in" style:text-scale="107%"/>
    </style:style>
    <style:style style:name="_32_545" style:display-name="2545" style:family="text">
      <style:text-properties fo:color="#0c0c00" style:text-position="3% 100%"/>
    </style:style>
    <style:style style:name="_32_546" style:display-name="2546" style:family="text">
      <style:text-properties fo:color="#0c0c00" style:text-position="3% 100%" style:text-scale="94%"/>
    </style:style>
    <style:style style:name="_32_547" style:display-name="2547" style:family="text">
      <style:text-properties fo:color="#0c0c00" style:text-position="3% 100%" style:text-scale="95%"/>
    </style:style>
    <style:style style:name="_32_548" style:display-name="2548" style:family="text">
      <style:text-properties fo:color="#0c0c00" style:text-position="3% 100%" style:text-scale="107%"/>
    </style:style>
    <style:style style:name="_32_549" style:display-name="2549" style:family="text">
      <style:text-properties fo:color="#0c0c00" style:text-position="3% 100%" fo:letter-spacing="normal"/>
    </style:style>
    <style:style style:name="_32_550" style:display-name="2550" style:family="text">
      <style:text-properties fo:color="#0c0c00" style:text-position="3% 100%" fo:letter-spacing="normal" style:text-scale="94%"/>
    </style:style>
    <style:style style:name="_32_551" style:display-name="2551" style:family="text">
      <style:text-properties fo:color="#0c0c00" style:text-position="3% 100%" fo:letter-spacing="normal" style:text-scale="95%"/>
    </style:style>
    <style:style style:name="_32_552" style:display-name="2552" style:family="text">
      <style:text-properties fo:color="#0c0c00" style:text-position="3% 100%" fo:letter-spacing="normal" style:text-scale="107%"/>
    </style:style>
    <style:style style:name="_32_553" style:display-name="2553" style:family="text">
      <style:text-properties fo:color="#0c0c00" style:text-position="3% 100%" fo:letter-spacing="0.0374in"/>
    </style:style>
    <style:style style:name="_32_554" style:display-name="2554" style:family="text">
      <style:text-properties fo:color="#0c0c00" style:text-position="3% 100%" fo:letter-spacing="0.0374in" style:text-scale="94%"/>
    </style:style>
    <style:style style:name="_32_555" style:display-name="2555" style:family="text">
      <style:text-properties fo:color="#0c0c00" style:text-position="3% 100%" fo:letter-spacing="0.0374in" style:text-scale="95%"/>
    </style:style>
    <style:style style:name="_32_556" style:display-name="2556" style:family="text">
      <style:text-properties fo:color="#0c0c00" style:text-position="3% 100%" fo:letter-spacing="0.0374in" style:text-scale="107%"/>
    </style:style>
    <style:style style:name="_32_557" style:display-name="2557" style:family="text">
      <style:text-properties fo:color="#0c0c00" fo:background-color="#f3f3ff"/>
    </style:style>
    <style:style style:name="_32_558" style:display-name="2558" style:family="text">
      <style:text-properties fo:color="#0c0c00" fo:background-color="#f3f3ff" style:text-scale="94%"/>
    </style:style>
    <style:style style:name="_32_559" style:display-name="2559" style:family="text">
      <style:text-properties fo:color="#0c0c00" fo:background-color="#f3f3ff" style:text-scale="95%"/>
    </style:style>
    <style:style style:name="_32_560" style:display-name="2560" style:family="text">
      <style:text-properties fo:color="#0c0c00" fo:background-color="#f3f3ff" style:text-scale="107%"/>
    </style:style>
    <style:style style:name="_32_561" style:display-name="2561" style:family="text">
      <style:text-properties fo:color="#0c0c00" fo:letter-spacing="normal" fo:background-color="#f3f3ff"/>
    </style:style>
    <style:style style:name="_32_562" style:display-name="2562" style:family="text">
      <style:text-properties fo:color="#0c0c00" fo:letter-spacing="normal" fo:background-color="#f3f3ff" style:text-scale="94%"/>
    </style:style>
    <style:style style:name="_32_563" style:display-name="2563" style:family="text">
      <style:text-properties fo:color="#0c0c00" fo:letter-spacing="normal" fo:background-color="#f3f3ff" style:text-scale="95%"/>
    </style:style>
    <style:style style:name="_32_564" style:display-name="2564" style:family="text">
      <style:text-properties fo:color="#0c0c00" fo:letter-spacing="normal" fo:background-color="#f3f3ff" style:text-scale="107%"/>
    </style:style>
    <style:style style:name="_32_565" style:display-name="2565" style:family="text">
      <style:text-properties fo:color="#0c0c00" fo:letter-spacing="0.0374in" fo:background-color="#f3f3ff"/>
    </style:style>
    <style:style style:name="_32_566" style:display-name="2566" style:family="text">
      <style:text-properties fo:color="#0c0c00" fo:letter-spacing="0.0374in" fo:background-color="#f3f3ff" style:text-scale="94%"/>
    </style:style>
    <style:style style:name="_32_567" style:display-name="2567" style:family="text">
      <style:text-properties fo:color="#0c0c00" fo:letter-spacing="0.0374in" fo:background-color="#f3f3ff" style:text-scale="95%"/>
    </style:style>
    <style:style style:name="_32_568" style:display-name="2568" style:family="text">
      <style:text-properties fo:color="#0c0c00" fo:letter-spacing="0.0374in" fo:background-color="#f3f3ff" style:text-scale="107%"/>
    </style:style>
    <style:style style:name="_32_569" style:display-name="2569" style:family="text">
      <style:text-properties fo:color="#0c0c00" style:text-position="0% 100%" fo:background-color="#f3f3ff"/>
    </style:style>
    <style:style style:name="_32_570" style:display-name="2570" style:family="text">
      <style:text-properties fo:color="#0c0c00" style:text-position="0% 100%" fo:background-color="#f3f3ff" style:text-scale="94%"/>
    </style:style>
    <style:style style:name="_32_571" style:display-name="2571" style:family="text">
      <style:text-properties fo:color="#0c0c00" style:text-position="0% 100%" fo:background-color="#f3f3ff" style:text-scale="95%"/>
    </style:style>
    <style:style style:name="_32_572" style:display-name="2572" style:family="text">
      <style:text-properties fo:color="#0c0c00" style:text-position="0% 100%" fo:background-color="#f3f3ff" style:text-scale="107%"/>
    </style:style>
    <style:style style:name="_32_573" style:display-name="2573" style:family="text">
      <style:text-properties fo:color="#0c0c00" style:text-position="0% 100%" fo:letter-spacing="normal" fo:background-color="#f3f3ff"/>
    </style:style>
    <style:style style:name="_32_574" style:display-name="2574" style:family="text">
      <style:text-properties fo:color="#0c0c00" style:text-position="0% 100%" fo:letter-spacing="normal" fo:background-color="#f3f3ff" style:text-scale="94%"/>
    </style:style>
    <style:style style:name="_32_575" style:display-name="2575" style:family="text">
      <style:text-properties fo:color="#0c0c00" style:text-position="0% 100%" fo:letter-spacing="normal" fo:background-color="#f3f3ff" style:text-scale="95%"/>
    </style:style>
    <style:style style:name="_32_576" style:display-name="2576" style:family="text">
      <style:text-properties fo:color="#0c0c00" style:text-position="0% 100%" fo:letter-spacing="normal" fo:background-color="#f3f3ff" style:text-scale="107%"/>
    </style:style>
    <style:style style:name="_32_577" style:display-name="2577" style:family="text">
      <style:text-properties fo:color="#0c0c00" style:text-position="0% 100%" fo:letter-spacing="0.0374in" fo:background-color="#f3f3ff"/>
    </style:style>
    <style:style style:name="_32_578" style:display-name="2578" style:family="text">
      <style:text-properties fo:color="#0c0c00" style:text-position="0% 100%" fo:letter-spacing="0.0374in" fo:background-color="#f3f3ff" style:text-scale="94%"/>
    </style:style>
    <style:style style:name="_32_579" style:display-name="2579" style:family="text">
      <style:text-properties fo:color="#0c0c00" style:text-position="0% 100%" fo:letter-spacing="0.0374in" fo:background-color="#f3f3ff" style:text-scale="95%"/>
    </style:style>
    <style:style style:name="_32_580" style:display-name="2580" style:family="text">
      <style:text-properties fo:color="#0c0c00" style:text-position="0% 100%" fo:letter-spacing="0.0374in" fo:background-color="#f3f3ff" style:text-scale="107%"/>
    </style:style>
    <style:style style:name="_32_581" style:display-name="2581" style:family="text">
      <style:text-properties fo:color="#0c0c00" style:text-position="3% 100%" fo:background-color="#f3f3ff"/>
    </style:style>
    <style:style style:name="_32_582" style:display-name="2582" style:family="text">
      <style:text-properties fo:color="#0c0c00" style:text-position="3% 100%" fo:background-color="#f3f3ff" style:text-scale="94%"/>
    </style:style>
    <style:style style:name="_32_583" style:display-name="2583" style:family="text">
      <style:text-properties fo:color="#0c0c00" style:text-position="3% 100%" fo:background-color="#f3f3ff" style:text-scale="95%"/>
    </style:style>
    <style:style style:name="_32_584" style:display-name="2584" style:family="text">
      <style:text-properties fo:color="#0c0c00" style:text-position="3% 100%" fo:background-color="#f3f3ff" style:text-scale="107%"/>
    </style:style>
    <style:style style:name="_32_585" style:display-name="2585" style:family="text">
      <style:text-properties fo:color="#0c0c00" style:text-position="3% 100%" fo:letter-spacing="normal" fo:background-color="#f3f3ff"/>
    </style:style>
    <style:style style:name="_32_586" style:display-name="2586" style:family="text">
      <style:text-properties fo:color="#0c0c00" style:text-position="3% 100%" fo:letter-spacing="normal" fo:background-color="#f3f3ff" style:text-scale="94%"/>
    </style:style>
    <style:style style:name="_32_587" style:display-name="2587" style:family="text">
      <style:text-properties fo:color="#0c0c00" style:text-position="3% 100%" fo:letter-spacing="normal" fo:background-color="#f3f3ff" style:text-scale="95%"/>
    </style:style>
    <style:style style:name="_32_588" style:display-name="2588" style:family="text">
      <style:text-properties fo:color="#0c0c00" style:text-position="3% 100%" fo:letter-spacing="normal" fo:background-color="#f3f3ff" style:text-scale="107%"/>
    </style:style>
    <style:style style:name="_32_589" style:display-name="2589" style:family="text">
      <style:text-properties fo:color="#0c0c00" style:text-position="3% 100%" fo:letter-spacing="0.0374in" fo:background-color="#f3f3ff"/>
    </style:style>
    <style:style style:name="_32_590" style:display-name="2590" style:family="text">
      <style:text-properties fo:color="#0c0c00" style:text-position="3% 100%" fo:letter-spacing="0.0374in" fo:background-color="#f3f3ff" style:text-scale="94%"/>
    </style:style>
    <style:style style:name="_32_591" style:display-name="2591" style:family="text">
      <style:text-properties fo:color="#0c0c00" style:text-position="3% 100%" fo:letter-spacing="0.0374in" fo:background-color="#f3f3ff" style:text-scale="95%"/>
    </style:style>
    <style:style style:name="_32_592" style:display-name="2592" style:family="text">
      <style:text-properties fo:color="#0c0c00" style:text-position="3% 100%" fo:letter-spacing="0.0374in" fo:background-color="#f3f3ff" style:text-scale="107%"/>
    </style:style>
    <style:style style:name="_32_593" style:display-name="2593" style:family="text">
      <style:text-properties fo:color="#0c0c00" fo:background-color="#f3fbff"/>
    </style:style>
    <style:style style:name="_32_594" style:display-name="2594" style:family="text">
      <style:text-properties fo:color="#0c0c00" fo:background-color="#f3fbff" style:text-scale="94%"/>
    </style:style>
    <style:style style:name="_32_595" style:display-name="2595" style:family="text">
      <style:text-properties fo:color="#0c0c00" fo:background-color="#f3fbff" style:text-scale="95%"/>
    </style:style>
    <style:style style:name="_32_596" style:display-name="2596" style:family="text">
      <style:text-properties fo:color="#0c0c00" fo:background-color="#f3fbff" style:text-scale="107%"/>
    </style:style>
    <style:style style:name="_32_597" style:display-name="2597" style:family="text">
      <style:text-properties fo:color="#0c0c00" fo:letter-spacing="normal" fo:background-color="#f3fbff"/>
    </style:style>
    <style:style style:name="_32_598" style:display-name="2598" style:family="text">
      <style:text-properties fo:color="#0c0c00" fo:letter-spacing="normal" fo:background-color="#f3fbff" style:text-scale="94%"/>
    </style:style>
    <style:style style:name="_32_599" style:display-name="2599" style:family="text">
      <style:text-properties fo:color="#0c0c00" fo:letter-spacing="normal" fo:background-color="#f3fbff" style:text-scale="95%"/>
    </style:style>
    <style:style style:name="_32_600" style:display-name="2600" style:family="text">
      <style:text-properties fo:color="#0c0c00" fo:letter-spacing="normal" fo:background-color="#f3fbff" style:text-scale="107%"/>
    </style:style>
    <style:style style:name="_32_601" style:display-name="2601" style:family="text">
      <style:text-properties fo:color="#0c0c00" fo:letter-spacing="0.0374in" fo:background-color="#f3fbff"/>
    </style:style>
    <style:style style:name="_32_602" style:display-name="2602" style:family="text">
      <style:text-properties fo:color="#0c0c00" fo:letter-spacing="0.0374in" fo:background-color="#f3fbff" style:text-scale="94%"/>
    </style:style>
    <style:style style:name="_32_603" style:display-name="2603" style:family="text">
      <style:text-properties fo:color="#0c0c00" fo:letter-spacing="0.0374in" fo:background-color="#f3fbff" style:text-scale="95%"/>
    </style:style>
    <style:style style:name="_32_604" style:display-name="2604" style:family="text">
      <style:text-properties fo:color="#0c0c00" fo:letter-spacing="0.0374in" fo:background-color="#f3fbff" style:text-scale="107%"/>
    </style:style>
    <style:style style:name="_32_605" style:display-name="2605" style:family="text">
      <style:text-properties fo:color="#0c0c00" style:text-position="0% 100%" fo:background-color="#f3fbff"/>
    </style:style>
    <style:style style:name="_32_606" style:display-name="2606" style:family="text">
      <style:text-properties fo:color="#0c0c00" style:text-position="0% 100%" fo:background-color="#f3fbff" style:text-scale="94%"/>
    </style:style>
    <style:style style:name="_32_607" style:display-name="2607" style:family="text">
      <style:text-properties fo:color="#0c0c00" style:text-position="0% 100%" fo:background-color="#f3fbff" style:text-scale="95%"/>
    </style:style>
    <style:style style:name="_32_608" style:display-name="2608" style:family="text">
      <style:text-properties fo:color="#0c0c00" style:text-position="0% 100%" fo:background-color="#f3fbff" style:text-scale="107%"/>
    </style:style>
    <style:style style:name="_32_609" style:display-name="2609" style:family="text">
      <style:text-properties fo:color="#0c0c00" style:text-position="0% 100%" fo:letter-spacing="normal" fo:background-color="#f3fbff"/>
    </style:style>
    <style:style style:name="_32_610" style:display-name="2610" style:family="text">
      <style:text-properties fo:color="#0c0c00" style:text-position="0% 100%" fo:letter-spacing="normal" fo:background-color="#f3fbff" style:text-scale="94%"/>
    </style:style>
    <style:style style:name="_32_611" style:display-name="2611" style:family="text">
      <style:text-properties fo:color="#0c0c00" style:text-position="0% 100%" fo:letter-spacing="normal" fo:background-color="#f3fbff" style:text-scale="95%"/>
    </style:style>
    <style:style style:name="_32_612" style:display-name="2612" style:family="text">
      <style:text-properties fo:color="#0c0c00" style:text-position="0% 100%" fo:letter-spacing="normal" fo:background-color="#f3fbff" style:text-scale="107%"/>
    </style:style>
    <style:style style:name="_32_613" style:display-name="2613" style:family="text">
      <style:text-properties fo:color="#0c0c00" style:text-position="0% 100%" fo:letter-spacing="0.0374in" fo:background-color="#f3fbff"/>
    </style:style>
    <style:style style:name="_32_614" style:display-name="2614" style:family="text">
      <style:text-properties fo:color="#0c0c00" style:text-position="0% 100%" fo:letter-spacing="0.0374in" fo:background-color="#f3fbff" style:text-scale="94%"/>
    </style:style>
    <style:style style:name="_32_615" style:display-name="2615" style:family="text">
      <style:text-properties fo:color="#0c0c00" style:text-position="0% 100%" fo:letter-spacing="0.0374in" fo:background-color="#f3fbff" style:text-scale="95%"/>
    </style:style>
    <style:style style:name="_32_616" style:display-name="2616" style:family="text">
      <style:text-properties fo:color="#0c0c00" style:text-position="0% 100%" fo:letter-spacing="0.0374in" fo:background-color="#f3fbff" style:text-scale="107%"/>
    </style:style>
    <style:style style:name="_32_617" style:display-name="2617" style:family="text">
      <style:text-properties fo:color="#0c0c00" style:text-position="3% 100%" fo:background-color="#f3fbff"/>
    </style:style>
    <style:style style:name="_32_618" style:display-name="2618" style:family="text">
      <style:text-properties fo:color="#0c0c00" style:text-position="3% 100%" fo:background-color="#f3fbff" style:text-scale="94%"/>
    </style:style>
    <style:style style:name="_32_619" style:display-name="2619" style:family="text">
      <style:text-properties fo:color="#0c0c00" style:text-position="3% 100%" fo:background-color="#f3fbff" style:text-scale="95%"/>
    </style:style>
    <style:style style:name="_32_620" style:display-name="2620" style:family="text">
      <style:text-properties fo:color="#0c0c00" style:text-position="3% 100%" fo:background-color="#f3fbff" style:text-scale="107%"/>
    </style:style>
    <style:style style:name="_32_621" style:display-name="2621" style:family="text">
      <style:text-properties fo:color="#0c0c00" style:text-position="3% 100%" fo:letter-spacing="normal" fo:background-color="#f3fbff"/>
    </style:style>
    <style:style style:name="_32_622" style:display-name="2622" style:family="text">
      <style:text-properties fo:color="#0c0c00" style:text-position="3% 100%" fo:letter-spacing="normal" fo:background-color="#f3fbff" style:text-scale="94%"/>
    </style:style>
    <style:style style:name="_32_623" style:display-name="2623" style:family="text">
      <style:text-properties fo:color="#0c0c00" style:text-position="3% 100%" fo:letter-spacing="normal" fo:background-color="#f3fbff" style:text-scale="95%"/>
    </style:style>
    <style:style style:name="_32_624" style:display-name="2624" style:family="text">
      <style:text-properties fo:color="#0c0c00" style:text-position="3% 100%" fo:letter-spacing="normal" fo:background-color="#f3fbff" style:text-scale="107%"/>
    </style:style>
    <style:style style:name="_32_625" style:display-name="2625" style:family="text">
      <style:text-properties fo:color="#0c0c00" style:text-position="3% 100%" fo:letter-spacing="0.0374in" fo:background-color="#f3fbff"/>
    </style:style>
    <style:style style:name="_32_626" style:display-name="2626" style:family="text">
      <style:text-properties fo:color="#0c0c00" style:text-position="3% 100%" fo:letter-spacing="0.0374in" fo:background-color="#f3fbff" style:text-scale="94%"/>
    </style:style>
    <style:style style:name="_32_627" style:display-name="2627" style:family="text">
      <style:text-properties fo:color="#0c0c00" style:text-position="3% 100%" fo:letter-spacing="0.0374in" fo:background-color="#f3fbff" style:text-scale="95%"/>
    </style:style>
    <style:style style:name="_32_628" style:display-name="2628" style:family="text">
      <style:text-properties fo:color="#0c0c00" style:text-position="3% 100%" fo:letter-spacing="0.0374in" fo:background-color="#f3fbff" style:text-scale="107%"/>
    </style:style>
    <style:style style:name="_32_629" style:display-name="2629" style:family="text">
      <style:text-properties fo:color="#0c0c00" fo:background-color="#fbf3ff"/>
    </style:style>
    <style:style style:name="_32_630" style:display-name="2630" style:family="text">
      <style:text-properties fo:color="#0c0c00" fo:background-color="#fbf3ff" style:text-scale="94%"/>
    </style:style>
    <style:style style:name="_32_631" style:display-name="2631" style:family="text">
      <style:text-properties fo:color="#0c0c00" fo:background-color="#fbf3ff" style:text-scale="95%"/>
    </style:style>
    <style:style style:name="_32_632" style:display-name="2632" style:family="text">
      <style:text-properties fo:color="#0c0c00" fo:background-color="#fbf3ff" style:text-scale="107%"/>
    </style:style>
    <style:style style:name="_32_633" style:display-name="2633" style:family="text">
      <style:text-properties fo:color="#0c0c00" fo:letter-spacing="normal" fo:background-color="#fbf3ff"/>
    </style:style>
    <style:style style:name="_32_634" style:display-name="2634" style:family="text">
      <style:text-properties fo:color="#0c0c00" fo:letter-spacing="normal" fo:background-color="#fbf3ff" style:text-scale="94%"/>
    </style:style>
    <style:style style:name="_32_635" style:display-name="2635" style:family="text">
      <style:text-properties fo:color="#0c0c00" fo:letter-spacing="normal" fo:background-color="#fbf3ff" style:text-scale="95%"/>
    </style:style>
    <style:style style:name="_32_636" style:display-name="2636" style:family="text">
      <style:text-properties fo:color="#0c0c00" fo:letter-spacing="normal" fo:background-color="#fbf3ff" style:text-scale="107%"/>
    </style:style>
    <style:style style:name="_32_637" style:display-name="2637" style:family="text">
      <style:text-properties fo:color="#0c0c00" fo:letter-spacing="0.0374in" fo:background-color="#fbf3ff"/>
    </style:style>
    <style:style style:name="_32_638" style:display-name="2638" style:family="text">
      <style:text-properties fo:color="#0c0c00" fo:letter-spacing="0.0374in" fo:background-color="#fbf3ff" style:text-scale="94%"/>
    </style:style>
    <style:style style:name="_32_639" style:display-name="2639" style:family="text">
      <style:text-properties fo:color="#0c0c00" fo:letter-spacing="0.0374in" fo:background-color="#fbf3ff" style:text-scale="95%"/>
    </style:style>
    <style:style style:name="_32_640" style:display-name="2640" style:family="text">
      <style:text-properties fo:color="#0c0c00" fo:letter-spacing="0.0374in" fo:background-color="#fbf3ff" style:text-scale="107%"/>
    </style:style>
    <style:style style:name="_32_641" style:display-name="2641" style:family="text">
      <style:text-properties fo:color="#0c0c00" style:text-position="0% 100%" fo:background-color="#fbf3ff"/>
    </style:style>
    <style:style style:name="_32_642" style:display-name="2642" style:family="text">
      <style:text-properties fo:color="#0c0c00" style:text-position="0% 100%" fo:background-color="#fbf3ff" style:text-scale="94%"/>
    </style:style>
    <style:style style:name="_32_643" style:display-name="2643" style:family="text">
      <style:text-properties fo:color="#0c0c00" style:text-position="0% 100%" fo:background-color="#fbf3ff" style:text-scale="95%"/>
    </style:style>
    <style:style style:name="_32_644" style:display-name="2644" style:family="text">
      <style:text-properties fo:color="#0c0c00" style:text-position="0% 100%" fo:background-color="#fbf3ff" style:text-scale="107%"/>
    </style:style>
    <style:style style:name="_32_645" style:display-name="2645" style:family="text">
      <style:text-properties fo:color="#0c0c00" style:text-position="0% 100%" fo:letter-spacing="normal" fo:background-color="#fbf3ff"/>
    </style:style>
    <style:style style:name="_32_646" style:display-name="2646" style:family="text">
      <style:text-properties fo:color="#0c0c00" style:text-position="0% 100%" fo:letter-spacing="normal" fo:background-color="#fbf3ff" style:text-scale="94%"/>
    </style:style>
    <style:style style:name="_32_647" style:display-name="2647" style:family="text">
      <style:text-properties fo:color="#0c0c00" style:text-position="0% 100%" fo:letter-spacing="normal" fo:background-color="#fbf3ff" style:text-scale="95%"/>
    </style:style>
    <style:style style:name="_32_648" style:display-name="2648" style:family="text">
      <style:text-properties fo:color="#0c0c00" style:text-position="0% 100%" fo:letter-spacing="normal" fo:background-color="#fbf3ff" style:text-scale="107%"/>
    </style:style>
    <style:style style:name="_32_649" style:display-name="2649" style:family="text">
      <style:text-properties fo:color="#0c0c00" style:text-position="0% 100%" fo:letter-spacing="0.0374in" fo:background-color="#fbf3ff"/>
    </style:style>
    <style:style style:name="_32_650" style:display-name="2650" style:family="text">
      <style:text-properties fo:color="#0c0c00" style:text-position="0% 100%" fo:letter-spacing="0.0374in" fo:background-color="#fbf3ff" style:text-scale="94%"/>
    </style:style>
    <style:style style:name="_32_651" style:display-name="2651" style:family="text">
      <style:text-properties fo:color="#0c0c00" style:text-position="0% 100%" fo:letter-spacing="0.0374in" fo:background-color="#fbf3ff" style:text-scale="95%"/>
    </style:style>
    <style:style style:name="_32_652" style:display-name="2652" style:family="text">
      <style:text-properties fo:color="#0c0c00" style:text-position="0% 100%" fo:letter-spacing="0.0374in" fo:background-color="#fbf3ff" style:text-scale="107%"/>
    </style:style>
    <style:style style:name="_32_653" style:display-name="2653" style:family="text">
      <style:text-properties fo:color="#0c0c00" style:text-position="3% 100%" fo:background-color="#fbf3ff"/>
    </style:style>
    <style:style style:name="_32_654" style:display-name="2654" style:family="text">
      <style:text-properties fo:color="#0c0c00" style:text-position="3% 100%" fo:background-color="#fbf3ff" style:text-scale="94%"/>
    </style:style>
    <style:style style:name="_32_655" style:display-name="2655" style:family="text">
      <style:text-properties fo:color="#0c0c00" style:text-position="3% 100%" fo:background-color="#fbf3ff" style:text-scale="95%"/>
    </style:style>
    <style:style style:name="_32_656" style:display-name="2656" style:family="text">
      <style:text-properties fo:color="#0c0c00" style:text-position="3% 100%" fo:background-color="#fbf3ff" style:text-scale="107%"/>
    </style:style>
    <style:style style:name="_32_657" style:display-name="2657" style:family="text">
      <style:text-properties fo:color="#0c0c00" style:text-position="3% 100%" fo:letter-spacing="normal" fo:background-color="#fbf3ff"/>
    </style:style>
    <style:style style:name="_32_658" style:display-name="2658" style:family="text">
      <style:text-properties fo:color="#0c0c00" style:text-position="3% 100%" fo:letter-spacing="normal" fo:background-color="#fbf3ff" style:text-scale="94%"/>
    </style:style>
    <style:style style:name="_32_659" style:display-name="2659" style:family="text">
      <style:text-properties fo:color="#0c0c00" style:text-position="3% 100%" fo:letter-spacing="normal" fo:background-color="#fbf3ff" style:text-scale="95%"/>
    </style:style>
    <style:style style:name="_32_660" style:display-name="2660" style:family="text">
      <style:text-properties fo:color="#0c0c00" style:text-position="3% 100%" fo:letter-spacing="normal" fo:background-color="#fbf3ff" style:text-scale="107%"/>
    </style:style>
    <style:style style:name="_32_661" style:display-name="2661" style:family="text">
      <style:text-properties fo:color="#0c0c00" style:text-position="3% 100%" fo:letter-spacing="0.0374in" fo:background-color="#fbf3ff"/>
    </style:style>
    <style:style style:name="_32_662" style:display-name="2662" style:family="text">
      <style:text-properties fo:color="#0c0c00" style:text-position="3% 100%" fo:letter-spacing="0.0374in" fo:background-color="#fbf3ff" style:text-scale="94%"/>
    </style:style>
    <style:style style:name="_32_663" style:display-name="2663" style:family="text">
      <style:text-properties fo:color="#0c0c00" style:text-position="3% 100%" fo:letter-spacing="0.0374in" fo:background-color="#fbf3ff" style:text-scale="95%"/>
    </style:style>
    <style:style style:name="_32_664" style:display-name="2664" style:family="text">
      <style:text-properties fo:color="#0c0c00" style:text-position="3% 100%" fo:letter-spacing="0.0374in" fo:background-color="#fbf3ff" style:text-scale="107%"/>
    </style:style>
    <style:style style:name="_32_665" style:display-name="2665" style:family="text">
      <style:text-properties fo:color="#0c0c00" fo:background-color="#fbfbff"/>
    </style:style>
    <style:style style:name="_32_666" style:display-name="2666" style:family="text">
      <style:text-properties fo:color="#0c0c00" fo:background-color="#fbfbff" style:text-scale="94%"/>
    </style:style>
    <style:style style:name="_32_667" style:display-name="2667" style:family="text">
      <style:text-properties fo:color="#0c0c00" fo:background-color="#fbfbff" style:text-scale="95%"/>
    </style:style>
    <style:style style:name="_32_668" style:display-name="2668" style:family="text">
      <style:text-properties fo:color="#0c0c00" fo:background-color="#fbfbff" style:text-scale="107%"/>
    </style:style>
    <style:style style:name="_32_669" style:display-name="2669" style:family="text">
      <style:text-properties fo:color="#0c0c00" fo:letter-spacing="normal" fo:background-color="#fbfbff"/>
    </style:style>
    <style:style style:name="_32_670" style:display-name="2670" style:family="text">
      <style:text-properties fo:color="#0c0c00" fo:letter-spacing="normal" fo:background-color="#fbfbff" style:text-scale="94%"/>
    </style:style>
    <style:style style:name="_32_671" style:display-name="2671" style:family="text">
      <style:text-properties fo:color="#0c0c00" fo:letter-spacing="normal" fo:background-color="#fbfbff" style:text-scale="95%"/>
    </style:style>
    <style:style style:name="_32_672" style:display-name="2672" style:family="text">
      <style:text-properties fo:color="#0c0c00" fo:letter-spacing="normal" fo:background-color="#fbfbff" style:text-scale="107%"/>
    </style:style>
    <style:style style:name="_32_673" style:display-name="2673" style:family="text">
      <style:text-properties fo:color="#0c0c00" fo:letter-spacing="0.0374in" fo:background-color="#fbfbff"/>
    </style:style>
    <style:style style:name="_32_674" style:display-name="2674" style:family="text">
      <style:text-properties fo:color="#0c0c00" fo:letter-spacing="0.0374in" fo:background-color="#fbfbff" style:text-scale="94%"/>
    </style:style>
    <style:style style:name="_32_675" style:display-name="2675" style:family="text">
      <style:text-properties fo:color="#0c0c00" fo:letter-spacing="0.0374in" fo:background-color="#fbfbff" style:text-scale="95%"/>
    </style:style>
    <style:style style:name="_32_676" style:display-name="2676" style:family="text">
      <style:text-properties fo:color="#0c0c00" fo:letter-spacing="0.0374in" fo:background-color="#fbfbff" style:text-scale="107%"/>
    </style:style>
    <style:style style:name="_32_677" style:display-name="2677" style:family="text">
      <style:text-properties fo:color="#0c0c00" style:text-position="0% 100%" fo:background-color="#fbfbff"/>
    </style:style>
    <style:style style:name="_32_678" style:display-name="2678" style:family="text">
      <style:text-properties fo:color="#0c0c00" style:text-position="0% 100%" fo:background-color="#fbfbff" style:text-scale="94%"/>
    </style:style>
    <style:style style:name="_32_679" style:display-name="2679" style:family="text">
      <style:text-properties fo:color="#0c0c00" style:text-position="0% 100%" fo:background-color="#fbfbff" style:text-scale="95%"/>
    </style:style>
    <style:style style:name="_32_680" style:display-name="2680" style:family="text">
      <style:text-properties fo:color="#0c0c00" style:text-position="0% 100%" fo:background-color="#fbfbff" style:text-scale="107%"/>
    </style:style>
    <style:style style:name="_32_681" style:display-name="2681" style:family="text">
      <style:text-properties fo:color="#0c0c00" style:text-position="0% 100%" fo:letter-spacing="normal" fo:background-color="#fbfbff"/>
    </style:style>
    <style:style style:name="_32_682" style:display-name="2682" style:family="text">
      <style:text-properties fo:color="#0c0c00" style:text-position="0% 100%" fo:letter-spacing="normal" fo:background-color="#fbfbff" style:text-scale="94%"/>
    </style:style>
    <style:style style:name="_32_683" style:display-name="2683" style:family="text">
      <style:text-properties fo:color="#0c0c00" style:text-position="0% 100%" fo:letter-spacing="normal" fo:background-color="#fbfbff" style:text-scale="95%"/>
    </style:style>
    <style:style style:name="_32_684" style:display-name="2684" style:family="text">
      <style:text-properties fo:color="#0c0c00" style:text-position="0% 100%" fo:letter-spacing="normal" fo:background-color="#fbfbff" style:text-scale="107%"/>
    </style:style>
    <style:style style:name="_32_685" style:display-name="2685" style:family="text">
      <style:text-properties fo:color="#0c0c00" style:text-position="0% 100%" fo:letter-spacing="0.0374in" fo:background-color="#fbfbff"/>
    </style:style>
    <style:style style:name="_32_686" style:display-name="2686" style:family="text">
      <style:text-properties fo:color="#0c0c00" style:text-position="0% 100%" fo:letter-spacing="0.0374in" fo:background-color="#fbfbff" style:text-scale="94%"/>
    </style:style>
    <style:style style:name="_32_687" style:display-name="2687" style:family="text">
      <style:text-properties fo:color="#0c0c00" style:text-position="0% 100%" fo:letter-spacing="0.0374in" fo:background-color="#fbfbff" style:text-scale="95%"/>
    </style:style>
    <style:style style:name="_32_688" style:display-name="2688" style:family="text">
      <style:text-properties fo:color="#0c0c00" style:text-position="0% 100%" fo:letter-spacing="0.0374in" fo:background-color="#fbfbff" style:text-scale="107%"/>
    </style:style>
    <style:style style:name="_32_689" style:display-name="2689" style:family="text">
      <style:text-properties fo:color="#0c0c00" style:text-position="3% 100%" fo:background-color="#fbfbff"/>
    </style:style>
    <style:style style:name="_32_690" style:display-name="2690" style:family="text">
      <style:text-properties fo:color="#0c0c00" style:text-position="3% 100%" fo:background-color="#fbfbff" style:text-scale="94%"/>
    </style:style>
    <style:style style:name="_32_691" style:display-name="2691" style:family="text">
      <style:text-properties fo:color="#0c0c00" style:text-position="3% 100%" fo:background-color="#fbfbff" style:text-scale="95%"/>
    </style:style>
    <style:style style:name="_32_692" style:display-name="2692" style:family="text">
      <style:text-properties fo:color="#0c0c00" style:text-position="3% 100%" fo:background-color="#fbfbff" style:text-scale="107%"/>
    </style:style>
    <style:style style:name="_32_693" style:display-name="2693" style:family="text">
      <style:text-properties fo:color="#0c0c00" style:text-position="3% 100%" fo:letter-spacing="normal" fo:background-color="#fbfbff"/>
    </style:style>
    <style:style style:name="_32_694" style:display-name="2694" style:family="text">
      <style:text-properties fo:color="#0c0c00" style:text-position="3% 100%" fo:letter-spacing="normal" fo:background-color="#fbfbff" style:text-scale="94%"/>
    </style:style>
    <style:style style:name="_32_695" style:display-name="2695" style:family="text">
      <style:text-properties fo:color="#0c0c00" style:text-position="3% 100%" fo:letter-spacing="normal" fo:background-color="#fbfbff" style:text-scale="95%"/>
    </style:style>
    <style:style style:name="_32_696" style:display-name="2696" style:family="text">
      <style:text-properties fo:color="#0c0c00" style:text-position="3% 100%" fo:letter-spacing="normal" fo:background-color="#fbfbff" style:text-scale="107%"/>
    </style:style>
    <style:style style:name="_32_697" style:display-name="2697" style:family="text">
      <style:text-properties fo:color="#0c0c00" style:text-position="3% 100%" fo:letter-spacing="0.0374in" fo:background-color="#fbfbff"/>
    </style:style>
    <style:style style:name="_32_698" style:display-name="2698" style:family="text">
      <style:text-properties fo:color="#0c0c00" style:text-position="3% 100%" fo:letter-spacing="0.0374in" fo:background-color="#fbfbff" style:text-scale="94%"/>
    </style:style>
    <style:style style:name="_32_699" style:display-name="2699" style:family="text">
      <style:text-properties fo:color="#0c0c00" style:text-position="3% 100%" fo:letter-spacing="0.0374in" fo:background-color="#fbfbff" style:text-scale="95%"/>
    </style:style>
    <style:style style:name="_32_700" style:display-name="2700" style:family="text">
      <style:text-properties fo:color="#0c0c00" style:text-position="3% 100%" fo:letter-spacing="0.0374in" fo:background-color="#fbfb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92"/>
    <meta:generator>OpenOffice/4.0.1$Win32 OpenOffice.org_project/401m5$Build-9714</meta:generator>
  </office:meta>
</office:document-meta>
</file>